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28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4.92626">
            <text:p>34.92626</text:p>
          </table:table-cell>
          <table:table-cell office:value-type="float" office:value="73.21248">
            <text:p>73.21248</text:p>
          </table:table-cell>
          <table:table-cell>
            <draw:frame table:end-cell-address="Sheet1.M36" table:end-x="0.4795in" table:end-y="0.1189in" draw:z-index="0" draw:style-name="gr1" draw:text-style-name="P1" svg:width="9.3303in" svg:height="5.8909in" svg:x="0.0394in" svg:y="0.0394in">
              <draw:object draw:notify-on-update-of-ranges="Sheet1.A1:Sheet1.A3113 Sheet1.B1:Sheet1.B31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4.9071">
            <text:p>34.9071</text:p>
          </table:table-cell>
          <table:table-cell office:value-type="float" office:value="78.20596">
            <text:p>78.20596</text:p>
          </table:table-cell>
          <table:table-cell/>
        </table:table-row>
        <table:table-row table:style-name="ro1">
          <table:table-cell office:value-type="float" office:value="11.685455">
            <text:p>11.685455</text:p>
          </table:table-cell>
          <table:table-cell office:value-type="float" office:value="48.53663">
            <text:p>48.53663</text:p>
          </table:table-cell>
          <table:table-cell/>
        </table:table-row>
        <table:table-row table:style-name="ro1">
          <table:table-cell office:value-type="float" office:value="14.111849">
            <text:p>14.111849</text:p>
          </table:table-cell>
          <table:table-cell office:value-type="float" office:value="73.592606">
            <text:p>73.592606</text:p>
          </table:table-cell>
          <table:table-cell/>
        </table:table-row>
        <table:table-row table:style-name="ro1">
          <table:table-cell office:value-type="float" office:value="34.035706">
            <text:p>34.035706</text:p>
          </table:table-cell>
          <table:table-cell office:value-type="float" office:value="87.507385">
            <text:p>87.507385</text:p>
          </table:table-cell>
          <table:table-cell/>
        </table:table-row>
        <table:table-row table:style-name="ro1">
          <table:table-cell office:value-type="float" office:value="6.718548">
            <text:p>6.718548</text:p>
          </table:table-cell>
          <table:table-cell office:value-type="float" office:value="23.54936">
            <text:p>23.54936</text:p>
          </table:table-cell>
          <table:table-cell/>
        </table:table-row>
        <table:table-row table:style-name="ro1">
          <table:table-cell office:value-type="float" office:value="10.3925">
            <text:p>10.3925</text:p>
          </table:table-cell>
          <table:table-cell office:value-type="float" office:value="53.778576">
            <text:p>53.778576</text:p>
          </table:table-cell>
          <table:table-cell/>
        </table:table-row>
        <table:table-row table:style-name="ro1">
          <table:table-cell office:value-type="float" office:value="74.71329">
            <text:p>74.71329</text:p>
          </table:table-cell>
          <table:table-cell office:value-type="float" office:value="66.136505">
            <text:p>66.136505</text:p>
          </table:table-cell>
          <table:table-cell/>
        </table:table-row>
        <table:table-row table:style-name="ro1">
          <table:table-cell office:value-type="float" office:value="21.861834">
            <text:p>21.861834</text:p>
          </table:table-cell>
          <table:table-cell office:value-type="float" office:value="52.571114">
            <text:p>52.571114</text:p>
          </table:table-cell>
          <table:table-cell/>
        </table:table-row>
        <table:table-row table:style-name="ro1">
          <table:table-cell office:value-type="float" office:value="16.729162">
            <text:p>16.729162</text:p>
          </table:table-cell>
          <table:table-cell office:value-type="float" office:value="77.90021">
            <text:p>77.90021</text:p>
          </table:table-cell>
          <table:table-cell/>
        </table:table-row>
        <table:table-row table:style-name="ro1">
          <table:table-cell office:value-type="float" office:value="24.08154">
            <text:p>24.08154</text:p>
          </table:table-cell>
          <table:table-cell office:value-type="float" office:value="80.39998">
            <text:p>80.39998</text:p>
          </table:table-cell>
          <table:table-cell/>
        </table:table-row>
        <table:table-row table:style-name="ro1">
          <table:table-cell office:value-type="float" office:value="5.806624">
            <text:p>5.806624</text:p>
          </table:table-cell>
          <table:table-cell office:value-type="float" office:value="52.29994">
            <text:p>52.29994</text:p>
          </table:table-cell>
          <table:table-cell/>
        </table:table-row>
        <table:table-row table:style-name="ro1">
          <table:table-cell office:value-type="float" office:value="7.9426727">
            <text:p>7.9426727</text:p>
          </table:table-cell>
          <table:table-cell office:value-type="float" office:value="54.1582">
            <text:p>54.1582</text:p>
          </table:table-cell>
          <table:table-cell/>
        </table:table-row>
        <table:table-row table:style-name="ro1">
          <table:table-cell office:value-type="float" office:value="8.878438">
            <text:p>8.878438</text:p>
          </table:table-cell>
          <table:table-cell office:value-type="float" office:value="73.06756">
            <text:p>73.06756</text:p>
          </table:table-cell>
          <table:table-cell/>
        </table:table-row>
        <table:table-row table:style-name="ro1">
          <table:table-cell office:value-type="float" office:value="10.308445">
            <text:p>10.308445</text:p>
          </table:table-cell>
          <table:table-cell office:value-type="float" office:value="84.4391">
            <text:p>84.4391</text:p>
          </table:table-cell>
          <table:table-cell/>
        </table:table-row>
        <table:table-row table:style-name="ro1">
          <table:table-cell office:value-type="float" office:value="28.484688">
            <text:p>28.484688</text:p>
          </table:table-cell>
          <table:table-cell office:value-type="float" office:value="74.9245">
            <text:p>74.9245</text:p>
          </table:table-cell>
          <table:table-cell/>
        </table:table-row>
        <table:table-row table:style-name="ro1">
          <table:table-cell office:value-type="float" office:value="33.716496">
            <text:p>33.716496</text:p>
          </table:table-cell>
          <table:table-cell office:value-type="float" office:value="60.330864">
            <text:p>60.330864</text:p>
          </table:table-cell>
          <table:table-cell/>
        </table:table-row>
        <table:table-row table:style-name="ro1">
          <table:table-cell office:value-type="float" office:value="5.98481">
            <text:p>5.98481</text:p>
          </table:table-cell>
          <table:table-cell office:value-type="float" office:value="49.16249">
            <text:p>49.16249</text:p>
          </table:table-cell>
          <table:table-cell/>
        </table:table-row>
        <table:table-row table:style-name="ro1">
          <table:table-cell office:value-type="float" office:value="6.64258">
            <text:p>6.64258</text:p>
          </table:table-cell>
          <table:table-cell office:value-type="float" office:value="58.052147">
            <text:p>58.052147</text:p>
          </table:table-cell>
          <table:table-cell/>
        </table:table-row>
        <table:table-row table:style-name="ro1">
          <table:table-cell office:value-type="float" office:value="13.979561">
            <text:p>13.979561</text:p>
          </table:table-cell>
          <table:table-cell office:value-type="float" office:value="79.383125">
            <text:p>79.383125</text:p>
          </table:table-cell>
          <table:table-cell/>
        </table:table-row>
        <table:table-row table:style-name="ro1">
          <table:table-cell office:value-type="float" office:value="8.769764">
            <text:p>8.769764</text:p>
          </table:table-cell>
          <table:table-cell office:value-type="float" office:value="67.86947">
            <text:p>67.86947</text:p>
          </table:table-cell>
          <table:table-cell/>
        </table:table-row>
        <table:table-row table:style-name="ro1">
          <table:table-cell office:value-type="float" office:value="41.16514">
            <text:p>41.16514</text:p>
          </table:table-cell>
          <table:table-cell office:value-type="float" office:value="85.1914">
            <text:p>85.1914</text:p>
          </table:table-cell>
          <table:table-cell/>
        </table:table-row>
        <table:table-row table:style-name="ro1">
          <table:table-cell office:value-type="float" office:value="34.52494">
            <text:p>34.52494</text:p>
          </table:table-cell>
          <table:table-cell office:value-type="float" office:value="71.2693">
            <text:p>71.2693</text:p>
          </table:table-cell>
          <table:table-cell/>
        </table:table-row>
        <table:table-row table:style-name="ro1">
          <table:table-cell office:value-type="float" office:value="17.027378">
            <text:p>17.027378</text:p>
          </table:table-cell>
          <table:table-cell office:value-type="float" office:value="30.091461">
            <text:p>30.091461</text:p>
          </table:table-cell>
          <table:table-cell/>
        </table:table-row>
        <table:table-row table:style-name="ro1">
          <table:table-cell office:value-type="float" office:value="35.25078">
            <text:p>35.25078</text:p>
          </table:table-cell>
          <table:table-cell office:value-type="float" office:value="77.771645">
            <text:p>77.771645</text:p>
          </table:table-cell>
          <table:table-cell/>
        </table:table-row>
        <table:table-row table:style-name="ro1">
          <table:table-cell office:value-type="float" office:value="46.77301">
            <text:p>46.77301</text:p>
          </table:table-cell>
          <table:table-cell office:value-type="float" office:value="74.57555">
            <text:p>74.57555</text:p>
          </table:table-cell>
          <table:table-cell/>
        </table:table-row>
        <table:table-row table:style-name="ro1">
          <table:table-cell office:value-type="float" office:value="15.514986">
            <text:p>15.514986</text:p>
          </table:table-cell>
          <table:table-cell office:value-type="float" office:value="62.84687">
            <text:p>62.84687</text:p>
          </table:table-cell>
          <table:table-cell/>
        </table:table-row>
        <table:table-row table:style-name="ro1">
          <table:table-cell office:value-type="float" office:value="73.450836">
            <text:p>73.450836</text:p>
          </table:table-cell>
          <table:table-cell office:value-type="float" office:value="69.4658">
            <text:p>69.4658</text:p>
          </table:table-cell>
          <table:table-cell/>
        </table:table-row>
        <table:table-row table:style-name="ro1">
          <table:table-cell office:value-type="float" office:value="10.588652">
            <text:p>10.588652</text:p>
          </table:table-cell>
          <table:table-cell office:value-type="float" office:value="76.993744">
            <text:p>76.993744</text:p>
          </table:table-cell>
          <table:table-cell/>
        </table:table-row>
        <table:table-row table:style-name="ro1">
          <table:table-cell office:value-type="float" office:value="18.93094">
            <text:p>18.93094</text:p>
          </table:table-cell>
          <table:table-cell office:value-type="float" office:value="70.46936">
            <text:p>70.46936</text:p>
          </table:table-cell>
          <table:table-cell/>
        </table:table-row>
        <table:table-row table:style-name="ro1">
          <table:table-cell office:value-type="float" office:value="17.890066">
            <text:p>17.890066</text:p>
          </table:table-cell>
          <table:table-cell office:value-type="float" office:value="81.814125">
            <text:p>81.814125</text:p>
          </table:table-cell>
          <table:table-cell/>
        </table:table-row>
        <table:table-row table:style-name="ro1">
          <table:table-cell office:value-type="float" office:value="5.2679543">
            <text:p>5.2679543</text:p>
          </table:table-cell>
          <table:table-cell office:value-type="float" office:value="15.038585">
            <text:p>15.038585</text:p>
          </table:table-cell>
          <table:table-cell/>
        </table:table-row>
        <table:table-row table:style-name="ro1">
          <table:table-cell office:value-type="float" office:value="9.261744">
            <text:p>9.261744</text:p>
          </table:table-cell>
          <table:table-cell office:value-type="float" office:value="37.24146">
            <text:p>37.24146</text:p>
          </table:table-cell>
          <table:table-cell/>
        </table:table-row>
        <table:table-row table:style-name="ro1">
          <table:table-cell office:value-type="float" office:value="11.76524">
            <text:p>11.76524</text:p>
          </table:table-cell>
          <table:table-cell office:value-type="float" office:value="64.7902">
            <text:p>64.7902</text:p>
          </table:table-cell>
          <table:table-cell/>
        </table:table-row>
        <table:table-row table:style-name="ro1">
          <table:table-cell office:value-type="float" office:value="67.514145">
            <text:p>67.514145</text:p>
          </table:table-cell>
          <table:table-cell office:value-type="float" office:value="70.29017">
            <text:p>70.29017</text:p>
          </table:table-cell>
          <table:table-cell/>
        </table:table-row>
        <table:table-row table:style-name="ro1">
          <table:table-cell office:value-type="float" office:value="18.217377">
            <text:p>18.217377</text:p>
          </table:table-cell>
          <table:table-cell office:value-type="float" office:value="71.25846">
            <text:p>71.25846</text:p>
          </table:table-cell>
          <table:table-cell/>
        </table:table-row>
        <table:table-row table:style-name="ro1">
          <table:table-cell office:value-type="float" office:value="226.16037">
            <text:p>226.16037</text:p>
          </table:table-cell>
          <table:table-cell office:value-type="float" office:value="46.969982">
            <text:p>46.969982</text:p>
          </table:table-cell>
          <table:table-cell/>
        </table:table-row>
        <table:table-row table:style-name="ro1">
          <table:table-cell office:value-type="float" office:value="9.266452">
            <text:p>9.266452</text:p>
          </table:table-cell>
          <table:table-cell office:value-type="float" office:value="76.84611">
            <text:p>76.84611</text:p>
          </table:table-cell>
          <table:table-cell/>
        </table:table-row>
        <table:table-row table:style-name="ro1">
          <table:table-cell office:value-type="float" office:value="49.794292">
            <text:p>49.794292</text:p>
          </table:table-cell>
          <table:table-cell office:value-type="float" office:value="65.654015">
            <text:p>65.654015</text:p>
          </table:table-cell>
          <table:table-cell/>
        </table:table-row>
        <table:table-row table:style-name="ro1">
          <table:table-cell office:value-type="float" office:value="18.459768">
            <text:p>18.459768</text:p>
          </table:table-cell>
          <table:table-cell office:value-type="float" office:value="63.659237">
            <text:p>63.659237</text:p>
          </table:table-cell>
          <table:table-cell/>
        </table:table-row>
        <table:table-row table:style-name="ro1">
          <table:table-cell office:value-type="float" office:value="88.2419">
            <text:p>88.2419</text:p>
          </table:table-cell>
          <table:table-cell office:value-type="float" office:value="60.113243">
            <text:p>60.113243</text:p>
          </table:table-cell>
          <table:table-cell/>
        </table:table-row>
        <table:table-row table:style-name="ro1">
          <table:table-cell office:value-type="float" office:value="52.94688">
            <text:p>52.94688</text:p>
          </table:table-cell>
          <table:table-cell office:value-type="float" office:value="72.03182">
            <text:p>72.03182</text:p>
          </table:table-cell>
          <table:table-cell/>
        </table:table-row>
        <table:table-row table:style-name="ro1">
          <table:table-cell office:value-type="float" office:value="6.001891">
            <text:p>6.001891</text:p>
          </table:table-cell>
          <table:table-cell office:value-type="float" office:value="23.383549">
            <text:p>23.383549</text:p>
          </table:table-cell>
          <table:table-cell/>
        </table:table-row>
        <table:table-row table:style-name="ro1">
          <table:table-cell office:value-type="float" office:value="13.6306715">
            <text:p>13.6306715</text:p>
          </table:table-cell>
          <table:table-cell office:value-type="float" office:value="12.752002">
            <text:p>12.752002</text:p>
          </table:table-cell>
          <table:table-cell/>
        </table:table-row>
        <table:table-row table:style-name="ro1">
          <table:table-cell office:value-type="float" office:value="159.63686">
            <text:p>159.63686</text:p>
          </table:table-cell>
          <table:table-cell office:value-type="float" office:value="59.469048">
            <text:p>59.469048</text:p>
          </table:table-cell>
          <table:table-cell/>
        </table:table-row>
        <table:table-row table:style-name="ro1">
          <table:table-cell office:value-type="float" office:value="8.240512">
            <text:p>8.240512</text:p>
          </table:table-cell>
          <table:table-cell office:value-type="float" office:value="46.37037">
            <text:p>46.37037</text:p>
          </table:table-cell>
          <table:table-cell/>
        </table:table-row>
        <table:table-row table:style-name="ro1">
          <table:table-cell office:value-type="float" office:value="15.97394">
            <text:p>15.97394</text:p>
          </table:table-cell>
          <table:table-cell office:value-type="float" office:value="81.172035">
            <text:p>81.172035</text:p>
          </table:table-cell>
          <table:table-cell/>
        </table:table-row>
        <table:table-row table:style-name="ro1">
          <table:table-cell office:value-type="float" office:value="57.762245">
            <text:p>57.762245</text:p>
          </table:table-cell>
          <table:table-cell office:value-type="float" office:value="80.43736">
            <text:p>80.43736</text:p>
          </table:table-cell>
          <table:table-cell/>
        </table:table-row>
        <table:table-row table:style-name="ro1">
          <table:table-cell office:value-type="float" office:value="97.02249">
            <text:p>97.02249</text:p>
          </table:table-cell>
          <table:table-cell office:value-type="float" office:value="54.6678">
            <text:p>54.6678</text:p>
          </table:table-cell>
          <table:table-cell/>
        </table:table-row>
        <table:table-row table:style-name="ro1">
          <table:table-cell office:value-type="float" office:value="8.575198">
            <text:p>8.575198</text:p>
          </table:table-cell>
          <table:table-cell office:value-type="float" office:value="53.919262">
            <text:p>53.919262</text:p>
          </table:table-cell>
          <table:table-cell/>
        </table:table-row>
        <table:table-row table:style-name="ro1">
          <table:table-cell office:value-type="float" office:value="110.862465">
            <text:p>110.862465</text:p>
          </table:table-cell>
          <table:table-cell office:value-type="float" office:value="37.800663">
            <text:p>37.800663</text:p>
          </table:table-cell>
          <table:table-cell/>
        </table:table-row>
        <table:table-row table:style-name="ro1">
          <table:table-cell office:value-type="float" office:value="77.09538">
            <text:p>77.09538</text:p>
          </table:table-cell>
          <table:table-cell office:value-type="float" office:value="72.4882">
            <text:p>72.4882</text:p>
          </table:table-cell>
          <table:table-cell/>
        </table:table-row>
        <table:table-row table:style-name="ro1">
          <table:table-cell office:value-type="float" office:value="5.6219463">
            <text:p>5.6219463</text:p>
          </table:table-cell>
          <table:table-cell office:value-type="float" office:value="24.900661">
            <text:p>24.900661</text:p>
          </table:table-cell>
          <table:table-cell/>
        </table:table-row>
        <table:table-row table:style-name="ro1">
          <table:table-cell office:value-type="float" office:value="8.556284">
            <text:p>8.556284</text:p>
          </table:table-cell>
          <table:table-cell office:value-type="float" office:value="53.506847">
            <text:p>53.506847</text:p>
          </table:table-cell>
          <table:table-cell/>
        </table:table-row>
        <table:table-row table:style-name="ro1">
          <table:table-cell office:value-type="float" office:value="18.943138">
            <text:p>18.943138</text:p>
          </table:table-cell>
          <table:table-cell office:value-type="float" office:value="56.918556">
            <text:p>56.918556</text:p>
          </table:table-cell>
          <table:table-cell/>
        </table:table-row>
        <table:table-row table:style-name="ro1">
          <table:table-cell office:value-type="float" office:value="15.159137">
            <text:p>15.159137</text:p>
          </table:table-cell>
          <table:table-cell office:value-type="float" office:value="70.12142">
            <text:p>70.12142</text:p>
          </table:table-cell>
          <table:table-cell/>
        </table:table-row>
        <table:table-row table:style-name="ro1">
          <table:table-cell office:value-type="float" office:value="31.75168">
            <text:p>31.75168</text:p>
          </table:table-cell>
          <table:table-cell office:value-type="float" office:value="44.089287">
            <text:p>44.089287</text:p>
          </table:table-cell>
          <table:table-cell/>
        </table:table-row>
        <table:table-row table:style-name="ro1">
          <table:table-cell office:value-type="float" office:value="93.359505">
            <text:p>93.359505</text:p>
          </table:table-cell>
          <table:table-cell office:value-type="float" office:value="78.12846">
            <text:p>78.12846</text:p>
          </table:table-cell>
          <table:table-cell/>
        </table:table-row>
        <table:table-row table:style-name="ro1">
          <table:table-cell office:value-type="float" office:value="49.49369">
            <text:p>49.49369</text:p>
          </table:table-cell>
          <table:table-cell office:value-type="float" office:value="83.357765">
            <text:p>83.357765</text:p>
          </table:table-cell>
          <table:table-cell/>
        </table:table-row>
        <table:table-row table:style-name="ro1">
          <table:table-cell office:value-type="float" office:value="5.818175">
            <text:p>5.818175</text:p>
          </table:table-cell>
          <table:table-cell office:value-type="float" office:value="22.626696">
            <text:p>22.626696</text:p>
          </table:table-cell>
          <table:table-cell/>
        </table:table-row>
        <table:table-row table:style-name="ro1">
          <table:table-cell office:value-type="float" office:value="41.672104">
            <text:p>41.672104</text:p>
          </table:table-cell>
          <table:table-cell office:value-type="float" office:value="58.066174">
            <text:p>58.066174</text:p>
          </table:table-cell>
          <table:table-cell/>
        </table:table-row>
        <table:table-row table:style-name="ro1">
          <table:table-cell office:value-type="float" office:value="20.935205">
            <text:p>20.935205</text:p>
          </table:table-cell>
          <table:table-cell office:value-type="float" office:value="66.30558">
            <text:p>66.30558</text:p>
          </table:table-cell>
          <table:table-cell/>
        </table:table-row>
        <table:table-row table:style-name="ro1">
          <table:table-cell office:value-type="float" office:value="55.72846">
            <text:p>55.72846</text:p>
          </table:table-cell>
          <table:table-cell office:value-type="float" office:value="58.815277">
            <text:p>58.815277</text:p>
          </table:table-cell>
          <table:table-cell/>
        </table:table-row>
        <table:table-row table:style-name="ro1">
          <table:table-cell office:value-type="float" office:value="32.146244">
            <text:p>32.146244</text:p>
          </table:table-cell>
          <table:table-cell office:value-type="float" office:value="76.75632">
            <text:p>76.75632</text:p>
          </table:table-cell>
          <table:table-cell/>
        </table:table-row>
        <table:table-row table:style-name="ro1">
          <table:table-cell office:value-type="float" office:value="6.2435803">
            <text:p>6.2435803</text:p>
          </table:table-cell>
          <table:table-cell office:value-type="float" office:value="65.9289">
            <text:p>65.9289</text:p>
          </table:table-cell>
          <table:table-cell/>
        </table:table-row>
        <table:table-row table:style-name="ro1">
          <table:table-cell office:value-type="float" office:value="4.9392977">
            <text:p>4.9392977</text:p>
          </table:table-cell>
          <table:table-cell office:value-type="float" office:value="25.615162">
            <text:p>25.615162</text:p>
          </table:table-cell>
          <table:table-cell/>
        </table:table-row>
        <table:table-row table:style-name="ro1">
          <table:table-cell office:value-type="float" office:value="14.90342">
            <text:p>14.90342</text:p>
          </table:table-cell>
          <table:table-cell office:value-type="float" office:value="86.59858">
            <text:p>86.59858</text:p>
          </table:table-cell>
          <table:table-cell/>
        </table:table-row>
        <table:table-row table:style-name="ro1">
          <table:table-cell/>
          <table:table-cell office:value-type="float" office:value="57.21182">
            <text:p>57.21182</text:p>
          </table:table-cell>
          <table:table-cell/>
        </table:table-row>
        <table:table-row table:style-name="ro1">
          <table:table-cell office:value-type="float" office:value="2.4655054">
            <text:p>2.4655054</text:p>
          </table:table-cell>
          <table:table-cell office:value-type="float" office:value="32.487988">
            <text:p>32.487988</text:p>
          </table:table-cell>
          <table:table-cell/>
        </table:table-row>
        <table:table-row table:style-name="ro1">
          <table:table-cell office:value-type="float" office:value="8.177928">
            <text:p>8.177928</text:p>
          </table:table-cell>
          <table:table-cell office:value-type="float" office:value="62.24136">
            <text:p>62.24136</text:p>
          </table:table-cell>
          <table:table-cell/>
        </table:table-row>
        <table:table-row table:style-name="ro1">
          <table:table-cell office:value-type="float" office:value="2.7850418">
            <text:p>2.7850418</text:p>
          </table:table-cell>
          <table:table-cell office:value-type="float" office:value="42.395588">
            <text:p>42.395588</text:p>
          </table:table-cell>
          <table:table-cell/>
        </table:table-row>
        <table:table-row table:style-name="ro1">
          <table:table-cell office:value-type="float" office:value="4.307422">
            <text:p>4.307422</text:p>
          </table:table-cell>
          <table:table-cell office:value-type="float" office:value="63.786682">
            <text:p>63.786682</text:p>
          </table:table-cell>
          <table:table-cell/>
        </table:table-row>
        <table:table-row table:style-name="ro1">
          <table:table-cell office:value-type="float" office:value="3.0878189">
            <text:p>3.0878189</text:p>
          </table:table-cell>
          <table:table-cell office:value-type="float" office:value="69.12016">
            <text:p>69.12016</text:p>
          </table:table-cell>
          <table:table-cell/>
        </table:table-row>
        <table:table-row table:style-name="ro1">
          <table:table-cell office:value-type="float" office:value="1.7447722">
            <text:p>1.7447722</text:p>
          </table:table-cell>
          <table:table-cell office:value-type="float" office:value="54.827587">
            <text:p>54.827587</text:p>
          </table:table-cell>
          <table:table-cell/>
        </table:table-row>
        <table:table-row table:style-name="ro1">
          <table:table-cell office:value-type="float" office:value="1.7513622">
            <text:p>1.7513622</text:p>
          </table:table-cell>
          <table:table-cell office:value-type="float" office:value="66.43864">
            <text:p>66.43864</text:p>
          </table:table-cell>
          <table:table-cell/>
        </table:table-row>
        <table:table-row table:style-name="ro1">
          <table:table-cell office:value-type="float" office:value="160.10155">
            <text:p>160.10155</text:p>
          </table:table-cell>
          <table:table-cell office:value-type="float" office:value="56.095688">
            <text:p>56.095688</text:p>
          </table:table-cell>
          <table:table-cell/>
        </table:table-row>
        <table:table-row table:style-name="ro1">
          <table:table-cell office:value-type="float" office:value="5.777812">
            <text:p>5.777812</text:p>
          </table:table-cell>
          <table:table-cell office:value-type="float" office:value="71.60946">
            <text:p>71.60946</text:p>
          </table:table-cell>
          <table:table-cell/>
        </table:table-row>
        <table:table-row table:style-name="ro1">
          <table:table-cell office:value-type="float" office:value="4.170322">
            <text:p>4.170322</text:p>
          </table:table-cell>
          <table:table-cell office:value-type="float" office:value="54.245014">
            <text:p>54.245014</text:p>
          </table:table-cell>
          <table:table-cell/>
        </table:table-row>
        <table:table-row table:style-name="ro1">
          <table:table-cell office:value-type="float" office:value="41.26608">
            <text:p>41.26608</text:p>
          </table:table-cell>
          <table:table-cell office:value-type="float" office:value="46.983307">
            <text:p>46.983307</text:p>
          </table:table-cell>
          <table:table-cell/>
        </table:table-row>
        <table:table-row table:style-name="ro1">
          <table:table-cell office:value-type="float" office:value="27.605944">
            <text:p>27.605944</text:p>
          </table:table-cell>
          <table:table-cell office:value-type="float" office:value="58.726776">
            <text:p>58.726776</text:p>
          </table:table-cell>
          <table:table-cell/>
        </table:table-row>
        <table:table-row table:style-name="ro1">
          <table:table-cell office:value-type="float" office:value="14.803182">
            <text:p>14.803182</text:p>
          </table:table-cell>
          <table:table-cell office:value-type="float" office:value="30.865097">
            <text:p>30.865097</text:p>
          </table:table-cell>
          <table:table-cell/>
        </table:table-row>
        <table:table-row table:style-name="ro1">
          <table:table-cell office:value-type="float" office:value="10.029916">
            <text:p>10.029916</text:p>
          </table:table-cell>
          <table:table-cell office:value-type="float" office:value="65.6622">
            <text:p>65.6622</text:p>
          </table:table-cell>
          <table:table-cell/>
        </table:table-row>
        <table:table-row table:style-name="ro1">
          <table:table-cell office:value-type="float" office:value="13.769974">
            <text:p>13.769974</text:p>
          </table:table-cell>
          <table:table-cell office:value-type="float" office:value="56.48527">
            <text:p>56.48527</text:p>
          </table:table-cell>
          <table:table-cell/>
        </table:table-row>
        <table:table-row table:style-name="ro1">
          <table:table-cell office:value-type="float" office:value="7.0380273">
            <text:p>7.0380273</text:p>
          </table:table-cell>
          <table:table-cell office:value-type="float" office:value="61.32997">
            <text:p>61.32997</text:p>
          </table:table-cell>
          <table:table-cell/>
        </table:table-row>
        <table:table-row table:style-name="ro1">
          <table:table-cell office:value-type="float" office:value="8.980268">
            <text:p>8.980268</text:p>
          </table:table-cell>
          <table:table-cell office:value-type="float" office:value="63.022926">
            <text:p>63.022926</text:p>
          </table:table-cell>
          <table:table-cell/>
        </table:table-row>
        <table:table-row table:style-name="ro1">
          <table:table-cell office:value-type="float" office:value="27.31459">
            <text:p>27.31459</text:p>
          </table:table-cell>
          <table:table-cell office:value-type="float" office:value="72.57688">
            <text:p>72.57688</text:p>
          </table:table-cell>
          <table:table-cell/>
        </table:table-row>
        <table:table-row table:style-name="ro1">
          <table:table-cell office:value-type="float" office:value="97.80846">
            <text:p>97.80846</text:p>
          </table:table-cell>
          <table:table-cell office:value-type="float" office:value="70.591736">
            <text:p>70.591736</text:p>
          </table:table-cell>
          <table:table-cell/>
        </table:table-row>
        <table:table-row table:style-name="ro1">
          <table:table-cell office:value-type="float" office:value="23.675373">
            <text:p>23.675373</text:p>
          </table:table-cell>
          <table:table-cell office:value-type="float" office:value="74.76015">
            <text:p>74.76015</text:p>
          </table:table-cell>
          <table:table-cell/>
        </table:table-row>
        <table:table-row table:style-name="ro1">
          <table:table-cell office:value-type="float" office:value="6.7898483">
            <text:p>6.7898483</text:p>
          </table:table-cell>
          <table:table-cell office:value-type="float" office:value="59.41094">
            <text:p>59.41094</text:p>
          </table:table-cell>
          <table:table-cell/>
        </table:table-row>
        <table:table-row table:style-name="ro1">
          <table:table-cell office:value-type="float" office:value="3.2516754">
            <text:p>3.2516754</text:p>
          </table:table-cell>
          <table:table-cell office:value-type="float" office:value="68.838524">
            <text:p>68.838524</text:p>
          </table:table-cell>
          <table:table-cell/>
        </table:table-row>
        <table:table-row table:style-name="ro1">
          <table:table-cell office:value-type="float" office:value="16.636229">
            <text:p>16.636229</text:p>
          </table:table-cell>
          <table:table-cell office:value-type="float" office:value="62.382797">
            <text:p>62.382797</text:p>
          </table:table-cell>
          <table:table-cell/>
        </table:table-row>
        <table:table-row table:style-name="ro1">
          <table:table-cell office:value-type="float" office:value="6.592792">
            <text:p>6.592792</text:p>
          </table:table-cell>
          <table:table-cell office:value-type="float" office:value="38.66636">
            <text:p>38.66636</text:p>
          </table:table-cell>
          <table:table-cell/>
        </table:table-row>
        <table:table-row table:style-name="ro1">
          <table:table-cell office:value-type="float" office:value="10.039094">
            <text:p>10.039094</text:p>
          </table:table-cell>
          <table:table-cell office:value-type="float" office:value="53.281807">
            <text:p>53.281807</text:p>
          </table:table-cell>
          <table:table-cell/>
        </table:table-row>
        <table:table-row table:style-name="ro1">
          <table:table-cell office:value-type="float" office:value="9.67966">
            <text:p>9.67966</text:p>
          </table:table-cell>
          <table:table-cell office:value-type="float" office:value="64.98086">
            <text:p>64.98086</text:p>
          </table:table-cell>
          <table:table-cell/>
        </table:table-row>
        <table:table-row table:style-name="ro1">
          <table:table-cell office:value-type="float" office:value="16.95719">
            <text:p>16.95719</text:p>
          </table:table-cell>
          <table:table-cell office:value-type="float" office:value="76.850296">
            <text:p>76.850296</text:p>
          </table:table-cell>
          <table:table-cell/>
        </table:table-row>
        <table:table-row table:style-name="ro1">
          <table:table-cell office:value-type="float" office:value="5.605894">
            <text:p>5.605894</text:p>
          </table:table-cell>
          <table:table-cell office:value-type="float" office:value="73.21485">
            <text:p>73.21485</text:p>
          </table:table-cell>
          <table:table-cell/>
        </table:table-row>
        <table:table-row table:style-name="ro1">
          <table:table-cell office:value-type="float" office:value="12.332113">
            <text:p>12.332113</text:p>
          </table:table-cell>
          <table:table-cell office:value-type="float" office:value="61.945007">
            <text:p>61.945007</text:p>
          </table:table-cell>
          <table:table-cell/>
        </table:table-row>
        <table:table-row table:style-name="ro1">
          <table:table-cell office:value-type="float" office:value="14.487342">
            <text:p>14.487342</text:p>
          </table:table-cell>
          <table:table-cell office:value-type="float" office:value="60.034603">
            <text:p>60.034603</text:p>
          </table:table-cell>
          <table:table-cell/>
        </table:table-row>
        <table:table-row table:style-name="ro1">
          <table:table-cell office:value-type="float" office:value="52.36747">
            <text:p>52.36747</text:p>
          </table:table-cell>
          <table:table-cell office:value-type="float" office:value="65.94505">
            <text:p>65.94505</text:p>
          </table:table-cell>
          <table:table-cell/>
        </table:table-row>
        <table:table-row table:style-name="ro1">
          <table:table-cell office:value-type="float" office:value="39.631084">
            <text:p>39.631084</text:p>
          </table:table-cell>
          <table:table-cell office:value-type="float" office:value="75.636345">
            <text:p>75.636345</text:p>
          </table:table-cell>
          <table:table-cell/>
        </table:table-row>
        <table:table-row table:style-name="ro1">
          <table:table-cell office:value-type="float" office:value="30.859684">
            <text:p>30.859684</text:p>
          </table:table-cell>
          <table:table-cell office:value-type="float" office:value="40.512955">
            <text:p>40.512955</text:p>
          </table:table-cell>
          <table:table-cell/>
        </table:table-row>
        <table:table-row table:style-name="ro1">
          <table:table-cell office:value-type="float" office:value="11.070332">
            <text:p>11.070332</text:p>
          </table:table-cell>
          <table:table-cell office:value-type="float" office:value="65.19016">
            <text:p>65.19016</text:p>
          </table:table-cell>
          <table:table-cell/>
        </table:table-row>
        <table:table-row table:style-name="ro1">
          <table:table-cell office:value-type="float" office:value="4.6771536">
            <text:p>4.6771536</text:p>
          </table:table-cell>
          <table:table-cell office:value-type="float" office:value="55.448185">
            <text:p>55.448185</text:p>
          </table:table-cell>
          <table:table-cell/>
        </table:table-row>
        <table:table-row table:style-name="ro1">
          <table:table-cell office:value-type="float" office:value="6.1145396">
            <text:p>6.1145396</text:p>
          </table:table-cell>
          <table:table-cell office:value-type="float" office:value="43.4375">
            <text:p>43.4375</text:p>
          </table:table-cell>
          <table:table-cell/>
        </table:table-row>
        <table:table-row table:style-name="ro1">
          <table:table-cell office:value-type="float" office:value="8.551978">
            <text:p>8.551978</text:p>
          </table:table-cell>
          <table:table-cell office:value-type="float" office:value="59.646698">
            <text:p>59.646698</text:p>
          </table:table-cell>
          <table:table-cell/>
        </table:table-row>
        <table:table-row table:style-name="ro1">
          <table:table-cell office:value-type="float" office:value="66.300835">
            <text:p>66.300835</text:p>
          </table:table-cell>
          <table:table-cell office:value-type="float" office:value="66.28121">
            <text:p>66.28121</text:p>
          </table:table-cell>
          <table:table-cell/>
        </table:table-row>
        <table:table-row table:style-name="ro1">
          <table:table-cell office:value-type="float" office:value="11.289129">
            <text:p>11.289129</text:p>
          </table:table-cell>
          <table:table-cell office:value-type="float" office:value="72.86029">
            <text:p>72.86029</text:p>
          </table:table-cell>
          <table:table-cell/>
        </table:table-row>
        <table:table-row table:style-name="ro1">
          <table:table-cell office:value-type="float" office:value="7.6236496">
            <text:p>7.6236496</text:p>
          </table:table-cell>
          <table:table-cell office:value-type="float" office:value="67.0075">
            <text:p>67.0075</text:p>
          </table:table-cell>
          <table:table-cell/>
        </table:table-row>
        <table:table-row table:style-name="ro1">
          <table:table-cell office:value-type="float" office:value="50.54419">
            <text:p>50.54419</text:p>
          </table:table-cell>
          <table:table-cell office:value-type="float" office:value="65.273285">
            <text:p>65.273285</text:p>
          </table:table-cell>
          <table:table-cell/>
        </table:table-row>
        <table:table-row table:style-name="ro1">
          <table:table-cell office:value-type="float" office:value="10.913942">
            <text:p>10.913942</text:p>
          </table:table-cell>
          <table:table-cell office:value-type="float" office:value="76.69949">
            <text:p>76.69949</text:p>
          </table:table-cell>
          <table:table-cell/>
        </table:table-row>
        <table:table-row table:style-name="ro1">
          <table:table-cell office:value-type="float" office:value="28.072956">
            <text:p>28.072956</text:p>
          </table:table-cell>
          <table:table-cell office:value-type="float" office:value="69.39681">
            <text:p>69.39681</text:p>
          </table:table-cell>
          <table:table-cell/>
        </table:table-row>
        <table:table-row table:style-name="ro1">
          <table:table-cell office:value-type="float" office:value="11.770644">
            <text:p>11.770644</text:p>
          </table:table-cell>
          <table:table-cell office:value-type="float" office:value="63.466667">
            <text:p>63.466667</text:p>
          </table:table-cell>
          <table:table-cell/>
        </table:table-row>
        <table:table-row table:style-name="ro1">
          <table:table-cell office:value-type="float" office:value="20.446035">
            <text:p>20.446035</text:p>
          </table:table-cell>
          <table:table-cell office:value-type="float" office:value="64.9528">
            <text:p>64.9528</text:p>
          </table:table-cell>
          <table:table-cell/>
        </table:table-row>
        <table:table-row table:style-name="ro1">
          <table:table-cell office:value-type="float" office:value="8.966005">
            <text:p>8.966005</text:p>
          </table:table-cell>
          <table:table-cell office:value-type="float" office:value="66.219345">
            <text:p>66.219345</text:p>
          </table:table-cell>
          <table:table-cell/>
        </table:table-row>
        <table:table-row table:style-name="ro1">
          <table:table-cell office:value-type="float" office:value="13.607693">
            <text:p>13.607693</text:p>
          </table:table-cell>
          <table:table-cell office:value-type="float" office:value="72.68183">
            <text:p>72.68183</text:p>
          </table:table-cell>
          <table:table-cell/>
        </table:table-row>
        <table:table-row table:style-name="ro1">
          <table:table-cell office:value-type="float" office:value="9.038361">
            <text:p>9.038361</text:p>
          </table:table-cell>
          <table:table-cell office:value-type="float" office:value="69.5559">
            <text:p>69.5559</text:p>
          </table:table-cell>
          <table:table-cell/>
        </table:table-row>
        <table:table-row table:style-name="ro1">
          <table:table-cell office:value-type="float" office:value="10.825316">
            <text:p>10.825316</text:p>
          </table:table-cell>
          <table:table-cell office:value-type="float" office:value="59.422256">
            <text:p>59.422256</text:p>
          </table:table-cell>
          <table:table-cell/>
        </table:table-row>
        <table:table-row table:style-name="ro1">
          <table:table-cell office:value-type="float" office:value="32.661114">
            <text:p>32.661114</text:p>
          </table:table-cell>
          <table:table-cell office:value-type="float" office:value="35.278633">
            <text:p>35.278633</text:p>
          </table:table-cell>
          <table:table-cell/>
        </table:table-row>
        <table:table-row table:style-name="ro1">
          <table:table-cell office:value-type="float" office:value="14.459329">
            <text:p>14.459329</text:p>
          </table:table-cell>
          <table:table-cell office:value-type="float" office:value="64.43167">
            <text:p>64.43167</text:p>
          </table:table-cell>
          <table:table-cell/>
        </table:table-row>
        <table:table-row table:style-name="ro1">
          <table:table-cell office:value-type="float" office:value="5.4096813">
            <text:p>5.4096813</text:p>
          </table:table-cell>
          <table:table-cell office:value-type="float" office:value="59.341423">
            <text:p>59.341423</text:p>
          </table:table-cell>
          <table:table-cell/>
        </table:table-row>
        <table:table-row table:style-name="ro1">
          <table:table-cell office:value-type="float" office:value="11.361969">
            <text:p>11.361969</text:p>
          </table:table-cell>
          <table:table-cell office:value-type="float" office:value="66.43488">
            <text:p>66.43488</text:p>
          </table:table-cell>
          <table:table-cell/>
        </table:table-row>
        <table:table-row table:style-name="ro1">
          <table:table-cell office:value-type="float" office:value="6.5013614">
            <text:p>6.5013614</text:p>
          </table:table-cell>
          <table:table-cell office:value-type="float" office:value="37.791557">
            <text:p>37.791557</text:p>
          </table:table-cell>
          <table:table-cell/>
        </table:table-row>
        <table:table-row table:style-name="ro1">
          <table:table-cell office:value-type="float" office:value="9.517552">
            <text:p>9.517552</text:p>
          </table:table-cell>
          <table:table-cell office:value-type="float" office:value="60.695557">
            <text:p>60.695557</text:p>
          </table:table-cell>
          <table:table-cell/>
        </table:table-row>
        <table:table-row table:style-name="ro1">
          <table:table-cell office:value-type="float" office:value="8.977387">
            <text:p>8.977387</text:p>
          </table:table-cell>
          <table:table-cell office:value-type="float" office:value="68.5639">
            <text:p>68.5639</text:p>
          </table:table-cell>
          <table:table-cell/>
        </table:table-row>
        <table:table-row table:style-name="ro1">
          <table:table-cell office:value-type="float" office:value="11.780335">
            <text:p>11.780335</text:p>
          </table:table-cell>
          <table:table-cell office:value-type="float" office:value="71.65232">
            <text:p>71.65232</text:p>
          </table:table-cell>
          <table:table-cell/>
        </table:table-row>
        <table:table-row table:style-name="ro1">
          <table:table-cell office:value-type="float" office:value="33.053616">
            <text:p>33.053616</text:p>
          </table:table-cell>
          <table:table-cell office:value-type="float" office:value="76.9163">
            <text:p>76.9163</text:p>
          </table:table-cell>
          <table:table-cell/>
        </table:table-row>
        <table:table-row table:style-name="ro1">
          <table:table-cell office:value-type="float" office:value="7.2455277">
            <text:p>7.2455277</text:p>
          </table:table-cell>
          <table:table-cell office:value-type="float" office:value="67.002045">
            <text:p>67.002045</text:p>
          </table:table-cell>
          <table:table-cell/>
        </table:table-row>
        <table:table-row table:style-name="ro1">
          <table:table-cell office:value-type="float" office:value="10.034433">
            <text:p>10.034433</text:p>
          </table:table-cell>
          <table:table-cell office:value-type="float" office:value="70.213394">
            <text:p>70.213394</text:p>
          </table:table-cell>
          <table:table-cell/>
        </table:table-row>
        <table:table-row table:style-name="ro1">
          <table:table-cell office:value-type="float" office:value="26.384657">
            <text:p>26.384657</text:p>
          </table:table-cell>
          <table:table-cell office:value-type="float" office:value="70.15724">
            <text:p>70.15724</text:p>
          </table:table-cell>
          <table:table-cell/>
        </table:table-row>
        <table:table-row table:style-name="ro1">
          <table:table-cell office:value-type="float" office:value="19.44444">
            <text:p>19.44444</text:p>
          </table:table-cell>
          <table:table-cell office:value-type="float" office:value="50.59031">
            <text:p>50.59031</text:p>
          </table:table-cell>
          <table:table-cell/>
        </table:table-row>
        <table:table-row table:style-name="ro1">
          <table:table-cell office:value-type="float" office:value="5.049172">
            <text:p>5.049172</text:p>
          </table:table-cell>
          <table:table-cell office:value-type="float" office:value="50.031567">
            <text:p>50.031567</text:p>
          </table:table-cell>
          <table:table-cell/>
        </table:table-row>
        <table:table-row table:style-name="ro1">
          <table:table-cell office:value-type="float" office:value="4.578206">
            <text:p>4.578206</text:p>
          </table:table-cell>
          <table:table-cell office:value-type="float" office:value="72.01946">
            <text:p>72.01946</text:p>
          </table:table-cell>
          <table:table-cell/>
        </table:table-row>
        <table:table-row table:style-name="ro1">
          <table:table-cell office:value-type="float" office:value="5.585736">
            <text:p>5.585736</text:p>
          </table:table-cell>
          <table:table-cell office:value-type="float" office:value="60.302116">
            <text:p>60.302116</text:p>
          </table:table-cell>
          <table:table-cell/>
        </table:table-row>
        <table:table-row table:style-name="ro1">
          <table:table-cell office:value-type="float" office:value="5.3483486">
            <text:p>5.3483486</text:p>
          </table:table-cell>
          <table:table-cell office:value-type="float" office:value="71.63667">
            <text:p>71.63667</text:p>
          </table:table-cell>
          <table:table-cell/>
        </table:table-row>
        <table:table-row table:style-name="ro1">
          <table:table-cell office:value-type="float" office:value="13.633059">
            <text:p>13.633059</text:p>
          </table:table-cell>
          <table:table-cell office:value-type="float" office:value="54.387695">
            <text:p>54.387695</text:p>
          </table:table-cell>
          <table:table-cell/>
        </table:table-row>
        <table:table-row table:style-name="ro1">
          <table:table-cell office:value-type="float" office:value="7.214595">
            <text:p>7.214595</text:p>
          </table:table-cell>
          <table:table-cell office:value-type="float" office:value="68.48952">
            <text:p>68.48952</text:p>
          </table:table-cell>
          <table:table-cell/>
        </table:table-row>
        <table:table-row table:style-name="ro1">
          <table:table-cell office:value-type="float" office:value="11.509243">
            <text:p>11.509243</text:p>
          </table:table-cell>
          <table:table-cell office:value-type="float" office:value="33.346203">
            <text:p>33.346203</text:p>
          </table:table-cell>
          <table:table-cell/>
        </table:table-row>
        <table:table-row table:style-name="ro1">
          <table:table-cell office:value-type="float" office:value="7.103274">
            <text:p>7.103274</text:p>
          </table:table-cell>
          <table:table-cell office:value-type="float" office:value="77.008385">
            <text:p>77.008385</text:p>
          </table:table-cell>
          <table:table-cell/>
        </table:table-row>
        <table:table-row table:style-name="ro1">
          <table:table-cell office:value-type="float" office:value="12.423584">
            <text:p>12.423584</text:p>
          </table:table-cell>
          <table:table-cell office:value-type="float" office:value="67.54147">
            <text:p>67.54147</text:p>
          </table:table-cell>
          <table:table-cell/>
        </table:table-row>
        <table:table-row table:style-name="ro1">
          <table:table-cell office:value-type="float" office:value="9.255702">
            <text:p>9.255702</text:p>
          </table:table-cell>
          <table:table-cell office:value-type="float" office:value="79.26992">
            <text:p>79.26992</text:p>
          </table:table-cell>
          <table:table-cell/>
        </table:table-row>
        <table:table-row table:style-name="ro1">
          <table:table-cell office:value-type="float" office:value="28.748583">
            <text:p>28.748583</text:p>
          </table:table-cell>
          <table:table-cell office:value-type="float" office:value="74.25533">
            <text:p>74.25533</text:p>
          </table:table-cell>
          <table:table-cell/>
        </table:table-row>
        <table:table-row table:style-name="ro1">
          <table:table-cell office:value-type="float" office:value="4.9764915">
            <text:p>4.9764915</text:p>
          </table:table-cell>
          <table:table-cell office:value-type="float" office:value="71.017845">
            <text:p>71.017845</text:p>
          </table:table-cell>
          <table:table-cell/>
        </table:table-row>
        <table:table-row table:style-name="ro1">
          <table:table-cell office:value-type="float" office:value="183.29387">
            <text:p>183.29387</text:p>
          </table:table-cell>
          <table:table-cell office:value-type="float" office:value="44.16366">
            <text:p>44.16366</text:p>
          </table:table-cell>
          <table:table-cell/>
        </table:table-row>
        <table:table-row table:style-name="ro1">
          <table:table-cell office:value-type="float" office:value="10.57661">
            <text:p>10.57661</text:p>
          </table:table-cell>
          <table:table-cell office:value-type="float" office:value="64.453735">
            <text:p>64.453735</text:p>
          </table:table-cell>
          <table:table-cell/>
        </table:table-row>
        <table:table-row table:style-name="ro1">
          <table:table-cell/>
          <table:table-cell office:value-type="float" office:value="41.4032">
            <text:p>41.4032</text:p>
          </table:table-cell>
          <table:table-cell/>
        </table:table-row>
        <table:table-row table:style-name="ro1">
          <table:table-cell office:value-type="float" office:value="56.929443">
            <text:p>56.929443</text:p>
          </table:table-cell>
          <table:table-cell office:value-type="float" office:value="71.922325">
            <text:p>71.922325</text:p>
          </table:table-cell>
          <table:table-cell/>
        </table:table-row>
        <table:table-row table:style-name="ro1">
          <table:table-cell office:value-type="float" office:value="4.849495">
            <text:p>4.849495</text:p>
          </table:table-cell>
          <table:table-cell office:value-type="float" office:value="74.60993">
            <text:p>74.60993</text:p>
          </table:table-cell>
          <table:table-cell/>
        </table:table-row>
        <table:table-row table:style-name="ro1">
          <table:table-cell office:value-type="float" office:value="4.724413">
            <text:p>4.724413</text:p>
          </table:table-cell>
          <table:table-cell office:value-type="float" office:value="76.82892">
            <text:p>76.82892</text:p>
          </table:table-cell>
          <table:table-cell/>
        </table:table-row>
        <table:table-row table:style-name="ro1">
          <table:table-cell office:value-type="float" office:value="88.996544">
            <text:p>88.996544</text:p>
          </table:table-cell>
          <table:table-cell office:value-type="float" office:value="69.027725">
            <text:p>69.027725</text:p>
          </table:table-cell>
          <table:table-cell/>
        </table:table-row>
        <table:table-row table:style-name="ro1">
          <table:table-cell office:value-type="float" office:value="11.394997">
            <text:p>11.394997</text:p>
          </table:table-cell>
          <table:table-cell office:value-type="float" office:value="75.05386">
            <text:p>75.05386</text:p>
          </table:table-cell>
          <table:table-cell/>
        </table:table-row>
        <table:table-row table:style-name="ro1">
          <table:table-cell office:value-type="float" office:value="9.754309">
            <text:p>9.754309</text:p>
          </table:table-cell>
          <table:table-cell office:value-type="float" office:value="70.16543">
            <text:p>70.16543</text:p>
          </table:table-cell>
          <table:table-cell/>
        </table:table-row>
        <table:table-row table:style-name="ro1">
          <table:table-cell office:value-type="float" office:value="7.8811755">
            <text:p>7.8811755</text:p>
          </table:table-cell>
          <table:table-cell office:value-type="float" office:value="73.562096">
            <text:p>73.562096</text:p>
          </table:table-cell>
          <table:table-cell/>
        </table:table-row>
        <table:table-row table:style-name="ro1">
          <table:table-cell office:value-type="float" office:value="15.200714">
            <text:p>15.200714</text:p>
          </table:table-cell>
          <table:table-cell office:value-type="float" office:value="63.372437">
            <text:p>63.372437</text:p>
          </table:table-cell>
          <table:table-cell/>
        </table:table-row>
        <table:table-row table:style-name="ro1">
          <table:table-cell office:value-type="float" office:value="9.225922">
            <text:p>9.225922</text:p>
          </table:table-cell>
          <table:table-cell office:value-type="float" office:value="70.49127">
            <text:p>70.49127</text:p>
          </table:table-cell>
          <table:table-cell/>
        </table:table-row>
        <table:table-row table:style-name="ro1">
          <table:table-cell office:value-type="float" office:value="82.41463">
            <text:p>82.41463</text:p>
          </table:table-cell>
          <table:table-cell office:value-type="float" office:value="58.44386">
            <text:p>58.44386</text:p>
          </table:table-cell>
          <table:table-cell/>
        </table:table-row>
        <table:table-row table:style-name="ro1">
          <table:table-cell office:value-type="float" office:value="28.65456">
            <text:p>28.65456</text:p>
          </table:table-cell>
          <table:table-cell office:value-type="float" office:value="77.62903">
            <text:p>77.62903</text:p>
          </table:table-cell>
          <table:table-cell/>
        </table:table-row>
        <table:table-row table:style-name="ro1">
          <table:table-cell office:value-type="float" office:value="4.722276">
            <text:p>4.722276</text:p>
          </table:table-cell>
          <table:table-cell office:value-type="float" office:value="47.79899">
            <text:p>47.79899</text:p>
          </table:table-cell>
          <table:table-cell/>
        </table:table-row>
        <table:table-row table:style-name="ro1">
          <table:table-cell office:value-type="float" office:value="9.032919">
            <text:p>9.032919</text:p>
          </table:table-cell>
          <table:table-cell office:value-type="float" office:value="70.14407">
            <text:p>70.14407</text:p>
          </table:table-cell>
          <table:table-cell/>
        </table:table-row>
        <table:table-row table:style-name="ro1">
          <table:table-cell/>
          <table:table-cell office:value-type="float" office:value="18.963808">
            <text:p>18.963808</text:p>
          </table:table-cell>
          <table:table-cell/>
        </table:table-row>
        <table:table-row table:style-name="ro1">
          <table:table-cell office:value-type="float" office:value="0.6038367">
            <text:p>0.6038367</text:p>
          </table:table-cell>
          <table:table-cell office:value-type="float" office:value="37.76">
            <text:p>37.76</text:p>
          </table:table-cell>
          <table:table-cell/>
        </table:table-row>
        <table:table-row table:style-name="ro1">
          <table:table-cell office:value-type="float" office:value="24.267637">
            <text:p>24.267637</text:p>
          </table:table-cell>
          <table:table-cell office:value-type="float" office:value="59.73564">
            <text:p>59.73564</text:p>
          </table:table-cell>
          <table:table-cell/>
        </table:table-row>
        <table:table-row table:style-name="ro1">
          <table:table-cell office:value-type="float" office:value="50.651443">
            <text:p>50.651443</text:p>
          </table:table-cell>
          <table:table-cell office:value-type="float" office:value="52.02198">
            <text:p>52.02198</text:p>
          </table:table-cell>
          <table:table-cell/>
        </table:table-row>
        <table:table-row table:style-name="ro1">
          <table:table-cell office:value-type="float" office:value="16.935253">
            <text:p>16.935253</text:p>
          </table:table-cell>
          <table:table-cell office:value-type="float" office:value="58.731396">
            <text:p>58.731396</text:p>
          </table:table-cell>
          <table:table-cell/>
        </table:table-row>
        <table:table-row table:style-name="ro1">
          <table:table-cell office:value-type="float" office:value="7.1726155">
            <text:p>7.1726155</text:p>
          </table:table-cell>
          <table:table-cell office:value-type="float" office:value="61.033108">
            <text:p>61.033108</text:p>
          </table:table-cell>
          <table:table-cell/>
        </table:table-row>
        <table:table-row table:style-name="ro1">
          <table:table-cell office:value-type="float" office:value="506.74942">
            <text:p>506.74942</text:p>
          </table:table-cell>
          <table:table-cell office:value-type="float" office:value="32.821815">
            <text:p>32.821815</text:p>
          </table:table-cell>
          <table:table-cell/>
        </table:table-row>
        <table:table-row table:style-name="ro1">
          <table:table-cell office:value-type="float" office:value="8.988332">
            <text:p>8.988332</text:p>
          </table:table-cell>
          <table:table-cell office:value-type="float" office:value="55.619446">
            <text:p>55.619446</text:p>
          </table:table-cell>
          <table:table-cell/>
        </table:table-row>
        <table:table-row table:style-name="ro1">
          <table:table-cell office:value-type="float" office:value="39.117897">
            <text:p>39.117897</text:p>
          </table:table-cell>
          <table:table-cell office:value-type="float" office:value="59.33639">
            <text:p>59.33639</text:p>
          </table:table-cell>
          <table:table-cell/>
        </table:table-row>
        <table:table-row table:style-name="ro1">
          <table:table-cell office:value-type="float" office:value="59.88004">
            <text:p>59.88004</text:p>
          </table:table-cell>
          <table:table-cell office:value-type="float" office:value="51.491764">
            <text:p>51.491764</text:p>
          </table:table-cell>
          <table:table-cell/>
        </table:table-row>
        <table:table-row table:style-name="ro1">
          <table:table-cell/>
          <table:table-cell office:value-type="float" office:value="63.124718">
            <text:p>63.124718</text:p>
          </table:table-cell>
          <table:table-cell/>
        </table:table-row>
        <table:table-row table:style-name="ro1">
          <table:table-cell office:value-type="float" office:value="12.827796">
            <text:p>12.827796</text:p>
          </table:table-cell>
          <table:table-cell office:value-type="float" office:value="36.058514">
            <text:p>36.058514</text:p>
          </table:table-cell>
          <table:table-cell/>
        </table:table-row>
        <table:table-row table:style-name="ro1">
          <table:table-cell office:value-type="float" office:value="15.087101">
            <text:p>15.087101</text:p>
          </table:table-cell>
          <table:table-cell office:value-type="float" office:value="35.340073">
            <text:p>35.340073</text:p>
          </table:table-cell>
          <table:table-cell/>
        </table:table-row>
        <table:table-row table:style-name="ro1">
          <table:table-cell office:value-type="float" office:value="0.6991518">
            <text:p>0.6991518</text:p>
          </table:table-cell>
          <table:table-cell office:value-type="float" office:value="56.063965">
            <text:p>56.063965</text:p>
          </table:table-cell>
          <table:table-cell/>
        </table:table-row>
        <table:table-row table:style-name="ro1">
          <table:table-cell office:value-type="float" office:value="39.874023">
            <text:p>39.874023</text:p>
          </table:table-cell>
          <table:table-cell office:value-type="float" office:value="59.735">
            <text:p>59.735</text:p>
          </table:table-cell>
          <table:table-cell/>
        </table:table-row>
        <table:table-row table:style-name="ro1">
          <table:table-cell office:value-type="float" office:value="42.463463">
            <text:p>42.463463</text:p>
          </table:table-cell>
          <table:table-cell office:value-type="float" office:value="58.31806">
            <text:p>58.31806</text:p>
          </table:table-cell>
          <table:table-cell/>
        </table:table-row>
        <table:table-row table:style-name="ro1">
          <table:table-cell office:value-type="float" office:value="18.812094">
            <text:p>18.812094</text:p>
          </table:table-cell>
          <table:table-cell office:value-type="float" office:value="41.412395">
            <text:p>41.412395</text:p>
          </table:table-cell>
          <table:table-cell/>
        </table:table-row>
        <table:table-row table:style-name="ro1">
          <table:table-cell office:value-type="float" office:value="2.8475852">
            <text:p>2.8475852</text:p>
          </table:table-cell>
          <table:table-cell office:value-type="float" office:value="70.46094">
            <text:p>70.46094</text:p>
          </table:table-cell>
          <table:table-cell/>
        </table:table-row>
        <table:table-row table:style-name="ro1">
          <table:table-cell office:value-type="float" office:value="798.4298">
            <text:p>798.4298</text:p>
          </table:table-cell>
          <table:table-cell office:value-type="float" office:value="29.766077">
            <text:p>29.766077</text:p>
          </table:table-cell>
          <table:table-cell/>
        </table:table-row>
        <table:table-row table:style-name="ro1">
          <table:table-cell office:value-type="float" office:value="27.163084">
            <text:p>27.163084</text:p>
          </table:table-cell>
          <table:table-cell office:value-type="float" office:value="59.928047">
            <text:p>59.928047</text:p>
          </table:table-cell>
          <table:table-cell/>
        </table:table-row>
        <table:table-row table:style-name="ro1">
          <table:table-cell office:value-type="float" office:value="117.877266">
            <text:p>117.877266</text:p>
          </table:table-cell>
          <table:table-cell office:value-type="float" office:value="24.119549">
            <text:p>24.119549</text:p>
          </table:table-cell>
          <table:table-cell/>
        </table:table-row>
        <table:table-row table:style-name="ro1">
          <table:table-cell office:value-type="float" office:value="4.820867">
            <text:p>4.820867</text:p>
          </table:table-cell>
          <table:table-cell office:value-type="float" office:value="59.00985">
            <text:p>59.00985</text:p>
          </table:table-cell>
          <table:table-cell/>
        </table:table-row>
        <table:table-row table:style-name="ro1">
          <table:table-cell office:value-type="float" office:value="8.742754">
            <text:p>8.742754</text:p>
          </table:table-cell>
          <table:table-cell office:value-type="float" office:value="30.174139">
            <text:p>30.174139</text:p>
          </table:table-cell>
          <table:table-cell/>
        </table:table-row>
        <table:table-row table:style-name="ro1">
          <table:table-cell office:value-type="float" office:value="50.270424">
            <text:p>50.270424</text:p>
          </table:table-cell>
          <table:table-cell office:value-type="float" office:value="47.2492">
            <text:p>47.2492</text:p>
          </table:table-cell>
          <table:table-cell/>
        </table:table-row>
        <table:table-row table:style-name="ro1">
          <table:table-cell office:value-type="float" office:value="0.8906163">
            <text:p>0.8906163</text:p>
          </table:table-cell>
          <table:table-cell office:value-type="float" office:value="71.40288">
            <text:p>71.40288</text:p>
          </table:table-cell>
          <table:table-cell/>
        </table:table-row>
        <table:table-row table:style-name="ro1">
          <table:table-cell office:value-type="float" office:value="4.5415072">
            <text:p>4.5415072</text:p>
          </table:table-cell>
          <table:table-cell office:value-type="float" office:value="46.105526">
            <text:p>46.105526</text:p>
          </table:table-cell>
          <table:table-cell/>
        </table:table-row>
        <table:table-row table:style-name="ro1">
          <table:table-cell office:value-type="float" office:value="42.630554">
            <text:p>42.630554</text:p>
          </table:table-cell>
          <table:table-cell office:value-type="float" office:value="32.66579">
            <text:p>32.66579</text:p>
          </table:table-cell>
          <table:table-cell/>
        </table:table-row>
        <table:table-row table:style-name="ro1">
          <table:table-cell office:value-type="float" office:value="67.0485">
            <text:p>67.0485</text:p>
          </table:table-cell>
          <table:table-cell office:value-type="float" office:value="36.84477">
            <text:p>36.84477</text:p>
          </table:table-cell>
          <table:table-cell/>
        </table:table-row>
        <table:table-row table:style-name="ro1">
          <table:table-cell office:value-type="float" office:value="39.151314">
            <text:p>39.151314</text:p>
          </table:table-cell>
          <table:table-cell office:value-type="float" office:value="52.3951">
            <text:p>52.3951</text:p>
          </table:table-cell>
          <table:table-cell/>
        </table:table-row>
        <table:table-row table:style-name="ro1">
          <table:table-cell office:value-type="float" office:value="1229.0096">
            <text:p>1229.0096</text:p>
          </table:table-cell>
          <table:table-cell office:value-type="float" office:value="54.23138">
            <text:p>54.23138</text:p>
          </table:table-cell>
          <table:table-cell/>
        </table:table-row>
        <table:table-row table:style-name="ro1">
          <table:table-cell office:value-type="float" office:value="89.970535">
            <text:p>89.970535</text:p>
          </table:table-cell>
          <table:table-cell office:value-type="float" office:value="60.249542">
            <text:p>60.249542</text:p>
          </table:table-cell>
          <table:table-cell/>
        </table:table-row>
        <table:table-row table:style-name="ro1">
          <table:table-cell office:value-type="float" office:value="2.9477046">
            <text:p>2.9477046</text:p>
          </table:table-cell>
          <table:table-cell office:value-type="float" office:value="58.810326">
            <text:p>58.810326</text:p>
          </table:table-cell>
          <table:table-cell/>
        </table:table-row>
        <table:table-row table:style-name="ro1">
          <table:table-cell/>
          <table:table-cell office:value-type="float" office:value="50.213936">
            <text:p>50.213936</text:p>
          </table:table-cell>
          <table:table-cell/>
        </table:table-row>
        <table:table-row table:style-name="ro1">
          <table:table-cell office:value-type="float" office:value="551.83276">
            <text:p>551.83276</text:p>
          </table:table-cell>
          <table:table-cell office:value-type="float" office:value="41.39146">
            <text:p>41.39146</text:p>
          </table:table-cell>
          <table:table-cell/>
        </table:table-row>
        <table:table-row table:style-name="ro1">
          <table:table-cell office:value-type="float" office:value="15.410777">
            <text:p>15.410777</text:p>
          </table:table-cell>
          <table:table-cell office:value-type="float" office:value="41.257072">
            <text:p>41.257072</text:p>
          </table:table-cell>
          <table:table-cell/>
        </table:table-row>
        <table:table-row table:style-name="ro1">
          <table:table-cell office:value-type="float" office:value="39.215668">
            <text:p>39.215668</text:p>
          </table:table-cell>
          <table:table-cell office:value-type="float" office:value="47.23527">
            <text:p>47.23527</text:p>
          </table:table-cell>
          <table:table-cell/>
        </table:table-row>
        <table:table-row table:style-name="ro1">
          <table:table-cell office:value-type="float" office:value="264.8899">
            <text:p>264.8899</text:p>
          </table:table-cell>
          <table:table-cell office:value-type="float" office:value="47.397194">
            <text:p>47.397194</text:p>
          </table:table-cell>
          <table:table-cell/>
        </table:table-row>
        <table:table-row table:style-name="ro1">
          <table:table-cell office:value-type="float" office:value="1340.7177">
            <text:p>1340.7177</text:p>
          </table:table-cell>
          <table:table-cell office:value-type="float" office:value="13.761603">
            <text:p>13.761603</text:p>
          </table:table-cell>
          <table:table-cell/>
        </table:table-row>
        <table:table-row table:style-name="ro1">
          <table:table-cell office:value-type="float" office:value="186.1903">
            <text:p>186.1903</text:p>
          </table:table-cell>
          <table:table-cell office:value-type="float" office:value="44.380985">
            <text:p>44.380985</text:p>
          </table:table-cell>
          <table:table-cell/>
        </table:table-row>
        <table:table-row table:style-name="ro1">
          <table:table-cell office:value-type="float" office:value="28.841488">
            <text:p>28.841488</text:p>
          </table:table-cell>
          <table:table-cell office:value-type="float" office:value="49.49411">
            <text:p>49.49411</text:p>
          </table:table-cell>
          <table:table-cell/>
        </table:table-row>
        <table:table-row table:style-name="ro1">
          <table:table-cell/>
          <table:table-cell office:value-type="float" office:value="27.134312">
            <text:p>27.134312</text:p>
          </table:table-cell>
          <table:table-cell/>
        </table:table-row>
        <table:table-row table:style-name="ro1">
          <table:table-cell office:value-type="float" office:value="43.27014">
            <text:p>43.27014</text:p>
          </table:table-cell>
          <table:table-cell office:value-type="float" office:value="41.217785">
            <text:p>41.217785</text:p>
          </table:table-cell>
          <table:table-cell/>
        </table:table-row>
        <table:table-row table:style-name="ro1">
          <table:table-cell/>
          <table:table-cell office:value-type="float" office:value="28.430145">
            <text:p>28.430145</text:p>
          </table:table-cell>
          <table:table-cell/>
        </table:table-row>
        <table:table-row table:style-name="ro1">
          <table:table-cell office:value-type="float" office:value="167.2134">
            <text:p>167.2134</text:p>
          </table:table-cell>
          <table:table-cell office:value-type="float" office:value="21.897287">
            <text:p>21.897287</text:p>
          </table:table-cell>
          <table:table-cell/>
        </table:table-row>
        <table:table-row table:style-name="ro1">
          <table:table-cell office:value-type="float" office:value="17.795425">
            <text:p>17.795425</text:p>
          </table:table-cell>
          <table:table-cell office:value-type="float" office:value="65.109505">
            <text:p>65.109505</text:p>
          </table:table-cell>
          <table:table-cell/>
        </table:table-row>
        <table:table-row table:style-name="ro1">
          <table:table-cell office:value-type="float" office:value="1.2959707">
            <text:p>1.2959707</text:p>
          </table:table-cell>
          <table:table-cell office:value-type="float" office:value="61.8267">
            <text:p>61.8267</text:p>
          </table:table-cell>
          <table:table-cell/>
        </table:table-row>
        <table:table-row table:style-name="ro1">
          <table:table-cell office:value-type="float" office:value="2.7311847">
            <text:p>2.7311847</text:p>
          </table:table-cell>
          <table:table-cell office:value-type="float" office:value="58.062992">
            <text:p>58.062992</text:p>
          </table:table-cell>
          <table:table-cell/>
        </table:table-row>
        <table:table-row table:style-name="ro1">
          <table:table-cell office:value-type="float" office:value="176.28946">
            <text:p>176.28946</text:p>
          </table:table-cell>
          <table:table-cell office:value-type="float" office:value="35.66956">
            <text:p>35.66956</text:p>
          </table:table-cell>
          <table:table-cell/>
        </table:table-row>
        <table:table-row table:style-name="ro1">
          <table:table-cell office:value-type="float" office:value="105.853134">
            <text:p>105.853134</text:p>
          </table:table-cell>
          <table:table-cell office:value-type="float" office:value="26.835518">
            <text:p>26.835518</text:p>
          </table:table-cell>
          <table:table-cell/>
        </table:table-row>
        <table:table-row table:style-name="ro1">
          <table:table-cell office:value-type="float" office:value="131.3563">
            <text:p>131.3563</text:p>
          </table:table-cell>
          <table:table-cell office:value-type="float" office:value="49.621857">
            <text:p>49.621857</text:p>
          </table:table-cell>
          <table:table-cell/>
        </table:table-row>
        <table:table-row table:style-name="ro1">
          <table:table-cell office:value-type="float" office:value="60.140007">
            <text:p>60.140007</text:p>
          </table:table-cell>
          <table:table-cell office:value-type="float" office:value="61.107872">
            <text:p>61.107872</text:p>
          </table:table-cell>
          <table:table-cell/>
        </table:table-row>
        <table:table-row table:style-name="ro1">
          <table:table-cell office:value-type="float" office:value="8.295199">
            <text:p>8.295199</text:p>
          </table:table-cell>
          <table:table-cell office:value-type="float" office:value="64.144325">
            <text:p>64.144325</text:p>
          </table:table-cell>
          <table:table-cell/>
        </table:table-row>
        <table:table-row table:style-name="ro1">
          <table:table-cell office:value-type="float" office:value="1.6570617">
            <text:p>1.6570617</text:p>
          </table:table-cell>
          <table:table-cell office:value-type="float" office:value="50.574234">
            <text:p>50.574234</text:p>
          </table:table-cell>
          <table:table-cell/>
        </table:table-row>
        <table:table-row table:style-name="ro1">
          <table:table-cell office:value-type="float" office:value="35.212788">
            <text:p>35.212788</text:p>
          </table:table-cell>
          <table:table-cell office:value-type="float" office:value="59.103073">
            <text:p>59.103073</text:p>
          </table:table-cell>
          <table:table-cell/>
        </table:table-row>
        <table:table-row table:style-name="ro1">
          <table:table-cell office:value-type="float" office:value="9.375966">
            <text:p>9.375966</text:p>
          </table:table-cell>
          <table:table-cell office:value-type="float" office:value="58.20818">
            <text:p>58.20818</text:p>
          </table:table-cell>
          <table:table-cell/>
        </table:table-row>
        <table:table-row table:style-name="ro1">
          <table:table-cell/>
          <table:table-cell office:value-type="float" office:value="47.100662">
            <text:p>47.100662</text:p>
          </table:table-cell>
          <table:table-cell/>
        </table:table-row>
        <table:table-row table:style-name="ro1">
          <table:table-cell office:value-type="float" office:value="75.804726">
            <text:p>75.804726</text:p>
          </table:table-cell>
          <table:table-cell office:value-type="float" office:value="32.93289">
            <text:p>32.93289</text:p>
          </table:table-cell>
          <table:table-cell/>
        </table:table-row>
        <table:table-row table:style-name="ro1">
          <table:table-cell office:value-type="float" office:value="43.384933">
            <text:p>43.384933</text:p>
          </table:table-cell>
          <table:table-cell office:value-type="float" office:value="60.05631">
            <text:p>60.05631</text:p>
          </table:table-cell>
          <table:table-cell/>
        </table:table-row>
        <table:table-row table:style-name="ro1">
          <table:table-cell office:value-type="float" office:value="144.9265">
            <text:p>144.9265</text:p>
          </table:table-cell>
          <table:table-cell office:value-type="float" office:value="42.275726">
            <text:p>42.275726</text:p>
          </table:table-cell>
          <table:table-cell/>
        </table:table-row>
        <table:table-row table:style-name="ro1">
          <table:table-cell office:value-type="float" office:value="8.263866">
            <text:p>8.263866</text:p>
          </table:table-cell>
          <table:table-cell office:value-type="float" office:value="41.590733">
            <text:p>41.590733</text:p>
          </table:table-cell>
          <table:table-cell/>
        </table:table-row>
        <table:table-row table:style-name="ro1">
          <table:table-cell office:value-type="float" office:value="275.7532">
            <text:p>275.7532</text:p>
          </table:table-cell>
          <table:table-cell office:value-type="float" office:value="45.754112">
            <text:p>45.754112</text:p>
          </table:table-cell>
          <table:table-cell/>
        </table:table-row>
        <table:table-row table:style-name="ro1">
          <table:table-cell office:value-type="float" office:value="3.4387312">
            <text:p>3.4387312</text:p>
          </table:table-cell>
          <table:table-cell office:value-type="float" office:value="59.230057">
            <text:p>59.230057</text:p>
          </table:table-cell>
          <table:table-cell/>
        </table:table-row>
        <table:table-row table:style-name="ro1">
          <table:table-cell office:value-type="float" office:value="0.5740948">
            <text:p>0.5740948</text:p>
          </table:table-cell>
          <table:table-cell office:value-type="float" office:value="77.083336">
            <text:p>77.083336</text:p>
          </table:table-cell>
          <table:table-cell/>
        </table:table-row>
        <table:table-row table:style-name="ro1">
          <table:table-cell office:value-type="float" office:value="1.6203262">
            <text:p>1.6203262</text:p>
          </table:table-cell>
          <table:table-cell office:value-type="float" office:value="57.509556">
            <text:p>57.509556</text:p>
          </table:table-cell>
          <table:table-cell/>
        </table:table-row>
        <table:table-row table:style-name="ro1">
          <table:table-cell office:value-type="float" office:value="151.75151">
            <text:p>151.75151</text:p>
          </table:table-cell>
          <table:table-cell office:value-type="float" office:value="28.71174">
            <text:p>28.71174</text:p>
          </table:table-cell>
          <table:table-cell/>
        </table:table-row>
        <table:table-row table:style-name="ro1">
          <table:table-cell office:value-type="float" office:value="787.83093">
            <text:p>787.83093</text:p>
          </table:table-cell>
          <table:table-cell office:value-type="float" office:value="46.995354">
            <text:p>46.995354</text:p>
          </table:table-cell>
          <table:table-cell/>
        </table:table-row>
        <table:table-row table:style-name="ro1">
          <table:table-cell office:value-type="float" office:value="6.771053">
            <text:p>6.771053</text:p>
          </table:table-cell>
          <table:table-cell office:value-type="float" office:value="49.909237">
            <text:p>49.909237</text:p>
          </table:table-cell>
          <table:table-cell/>
        </table:table-row>
        <table:table-row table:style-name="ro1">
          <table:table-cell office:value-type="float" office:value="0.39780882">
            <text:p>0.39780882</text:p>
          </table:table-cell>
          <table:table-cell office:value-type="float" office:value="84.117645">
            <text:p>84.117645</text:p>
          </table:table-cell>
          <table:table-cell/>
        </table:table-row>
        <table:table-row table:style-name="ro1">
          <table:table-cell office:value-type="float" office:value="8.891075">
            <text:p>8.891075</text:p>
          </table:table-cell>
          <table:table-cell office:value-type="float" office:value="43.913685">
            <text:p>43.913685</text:p>
          </table:table-cell>
          <table:table-cell/>
        </table:table-row>
        <table:table-row table:style-name="ro1">
          <table:table-cell office:value-type="float" office:value="2.4796073">
            <text:p>2.4796073</text:p>
          </table:table-cell>
          <table:table-cell office:value-type="float" office:value="45.143433">
            <text:p>45.143433</text:p>
          </table:table-cell>
          <table:table-cell/>
        </table:table-row>
        <table:table-row table:style-name="ro1">
          <table:table-cell office:value-type="float" office:value="1.1099652">
            <text:p>1.1099652</text:p>
          </table:table-cell>
          <table:table-cell office:value-type="float" office:value="25.042686">
            <text:p>25.042686</text:p>
          </table:table-cell>
          <table:table-cell/>
        </table:table-row>
        <table:table-row table:style-name="ro1">
          <table:table-cell office:value-type="float" office:value="2.815167">
            <text:p>2.815167</text:p>
          </table:table-cell>
          <table:table-cell office:value-type="float" office:value="63.331047">
            <text:p>63.331047</text:p>
          </table:table-cell>
          <table:table-cell/>
        </table:table-row>
        <table:table-row table:style-name="ro1">
          <table:table-cell office:value-type="float" office:value="2.2310443">
            <text:p>2.2310443</text:p>
          </table:table-cell>
          <table:table-cell office:value-type="float" office:value="67.32373">
            <text:p>67.32373</text:p>
          </table:table-cell>
          <table:table-cell/>
        </table:table-row>
        <table:table-row table:style-name="ro1">
          <table:table-cell office:value-type="float" office:value="10.379729">
            <text:p>10.379729</text:p>
          </table:table-cell>
          <table:table-cell office:value-type="float" office:value="70.32149">
            <text:p>70.32149</text:p>
          </table:table-cell>
          <table:table-cell/>
        </table:table-row>
        <table:table-row table:style-name="ro1">
          <table:table-cell office:value-type="float" office:value="1504.1284">
            <text:p>1504.1284</text:p>
          </table:table-cell>
          <table:table-cell office:value-type="float" office:value="24.955816">
            <text:p>24.955816</text:p>
          </table:table-cell>
          <table:table-cell/>
        </table:table-row>
        <table:table-row table:style-name="ro1">
          <table:table-cell office:value-type="float" office:value="0.7458134">
            <text:p>0.7458134</text:p>
          </table:table-cell>
          <table:table-cell office:value-type="float" office:value="71.80805">
            <text:p>71.80805</text:p>
          </table:table-cell>
          <table:table-cell/>
        </table:table-row>
        <table:table-row table:style-name="ro1">
          <table:table-cell office:value-type="float" office:value="131.44144">
            <text:p>131.44144</text:p>
          </table:table-cell>
          <table:table-cell office:value-type="float" office:value="63.456356">
            <text:p>63.456356</text:p>
          </table:table-cell>
          <table:table-cell/>
        </table:table-row>
        <table:table-row table:style-name="ro1">
          <table:table-cell office:value-type="float" office:value="11.880629">
            <text:p>11.880629</text:p>
          </table:table-cell>
          <table:table-cell office:value-type="float" office:value="42.51426">
            <text:p>42.51426</text:p>
          </table:table-cell>
          <table:table-cell/>
        </table:table-row>
        <table:table-row table:style-name="ro1">
          <table:table-cell office:value-type="float" office:value="113.68424">
            <text:p>113.68424</text:p>
          </table:table-cell>
          <table:table-cell office:value-type="float" office:value="60.942753">
            <text:p>60.942753</text:p>
          </table:table-cell>
          <table:table-cell/>
        </table:table-row>
        <table:table-row table:style-name="ro1">
          <table:table-cell office:value-type="float" office:value="4.822418">
            <text:p>4.822418</text:p>
          </table:table-cell>
          <table:table-cell office:value-type="float" office:value="74.1271">
            <text:p>74.1271</text:p>
          </table:table-cell>
          <table:table-cell/>
        </table:table-row>
        <table:table-row table:style-name="ro1">
          <table:table-cell office:value-type="float" office:value="11.793734">
            <text:p>11.793734</text:p>
          </table:table-cell>
          <table:table-cell office:value-type="float" office:value="66.3271">
            <text:p>66.3271</text:p>
          </table:table-cell>
          <table:table-cell/>
        </table:table-row>
        <table:table-row table:style-name="ro1">
          <table:table-cell office:value-type="float" office:value="7.3326755">
            <text:p>7.3326755</text:p>
          </table:table-cell>
          <table:table-cell office:value-type="float" office:value="52.527218">
            <text:p>52.527218</text:p>
          </table:table-cell>
          <table:table-cell/>
        </table:table-row>
        <table:table-row table:style-name="ro1">
          <table:table-cell office:value-type="float" office:value="14.072136">
            <text:p>14.072136</text:p>
          </table:table-cell>
          <table:table-cell office:value-type="float" office:value="41.587902">
            <text:p>41.587902</text:p>
          </table:table-cell>
          <table:table-cell/>
        </table:table-row>
        <table:table-row table:style-name="ro1">
          <table:table-cell office:value-type="float" office:value="3.0539236">
            <text:p>3.0539236</text:p>
          </table:table-cell>
          <table:table-cell office:value-type="float" office:value="53.71569">
            <text:p>53.71569</text:p>
          </table:table-cell>
          <table:table-cell/>
        </table:table-row>
        <table:table-row table:style-name="ro1">
          <table:table-cell office:value-type="float" office:value="1.8137326">
            <text:p>1.8137326</text:p>
          </table:table-cell>
          <table:table-cell office:value-type="float" office:value="40.500717">
            <text:p>40.500717</text:p>
          </table:table-cell>
          <table:table-cell/>
        </table:table-row>
        <table:table-row table:style-name="ro1">
          <table:table-cell office:value-type="float" office:value="0.28949067">
            <text:p>0.28949067</text:p>
          </table:table-cell>
          <table:table-cell office:value-type="float" office:value="60.689655">
            <text:p>60.689655</text:p>
          </table:table-cell>
          <table:table-cell/>
        </table:table-row>
        <table:table-row table:style-name="ro1">
          <table:table-cell office:value-type="float" office:value="1.6171209">
            <text:p>1.6171209</text:p>
          </table:table-cell>
          <table:table-cell office:value-type="float" office:value="45.985195">
            <text:p>45.985195</text:p>
          </table:table-cell>
          <table:table-cell/>
        </table:table-row>
        <table:table-row table:style-name="ro1">
          <table:table-cell office:value-type="float" office:value="0.3310808">
            <text:p>0.3310808</text:p>
          </table:table-cell>
          <table:table-cell office:value-type="float" office:value="73.52941">
            <text:p>73.52941</text:p>
          </table:table-cell>
          <table:table-cell/>
        </table:table-row>
        <table:table-row table:style-name="ro1">
          <table:table-cell office:value-type="float" office:value="265.73306">
            <text:p>265.73306</text:p>
          </table:table-cell>
          <table:table-cell office:value-type="float" office:value="47.76319">
            <text:p>47.76319</text:p>
          </table:table-cell>
          <table:table-cell/>
        </table:table-row>
        <table:table-row table:style-name="ro1">
          <table:table-cell office:value-type="float" office:value="0.30330423">
            <text:p>0.30330423</text:p>
          </table:table-cell>
          <table:table-cell office:value-type="float" office:value="85.157234">
            <text:p>85.157234</text:p>
          </table:table-cell>
          <table:table-cell/>
        </table:table-row>
        <table:table-row table:style-name="ro1">
          <table:table-cell office:value-type="float" office:value="1.4727958">
            <text:p>1.4727958</text:p>
          </table:table-cell>
          <table:table-cell office:value-type="float" office:value="77.15031">
            <text:p>77.15031</text:p>
          </table:table-cell>
          <table:table-cell/>
        </table:table-row>
        <table:table-row table:style-name="ro1">
          <table:table-cell office:value-type="float" office:value="11.683451">
            <text:p>11.683451</text:p>
          </table:table-cell>
          <table:table-cell office:value-type="float" office:value="45.457508">
            <text:p>45.457508</text:p>
          </table:table-cell>
          <table:table-cell/>
        </table:table-row>
        <table:table-row table:style-name="ro1">
          <table:table-cell office:value-type="float" office:value="7.3299084">
            <text:p>7.3299084</text:p>
          </table:table-cell>
          <table:table-cell office:value-type="float" office:value="37.56047">
            <text:p>37.56047</text:p>
          </table:table-cell>
          <table:table-cell/>
        </table:table-row>
        <table:table-row table:style-name="ro1">
          <table:table-cell office:value-type="float" office:value="44.056103">
            <text:p>44.056103</text:p>
          </table:table-cell>
          <table:table-cell office:value-type="float" office:value="47.30511">
            <text:p>47.30511</text:p>
          </table:table-cell>
          <table:table-cell/>
        </table:table-row>
        <table:table-row table:style-name="ro1">
          <table:table-cell office:value-type="float" office:value="1.247494">
            <text:p>1.247494</text:p>
          </table:table-cell>
          <table:table-cell office:value-type="float" office:value="48.614372">
            <text:p>48.614372</text:p>
          </table:table-cell>
          <table:table-cell/>
        </table:table-row>
        <table:table-row table:style-name="ro1">
          <table:table-cell office:value-type="float" office:value="0.81804085">
            <text:p>0.81804085</text:p>
          </table:table-cell>
          <table:table-cell office:value-type="float" office:value="75.59091">
            <text:p>75.59091</text:p>
          </table:table-cell>
          <table:table-cell/>
        </table:table-row>
        <table:table-row table:style-name="ro1">
          <table:table-cell office:value-type="float" office:value="4.75523">
            <text:p>4.75523</text:p>
          </table:table-cell>
          <table:table-cell office:value-type="float" office:value="69.598816">
            <text:p>69.598816</text:p>
          </table:table-cell>
          <table:table-cell/>
        </table:table-row>
        <table:table-row table:style-name="ro1">
          <table:table-cell office:value-type="float" office:value="16.907946">
            <text:p>16.907946</text:p>
          </table:table-cell>
          <table:table-cell office:value-type="float" office:value="66.76094">
            <text:p>66.76094</text:p>
          </table:table-cell>
          <table:table-cell/>
        </table:table-row>
        <table:table-row table:style-name="ro1">
          <table:table-cell office:value-type="float" office:value="0.31046483">
            <text:p>0.31046483</text:p>
          </table:table-cell>
          <table:table-cell office:value-type="float" office:value="54.17323">
            <text:p>54.17323</text:p>
          </table:table-cell>
          <table:table-cell/>
        </table:table-row>
        <table:table-row table:style-name="ro1">
          <table:table-cell office:value-type="float" office:value="1.1230364">
            <text:p>1.1230364</text:p>
          </table:table-cell>
          <table:table-cell office:value-type="float" office:value="78.14458">
            <text:p>78.14458</text:p>
          </table:table-cell>
          <table:table-cell/>
        </table:table-row>
        <table:table-row table:style-name="ro1">
          <table:table-cell office:value-type="float" office:value="4.831955">
            <text:p>4.831955</text:p>
          </table:table-cell>
          <table:table-cell office:value-type="float" office:value="62.169">
            <text:p>62.169</text:p>
          </table:table-cell>
          <table:table-cell/>
        </table:table-row>
        <table:table-row table:style-name="ro1">
          <table:table-cell office:value-type="float" office:value="7.0892696">
            <text:p>7.0892696</text:p>
          </table:table-cell>
          <table:table-cell office:value-type="float" office:value="68.606834">
            <text:p>68.606834</text:p>
          </table:table-cell>
          <table:table-cell/>
        </table:table-row>
        <table:table-row table:style-name="ro1">
          <table:table-cell office:value-type="float" office:value="8.353413">
            <text:p>8.353413</text:p>
          </table:table-cell>
          <table:table-cell office:value-type="float" office:value="63.20681">
            <text:p>63.20681</text:p>
          </table:table-cell>
          <table:table-cell/>
        </table:table-row>
        <table:table-row table:style-name="ro1">
          <table:table-cell office:value-type="float" office:value="5.733161">
            <text:p>5.733161</text:p>
          </table:table-cell>
          <table:table-cell office:value-type="float" office:value="54.751934">
            <text:p>54.751934</text:p>
          </table:table-cell>
          <table:table-cell/>
        </table:table-row>
        <table:table-row table:style-name="ro1">
          <table:table-cell office:value-type="float" office:value="3.1707394">
            <text:p>3.1707394</text:p>
          </table:table-cell>
          <table:table-cell office:value-type="float" office:value="47.26688">
            <text:p>47.26688</text:p>
          </table:table-cell>
          <table:table-cell/>
        </table:table-row>
        <table:table-row table:style-name="ro1">
          <table:table-cell office:value-type="float" office:value="2.8411949">
            <text:p>2.8411949</text:p>
          </table:table-cell>
          <table:table-cell office:value-type="float" office:value="57.74472">
            <text:p>57.74472</text:p>
          </table:table-cell>
          <table:table-cell/>
        </table:table-row>
        <table:table-row table:style-name="ro1">
          <table:table-cell office:value-type="float" office:value="2.507419">
            <text:p>2.507419</text:p>
          </table:table-cell>
          <table:table-cell office:value-type="float" office:value="73.57304">
            <text:p>73.57304</text:p>
          </table:table-cell>
          <table:table-cell/>
        </table:table-row>
        <table:table-row table:style-name="ro1">
          <table:table-cell office:value-type="float" office:value="6.8117466">
            <text:p>6.8117466</text:p>
          </table:table-cell>
          <table:table-cell office:value-type="float" office:value="30.67056">
            <text:p>30.67056</text:p>
          </table:table-cell>
          <table:table-cell/>
        </table:table-row>
        <table:table-row table:style-name="ro1">
          <table:table-cell office:value-type="float" office:value="2.9439116">
            <text:p>2.9439116</text:p>
          </table:table-cell>
          <table:table-cell office:value-type="float" office:value="68.11409">
            <text:p>68.11409</text:p>
          </table:table-cell>
          <table:table-cell/>
        </table:table-row>
        <table:table-row table:style-name="ro1">
          <table:table-cell office:value-type="float" office:value="25.676277">
            <text:p>25.676277</text:p>
          </table:table-cell>
          <table:table-cell office:value-type="float" office:value="43.29979">
            <text:p>43.29979</text:p>
          </table:table-cell>
          <table:table-cell/>
        </table:table-row>
        <table:table-row table:style-name="ro1">
          <table:table-cell office:value-type="float" office:value="0.7936477">
            <text:p>0.7936477</text:p>
          </table:table-cell>
          <table:table-cell office:value-type="float" office:value="82.67449">
            <text:p>82.67449</text:p>
          </table:table-cell>
          <table:table-cell/>
        </table:table-row>
        <table:table-row table:style-name="ro1">
          <table:table-cell office:value-type="float" office:value="5.0900283">
            <text:p>5.0900283</text:p>
          </table:table-cell>
          <table:table-cell office:value-type="float" office:value="54.3609">
            <text:p>54.3609</text:p>
          </table:table-cell>
          <table:table-cell/>
        </table:table-row>
        <table:table-row table:style-name="ro1">
          <table:table-cell office:value-type="float" office:value="3.8236833">
            <text:p>3.8236833</text:p>
          </table:table-cell>
          <table:table-cell office:value-type="float" office:value="42.04706">
            <text:p>42.04706</text:p>
          </table:table-cell>
          <table:table-cell/>
        </table:table-row>
        <table:table-row table:style-name="ro1">
          <table:table-cell office:value-type="float" office:value="0.74760103">
            <text:p>0.74760103</text:p>
          </table:table-cell>
          <table:table-cell office:value-type="float" office:value="34.71656">
            <text:p>34.71656</text:p>
          </table:table-cell>
          <table:table-cell/>
        </table:table-row>
        <table:table-row table:style-name="ro1">
          <table:table-cell office:value-type="float" office:value="0.705532">
            <text:p>0.705532</text:p>
          </table:table-cell>
          <table:table-cell office:value-type="float" office:value="44.351463">
            <text:p>44.351463</text:p>
          </table:table-cell>
          <table:table-cell/>
        </table:table-row>
        <table:table-row table:style-name="ro1">
          <table:table-cell office:value-type="float" office:value="2.2062979">
            <text:p>2.2062979</text:p>
          </table:table-cell>
          <table:table-cell office:value-type="float" office:value="27.868454">
            <text:p>27.868454</text:p>
          </table:table-cell>
          <table:table-cell/>
        </table:table-row>
        <table:table-row table:style-name="ro1">
          <table:table-cell office:value-type="float" office:value="1.6658554">
            <text:p>1.6658554</text:p>
          </table:table-cell>
          <table:table-cell office:value-type="float" office:value="67.76923">
            <text:p>67.76923</text:p>
          </table:table-cell>
          <table:table-cell/>
        </table:table-row>
        <table:table-row table:style-name="ro1">
          <table:table-cell office:value-type="float" office:value="17.827229">
            <text:p>17.827229</text:p>
          </table:table-cell>
          <table:table-cell office:value-type="float" office:value="37.47272">
            <text:p>37.47272</text:p>
          </table:table-cell>
          <table:table-cell/>
        </table:table-row>
        <table:table-row table:style-name="ro1">
          <table:table-cell office:value-type="float" office:value="16.19695">
            <text:p>16.19695</text:p>
          </table:table-cell>
          <table:table-cell office:value-type="float" office:value="67.008385">
            <text:p>67.008385</text:p>
          </table:table-cell>
          <table:table-cell/>
        </table:table-row>
        <table:table-row table:style-name="ro1">
          <table:table-cell office:value-type="float" office:value="0.73686767">
            <text:p>0.73686767</text:p>
          </table:table-cell>
          <table:table-cell office:value-type="float" office:value="81.70635">
            <text:p>81.70635</text:p>
          </table:table-cell>
          <table:table-cell/>
        </table:table-row>
        <table:table-row table:style-name="ro1">
          <table:table-cell office:value-type="float" office:value="24.406513">
            <text:p>24.406513</text:p>
          </table:table-cell>
          <table:table-cell office:value-type="float" office:value="56.801617">
            <text:p>56.801617</text:p>
          </table:table-cell>
          <table:table-cell/>
        </table:table-row>
        <table:table-row table:style-name="ro1">
          <table:table-cell office:value-type="float" office:value="1.6374707">
            <text:p>1.6374707</text:p>
          </table:table-cell>
          <table:table-cell office:value-type="float" office:value="78.32535">
            <text:p>78.32535</text:p>
          </table:table-cell>
          <table:table-cell/>
        </table:table-row>
        <table:table-row table:style-name="ro1">
          <table:table-cell office:value-type="float" office:value="423.62326">
            <text:p>423.62326</text:p>
          </table:table-cell>
          <table:table-cell office:value-type="float" office:value="44.50652">
            <text:p>44.50652</text:p>
          </table:table-cell>
          <table:table-cell/>
        </table:table-row>
        <table:table-row table:style-name="ro1">
          <table:table-cell office:value-type="float" office:value="459.68622">
            <text:p>459.68622</text:p>
          </table:table-cell>
          <table:table-cell office:value-type="float" office:value="37.026306">
            <text:p>37.026306</text:p>
          </table:table-cell>
          <table:table-cell/>
        </table:table-row>
        <table:table-row table:style-name="ro1">
          <table:table-cell office:value-type="float" office:value="77.52727">
            <text:p>77.52727</text:p>
          </table:table-cell>
          <table:table-cell office:value-type="float" office:value="51.858727">
            <text:p>51.858727</text:p>
          </table:table-cell>
          <table:table-cell/>
        </table:table-row>
        <table:table-row table:style-name="ro1">
          <table:table-cell office:value-type="float" office:value="145.67221">
            <text:p>145.67221</text:p>
          </table:table-cell>
          <table:table-cell office:value-type="float" office:value="41.917118">
            <text:p>41.917118</text:p>
          </table:table-cell>
          <table:table-cell/>
        </table:table-row>
        <table:table-row table:style-name="ro1">
          <table:table-cell office:value-type="float" office:value="386.29834">
            <text:p>386.29834</text:p>
          </table:table-cell>
          <table:table-cell office:value-type="float" office:value="37.486073">
            <text:p>37.486073</text:p>
          </table:table-cell>
          <table:table-cell/>
        </table:table-row>
        <table:table-row table:style-name="ro1">
          <table:table-cell office:value-type="float" office:value="137.04527">
            <text:p>137.04527</text:p>
          </table:table-cell>
          <table:table-cell office:value-type="float" office:value="40.73513">
            <text:p>40.73513</text:p>
          </table:table-cell>
          <table:table-cell/>
        </table:table-row>
        <table:table-row table:style-name="ro1">
          <table:table-cell office:value-type="float" office:value="141.4171">
            <text:p>141.4171</text:p>
          </table:table-cell>
          <table:table-cell office:value-type="float" office:value="43.618855">
            <text:p>43.618855</text:p>
          </table:table-cell>
          <table:table-cell/>
        </table:table-row>
        <table:table-row table:style-name="ro1">
          <table:table-cell office:value-type="float" office:value="87.78896">
            <text:p>87.78896</text:p>
          </table:table-cell>
          <table:table-cell office:value-type="float" office:value="43.223732">
            <text:p>43.223732</text:p>
          </table:table-cell>
          <table:table-cell/>
        </table:table-row>
        <table:table-row table:style-name="ro1">
          <table:table-cell office:value-type="float" office:value="78.60701">
            <text:p>78.60701</text:p>
          </table:table-cell>
          <table:table-cell office:value-type="float" office:value="47.494053">
            <text:p>47.494053</text:p>
          </table:table-cell>
          <table:table-cell/>
        </table:table-row>
        <table:table-row table:style-name="ro1">
          <table:table-cell office:value-type="float" office:value="421.2789">
            <text:p>421.2789</text:p>
          </table:table-cell>
          <table:table-cell office:value-type="float" office:value="32.715878">
            <text:p>32.715878</text:p>
          </table:table-cell>
          <table:table-cell/>
        </table:table-row>
        <table:table-row table:style-name="ro1">
          <table:table-cell office:value-type="float" office:value="63.891514">
            <text:p>63.891514</text:p>
          </table:table-cell>
          <table:table-cell office:value-type="float" office:value="56.594307">
            <text:p>56.594307</text:p>
          </table:table-cell>
          <table:table-cell/>
        </table:table-row>
        <table:table-row table:style-name="ro1">
          <table:table-cell office:value-type="float" office:value="98.57253">
            <text:p>98.57253</text:p>
          </table:table-cell>
          <table:table-cell office:value-type="float" office:value="41.187004">
            <text:p>41.187004</text:p>
          </table:table-cell>
          <table:table-cell/>
        </table:table-row>
        <table:table-row table:style-name="ro1">
          <table:table-cell office:value-type="float" office:value="17.763977">
            <text:p>17.763977</text:p>
          </table:table-cell>
          <table:table-cell office:value-type="float" office:value="79.528534">
            <text:p>79.528534</text:p>
          </table:table-cell>
          <table:table-cell/>
        </table:table-row>
        <table:table-row table:style-name="ro1">
          <table:table-cell office:value-type="float" office:value="63.277023">
            <text:p>63.277023</text:p>
          </table:table-cell>
          <table:table-cell office:value-type="float" office:value="72.06971">
            <text:p>72.06971</text:p>
          </table:table-cell>
          <table:table-cell/>
        </table:table-row>
        <table:table-row table:style-name="ro1">
          <table:table-cell office:value-type="float" office:value="36.657825">
            <text:p>36.657825</text:p>
          </table:table-cell>
          <table:table-cell office:value-type="float" office:value="71.19584">
            <text:p>71.19584</text:p>
          </table:table-cell>
          <table:table-cell/>
        </table:table-row>
        <table:table-row table:style-name="ro1">
          <table:table-cell office:value-type="float" office:value="134.85751">
            <text:p>134.85751</text:p>
          </table:table-cell>
          <table:table-cell office:value-type="float" office:value="56.430298">
            <text:p>56.430298</text:p>
          </table:table-cell>
          <table:table-cell/>
        </table:table-row>
        <table:table-row table:style-name="ro1">
          <table:table-cell office:value-type="float" office:value="512.49854">
            <text:p>512.49854</text:p>
          </table:table-cell>
          <table:table-cell office:value-type="float" office:value="32.447327">
            <text:p>32.447327</text:p>
          </table:table-cell>
          <table:table-cell/>
        </table:table-row>
        <table:table-row table:style-name="ro1">
          <table:table-cell office:value-type="float" office:value="9.842915">
            <text:p>9.842915</text:p>
          </table:table-cell>
          <table:table-cell office:value-type="float" office:value="72.40464">
            <text:p>72.40464</text:p>
          </table:table-cell>
          <table:table-cell/>
        </table:table-row>
        <table:table-row table:style-name="ro1">
          <table:table-cell office:value-type="float" office:value="71.97232">
            <text:p>71.97232</text:p>
          </table:table-cell>
          <table:table-cell office:value-type="float" office:value="57.207573">
            <text:p>57.207573</text:p>
          </table:table-cell>
          <table:table-cell/>
        </table:table-row>
        <table:table-row table:style-name="ro1">
          <table:table-cell office:value-type="float" office:value="70.56579">
            <text:p>70.56579</text:p>
          </table:table-cell>
          <table:table-cell office:value-type="float" office:value="61.081932">
            <text:p>61.081932</text:p>
          </table:table-cell>
          <table:table-cell/>
        </table:table-row>
        <table:table-row table:style-name="ro1">
          <table:table-cell office:value-type="float" office:value="114.77307">
            <text:p>114.77307</text:p>
          </table:table-cell>
          <table:table-cell office:value-type="float" office:value="73.10974">
            <text:p>73.10974</text:p>
          </table:table-cell>
          <table:table-cell/>
        </table:table-row>
        <table:table-row table:style-name="ro1">
          <table:table-cell office:value-type="float" office:value="54.060833">
            <text:p>54.060833</text:p>
          </table:table-cell>
          <table:table-cell office:value-type="float" office:value="65.12626">
            <text:p>65.12626</text:p>
          </table:table-cell>
          <table:table-cell/>
        </table:table-row>
        <table:table-row table:style-name="ro1">
          <table:table-cell office:value-type="float" office:value="32.593094">
            <text:p>32.593094</text:p>
          </table:table-cell>
          <table:table-cell office:value-type="float" office:value="68.53222">
            <text:p>68.53222</text:p>
          </table:table-cell>
          <table:table-cell/>
        </table:table-row>
        <table:table-row table:style-name="ro1">
          <table:table-cell office:value-type="float" office:value="21.084797">
            <text:p>21.084797</text:p>
          </table:table-cell>
          <table:table-cell office:value-type="float" office:value="57.237988">
            <text:p>57.237988</text:p>
          </table:table-cell>
          <table:table-cell/>
        </table:table-row>
        <table:table-row table:style-name="ro1">
          <table:table-cell office:value-type="float" office:value="7.329238">
            <text:p>7.329238</text:p>
          </table:table-cell>
          <table:table-cell office:value-type="float" office:value="73.75182">
            <text:p>73.75182</text:p>
          </table:table-cell>
          <table:table-cell/>
        </table:table-row>
        <table:table-row table:style-name="ro1">
          <table:table-cell office:value-type="float" office:value="363.9875">
            <text:p>363.9875</text:p>
          </table:table-cell>
          <table:table-cell office:value-type="float" office:value="51.82455">
            <text:p>51.82455</text:p>
          </table:table-cell>
          <table:table-cell/>
        </table:table-row>
        <table:table-row table:style-name="ro1">
          <table:table-cell office:value-type="float" office:value="131.32939">
            <text:p>131.32939</text:p>
          </table:table-cell>
          <table:table-cell office:value-type="float" office:value="60.392303">
            <text:p>60.392303</text:p>
          </table:table-cell>
          <table:table-cell/>
        </table:table-row>
        <table:table-row table:style-name="ro1">
          <table:table-cell office:value-type="float" office:value="64.9267">
            <text:p>64.9267</text:p>
          </table:table-cell>
          <table:table-cell office:value-type="float" office:value="53.749252">
            <text:p>53.749252</text:p>
          </table:table-cell>
          <table:table-cell/>
        </table:table-row>
        <table:table-row table:style-name="ro1">
          <table:table-cell office:value-type="float" office:value="4.3070683">
            <text:p>4.3070683</text:p>
          </table:table-cell>
          <table:table-cell office:value-type="float" office:value="65.92798">
            <text:p>65.92798</text:p>
          </table:table-cell>
          <table:table-cell/>
        </table:table-row>
        <table:table-row table:style-name="ro1">
          <table:table-cell office:value-type="float" office:value="33.946274">
            <text:p>33.946274</text:p>
          </table:table-cell>
          <table:table-cell office:value-type="float" office:value="29.59457">
            <text:p>29.59457</text:p>
          </table:table-cell>
          <table:table-cell/>
        </table:table-row>
        <table:table-row table:style-name="ro1">
          <table:table-cell office:value-type="float" office:value="18.464384">
            <text:p>18.464384</text:p>
          </table:table-cell>
          <table:table-cell office:value-type="float" office:value="75.83953">
            <text:p>75.83953</text:p>
          </table:table-cell>
          <table:table-cell/>
        </table:table-row>
        <table:table-row table:style-name="ro1">
          <table:table-cell office:value-type="float" office:value="5.027551">
            <text:p>5.027551</text:p>
          </table:table-cell>
          <table:table-cell office:value-type="float" office:value="59.386875">
            <text:p>59.386875</text:p>
          </table:table-cell>
          <table:table-cell/>
        </table:table-row>
        <table:table-row table:style-name="ro1">
          <table:table-cell office:value-type="float" office:value="8.217497">
            <text:p>8.217497</text:p>
          </table:table-cell>
          <table:table-cell office:value-type="float" office:value="71.27569">
            <text:p>71.27569</text:p>
          </table:table-cell>
          <table:table-cell/>
        </table:table-row>
        <table:table-row table:style-name="ro1">
          <table:table-cell office:value-type="float" office:value="10.962623">
            <text:p>10.962623</text:p>
          </table:table-cell>
          <table:table-cell office:value-type="float" office:value="58.49338">
            <text:p>58.49338</text:p>
          </table:table-cell>
          <table:table-cell/>
        </table:table-row>
        <table:table-row table:style-name="ro1">
          <table:table-cell office:value-type="float" office:value="16.829332">
            <text:p>16.829332</text:p>
          </table:table-cell>
          <table:table-cell office:value-type="float" office:value="65.60447">
            <text:p>65.60447</text:p>
          </table:table-cell>
          <table:table-cell/>
        </table:table-row>
        <table:table-row table:style-name="ro1">
          <table:table-cell office:value-type="float" office:value="12.698867">
            <text:p>12.698867</text:p>
          </table:table-cell>
          <table:table-cell office:value-type="float" office:value="52.988323">
            <text:p>52.988323</text:p>
          </table:table-cell>
          <table:table-cell/>
        </table:table-row>
        <table:table-row table:style-name="ro1">
          <table:table-cell office:value-type="float" office:value="113.41963">
            <text:p>113.41963</text:p>
          </table:table-cell>
          <table:table-cell office:value-type="float" office:value="54.30185">
            <text:p>54.30185</text:p>
          </table:table-cell>
          <table:table-cell/>
        </table:table-row>
        <table:table-row table:style-name="ro1">
          <table:table-cell office:value-type="float" office:value="34.46468">
            <text:p>34.46468</text:p>
          </table:table-cell>
          <table:table-cell office:value-type="float" office:value="61.608692">
            <text:p>61.608692</text:p>
          </table:table-cell>
          <table:table-cell/>
        </table:table-row>
        <table:table-row table:style-name="ro1">
          <table:table-cell office:value-type="float" office:value="376.15164">
            <text:p>376.15164</text:p>
          </table:table-cell>
          <table:table-cell office:value-type="float" office:value="46.61849">
            <text:p>46.61849</text:p>
          </table:table-cell>
          <table:table-cell/>
        </table:table-row>
        <table:table-row table:style-name="ro1">
          <table:table-cell office:value-type="float" office:value="15.684117">
            <text:p>15.684117</text:p>
          </table:table-cell>
          <table:table-cell office:value-type="float" office:value="84.553345">
            <text:p>84.553345</text:p>
          </table:table-cell>
          <table:table-cell/>
        </table:table-row>
        <table:table-row table:style-name="ro1">
          <table:table-cell office:value-type="float" office:value="86.52443">
            <text:p>86.52443</text:p>
          </table:table-cell>
          <table:table-cell office:value-type="float" office:value="61.25007">
            <text:p>61.25007</text:p>
          </table:table-cell>
          <table:table-cell/>
        </table:table-row>
        <table:table-row table:style-name="ro1">
          <table:table-cell office:value-type="float" office:value="20.088228">
            <text:p>20.088228</text:p>
          </table:table-cell>
          <table:table-cell office:value-type="float" office:value="64.63221">
            <text:p>64.63221</text:p>
          </table:table-cell>
          <table:table-cell/>
        </table:table-row>
        <table:table-row table:style-name="ro1">
          <table:table-cell office:value-type="float" office:value="8.947023">
            <text:p>8.947023</text:p>
          </table:table-cell>
          <table:table-cell office:value-type="float" office:value="49.11647">
            <text:p>49.11647</text:p>
          </table:table-cell>
          <table:table-cell/>
        </table:table-row>
        <table:table-row table:style-name="ro1">
          <table:table-cell office:value-type="float" office:value="6.26641">
            <text:p>6.26641</text:p>
          </table:table-cell>
          <table:table-cell office:value-type="float" office:value="79.5231">
            <text:p>79.5231</text:p>
          </table:table-cell>
          <table:table-cell/>
        </table:table-row>
        <table:table-row table:style-name="ro1">
          <table:table-cell office:value-type="float" office:value="99.48977">
            <text:p>99.48977</text:p>
          </table:table-cell>
          <table:table-cell office:value-type="float" office:value="58.648705">
            <text:p>58.648705</text:p>
          </table:table-cell>
          <table:table-cell/>
        </table:table-row>
        <table:table-row table:style-name="ro1">
          <table:table-cell office:value-type="float" office:value="197.65436">
            <text:p>197.65436</text:p>
          </table:table-cell>
          <table:table-cell office:value-type="float" office:value="58.333332">
            <text:p>58.333332</text:p>
          </table:table-cell>
          <table:table-cell/>
        </table:table-row>
        <table:table-row table:style-name="ro1">
          <table:table-cell office:value-type="float" office:value="151.73265">
            <text:p>151.73265</text:p>
          </table:table-cell>
          <table:table-cell office:value-type="float" office:value="38.04894">
            <text:p>38.04894</text:p>
          </table:table-cell>
          <table:table-cell/>
        </table:table-row>
        <table:table-row table:style-name="ro1">
          <table:table-cell office:value-type="float" office:value="11.137352">
            <text:p>11.137352</text:p>
          </table:table-cell>
          <table:table-cell office:value-type="float" office:value="66.32912">
            <text:p>66.32912</text:p>
          </table:table-cell>
          <table:table-cell/>
        </table:table-row>
        <table:table-row table:style-name="ro1">
          <table:table-cell office:value-type="float" office:value="3.8275867">
            <text:p>3.8275867</text:p>
          </table:table-cell>
          <table:table-cell office:value-type="float" office:value="70.95282">
            <text:p>70.95282</text:p>
          </table:table-cell>
          <table:table-cell/>
        </table:table-row>
        <table:table-row table:style-name="ro1">
          <table:table-cell office:value-type="float" office:value="10.371911">
            <text:p>10.371911</text:p>
          </table:table-cell>
          <table:table-cell office:value-type="float" office:value="51.734505">
            <text:p>51.734505</text:p>
          </table:table-cell>
          <table:table-cell/>
        </table:table-row>
        <table:table-row table:style-name="ro1">
          <table:table-cell office:value-type="float" office:value="139.84984">
            <text:p>139.84984</text:p>
          </table:table-cell>
          <table:table-cell office:value-type="float" office:value="56.292244">
            <text:p>56.292244</text:p>
          </table:table-cell>
          <table:table-cell/>
        </table:table-row>
        <table:table-row table:style-name="ro1">
          <table:table-cell office:value-type="float" office:value="76.94345">
            <text:p>76.94345</text:p>
          </table:table-cell>
          <table:table-cell office:value-type="float" office:value="58.198788">
            <text:p>58.198788</text:p>
          </table:table-cell>
          <table:table-cell/>
        </table:table-row>
        <table:table-row table:style-name="ro1">
          <table:table-cell office:value-type="float" office:value="75.11199">
            <text:p>75.11199</text:p>
          </table:table-cell>
          <table:table-cell office:value-type="float" office:value="61.550648">
            <text:p>61.550648</text:p>
          </table:table-cell>
          <table:table-cell/>
        </table:table-row>
        <table:table-row table:style-name="ro1">
          <table:table-cell office:value-type="float" office:value="397.5429">
            <text:p>397.5429</text:p>
          </table:table-cell>
          <table:table-cell office:value-type="float" office:value="38.082253">
            <text:p>38.082253</text:p>
          </table:table-cell>
          <table:table-cell/>
        </table:table-row>
        <table:table-row table:style-name="ro1">
          <table:table-cell office:value-type="float" office:value="7.563346">
            <text:p>7.563346</text:p>
          </table:table-cell>
          <table:table-cell office:value-type="float" office:value="49.795475">
            <text:p>49.795475</text:p>
          </table:table-cell>
          <table:table-cell/>
        </table:table-row>
        <table:table-row table:style-name="ro1">
          <table:table-cell office:value-type="float" office:value="39.091515">
            <text:p>39.091515</text:p>
          </table:table-cell>
          <table:table-cell office:value-type="float" office:value="74.48911">
            <text:p>74.48911</text:p>
          </table:table-cell>
          <table:table-cell/>
        </table:table-row>
        <table:table-row table:style-name="ro1">
          <table:table-cell office:value-type="float" office:value="64.51724">
            <text:p>64.51724</text:p>
          </table:table-cell>
          <table:table-cell office:value-type="float" office:value="74.99278">
            <text:p>74.99278</text:p>
          </table:table-cell>
          <table:table-cell/>
        </table:table-row>
        <table:table-row table:style-name="ro1">
          <table:table-cell office:value-type="float" office:value="17.332611">
            <text:p>17.332611</text:p>
          </table:table-cell>
          <table:table-cell office:value-type="float" office:value="60.134636">
            <text:p>60.134636</text:p>
          </table:table-cell>
          <table:table-cell/>
        </table:table-row>
        <table:table-row table:style-name="ro1">
          <table:table-cell office:value-type="float" office:value="441.782">
            <text:p>441.782</text:p>
          </table:table-cell>
          <table:table-cell office:value-type="float" office:value="40.808014">
            <text:p>40.808014</text:p>
          </table:table-cell>
          <table:table-cell/>
        </table:table-row>
        <table:table-row table:style-name="ro1">
          <table:table-cell office:value-type="float" office:value="69.15536">
            <text:p>69.15536</text:p>
          </table:table-cell>
          <table:table-cell office:value-type="float" office:value="37.651">
            <text:p>37.651</text:p>
          </table:table-cell>
          <table:table-cell/>
        </table:table-row>
        <table:table-row table:style-name="ro1">
          <table:table-cell office:value-type="float" office:value="214.07536">
            <text:p>214.07536</text:p>
          </table:table-cell>
          <table:table-cell office:value-type="float" office:value="41.43914">
            <text:p>41.43914</text:p>
          </table:table-cell>
          <table:table-cell/>
        </table:table-row>
        <table:table-row table:style-name="ro1">
          <table:table-cell office:value-type="float" office:value="207.07887">
            <text:p>207.07887</text:p>
          </table:table-cell>
          <table:table-cell office:value-type="float" office:value="53.370106">
            <text:p>53.370106</text:p>
          </table:table-cell>
          <table:table-cell/>
        </table:table-row>
        <table:table-row table:style-name="ro1">
          <table:table-cell office:value-type="float" office:value="581.83307">
            <text:p>581.83307</text:p>
          </table:table-cell>
          <table:table-cell office:value-type="float" office:value="47.14989">
            <text:p>47.14989</text:p>
          </table:table-cell>
          <table:table-cell/>
        </table:table-row>
        <table:table-row table:style-name="ro1">
          <table:table-cell office:value-type="float" office:value="115.81604">
            <text:p>115.81604</text:p>
          </table:table-cell>
          <table:table-cell office:value-type="float" office:value="53.44388">
            <text:p>53.44388</text:p>
          </table:table-cell>
          <table:table-cell/>
        </table:table-row>
        <table:table-row table:style-name="ro1">
          <table:table-cell office:value-type="float" office:value="34.673767">
            <text:p>34.673767</text:p>
          </table:table-cell>
          <table:table-cell office:value-type="float" office:value="62.35803">
            <text:p>62.35803</text:p>
          </table:table-cell>
          <table:table-cell/>
        </table:table-row>
        <table:table-row table:style-name="ro1">
          <table:table-cell office:value-type="float" office:value="49.995956">
            <text:p>49.995956</text:p>
          </table:table-cell>
          <table:table-cell office:value-type="float" office:value="76.612755">
            <text:p>76.612755</text:p>
          </table:table-cell>
          <table:table-cell/>
        </table:table-row>
        <table:table-row table:style-name="ro1">
          <table:table-cell office:value-type="float" office:value="202.39368">
            <text:p>202.39368</text:p>
          </table:table-cell>
          <table:table-cell office:value-type="float" office:value="53.745537">
            <text:p>53.745537</text:p>
          </table:table-cell>
          <table:table-cell/>
        </table:table-row>
        <table:table-row table:style-name="ro1">
          <table:table-cell office:value-type="float" office:value="473.63095">
            <text:p>473.63095</text:p>
          </table:table-cell>
          <table:table-cell office:value-type="float" office:value="53.27173">
            <text:p>53.27173</text:p>
          </table:table-cell>
          <table:table-cell/>
        </table:table-row>
        <table:table-row table:style-name="ro1">
          <table:table-cell office:value-type="float" office:value="89.93781">
            <text:p>89.93781</text:p>
          </table:table-cell>
          <table:table-cell office:value-type="float" office:value="69.06595">
            <text:p>69.06595</text:p>
          </table:table-cell>
          <table:table-cell/>
        </table:table-row>
        <table:table-row table:style-name="ro1">
          <table:table-cell office:value-type="float" office:value="156.423">
            <text:p>156.423</text:p>
          </table:table-cell>
          <table:table-cell office:value-type="float" office:value="46.04042">
            <text:p>46.04042</text:p>
          </table:table-cell>
          <table:table-cell/>
        </table:table-row>
        <table:table-row table:style-name="ro1">
          <table:table-cell office:value-type="float" office:value="62.7882">
            <text:p>62.7882</text:p>
          </table:table-cell>
          <table:table-cell office:value-type="float" office:value="67.55647">
            <text:p>67.55647</text:p>
          </table:table-cell>
          <table:table-cell/>
        </table:table-row>
        <table:table-row table:style-name="ro1">
          <table:table-cell office:value-type="float" office:value="23.175056">
            <text:p>23.175056</text:p>
          </table:table-cell>
          <table:table-cell office:value-type="float" office:value="72.7398">
            <text:p>72.7398</text:p>
          </table:table-cell>
          <table:table-cell/>
        </table:table-row>
        <table:table-row table:style-name="ro1">
          <table:table-cell office:value-type="float" office:value="7.074883">
            <text:p>7.074883</text:p>
          </table:table-cell>
          <table:table-cell office:value-type="float" office:value="69.35627">
            <text:p>69.35627</text:p>
          </table:table-cell>
          <table:table-cell/>
        </table:table-row>
        <table:table-row table:style-name="ro1">
          <table:table-cell office:value-type="float" office:value="24.020187">
            <text:p>24.020187</text:p>
          </table:table-cell>
          <table:table-cell office:value-type="float" office:value="74.826096">
            <text:p>74.826096</text:p>
          </table:table-cell>
          <table:table-cell/>
        </table:table-row>
        <table:table-row table:style-name="ro1">
          <table:table-cell office:value-type="float" office:value="133.37024">
            <text:p>133.37024</text:p>
          </table:table-cell>
          <table:table-cell office:value-type="float" office:value="50.593697">
            <text:p>50.593697</text:p>
          </table:table-cell>
          <table:table-cell/>
        </table:table-row>
        <table:table-row table:style-name="ro1">
          <table:table-cell office:value-type="float" office:value="16.186914">
            <text:p>16.186914</text:p>
          </table:table-cell>
          <table:table-cell office:value-type="float" office:value="64.22792">
            <text:p>64.22792</text:p>
          </table:table-cell>
          <table:table-cell/>
        </table:table-row>
        <table:table-row table:style-name="ro1">
          <table:table-cell office:value-type="float" office:value="17.246729">
            <text:p>17.246729</text:p>
          </table:table-cell>
          <table:table-cell office:value-type="float" office:value="76.32159">
            <text:p>76.32159</text:p>
          </table:table-cell>
          <table:table-cell/>
        </table:table-row>
        <table:table-row table:style-name="ro1">
          <table:table-cell office:value-type="float" office:value="15.61332">
            <text:p>15.61332</text:p>
          </table:table-cell>
          <table:table-cell office:value-type="float" office:value="74.02597">
            <text:p>74.02597</text:p>
          </table:table-cell>
          <table:table-cell/>
        </table:table-row>
        <table:table-row table:style-name="ro1">
          <table:table-cell office:value-type="float" office:value="13.817515">
            <text:p>13.817515</text:p>
          </table:table-cell>
          <table:table-cell office:value-type="float" office:value="74.867615">
            <text:p>74.867615</text:p>
          </table:table-cell>
          <table:table-cell/>
        </table:table-row>
        <table:table-row table:style-name="ro1">
          <table:table-cell office:value-type="float" office:value="9.3899145">
            <text:p>9.3899145</text:p>
          </table:table-cell>
          <table:table-cell office:value-type="float" office:value="67.57322">
            <text:p>67.57322</text:p>
          </table:table-cell>
          <table:table-cell/>
        </table:table-row>
        <table:table-row table:style-name="ro1">
          <table:table-cell office:value-type="float" office:value="14.962134">
            <text:p>14.962134</text:p>
          </table:table-cell>
          <table:table-cell office:value-type="float" office:value="79.62915">
            <text:p>79.62915</text:p>
          </table:table-cell>
          <table:table-cell/>
        </table:table-row>
        <table:table-row table:style-name="ro1">
          <table:table-cell office:value-type="float" office:value="3.751497">
            <text:p>3.751497</text:p>
          </table:table-cell>
          <table:table-cell office:value-type="float" office:value="49.809402">
            <text:p>49.809402</text:p>
          </table:table-cell>
          <table:table-cell/>
        </table:table-row>
        <table:table-row table:style-name="ro1">
          <table:table-cell office:value-type="float" office:value="64.8738">
            <text:p>64.8738</text:p>
          </table:table-cell>
          <table:table-cell office:value-type="float" office:value="47.24679">
            <text:p>47.24679</text:p>
          </table:table-cell>
          <table:table-cell/>
        </table:table-row>
        <table:table-row table:style-name="ro1">
          <table:table-cell office:value-type="float" office:value="30.371721">
            <text:p>30.371721</text:p>
          </table:table-cell>
          <table:table-cell office:value-type="float" office:value="87.29615">
            <text:p>87.29615</text:p>
          </table:table-cell>
          <table:table-cell/>
        </table:table-row>
        <table:table-row table:style-name="ro1">
          <table:table-cell office:value-type="float" office:value="165.15698">
            <text:p>165.15698</text:p>
          </table:table-cell>
          <table:table-cell office:value-type="float" office:value="75.669014">
            <text:p>75.669014</text:p>
          </table:table-cell>
          <table:table-cell/>
        </table:table-row>
        <table:table-row table:style-name="ro1">
          <table:table-cell office:value-type="float" office:value="82.28576">
            <text:p>82.28576</text:p>
          </table:table-cell>
          <table:table-cell office:value-type="float" office:value="76.20494">
            <text:p>76.20494</text:p>
          </table:table-cell>
          <table:table-cell/>
        </table:table-row>
        <table:table-row table:style-name="ro1">
          <table:table-cell office:value-type="float" office:value="26.820421">
            <text:p>26.820421</text:p>
          </table:table-cell>
          <table:table-cell office:value-type="float" office:value="57.51313">
            <text:p>57.51313</text:p>
          </table:table-cell>
          <table:table-cell/>
        </table:table-row>
        <table:table-row table:style-name="ro1">
          <table:table-cell office:value-type="float" office:value="16.294691">
            <text:p>16.294691</text:p>
          </table:table-cell>
          <table:table-cell office:value-type="float" office:value="79.23014">
            <text:p>79.23014</text:p>
          </table:table-cell>
          <table:table-cell/>
        </table:table-row>
        <table:table-row table:style-name="ro1">
          <table:table-cell office:value-type="float" office:value="235.70554">
            <text:p>235.70554</text:p>
          </table:table-cell>
          <table:table-cell office:value-type="float" office:value="39.919556">
            <text:p>39.919556</text:p>
          </table:table-cell>
          <table:table-cell/>
        </table:table-row>
        <table:table-row table:style-name="ro1">
          <table:table-cell office:value-type="float" office:value="23.180233">
            <text:p>23.180233</text:p>
          </table:table-cell>
          <table:table-cell office:value-type="float" office:value="73.90767">
            <text:p>73.90767</text:p>
          </table:table-cell>
          <table:table-cell/>
        </table:table-row>
        <table:table-row table:style-name="ro1">
          <table:table-cell office:value-type="float" office:value="15.893244">
            <text:p>15.893244</text:p>
          </table:table-cell>
          <table:table-cell office:value-type="float" office:value="84.09014">
            <text:p>84.09014</text:p>
          </table:table-cell>
          <table:table-cell/>
        </table:table-row>
        <table:table-row table:style-name="ro1">
          <table:table-cell office:value-type="float" office:value="12.566153">
            <text:p>12.566153</text:p>
          </table:table-cell>
          <table:table-cell office:value-type="float" office:value="53.178318">
            <text:p>53.178318</text:p>
          </table:table-cell>
          <table:table-cell/>
        </table:table-row>
        <table:table-row table:style-name="ro1">
          <table:table-cell office:value-type="float" office:value="25.845882">
            <text:p>25.845882</text:p>
          </table:table-cell>
          <table:table-cell office:value-type="float" office:value="72.07527">
            <text:p>72.07527</text:p>
          </table:table-cell>
          <table:table-cell/>
        </table:table-row>
        <table:table-row table:style-name="ro1">
          <table:table-cell office:value-type="float" office:value="39.61834">
            <text:p>39.61834</text:p>
          </table:table-cell>
          <table:table-cell office:value-type="float" office:value="59.664574">
            <text:p>59.664574</text:p>
          </table:table-cell>
          <table:table-cell/>
        </table:table-row>
        <table:table-row table:style-name="ro1">
          <table:table-cell office:value-type="float" office:value="10.810398">
            <text:p>10.810398</text:p>
          </table:table-cell>
          <table:table-cell office:value-type="float" office:value="44.30471">
            <text:p>44.30471</text:p>
          </table:table-cell>
          <table:table-cell/>
        </table:table-row>
        <table:table-row table:style-name="ro1">
          <table:table-cell office:value-type="float" office:value="48.10833">
            <text:p>48.10833</text:p>
          </table:table-cell>
          <table:table-cell office:value-type="float" office:value="68.011215">
            <text:p>68.011215</text:p>
          </table:table-cell>
          <table:table-cell/>
        </table:table-row>
        <table:table-row table:style-name="ro1">
          <table:table-cell office:value-type="float" office:value="9.116905">
            <text:p>9.116905</text:p>
          </table:table-cell>
          <table:table-cell office:value-type="float" office:value="40.504585">
            <text:p>40.504585</text:p>
          </table:table-cell>
          <table:table-cell/>
        </table:table-row>
        <table:table-row table:style-name="ro1">
          <table:table-cell office:value-type="float" office:value="24.997032">
            <text:p>24.997032</text:p>
          </table:table-cell>
          <table:table-cell office:value-type="float" office:value="64.03033">
            <text:p>64.03033</text:p>
          </table:table-cell>
          <table:table-cell/>
        </table:table-row>
        <table:table-row table:style-name="ro1">
          <table:table-cell office:value-type="float" office:value="17.089285">
            <text:p>17.089285</text:p>
          </table:table-cell>
          <table:table-cell office:value-type="float" office:value="66.99057">
            <text:p>66.99057</text:p>
          </table:table-cell>
          <table:table-cell/>
        </table:table-row>
        <table:table-row table:style-name="ro1">
          <table:table-cell office:value-type="float" office:value="84.790016">
            <text:p>84.790016</text:p>
          </table:table-cell>
          <table:table-cell office:value-type="float" office:value="69.09549">
            <text:p>69.09549</text:p>
          </table:table-cell>
          <table:table-cell/>
        </table:table-row>
        <table:table-row table:style-name="ro1">
          <table:table-cell office:value-type="float" office:value="151.59839">
            <text:p>151.59839</text:p>
          </table:table-cell>
          <table:table-cell office:value-type="float" office:value="76.91446">
            <text:p>76.91446</text:p>
          </table:table-cell>
          <table:table-cell/>
        </table:table-row>
        <table:table-row table:style-name="ro1">
          <table:table-cell office:value-type="float" office:value="6.3226075">
            <text:p>6.3226075</text:p>
          </table:table-cell>
          <table:table-cell office:value-type="float" office:value="67.85714">
            <text:p>67.85714</text:p>
          </table:table-cell>
          <table:table-cell/>
        </table:table-row>
        <table:table-row table:style-name="ro1">
          <table:table-cell office:value-type="float" office:value="162.31868">
            <text:p>162.31868</text:p>
          </table:table-cell>
          <table:table-cell office:value-type="float" office:value="43.937103">
            <text:p>43.937103</text:p>
          </table:table-cell>
          <table:table-cell/>
        </table:table-row>
        <table:table-row table:style-name="ro1">
          <table:table-cell office:value-type="float" office:value="17.133091">
            <text:p>17.133091</text:p>
          </table:table-cell>
          <table:table-cell office:value-type="float" office:value="50.20576">
            <text:p>50.20576</text:p>
          </table:table-cell>
          <table:table-cell/>
        </table:table-row>
        <table:table-row table:style-name="ro1">
          <table:table-cell office:value-type="float" office:value="31.969011">
            <text:p>31.969011</text:p>
          </table:table-cell>
          <table:table-cell office:value-type="float" office:value="70.99556">
            <text:p>70.99556</text:p>
          </table:table-cell>
          <table:table-cell/>
        </table:table-row>
        <table:table-row table:style-name="ro1">
          <table:table-cell office:value-type="float" office:value="191.48975">
            <text:p>191.48975</text:p>
          </table:table-cell>
          <table:table-cell office:value-type="float" office:value="79.42276">
            <text:p>79.42276</text:p>
          </table:table-cell>
          <table:table-cell/>
        </table:table-row>
        <table:table-row table:style-name="ro1">
          <table:table-cell office:value-type="float" office:value="372.39075">
            <text:p>372.39075</text:p>
          </table:table-cell>
          <table:table-cell office:value-type="float" office:value="35.22327">
            <text:p>35.22327</text:p>
          </table:table-cell>
          <table:table-cell/>
        </table:table-row>
        <table:table-row table:style-name="ro1">
          <table:table-cell office:value-type="float" office:value="5.631398">
            <text:p>5.631398</text:p>
          </table:table-cell>
          <table:table-cell office:value-type="float" office:value="38.38456">
            <text:p>38.38456</text:p>
          </table:table-cell>
          <table:table-cell/>
        </table:table-row>
        <table:table-row table:style-name="ro1">
          <table:table-cell office:value-type="float" office:value="696.1663">
            <text:p>696.1663</text:p>
          </table:table-cell>
          <table:table-cell office:value-type="float" office:value="14.810088">
            <text:p>14.810088</text:p>
          </table:table-cell>
          <table:table-cell/>
        </table:table-row>
        <table:table-row table:style-name="ro1">
          <table:table-cell office:value-type="float" office:value="3.1844058">
            <text:p>3.1844058</text:p>
          </table:table-cell>
          <table:table-cell office:value-type="float" office:value="65.22449">
            <text:p>65.22449</text:p>
          </table:table-cell>
          <table:table-cell/>
        </table:table-row>
        <table:table-row table:style-name="ro1">
          <table:table-cell office:value-type="float" office:value="771.9234">
            <text:p>771.9234</text:p>
          </table:table-cell>
          <table:table-cell office:value-type="float" office:value="56.404488">
            <text:p>56.404488</text:p>
          </table:table-cell>
          <table:table-cell/>
        </table:table-row>
        <table:table-row table:style-name="ro1">
          <table:table-cell office:value-type="float" office:value="27.308884">
            <text:p>27.308884</text:p>
          </table:table-cell>
          <table:table-cell office:value-type="float" office:value="64.6746">
            <text:p>64.6746</text:p>
          </table:table-cell>
          <table:table-cell/>
        </table:table-row>
        <table:table-row table:style-name="ro1">
          <table:table-cell office:value-type="float" office:value="31.552242">
            <text:p>31.552242</text:p>
          </table:table-cell>
          <table:table-cell office:value-type="float" office:value="69.94171">
            <text:p>69.94171</text:p>
          </table:table-cell>
          <table:table-cell/>
        </table:table-row>
        <table:table-row table:style-name="ro1">
          <table:table-cell office:value-type="float" office:value="156.61458">
            <text:p>156.61458</text:p>
          </table:table-cell>
          <table:table-cell office:value-type="float" office:value="71.759766">
            <text:p>71.759766</text:p>
          </table:table-cell>
          <table:table-cell/>
        </table:table-row>
        <table:table-row table:style-name="ro1">
          <table:table-cell office:value-type="float" office:value="28.586473">
            <text:p>28.586473</text:p>
          </table:table-cell>
          <table:table-cell office:value-type="float" office:value="65.82999">
            <text:p>65.82999</text:p>
          </table:table-cell>
          <table:table-cell/>
        </table:table-row>
        <table:table-row table:style-name="ro1">
          <table:table-cell office:value-type="float" office:value="110.72822">
            <text:p>110.72822</text:p>
          </table:table-cell>
          <table:table-cell office:value-type="float" office:value="72.33752">
            <text:p>72.33752</text:p>
          </table:table-cell>
          <table:table-cell/>
        </table:table-row>
        <table:table-row table:style-name="ro1">
          <table:table-cell office:value-type="float" office:value="14.938364">
            <text:p>14.938364</text:p>
          </table:table-cell>
          <table:table-cell office:value-type="float" office:value="66.45607">
            <text:p>66.45607</text:p>
          </table:table-cell>
          <table:table-cell/>
        </table:table-row>
        <table:table-row table:style-name="ro1">
          <table:table-cell office:value-type="float" office:value="32.175636">
            <text:p>32.175636</text:p>
          </table:table-cell>
          <table:table-cell office:value-type="float" office:value="56.942364">
            <text:p>56.942364</text:p>
          </table:table-cell>
          <table:table-cell/>
        </table:table-row>
        <table:table-row table:style-name="ro1">
          <table:table-cell office:value-type="float" office:value="36.868317">
            <text:p>36.868317</text:p>
          </table:table-cell>
          <table:table-cell office:value-type="float" office:value="76.04913">
            <text:p>76.04913</text:p>
          </table:table-cell>
          <table:table-cell/>
        </table:table-row>
        <table:table-row table:style-name="ro1">
          <table:table-cell office:value-type="float" office:value="40.34587">
            <text:p>40.34587</text:p>
          </table:table-cell>
          <table:table-cell office:value-type="float" office:value="87.693375">
            <text:p>87.693375</text:p>
          </table:table-cell>
          <table:table-cell/>
        </table:table-row>
        <table:table-row table:style-name="ro1">
          <table:table-cell office:value-type="float" office:value="17.233295">
            <text:p>17.233295</text:p>
          </table:table-cell>
          <table:table-cell office:value-type="float" office:value="55.944595">
            <text:p>55.944595</text:p>
          </table:table-cell>
          <table:table-cell/>
        </table:table-row>
        <table:table-row table:style-name="ro1">
          <table:table-cell office:value-type="float" office:value="987.1364">
            <text:p>987.1364</text:p>
          </table:table-cell>
          <table:table-cell office:value-type="float" office:value="21.293194">
            <text:p>21.293194</text:p>
          </table:table-cell>
          <table:table-cell/>
        </table:table-row>
        <table:table-row table:style-name="ro1">
          <table:table-cell office:value-type="float" office:value="16.74056">
            <text:p>16.74056</text:p>
          </table:table-cell>
          <table:table-cell office:value-type="float" office:value="68.12125">
            <text:p>68.12125</text:p>
          </table:table-cell>
          <table:table-cell/>
        </table:table-row>
        <table:table-row table:style-name="ro1">
          <table:table-cell office:value-type="float" office:value="14.450142">
            <text:p>14.450142</text:p>
          </table:table-cell>
          <table:table-cell office:value-type="float" office:value="46.538372">
            <text:p>46.538372</text:p>
          </table:table-cell>
          <table:table-cell/>
        </table:table-row>
        <table:table-row table:style-name="ro1">
          <table:table-cell office:value-type="float" office:value="109.1701">
            <text:p>109.1701</text:p>
          </table:table-cell>
          <table:table-cell office:value-type="float" office:value="30.387783">
            <text:p>30.387783</text:p>
          </table:table-cell>
          <table:table-cell/>
        </table:table-row>
        <table:table-row table:style-name="ro1">
          <table:table-cell office:value-type="float" office:value="256.0822">
            <text:p>256.0822</text:p>
          </table:table-cell>
          <table:table-cell office:value-type="float" office:value="48.001316">
            <text:p>48.001316</text:p>
          </table:table-cell>
          <table:table-cell/>
        </table:table-row>
        <table:table-row table:style-name="ro1">
          <table:table-cell office:value-type="float" office:value="8.216643">
            <text:p>8.216643</text:p>
          </table:table-cell>
          <table:table-cell office:value-type="float" office:value="48.063183">
            <text:p>48.063183</text:p>
          </table:table-cell>
          <table:table-cell/>
        </table:table-row>
        <table:table-row table:style-name="ro1">
          <table:table-cell office:value-type="float" office:value="3.7133672">
            <text:p>3.7133672</text:p>
          </table:table-cell>
          <table:table-cell office:value-type="float" office:value="84.12844">
            <text:p>84.12844</text:p>
          </table:table-cell>
          <table:table-cell/>
        </table:table-row>
        <table:table-row table:style-name="ro1">
          <table:table-cell office:value-type="float" office:value="41.904476">
            <text:p>41.904476</text:p>
          </table:table-cell>
          <table:table-cell office:value-type="float" office:value="75.93513">
            <text:p>75.93513</text:p>
          </table:table-cell>
          <table:table-cell/>
        </table:table-row>
        <table:table-row table:style-name="ro1">
          <table:table-cell office:value-type="float" office:value="20.714638">
            <text:p>20.714638</text:p>
          </table:table-cell>
          <table:table-cell office:value-type="float" office:value="60.440517">
            <text:p>60.440517</text:p>
          </table:table-cell>
          <table:table-cell/>
        </table:table-row>
        <table:table-row table:style-name="ro1">
          <table:table-cell office:value-type="float" office:value="12.669187">
            <text:p>12.669187</text:p>
          </table:table-cell>
          <table:table-cell office:value-type="float" office:value="63.53529">
            <text:p>63.53529</text:p>
          </table:table-cell>
          <table:table-cell/>
        </table:table-row>
        <table:table-row table:style-name="ro1">
          <table:table-cell office:value-type="float" office:value="22.732538">
            <text:p>22.732538</text:p>
          </table:table-cell>
          <table:table-cell office:value-type="float" office:value="64.16643">
            <text:p>64.16643</text:p>
          </table:table-cell>
          <table:table-cell/>
        </table:table-row>
        <table:table-row table:style-name="ro1">
          <table:table-cell office:value-type="float" office:value="23.377449">
            <text:p>23.377449</text:p>
          </table:table-cell>
          <table:table-cell office:value-type="float" office:value="79.4838">
            <text:p>79.4838</text:p>
          </table:table-cell>
          <table:table-cell/>
        </table:table-row>
        <table:table-row table:style-name="ro1">
          <table:table-cell office:value-type="float" office:value="207.62206">
            <text:p>207.62206</text:p>
          </table:table-cell>
          <table:table-cell office:value-type="float" office:value="65.88166">
            <text:p>65.88166</text:p>
          </table:table-cell>
          <table:table-cell/>
        </table:table-row>
        <table:table-row table:style-name="ro1">
          <table:table-cell office:value-type="float" office:value="71.76953">
            <text:p>71.76953</text:p>
          </table:table-cell>
          <table:table-cell office:value-type="float" office:value="70.23052">
            <text:p>70.23052</text:p>
          </table:table-cell>
          <table:table-cell/>
        </table:table-row>
        <table:table-row table:style-name="ro1">
          <table:table-cell office:value-type="float" office:value="276.3288">
            <text:p>276.3288</text:p>
          </table:table-cell>
          <table:table-cell office:value-type="float" office:value="81.909775">
            <text:p>81.909775</text:p>
          </table:table-cell>
          <table:table-cell/>
        </table:table-row>
        <table:table-row table:style-name="ro1">
          <table:table-cell office:value-type="float" office:value="31.998579">
            <text:p>31.998579</text:p>
          </table:table-cell>
          <table:table-cell office:value-type="float" office:value="80.304825">
            <text:p>80.304825</text:p>
          </table:table-cell>
          <table:table-cell/>
        </table:table-row>
        <table:table-row table:style-name="ro1">
          <table:table-cell office:value-type="float" office:value="668.22375">
            <text:p>668.22375</text:p>
          </table:table-cell>
          <table:table-cell office:value-type="float" office:value="35.006905">
            <text:p>35.006905</text:p>
          </table:table-cell>
          <table:table-cell/>
        </table:table-row>
        <table:table-row table:style-name="ro1">
          <table:table-cell office:value-type="float" office:value="25.324547">
            <text:p>25.324547</text:p>
          </table:table-cell>
          <table:table-cell office:value-type="float" office:value="82.02299">
            <text:p>82.02299</text:p>
          </table:table-cell>
          <table:table-cell/>
        </table:table-row>
        <table:table-row table:style-name="ro1">
          <table:table-cell office:value-type="float" office:value="8.258296">
            <text:p>8.258296</text:p>
          </table:table-cell>
          <table:table-cell office:value-type="float" office:value="86.575134">
            <text:p>86.575134</text:p>
          </table:table-cell>
          <table:table-cell/>
        </table:table-row>
        <table:table-row table:style-name="ro1">
          <table:table-cell office:value-type="float" office:value="52.682156">
            <text:p>52.682156</text:p>
          </table:table-cell>
          <table:table-cell office:value-type="float" office:value="63.624714">
            <text:p>63.624714</text:p>
          </table:table-cell>
          <table:table-cell/>
        </table:table-row>
        <table:table-row table:style-name="ro1">
          <table:table-cell office:value-type="float" office:value="59.52336">
            <text:p>59.52336</text:p>
          </table:table-cell>
          <table:table-cell office:value-type="float" office:value="79.31367">
            <text:p>79.31367</text:p>
          </table:table-cell>
          <table:table-cell/>
        </table:table-row>
        <table:table-row table:style-name="ro1">
          <table:table-cell office:value-type="float" office:value="21.05096">
            <text:p>21.05096</text:p>
          </table:table-cell>
          <table:table-cell office:value-type="float" office:value="63.397923">
            <text:p>63.397923</text:p>
          </table:table-cell>
          <table:table-cell/>
        </table:table-row>
        <table:table-row table:style-name="ro1">
          <table:table-cell office:value-type="float" office:value="15.224408">
            <text:p>15.224408</text:p>
          </table:table-cell>
          <table:table-cell office:value-type="float" office:value="61.328976">
            <text:p>61.328976</text:p>
          </table:table-cell>
          <table:table-cell/>
        </table:table-row>
        <table:table-row table:style-name="ro1">
          <table:table-cell office:value-type="float" office:value="714.1485">
            <text:p>714.1485</text:p>
          </table:table-cell>
          <table:table-cell office:value-type="float" office:value="54.74949">
            <text:p>54.74949</text:p>
          </table:table-cell>
          <table:table-cell/>
        </table:table-row>
        <table:table-row table:style-name="ro1">
          <table:table-cell office:value-type="float" office:value="59.61611">
            <text:p>59.61611</text:p>
          </table:table-cell>
          <table:table-cell office:value-type="float" office:value="84.098305">
            <text:p>84.098305</text:p>
          </table:table-cell>
          <table:table-cell/>
        </table:table-row>
        <table:table-row table:style-name="ro1">
          <table:table-cell office:value-type="float" office:value="162.1377">
            <text:p>162.1377</text:p>
          </table:table-cell>
          <table:table-cell office:value-type="float" office:value="78.61729">
            <text:p>78.61729</text:p>
          </table:table-cell>
          <table:table-cell/>
        </table:table-row>
        <table:table-row table:style-name="ro1">
          <table:table-cell office:value-type="float" office:value="7.6341825">
            <text:p>7.6341825</text:p>
          </table:table-cell>
          <table:table-cell office:value-type="float" office:value="18.794588">
            <text:p>18.794588</text:p>
          </table:table-cell>
          <table:table-cell/>
        </table:table-row>
        <table:table-row table:style-name="ro1">
          <table:table-cell office:value-type="float" office:value="39.277367">
            <text:p>39.277367</text:p>
          </table:table-cell>
          <table:table-cell office:value-type="float" office:value="82.52493">
            <text:p>82.52493</text:p>
          </table:table-cell>
          <table:table-cell/>
        </table:table-row>
        <table:table-row table:style-name="ro1">
          <table:table-cell office:value-type="float" office:value="26.252499">
            <text:p>26.252499</text:p>
          </table:table-cell>
          <table:table-cell office:value-type="float" office:value="72.99465">
            <text:p>72.99465</text:p>
          </table:table-cell>
          <table:table-cell/>
        </table:table-row>
        <table:table-row table:style-name="ro1">
          <table:table-cell office:value-type="float" office:value="38.012962">
            <text:p>38.012962</text:p>
          </table:table-cell>
          <table:table-cell office:value-type="float" office:value="69.42994">
            <text:p>69.42994</text:p>
          </table:table-cell>
          <table:table-cell/>
        </table:table-row>
        <table:table-row table:style-name="ro1">
          <table:table-cell office:value-type="float" office:value="15.208065">
            <text:p>15.208065</text:p>
          </table:table-cell>
          <table:table-cell office:value-type="float" office:value="76.913704">
            <text:p>76.913704</text:p>
          </table:table-cell>
          <table:table-cell/>
        </table:table-row>
        <table:table-row table:style-name="ro1">
          <table:table-cell office:value-type="float" office:value="244.52899">
            <text:p>244.52899</text:p>
          </table:table-cell>
          <table:table-cell office:value-type="float" office:value="51.630924">
            <text:p>51.630924</text:p>
          </table:table-cell>
          <table:table-cell/>
        </table:table-row>
        <table:table-row table:style-name="ro1">
          <table:table-cell office:value-type="float" office:value="143.061">
            <text:p>143.061</text:p>
          </table:table-cell>
          <table:table-cell office:value-type="float" office:value="60.46548">
            <text:p>60.46548</text:p>
          </table:table-cell>
          <table:table-cell/>
        </table:table-row>
        <table:table-row table:style-name="ro1">
          <table:table-cell office:value-type="float" office:value="10.226921">
            <text:p>10.226921</text:p>
          </table:table-cell>
          <table:table-cell office:value-type="float" office:value="68.95702">
            <text:p>68.95702</text:p>
          </table:table-cell>
          <table:table-cell/>
        </table:table-row>
        <table:table-row table:style-name="ro1">
          <table:table-cell office:value-type="float" office:value="68.37385">
            <text:p>68.37385</text:p>
          </table:table-cell>
          <table:table-cell office:value-type="float" office:value="81.86488">
            <text:p>81.86488</text:p>
          </table:table-cell>
          <table:table-cell/>
        </table:table-row>
        <table:table-row table:style-name="ro1">
          <table:table-cell office:value-type="float" office:value="14.384886">
            <text:p>14.384886</text:p>
          </table:table-cell>
          <table:table-cell office:value-type="float" office:value="69.144295">
            <text:p>69.144295</text:p>
          </table:table-cell>
          <table:table-cell/>
        </table:table-row>
        <table:table-row table:style-name="ro1">
          <table:table-cell office:value-type="float" office:value="17.379208">
            <text:p>17.379208</text:p>
          </table:table-cell>
          <table:table-cell office:value-type="float" office:value="75.85945">
            <text:p>75.85945</text:p>
          </table:table-cell>
          <table:table-cell/>
        </table:table-row>
        <table:table-row table:style-name="ro1">
          <table:table-cell office:value-type="float" office:value="12.302089">
            <text:p>12.302089</text:p>
          </table:table-cell>
          <table:table-cell office:value-type="float" office:value="41.383125">
            <text:p>41.383125</text:p>
          </table:table-cell>
          <table:table-cell/>
        </table:table-row>
        <table:table-row table:style-name="ro1">
          <table:table-cell office:value-type="float" office:value="9.151279">
            <text:p>9.151279</text:p>
          </table:table-cell>
          <table:table-cell office:value-type="float" office:value="55.888462">
            <text:p>55.888462</text:p>
          </table:table-cell>
          <table:table-cell/>
        </table:table-row>
        <table:table-row table:style-name="ro1">
          <table:table-cell office:value-type="float" office:value="12.538888">
            <text:p>12.538888</text:p>
          </table:table-cell>
          <table:table-cell office:value-type="float" office:value="65.15354">
            <text:p>65.15354</text:p>
          </table:table-cell>
          <table:table-cell/>
        </table:table-row>
        <table:table-row table:style-name="ro1">
          <table:table-cell office:value-type="float" office:value="28.0144">
            <text:p>28.0144</text:p>
          </table:table-cell>
          <table:table-cell office:value-type="float" office:value="64.43556">
            <text:p>64.43556</text:p>
          </table:table-cell>
          <table:table-cell/>
        </table:table-row>
        <table:table-row table:style-name="ro1">
          <table:table-cell office:value-type="float" office:value="37.879528">
            <text:p>37.879528</text:p>
          </table:table-cell>
          <table:table-cell office:value-type="float" office:value="65.29741">
            <text:p>65.29741</text:p>
          </table:table-cell>
          <table:table-cell/>
        </table:table-row>
        <table:table-row table:style-name="ro1">
          <table:table-cell office:value-type="float" office:value="19.517462">
            <text:p>19.517462</text:p>
          </table:table-cell>
          <table:table-cell office:value-type="float" office:value="62.054794">
            <text:p>62.054794</text:p>
          </table:table-cell>
          <table:table-cell/>
        </table:table-row>
        <table:table-row table:style-name="ro1">
          <table:table-cell office:value-type="float" office:value="22.828585">
            <text:p>22.828585</text:p>
          </table:table-cell>
          <table:table-cell office:value-type="float" office:value="61.40838">
            <text:p>61.40838</text:p>
          </table:table-cell>
          <table:table-cell/>
        </table:table-row>
        <table:table-row table:style-name="ro1">
          <table:table-cell office:value-type="float" office:value="30.34315">
            <text:p>30.34315</text:p>
          </table:table-cell>
          <table:table-cell office:value-type="float" office:value="76.387344">
            <text:p>76.387344</text:p>
          </table:table-cell>
          <table:table-cell/>
        </table:table-row>
        <table:table-row table:style-name="ro1">
          <table:table-cell office:value-type="float" office:value="40.176395">
            <text:p>40.176395</text:p>
          </table:table-cell>
          <table:table-cell office:value-type="float" office:value="34.770096">
            <text:p>34.770096</text:p>
          </table:table-cell>
          <table:table-cell/>
        </table:table-row>
        <table:table-row table:style-name="ro1">
          <table:table-cell office:value-type="float" office:value="11.976679">
            <text:p>11.976679</text:p>
          </table:table-cell>
          <table:table-cell office:value-type="float" office:value="63.88889">
            <text:p>63.88889</text:p>
          </table:table-cell>
          <table:table-cell/>
        </table:table-row>
        <table:table-row table:style-name="ro1">
          <table:table-cell office:value-type="float" office:value="14.026142">
            <text:p>14.026142</text:p>
          </table:table-cell>
          <table:table-cell office:value-type="float" office:value="61.59614">
            <text:p>61.59614</text:p>
          </table:table-cell>
          <table:table-cell/>
        </table:table-row>
        <table:table-row table:style-name="ro1">
          <table:table-cell office:value-type="float" office:value="82.90391">
            <text:p>82.90391</text:p>
          </table:table-cell>
          <table:table-cell office:value-type="float" office:value="55.29848">
            <text:p>55.29848</text:p>
          </table:table-cell>
          <table:table-cell/>
        </table:table-row>
        <table:table-row table:style-name="ro1">
          <table:table-cell office:value-type="float" office:value="40.62472">
            <text:p>40.62472</text:p>
          </table:table-cell>
          <table:table-cell office:value-type="float" office:value="80.8182">
            <text:p>80.8182</text:p>
          </table:table-cell>
          <table:table-cell/>
        </table:table-row>
        <table:table-row table:style-name="ro1">
          <table:table-cell office:value-type="float" office:value="13.938668">
            <text:p>13.938668</text:p>
          </table:table-cell>
          <table:table-cell office:value-type="float" office:value="32.485283">
            <text:p>32.485283</text:p>
          </table:table-cell>
          <table:table-cell/>
        </table:table-row>
        <table:table-row table:style-name="ro1">
          <table:table-cell office:value-type="float" office:value="38.039165">
            <text:p>38.039165</text:p>
          </table:table-cell>
          <table:table-cell office:value-type="float" office:value="77.249016">
            <text:p>77.249016</text:p>
          </table:table-cell>
          <table:table-cell/>
        </table:table-row>
        <table:table-row table:style-name="ro1">
          <table:table-cell office:value-type="float" office:value="9.218058">
            <text:p>9.218058</text:p>
          </table:table-cell>
          <table:table-cell office:value-type="float" office:value="55.092297">
            <text:p>55.092297</text:p>
          </table:table-cell>
          <table:table-cell/>
        </table:table-row>
        <table:table-row table:style-name="ro1">
          <table:table-cell office:value-type="float" office:value="31.743114">
            <text:p>31.743114</text:p>
          </table:table-cell>
          <table:table-cell office:value-type="float" office:value="57.53468">
            <text:p>57.53468</text:p>
          </table:table-cell>
          <table:table-cell/>
        </table:table-row>
        <table:table-row table:style-name="ro1">
          <table:table-cell office:value-type="float" office:value="9.594807">
            <text:p>9.594807</text:p>
          </table:table-cell>
          <table:table-cell office:value-type="float" office:value="54.34956">
            <text:p>54.34956</text:p>
          </table:table-cell>
          <table:table-cell/>
        </table:table-row>
        <table:table-row table:style-name="ro1">
          <table:table-cell office:value-type="float" office:value="16.704302">
            <text:p>16.704302</text:p>
          </table:table-cell>
          <table:table-cell office:value-type="float" office:value="52.869434">
            <text:p>52.869434</text:p>
          </table:table-cell>
          <table:table-cell/>
        </table:table-row>
        <table:table-row table:style-name="ro1">
          <table:table-cell office:value-type="float" office:value="8.356936">
            <text:p>8.356936</text:p>
          </table:table-cell>
          <table:table-cell office:value-type="float" office:value="69.18604">
            <text:p>69.18604</text:p>
          </table:table-cell>
          <table:table-cell/>
        </table:table-row>
        <table:table-row table:style-name="ro1">
          <table:table-cell office:value-type="float" office:value="17.666052">
            <text:p>17.666052</text:p>
          </table:table-cell>
          <table:table-cell office:value-type="float" office:value="50.43721">
            <text:p>50.43721</text:p>
          </table:table-cell>
          <table:table-cell/>
        </table:table-row>
        <table:table-row table:style-name="ro1">
          <table:table-cell office:value-type="float" office:value="25.669003">
            <text:p>25.669003</text:p>
          </table:table-cell>
          <table:table-cell office:value-type="float" office:value="68.848404">
            <text:p>68.848404</text:p>
          </table:table-cell>
          <table:table-cell/>
        </table:table-row>
        <table:table-row table:style-name="ro1">
          <table:table-cell office:value-type="float" office:value="14.268585">
            <text:p>14.268585</text:p>
          </table:table-cell>
          <table:table-cell office:value-type="float" office:value="70.10798">
            <text:p>70.10798</text:p>
          </table:table-cell>
          <table:table-cell/>
        </table:table-row>
        <table:table-row table:style-name="ro1">
          <table:table-cell office:value-type="float" office:value="19.459549">
            <text:p>19.459549</text:p>
          </table:table-cell>
          <table:table-cell office:value-type="float" office:value="69.19028">
            <text:p>69.19028</text:p>
          </table:table-cell>
          <table:table-cell/>
        </table:table-row>
        <table:table-row table:style-name="ro1">
          <table:table-cell office:value-type="float" office:value="44.00341">
            <text:p>44.00341</text:p>
          </table:table-cell>
          <table:table-cell office:value-type="float" office:value="76.85092">
            <text:p>76.85092</text:p>
          </table:table-cell>
          <table:table-cell/>
        </table:table-row>
        <table:table-row table:style-name="ro1">
          <table:table-cell office:value-type="float" office:value="332.5912">
            <text:p>332.5912</text:p>
          </table:table-cell>
          <table:table-cell office:value-type="float" office:value="39.282394">
            <text:p>39.282394</text:p>
          </table:table-cell>
          <table:table-cell/>
        </table:table-row>
        <table:table-row table:style-name="ro1">
          <table:table-cell office:value-type="float" office:value="138.4875">
            <text:p>138.4875</text:p>
          </table:table-cell>
          <table:table-cell office:value-type="float" office:value="48.99003">
            <text:p>48.99003</text:p>
          </table:table-cell>
          <table:table-cell/>
        </table:table-row>
        <table:table-row table:style-name="ro1">
          <table:table-cell office:value-type="float" office:value="26.454407">
            <text:p>26.454407</text:p>
          </table:table-cell>
          <table:table-cell office:value-type="float" office:value="74.69747">
            <text:p>74.69747</text:p>
          </table:table-cell>
          <table:table-cell/>
        </table:table-row>
        <table:table-row table:style-name="ro1">
          <table:table-cell/>
          <table:table-cell office:value-type="float" office:value="68.95992">
            <text:p>68.95992</text:p>
          </table:table-cell>
          <table:table-cell/>
        </table:table-row>
        <table:table-row table:style-name="ro1">
          <table:table-cell office:value-type="float" office:value="175.02809">
            <text:p>175.02809</text:p>
          </table:table-cell>
          <table:table-cell office:value-type="float" office:value="72.09726">
            <text:p>72.09726</text:p>
          </table:table-cell>
          <table:table-cell/>
        </table:table-row>
        <table:table-row table:style-name="ro1">
          <table:table-cell office:value-type="float" office:value="70.98143">
            <text:p>70.98143</text:p>
          </table:table-cell>
          <table:table-cell office:value-type="float" office:value="46.23063">
            <text:p>46.23063</text:p>
          </table:table-cell>
          <table:table-cell/>
        </table:table-row>
        <table:table-row table:style-name="ro1">
          <table:table-cell office:value-type="float" office:value="48.79801">
            <text:p>48.79801</text:p>
          </table:table-cell>
          <table:table-cell office:value-type="float" office:value="84.22776">
            <text:p>84.22776</text:p>
          </table:table-cell>
          <table:table-cell/>
        </table:table-row>
        <table:table-row table:style-name="ro1">
          <table:table-cell office:value-type="float" office:value="21.111032">
            <text:p>21.111032</text:p>
          </table:table-cell>
          <table:table-cell office:value-type="float" office:value="83.44624">
            <text:p>83.44624</text:p>
          </table:table-cell>
          <table:table-cell/>
        </table:table-row>
        <table:table-row table:style-name="ro1">
          <table:table-cell office:value-type="float" office:value="31.588093">
            <text:p>31.588093</text:p>
          </table:table-cell>
          <table:table-cell office:value-type="float" office:value="83.0942">
            <text:p>83.0942</text:p>
          </table:table-cell>
          <table:table-cell/>
        </table:table-row>
        <table:table-row table:style-name="ro1">
          <table:table-cell office:value-type="float" office:value="51.199375">
            <text:p>51.199375</text:p>
          </table:table-cell>
          <table:table-cell office:value-type="float" office:value="73.08668">
            <text:p>73.08668</text:p>
          </table:table-cell>
          <table:table-cell/>
        </table:table-row>
        <table:table-row table:style-name="ro1">
          <table:table-cell office:value-type="float" office:value="18.437151">
            <text:p>18.437151</text:p>
          </table:table-cell>
          <table:table-cell office:value-type="float" office:value="66.72127">
            <text:p>66.72127</text:p>
          </table:table-cell>
          <table:table-cell/>
        </table:table-row>
        <table:table-row table:style-name="ro1">
          <table:table-cell office:value-type="float" office:value="22.719065">
            <text:p>22.719065</text:p>
          </table:table-cell>
          <table:table-cell office:value-type="float" office:value="68.03988">
            <text:p>68.03988</text:p>
          </table:table-cell>
          <table:table-cell/>
        </table:table-row>
        <table:table-row table:style-name="ro1">
          <table:table-cell/>
          <table:table-cell office:value-type="float" office:value="45.454544">
            <text:p>45.454544</text:p>
          </table:table-cell>
          <table:table-cell/>
        </table:table-row>
        <table:table-row table:style-name="ro1">
          <table:table-cell office:value-type="float" office:value="16.667938">
            <text:p>16.667938</text:p>
          </table:table-cell>
          <table:table-cell office:value-type="float" office:value="78.689644">
            <text:p>78.689644</text:p>
          </table:table-cell>
          <table:table-cell/>
        </table:table-row>
        <table:table-row table:style-name="ro1">
          <table:table-cell office:value-type="float" office:value="6.8916097">
            <text:p>6.8916097</text:p>
          </table:table-cell>
          <table:table-cell office:value-type="float" office:value="41.661106">
            <text:p>41.661106</text:p>
          </table:table-cell>
          <table:table-cell/>
        </table:table-row>
        <table:table-row table:style-name="ro1">
          <table:table-cell office:value-type="float" office:value="236.47462">
            <text:p>236.47462</text:p>
          </table:table-cell>
          <table:table-cell office:value-type="float" office:value="32.984592">
            <text:p>32.984592</text:p>
          </table:table-cell>
          <table:table-cell/>
        </table:table-row>
        <table:table-row table:style-name="ro1">
          <table:table-cell office:value-type="float" office:value="249.85197">
            <text:p>249.85197</text:p>
          </table:table-cell>
          <table:table-cell office:value-type="float" office:value="41.7348">
            <text:p>41.7348</text:p>
          </table:table-cell>
          <table:table-cell/>
        </table:table-row>
        <table:table-row table:style-name="ro1">
          <table:table-cell office:value-type="float" office:value="11.523312">
            <text:p>11.523312</text:p>
          </table:table-cell>
          <table:table-cell office:value-type="float" office:value="74.16378">
            <text:p>74.16378</text:p>
          </table:table-cell>
          <table:table-cell/>
        </table:table-row>
        <table:table-row table:style-name="ro1">
          <table:table-cell office:value-type="float" office:value="8.537802">
            <text:p>8.537802</text:p>
          </table:table-cell>
          <table:table-cell office:value-type="float" office:value="54.261646">
            <text:p>54.261646</text:p>
          </table:table-cell>
          <table:table-cell/>
        </table:table-row>
        <table:table-row table:style-name="ro1">
          <table:table-cell office:value-type="float" office:value="13.13198">
            <text:p>13.13198</text:p>
          </table:table-cell>
          <table:table-cell office:value-type="float" office:value="60.338802">
            <text:p>60.338802</text:p>
          </table:table-cell>
          <table:table-cell/>
        </table:table-row>
        <table:table-row table:style-name="ro1">
          <table:table-cell office:value-type="float" office:value="123.6743">
            <text:p>123.6743</text:p>
          </table:table-cell>
          <table:table-cell office:value-type="float" office:value="60.12104">
            <text:p>60.12104</text:p>
          </table:table-cell>
          <table:table-cell/>
        </table:table-row>
        <table:table-row table:style-name="ro1">
          <table:table-cell office:value-type="float" office:value="54.90415">
            <text:p>54.90415</text:p>
          </table:table-cell>
          <table:table-cell office:value-type="float" office:value="77.245445">
            <text:p>77.245445</text:p>
          </table:table-cell>
          <table:table-cell/>
        </table:table-row>
        <table:table-row table:style-name="ro1">
          <table:table-cell office:value-type="float" office:value="5.0451794">
            <text:p>5.0451794</text:p>
          </table:table-cell>
          <table:table-cell office:value-type="float" office:value="36.150463">
            <text:p>36.150463</text:p>
          </table:table-cell>
          <table:table-cell/>
        </table:table-row>
        <table:table-row table:style-name="ro1">
          <table:table-cell office:value-type="float" office:value="25.759201">
            <text:p>25.759201</text:p>
          </table:table-cell>
          <table:table-cell office:value-type="float" office:value="45.750298">
            <text:p>45.750298</text:p>
          </table:table-cell>
          <table:table-cell/>
        </table:table-row>
        <table:table-row table:style-name="ro1">
          <table:table-cell office:value-type="float" office:value="6.6908083">
            <text:p>6.6908083</text:p>
          </table:table-cell>
          <table:table-cell office:value-type="float" office:value="34.679745">
            <text:p>34.679745</text:p>
          </table:table-cell>
          <table:table-cell/>
        </table:table-row>
        <table:table-row table:style-name="ro1">
          <table:table-cell office:value-type="float" office:value="3.3640387">
            <text:p>3.3640387</text:p>
          </table:table-cell>
          <table:table-cell office:value-type="float" office:value="33.54232">
            <text:p>33.54232</text:p>
          </table:table-cell>
          <table:table-cell/>
        </table:table-row>
        <table:table-row table:style-name="ro1">
          <table:table-cell office:value-type="float" office:value="20.253748">
            <text:p>20.253748</text:p>
          </table:table-cell>
          <table:table-cell office:value-type="float" office:value="71.28563">
            <text:p>71.28563</text:p>
          </table:table-cell>
          <table:table-cell/>
        </table:table-row>
        <table:table-row table:style-name="ro1">
          <table:table-cell office:value-type="float" office:value="8.946393">
            <text:p>8.946393</text:p>
          </table:table-cell>
          <table:table-cell office:value-type="float" office:value="55.356636">
            <text:p>55.356636</text:p>
          </table:table-cell>
          <table:table-cell/>
        </table:table-row>
        <table:table-row table:style-name="ro1">
          <table:table-cell office:value-type="float" office:value="14.318825">
            <text:p>14.318825</text:p>
          </table:table-cell>
          <table:table-cell office:value-type="float" office:value="57.87999">
            <text:p>57.87999</text:p>
          </table:table-cell>
          <table:table-cell/>
        </table:table-row>
        <table:table-row table:style-name="ro1">
          <table:table-cell office:value-type="float" office:value="10.719476">
            <text:p>10.719476</text:p>
          </table:table-cell>
          <table:table-cell office:value-type="float" office:value="41.891273">
            <text:p>41.891273</text:p>
          </table:table-cell>
          <table:table-cell/>
        </table:table-row>
        <table:table-row table:style-name="ro1">
          <table:table-cell office:value-type="float" office:value="31.30715">
            <text:p>31.30715</text:p>
          </table:table-cell>
          <table:table-cell office:value-type="float" office:value="59.311848">
            <text:p>59.311848</text:p>
          </table:table-cell>
          <table:table-cell/>
        </table:table-row>
        <table:table-row table:style-name="ro1">
          <table:table-cell office:value-type="float" office:value="56.977646">
            <text:p>56.977646</text:p>
          </table:table-cell>
          <table:table-cell office:value-type="float" office:value="66.403595">
            <text:p>66.403595</text:p>
          </table:table-cell>
          <table:table-cell/>
        </table:table-row>
        <table:table-row table:style-name="ro1">
          <table:table-cell office:value-type="float" office:value="28.56842">
            <text:p>28.56842</text:p>
          </table:table-cell>
          <table:table-cell office:value-type="float" office:value="70.40717">
            <text:p>70.40717</text:p>
          </table:table-cell>
          <table:table-cell/>
        </table:table-row>
        <table:table-row table:style-name="ro1">
          <table:table-cell office:value-type="float" office:value="23.60835">
            <text:p>23.60835</text:p>
          </table:table-cell>
          <table:table-cell office:value-type="float" office:value="79.258896">
            <text:p>79.258896</text:p>
          </table:table-cell>
          <table:table-cell/>
        </table:table-row>
        <table:table-row table:style-name="ro1">
          <table:table-cell office:value-type="float" office:value="13.144675">
            <text:p>13.144675</text:p>
          </table:table-cell>
          <table:table-cell office:value-type="float" office:value="60.64849">
            <text:p>60.64849</text:p>
          </table:table-cell>
          <table:table-cell/>
        </table:table-row>
        <table:table-row table:style-name="ro1">
          <table:table-cell office:value-type="float" office:value="58.149067">
            <text:p>58.149067</text:p>
          </table:table-cell>
          <table:table-cell office:value-type="float" office:value="58.992805">
            <text:p>58.992805</text:p>
          </table:table-cell>
          <table:table-cell/>
        </table:table-row>
        <table:table-row table:style-name="ro1">
          <table:table-cell office:value-type="float" office:value="11.915912">
            <text:p>11.915912</text:p>
          </table:table-cell>
          <table:table-cell office:value-type="float" office:value="57.340878">
            <text:p>57.340878</text:p>
          </table:table-cell>
          <table:table-cell/>
        </table:table-row>
        <table:table-row table:style-name="ro1">
          <table:table-cell office:value-type="float" office:value="9.54619">
            <text:p>9.54619</text:p>
          </table:table-cell>
          <table:table-cell office:value-type="float" office:value="45.639675">
            <text:p>45.639675</text:p>
          </table:table-cell>
          <table:table-cell/>
        </table:table-row>
        <table:table-row table:style-name="ro1">
          <table:table-cell office:value-type="float" office:value="25.041483">
            <text:p>25.041483</text:p>
          </table:table-cell>
          <table:table-cell office:value-type="float" office:value="80.408875">
            <text:p>80.408875</text:p>
          </table:table-cell>
          <table:table-cell/>
        </table:table-row>
        <table:table-row table:style-name="ro1">
          <table:table-cell office:value-type="float" office:value="31.892273">
            <text:p>31.892273</text:p>
          </table:table-cell>
          <table:table-cell office:value-type="float" office:value="64.63698">
            <text:p>64.63698</text:p>
          </table:table-cell>
          <table:table-cell/>
        </table:table-row>
        <table:table-row table:style-name="ro1">
          <table:table-cell office:value-type="float" office:value="59.498604">
            <text:p>59.498604</text:p>
          </table:table-cell>
          <table:table-cell office:value-type="float" office:value="75.50897">
            <text:p>75.50897</text:p>
          </table:table-cell>
          <table:table-cell/>
        </table:table-row>
        <table:table-row table:style-name="ro1">
          <table:table-cell office:value-type="float" office:value="98.328514">
            <text:p>98.328514</text:p>
          </table:table-cell>
          <table:table-cell office:value-type="float" office:value="78.09565">
            <text:p>78.09565</text:p>
          </table:table-cell>
          <table:table-cell/>
        </table:table-row>
        <table:table-row table:style-name="ro1">
          <table:table-cell office:value-type="float" office:value="15.497356">
            <text:p>15.497356</text:p>
          </table:table-cell>
          <table:table-cell office:value-type="float" office:value="67.08668">
            <text:p>67.08668</text:p>
          </table:table-cell>
          <table:table-cell/>
        </table:table-row>
        <table:table-row table:style-name="ro1">
          <table:table-cell office:value-type="float" office:value="7.810834">
            <text:p>7.810834</text:p>
          </table:table-cell>
          <table:table-cell office:value-type="float" office:value="39.363815">
            <text:p>39.363815</text:p>
          </table:table-cell>
          <table:table-cell/>
        </table:table-row>
        <table:table-row table:style-name="ro1">
          <table:table-cell office:value-type="float" office:value="11.947717">
            <text:p>11.947717</text:p>
          </table:table-cell>
          <table:table-cell office:value-type="float" office:value="46.154728">
            <text:p>46.154728</text:p>
          </table:table-cell>
          <table:table-cell/>
        </table:table-row>
        <table:table-row table:style-name="ro1">
          <table:table-cell office:value-type="float" office:value="17.926086">
            <text:p>17.926086</text:p>
          </table:table-cell>
          <table:table-cell office:value-type="float" office:value="74.43579">
            <text:p>74.43579</text:p>
          </table:table-cell>
          <table:table-cell/>
        </table:table-row>
        <table:table-row table:style-name="ro1">
          <table:table-cell office:value-type="float" office:value="5.13332">
            <text:p>5.13332</text:p>
          </table:table-cell>
          <table:table-cell office:value-type="float" office:value="51.067463">
            <text:p>51.067463</text:p>
          </table:table-cell>
          <table:table-cell/>
        </table:table-row>
        <table:table-row table:style-name="ro1">
          <table:table-cell office:value-type="float" office:value="9.965297">
            <text:p>9.965297</text:p>
          </table:table-cell>
          <table:table-cell office:value-type="float" office:value="63.891487">
            <text:p>63.891487</text:p>
          </table:table-cell>
          <table:table-cell/>
        </table:table-row>
        <table:table-row table:style-name="ro1">
          <table:table-cell office:value-type="float" office:value="43.35991">
            <text:p>43.35991</text:p>
          </table:table-cell>
          <table:table-cell office:value-type="float" office:value="83.813126">
            <text:p>83.813126</text:p>
          </table:table-cell>
          <table:table-cell/>
        </table:table-row>
        <table:table-row table:style-name="ro1">
          <table:table-cell office:value-type="float" office:value="136.36836">
            <text:p>136.36836</text:p>
          </table:table-cell>
          <table:table-cell office:value-type="float" office:value="72.83918">
            <text:p>72.83918</text:p>
          </table:table-cell>
          <table:table-cell/>
        </table:table-row>
        <table:table-row table:style-name="ro1">
          <table:table-cell office:value-type="float" office:value="9.366254">
            <text:p>9.366254</text:p>
          </table:table-cell>
          <table:table-cell office:value-type="float" office:value="65.9376">
            <text:p>65.9376</text:p>
          </table:table-cell>
          <table:table-cell/>
        </table:table-row>
        <table:table-row table:style-name="ro1">
          <table:table-cell office:value-type="float" office:value="8.544751">
            <text:p>8.544751</text:p>
          </table:table-cell>
          <table:table-cell office:value-type="float" office:value="55.81988">
            <text:p>55.81988</text:p>
          </table:table-cell>
          <table:table-cell/>
        </table:table-row>
        <table:table-row table:style-name="ro1">
          <table:table-cell office:value-type="float" office:value="8.155981">
            <text:p>8.155981</text:p>
          </table:table-cell>
          <table:table-cell office:value-type="float" office:value="50.734463">
            <text:p>50.734463</text:p>
          </table:table-cell>
          <table:table-cell/>
        </table:table-row>
        <table:table-row table:style-name="ro1">
          <table:table-cell office:value-type="float" office:value="14.53087">
            <text:p>14.53087</text:p>
          </table:table-cell>
          <table:table-cell office:value-type="float" office:value="70.22755">
            <text:p>70.22755</text:p>
          </table:table-cell>
          <table:table-cell/>
        </table:table-row>
        <table:table-row table:style-name="ro1">
          <table:table-cell office:value-type="float" office:value="14.070376">
            <text:p>14.070376</text:p>
          </table:table-cell>
          <table:table-cell office:value-type="float" office:value="23.755533">
            <text:p>23.755533</text:p>
          </table:table-cell>
          <table:table-cell/>
        </table:table-row>
        <table:table-row table:style-name="ro1">
          <table:table-cell office:value-type="float" office:value="173.47115">
            <text:p>173.47115</text:p>
          </table:table-cell>
          <table:table-cell office:value-type="float" office:value="30.185984">
            <text:p>30.185984</text:p>
          </table:table-cell>
          <table:table-cell/>
        </table:table-row>
        <table:table-row table:style-name="ro1">
          <table:table-cell office:value-type="float" office:value="20.493717">
            <text:p>20.493717</text:p>
          </table:table-cell>
          <table:table-cell office:value-type="float" office:value="24.722322">
            <text:p>24.722322</text:p>
          </table:table-cell>
          <table:table-cell/>
        </table:table-row>
        <table:table-row table:style-name="ro1">
          <table:table-cell office:value-type="float" office:value="24.951792">
            <text:p>24.951792</text:p>
          </table:table-cell>
          <table:table-cell office:value-type="float" office:value="24.343931">
            <text:p>24.343931</text:p>
          </table:table-cell>
          <table:table-cell/>
        </table:table-row>
        <table:table-row table:style-name="ro1">
          <table:table-cell office:value-type="float" office:value="143.31894">
            <text:p>143.31894</text:p>
          </table:table-cell>
          <table:table-cell office:value-type="float" office:value="55.852825">
            <text:p>55.852825</text:p>
          </table:table-cell>
          <table:table-cell/>
        </table:table-row>
        <table:table-row table:style-name="ro1">
          <table:table-cell office:value-type="float" office:value="1.1143415">
            <text:p>1.1143415</text:p>
          </table:table-cell>
          <table:table-cell office:value-type="float" office:value="71.00503">
            <text:p>71.00503</text:p>
          </table:table-cell>
          <table:table-cell/>
        </table:table-row>
        <table:table-row table:style-name="ro1">
          <table:table-cell office:value-type="float" office:value="27.946121">
            <text:p>27.946121</text:p>
          </table:table-cell>
          <table:table-cell office:value-type="float" office:value="61.389668">
            <text:p>61.389668</text:p>
          </table:table-cell>
          <table:table-cell/>
        </table:table-row>
        <table:table-row table:style-name="ro1">
          <table:table-cell office:value-type="float" office:value="2.1991994">
            <text:p>2.1991994</text:p>
          </table:table-cell>
          <table:table-cell office:value-type="float" office:value="89.179504">
            <text:p>89.179504</text:p>
          </table:table-cell>
          <table:table-cell/>
        </table:table-row>
        <table:table-row table:style-name="ro1">
          <table:table-cell office:value-type="float" office:value="4.573636">
            <text:p>4.573636</text:p>
          </table:table-cell>
          <table:table-cell office:value-type="float" office:value="69.04256">
            <text:p>69.04256</text:p>
          </table:table-cell>
          <table:table-cell/>
        </table:table-row>
        <table:table-row table:style-name="ro1">
          <table:table-cell office:value-type="float" office:value="8.3307">
            <text:p>8.3307</text:p>
          </table:table-cell>
          <table:table-cell office:value-type="float" office:value="77.85888">
            <text:p>77.85888</text:p>
          </table:table-cell>
          <table:table-cell/>
        </table:table-row>
        <table:table-row table:style-name="ro1">
          <table:table-cell office:value-type="float" office:value="3.0954916">
            <text:p>3.0954916</text:p>
          </table:table-cell>
          <table:table-cell office:value-type="float" office:value="39.66368">
            <text:p>39.66368</text:p>
          </table:table-cell>
          <table:table-cell/>
        </table:table-row>
        <table:table-row table:style-name="ro1">
          <table:table-cell office:value-type="float" office:value="1.4207021">
            <text:p>1.4207021</text:p>
          </table:table-cell>
          <table:table-cell office:value-type="float" office:value="70.55916">
            <text:p>70.55916</text:p>
          </table:table-cell>
          <table:table-cell/>
        </table:table-row>
        <table:table-row table:style-name="ro1">
          <table:table-cell office:value-type="float" office:value="8.229607">
            <text:p>8.229607</text:p>
          </table:table-cell>
          <table:table-cell office:value-type="float" office:value="63.620083">
            <text:p>63.620083</text:p>
          </table:table-cell>
          <table:table-cell/>
        </table:table-row>
        <table:table-row table:style-name="ro1">
          <table:table-cell office:value-type="float" office:value="21.249226">
            <text:p>21.249226</text:p>
          </table:table-cell>
          <table:table-cell office:value-type="float" office:value="76.50775">
            <text:p>76.50775</text:p>
          </table:table-cell>
          <table:table-cell/>
        </table:table-row>
        <table:table-row table:style-name="ro1">
          <table:table-cell office:value-type="float" office:value="3.3277895">
            <text:p>3.3277895</text:p>
          </table:table-cell>
          <table:table-cell office:value-type="float" office:value="71.92299">
            <text:p>71.92299</text:p>
          </table:table-cell>
          <table:table-cell/>
        </table:table-row>
        <table:table-row table:style-name="ro1">
          <table:table-cell office:value-type="float" office:value="0.5008099">
            <text:p>0.5008099</text:p>
          </table:table-cell>
          <table:table-cell office:value-type="float" office:value="79.507545">
            <text:p>79.507545</text:p>
          </table:table-cell>
          <table:table-cell/>
        </table:table-row>
        <table:table-row table:style-name="ro1">
          <table:table-cell office:value-type="float" office:value="0.39647934">
            <text:p>0.39647934</text:p>
          </table:table-cell>
          <table:table-cell office:value-type="float" office:value="71.65775">
            <text:p>71.65775</text:p>
          </table:table-cell>
          <table:table-cell/>
        </table:table-row>
        <table:table-row table:style-name="ro1">
          <table:table-cell office:value-type="float" office:value="121.07882">
            <text:p>121.07882</text:p>
          </table:table-cell>
          <table:table-cell office:value-type="float" office:value="69.07294">
            <text:p>69.07294</text:p>
          </table:table-cell>
          <table:table-cell/>
        </table:table-row>
        <table:table-row table:style-name="ro1">
          <table:table-cell office:value-type="float" office:value="1.4984798">
            <text:p>1.4984798</text:p>
          </table:table-cell>
          <table:table-cell office:value-type="float" office:value="87.13665">
            <text:p>87.13665</text:p>
          </table:table-cell>
          <table:table-cell/>
        </table:table-row>
        <table:table-row table:style-name="ro1">
          <table:table-cell office:value-type="float" office:value="3.4556143">
            <text:p>3.4556143</text:p>
          </table:table-cell>
          <table:table-cell office:value-type="float" office:value="86.740265">
            <text:p>86.740265</text:p>
          </table:table-cell>
          <table:table-cell/>
        </table:table-row>
        <table:table-row table:style-name="ro1">
          <table:table-cell office:value-type="float" office:value="0.21437967">
            <text:p>0.21437967</text:p>
          </table:table-cell>
          <table:table-cell office:value-type="float" office:value="78.07309">
            <text:p>78.07309</text:p>
          </table:table-cell>
          <table:table-cell/>
        </table:table-row>
        <table:table-row table:style-name="ro1">
          <table:table-cell office:value-type="float" office:value="1.3575649">
            <text:p>1.3575649</text:p>
          </table:table-cell>
          <table:table-cell office:value-type="float" office:value="71.11671">
            <text:p>71.11671</text:p>
          </table:table-cell>
          <table:table-cell/>
        </table:table-row>
        <table:table-row table:style-name="ro1">
          <table:table-cell office:value-type="float" office:value="0.34175944">
            <text:p>0.34175944</text:p>
          </table:table-cell>
          <table:table-cell office:value-type="float" office:value="76.693054">
            <text:p>76.693054</text:p>
          </table:table-cell>
          <table:table-cell/>
        </table:table-row>
        <table:table-row table:style-name="ro1">
          <table:table-cell office:value-type="float" office:value="3.3717017">
            <text:p>3.3717017</text:p>
          </table:table-cell>
          <table:table-cell office:value-type="float" office:value="67.5323">
            <text:p>67.5323</text:p>
          </table:table-cell>
          <table:table-cell/>
        </table:table-row>
        <table:table-row table:style-name="ro1">
          <table:table-cell office:value-type="float" office:value="7.3972087">
            <text:p>7.3972087</text:p>
          </table:table-cell>
          <table:table-cell office:value-type="float" office:value="94.11232">
            <text:p>94.11232</text:p>
          </table:table-cell>
          <table:table-cell/>
        </table:table-row>
        <table:table-row table:style-name="ro1">
          <table:table-cell office:value-type="float" office:value="2.6978278">
            <text:p>2.6978278</text:p>
          </table:table-cell>
          <table:table-cell office:value-type="float" office:value="85.83173">
            <text:p>85.83173</text:p>
          </table:table-cell>
          <table:table-cell/>
        </table:table-row>
        <table:table-row table:style-name="ro1">
          <table:table-cell office:value-type="float" office:value="11.370913">
            <text:p>11.370913</text:p>
          </table:table-cell>
          <table:table-cell office:value-type="float" office:value="73.073746">
            <text:p>73.073746</text:p>
          </table:table-cell>
          <table:table-cell/>
        </table:table-row>
        <table:table-row table:style-name="ro1">
          <table:table-cell office:value-type="float" office:value="8.153383">
            <text:p>8.153383</text:p>
          </table:table-cell>
          <table:table-cell office:value-type="float" office:value="74.17219">
            <text:p>74.17219</text:p>
          </table:table-cell>
          <table:table-cell/>
        </table:table-row>
        <table:table-row table:style-name="ro1">
          <table:table-cell/>
          <table:table-cell office:value-type="float" office:value="77.17088">
            <text:p>77.17088</text:p>
          </table:table-cell>
          <table:table-cell/>
        </table:table-row>
        <table:table-row table:style-name="ro1">
          <table:table-cell office:value-type="float" office:value="9.151598">
            <text:p>9.151598</text:p>
          </table:table-cell>
          <table:table-cell office:value-type="float" office:value="88.36399">
            <text:p>88.36399</text:p>
          </table:table-cell>
          <table:table-cell/>
        </table:table-row>
        <table:table-row table:style-name="ro1">
          <table:table-cell office:value-type="float" office:value="14.405715">
            <text:p>14.405715</text:p>
          </table:table-cell>
          <table:table-cell office:value-type="float" office:value="73.8736">
            <text:p>73.8736</text:p>
          </table:table-cell>
          <table:table-cell/>
        </table:table-row>
        <table:table-row table:style-name="ro1">
          <table:table-cell office:value-type="float" office:value="40.755783">
            <text:p>40.755783</text:p>
          </table:table-cell>
          <table:table-cell office:value-type="float" office:value="67.640236">
            <text:p>67.640236</text:p>
          </table:table-cell>
          <table:table-cell/>
        </table:table-row>
        <table:table-row table:style-name="ro1">
          <table:table-cell office:value-type="float" office:value="13.376987">
            <text:p>13.376987</text:p>
          </table:table-cell>
          <table:table-cell office:value-type="float" office:value="47.744576">
            <text:p>47.744576</text:p>
          </table:table-cell>
          <table:table-cell/>
        </table:table-row>
        <table:table-row table:style-name="ro1">
          <table:table-cell office:value-type="float" office:value="0.67225707">
            <text:p>0.67225707</text:p>
          </table:table-cell>
          <table:table-cell office:value-type="float" office:value="75.933815">
            <text:p>75.933815</text:p>
          </table:table-cell>
          <table:table-cell/>
        </table:table-row>
        <table:table-row table:style-name="ro1">
          <table:table-cell office:value-type="float" office:value="3.0751426">
            <text:p>3.0751426</text:p>
          </table:table-cell>
          <table:table-cell office:value-type="float" office:value="74.760994">
            <text:p>74.760994</text:p>
          </table:table-cell>
          <table:table-cell/>
        </table:table-row>
        <table:table-row table:style-name="ro1">
          <table:table-cell office:value-type="float" office:value="1.6692674">
            <text:p>1.6692674</text:p>
          </table:table-cell>
          <table:table-cell office:value-type="float" office:value="72.675156">
            <text:p>72.675156</text:p>
          </table:table-cell>
          <table:table-cell/>
        </table:table-row>
        <table:table-row table:style-name="ro1">
          <table:table-cell office:value-type="float" office:value="30.6939">
            <text:p>30.6939</text:p>
          </table:table-cell>
          <table:table-cell office:value-type="float" office:value="94.17245">
            <text:p>94.17245</text:p>
          </table:table-cell>
          <table:table-cell/>
        </table:table-row>
        <table:table-row table:style-name="ro1">
          <table:table-cell office:value-type="float" office:value="10.162128">
            <text:p>10.162128</text:p>
          </table:table-cell>
          <table:table-cell office:value-type="float" office:value="79.654564">
            <text:p>79.654564</text:p>
          </table:table-cell>
          <table:table-cell/>
        </table:table-row>
        <table:table-row table:style-name="ro1">
          <table:table-cell office:value-type="float" office:value="17.733635">
            <text:p>17.733635</text:p>
          </table:table-cell>
          <table:table-cell office:value-type="float" office:value="60.70776">
            <text:p>60.70776</text:p>
          </table:table-cell>
          <table:table-cell/>
        </table:table-row>
        <table:table-row table:style-name="ro1">
          <table:table-cell office:value-type="float" office:value="1.3793033">
            <text:p>1.3793033</text:p>
          </table:table-cell>
          <table:table-cell office:value-type="float" office:value="89.44039">
            <text:p>89.44039</text:p>
          </table:table-cell>
          <table:table-cell/>
        </table:table-row>
        <table:table-row table:style-name="ro1">
          <table:table-cell office:value-type="float" office:value="0.57641935">
            <text:p>0.57641935</text:p>
          </table:table-cell>
          <table:table-cell office:value-type="float" office:value="77.03336">
            <text:p>77.03336</text:p>
          </table:table-cell>
          <table:table-cell/>
        </table:table-row>
        <table:table-row table:style-name="ro1">
          <table:table-cell office:value-type="float" office:value="21.315664">
            <text:p>21.315664</text:p>
          </table:table-cell>
          <table:table-cell office:value-type="float" office:value="72.55589">
            <text:p>72.55589</text:p>
          </table:table-cell>
          <table:table-cell/>
        </table:table-row>
        <table:table-row table:style-name="ro1">
          <table:table-cell office:value-type="float" office:value="2.1049657">
            <text:p>2.1049657</text:p>
          </table:table-cell>
          <table:table-cell office:value-type="float" office:value="65.56802">
            <text:p>65.56802</text:p>
          </table:table-cell>
          <table:table-cell/>
        </table:table-row>
        <table:table-row table:style-name="ro1">
          <table:table-cell office:value-type="float" office:value="1.8648909">
            <text:p>1.8648909</text:p>
          </table:table-cell>
          <table:table-cell office:value-type="float" office:value="54.240353">
            <text:p>54.240353</text:p>
          </table:table-cell>
          <table:table-cell/>
        </table:table-row>
        <table:table-row table:style-name="ro1">
          <table:table-cell office:value-type="float" office:value="8.70228">
            <text:p>8.70228</text:p>
          </table:table-cell>
          <table:table-cell office:value-type="float" office:value="56.06752">
            <text:p>56.06752</text:p>
          </table:table-cell>
          <table:table-cell/>
        </table:table-row>
        <table:table-row table:style-name="ro1">
          <table:table-cell office:value-type="float" office:value="15.518183">
            <text:p>15.518183</text:p>
          </table:table-cell>
          <table:table-cell office:value-type="float" office:value="72.39145">
            <text:p>72.39145</text:p>
          </table:table-cell>
          <table:table-cell/>
        </table:table-row>
        <table:table-row table:style-name="ro1">
          <table:table-cell office:value-type="float" office:value="1.0116827">
            <text:p>1.0116827</text:p>
          </table:table-cell>
          <table:table-cell office:value-type="float" office:value="55.978146">
            <text:p>55.978146</text:p>
          </table:table-cell>
          <table:table-cell/>
        </table:table-row>
        <table:table-row table:style-name="ro1">
          <table:table-cell office:value-type="float" office:value="2.6762588">
            <text:p>2.6762588</text:p>
          </table:table-cell>
          <table:table-cell office:value-type="float" office:value="73.91304">
            <text:p>73.91304</text:p>
          </table:table-cell>
          <table:table-cell/>
        </table:table-row>
        <table:table-row table:style-name="ro1">
          <table:table-cell office:value-type="float" office:value="29.762669">
            <text:p>29.762669</text:p>
          </table:table-cell>
          <table:table-cell office:value-type="float" office:value="67.90786">
            <text:p>67.90786</text:p>
          </table:table-cell>
          <table:table-cell/>
        </table:table-row>
        <table:table-row table:style-name="ro1">
          <table:table-cell office:value-type="float" office:value="12.556713">
            <text:p>12.556713</text:p>
          </table:table-cell>
          <table:table-cell office:value-type="float" office:value="43.09344">
            <text:p>43.09344</text:p>
          </table:table-cell>
          <table:table-cell/>
        </table:table-row>
        <table:table-row table:style-name="ro1">
          <table:table-cell office:value-type="float" office:value="17.920986">
            <text:p>17.920986</text:p>
          </table:table-cell>
          <table:table-cell office:value-type="float" office:value="57.562965">
            <text:p>57.562965</text:p>
          </table:table-cell>
          <table:table-cell/>
        </table:table-row>
        <table:table-row table:style-name="ro1">
          <table:table-cell office:value-type="float" office:value="74.17543">
            <text:p>74.17543</text:p>
          </table:table-cell>
          <table:table-cell office:value-type="float" office:value="52.90187">
            <text:p>52.90187</text:p>
          </table:table-cell>
          <table:table-cell/>
        </table:table-row>
        <table:table-row table:style-name="ro1">
          <table:table-cell office:value-type="float" office:value="8.696732">
            <text:p>8.696732</text:p>
          </table:table-cell>
          <table:table-cell office:value-type="float" office:value="65.75283">
            <text:p>65.75283</text:p>
          </table:table-cell>
          <table:table-cell/>
        </table:table-row>
        <table:table-row table:style-name="ro1">
          <table:table-cell office:value-type="float" office:value="15.444529">
            <text:p>15.444529</text:p>
          </table:table-cell>
          <table:table-cell office:value-type="float" office:value="50.10142">
            <text:p>50.10142</text:p>
          </table:table-cell>
          <table:table-cell/>
        </table:table-row>
        <table:table-row table:style-name="ro1">
          <table:table-cell office:value-type="float" office:value="6.924008">
            <text:p>6.924008</text:p>
          </table:table-cell>
          <table:table-cell office:value-type="float" office:value="57.14853">
            <text:p>57.14853</text:p>
          </table:table-cell>
          <table:table-cell/>
        </table:table-row>
        <table:table-row table:style-name="ro1">
          <table:table-cell office:value-type="float" office:value="12.7248">
            <text:p>12.7248</text:p>
          </table:table-cell>
          <table:table-cell office:value-type="float" office:value="49.257874">
            <text:p>49.257874</text:p>
          </table:table-cell>
          <table:table-cell/>
        </table:table-row>
        <table:table-row table:style-name="ro1">
          <table:table-cell office:value-type="float" office:value="13.707632">
            <text:p>13.707632</text:p>
          </table:table-cell>
          <table:table-cell office:value-type="float" office:value="56.905613">
            <text:p>56.905613</text:p>
          </table:table-cell>
          <table:table-cell/>
        </table:table-row>
        <table:table-row table:style-name="ro1">
          <table:table-cell office:value-type="float" office:value="77.905205">
            <text:p>77.905205</text:p>
          </table:table-cell>
          <table:table-cell office:value-type="float" office:value="46.49369">
            <text:p>46.49369</text:p>
          </table:table-cell>
          <table:table-cell/>
        </table:table-row>
        <table:table-row table:style-name="ro1">
          <table:table-cell office:value-type="float" office:value="18.768015">
            <text:p>18.768015</text:p>
          </table:table-cell>
          <table:table-cell office:value-type="float" office:value="61.789692">
            <text:p>61.789692</text:p>
          </table:table-cell>
          <table:table-cell/>
        </table:table-row>
        <table:table-row table:style-name="ro1">
          <table:table-cell office:value-type="float" office:value="12.462308">
            <text:p>12.462308</text:p>
          </table:table-cell>
          <table:table-cell office:value-type="float" office:value="66.51133">
            <text:p>66.51133</text:p>
          </table:table-cell>
          <table:table-cell/>
        </table:table-row>
        <table:table-row table:style-name="ro1">
          <table:table-cell office:value-type="float" office:value="11.344009">
            <text:p>11.344009</text:p>
          </table:table-cell>
          <table:table-cell office:value-type="float" office:value="72.57589">
            <text:p>72.57589</text:p>
          </table:table-cell>
          <table:table-cell/>
        </table:table-row>
        <table:table-row table:style-name="ro1">
          <table:table-cell office:value-type="float" office:value="29.0444">
            <text:p>29.0444</text:p>
          </table:table-cell>
          <table:table-cell office:value-type="float" office:value="65.295586">
            <text:p>65.295586</text:p>
          </table:table-cell>
          <table:table-cell/>
        </table:table-row>
        <table:table-row table:style-name="ro1">
          <table:table-cell office:value-type="float" office:value="40.839767">
            <text:p>40.839767</text:p>
          </table:table-cell>
          <table:table-cell office:value-type="float" office:value="55.679043">
            <text:p>55.679043</text:p>
          </table:table-cell>
          <table:table-cell/>
        </table:table-row>
        <table:table-row table:style-name="ro1">
          <table:table-cell office:value-type="float" office:value="1227.9633">
            <text:p>1227.9633</text:p>
          </table:table-cell>
          <table:table-cell office:value-type="float" office:value="24.980309">
            <text:p>24.980309</text:p>
          </table:table-cell>
          <table:table-cell/>
        </table:table-row>
        <table:table-row table:style-name="ro1">
          <table:table-cell office:value-type="float" office:value="17.168562">
            <text:p>17.168562</text:p>
          </table:table-cell>
          <table:table-cell office:value-type="float" office:value="66.14089">
            <text:p>66.14089</text:p>
          </table:table-cell>
          <table:table-cell/>
        </table:table-row>
        <table:table-row table:style-name="ro1">
          <table:table-cell office:value-type="float" office:value="12.290734">
            <text:p>12.290734</text:p>
          </table:table-cell>
          <table:table-cell office:value-type="float" office:value="68.130585">
            <text:p>68.130585</text:p>
          </table:table-cell>
          <table:table-cell/>
        </table:table-row>
        <table:table-row table:style-name="ro1">
          <table:table-cell office:value-type="float" office:value="64.05763">
            <text:p>64.05763</text:p>
          </table:table-cell>
          <table:table-cell office:value-type="float" office:value="47.17419">
            <text:p>47.17419</text:p>
          </table:table-cell>
          <table:table-cell/>
        </table:table-row>
        <table:table-row table:style-name="ro1">
          <table:table-cell/>
          <table:table-cell office:value-type="float" office:value="63.785892">
            <text:p>63.785892</text:p>
          </table:table-cell>
          <table:table-cell/>
        </table:table-row>
        <table:table-row table:style-name="ro1">
          <table:table-cell office:value-type="float" office:value="18.495869">
            <text:p>18.495869</text:p>
          </table:table-cell>
          <table:table-cell office:value-type="float" office:value="68.72502">
            <text:p>68.72502</text:p>
          </table:table-cell>
          <table:table-cell/>
        </table:table-row>
        <table:table-row table:style-name="ro1">
          <table:table-cell office:value-type="float" office:value="1051.6896">
            <text:p>1051.6896</text:p>
          </table:table-cell>
          <table:table-cell office:value-type="float" office:value="49.478176">
            <text:p>49.478176</text:p>
          </table:table-cell>
          <table:table-cell/>
        </table:table-row>
        <table:table-row table:style-name="ro1">
          <table:table-cell office:value-type="float" office:value="11.467358">
            <text:p>11.467358</text:p>
          </table:table-cell>
          <table:table-cell office:value-type="float" office:value="66.66233">
            <text:p>66.66233</text:p>
          </table:table-cell>
          <table:table-cell/>
        </table:table-row>
        <table:table-row table:style-name="ro1">
          <table:table-cell office:value-type="float" office:value="11.655783">
            <text:p>11.655783</text:p>
          </table:table-cell>
          <table:table-cell office:value-type="float" office:value="76.109">
            <text:p>76.109</text:p>
          </table:table-cell>
          <table:table-cell/>
        </table:table-row>
        <table:table-row table:style-name="ro1">
          <table:table-cell office:value-type="float" office:value="27.530691">
            <text:p>27.530691</text:p>
          </table:table-cell>
          <table:table-cell office:value-type="float" office:value="76.41625">
            <text:p>76.41625</text:p>
          </table:table-cell>
          <table:table-cell/>
        </table:table-row>
        <table:table-row table:style-name="ro1">
          <table:table-cell office:value-type="float" office:value="11.7886305">
            <text:p>11.7886305</text:p>
          </table:table-cell>
          <table:table-cell office:value-type="float" office:value="67.629005">
            <text:p>67.629005</text:p>
          </table:table-cell>
          <table:table-cell/>
        </table:table-row>
        <table:table-row table:style-name="ro1">
          <table:table-cell office:value-type="float" office:value="11.181073">
            <text:p>11.181073</text:p>
          </table:table-cell>
          <table:table-cell office:value-type="float" office:value="71.86597">
            <text:p>71.86597</text:p>
          </table:table-cell>
          <table:table-cell/>
        </table:table-row>
        <table:table-row table:style-name="ro1">
          <table:table-cell office:value-type="float" office:value="35.44794">
            <text:p>35.44794</text:p>
          </table:table-cell>
          <table:table-cell office:value-type="float" office:value="58.59527">
            <text:p>58.59527</text:p>
          </table:table-cell>
          <table:table-cell/>
        </table:table-row>
        <table:table-row table:style-name="ro1">
          <table:table-cell office:value-type="float" office:value="16.205359">
            <text:p>16.205359</text:p>
          </table:table-cell>
          <table:table-cell office:value-type="float" office:value="44.306168">
            <text:p>44.306168</text:p>
          </table:table-cell>
          <table:table-cell/>
        </table:table-row>
        <table:table-row table:style-name="ro1">
          <table:table-cell office:value-type="float" office:value="6.5778623">
            <text:p>6.5778623</text:p>
          </table:table-cell>
          <table:table-cell office:value-type="float" office:value="59.20635">
            <text:p>59.20635</text:p>
          </table:table-cell>
          <table:table-cell/>
        </table:table-row>
        <table:table-row table:style-name="ro1">
          <table:table-cell office:value-type="float" office:value="9.811662">
            <text:p>9.811662</text:p>
          </table:table-cell>
          <table:table-cell office:value-type="float" office:value="63.00969">
            <text:p>63.00969</text:p>
          </table:table-cell>
          <table:table-cell/>
        </table:table-row>
        <table:table-row table:style-name="ro1">
          <table:table-cell office:value-type="float" office:value="45.009636">
            <text:p>45.009636</text:p>
          </table:table-cell>
          <table:table-cell office:value-type="float" office:value="54.57913">
            <text:p>54.57913</text:p>
          </table:table-cell>
          <table:table-cell/>
        </table:table-row>
        <table:table-row table:style-name="ro1">
          <table:table-cell office:value-type="float" office:value="7.492684">
            <text:p>7.492684</text:p>
          </table:table-cell>
          <table:table-cell office:value-type="float" office:value="66.962425">
            <text:p>66.962425</text:p>
          </table:table-cell>
          <table:table-cell/>
        </table:table-row>
        <table:table-row table:style-name="ro1">
          <table:table-cell office:value-type="float" office:value="9.055161">
            <text:p>9.055161</text:p>
          </table:table-cell>
          <table:table-cell office:value-type="float" office:value="59.70705">
            <text:p>59.70705</text:p>
          </table:table-cell>
          <table:table-cell/>
        </table:table-row>
        <table:table-row table:style-name="ro1">
          <table:table-cell office:value-type="float" office:value="9.14553">
            <text:p>9.14553</text:p>
          </table:table-cell>
          <table:table-cell office:value-type="float" office:value="67.41326">
            <text:p>67.41326</text:p>
          </table:table-cell>
          <table:table-cell/>
        </table:table-row>
        <table:table-row table:style-name="ro1">
          <table:table-cell office:value-type="float" office:value="7.1658607">
            <text:p>7.1658607</text:p>
          </table:table-cell>
          <table:table-cell office:value-type="float" office:value="43.755333">
            <text:p>43.755333</text:p>
          </table:table-cell>
          <table:table-cell/>
        </table:table-row>
        <table:table-row table:style-name="ro1">
          <table:table-cell office:value-type="float" office:value="23.578876">
            <text:p>23.578876</text:p>
          </table:table-cell>
          <table:table-cell office:value-type="float" office:value="48.42546">
            <text:p>48.42546</text:p>
          </table:table-cell>
          <table:table-cell/>
        </table:table-row>
        <table:table-row table:style-name="ro1">
          <table:table-cell office:value-type="float" office:value="10.242067">
            <text:p>10.242067</text:p>
          </table:table-cell>
          <table:table-cell office:value-type="float" office:value="72.78607">
            <text:p>72.78607</text:p>
          </table:table-cell>
          <table:table-cell/>
        </table:table-row>
        <table:table-row table:style-name="ro1">
          <table:table-cell office:value-type="float" office:value="38.64543">
            <text:p>38.64543</text:p>
          </table:table-cell>
          <table:table-cell office:value-type="float" office:value="44.676064">
            <text:p>44.676064</text:p>
          </table:table-cell>
          <table:table-cell/>
        </table:table-row>
        <table:table-row table:style-name="ro1">
          <table:table-cell office:value-type="float" office:value="7.518138">
            <text:p>7.518138</text:p>
          </table:table-cell>
          <table:table-cell office:value-type="float" office:value="71.001015">
            <text:p>71.001015</text:p>
          </table:table-cell>
          <table:table-cell/>
        </table:table-row>
        <table:table-row table:style-name="ro1">
          <table:table-cell office:value-type="float" office:value="25.643396">
            <text:p>25.643396</text:p>
          </table:table-cell>
          <table:table-cell office:value-type="float" office:value="61.7249">
            <text:p>61.7249</text:p>
          </table:table-cell>
          <table:table-cell/>
        </table:table-row>
        <table:table-row table:style-name="ro1">
          <table:table-cell office:value-type="float" office:value="23.517412">
            <text:p>23.517412</text:p>
          </table:table-cell>
          <table:table-cell office:value-type="float" office:value="62.262592">
            <text:p>62.262592</text:p>
          </table:table-cell>
          <table:table-cell/>
        </table:table-row>
        <table:table-row table:style-name="ro1">
          <table:table-cell/>
          <table:table-cell office:value-type="float" office:value="49.414604">
            <text:p>49.414604</text:p>
          </table:table-cell>
          <table:table-cell/>
        </table:table-row>
        <table:table-row table:style-name="ro1">
          <table:table-cell office:value-type="float" office:value="13.951674">
            <text:p>13.951674</text:p>
          </table:table-cell>
          <table:table-cell office:value-type="float" office:value="71.591324">
            <text:p>71.591324</text:p>
          </table:table-cell>
          <table:table-cell/>
        </table:table-row>
        <table:table-row table:style-name="ro1">
          <table:table-cell office:value-type="float" office:value="380.48602">
            <text:p>380.48602</text:p>
          </table:table-cell>
          <table:table-cell office:value-type="float" office:value="49.552105">
            <text:p>49.552105</text:p>
          </table:table-cell>
          <table:table-cell/>
        </table:table-row>
        <table:table-row table:style-name="ro1">
          <table:table-cell office:value-type="float" office:value="64.35659">
            <text:p>64.35659</text:p>
          </table:table-cell>
          <table:table-cell office:value-type="float" office:value="51.724136">
            <text:p>51.724136</text:p>
          </table:table-cell>
          <table:table-cell/>
        </table:table-row>
        <table:table-row table:style-name="ro1">
          <table:table-cell office:value-type="float" office:value="137.75241">
            <text:p>137.75241</text:p>
          </table:table-cell>
          <table:table-cell office:value-type="float" office:value="52.096172">
            <text:p>52.096172</text:p>
          </table:table-cell>
          <table:table-cell/>
        </table:table-row>
        <table:table-row table:style-name="ro1">
          <table:table-cell office:value-type="float" office:value="28.390842">
            <text:p>28.390842</text:p>
          </table:table-cell>
          <table:table-cell office:value-type="float" office:value="41.27723">
            <text:p>41.27723</text:p>
          </table:table-cell>
          <table:table-cell/>
        </table:table-row>
        <table:table-row table:style-name="ro1">
          <table:table-cell office:value-type="float" office:value="198.8347">
            <text:p>198.8347</text:p>
          </table:table-cell>
          <table:table-cell office:value-type="float" office:value="45.90539">
            <text:p>45.90539</text:p>
          </table:table-cell>
          <table:table-cell/>
        </table:table-row>
        <table:table-row table:style-name="ro1">
          <table:table-cell office:value-type="float" office:value="38.288353">
            <text:p>38.288353</text:p>
          </table:table-cell>
          <table:table-cell office:value-type="float" office:value="50.199005">
            <text:p>50.199005</text:p>
          </table:table-cell>
          <table:table-cell/>
        </table:table-row>
        <table:table-row table:style-name="ro1">
          <table:table-cell office:value-type="float" office:value="17.377693">
            <text:p>17.377693</text:p>
          </table:table-cell>
          <table:table-cell office:value-type="float" office:value="65.71721">
            <text:p>65.71721</text:p>
          </table:table-cell>
          <table:table-cell/>
        </table:table-row>
        <table:table-row table:style-name="ro1">
          <table:table-cell office:value-type="float" office:value="19.036585">
            <text:p>19.036585</text:p>
          </table:table-cell>
          <table:table-cell office:value-type="float" office:value="53.71879">
            <text:p>53.71879</text:p>
          </table:table-cell>
          <table:table-cell/>
        </table:table-row>
        <table:table-row table:style-name="ro1">
          <table:table-cell office:value-type="float" office:value="14.365956">
            <text:p>14.365956</text:p>
          </table:table-cell>
          <table:table-cell office:value-type="float" office:value="66.02751">
            <text:p>66.02751</text:p>
          </table:table-cell>
          <table:table-cell/>
        </table:table-row>
        <table:table-row table:style-name="ro1">
          <table:table-cell office:value-type="float" office:value="18.882204">
            <text:p>18.882204</text:p>
          </table:table-cell>
          <table:table-cell office:value-type="float" office:value="66.3477">
            <text:p>66.3477</text:p>
          </table:table-cell>
          <table:table-cell/>
        </table:table-row>
        <table:table-row table:style-name="ro1">
          <table:table-cell office:value-type="float" office:value="73.10003">
            <text:p>73.10003</text:p>
          </table:table-cell>
          <table:table-cell office:value-type="float" office:value="52.671215">
            <text:p>52.671215</text:p>
          </table:table-cell>
          <table:table-cell/>
        </table:table-row>
        <table:table-row table:style-name="ro1">
          <table:table-cell office:value-type="float" office:value="21.258305">
            <text:p>21.258305</text:p>
          </table:table-cell>
          <table:table-cell office:value-type="float" office:value="53.609512">
            <text:p>53.609512</text:p>
          </table:table-cell>
          <table:table-cell/>
        </table:table-row>
        <table:table-row table:style-name="ro1">
          <table:table-cell office:value-type="float" office:value="140.51718">
            <text:p>140.51718</text:p>
          </table:table-cell>
          <table:table-cell office:value-type="float" office:value="50.699112">
            <text:p>50.699112</text:p>
          </table:table-cell>
          <table:table-cell/>
        </table:table-row>
        <table:table-row table:style-name="ro1">
          <table:table-cell office:value-type="float" office:value="26.436604">
            <text:p>26.436604</text:p>
          </table:table-cell>
          <table:table-cell office:value-type="float" office:value="59.777187">
            <text:p>59.777187</text:p>
          </table:table-cell>
          <table:table-cell/>
        </table:table-row>
        <table:table-row table:style-name="ro1">
          <table:table-cell office:value-type="float" office:value="12.224633">
            <text:p>12.224633</text:p>
          </table:table-cell>
          <table:table-cell office:value-type="float" office:value="57.274788">
            <text:p>57.274788</text:p>
          </table:table-cell>
          <table:table-cell/>
        </table:table-row>
        <table:table-row table:style-name="ro1">
          <table:table-cell office:value-type="float" office:value="10.031113">
            <text:p>10.031113</text:p>
          </table:table-cell>
          <table:table-cell office:value-type="float" office:value="53.24527">
            <text:p>53.24527</text:p>
          </table:table-cell>
          <table:table-cell/>
        </table:table-row>
        <table:table-row table:style-name="ro1">
          <table:table-cell office:value-type="float" office:value="24.630764">
            <text:p>24.630764</text:p>
          </table:table-cell>
          <table:table-cell office:value-type="float" office:value="67.158554">
            <text:p>67.158554</text:p>
          </table:table-cell>
          <table:table-cell/>
        </table:table-row>
        <table:table-row table:style-name="ro1">
          <table:table-cell office:value-type="float" office:value="21.342941">
            <text:p>21.342941</text:p>
          </table:table-cell>
          <table:table-cell office:value-type="float" office:value="50.764526">
            <text:p>50.764526</text:p>
          </table:table-cell>
          <table:table-cell/>
        </table:table-row>
        <table:table-row table:style-name="ro1">
          <table:table-cell office:value-type="float" office:value="195.4075">
            <text:p>195.4075</text:p>
          </table:table-cell>
          <table:table-cell office:value-type="float" office:value="54.49653">
            <text:p>54.49653</text:p>
          </table:table-cell>
          <table:table-cell/>
        </table:table-row>
        <table:table-row table:style-name="ro1">
          <table:table-cell office:value-type="float" office:value="55.29074">
            <text:p>55.29074</text:p>
          </table:table-cell>
          <table:table-cell office:value-type="float" office:value="55.649464">
            <text:p>55.649464</text:p>
          </table:table-cell>
          <table:table-cell/>
        </table:table-row>
        <table:table-row table:style-name="ro1">
          <table:table-cell office:value-type="float" office:value="15.576466">
            <text:p>15.576466</text:p>
          </table:table-cell>
          <table:table-cell office:value-type="float" office:value="65.30882">
            <text:p>65.30882</text:p>
          </table:table-cell>
          <table:table-cell/>
        </table:table-row>
        <table:table-row table:style-name="ro1">
          <table:table-cell office:value-type="float" office:value="11.152178">
            <text:p>11.152178</text:p>
          </table:table-cell>
          <table:table-cell office:value-type="float" office:value="46.245674">
            <text:p>46.245674</text:p>
          </table:table-cell>
          <table:table-cell/>
        </table:table-row>
        <table:table-row table:style-name="ro1">
          <table:table-cell office:value-type="float" office:value="32.022224">
            <text:p>32.022224</text:p>
          </table:table-cell>
          <table:table-cell office:value-type="float" office:value="63.679466">
            <text:p>63.679466</text:p>
          </table:table-cell>
          <table:table-cell/>
        </table:table-row>
        <table:table-row table:style-name="ro1">
          <table:table-cell office:value-type="float" office:value="16.36203">
            <text:p>16.36203</text:p>
          </table:table-cell>
          <table:table-cell office:value-type="float" office:value="57.264885">
            <text:p>57.264885</text:p>
          </table:table-cell>
          <table:table-cell/>
        </table:table-row>
        <table:table-row table:style-name="ro1">
          <table:table-cell office:value-type="float" office:value="23.978832">
            <text:p>23.978832</text:p>
          </table:table-cell>
          <table:table-cell office:value-type="float" office:value="57.888615">
            <text:p>57.888615</text:p>
          </table:table-cell>
          <table:table-cell/>
        </table:table-row>
        <table:table-row table:style-name="ro1">
          <table:table-cell office:value-type="float" office:value="16.663002">
            <text:p>16.663002</text:p>
          </table:table-cell>
          <table:table-cell office:value-type="float" office:value="63.835896">
            <text:p>63.835896</text:p>
          </table:table-cell>
          <table:table-cell/>
        </table:table-row>
        <table:table-row table:style-name="ro1">
          <table:table-cell office:value-type="float" office:value="27.049417">
            <text:p>27.049417</text:p>
          </table:table-cell>
          <table:table-cell office:value-type="float" office:value="58.521362">
            <text:p>58.521362</text:p>
          </table:table-cell>
          <table:table-cell/>
        </table:table-row>
        <table:table-row table:style-name="ro1">
          <table:table-cell office:value-type="float" office:value="113.98518">
            <text:p>113.98518</text:p>
          </table:table-cell>
          <table:table-cell office:value-type="float" office:value="47.761097">
            <text:p>47.761097</text:p>
          </table:table-cell>
          <table:table-cell/>
        </table:table-row>
        <table:table-row table:style-name="ro1">
          <table:table-cell office:value-type="float" office:value="19.303381">
            <text:p>19.303381</text:p>
          </table:table-cell>
          <table:table-cell office:value-type="float" office:value="59.044037">
            <text:p>59.044037</text:p>
          </table:table-cell>
          <table:table-cell/>
        </table:table-row>
        <table:table-row table:style-name="ro1">
          <table:table-cell office:value-type="float" office:value="14.673637">
            <text:p>14.673637</text:p>
          </table:table-cell>
          <table:table-cell office:value-type="float" office:value="63.723064">
            <text:p>63.723064</text:p>
          </table:table-cell>
          <table:table-cell/>
        </table:table-row>
        <table:table-row table:style-name="ro1">
          <table:table-cell office:value-type="float" office:value="7.4678245">
            <text:p>7.4678245</text:p>
          </table:table-cell>
          <table:table-cell office:value-type="float" office:value="68.074066">
            <text:p>68.074066</text:p>
          </table:table-cell>
          <table:table-cell/>
        </table:table-row>
        <table:table-row table:style-name="ro1">
          <table:table-cell office:value-type="float" office:value="4.5868936">
            <text:p>4.5868936</text:p>
          </table:table-cell>
          <table:table-cell office:value-type="float" office:value="69.953705">
            <text:p>69.953705</text:p>
          </table:table-cell>
          <table:table-cell/>
        </table:table-row>
        <table:table-row table:style-name="ro1">
          <table:table-cell office:value-type="float" office:value="11.706694">
            <text:p>11.706694</text:p>
          </table:table-cell>
          <table:table-cell office:value-type="float" office:value="52.93121">
            <text:p>52.93121</text:p>
          </table:table-cell>
          <table:table-cell/>
        </table:table-row>
        <table:table-row table:style-name="ro1">
          <table:table-cell office:value-type="float" office:value="13.479903">
            <text:p>13.479903</text:p>
          </table:table-cell>
          <table:table-cell office:value-type="float" office:value="49.051666">
            <text:p>49.051666</text:p>
          </table:table-cell>
          <table:table-cell/>
        </table:table-row>
        <table:table-row table:style-name="ro1">
          <table:table-cell office:value-type="float" office:value="21.630775">
            <text:p>21.630775</text:p>
          </table:table-cell>
          <table:table-cell office:value-type="float" office:value="59.01546">
            <text:p>59.01546</text:p>
          </table:table-cell>
          <table:table-cell/>
        </table:table-row>
        <table:table-row table:style-name="ro1">
          <table:table-cell office:value-type="float" office:value="17.308468">
            <text:p>17.308468</text:p>
          </table:table-cell>
          <table:table-cell office:value-type="float" office:value="66.80731">
            <text:p>66.80731</text:p>
          </table:table-cell>
          <table:table-cell/>
        </table:table-row>
        <table:table-row table:style-name="ro1">
          <table:table-cell office:value-type="float" office:value="126.27561">
            <text:p>126.27561</text:p>
          </table:table-cell>
          <table:table-cell office:value-type="float" office:value="38.906345">
            <text:p>38.906345</text:p>
          </table:table-cell>
          <table:table-cell/>
        </table:table-row>
        <table:table-row table:style-name="ro1">
          <table:table-cell office:value-type="float" office:value="24.87715">
            <text:p>24.87715</text:p>
          </table:table-cell>
          <table:table-cell office:value-type="float" office:value="64.790474">
            <text:p>64.790474</text:p>
          </table:table-cell>
          <table:table-cell/>
        </table:table-row>
        <table:table-row table:style-name="ro1">
          <table:table-cell office:value-type="float" office:value="87.09179">
            <text:p>87.09179</text:p>
          </table:table-cell>
          <table:table-cell office:value-type="float" office:value="54.435783">
            <text:p>54.435783</text:p>
          </table:table-cell>
          <table:table-cell/>
        </table:table-row>
        <table:table-row table:style-name="ro1">
          <table:table-cell office:value-type="float" office:value="6.601384">
            <text:p>6.601384</text:p>
          </table:table-cell>
          <table:table-cell office:value-type="float" office:value="54.43506">
            <text:p>54.43506</text:p>
          </table:table-cell>
          <table:table-cell/>
        </table:table-row>
        <table:table-row table:style-name="ro1">
          <table:table-cell office:value-type="float" office:value="8.166137">
            <text:p>8.166137</text:p>
          </table:table-cell>
          <table:table-cell office:value-type="float" office:value="63.541668">
            <text:p>63.541668</text:p>
          </table:table-cell>
          <table:table-cell/>
        </table:table-row>
        <table:table-row table:style-name="ro1">
          <table:table-cell office:value-type="float" office:value="11.230646">
            <text:p>11.230646</text:p>
          </table:table-cell>
          <table:table-cell office:value-type="float" office:value="67.20731">
            <text:p>67.20731</text:p>
          </table:table-cell>
          <table:table-cell/>
        </table:table-row>
        <table:table-row table:style-name="ro1">
          <table:table-cell office:value-type="float" office:value="154.89857">
            <text:p>154.89857</text:p>
          </table:table-cell>
          <table:table-cell office:value-type="float" office:value="42.635292">
            <text:p>42.635292</text:p>
          </table:table-cell>
          <table:table-cell/>
        </table:table-row>
        <table:table-row table:style-name="ro1">
          <table:table-cell office:value-type="float" office:value="7.9593353">
            <text:p>7.9593353</text:p>
          </table:table-cell>
          <table:table-cell office:value-type="float" office:value="58.237988">
            <text:p>58.237988</text:p>
          </table:table-cell>
          <table:table-cell/>
        </table:table-row>
        <table:table-row table:style-name="ro1">
          <table:table-cell office:value-type="float" office:value="32.59454">
            <text:p>32.59454</text:p>
          </table:table-cell>
          <table:table-cell office:value-type="float" office:value="52.359848">
            <text:p>52.359848</text:p>
          </table:table-cell>
          <table:table-cell/>
        </table:table-row>
        <table:table-row table:style-name="ro1">
          <table:table-cell office:value-type="float" office:value="79.47308">
            <text:p>79.47308</text:p>
          </table:table-cell>
          <table:table-cell office:value-type="float" office:value="59.120552">
            <text:p>59.120552</text:p>
          </table:table-cell>
          <table:table-cell/>
        </table:table-row>
        <table:table-row table:style-name="ro1">
          <table:table-cell office:value-type="float" office:value="16.256548">
            <text:p>16.256548</text:p>
          </table:table-cell>
          <table:table-cell office:value-type="float" office:value="61.229286">
            <text:p>61.229286</text:p>
          </table:table-cell>
          <table:table-cell/>
        </table:table-row>
        <table:table-row table:style-name="ro1">
          <table:table-cell office:value-type="float" office:value="34.923836">
            <text:p>34.923836</text:p>
          </table:table-cell>
          <table:table-cell office:value-type="float" office:value="58.018005">
            <text:p>58.018005</text:p>
          </table:table-cell>
          <table:table-cell/>
        </table:table-row>
        <table:table-row table:style-name="ro1">
          <table:table-cell office:value-type="float" office:value="20.211092">
            <text:p>20.211092</text:p>
          </table:table-cell>
          <table:table-cell office:value-type="float" office:value="68.6228">
            <text:p>68.6228</text:p>
          </table:table-cell>
          <table:table-cell/>
        </table:table-row>
        <table:table-row table:style-name="ro1">
          <table:table-cell office:value-type="float" office:value="12.58494">
            <text:p>12.58494</text:p>
          </table:table-cell>
          <table:table-cell office:value-type="float" office:value="47.055622">
            <text:p>47.055622</text:p>
          </table:table-cell>
          <table:table-cell/>
        </table:table-row>
        <table:table-row table:style-name="ro1">
          <table:table-cell office:value-type="float" office:value="10.061932">
            <text:p>10.061932</text:p>
          </table:table-cell>
          <table:table-cell office:value-type="float" office:value="66.164474">
            <text:p>66.164474</text:p>
          </table:table-cell>
          <table:table-cell/>
        </table:table-row>
        <table:table-row table:style-name="ro1">
          <table:table-cell office:value-type="float" office:value="9.032417">
            <text:p>9.032417</text:p>
          </table:table-cell>
          <table:table-cell office:value-type="float" office:value="79.807945">
            <text:p>79.807945</text:p>
          </table:table-cell>
          <table:table-cell/>
        </table:table-row>
        <table:table-row table:style-name="ro1">
          <table:table-cell office:value-type="float" office:value="11.260031">
            <text:p>11.260031</text:p>
          </table:table-cell>
          <table:table-cell office:value-type="float" office:value="68.37768">
            <text:p>68.37768</text:p>
          </table:table-cell>
          <table:table-cell/>
        </table:table-row>
        <table:table-row table:style-name="ro1">
          <table:table-cell office:value-type="float" office:value="32.38051">
            <text:p>32.38051</text:p>
          </table:table-cell>
          <table:table-cell office:value-type="float" office:value="41.17898">
            <text:p>41.17898</text:p>
          </table:table-cell>
          <table:table-cell/>
        </table:table-row>
        <table:table-row table:style-name="ro1">
          <table:table-cell office:value-type="float" office:value="308.73297">
            <text:p>308.73297</text:p>
          </table:table-cell>
          <table:table-cell office:value-type="float" office:value="48.138176">
            <text:p>48.138176</text:p>
          </table:table-cell>
          <table:table-cell/>
        </table:table-row>
        <table:table-row table:style-name="ro1">
          <table:table-cell office:value-type="float" office:value="57.738796">
            <text:p>57.738796</text:p>
          </table:table-cell>
          <table:table-cell office:value-type="float" office:value="62.73244">
            <text:p>62.73244</text:p>
          </table:table-cell>
          <table:table-cell/>
        </table:table-row>
        <table:table-row table:style-name="ro1">
          <table:table-cell office:value-type="float" office:value="219.5664">
            <text:p>219.5664</text:p>
          </table:table-cell>
          <table:table-cell office:value-type="float" office:value="47.101425">
            <text:p>47.101425</text:p>
          </table:table-cell>
          <table:table-cell/>
        </table:table-row>
        <table:table-row table:style-name="ro1">
          <table:table-cell office:value-type="float" office:value="27.49218">
            <text:p>27.49218</text:p>
          </table:table-cell>
          <table:table-cell office:value-type="float" office:value="69.9422">
            <text:p>69.9422</text:p>
          </table:table-cell>
          <table:table-cell/>
        </table:table-row>
        <table:table-row table:style-name="ro1">
          <table:table-cell office:value-type="float" office:value="39.08603">
            <text:p>39.08603</text:p>
          </table:table-cell>
          <table:table-cell office:value-type="float" office:value="70.163315">
            <text:p>70.163315</text:p>
          </table:table-cell>
          <table:table-cell/>
        </table:table-row>
        <table:table-row table:style-name="ro1">
          <table:table-cell office:value-type="float" office:value="208.13597">
            <text:p>208.13597</text:p>
          </table:table-cell>
          <table:table-cell office:value-type="float" office:value="58.509693">
            <text:p>58.509693</text:p>
          </table:table-cell>
          <table:table-cell/>
        </table:table-row>
        <table:table-row table:style-name="ro1">
          <table:table-cell office:value-type="float" office:value="72.59193">
            <text:p>72.59193</text:p>
          </table:table-cell>
          <table:table-cell office:value-type="float" office:value="62.995995">
            <text:p>62.995995</text:p>
          </table:table-cell>
          <table:table-cell/>
        </table:table-row>
        <table:table-row table:style-name="ro1">
          <table:table-cell office:value-type="float" office:value="8.445747">
            <text:p>8.445747</text:p>
          </table:table-cell>
          <table:table-cell office:value-type="float" office:value="66.77179">
            <text:p>66.77179</text:p>
          </table:table-cell>
          <table:table-cell/>
        </table:table-row>
        <table:table-row table:style-name="ro1">
          <table:table-cell office:value-type="float" office:value="29.844526">
            <text:p>29.844526</text:p>
          </table:table-cell>
          <table:table-cell office:value-type="float" office:value="58.44296">
            <text:p>58.44296</text:p>
          </table:table-cell>
          <table:table-cell/>
        </table:table-row>
        <table:table-row table:style-name="ro1">
          <table:table-cell office:value-type="float" office:value="51.87004">
            <text:p>51.87004</text:p>
          </table:table-cell>
          <table:table-cell office:value-type="float" office:value="69.31412">
            <text:p>69.31412</text:p>
          </table:table-cell>
          <table:table-cell/>
        </table:table-row>
        <table:table-row table:style-name="ro1">
          <table:table-cell office:value-type="float" office:value="18.54752">
            <text:p>18.54752</text:p>
          </table:table-cell>
          <table:table-cell office:value-type="float" office:value="58.624424">
            <text:p>58.624424</text:p>
          </table:table-cell>
          <table:table-cell/>
        </table:table-row>
        <table:table-row table:style-name="ro1">
          <table:table-cell office:value-type="float" office:value="20.758778">
            <text:p>20.758778</text:p>
          </table:table-cell>
          <table:table-cell office:value-type="float" office:value="65.490555">
            <text:p>65.490555</text:p>
          </table:table-cell>
          <table:table-cell/>
        </table:table-row>
        <table:table-row table:style-name="ro1">
          <table:table-cell office:value-type="float" office:value="36.244293">
            <text:p>36.244293</text:p>
          </table:table-cell>
          <table:table-cell office:value-type="float" office:value="61.114735">
            <text:p>61.114735</text:p>
          </table:table-cell>
          <table:table-cell/>
        </table:table-row>
        <table:table-row table:style-name="ro1">
          <table:table-cell office:value-type="float" office:value="73.03716">
            <text:p>73.03716</text:p>
          </table:table-cell>
          <table:table-cell office:value-type="float" office:value="55.02955">
            <text:p>55.02955</text:p>
          </table:table-cell>
          <table:table-cell/>
        </table:table-row>
        <table:table-row table:style-name="ro1">
          <table:table-cell office:value-type="float" office:value="28.848265">
            <text:p>28.848265</text:p>
          </table:table-cell>
          <table:table-cell office:value-type="float" office:value="66.05891">
            <text:p>66.05891</text:p>
          </table:table-cell>
          <table:table-cell/>
        </table:table-row>
        <table:table-row table:style-name="ro1">
          <table:table-cell office:value-type="float" office:value="31.668003">
            <text:p>31.668003</text:p>
          </table:table-cell>
          <table:table-cell office:value-type="float" office:value="65.71281">
            <text:p>65.71281</text:p>
          </table:table-cell>
          <table:table-cell/>
        </table:table-row>
        <table:table-row table:style-name="ro1">
          <table:table-cell office:value-type="float" office:value="13.4061165">
            <text:p>13.4061165</text:p>
          </table:table-cell>
          <table:table-cell office:value-type="float" office:value="54.23957">
            <text:p>54.23957</text:p>
          </table:table-cell>
          <table:table-cell/>
        </table:table-row>
        <table:table-row table:style-name="ro1">
          <table:table-cell office:value-type="float" office:value="28.026423">
            <text:p>28.026423</text:p>
          </table:table-cell>
          <table:table-cell office:value-type="float" office:value="75.81142">
            <text:p>75.81142</text:p>
          </table:table-cell>
          <table:table-cell/>
        </table:table-row>
        <table:table-row table:style-name="ro1">
          <table:table-cell office:value-type="float" office:value="62.996277">
            <text:p>62.996277</text:p>
          </table:table-cell>
          <table:table-cell office:value-type="float" office:value="70.220825">
            <text:p>70.220825</text:p>
          </table:table-cell>
          <table:table-cell/>
        </table:table-row>
        <table:table-row table:style-name="ro1">
          <table:table-cell office:value-type="float" office:value="26.690735">
            <text:p>26.690735</text:p>
          </table:table-cell>
          <table:table-cell office:value-type="float" office:value="70.7654">
            <text:p>70.7654</text:p>
          </table:table-cell>
          <table:table-cell/>
        </table:table-row>
        <table:table-row table:style-name="ro1">
          <table:table-cell office:value-type="float" office:value="44.821793">
            <text:p>44.821793</text:p>
          </table:table-cell>
          <table:table-cell office:value-type="float" office:value="66.14183">
            <text:p>66.14183</text:p>
          </table:table-cell>
          <table:table-cell/>
        </table:table-row>
        <table:table-row table:style-name="ro1">
          <table:table-cell office:value-type="float" office:value="114.73572">
            <text:p>114.73572</text:p>
          </table:table-cell>
          <table:table-cell office:value-type="float" office:value="48.40519">
            <text:p>48.40519</text:p>
          </table:table-cell>
          <table:table-cell/>
        </table:table-row>
        <table:table-row table:style-name="ro1">
          <table:table-cell office:value-type="float" office:value="37.175865">
            <text:p>37.175865</text:p>
          </table:table-cell>
          <table:table-cell office:value-type="float" office:value="64.117516">
            <text:p>64.117516</text:p>
          </table:table-cell>
          <table:table-cell/>
        </table:table-row>
        <table:table-row table:style-name="ro1">
          <table:table-cell office:value-type="float" office:value="162.98048">
            <text:p>162.98048</text:p>
          </table:table-cell>
          <table:table-cell office:value-type="float" office:value="63.46742">
            <text:p>63.46742</text:p>
          </table:table-cell>
          <table:table-cell/>
        </table:table-row>
        <table:table-row table:style-name="ro1">
          <table:table-cell office:value-type="float" office:value="43.63493">
            <text:p>43.63493</text:p>
          </table:table-cell>
          <table:table-cell office:value-type="float" office:value="58.67163">
            <text:p>58.67163</text:p>
          </table:table-cell>
          <table:table-cell/>
        </table:table-row>
        <table:table-row table:style-name="ro1">
          <table:table-cell office:value-type="float" office:value="194.7155">
            <text:p>194.7155</text:p>
          </table:table-cell>
          <table:table-cell office:value-type="float" office:value="57.30107">
            <text:p>57.30107</text:p>
          </table:table-cell>
          <table:table-cell/>
        </table:table-row>
        <table:table-row table:style-name="ro1">
          <table:table-cell office:value-type="float" office:value="16.745968">
            <text:p>16.745968</text:p>
          </table:table-cell>
          <table:table-cell office:value-type="float" office:value="67.60482">
            <text:p>67.60482</text:p>
          </table:table-cell>
          <table:table-cell/>
        </table:table-row>
        <table:table-row table:style-name="ro1">
          <table:table-cell office:value-type="float" office:value="22.784964">
            <text:p>22.784964</text:p>
          </table:table-cell>
          <table:table-cell office:value-type="float" office:value="71.85322">
            <text:p>71.85322</text:p>
          </table:table-cell>
          <table:table-cell/>
        </table:table-row>
        <table:table-row table:style-name="ro1">
          <table:table-cell office:value-type="float" office:value="21.80483">
            <text:p>21.80483</text:p>
          </table:table-cell>
          <table:table-cell office:value-type="float" office:value="66.97329">
            <text:p>66.97329</text:p>
          </table:table-cell>
          <table:table-cell/>
        </table:table-row>
        <table:table-row table:style-name="ro1">
          <table:table-cell office:value-type="float" office:value="24.628326">
            <text:p>24.628326</text:p>
          </table:table-cell>
          <table:table-cell office:value-type="float" office:value="65.81339">
            <text:p>65.81339</text:p>
          </table:table-cell>
          <table:table-cell/>
        </table:table-row>
        <table:table-row table:style-name="ro1">
          <table:table-cell office:value-type="float" office:value="65.128456">
            <text:p>65.128456</text:p>
          </table:table-cell>
          <table:table-cell office:value-type="float" office:value="61.236206">
            <text:p>61.236206</text:p>
          </table:table-cell>
          <table:table-cell/>
        </table:table-row>
        <table:table-row table:style-name="ro1">
          <table:table-cell office:value-type="float" office:value="23.466667">
            <text:p>23.466667</text:p>
          </table:table-cell>
          <table:table-cell office:value-type="float" office:value="66.0858">
            <text:p>66.0858</text:p>
          </table:table-cell>
          <table:table-cell/>
        </table:table-row>
        <table:table-row table:style-name="ro1">
          <table:table-cell office:value-type="float" office:value="264.86032">
            <text:p>264.86032</text:p>
          </table:table-cell>
          <table:table-cell office:value-type="float" office:value="67.44763">
            <text:p>67.44763</text:p>
          </table:table-cell>
          <table:table-cell/>
        </table:table-row>
        <table:table-row table:style-name="ro1">
          <table:table-cell office:value-type="float" office:value="88.33691">
            <text:p>88.33691</text:p>
          </table:table-cell>
          <table:table-cell office:value-type="float" office:value="70.9762">
            <text:p>70.9762</text:p>
          </table:table-cell>
          <table:table-cell/>
        </table:table-row>
        <table:table-row table:style-name="ro1">
          <table:table-cell office:value-type="float" office:value="31.223534">
            <text:p>31.223534</text:p>
          </table:table-cell>
          <table:table-cell office:value-type="float" office:value="61.692493">
            <text:p>61.692493</text:p>
          </table:table-cell>
          <table:table-cell/>
        </table:table-row>
        <table:table-row table:style-name="ro1">
          <table:table-cell office:value-type="float" office:value="137.69969">
            <text:p>137.69969</text:p>
          </table:table-cell>
          <table:table-cell office:value-type="float" office:value="67.74095">
            <text:p>67.74095</text:p>
          </table:table-cell>
          <table:table-cell/>
        </table:table-row>
        <table:table-row table:style-name="ro1">
          <table:table-cell office:value-type="float" office:value="48.409462">
            <text:p>48.409462</text:p>
          </table:table-cell>
          <table:table-cell office:value-type="float" office:value="58.73489">
            <text:p>58.73489</text:p>
          </table:table-cell>
          <table:table-cell/>
        </table:table-row>
        <table:table-row table:style-name="ro1">
          <table:table-cell office:value-type="float" office:value="108.6812">
            <text:p>108.6812</text:p>
          </table:table-cell>
          <table:table-cell office:value-type="float" office:value="57.330204">
            <text:p>57.330204</text:p>
          </table:table-cell>
          <table:table-cell/>
        </table:table-row>
        <table:table-row table:style-name="ro1">
          <table:table-cell office:value-type="float" office:value="36.923508">
            <text:p>36.923508</text:p>
          </table:table-cell>
          <table:table-cell office:value-type="float" office:value="70.26782">
            <text:p>70.26782</text:p>
          </table:table-cell>
          <table:table-cell/>
        </table:table-row>
        <table:table-row table:style-name="ro1">
          <table:table-cell office:value-type="float" office:value="31.991644">
            <text:p>31.991644</text:p>
          </table:table-cell>
          <table:table-cell office:value-type="float" office:value="64.08932">
            <text:p>64.08932</text:p>
          </table:table-cell>
          <table:table-cell/>
        </table:table-row>
        <table:table-row table:style-name="ro1">
          <table:table-cell office:value-type="float" office:value="23.075281">
            <text:p>23.075281</text:p>
          </table:table-cell>
          <table:table-cell office:value-type="float" office:value="62.99992">
            <text:p>62.99992</text:p>
          </table:table-cell>
          <table:table-cell/>
        </table:table-row>
        <table:table-row table:style-name="ro1">
          <table:table-cell office:value-type="float" office:value="21.319073">
            <text:p>21.319073</text:p>
          </table:table-cell>
          <table:table-cell office:value-type="float" office:value="60.25175">
            <text:p>60.25175</text:p>
          </table:table-cell>
          <table:table-cell/>
        </table:table-row>
        <table:table-row table:style-name="ro1">
          <table:table-cell office:value-type="float" office:value="34.424786">
            <text:p>34.424786</text:p>
          </table:table-cell>
          <table:table-cell office:value-type="float" office:value="55.333748">
            <text:p>55.333748</text:p>
          </table:table-cell>
          <table:table-cell/>
        </table:table-row>
        <table:table-row table:style-name="ro1">
          <table:table-cell office:value-type="float" office:value="29.089426">
            <text:p>29.089426</text:p>
          </table:table-cell>
          <table:table-cell office:value-type="float" office:value="61.550858">
            <text:p>61.550858</text:p>
          </table:table-cell>
          <table:table-cell/>
        </table:table-row>
        <table:table-row table:style-name="ro1">
          <table:table-cell office:value-type="float" office:value="167.90408">
            <text:p>167.90408</text:p>
          </table:table-cell>
          <table:table-cell office:value-type="float" office:value="69.61719">
            <text:p>69.61719</text:p>
          </table:table-cell>
          <table:table-cell/>
        </table:table-row>
        <table:table-row table:style-name="ro1">
          <table:table-cell office:value-type="float" office:value="28.301142">
            <text:p>28.301142</text:p>
          </table:table-cell>
          <table:table-cell office:value-type="float" office:value="64.77089">
            <text:p>64.77089</text:p>
          </table:table-cell>
          <table:table-cell/>
        </table:table-row>
        <table:table-row table:style-name="ro1">
          <table:table-cell office:value-type="float" office:value="53.90516">
            <text:p>53.90516</text:p>
          </table:table-cell>
          <table:table-cell office:value-type="float" office:value="76.67177">
            <text:p>76.67177</text:p>
          </table:table-cell>
          <table:table-cell/>
        </table:table-row>
        <table:table-row table:style-name="ro1">
          <table:table-cell office:value-type="float" office:value="37.058823">
            <text:p>37.058823</text:p>
          </table:table-cell>
          <table:table-cell office:value-type="float" office:value="68.24857">
            <text:p>68.24857</text:p>
          </table:table-cell>
          <table:table-cell/>
        </table:table-row>
        <table:table-row table:style-name="ro1">
          <table:table-cell office:value-type="float" office:value="306.00137">
            <text:p>306.00137</text:p>
          </table:table-cell>
          <table:table-cell office:value-type="float" office:value="34.332226">
            <text:p>34.332226</text:p>
          </table:table-cell>
          <table:table-cell/>
        </table:table-row>
        <table:table-row table:style-name="ro1">
          <table:table-cell office:value-type="float" office:value="70.2158">
            <text:p>70.2158</text:p>
          </table:table-cell>
          <table:table-cell office:value-type="float" office:value="43.56753">
            <text:p>43.56753</text:p>
          </table:table-cell>
          <table:table-cell/>
        </table:table-row>
        <table:table-row table:style-name="ro1">
          <table:table-cell office:value-type="float" office:value="39.422565">
            <text:p>39.422565</text:p>
          </table:table-cell>
          <table:table-cell office:value-type="float" office:value="66.78927">
            <text:p>66.78927</text:p>
          </table:table-cell>
          <table:table-cell/>
        </table:table-row>
        <table:table-row table:style-name="ro1">
          <table:table-cell office:value-type="float" office:value="112.20998">
            <text:p>112.20998</text:p>
          </table:table-cell>
          <table:table-cell office:value-type="float" office:value="52.297737">
            <text:p>52.297737</text:p>
          </table:table-cell>
          <table:table-cell/>
        </table:table-row>
        <table:table-row table:style-name="ro1">
          <table:table-cell office:value-type="float" office:value="866.851">
            <text:p>866.851</text:p>
          </table:table-cell>
          <table:table-cell office:value-type="float" office:value="38.717026">
            <text:p>38.717026</text:p>
          </table:table-cell>
          <table:table-cell/>
        </table:table-row>
        <table:table-row table:style-name="ro1">
          <table:table-cell office:value-type="float" office:value="40.345955">
            <text:p>40.345955</text:p>
          </table:table-cell>
          <table:table-cell office:value-type="float" office:value="64.72752">
            <text:p>64.72752</text:p>
          </table:table-cell>
          <table:table-cell/>
        </table:table-row>
        <table:table-row table:style-name="ro1">
          <table:table-cell office:value-type="float" office:value="11.703084">
            <text:p>11.703084</text:p>
          </table:table-cell>
          <table:table-cell office:value-type="float" office:value="70.7132">
            <text:p>70.7132</text:p>
          </table:table-cell>
          <table:table-cell/>
        </table:table-row>
        <table:table-row table:style-name="ro1">
          <table:table-cell office:value-type="float" office:value="37.677223">
            <text:p>37.677223</text:p>
          </table:table-cell>
          <table:table-cell office:value-type="float" office:value="65.92102">
            <text:p>65.92102</text:p>
          </table:table-cell>
          <table:table-cell/>
        </table:table-row>
        <table:table-row table:style-name="ro1">
          <table:table-cell office:value-type="float" office:value="130.08919">
            <text:p>130.08919</text:p>
          </table:table-cell>
          <table:table-cell office:value-type="float" office:value="41.52891">
            <text:p>41.52891</text:p>
          </table:table-cell>
          <table:table-cell/>
        </table:table-row>
        <table:table-row table:style-name="ro1">
          <table:table-cell office:value-type="float" office:value="26.747053">
            <text:p>26.747053</text:p>
          </table:table-cell>
          <table:table-cell office:value-type="float" office:value="69.71168">
            <text:p>69.71168</text:p>
          </table:table-cell>
          <table:table-cell/>
        </table:table-row>
        <table:table-row table:style-name="ro1">
          <table:table-cell office:value-type="float" office:value="65.23427">
            <text:p>65.23427</text:p>
          </table:table-cell>
          <table:table-cell office:value-type="float" office:value="71.08491">
            <text:p>71.08491</text:p>
          </table:table-cell>
          <table:table-cell/>
        </table:table-row>
        <table:table-row table:style-name="ro1">
          <table:table-cell office:value-type="float" office:value="13.626348">
            <text:p>13.626348</text:p>
          </table:table-cell>
          <table:table-cell office:value-type="float" office:value="59.803745">
            <text:p>59.803745</text:p>
          </table:table-cell>
          <table:table-cell/>
        </table:table-row>
        <table:table-row table:style-name="ro1">
          <table:table-cell office:value-type="float" office:value="43.87986">
            <text:p>43.87986</text:p>
          </table:table-cell>
          <table:table-cell office:value-type="float" office:value="67.13181">
            <text:p>67.13181</text:p>
          </table:table-cell>
          <table:table-cell/>
        </table:table-row>
        <table:table-row table:style-name="ro1">
          <table:table-cell office:value-type="float" office:value="27.120346">
            <text:p>27.120346</text:p>
          </table:table-cell>
          <table:table-cell office:value-type="float" office:value="63.91415">
            <text:p>63.91415</text:p>
          </table:table-cell>
          <table:table-cell/>
        </table:table-row>
        <table:table-row table:style-name="ro1">
          <table:table-cell office:value-type="float" office:value="18.730433">
            <text:p>18.730433</text:p>
          </table:table-cell>
          <table:table-cell office:value-type="float" office:value="61.09346">
            <text:p>61.09346</text:p>
          </table:table-cell>
          <table:table-cell/>
        </table:table-row>
        <table:table-row table:style-name="ro1">
          <table:table-cell office:value-type="float" office:value="21.47743">
            <text:p>21.47743</text:p>
          </table:table-cell>
          <table:table-cell office:value-type="float" office:value="64.197845">
            <text:p>64.197845</text:p>
          </table:table-cell>
          <table:table-cell/>
        </table:table-row>
        <table:table-row table:style-name="ro1">
          <table:table-cell office:value-type="float" office:value="14.876086">
            <text:p>14.876086</text:p>
          </table:table-cell>
          <table:table-cell office:value-type="float" office:value="66.75087">
            <text:p>66.75087</text:p>
          </table:table-cell>
          <table:table-cell/>
        </table:table-row>
        <table:table-row table:style-name="ro1">
          <table:table-cell office:value-type="float" office:value="19.35112">
            <text:p>19.35112</text:p>
          </table:table-cell>
          <table:table-cell office:value-type="float" office:value="44.097446">
            <text:p>44.097446</text:p>
          </table:table-cell>
          <table:table-cell/>
        </table:table-row>
        <table:table-row table:style-name="ro1">
          <table:table-cell office:value-type="float" office:value="14.5462">
            <text:p>14.5462</text:p>
          </table:table-cell>
          <table:table-cell office:value-type="float" office:value="63.056328">
            <text:p>63.056328</text:p>
          </table:table-cell>
          <table:table-cell/>
        </table:table-row>
        <table:table-row table:style-name="ro1">
          <table:table-cell office:value-type="float" office:value="121.709465">
            <text:p>121.709465</text:p>
          </table:table-cell>
          <table:table-cell office:value-type="float" office:value="48.065273">
            <text:p>48.065273</text:p>
          </table:table-cell>
          <table:table-cell/>
        </table:table-row>
        <table:table-row table:style-name="ro1">
          <table:table-cell office:value-type="float" office:value="23.86277">
            <text:p>23.86277</text:p>
          </table:table-cell>
          <table:table-cell office:value-type="float" office:value="62.109047">
            <text:p>62.109047</text:p>
          </table:table-cell>
          <table:table-cell/>
        </table:table-row>
        <table:table-row table:style-name="ro1">
          <table:table-cell office:value-type="float" office:value="11.863543">
            <text:p>11.863543</text:p>
          </table:table-cell>
          <table:table-cell office:value-type="float" office:value="63.931625">
            <text:p>63.931625</text:p>
          </table:table-cell>
          <table:table-cell/>
        </table:table-row>
        <table:table-row table:style-name="ro1">
          <table:table-cell office:value-type="float" office:value="30.319012">
            <text:p>30.319012</text:p>
          </table:table-cell>
          <table:table-cell office:value-type="float" office:value="66.6568">
            <text:p>66.6568</text:p>
          </table:table-cell>
          <table:table-cell/>
        </table:table-row>
        <table:table-row table:style-name="ro1">
          <table:table-cell office:value-type="float" office:value="22.29335">
            <text:p>22.29335</text:p>
          </table:table-cell>
          <table:table-cell office:value-type="float" office:value="62.267174">
            <text:p>62.267174</text:p>
          </table:table-cell>
          <table:table-cell/>
        </table:table-row>
        <table:table-row table:style-name="ro1">
          <table:table-cell office:value-type="float" office:value="24.857912">
            <text:p>24.857912</text:p>
          </table:table-cell>
          <table:table-cell office:value-type="float" office:value="69.78088">
            <text:p>69.78088</text:p>
          </table:table-cell>
          <table:table-cell/>
        </table:table-row>
        <table:table-row table:style-name="ro1">
          <table:table-cell office:value-type="float" office:value="16.386213">
            <text:p>16.386213</text:p>
          </table:table-cell>
          <table:table-cell office:value-type="float" office:value="67.595566">
            <text:p>67.595566</text:p>
          </table:table-cell>
          <table:table-cell/>
        </table:table-row>
        <table:table-row table:style-name="ro1">
          <table:table-cell office:value-type="float" office:value="48.3788">
            <text:p>48.3788</text:p>
          </table:table-cell>
          <table:table-cell office:value-type="float" office:value="53.16856">
            <text:p>53.16856</text:p>
          </table:table-cell>
          <table:table-cell/>
        </table:table-row>
        <table:table-row table:style-name="ro1">
          <table:table-cell office:value-type="float" office:value="41.476536">
            <text:p>41.476536</text:p>
          </table:table-cell>
          <table:table-cell office:value-type="float" office:value="67.19334">
            <text:p>67.19334</text:p>
          </table:table-cell>
          <table:table-cell/>
        </table:table-row>
        <table:table-row table:style-name="ro1">
          <table:table-cell office:value-type="float" office:value="20.15145">
            <text:p>20.15145</text:p>
          </table:table-cell>
          <table:table-cell office:value-type="float" office:value="57.803165">
            <text:p>57.803165</text:p>
          </table:table-cell>
          <table:table-cell/>
        </table:table-row>
        <table:table-row table:style-name="ro1">
          <table:table-cell office:value-type="float" office:value="223.49368">
            <text:p>223.49368</text:p>
          </table:table-cell>
          <table:table-cell office:value-type="float" office:value="48.219345">
            <text:p>48.219345</text:p>
          </table:table-cell>
          <table:table-cell/>
        </table:table-row>
        <table:table-row table:style-name="ro1">
          <table:table-cell office:value-type="float" office:value="28.927961">
            <text:p>28.927961</text:p>
          </table:table-cell>
          <table:table-cell office:value-type="float" office:value="55.434654">
            <text:p>55.434654</text:p>
          </table:table-cell>
          <table:table-cell/>
        </table:table-row>
        <table:table-row table:style-name="ro1">
          <table:table-cell office:value-type="float" office:value="40.936424">
            <text:p>40.936424</text:p>
          </table:table-cell>
          <table:table-cell office:value-type="float" office:value="63.803406">
            <text:p>63.803406</text:p>
          </table:table-cell>
          <table:table-cell/>
        </table:table-row>
        <table:table-row table:style-name="ro1">
          <table:table-cell office:value-type="float" office:value="18.261612">
            <text:p>18.261612</text:p>
          </table:table-cell>
          <table:table-cell office:value-type="float" office:value="60.57086">
            <text:p>60.57086</text:p>
          </table:table-cell>
          <table:table-cell/>
        </table:table-row>
        <table:table-row table:style-name="ro1">
          <table:table-cell office:value-type="float" office:value="18.319168">
            <text:p>18.319168</text:p>
          </table:table-cell>
          <table:table-cell office:value-type="float" office:value="56.572983">
            <text:p>56.572983</text:p>
          </table:table-cell>
          <table:table-cell/>
        </table:table-row>
        <table:table-row table:style-name="ro1">
          <table:table-cell office:value-type="float" office:value="132.71552">
            <text:p>132.71552</text:p>
          </table:table-cell>
          <table:table-cell office:value-type="float" office:value="51.866306">
            <text:p>51.866306</text:p>
          </table:table-cell>
          <table:table-cell/>
        </table:table-row>
        <table:table-row table:style-name="ro1">
          <table:table-cell office:value-type="float" office:value="23.595297">
            <text:p>23.595297</text:p>
          </table:table-cell>
          <table:table-cell office:value-type="float" office:value="66.24567">
            <text:p>66.24567</text:p>
          </table:table-cell>
          <table:table-cell/>
        </table:table-row>
        <table:table-row table:style-name="ro1">
          <table:table-cell office:value-type="float" office:value="17.620298">
            <text:p>17.620298</text:p>
          </table:table-cell>
          <table:table-cell office:value-type="float" office:value="66.51316">
            <text:p>66.51316</text:p>
          </table:table-cell>
          <table:table-cell/>
        </table:table-row>
        <table:table-row table:style-name="ro1">
          <table:table-cell office:value-type="float" office:value="294.13132">
            <text:p>294.13132</text:p>
          </table:table-cell>
          <table:table-cell office:value-type="float" office:value="55.511993">
            <text:p>55.511993</text:p>
          </table:table-cell>
          <table:table-cell/>
        </table:table-row>
        <table:table-row table:style-name="ro1">
          <table:table-cell office:value-type="float" office:value="24.012585">
            <text:p>24.012585</text:p>
          </table:table-cell>
          <table:table-cell office:value-type="float" office:value="53.48946">
            <text:p>53.48946</text:p>
          </table:table-cell>
          <table:table-cell/>
        </table:table-row>
        <table:table-row table:style-name="ro1">
          <table:table-cell office:value-type="float" office:value="101.60231">
            <text:p>101.60231</text:p>
          </table:table-cell>
          <table:table-cell office:value-type="float" office:value="49.56622">
            <text:p>49.56622</text:p>
          </table:table-cell>
          <table:table-cell/>
        </table:table-row>
        <table:table-row table:style-name="ro1">
          <table:table-cell office:value-type="float" office:value="30.126974">
            <text:p>30.126974</text:p>
          </table:table-cell>
          <table:table-cell office:value-type="float" office:value="68.4595">
            <text:p>68.4595</text:p>
          </table:table-cell>
          <table:table-cell/>
        </table:table-row>
        <table:table-row table:style-name="ro1">
          <table:table-cell office:value-type="float" office:value="8.945577">
            <text:p>8.945577</text:p>
          </table:table-cell>
          <table:table-cell office:value-type="float" office:value="64.22588">
            <text:p>64.22588</text:p>
          </table:table-cell>
          <table:table-cell/>
        </table:table-row>
        <table:table-row table:style-name="ro1">
          <table:table-cell office:value-type="float" office:value="60.18468">
            <text:p>60.18468</text:p>
          </table:table-cell>
          <table:table-cell office:value-type="float" office:value="63.584774">
            <text:p>63.584774</text:p>
          </table:table-cell>
          <table:table-cell/>
        </table:table-row>
        <table:table-row table:style-name="ro1">
          <table:table-cell office:value-type="float" office:value="21.11837">
            <text:p>21.11837</text:p>
          </table:table-cell>
          <table:table-cell office:value-type="float" office:value="62.561058">
            <text:p>62.561058</text:p>
          </table:table-cell>
          <table:table-cell/>
        </table:table-row>
        <table:table-row table:style-name="ro1">
          <table:table-cell office:value-type="float" office:value="65.81322">
            <text:p>65.81322</text:p>
          </table:table-cell>
          <table:table-cell office:value-type="float" office:value="57.48635">
            <text:p>57.48635</text:p>
          </table:table-cell>
          <table:table-cell/>
        </table:table-row>
        <table:table-row table:style-name="ro1">
          <table:table-cell office:value-type="float" office:value="28.862701">
            <text:p>28.862701</text:p>
          </table:table-cell>
          <table:table-cell office:value-type="float" office:value="72.93719">
            <text:p>72.93719</text:p>
          </table:table-cell>
          <table:table-cell/>
        </table:table-row>
        <table:table-row table:style-name="ro1">
          <table:table-cell office:value-type="float" office:value="18.714956">
            <text:p>18.714956</text:p>
          </table:table-cell>
          <table:table-cell office:value-type="float" office:value="62.15513">
            <text:p>62.15513</text:p>
          </table:table-cell>
          <table:table-cell/>
        </table:table-row>
        <table:table-row table:style-name="ro1">
          <table:table-cell office:value-type="float" office:value="38.090466">
            <text:p>38.090466</text:p>
          </table:table-cell>
          <table:table-cell office:value-type="float" office:value="69.88486">
            <text:p>69.88486</text:p>
          </table:table-cell>
          <table:table-cell/>
        </table:table-row>
        <table:table-row table:style-name="ro1">
          <table:table-cell office:value-type="float" office:value="5.199509">
            <text:p>5.199509</text:p>
          </table:table-cell>
          <table:table-cell office:value-type="float" office:value="54.13032">
            <text:p>54.13032</text:p>
          </table:table-cell>
          <table:table-cell/>
        </table:table-row>
        <table:table-row table:style-name="ro1">
          <table:table-cell office:value-type="float" office:value="3.65934">
            <text:p>3.65934</text:p>
          </table:table-cell>
          <table:table-cell office:value-type="float" office:value="52.003773">
            <text:p>52.003773</text:p>
          </table:table-cell>
          <table:table-cell/>
        </table:table-row>
        <table:table-row table:style-name="ro1">
          <table:table-cell office:value-type="float" office:value="8.405778">
            <text:p>8.405778</text:p>
          </table:table-cell>
          <table:table-cell office:value-type="float" office:value="47.91574">
            <text:p>47.91574</text:p>
          </table:table-cell>
          <table:table-cell/>
        </table:table-row>
        <table:table-row table:style-name="ro1">
          <table:table-cell office:value-type="float" office:value="9.639833">
            <text:p>9.639833</text:p>
          </table:table-cell>
          <table:table-cell office:value-type="float" office:value="51.798916">
            <text:p>51.798916</text:p>
          </table:table-cell>
          <table:table-cell/>
        </table:table-row>
        <table:table-row table:style-name="ro1">
          <table:table-cell office:value-type="float" office:value="5.3176007">
            <text:p>5.3176007</text:p>
          </table:table-cell>
          <table:table-cell office:value-type="float" office:value="52.816902">
            <text:p>52.816902</text:p>
          </table:table-cell>
          <table:table-cell/>
        </table:table-row>
        <table:table-row table:style-name="ro1">
          <table:table-cell office:value-type="float" office:value="14.02067">
            <text:p>14.02067</text:p>
          </table:table-cell>
          <table:table-cell office:value-type="float" office:value="50.308308">
            <text:p>50.308308</text:p>
          </table:table-cell>
          <table:table-cell/>
        </table:table-row>
        <table:table-row table:style-name="ro1">
          <table:table-cell office:value-type="float" office:value="88.55779">
            <text:p>88.55779</text:p>
          </table:table-cell>
          <table:table-cell office:value-type="float" office:value="39.864864">
            <text:p>39.864864</text:p>
          </table:table-cell>
          <table:table-cell/>
        </table:table-row>
        <table:table-row table:style-name="ro1">
          <table:table-cell office:value-type="float" office:value="17.676617">
            <text:p>17.676617</text:p>
          </table:table-cell>
          <table:table-cell office:value-type="float" office:value="46.724297">
            <text:p>46.724297</text:p>
          </table:table-cell>
          <table:table-cell/>
        </table:table-row>
        <table:table-row table:style-name="ro1">
          <table:table-cell office:value-type="float" office:value="21.314594">
            <text:p>21.314594</text:p>
          </table:table-cell>
          <table:table-cell office:value-type="float" office:value="48.75124">
            <text:p>48.75124</text:p>
          </table:table-cell>
          <table:table-cell/>
        </table:table-row>
        <table:table-row table:style-name="ro1">
          <table:table-cell office:value-type="float" office:value="14.115303">
            <text:p>14.115303</text:p>
          </table:table-cell>
          <table:table-cell office:value-type="float" office:value="42.944134">
            <text:p>42.944134</text:p>
          </table:table-cell>
          <table:table-cell/>
        </table:table-row>
        <table:table-row table:style-name="ro1">
          <table:table-cell office:value-type="float" office:value="13.531549">
            <text:p>13.531549</text:p>
          </table:table-cell>
          <table:table-cell office:value-type="float" office:value="55.254524">
            <text:p>55.254524</text:p>
          </table:table-cell>
          <table:table-cell/>
        </table:table-row>
        <table:table-row table:style-name="ro1">
          <table:table-cell office:value-type="float" office:value="9.890054">
            <text:p>9.890054</text:p>
          </table:table-cell>
          <table:table-cell office:value-type="float" office:value="55.272728">
            <text:p>55.272728</text:p>
          </table:table-cell>
          <table:table-cell/>
        </table:table-row>
        <table:table-row table:style-name="ro1">
          <table:table-cell office:value-type="float" office:value="6.525936">
            <text:p>6.525936</text:p>
          </table:table-cell>
          <table:table-cell office:value-type="float" office:value="56.42327">
            <text:p>56.42327</text:p>
          </table:table-cell>
          <table:table-cell/>
        </table:table-row>
        <table:table-row table:style-name="ro1">
          <table:table-cell office:value-type="float" office:value="14.109663">
            <text:p>14.109663</text:p>
          </table:table-cell>
          <table:table-cell office:value-type="float" office:value="53.169987">
            <text:p>53.169987</text:p>
          </table:table-cell>
          <table:table-cell/>
        </table:table-row>
        <table:table-row table:style-name="ro1">
          <table:table-cell office:value-type="float" office:value="9.532791">
            <text:p>9.532791</text:p>
          </table:table-cell>
          <table:table-cell office:value-type="float" office:value="59.59253">
            <text:p>59.59253</text:p>
          </table:table-cell>
          <table:table-cell/>
        </table:table-row>
        <table:table-row table:style-name="ro1">
          <table:table-cell office:value-type="float" office:value="12.269027">
            <text:p>12.269027</text:p>
          </table:table-cell>
          <table:table-cell office:value-type="float" office:value="47.770363">
            <text:p>47.770363</text:p>
          </table:table-cell>
          <table:table-cell/>
        </table:table-row>
        <table:table-row table:style-name="ro1">
          <table:table-cell office:value-type="float" office:value="29.617058">
            <text:p>29.617058</text:p>
          </table:table-cell>
          <table:table-cell office:value-type="float" office:value="43.30127">
            <text:p>43.30127</text:p>
          </table:table-cell>
          <table:table-cell/>
        </table:table-row>
        <table:table-row table:style-name="ro1">
          <table:table-cell office:value-type="float" office:value="8.104799">
            <text:p>8.104799</text:p>
          </table:table-cell>
          <table:table-cell office:value-type="float" office:value="58.225834">
            <text:p>58.225834</text:p>
          </table:table-cell>
          <table:table-cell/>
        </table:table-row>
        <table:table-row table:style-name="ro1">
          <table:table-cell office:value-type="float" office:value="9.498878">
            <text:p>9.498878</text:p>
          </table:table-cell>
          <table:table-cell office:value-type="float" office:value="44.39574">
            <text:p>44.39574</text:p>
          </table:table-cell>
          <table:table-cell/>
        </table:table-row>
        <table:table-row table:style-name="ro1">
          <table:table-cell office:value-type="float" office:value="8.315496">
            <text:p>8.315496</text:p>
          </table:table-cell>
          <table:table-cell office:value-type="float" office:value="49.26931">
            <text:p>49.26931</text:p>
          </table:table-cell>
          <table:table-cell/>
        </table:table-row>
        <table:table-row table:style-name="ro1">
          <table:table-cell office:value-type="float" office:value="11.217852">
            <text:p>11.217852</text:p>
          </table:table-cell>
          <table:table-cell office:value-type="float" office:value="59.467278">
            <text:p>59.467278</text:p>
          </table:table-cell>
          <table:table-cell/>
        </table:table-row>
        <table:table-row table:style-name="ro1">
          <table:table-cell office:value-type="float" office:value="8.805368">
            <text:p>8.805368</text:p>
          </table:table-cell>
          <table:table-cell office:value-type="float" office:value="46.511105">
            <text:p>46.511105</text:p>
          </table:table-cell>
          <table:table-cell/>
        </table:table-row>
        <table:table-row table:style-name="ro1">
          <table:table-cell office:value-type="float" office:value="26.711742">
            <text:p>26.711742</text:p>
          </table:table-cell>
          <table:table-cell office:value-type="float" office:value="38.38915">
            <text:p>38.38915</text:p>
          </table:table-cell>
          <table:table-cell/>
        </table:table-row>
        <table:table-row table:style-name="ro1">
          <table:table-cell office:value-type="float" office:value="9.257812">
            <text:p>9.257812</text:p>
          </table:table-cell>
          <table:table-cell office:value-type="float" office:value="54.147152">
            <text:p>54.147152</text:p>
          </table:table-cell>
          <table:table-cell/>
        </table:table-row>
        <table:table-row table:style-name="ro1">
          <table:table-cell office:value-type="float" office:value="43.484104">
            <text:p>43.484104</text:p>
          </table:table-cell>
          <table:table-cell office:value-type="float" office:value="55.957954">
            <text:p>55.957954</text:p>
          </table:table-cell>
          <table:table-cell/>
        </table:table-row>
        <table:table-row table:style-name="ro1">
          <table:table-cell office:value-type="float" office:value="6.7097673">
            <text:p>6.7097673</text:p>
          </table:table-cell>
          <table:table-cell office:value-type="float" office:value="58.42235">
            <text:p>58.42235</text:p>
          </table:table-cell>
          <table:table-cell/>
        </table:table-row>
        <table:table-row table:style-name="ro1">
          <table:table-cell office:value-type="float" office:value="6.1117144">
            <text:p>6.1117144</text:p>
          </table:table-cell>
          <table:table-cell office:value-type="float" office:value="52.074966">
            <text:p>52.074966</text:p>
          </table:table-cell>
          <table:table-cell/>
        </table:table-row>
        <table:table-row table:style-name="ro1">
          <table:table-cell office:value-type="float" office:value="11.859804">
            <text:p>11.859804</text:p>
          </table:table-cell>
          <table:table-cell office:value-type="float" office:value="50.124554">
            <text:p>50.124554</text:p>
          </table:table-cell>
          <table:table-cell/>
        </table:table-row>
        <table:table-row table:style-name="ro1">
          <table:table-cell office:value-type="float" office:value="36.17508">
            <text:p>36.17508</text:p>
          </table:table-cell>
          <table:table-cell office:value-type="float" office:value="40.6439">
            <text:p>40.6439</text:p>
          </table:table-cell>
          <table:table-cell/>
        </table:table-row>
        <table:table-row table:style-name="ro1">
          <table:table-cell office:value-type="float" office:value="15.933404">
            <text:p>15.933404</text:p>
          </table:table-cell>
          <table:table-cell office:value-type="float" office:value="59.115913">
            <text:p>59.115913</text:p>
          </table:table-cell>
          <table:table-cell/>
        </table:table-row>
        <table:table-row table:style-name="ro1">
          <table:table-cell office:value-type="float" office:value="58.752605">
            <text:p>58.752605</text:p>
          </table:table-cell>
          <table:table-cell office:value-type="float" office:value="42.64514">
            <text:p>42.64514</text:p>
          </table:table-cell>
          <table:table-cell/>
        </table:table-row>
        <table:table-row table:style-name="ro1">
          <table:table-cell office:value-type="float" office:value="9.877299">
            <text:p>9.877299</text:p>
          </table:table-cell>
          <table:table-cell office:value-type="float" office:value="54.491932">
            <text:p>54.491932</text:p>
          </table:table-cell>
          <table:table-cell/>
        </table:table-row>
        <table:table-row table:style-name="ro1">
          <table:table-cell office:value-type="float" office:value="11.0200205">
            <text:p>11.0200205</text:p>
          </table:table-cell>
          <table:table-cell office:value-type="float" office:value="43.990974">
            <text:p>43.990974</text:p>
          </table:table-cell>
          <table:table-cell/>
        </table:table-row>
        <table:table-row table:style-name="ro1">
          <table:table-cell office:value-type="float" office:value="12.571054">
            <text:p>12.571054</text:p>
          </table:table-cell>
          <table:table-cell office:value-type="float" office:value="42.579853">
            <text:p>42.579853</text:p>
          </table:table-cell>
          <table:table-cell/>
        </table:table-row>
        <table:table-row table:style-name="ro1">
          <table:table-cell office:value-type="float" office:value="7.080305">
            <text:p>7.080305</text:p>
          </table:table-cell>
          <table:table-cell office:value-type="float" office:value="55.538036">
            <text:p>55.538036</text:p>
          </table:table-cell>
          <table:table-cell/>
        </table:table-row>
        <table:table-row table:style-name="ro1">
          <table:table-cell office:value-type="float" office:value="5.5488186">
            <text:p>5.5488186</text:p>
          </table:table-cell>
          <table:table-cell office:value-type="float" office:value="54.64375">
            <text:p>54.64375</text:p>
          </table:table-cell>
          <table:table-cell/>
        </table:table-row>
        <table:table-row table:style-name="ro1">
          <table:table-cell office:value-type="float" office:value="6.3115196">
            <text:p>6.3115196</text:p>
          </table:table-cell>
          <table:table-cell office:value-type="float" office:value="50.042175">
            <text:p>50.042175</text:p>
          </table:table-cell>
          <table:table-cell/>
        </table:table-row>
        <table:table-row table:style-name="ro1">
          <table:table-cell office:value-type="float" office:value="9.559674">
            <text:p>9.559674</text:p>
          </table:table-cell>
          <table:table-cell office:value-type="float" office:value="61.65689">
            <text:p>61.65689</text:p>
          </table:table-cell>
          <table:table-cell/>
        </table:table-row>
        <table:table-row table:style-name="ro1">
          <table:table-cell office:value-type="float" office:value="7.1354027">
            <text:p>7.1354027</text:p>
          </table:table-cell>
          <table:table-cell office:value-type="float" office:value="55.227787">
            <text:p>55.227787</text:p>
          </table:table-cell>
          <table:table-cell/>
        </table:table-row>
        <table:table-row table:style-name="ro1">
          <table:table-cell office:value-type="float" office:value="10.472268">
            <text:p>10.472268</text:p>
          </table:table-cell>
          <table:table-cell office:value-type="float" office:value="51.352745">
            <text:p>51.352745</text:p>
          </table:table-cell>
          <table:table-cell/>
        </table:table-row>
        <table:table-row table:style-name="ro1">
          <table:table-cell office:value-type="float" office:value="7.6263604">
            <text:p>7.6263604</text:p>
          </table:table-cell>
          <table:table-cell office:value-type="float" office:value="56.882313">
            <text:p>56.882313</text:p>
          </table:table-cell>
          <table:table-cell/>
        </table:table-row>
        <table:table-row table:style-name="ro1">
          <table:table-cell office:value-type="float" office:value="11.878399">
            <text:p>11.878399</text:p>
          </table:table-cell>
          <table:table-cell office:value-type="float" office:value="53.610985">
            <text:p>53.610985</text:p>
          </table:table-cell>
          <table:table-cell/>
        </table:table-row>
        <table:table-row table:style-name="ro1">
          <table:table-cell office:value-type="float" office:value="8.218854">
            <text:p>8.218854</text:p>
          </table:table-cell>
          <table:table-cell office:value-type="float" office:value="56.453407">
            <text:p>56.453407</text:p>
          </table:table-cell>
          <table:table-cell/>
        </table:table-row>
        <table:table-row table:style-name="ro1">
          <table:table-cell office:value-type="float" office:value="17.786322">
            <text:p>17.786322</text:p>
          </table:table-cell>
          <table:table-cell office:value-type="float" office:value="53.028706">
            <text:p>53.028706</text:p>
          </table:table-cell>
          <table:table-cell/>
        </table:table-row>
        <table:table-row table:style-name="ro1">
          <table:table-cell office:value-type="float" office:value="7.7872086">
            <text:p>7.7872086</text:p>
          </table:table-cell>
          <table:table-cell office:value-type="float" office:value="39.320175">
            <text:p>39.320175</text:p>
          </table:table-cell>
          <table:table-cell/>
        </table:table-row>
        <table:table-row table:style-name="ro1">
          <table:table-cell office:value-type="float" office:value="8.684642">
            <text:p>8.684642</text:p>
          </table:table-cell>
          <table:table-cell office:value-type="float" office:value="61.172523">
            <text:p>61.172523</text:p>
          </table:table-cell>
          <table:table-cell/>
        </table:table-row>
        <table:table-row table:style-name="ro1">
          <table:table-cell office:value-type="float" office:value="6.325104">
            <text:p>6.325104</text:p>
          </table:table-cell>
          <table:table-cell office:value-type="float" office:value="63.345394">
            <text:p>63.345394</text:p>
          </table:table-cell>
          <table:table-cell/>
        </table:table-row>
        <table:table-row table:style-name="ro1">
          <table:table-cell office:value-type="float" office:value="10.746401">
            <text:p>10.746401</text:p>
          </table:table-cell>
          <table:table-cell office:value-type="float" office:value="52.497406">
            <text:p>52.497406</text:p>
          </table:table-cell>
          <table:table-cell/>
        </table:table-row>
        <table:table-row table:style-name="ro1">
          <table:table-cell office:value-type="float" office:value="11.789779">
            <text:p>11.789779</text:p>
          </table:table-cell>
          <table:table-cell office:value-type="float" office:value="41.51075">
            <text:p>41.51075</text:p>
          </table:table-cell>
          <table:table-cell/>
        </table:table-row>
        <table:table-row table:style-name="ro1">
          <table:table-cell office:value-type="float" office:value="19.392548">
            <text:p>19.392548</text:p>
          </table:table-cell>
          <table:table-cell office:value-type="float" office:value="46.40988">
            <text:p>46.40988</text:p>
          </table:table-cell>
          <table:table-cell/>
        </table:table-row>
        <table:table-row table:style-name="ro1">
          <table:table-cell office:value-type="float" office:value="14.8432865">
            <text:p>14.8432865</text:p>
          </table:table-cell>
          <table:table-cell office:value-type="float" office:value="41.811974">
            <text:p>41.811974</text:p>
          </table:table-cell>
          <table:table-cell/>
        </table:table-row>
        <table:table-row table:style-name="ro1">
          <table:table-cell office:value-type="float" office:value="81.334305">
            <text:p>81.334305</text:p>
          </table:table-cell>
          <table:table-cell office:value-type="float" office:value="31.985443">
            <text:p>31.985443</text:p>
          </table:table-cell>
          <table:table-cell/>
        </table:table-row>
        <table:table-row table:style-name="ro1">
          <table:table-cell office:value-type="float" office:value="13.83343">
            <text:p>13.83343</text:p>
          </table:table-cell>
          <table:table-cell office:value-type="float" office:value="46.078625">
            <text:p>46.078625</text:p>
          </table:table-cell>
          <table:table-cell/>
        </table:table-row>
        <table:table-row table:style-name="ro1">
          <table:table-cell office:value-type="float" office:value="6.990446">
            <text:p>6.990446</text:p>
          </table:table-cell>
          <table:table-cell office:value-type="float" office:value="55.274426">
            <text:p>55.274426</text:p>
          </table:table-cell>
          <table:table-cell/>
        </table:table-row>
        <table:table-row table:style-name="ro1">
          <table:table-cell office:value-type="float" office:value="6.151868">
            <text:p>6.151868</text:p>
          </table:table-cell>
          <table:table-cell office:value-type="float" office:value="56.237125">
            <text:p>56.237125</text:p>
          </table:table-cell>
          <table:table-cell/>
        </table:table-row>
        <table:table-row table:style-name="ro1">
          <table:table-cell office:value-type="float" office:value="25.674717">
            <text:p>25.674717</text:p>
          </table:table-cell>
          <table:table-cell office:value-type="float" office:value="41.856304">
            <text:p>41.856304</text:p>
          </table:table-cell>
          <table:table-cell/>
        </table:table-row>
        <table:table-row table:style-name="ro1">
          <table:table-cell office:value-type="float" office:value="112.669395">
            <text:p>112.669395</text:p>
          </table:table-cell>
          <table:table-cell office:value-type="float" office:value="41.078342">
            <text:p>41.078342</text:p>
          </table:table-cell>
          <table:table-cell/>
        </table:table-row>
        <table:table-row table:style-name="ro1">
          <table:table-cell office:value-type="float" office:value="10.5060425">
            <text:p>10.5060425</text:p>
          </table:table-cell>
          <table:table-cell office:value-type="float" office:value="49.660843">
            <text:p>49.660843</text:p>
          </table:table-cell>
          <table:table-cell/>
        </table:table-row>
        <table:table-row table:style-name="ro1">
          <table:table-cell office:value-type="float" office:value="7.9133143">
            <text:p>7.9133143</text:p>
          </table:table-cell>
          <table:table-cell office:value-type="float" office:value="53.2071">
            <text:p>53.2071</text:p>
          </table:table-cell>
          <table:table-cell/>
        </table:table-row>
        <table:table-row table:style-name="ro1">
          <table:table-cell office:value-type="float" office:value="7.607132">
            <text:p>7.607132</text:p>
          </table:table-cell>
          <table:table-cell office:value-type="float" office:value="77.80912">
            <text:p>77.80912</text:p>
          </table:table-cell>
          <table:table-cell/>
        </table:table-row>
        <table:table-row table:style-name="ro1">
          <table:table-cell office:value-type="float" office:value="10.808799">
            <text:p>10.808799</text:p>
          </table:table-cell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15.093024">
            <text:p>15.093024</text:p>
          </table:table-cell>
          <table:table-cell office:value-type="float" office:value="60.41216">
            <text:p>60.41216</text:p>
          </table:table-cell>
          <table:table-cell/>
        </table:table-row>
        <table:table-row table:style-name="ro1">
          <table:table-cell office:value-type="float" office:value="22.49062">
            <text:p>22.49062</text:p>
          </table:table-cell>
          <table:table-cell office:value-type="float" office:value="56.744564">
            <text:p>56.744564</text:p>
          </table:table-cell>
          <table:table-cell/>
        </table:table-row>
        <table:table-row table:style-name="ro1">
          <table:table-cell office:value-type="float" office:value="27.428753">
            <text:p>27.428753</text:p>
          </table:table-cell>
          <table:table-cell office:value-type="float" office:value="45.474697">
            <text:p>45.474697</text:p>
          </table:table-cell>
          <table:table-cell/>
        </table:table-row>
        <table:table-row table:style-name="ro1">
          <table:table-cell office:value-type="float" office:value="13.215224">
            <text:p>13.215224</text:p>
          </table:table-cell>
          <table:table-cell office:value-type="float" office:value="59.70509">
            <text:p>59.70509</text:p>
          </table:table-cell>
          <table:table-cell/>
        </table:table-row>
        <table:table-row table:style-name="ro1">
          <table:table-cell office:value-type="float" office:value="8.888582">
            <text:p>8.888582</text:p>
          </table:table-cell>
          <table:table-cell office:value-type="float" office:value="48.28279">
            <text:p>48.28279</text:p>
          </table:table-cell>
          <table:table-cell/>
        </table:table-row>
        <table:table-row table:style-name="ro1">
          <table:table-cell office:value-type="float" office:value="5.102735">
            <text:p>5.102735</text:p>
          </table:table-cell>
          <table:table-cell office:value-type="float" office:value="54.91081">
            <text:p>54.91081</text:p>
          </table:table-cell>
          <table:table-cell/>
        </table:table-row>
        <table:table-row table:style-name="ro1">
          <table:table-cell office:value-type="float" office:value="7.1028557">
            <text:p>7.1028557</text:p>
          </table:table-cell>
          <table:table-cell office:value-type="float" office:value="53.905624">
            <text:p>53.905624</text:p>
          </table:table-cell>
          <table:table-cell/>
        </table:table-row>
        <table:table-row table:style-name="ro1">
          <table:table-cell office:value-type="float" office:value="9.733408">
            <text:p>9.733408</text:p>
          </table:table-cell>
          <table:table-cell office:value-type="float" office:value="60.980072">
            <text:p>60.980072</text:p>
          </table:table-cell>
          <table:table-cell/>
        </table:table-row>
        <table:table-row table:style-name="ro1">
          <table:table-cell office:value-type="float" office:value="36.74592">
            <text:p>36.74592</text:p>
          </table:table-cell>
          <table:table-cell office:value-type="float" office:value="42.096565">
            <text:p>42.096565</text:p>
          </table:table-cell>
          <table:table-cell/>
        </table:table-row>
        <table:table-row table:style-name="ro1">
          <table:table-cell office:value-type="float" office:value="9.693658">
            <text:p>9.693658</text:p>
          </table:table-cell>
          <table:table-cell office:value-type="float" office:value="72.80908">
            <text:p>72.80908</text:p>
          </table:table-cell>
          <table:table-cell/>
        </table:table-row>
        <table:table-row table:style-name="ro1">
          <table:table-cell office:value-type="float" office:value="6.2395654">
            <text:p>6.2395654</text:p>
          </table:table-cell>
          <table:table-cell office:value-type="float" office:value="70.99553">
            <text:p>70.99553</text:p>
          </table:table-cell>
          <table:table-cell/>
        </table:table-row>
        <table:table-row table:style-name="ro1">
          <table:table-cell office:value-type="float" office:value="11.498627">
            <text:p>11.498627</text:p>
          </table:table-cell>
          <table:table-cell office:value-type="float" office:value="62.633556">
            <text:p>62.633556</text:p>
          </table:table-cell>
          <table:table-cell/>
        </table:table-row>
        <table:table-row table:style-name="ro1">
          <table:table-cell office:value-type="float" office:value="6.3764534">
            <text:p>6.3764534</text:p>
          </table:table-cell>
          <table:table-cell office:value-type="float" office:value="55.499687">
            <text:p>55.499687</text:p>
          </table:table-cell>
          <table:table-cell/>
        </table:table-row>
        <table:table-row table:style-name="ro1">
          <table:table-cell office:value-type="float" office:value="11.168809">
            <text:p>11.168809</text:p>
          </table:table-cell>
          <table:table-cell office:value-type="float" office:value="67.40275">
            <text:p>67.40275</text:p>
          </table:table-cell>
          <table:table-cell/>
        </table:table-row>
        <table:table-row table:style-name="ro1">
          <table:table-cell office:value-type="float" office:value="4.8566184">
            <text:p>4.8566184</text:p>
          </table:table-cell>
          <table:table-cell office:value-type="float" office:value="61.13671">
            <text:p>61.13671</text:p>
          </table:table-cell>
          <table:table-cell/>
        </table:table-row>
        <table:table-row table:style-name="ro1">
          <table:table-cell office:value-type="float" office:value="281.91718">
            <text:p>281.91718</text:p>
          </table:table-cell>
          <table:table-cell office:value-type="float" office:value="42.814087">
            <text:p>42.814087</text:p>
          </table:table-cell>
          <table:table-cell/>
        </table:table-row>
        <table:table-row table:style-name="ro1">
          <table:table-cell office:value-type="float" office:value="37.558487">
            <text:p>37.558487</text:p>
          </table:table-cell>
          <table:table-cell office:value-type="float" office:value="52.924717">
            <text:p>52.924717</text:p>
          </table:table-cell>
          <table:table-cell/>
        </table:table-row>
        <table:table-row table:style-name="ro1">
          <table:table-cell office:value-type="float" office:value="12.452124">
            <text:p>12.452124</text:p>
          </table:table-cell>
          <table:table-cell office:value-type="float" office:value="45.378757">
            <text:p>45.378757</text:p>
          </table:table-cell>
          <table:table-cell/>
        </table:table-row>
        <table:table-row table:style-name="ro1">
          <table:table-cell office:value-type="float" office:value="3.6797898">
            <text:p>3.6797898</text:p>
          </table:table-cell>
          <table:table-cell office:value-type="float" office:value="53.631725">
            <text:p>53.631725</text:p>
          </table:table-cell>
          <table:table-cell/>
        </table:table-row>
        <table:table-row table:style-name="ro1">
          <table:table-cell office:value-type="float" office:value="6.913099">
            <text:p>6.913099</text:p>
          </table:table-cell>
          <table:table-cell office:value-type="float" office:value="59.311935">
            <text:p>59.311935</text:p>
          </table:table-cell>
          <table:table-cell/>
        </table:table-row>
        <table:table-row table:style-name="ro1">
          <table:table-cell office:value-type="float" office:value="136.75194">
            <text:p>136.75194</text:p>
          </table:table-cell>
          <table:table-cell office:value-type="float" office:value="43.04198">
            <text:p>43.04198</text:p>
          </table:table-cell>
          <table:table-cell/>
        </table:table-row>
        <table:table-row table:style-name="ro1">
          <table:table-cell office:value-type="float" office:value="7.9526596">
            <text:p>7.9526596</text:p>
          </table:table-cell>
          <table:table-cell office:value-type="float" office:value="61.261967">
            <text:p>61.261967</text:p>
          </table:table-cell>
          <table:table-cell/>
        </table:table-row>
        <table:table-row table:style-name="ro1">
          <table:table-cell office:value-type="float" office:value="16.933266">
            <text:p>16.933266</text:p>
          </table:table-cell>
          <table:table-cell office:value-type="float" office:value="84.25839">
            <text:p>84.25839</text:p>
          </table:table-cell>
          <table:table-cell/>
        </table:table-row>
        <table:table-row table:style-name="ro1">
          <table:table-cell office:value-type="float" office:value="60.247406">
            <text:p>60.247406</text:p>
          </table:table-cell>
          <table:table-cell office:value-type="float" office:value="42.985252">
            <text:p>42.985252</text:p>
          </table:table-cell>
          <table:table-cell/>
        </table:table-row>
        <table:table-row table:style-name="ro1">
          <table:table-cell office:value-type="float" office:value="9.48838">
            <text:p>9.48838</text:p>
          </table:table-cell>
          <table:table-cell office:value-type="float" office:value="46.24986">
            <text:p>46.24986</text:p>
          </table:table-cell>
          <table:table-cell/>
        </table:table-row>
        <table:table-row table:style-name="ro1">
          <table:table-cell office:value-type="float" office:value="4.5560055">
            <text:p>4.5560055</text:p>
          </table:table-cell>
          <table:table-cell office:value-type="float" office:value="57.12343">
            <text:p>57.12343</text:p>
          </table:table-cell>
          <table:table-cell/>
        </table:table-row>
        <table:table-row table:style-name="ro1">
          <table:table-cell office:value-type="float" office:value="11.344696">
            <text:p>11.344696</text:p>
          </table:table-cell>
          <table:table-cell office:value-type="float" office:value="48.035683">
            <text:p>48.035683</text:p>
          </table:table-cell>
          <table:table-cell/>
        </table:table-row>
        <table:table-row table:style-name="ro1">
          <table:table-cell office:value-type="float" office:value="5.9440866">
            <text:p>5.9440866</text:p>
          </table:table-cell>
          <table:table-cell office:value-type="float" office:value="59.54861">
            <text:p>59.54861</text:p>
          </table:table-cell>
          <table:table-cell/>
        </table:table-row>
        <table:table-row table:style-name="ro1">
          <table:table-cell office:value-type="float" office:value="31.54791">
            <text:p>31.54791</text:p>
          </table:table-cell>
          <table:table-cell office:value-type="float" office:value="44.026505">
            <text:p>44.026505</text:p>
          </table:table-cell>
          <table:table-cell/>
        </table:table-row>
        <table:table-row table:style-name="ro1">
          <table:table-cell office:value-type="float" office:value="31.209589">
            <text:p>31.209589</text:p>
          </table:table-cell>
          <table:table-cell office:value-type="float" office:value="50.997967">
            <text:p>50.997967</text:p>
          </table:table-cell>
          <table:table-cell/>
        </table:table-row>
        <table:table-row table:style-name="ro1">
          <table:table-cell office:value-type="float" office:value="14.681349">
            <text:p>14.681349</text:p>
          </table:table-cell>
          <table:table-cell office:value-type="float" office:value="52.160812">
            <text:p>52.160812</text:p>
          </table:table-cell>
          <table:table-cell/>
        </table:table-row>
        <table:table-row table:style-name="ro1">
          <table:table-cell office:value-type="float" office:value="4.694768">
            <text:p>4.694768</text:p>
          </table:table-cell>
          <table:table-cell office:value-type="float" office:value="55.857445">
            <text:p>55.857445</text:p>
          </table:table-cell>
          <table:table-cell/>
        </table:table-row>
        <table:table-row table:style-name="ro1">
          <table:table-cell office:value-type="float" office:value="20.371996">
            <text:p>20.371996</text:p>
          </table:table-cell>
          <table:table-cell office:value-type="float" office:value="47.19446">
            <text:p>47.19446</text:p>
          </table:table-cell>
          <table:table-cell/>
        </table:table-row>
        <table:table-row table:style-name="ro1">
          <table:table-cell office:value-type="float" office:value="10.411311">
            <text:p>10.411311</text:p>
          </table:table-cell>
          <table:table-cell office:value-type="float" office:value="50.017265">
            <text:p>50.017265</text:p>
          </table:table-cell>
          <table:table-cell/>
        </table:table-row>
        <table:table-row table:style-name="ro1">
          <table:table-cell office:value-type="float" office:value="11.78283">
            <text:p>11.78283</text:p>
          </table:table-cell>
          <table:table-cell office:value-type="float" office:value="42.511276">
            <text:p>42.511276</text:p>
          </table:table-cell>
          <table:table-cell/>
        </table:table-row>
        <table:table-row table:style-name="ro1">
          <table:table-cell office:value-type="float" office:value="45.05376">
            <text:p>45.05376</text:p>
          </table:table-cell>
          <table:table-cell office:value-type="float" office:value="50.124542">
            <text:p>50.124542</text:p>
          </table:table-cell>
          <table:table-cell/>
        </table:table-row>
        <table:table-row table:style-name="ro1">
          <table:table-cell office:value-type="float" office:value="7.2850366">
            <text:p>7.2850366</text:p>
          </table:table-cell>
          <table:table-cell office:value-type="float" office:value="42.657856">
            <text:p>42.657856</text:p>
          </table:table-cell>
          <table:table-cell/>
        </table:table-row>
        <table:table-row table:style-name="ro1">
          <table:table-cell office:value-type="float" office:value="8.737962">
            <text:p>8.737962</text:p>
          </table:table-cell>
          <table:table-cell office:value-type="float" office:value="54.21924">
            <text:p>54.21924</text:p>
          </table:table-cell>
          <table:table-cell/>
        </table:table-row>
        <table:table-row table:style-name="ro1">
          <table:table-cell office:value-type="float" office:value="10.20686">
            <text:p>10.20686</text:p>
          </table:table-cell>
          <table:table-cell office:value-type="float" office:value="63.903587">
            <text:p>63.903587</text:p>
          </table:table-cell>
          <table:table-cell/>
        </table:table-row>
        <table:table-row table:style-name="ro1">
          <table:table-cell office:value-type="float" office:value="5.353862">
            <text:p>5.353862</text:p>
          </table:table-cell>
          <table:table-cell office:value-type="float" office:value="70.56236">
            <text:p>70.56236</text:p>
          </table:table-cell>
          <table:table-cell/>
        </table:table-row>
        <table:table-row table:style-name="ro1">
          <table:table-cell office:value-type="float" office:value="14.993189">
            <text:p>14.993189</text:p>
          </table:table-cell>
          <table:table-cell office:value-type="float" office:value="60.677002">
            <text:p>60.677002</text:p>
          </table:table-cell>
          <table:table-cell/>
        </table:table-row>
        <table:table-row table:style-name="ro1">
          <table:table-cell office:value-type="float" office:value="1.6467121">
            <text:p>1.6467121</text:p>
          </table:table-cell>
          <table:table-cell office:value-type="float" office:value="78.75112">
            <text:p>78.75112</text:p>
          </table:table-cell>
          <table:table-cell/>
        </table:table-row>
        <table:table-row table:style-name="ro1">
          <table:table-cell office:value-type="float" office:value="11.878647">
            <text:p>11.878647</text:p>
          </table:table-cell>
          <table:table-cell office:value-type="float" office:value="77.22622">
            <text:p>77.22622</text:p>
          </table:table-cell>
          <table:table-cell/>
        </table:table-row>
        <table:table-row table:style-name="ro1">
          <table:table-cell office:value-type="float" office:value="9.164941">
            <text:p>9.164941</text:p>
          </table:table-cell>
          <table:table-cell office:value-type="float" office:value="67.33635">
            <text:p>67.33635</text:p>
          </table:table-cell>
          <table:table-cell/>
        </table:table-row>
        <table:table-row table:style-name="ro1">
          <table:table-cell office:value-type="float" office:value="6.7446375">
            <text:p>6.7446375</text:p>
          </table:table-cell>
          <table:table-cell office:value-type="float" office:value="72.491394">
            <text:p>72.491394</text:p>
          </table:table-cell>
          <table:table-cell/>
        </table:table-row>
        <table:table-row table:style-name="ro1">
          <table:table-cell office:value-type="float" office:value="17.609034">
            <text:p>17.609034</text:p>
          </table:table-cell>
          <table:table-cell office:value-type="float" office:value="71.37576">
            <text:p>71.37576</text:p>
          </table:table-cell>
          <table:table-cell/>
        </table:table-row>
        <table:table-row table:style-name="ro1">
          <table:table-cell office:value-type="float" office:value="1.3856004">
            <text:p>1.3856004</text:p>
          </table:table-cell>
          <table:table-cell office:value-type="float" office:value="71.416664">
            <text:p>71.416664</text:p>
          </table:table-cell>
          <table:table-cell/>
        </table:table-row>
        <table:table-row table:style-name="ro1">
          <table:table-cell office:value-type="float" office:value="2.1891093">
            <text:p>2.1891093</text:p>
          </table:table-cell>
          <table:table-cell office:value-type="float" office:value="82.26028">
            <text:p>82.26028</text:p>
          </table:table-cell>
          <table:table-cell/>
        </table:table-row>
        <table:table-row table:style-name="ro1">
          <table:table-cell office:value-type="float" office:value="14.092403">
            <text:p>14.092403</text:p>
          </table:table-cell>
          <table:table-cell office:value-type="float" office:value="65.07975">
            <text:p>65.07975</text:p>
          </table:table-cell>
          <table:table-cell/>
        </table:table-row>
        <table:table-row table:style-name="ro1">
          <table:table-cell office:value-type="float" office:value="1.03011">
            <text:p>1.03011</text:p>
          </table:table-cell>
          <table:table-cell office:value-type="float" office:value="83.357346">
            <text:p>83.357346</text:p>
          </table:table-cell>
          <table:table-cell/>
        </table:table-row>
        <table:table-row table:style-name="ro1">
          <table:table-cell office:value-type="float" office:value="0.870607">
            <text:p>0.870607</text:p>
          </table:table-cell>
          <table:table-cell office:value-type="float" office:value="82.22453">
            <text:p>82.22453</text:p>
          </table:table-cell>
          <table:table-cell/>
        </table:table-row>
        <table:table-row table:style-name="ro1">
          <table:table-cell office:value-type="float" office:value="5.0440855">
            <text:p>5.0440855</text:p>
          </table:table-cell>
          <table:table-cell office:value-type="float" office:value="76.999435">
            <text:p>76.999435</text:p>
          </table:table-cell>
          <table:table-cell/>
        </table:table-row>
        <table:table-row table:style-name="ro1">
          <table:table-cell office:value-type="float" office:value="5.1231127">
            <text:p>5.1231127</text:p>
          </table:table-cell>
          <table:table-cell office:value-type="float" office:value="75.21501">
            <text:p>75.21501</text:p>
          </table:table-cell>
          <table:table-cell/>
        </table:table-row>
        <table:table-row table:style-name="ro1">
          <table:table-cell office:value-type="float" office:value="5.0741487">
            <text:p>5.0741487</text:p>
          </table:table-cell>
          <table:table-cell office:value-type="float" office:value="76.388885">
            <text:p>76.388885</text:p>
          </table:table-cell>
          <table:table-cell/>
        </table:table-row>
        <table:table-row table:style-name="ro1">
          <table:table-cell office:value-type="float" office:value="0.9242014">
            <text:p>0.9242014</text:p>
          </table:table-cell>
          <table:table-cell office:value-type="float" office:value="84.28094">
            <text:p>84.28094</text:p>
          </table:table-cell>
          <table:table-cell/>
        </table:table-row>
        <table:table-row table:style-name="ro1">
          <table:table-cell office:value-type="float" office:value="12.365493">
            <text:p>12.365493</text:p>
          </table:table-cell>
          <table:table-cell office:value-type="float" office:value="65.27858">
            <text:p>65.27858</text:p>
          </table:table-cell>
          <table:table-cell/>
        </table:table-row>
        <table:table-row table:style-name="ro1">
          <table:table-cell office:value-type="float" office:value="25.40617">
            <text:p>25.40617</text:p>
          </table:table-cell>
          <table:table-cell office:value-type="float" office:value="53.333332">
            <text:p>53.333332</text:p>
          </table:table-cell>
          <table:table-cell/>
        </table:table-row>
        <table:table-row table:style-name="ro1">
          <table:table-cell office:value-type="float" office:value="1.2727551">
            <text:p>1.2727551</text:p>
          </table:table-cell>
          <table:table-cell office:value-type="float" office:value="82.08754">
            <text:p>82.08754</text:p>
          </table:table-cell>
          <table:table-cell/>
        </table:table-row>
        <table:table-row table:style-name="ro1">
          <table:table-cell office:value-type="float" office:value="8.962827">
            <text:p>8.962827</text:p>
          </table:table-cell>
          <table:table-cell office:value-type="float" office:value="74.42315">
            <text:p>74.42315</text:p>
          </table:table-cell>
          <table:table-cell/>
        </table:table-row>
        <table:table-row table:style-name="ro1">
          <table:table-cell office:value-type="float" office:value="7.735659">
            <text:p>7.735659</text:p>
          </table:table-cell>
          <table:table-cell office:value-type="float" office:value="73.03474">
            <text:p>73.03474</text:p>
          </table:table-cell>
          <table:table-cell/>
        </table:table-row>
        <table:table-row table:style-name="ro1">
          <table:table-cell office:value-type="float" office:value="90.59798">
            <text:p>90.59798</text:p>
          </table:table-cell>
          <table:table-cell office:value-type="float" office:value="37.806393">
            <text:p>37.806393</text:p>
          </table:table-cell>
          <table:table-cell/>
        </table:table-row>
        <table:table-row table:style-name="ro1">
          <table:table-cell office:value-type="float" office:value="1.8932663">
            <text:p>1.8932663</text:p>
          </table:table-cell>
          <table:table-cell office:value-type="float" office:value="78.267365">
            <text:p>78.267365</text:p>
          </table:table-cell>
          <table:table-cell/>
        </table:table-row>
        <table:table-row table:style-name="ro1">
          <table:table-cell office:value-type="float" office:value="1.7095417">
            <text:p>1.7095417</text:p>
          </table:table-cell>
          <table:table-cell office:value-type="float" office:value="78.967354">
            <text:p>78.967354</text:p>
          </table:table-cell>
          <table:table-cell/>
        </table:table-row>
        <table:table-row table:style-name="ro1">
          <table:table-cell office:value-type="float" office:value="12.205117">
            <text:p>12.205117</text:p>
          </table:table-cell>
          <table:table-cell office:value-type="float" office:value="72.33448">
            <text:p>72.33448</text:p>
          </table:table-cell>
          <table:table-cell/>
        </table:table-row>
        <table:table-row table:style-name="ro1">
          <table:table-cell office:value-type="float" office:value="3.4791915">
            <text:p>3.4791915</text:p>
          </table:table-cell>
          <table:table-cell office:value-type="float" office:value="73.24106">
            <text:p>73.24106</text:p>
          </table:table-cell>
          <table:table-cell/>
        </table:table-row>
        <table:table-row table:style-name="ro1">
          <table:table-cell office:value-type="float" office:value="10.956945">
            <text:p>10.956945</text:p>
          </table:table-cell>
          <table:table-cell office:value-type="float" office:value="68.88739">
            <text:p>68.88739</text:p>
          </table:table-cell>
          <table:table-cell/>
        </table:table-row>
        <table:table-row table:style-name="ro1">
          <table:table-cell office:value-type="float" office:value="11.972328">
            <text:p>11.972328</text:p>
          </table:table-cell>
          <table:table-cell office:value-type="float" office:value="68.8659">
            <text:p>68.8659</text:p>
          </table:table-cell>
          <table:table-cell/>
        </table:table-row>
        <table:table-row table:style-name="ro1">
          <table:table-cell office:value-type="float" office:value="17.414076">
            <text:p>17.414076</text:p>
          </table:table-cell>
          <table:table-cell office:value-type="float" office:value="65.62262">
            <text:p>65.62262</text:p>
          </table:table-cell>
          <table:table-cell/>
        </table:table-row>
        <table:table-row table:style-name="ro1">
          <table:table-cell office:value-type="float" office:value="33.75431">
            <text:p>33.75431</text:p>
          </table:table-cell>
          <table:table-cell office:value-type="float" office:value="57.324326">
            <text:p>57.324326</text:p>
          </table:table-cell>
          <table:table-cell/>
        </table:table-row>
        <table:table-row table:style-name="ro1">
          <table:table-cell office:value-type="float" office:value="0.96904063">
            <text:p>0.96904063</text:p>
          </table:table-cell>
          <table:table-cell office:value-type="float" office:value="86.90745">
            <text:p>86.90745</text:p>
          </table:table-cell>
          <table:table-cell/>
        </table:table-row>
        <table:table-row table:style-name="ro1">
          <table:table-cell office:value-type="float" office:value="1.1196532">
            <text:p>1.1196532</text:p>
          </table:table-cell>
          <table:table-cell office:value-type="float" office:value="80.804955">
            <text:p>80.804955</text:p>
          </table:table-cell>
          <table:table-cell/>
        </table:table-row>
        <table:table-row table:style-name="ro1">
          <table:table-cell office:value-type="float" office:value="5.2724767">
            <text:p>5.2724767</text:p>
          </table:table-cell>
          <table:table-cell office:value-type="float" office:value="79.94493">
            <text:p>79.94493</text:p>
          </table:table-cell>
          <table:table-cell/>
        </table:table-row>
        <table:table-row table:style-name="ro1">
          <table:table-cell office:value-type="float" office:value="2.6782782">
            <text:p>2.6782782</text:p>
          </table:table-cell>
          <table:table-cell office:value-type="float" office:value="83.76068">
            <text:p>83.76068</text:p>
          </table:table-cell>
          <table:table-cell/>
        </table:table-row>
        <table:table-row table:style-name="ro1">
          <table:table-cell office:value-type="float" office:value="0.623818">
            <text:p>0.623818</text:p>
          </table:table-cell>
          <table:table-cell office:value-type="float" office:value="82.7957">
            <text:p>82.7957</text:p>
          </table:table-cell>
          <table:table-cell/>
        </table:table-row>
        <table:table-row table:style-name="ro1">
          <table:table-cell office:value-type="float" office:value="2.2369144">
            <text:p>2.2369144</text:p>
          </table:table-cell>
          <table:table-cell office:value-type="float" office:value="75.255775">
            <text:p>75.255775</text:p>
          </table:table-cell>
          <table:table-cell/>
        </table:table-row>
        <table:table-row table:style-name="ro1">
          <table:table-cell office:value-type="float" office:value="1.0461124">
            <text:p>1.0461124</text:p>
          </table:table-cell>
          <table:table-cell office:value-type="float" office:value="81.003586">
            <text:p>81.003586</text:p>
          </table:table-cell>
          <table:table-cell/>
        </table:table-row>
        <table:table-row table:style-name="ro1">
          <table:table-cell office:value-type="float" office:value="2.9008148">
            <text:p>2.9008148</text:p>
          </table:table-cell>
          <table:table-cell office:value-type="float" office:value="76.27269">
            <text:p>76.27269</text:p>
          </table:table-cell>
          <table:table-cell/>
        </table:table-row>
        <table:table-row table:style-name="ro1">
          <table:table-cell office:value-type="float" office:value="24.847103">
            <text:p>24.847103</text:p>
          </table:table-cell>
          <table:table-cell office:value-type="float" office:value="61.802574">
            <text:p>61.802574</text:p>
          </table:table-cell>
          <table:table-cell/>
        </table:table-row>
        <table:table-row table:style-name="ro1">
          <table:table-cell office:value-type="float" office:value="2.8570223">
            <text:p>2.8570223</text:p>
          </table:table-cell>
          <table:table-cell office:value-type="float" office:value="84.846214">
            <text:p>84.846214</text:p>
          </table:table-cell>
          <table:table-cell/>
        </table:table-row>
        <table:table-row table:style-name="ro1">
          <table:table-cell office:value-type="float" office:value="0.8597507">
            <text:p>0.8597507</text:p>
          </table:table-cell>
          <table:table-cell office:value-type="float" office:value="82.80193">
            <text:p>82.80193</text:p>
          </table:table-cell>
          <table:table-cell/>
        </table:table-row>
        <table:table-row table:style-name="ro1">
          <table:table-cell office:value-type="float" office:value="7.9127474">
            <text:p>7.9127474</text:p>
          </table:table-cell>
          <table:table-cell office:value-type="float" office:value="65.02058">
            <text:p>65.02058</text:p>
          </table:table-cell>
          <table:table-cell/>
        </table:table-row>
        <table:table-row table:style-name="ro1">
          <table:table-cell office:value-type="float" office:value="13.260565">
            <text:p>13.260565</text:p>
          </table:table-cell>
          <table:table-cell office:value-type="float" office:value="61.713146">
            <text:p>61.713146</text:p>
          </table:table-cell>
          <table:table-cell/>
        </table:table-row>
        <table:table-row table:style-name="ro1">
          <table:table-cell office:value-type="float" office:value="1.2989761">
            <text:p>1.2989761</text:p>
          </table:table-cell>
          <table:table-cell office:value-type="float" office:value="84.42907">
            <text:p>84.42907</text:p>
          </table:table-cell>
          <table:table-cell/>
        </table:table-row>
        <table:table-row table:style-name="ro1">
          <table:table-cell office:value-type="float" office:value="438.98285">
            <text:p>438.98285</text:p>
          </table:table-cell>
          <table:table-cell office:value-type="float" office:value="59.08253">
            <text:p>59.08253</text:p>
          </table:table-cell>
          <table:table-cell/>
        </table:table-row>
        <table:table-row table:style-name="ro1">
          <table:table-cell office:value-type="float" office:value="1.7671257">
            <text:p>1.7671257</text:p>
          </table:table-cell>
          <table:table-cell office:value-type="float" office:value="80.24224">
            <text:p>80.24224</text:p>
          </table:table-cell>
          <table:table-cell/>
        </table:table-row>
        <table:table-row table:style-name="ro1">
          <table:table-cell office:value-type="float" office:value="3.4936233">
            <text:p>3.4936233</text:p>
          </table:table-cell>
          <table:table-cell office:value-type="float" office:value="76.434555">
            <text:p>76.434555</text:p>
          </table:table-cell>
          <table:table-cell/>
        </table:table-row>
        <table:table-row table:style-name="ro1">
          <table:table-cell office:value-type="float" office:value="1.3697815">
            <text:p>1.3697815</text:p>
          </table:table-cell>
          <table:table-cell office:value-type="float" office:value="85.840706">
            <text:p>85.840706</text:p>
          </table:table-cell>
          <table:table-cell/>
        </table:table-row>
        <table:table-row table:style-name="ro1">
          <table:table-cell office:value-type="float" office:value="12.751423">
            <text:p>12.751423</text:p>
          </table:table-cell>
          <table:table-cell office:value-type="float" office:value="60.2945">
            <text:p>60.2945</text:p>
          </table:table-cell>
          <table:table-cell/>
        </table:table-row>
        <table:table-row table:style-name="ro1">
          <table:table-cell office:value-type="float" office:value="0.9380613">
            <text:p>0.9380613</text:p>
          </table:table-cell>
          <table:table-cell office:value-type="float" office:value="81.15299">
            <text:p>81.15299</text:p>
          </table:table-cell>
          <table:table-cell/>
        </table:table-row>
        <table:table-row table:style-name="ro1">
          <table:table-cell office:value-type="float" office:value="63.121925">
            <text:p>63.121925</text:p>
          </table:table-cell>
          <table:table-cell office:value-type="float" office:value="60.311146">
            <text:p>60.311146</text:p>
          </table:table-cell>
          <table:table-cell/>
        </table:table-row>
        <table:table-row table:style-name="ro1">
          <table:table-cell office:value-type="float" office:value="1.7342421">
            <text:p>1.7342421</text:p>
          </table:table-cell>
          <table:table-cell office:value-type="float" office:value="80.167595">
            <text:p>80.167595</text:p>
          </table:table-cell>
          <table:table-cell/>
        </table:table-row>
        <table:table-row table:style-name="ro1">
          <table:table-cell office:value-type="float" office:value="6.141955">
            <text:p>6.141955</text:p>
          </table:table-cell>
          <table:table-cell office:value-type="float" office:value="73.53714">
            <text:p>73.53714</text:p>
          </table:table-cell>
          <table:table-cell/>
        </table:table-row>
        <table:table-row table:style-name="ro1">
          <table:table-cell office:value-type="float" office:value="0.99746054">
            <text:p>0.99746054</text:p>
          </table:table-cell>
          <table:table-cell office:value-type="float" office:value="84.82003">
            <text:p>84.82003</text:p>
          </table:table-cell>
          <table:table-cell/>
        </table:table-row>
        <table:table-row table:style-name="ro1">
          <table:table-cell office:value-type="float" office:value="15.197522">
            <text:p>15.197522</text:p>
          </table:table-cell>
          <table:table-cell office:value-type="float" office:value="56.116505">
            <text:p>56.116505</text:p>
          </table:table-cell>
          <table:table-cell/>
        </table:table-row>
        <table:table-row table:style-name="ro1">
          <table:table-cell office:value-type="float" office:value="5.1229362">
            <text:p>5.1229362</text:p>
          </table:table-cell>
          <table:table-cell office:value-type="float" office:value="73.81589">
            <text:p>73.81589</text:p>
          </table:table-cell>
          <table:table-cell/>
        </table:table-row>
        <table:table-row table:style-name="ro1">
          <table:table-cell office:value-type="float" office:value="4.3158875">
            <text:p>4.3158875</text:p>
          </table:table-cell>
          <table:table-cell office:value-type="float" office:value="68.27722">
            <text:p>68.27722</text:p>
          </table:table-cell>
          <table:table-cell/>
        </table:table-row>
        <table:table-row table:style-name="ro1">
          <table:table-cell office:value-type="float" office:value="12.488541">
            <text:p>12.488541</text:p>
          </table:table-cell>
          <table:table-cell office:value-type="float" office:value="71.280655">
            <text:p>71.280655</text:p>
          </table:table-cell>
          <table:table-cell/>
        </table:table-row>
        <table:table-row table:style-name="ro1">
          <table:table-cell office:value-type="float" office:value="1.8103462">
            <text:p>1.8103462</text:p>
          </table:table-cell>
          <table:table-cell office:value-type="float" office:value="84.58738">
            <text:p>84.58738</text:p>
          </table:table-cell>
          <table:table-cell/>
        </table:table-row>
        <table:table-row table:style-name="ro1">
          <table:table-cell office:value-type="float" office:value="21.492147">
            <text:p>21.492147</text:p>
          </table:table-cell>
          <table:table-cell office:value-type="float" office:value="67.72509">
            <text:p>67.72509</text:p>
          </table:table-cell>
          <table:table-cell/>
        </table:table-row>
        <table:table-row table:style-name="ro1">
          <table:table-cell office:value-type="float" office:value="3.4110167">
            <text:p>3.4110167</text:p>
          </table:table-cell>
          <table:table-cell office:value-type="float" office:value="79.92332">
            <text:p>79.92332</text:p>
          </table:table-cell>
          <table:table-cell/>
        </table:table-row>
        <table:table-row table:style-name="ro1">
          <table:table-cell office:value-type="float" office:value="20.979403">
            <text:p>20.979403</text:p>
          </table:table-cell>
          <table:table-cell office:value-type="float" office:value="71.19174">
            <text:p>71.19174</text:p>
          </table:table-cell>
          <table:table-cell/>
        </table:table-row>
        <table:table-row table:style-name="ro1">
          <table:table-cell office:value-type="float" office:value="3.2464437">
            <text:p>3.2464437</text:p>
          </table:table-cell>
          <table:table-cell office:value-type="float" office:value="71.2831">
            <text:p>71.2831</text:p>
          </table:table-cell>
          <table:table-cell/>
        </table:table-row>
        <table:table-row table:style-name="ro1">
          <table:table-cell office:value-type="float" office:value="1.7088988">
            <text:p>1.7088988</text:p>
          </table:table-cell>
          <table:table-cell office:value-type="float" office:value="85.36585">
            <text:p>85.36585</text:p>
          </table:table-cell>
          <table:table-cell/>
        </table:table-row>
        <table:table-row table:style-name="ro1">
          <table:table-cell office:value-type="float" office:value="5.4612784">
            <text:p>5.4612784</text:p>
          </table:table-cell>
          <table:table-cell office:value-type="float" office:value="79.69585">
            <text:p>79.69585</text:p>
          </table:table-cell>
          <table:table-cell/>
        </table:table-row>
        <table:table-row table:style-name="ro1">
          <table:table-cell office:value-type="float" office:value="11.019943">
            <text:p>11.019943</text:p>
          </table:table-cell>
          <table:table-cell office:value-type="float" office:value="67.57454">
            <text:p>67.57454</text:p>
          </table:table-cell>
          <table:table-cell/>
        </table:table-row>
        <table:table-row table:style-name="ro1">
          <table:table-cell office:value-type="float" office:value="1.1170025">
            <text:p>1.1170025</text:p>
          </table:table-cell>
          <table:table-cell office:value-type="float" office:value="84.93933">
            <text:p>84.93933</text:p>
          </table:table-cell>
          <table:table-cell/>
        </table:table-row>
        <table:table-row table:style-name="ro1">
          <table:table-cell office:value-type="float" office:value="2.4827113">
            <text:p>2.4827113</text:p>
          </table:table-cell>
          <table:table-cell office:value-type="float" office:value="82.51779">
            <text:p>82.51779</text:p>
          </table:table-cell>
          <table:table-cell/>
        </table:table-row>
        <table:table-row table:style-name="ro1">
          <table:table-cell office:value-type="float" office:value="8.747711">
            <text:p>8.747711</text:p>
          </table:table-cell>
          <table:table-cell office:value-type="float" office:value="66.05728">
            <text:p>66.05728</text:p>
          </table:table-cell>
          <table:table-cell/>
        </table:table-row>
        <table:table-row table:style-name="ro1">
          <table:table-cell office:value-type="float" office:value="1.6614487">
            <text:p>1.6614487</text:p>
          </table:table-cell>
          <table:table-cell office:value-type="float" office:value="81.90045">
            <text:p>81.90045</text:p>
          </table:table-cell>
          <table:table-cell/>
        </table:table-row>
        <table:table-row table:style-name="ro1">
          <table:table-cell office:value-type="float" office:value="3.2604775">
            <text:p>3.2604775</text:p>
          </table:table-cell>
          <table:table-cell office:value-type="float" office:value="80.48433">
            <text:p>80.48433</text:p>
          </table:table-cell>
          <table:table-cell/>
        </table:table-row>
        <table:table-row table:style-name="ro1">
          <table:table-cell office:value-type="float" office:value="3.5710614">
            <text:p>3.5710614</text:p>
          </table:table-cell>
          <table:table-cell office:value-type="float" office:value="71.974525">
            <text:p>71.974525</text:p>
          </table:table-cell>
          <table:table-cell/>
        </table:table-row>
        <table:table-row table:style-name="ro1">
          <table:table-cell office:value-type="float" office:value="2.4313653">
            <text:p>2.4313653</text:p>
          </table:table-cell>
          <table:table-cell office:value-type="float" office:value="84.91172">
            <text:p>84.91172</text:p>
          </table:table-cell>
          <table:table-cell/>
        </table:table-row>
        <table:table-row table:style-name="ro1">
          <table:table-cell office:value-type="float" office:value="9.725116">
            <text:p>9.725116</text:p>
          </table:table-cell>
          <table:table-cell office:value-type="float" office:value="74.49627">
            <text:p>74.49627</text:p>
          </table:table-cell>
          <table:table-cell/>
        </table:table-row>
        <table:table-row table:style-name="ro1">
          <table:table-cell office:value-type="float" office:value="5.061296">
            <text:p>5.061296</text:p>
          </table:table-cell>
          <table:table-cell office:value-type="float" office:value="73.7041">
            <text:p>73.7041</text:p>
          </table:table-cell>
          <table:table-cell/>
        </table:table-row>
        <table:table-row table:style-name="ro1">
          <table:table-cell office:value-type="float" office:value="0.90427285">
            <text:p>0.90427285</text:p>
          </table:table-cell>
          <table:table-cell office:value-type="float" office:value="86.77211">
            <text:p>86.77211</text:p>
          </table:table-cell>
          <table:table-cell/>
        </table:table-row>
        <table:table-row table:style-name="ro1">
          <table:table-cell office:value-type="float" office:value="19.616783">
            <text:p>19.616783</text:p>
          </table:table-cell>
          <table:table-cell office:value-type="float" office:value="66.12557">
            <text:p>66.12557</text:p>
          </table:table-cell>
          <table:table-cell/>
        </table:table-row>
        <table:table-row table:style-name="ro1">
          <table:table-cell office:value-type="float" office:value="2.6565974">
            <text:p>2.6565974</text:p>
          </table:table-cell>
          <table:table-cell office:value-type="float" office:value="81.69782">
            <text:p>81.69782</text:p>
          </table:table-cell>
          <table:table-cell/>
        </table:table-row>
        <table:table-row table:style-name="ro1">
          <table:table-cell office:value-type="float" office:value="5.3603497">
            <text:p>5.3603497</text:p>
          </table:table-cell>
          <table:table-cell office:value-type="float" office:value="74.53258">
            <text:p>74.53258</text:p>
          </table:table-cell>
          <table:table-cell/>
        </table:table-row>
        <table:table-row table:style-name="ro1">
          <table:table-cell office:value-type="float" office:value="44.371956">
            <text:p>44.371956</text:p>
          </table:table-cell>
          <table:table-cell office:value-type="float" office:value="56.508305">
            <text:p>56.508305</text:p>
          </table:table-cell>
          <table:table-cell/>
        </table:table-row>
        <table:table-row table:style-name="ro1">
          <table:table-cell office:value-type="float" office:value="2.2329216">
            <text:p>2.2329216</text:p>
          </table:table-cell>
          <table:table-cell office:value-type="float" office:value="84.43488">
            <text:p>84.43488</text:p>
          </table:table-cell>
          <table:table-cell/>
        </table:table-row>
        <table:table-row table:style-name="ro1">
          <table:table-cell office:value-type="float" office:value="1.7869323">
            <text:p>1.7869323</text:p>
          </table:table-cell>
          <table:table-cell office:value-type="float" office:value="76.12434">
            <text:p>76.12434</text:p>
          </table:table-cell>
          <table:table-cell/>
        </table:table-row>
        <table:table-row table:style-name="ro1">
          <table:table-cell office:value-type="float" office:value="2.9990559">
            <text:p>2.9990559</text:p>
          </table:table-cell>
          <table:table-cell office:value-type="float" office:value="81.09421">
            <text:p>81.09421</text:p>
          </table:table-cell>
          <table:table-cell/>
        </table:table-row>
        <table:table-row table:style-name="ro1">
          <table:table-cell office:value-type="float" office:value="29.852499">
            <text:p>29.852499</text:p>
          </table:table-cell>
          <table:table-cell office:value-type="float" office:value="66.467705">
            <text:p>66.467705</text:p>
          </table:table-cell>
          <table:table-cell/>
        </table:table-row>
        <table:table-row table:style-name="ro1">
          <table:table-cell office:value-type="float" office:value="2.6629217">
            <text:p>2.6629217</text:p>
          </table:table-cell>
          <table:table-cell office:value-type="float" office:value="86.26457">
            <text:p>86.26457</text:p>
          </table:table-cell>
          <table:table-cell/>
        </table:table-row>
        <table:table-row table:style-name="ro1">
          <table:table-cell office:value-type="float" office:value="191.06165">
            <text:p>191.06165</text:p>
          </table:table-cell>
          <table:table-cell office:value-type="float" office:value="60.080906">
            <text:p>60.080906</text:p>
          </table:table-cell>
          <table:table-cell/>
        </table:table-row>
        <table:table-row table:style-name="ro1">
          <table:table-cell office:value-type="float" office:value="13.867754">
            <text:p>13.867754</text:p>
          </table:table-cell>
          <table:table-cell office:value-type="float" office:value="71.50164">
            <text:p>71.50164</text:p>
          </table:table-cell>
          <table:table-cell/>
        </table:table-row>
        <table:table-row table:style-name="ro1">
          <table:table-cell office:value-type="float" office:value="123.799904">
            <text:p>123.799904</text:p>
          </table:table-cell>
          <table:table-cell office:value-type="float" office:value="50.865616">
            <text:p>50.865616</text:p>
          </table:table-cell>
          <table:table-cell/>
        </table:table-row>
        <table:table-row table:style-name="ro1">
          <table:table-cell office:value-type="float" office:value="1.0980452">
            <text:p>1.0980452</text:p>
          </table:table-cell>
          <table:table-cell office:value-type="float" office:value="87.31745">
            <text:p>87.31745</text:p>
          </table:table-cell>
          <table:table-cell/>
        </table:table-row>
        <table:table-row table:style-name="ro1">
          <table:table-cell office:value-type="float" office:value="2.198881">
            <text:p>2.198881</text:p>
          </table:table-cell>
          <table:table-cell office:value-type="float" office:value="77.38001">
            <text:p>77.38001</text:p>
          </table:table-cell>
          <table:table-cell/>
        </table:table-row>
        <table:table-row table:style-name="ro1">
          <table:table-cell office:value-type="float" office:value="1.6640811">
            <text:p>1.6640811</text:p>
          </table:table-cell>
          <table:table-cell office:value-type="float" office:value="82.24395">
            <text:p>82.24395</text:p>
          </table:table-cell>
          <table:table-cell/>
        </table:table-row>
        <table:table-row table:style-name="ro1">
          <table:table-cell office:value-type="float" office:value="2.148088">
            <text:p>2.148088</text:p>
          </table:table-cell>
          <table:table-cell office:value-type="float" office:value="77.422966">
            <text:p>77.422966</text:p>
          </table:table-cell>
          <table:table-cell/>
        </table:table-row>
        <table:table-row table:style-name="ro1">
          <table:table-cell office:value-type="float" office:value="1.2786795">
            <text:p>1.2786795</text:p>
          </table:table-cell>
          <table:table-cell office:value-type="float" office:value="80.87819">
            <text:p>80.87819</text:p>
          </table:table-cell>
          <table:table-cell/>
        </table:table-row>
        <table:table-row table:style-name="ro1">
          <table:table-cell office:value-type="float" office:value="3.0485098">
            <text:p>3.0485098</text:p>
          </table:table-cell>
          <table:table-cell office:value-type="float" office:value="87.73537">
            <text:p>87.73537</text:p>
          </table:table-cell>
          <table:table-cell/>
        </table:table-row>
        <table:table-row table:style-name="ro1">
          <table:table-cell office:value-type="float" office:value="7.852047">
            <text:p>7.852047</text:p>
          </table:table-cell>
          <table:table-cell office:value-type="float" office:value="70.19022">
            <text:p>70.19022</text:p>
          </table:table-cell>
          <table:table-cell/>
        </table:table-row>
        <table:table-row table:style-name="ro1">
          <table:table-cell office:value-type="float" office:value="2.855001">
            <text:p>2.855001</text:p>
          </table:table-cell>
          <table:table-cell office:value-type="float" office:value="82.57186">
            <text:p>82.57186</text:p>
          </table:table-cell>
          <table:table-cell/>
        </table:table-row>
        <table:table-row table:style-name="ro1">
          <table:table-cell office:value-type="float" office:value="1.2862914">
            <text:p>1.2862914</text:p>
          </table:table-cell>
          <table:table-cell office:value-type="float" office:value="80.97433">
            <text:p>80.97433</text:p>
          </table:table-cell>
          <table:table-cell/>
        </table:table-row>
        <table:table-row table:style-name="ro1">
          <table:table-cell office:value-type="float" office:value="3.4005945">
            <text:p>3.4005945</text:p>
          </table:table-cell>
          <table:table-cell office:value-type="float" office:value="71.06437">
            <text:p>71.06437</text:p>
          </table:table-cell>
          <table:table-cell/>
        </table:table-row>
        <table:table-row table:style-name="ro1">
          <table:table-cell office:value-type="float" office:value="0.6277328">
            <text:p>0.6277328</text:p>
          </table:table-cell>
          <table:table-cell office:value-type="float" office:value="91.16883">
            <text:p>91.16883</text:p>
          </table:table-cell>
          <table:table-cell/>
        </table:table-row>
        <table:table-row table:style-name="ro1">
          <table:table-cell office:value-type="float" office:value="2.4901226">
            <text:p>2.4901226</text:p>
          </table:table-cell>
          <table:table-cell office:value-type="float" office:value="81.705154">
            <text:p>81.705154</text:p>
          </table:table-cell>
          <table:table-cell/>
        </table:table-row>
        <table:table-row table:style-name="ro1">
          <table:table-cell office:value-type="float" office:value="1.2039514">
            <text:p>1.2039514</text:p>
          </table:table-cell>
          <table:table-cell office:value-type="float" office:value="83.94683">
            <text:p>83.94683</text:p>
          </table:table-cell>
          <table:table-cell/>
        </table:table-row>
        <table:table-row table:style-name="ro1">
          <table:table-cell office:value-type="float" office:value="6.313274">
            <text:p>6.313274</text:p>
          </table:table-cell>
          <table:table-cell office:value-type="float" office:value="77.57241">
            <text:p>77.57241</text:p>
          </table:table-cell>
          <table:table-cell/>
        </table:table-row>
        <table:table-row table:style-name="ro1">
          <table:table-cell office:value-type="float" office:value="2.5283957">
            <text:p>2.5283957</text:p>
          </table:table-cell>
          <table:table-cell office:value-type="float" office:value="73.2054">
            <text:p>73.2054</text:p>
          </table:table-cell>
          <table:table-cell/>
        </table:table-row>
        <table:table-row table:style-name="ro1">
          <table:table-cell office:value-type="float" office:value="390.5844">
            <text:p>390.5844</text:p>
          </table:table-cell>
          <table:table-cell office:value-type="float" office:value="31.466068">
            <text:p>31.466068</text:p>
          </table:table-cell>
          <table:table-cell/>
        </table:table-row>
        <table:table-row table:style-name="ro1">
          <table:table-cell office:value-type="float" office:value="17.444883">
            <text:p>17.444883</text:p>
          </table:table-cell>
          <table:table-cell office:value-type="float" office:value="77.86961">
            <text:p>77.86961</text:p>
          </table:table-cell>
          <table:table-cell/>
        </table:table-row>
        <table:table-row table:style-name="ro1">
          <table:table-cell office:value-type="float" office:value="21.937622">
            <text:p>21.937622</text:p>
          </table:table-cell>
          <table:table-cell office:value-type="float" office:value="74.14188">
            <text:p>74.14188</text:p>
          </table:table-cell>
          <table:table-cell/>
        </table:table-row>
        <table:table-row table:style-name="ro1">
          <table:table-cell office:value-type="float" office:value="40.652397">
            <text:p>40.652397</text:p>
          </table:table-cell>
          <table:table-cell office:value-type="float" office:value="67.29802">
            <text:p>67.29802</text:p>
          </table:table-cell>
          <table:table-cell/>
        </table:table-row>
        <table:table-row table:style-name="ro1">
          <table:table-cell office:value-type="float" office:value="11.643658">
            <text:p>11.643658</text:p>
          </table:table-cell>
          <table:table-cell office:value-type="float" office:value="69.00417">
            <text:p>69.00417</text:p>
          </table:table-cell>
          <table:table-cell/>
        </table:table-row>
        <table:table-row table:style-name="ro1">
          <table:table-cell office:value-type="float" office:value="32.536827">
            <text:p>32.536827</text:p>
          </table:table-cell>
          <table:table-cell office:value-type="float" office:value="66.91582">
            <text:p>66.91582</text:p>
          </table:table-cell>
          <table:table-cell/>
        </table:table-row>
        <table:table-row table:style-name="ro1">
          <table:table-cell office:value-type="float" office:value="15.802998">
            <text:p>15.802998</text:p>
          </table:table-cell>
          <table:table-cell office:value-type="float" office:value="56.242275">
            <text:p>56.242275</text:p>
          </table:table-cell>
          <table:table-cell/>
        </table:table-row>
        <table:table-row table:style-name="ro1">
          <table:table-cell office:value-type="float" office:value="30.695658">
            <text:p>30.695658</text:p>
          </table:table-cell>
          <table:table-cell office:value-type="float" office:value="76.216446">
            <text:p>76.216446</text:p>
          </table:table-cell>
          <table:table-cell/>
        </table:table-row>
        <table:table-row table:style-name="ro1">
          <table:table-cell office:value-type="float" office:value="179.25055">
            <text:p>179.25055</text:p>
          </table:table-cell>
          <table:table-cell office:value-type="float" office:value="69.682625">
            <text:p>69.682625</text:p>
          </table:table-cell>
          <table:table-cell/>
        </table:table-row>
        <table:table-row table:style-name="ro1">
          <table:table-cell office:value-type="float" office:value="26.408329">
            <text:p>26.408329</text:p>
          </table:table-cell>
          <table:table-cell office:value-type="float" office:value="60.409424">
            <text:p>60.409424</text:p>
          </table:table-cell>
          <table:table-cell/>
        </table:table-row>
        <table:table-row table:style-name="ro1">
          <table:table-cell office:value-type="float" office:value="118.24498">
            <text:p>118.24498</text:p>
          </table:table-cell>
          <table:table-cell office:value-type="float" office:value="58.32574">
            <text:p>58.32574</text:p>
          </table:table-cell>
          <table:table-cell/>
        </table:table-row>
        <table:table-row table:style-name="ro1">
          <table:table-cell office:value-type="float" office:value="60.08847">
            <text:p>60.08847</text:p>
          </table:table-cell>
          <table:table-cell office:value-type="float" office:value="63.27419">
            <text:p>63.27419</text:p>
          </table:table-cell>
          <table:table-cell/>
        </table:table-row>
        <table:table-row table:style-name="ro1">
          <table:table-cell office:value-type="float" office:value="15.713804">
            <text:p>15.713804</text:p>
          </table:table-cell>
          <table:table-cell office:value-type="float" office:value="63.88539">
            <text:p>63.88539</text:p>
          </table:table-cell>
          <table:table-cell/>
        </table:table-row>
        <table:table-row table:style-name="ro1">
          <table:table-cell office:value-type="float" office:value="10.830361">
            <text:p>10.830361</text:p>
          </table:table-cell>
          <table:table-cell office:value-type="float" office:value="67.991806">
            <text:p>67.991806</text:p>
          </table:table-cell>
          <table:table-cell/>
        </table:table-row>
        <table:table-row table:style-name="ro1">
          <table:table-cell office:value-type="float" office:value="13.226964">
            <text:p>13.226964</text:p>
          </table:table-cell>
          <table:table-cell office:value-type="float" office:value="64.01274">
            <text:p>64.01274</text:p>
          </table:table-cell>
          <table:table-cell/>
        </table:table-row>
        <table:table-row table:style-name="ro1">
          <table:table-cell office:value-type="float" office:value="95.855">
            <text:p>95.855</text:p>
          </table:table-cell>
          <table:table-cell office:value-type="float" office:value="68.120346">
            <text:p>68.120346</text:p>
          </table:table-cell>
          <table:table-cell/>
        </table:table-row>
        <table:table-row table:style-name="ro1">
          <table:table-cell office:value-type="float" office:value="11.377501">
            <text:p>11.377501</text:p>
          </table:table-cell>
          <table:table-cell office:value-type="float" office:value="74.18646">
            <text:p>74.18646</text:p>
          </table:table-cell>
          <table:table-cell/>
        </table:table-row>
        <table:table-row table:style-name="ro1">
          <table:table-cell office:value-type="float" office:value="14.39451">
            <text:p>14.39451</text:p>
          </table:table-cell>
          <table:table-cell office:value-type="float" office:value="67.824875">
            <text:p>67.824875</text:p>
          </table:table-cell>
          <table:table-cell/>
        </table:table-row>
        <table:table-row table:style-name="ro1">
          <table:table-cell office:value-type="float" office:value="35.032898">
            <text:p>35.032898</text:p>
          </table:table-cell>
          <table:table-cell office:value-type="float" office:value="63.977764">
            <text:p>63.977764</text:p>
          </table:table-cell>
          <table:table-cell/>
        </table:table-row>
        <table:table-row table:style-name="ro1">
          <table:table-cell office:value-type="float" office:value="219.84511">
            <text:p>219.84511</text:p>
          </table:table-cell>
          <table:table-cell office:value-type="float" office:value="61.648018">
            <text:p>61.648018</text:p>
          </table:table-cell>
          <table:table-cell/>
        </table:table-row>
        <table:table-row table:style-name="ro1">
          <table:table-cell office:value-type="float" office:value="9.904781">
            <text:p>9.904781</text:p>
          </table:table-cell>
          <table:table-cell office:value-type="float" office:value="70.98646">
            <text:p>70.98646</text:p>
          </table:table-cell>
          <table:table-cell/>
        </table:table-row>
        <table:table-row table:style-name="ro1">
          <table:table-cell office:value-type="float" office:value="30.44007">
            <text:p>30.44007</text:p>
          </table:table-cell>
          <table:table-cell office:value-type="float" office:value="55.099228">
            <text:p>55.099228</text:p>
          </table:table-cell>
          <table:table-cell/>
        </table:table-row>
        <table:table-row table:style-name="ro1">
          <table:table-cell office:value-type="float" office:value="25.964434">
            <text:p>25.964434</text:p>
          </table:table-cell>
          <table:table-cell office:value-type="float" office:value="60.944355">
            <text:p>60.944355</text:p>
          </table:table-cell>
          <table:table-cell/>
        </table:table-row>
        <table:table-row table:style-name="ro1">
          <table:table-cell office:value-type="float" office:value="13.816571">
            <text:p>13.816571</text:p>
          </table:table-cell>
          <table:table-cell office:value-type="float" office:value="81.86978">
            <text:p>81.86978</text:p>
          </table:table-cell>
          <table:table-cell/>
        </table:table-row>
        <table:table-row table:style-name="ro1">
          <table:table-cell office:value-type="float" office:value="39.526943">
            <text:p>39.526943</text:p>
          </table:table-cell>
          <table:table-cell office:value-type="float" office:value="62.019608">
            <text:p>62.019608</text:p>
          </table:table-cell>
          <table:table-cell/>
        </table:table-row>
        <table:table-row table:style-name="ro1">
          <table:table-cell office:value-type="float" office:value="53.937714">
            <text:p>53.937714</text:p>
          </table:table-cell>
          <table:table-cell office:value-type="float" office:value="65.51224">
            <text:p>65.51224</text:p>
          </table:table-cell>
          <table:table-cell/>
        </table:table-row>
        <table:table-row table:style-name="ro1">
          <table:table-cell office:value-type="float" office:value="17.799227">
            <text:p>17.799227</text:p>
          </table:table-cell>
          <table:table-cell office:value-type="float" office:value="84.75367">
            <text:p>84.75367</text:p>
          </table:table-cell>
          <table:table-cell/>
        </table:table-row>
        <table:table-row table:style-name="ro1">
          <table:table-cell office:value-type="float" office:value="19.258251">
            <text:p>19.258251</text:p>
          </table:table-cell>
          <table:table-cell office:value-type="float" office:value="82.59662">
            <text:p>82.59662</text:p>
          </table:table-cell>
          <table:table-cell/>
        </table:table-row>
        <table:table-row table:style-name="ro1">
          <table:table-cell office:value-type="float" office:value="9.712914">
            <text:p>9.712914</text:p>
          </table:table-cell>
          <table:table-cell office:value-type="float" office:value="74.730194">
            <text:p>74.730194</text:p>
          </table:table-cell>
          <table:table-cell/>
        </table:table-row>
        <table:table-row table:style-name="ro1">
          <table:table-cell office:value-type="float" office:value="8.51287">
            <text:p>8.51287</text:p>
          </table:table-cell>
          <table:table-cell office:value-type="float" office:value="78.72114">
            <text:p>78.72114</text:p>
          </table:table-cell>
          <table:table-cell/>
        </table:table-row>
        <table:table-row table:style-name="ro1">
          <table:table-cell office:value-type="float" office:value="78.48256">
            <text:p>78.48256</text:p>
          </table:table-cell>
          <table:table-cell office:value-type="float" office:value="60.755447">
            <text:p>60.755447</text:p>
          </table:table-cell>
          <table:table-cell/>
        </table:table-row>
        <table:table-row table:style-name="ro1">
          <table:table-cell office:value-type="float" office:value="15.239754">
            <text:p>15.239754</text:p>
          </table:table-cell>
          <table:table-cell office:value-type="float" office:value="70.16934">
            <text:p>70.16934</text:p>
          </table:table-cell>
          <table:table-cell/>
        </table:table-row>
        <table:table-row table:style-name="ro1">
          <table:table-cell office:value-type="float" office:value="12.894169">
            <text:p>12.894169</text:p>
          </table:table-cell>
          <table:table-cell office:value-type="float" office:value="48.702423">
            <text:p>48.702423</text:p>
          </table:table-cell>
          <table:table-cell/>
        </table:table-row>
        <table:table-row table:style-name="ro1">
          <table:table-cell office:value-type="float" office:value="22.149593">
            <text:p>22.149593</text:p>
          </table:table-cell>
          <table:table-cell office:value-type="float" office:value="73.437805">
            <text:p>73.437805</text:p>
          </table:table-cell>
          <table:table-cell/>
        </table:table-row>
        <table:table-row table:style-name="ro1">
          <table:table-cell office:value-type="float" office:value="400.67145">
            <text:p>400.67145</text:p>
          </table:table-cell>
          <table:table-cell office:value-type="float" office:value="49.477093">
            <text:p>49.477093</text:p>
          </table:table-cell>
          <table:table-cell/>
        </table:table-row>
        <table:table-row table:style-name="ro1">
          <table:table-cell office:value-type="float" office:value="15.833488">
            <text:p>15.833488</text:p>
          </table:table-cell>
          <table:table-cell office:value-type="float" office:value="66.42066">
            <text:p>66.42066</text:p>
          </table:table-cell>
          <table:table-cell/>
        </table:table-row>
        <table:table-row table:style-name="ro1">
          <table:table-cell office:value-type="float" office:value="38.541794">
            <text:p>38.541794</text:p>
          </table:table-cell>
          <table:table-cell office:value-type="float" office:value="67.39684">
            <text:p>67.39684</text:p>
          </table:table-cell>
          <table:table-cell/>
        </table:table-row>
        <table:table-row table:style-name="ro1">
          <table:table-cell office:value-type="float" office:value="89.756004">
            <text:p>89.756004</text:p>
          </table:table-cell>
          <table:table-cell office:value-type="float" office:value="49.58479">
            <text:p>49.58479</text:p>
          </table:table-cell>
          <table:table-cell/>
        </table:table-row>
        <table:table-row table:style-name="ro1">
          <table:table-cell office:value-type="float" office:value="11.407563">
            <text:p>11.407563</text:p>
          </table:table-cell>
          <table:table-cell office:value-type="float" office:value="58.234573">
            <text:p>58.234573</text:p>
          </table:table-cell>
          <table:table-cell/>
        </table:table-row>
        <table:table-row table:style-name="ro1">
          <table:table-cell office:value-type="float" office:value="31.671408">
            <text:p>31.671408</text:p>
          </table:table-cell>
          <table:table-cell office:value-type="float" office:value="58.678238">
            <text:p>58.678238</text:p>
          </table:table-cell>
          <table:table-cell/>
        </table:table-row>
        <table:table-row table:style-name="ro1">
          <table:table-cell office:value-type="float" office:value="27.937958">
            <text:p>27.937958</text:p>
          </table:table-cell>
          <table:table-cell office:value-type="float" office:value="76.172714">
            <text:p>76.172714</text:p>
          </table:table-cell>
          <table:table-cell/>
        </table:table-row>
        <table:table-row table:style-name="ro1">
          <table:table-cell office:value-type="float" office:value="36.5229">
            <text:p>36.5229</text:p>
          </table:table-cell>
          <table:table-cell office:value-type="float" office:value="66.839745">
            <text:p>66.839745</text:p>
          </table:table-cell>
          <table:table-cell/>
        </table:table-row>
        <table:table-row table:style-name="ro1">
          <table:table-cell office:value-type="float" office:value="25.829262">
            <text:p>25.829262</text:p>
          </table:table-cell>
          <table:table-cell office:value-type="float" office:value="70.17578">
            <text:p>70.17578</text:p>
          </table:table-cell>
          <table:table-cell/>
        </table:table-row>
        <table:table-row table:style-name="ro1">
          <table:table-cell office:value-type="float" office:value="19.500046">
            <text:p>19.500046</text:p>
          </table:table-cell>
          <table:table-cell office:value-type="float" office:value="70.00437">
            <text:p>70.00437</text:p>
          </table:table-cell>
          <table:table-cell/>
        </table:table-row>
        <table:table-row table:style-name="ro1">
          <table:table-cell office:value-type="float" office:value="15.025921">
            <text:p>15.025921</text:p>
          </table:table-cell>
          <table:table-cell office:value-type="float" office:value="75.724106">
            <text:p>75.724106</text:p>
          </table:table-cell>
          <table:table-cell/>
        </table:table-row>
        <table:table-row table:style-name="ro1">
          <table:table-cell office:value-type="float" office:value="40.140484">
            <text:p>40.140484</text:p>
          </table:table-cell>
          <table:table-cell office:value-type="float" office:value="59.50141">
            <text:p>59.50141</text:p>
          </table:table-cell>
          <table:table-cell/>
        </table:table-row>
        <table:table-row table:style-name="ro1">
          <table:table-cell office:value-type="float" office:value="16.614033">
            <text:p>16.614033</text:p>
          </table:table-cell>
          <table:table-cell office:value-type="float" office:value="54.684795">
            <text:p>54.684795</text:p>
          </table:table-cell>
          <table:table-cell/>
        </table:table-row>
        <table:table-row table:style-name="ro1">
          <table:table-cell office:value-type="float" office:value="65.57547">
            <text:p>65.57547</text:p>
          </table:table-cell>
          <table:table-cell office:value-type="float" office:value="60.55586">
            <text:p>60.55586</text:p>
          </table:table-cell>
          <table:table-cell/>
        </table:table-row>
        <table:table-row table:style-name="ro1">
          <table:table-cell office:value-type="float" office:value="24.123133">
            <text:p>24.123133</text:p>
          </table:table-cell>
          <table:table-cell office:value-type="float" office:value="82.54317">
            <text:p>82.54317</text:p>
          </table:table-cell>
          <table:table-cell/>
        </table:table-row>
        <table:table-row table:style-name="ro1">
          <table:table-cell office:value-type="float" office:value="23.467539">
            <text:p>23.467539</text:p>
          </table:table-cell>
          <table:table-cell office:value-type="float" office:value="64.83563">
            <text:p>64.83563</text:p>
          </table:table-cell>
          <table:table-cell/>
        </table:table-row>
        <table:table-row table:style-name="ro1">
          <table:table-cell office:value-type="float" office:value="16.824078">
            <text:p>16.824078</text:p>
          </table:table-cell>
          <table:table-cell office:value-type="float" office:value="65.0864">
            <text:p>65.0864</text:p>
          </table:table-cell>
          <table:table-cell/>
        </table:table-row>
        <table:table-row table:style-name="ro1">
          <table:table-cell office:value-type="float" office:value="38.272896">
            <text:p>38.272896</text:p>
          </table:table-cell>
          <table:table-cell office:value-type="float" office:value="55.996082">
            <text:p>55.996082</text:p>
          </table:table-cell>
          <table:table-cell/>
        </table:table-row>
        <table:table-row table:style-name="ro1">
          <table:table-cell office:value-type="float" office:value="20.44882">
            <text:p>20.44882</text:p>
          </table:table-cell>
          <table:table-cell office:value-type="float" office:value="60.905857">
            <text:p>60.905857</text:p>
          </table:table-cell>
          <table:table-cell/>
        </table:table-row>
        <table:table-row table:style-name="ro1">
          <table:table-cell office:value-type="float" office:value="7.450398">
            <text:p>7.450398</text:p>
          </table:table-cell>
          <table:table-cell office:value-type="float" office:value="67.59566">
            <text:p>67.59566</text:p>
          </table:table-cell>
          <table:table-cell/>
        </table:table-row>
        <table:table-row table:style-name="ro1">
          <table:table-cell office:value-type="float" office:value="32.68069">
            <text:p>32.68069</text:p>
          </table:table-cell>
          <table:table-cell office:value-type="float" office:value="70.267075">
            <text:p>70.267075</text:p>
          </table:table-cell>
          <table:table-cell/>
        </table:table-row>
        <table:table-row table:style-name="ro1">
          <table:table-cell office:value-type="float" office:value="15.045746">
            <text:p>15.045746</text:p>
          </table:table-cell>
          <table:table-cell office:value-type="float" office:value="87.70344">
            <text:p>87.70344</text:p>
          </table:table-cell>
          <table:table-cell/>
        </table:table-row>
        <table:table-row table:style-name="ro1">
          <table:table-cell office:value-type="float" office:value="718.1848">
            <text:p>718.1848</text:p>
          </table:table-cell>
          <table:table-cell office:value-type="float" office:value="44.35873">
            <text:p>44.35873</text:p>
          </table:table-cell>
          <table:table-cell/>
        </table:table-row>
        <table:table-row table:style-name="ro1">
          <table:table-cell office:value-type="float" office:value="108.12857">
            <text:p>108.12857</text:p>
          </table:table-cell>
          <table:table-cell office:value-type="float" office:value="70.34053">
            <text:p>70.34053</text:p>
          </table:table-cell>
          <table:table-cell/>
        </table:table-row>
        <table:table-row table:style-name="ro1">
          <table:table-cell office:value-type="float" office:value="34.23878">
            <text:p>34.23878</text:p>
          </table:table-cell>
          <table:table-cell office:value-type="float" office:value="80.46042">
            <text:p>80.46042</text:p>
          </table:table-cell>
          <table:table-cell/>
        </table:table-row>
        <table:table-row table:style-name="ro1">
          <table:table-cell office:value-type="float" office:value="376.44254">
            <text:p>376.44254</text:p>
          </table:table-cell>
          <table:table-cell office:value-type="float" office:value="62.420067">
            <text:p>62.420067</text:p>
          </table:table-cell>
          <table:table-cell/>
        </table:table-row>
        <table:table-row table:style-name="ro1">
          <table:table-cell office:value-type="float" office:value="17.855858">
            <text:p>17.855858</text:p>
          </table:table-cell>
          <table:table-cell office:value-type="float" office:value="74.41441">
            <text:p>74.41441</text:p>
          </table:table-cell>
          <table:table-cell/>
        </table:table-row>
        <table:table-row table:style-name="ro1">
          <table:table-cell office:value-type="float" office:value="31.721079">
            <text:p>31.721079</text:p>
          </table:table-cell>
          <table:table-cell office:value-type="float" office:value="77.31714">
            <text:p>77.31714</text:p>
          </table:table-cell>
          <table:table-cell/>
        </table:table-row>
        <table:table-row table:style-name="ro1">
          <table:table-cell/>
          <table:table-cell office:value-type="float" office:value="69.29482">
            <text:p>69.29482</text:p>
          </table:table-cell>
          <table:table-cell/>
        </table:table-row>
        <table:table-row table:style-name="ro1">
          <table:table-cell office:value-type="float" office:value="51.30637">
            <text:p>51.30637</text:p>
          </table:table-cell>
          <table:table-cell office:value-type="float" office:value="82.29507">
            <text:p>82.29507</text:p>
          </table:table-cell>
          <table:table-cell/>
        </table:table-row>
        <table:table-row table:style-name="ro1">
          <table:table-cell office:value-type="float" office:value="14.6075325">
            <text:p>14.6075325</text:p>
          </table:table-cell>
          <table:table-cell office:value-type="float" office:value="72.438805">
            <text:p>72.438805</text:p>
          </table:table-cell>
          <table:table-cell/>
        </table:table-row>
        <table:table-row table:style-name="ro1">
          <table:table-cell office:value-type="float" office:value="14.412041">
            <text:p>14.412041</text:p>
          </table:table-cell>
          <table:table-cell office:value-type="float" office:value="76.86625">
            <text:p>76.86625</text:p>
          </table:table-cell>
          <table:table-cell/>
        </table:table-row>
        <table:table-row table:style-name="ro1">
          <table:table-cell office:value-type="float" office:value="10.796525">
            <text:p>10.796525</text:p>
          </table:table-cell>
          <table:table-cell office:value-type="float" office:value="91.11248">
            <text:p>91.11248</text:p>
          </table:table-cell>
          <table:table-cell/>
        </table:table-row>
        <table:table-row table:style-name="ro1">
          <table:table-cell office:value-type="float" office:value="27.98842">
            <text:p>27.98842</text:p>
          </table:table-cell>
          <table:table-cell office:value-type="float" office:value="80.00705">
            <text:p>80.00705</text:p>
          </table:table-cell>
          <table:table-cell/>
        </table:table-row>
        <table:table-row table:style-name="ro1">
          <table:table-cell office:value-type="float" office:value="10.7976265">
            <text:p>10.7976265</text:p>
          </table:table-cell>
          <table:table-cell office:value-type="float" office:value="71.25107">
            <text:p>71.25107</text:p>
          </table:table-cell>
          <table:table-cell/>
        </table:table-row>
        <table:table-row table:style-name="ro1">
          <table:table-cell office:value-type="float" office:value="28.431368">
            <text:p>28.431368</text:p>
          </table:table-cell>
          <table:table-cell office:value-type="float" office:value="71.30473">
            <text:p>71.30473</text:p>
          </table:table-cell>
          <table:table-cell/>
        </table:table-row>
        <table:table-row table:style-name="ro1">
          <table:table-cell office:value-type="float" office:value="10.772476">
            <text:p>10.772476</text:p>
          </table:table-cell>
          <table:table-cell office:value-type="float" office:value="69.650505">
            <text:p>69.650505</text:p>
          </table:table-cell>
          <table:table-cell/>
        </table:table-row>
        <table:table-row table:style-name="ro1">
          <table:table-cell office:value-type="float" office:value="18.595291">
            <text:p>18.595291</text:p>
          </table:table-cell>
          <table:table-cell office:value-type="float" office:value="66.54128">
            <text:p>66.54128</text:p>
          </table:table-cell>
          <table:table-cell/>
        </table:table-row>
        <table:table-row table:style-name="ro1">
          <table:table-cell office:value-type="float" office:value="12.543795">
            <text:p>12.543795</text:p>
          </table:table-cell>
          <table:table-cell office:value-type="float" office:value="63.72523">
            <text:p>63.72523</text:p>
          </table:table-cell>
          <table:table-cell/>
        </table:table-row>
        <table:table-row table:style-name="ro1">
          <table:table-cell office:value-type="float" office:value="72.46693">
            <text:p>72.46693</text:p>
          </table:table-cell>
          <table:table-cell office:value-type="float" office:value="64.73039">
            <text:p>64.73039</text:p>
          </table:table-cell>
          <table:table-cell/>
        </table:table-row>
        <table:table-row table:style-name="ro1">
          <table:table-cell office:value-type="float" office:value="16.635838">
            <text:p>16.635838</text:p>
          </table:table-cell>
          <table:table-cell office:value-type="float" office:value="70.294365">
            <text:p>70.294365</text:p>
          </table:table-cell>
          <table:table-cell/>
        </table:table-row>
        <table:table-row table:style-name="ro1">
          <table:table-cell office:value-type="float" office:value="22.052332">
            <text:p>22.052332</text:p>
          </table:table-cell>
          <table:table-cell office:value-type="float" office:value="52.646164">
            <text:p>52.646164</text:p>
          </table:table-cell>
          <table:table-cell/>
        </table:table-row>
        <table:table-row table:style-name="ro1">
          <table:table-cell office:value-type="float" office:value="35.730347">
            <text:p>35.730347</text:p>
          </table:table-cell>
          <table:table-cell office:value-type="float" office:value="67.44035">
            <text:p>67.44035</text:p>
          </table:table-cell>
          <table:table-cell/>
        </table:table-row>
        <table:table-row table:style-name="ro1">
          <table:table-cell office:value-type="float" office:value="21.556534">
            <text:p>21.556534</text:p>
          </table:table-cell>
          <table:table-cell office:value-type="float" office:value="84.70964">
            <text:p>84.70964</text:p>
          </table:table-cell>
          <table:table-cell/>
        </table:table-row>
        <table:table-row table:style-name="ro1">
          <table:table-cell office:value-type="float" office:value="27.369486">
            <text:p>27.369486</text:p>
          </table:table-cell>
          <table:table-cell office:value-type="float" office:value="61.82059">
            <text:p>61.82059</text:p>
          </table:table-cell>
          <table:table-cell/>
        </table:table-row>
        <table:table-row table:style-name="ro1">
          <table:table-cell office:value-type="float" office:value="94.40342">
            <text:p>94.40342</text:p>
          </table:table-cell>
          <table:table-cell office:value-type="float" office:value="66.505775">
            <text:p>66.505775</text:p>
          </table:table-cell>
          <table:table-cell/>
        </table:table-row>
        <table:table-row table:style-name="ro1">
          <table:table-cell office:value-type="float" office:value="16.4071">
            <text:p>16.4071</text:p>
          </table:table-cell>
          <table:table-cell office:value-type="float" office:value="81.022545">
            <text:p>81.022545</text:p>
          </table:table-cell>
          <table:table-cell/>
        </table:table-row>
        <table:table-row table:style-name="ro1">
          <table:table-cell office:value-type="float" office:value="14.375715">
            <text:p>14.375715</text:p>
          </table:table-cell>
          <table:table-cell office:value-type="float" office:value="65.385544">
            <text:p>65.385544</text:p>
          </table:table-cell>
          <table:table-cell/>
        </table:table-row>
        <table:table-row table:style-name="ro1">
          <table:table-cell office:value-type="float" office:value="34.180767">
            <text:p>34.180767</text:p>
          </table:table-cell>
          <table:table-cell office:value-type="float" office:value="61.577183">
            <text:p>61.577183</text:p>
          </table:table-cell>
          <table:table-cell/>
        </table:table-row>
        <table:table-row table:style-name="ro1">
          <table:table-cell office:value-type="float" office:value="11.834219">
            <text:p>11.834219</text:p>
          </table:table-cell>
          <table:table-cell office:value-type="float" office:value="58.609795">
            <text:p>58.609795</text:p>
          </table:table-cell>
          <table:table-cell/>
        </table:table-row>
        <table:table-row table:style-name="ro1">
          <table:table-cell office:value-type="float" office:value="32.583664">
            <text:p>32.583664</text:p>
          </table:table-cell>
          <table:table-cell office:value-type="float" office:value="69.6914">
            <text:p>69.6914</text:p>
          </table:table-cell>
          <table:table-cell/>
        </table:table-row>
        <table:table-row table:style-name="ro1">
          <table:table-cell office:value-type="float" office:value="13.435294">
            <text:p>13.435294</text:p>
          </table:table-cell>
          <table:table-cell office:value-type="float" office:value="65.25238">
            <text:p>65.25238</text:p>
          </table:table-cell>
          <table:table-cell/>
        </table:table-row>
        <table:table-row table:style-name="ro1">
          <table:table-cell office:value-type="float" office:value="12.764629">
            <text:p>12.764629</text:p>
          </table:table-cell>
          <table:table-cell office:value-type="float" office:value="80.07663">
            <text:p>80.07663</text:p>
          </table:table-cell>
          <table:table-cell/>
        </table:table-row>
        <table:table-row table:style-name="ro1">
          <table:table-cell office:value-type="float" office:value="51.475758">
            <text:p>51.475758</text:p>
          </table:table-cell>
          <table:table-cell office:value-type="float" office:value="63.352806">
            <text:p>63.352806</text:p>
          </table:table-cell>
          <table:table-cell/>
        </table:table-row>
        <table:table-row table:style-name="ro1">
          <table:table-cell office:value-type="float" office:value="14.017319">
            <text:p>14.017319</text:p>
          </table:table-cell>
          <table:table-cell office:value-type="float" office:value="68.81549">
            <text:p>68.81549</text:p>
          </table:table-cell>
          <table:table-cell/>
        </table:table-row>
        <table:table-row table:style-name="ro1">
          <table:table-cell office:value-type="float" office:value="25.371506">
            <text:p>25.371506</text:p>
          </table:table-cell>
          <table:table-cell office:value-type="float" office:value="61.9325">
            <text:p>61.9325</text:p>
          </table:table-cell>
          <table:table-cell/>
        </table:table-row>
        <table:table-row table:style-name="ro1">
          <table:table-cell office:value-type="float" office:value="39.681107">
            <text:p>39.681107</text:p>
          </table:table-cell>
          <table:table-cell office:value-type="float" office:value="58.37344">
            <text:p>58.37344</text:p>
          </table:table-cell>
          <table:table-cell/>
        </table:table-row>
        <table:table-row table:style-name="ro1">
          <table:table-cell office:value-type="float" office:value="13.968275">
            <text:p>13.968275</text:p>
          </table:table-cell>
          <table:table-cell office:value-type="float" office:value="62.54445">
            <text:p>62.54445</text:p>
          </table:table-cell>
          <table:table-cell/>
        </table:table-row>
        <table:table-row table:style-name="ro1">
          <table:table-cell office:value-type="float" office:value="15.425978">
            <text:p>15.425978</text:p>
          </table:table-cell>
          <table:table-cell office:value-type="float" office:value="68.41493">
            <text:p>68.41493</text:p>
          </table:table-cell>
          <table:table-cell/>
        </table:table-row>
        <table:table-row table:style-name="ro1">
          <table:table-cell office:value-type="float" office:value="118.39617">
            <text:p>118.39617</text:p>
          </table:table-cell>
          <table:table-cell office:value-type="float" office:value="68.59173">
            <text:p>68.59173</text:p>
          </table:table-cell>
          <table:table-cell/>
        </table:table-row>
        <table:table-row table:style-name="ro1">
          <table:table-cell office:value-type="float" office:value="11.819743">
            <text:p>11.819743</text:p>
          </table:table-cell>
          <table:table-cell office:value-type="float" office:value="66.4356">
            <text:p>66.4356</text:p>
          </table:table-cell>
          <table:table-cell/>
        </table:table-row>
        <table:table-row table:style-name="ro1">
          <table:table-cell office:value-type="float" office:value="9.309352">
            <text:p>9.309352</text:p>
          </table:table-cell>
          <table:table-cell office:value-type="float" office:value="81.8822">
            <text:p>81.8822</text:p>
          </table:table-cell>
          <table:table-cell/>
        </table:table-row>
        <table:table-row table:style-name="ro1">
          <table:table-cell office:value-type="float" office:value="20.416862">
            <text:p>20.416862</text:p>
          </table:table-cell>
          <table:table-cell office:value-type="float" office:value="65.66943">
            <text:p>65.66943</text:p>
          </table:table-cell>
          <table:table-cell/>
        </table:table-row>
        <table:table-row table:style-name="ro1">
          <table:table-cell office:value-type="float" office:value="32.324516">
            <text:p>32.324516</text:p>
          </table:table-cell>
          <table:table-cell office:value-type="float" office:value="79.70655">
            <text:p>79.70655</text:p>
          </table:table-cell>
          <table:table-cell/>
        </table:table-row>
        <table:table-row table:style-name="ro1">
          <table:table-cell office:value-type="float" office:value="31.811098">
            <text:p>31.811098</text:p>
          </table:table-cell>
          <table:table-cell office:value-type="float" office:value="75.70371">
            <text:p>75.70371</text:p>
          </table:table-cell>
          <table:table-cell/>
        </table:table-row>
        <table:table-row table:style-name="ro1">
          <table:table-cell office:value-type="float" office:value="27.106516">
            <text:p>27.106516</text:p>
          </table:table-cell>
          <table:table-cell office:value-type="float" office:value="62.724342">
            <text:p>62.724342</text:p>
          </table:table-cell>
          <table:table-cell/>
        </table:table-row>
        <table:table-row table:style-name="ro1">
          <table:table-cell office:value-type="float" office:value="36.03924">
            <text:p>36.03924</text:p>
          </table:table-cell>
          <table:table-cell office:value-type="float" office:value="80.63059">
            <text:p>80.63059</text:p>
          </table:table-cell>
          <table:table-cell/>
        </table:table-row>
        <table:table-row table:style-name="ro1">
          <table:table-cell office:value-type="float" office:value="8.776102">
            <text:p>8.776102</text:p>
          </table:table-cell>
          <table:table-cell office:value-type="float" office:value="63.003265">
            <text:p>63.003265</text:p>
          </table:table-cell>
          <table:table-cell/>
        </table:table-row>
        <table:table-row table:style-name="ro1">
          <table:table-cell office:value-type="float" office:value="20.706245">
            <text:p>20.706245</text:p>
          </table:table-cell>
          <table:table-cell office:value-type="float" office:value="82.0898">
            <text:p>82.0898</text:p>
          </table:table-cell>
          <table:table-cell/>
        </table:table-row>
        <table:table-row table:style-name="ro1">
          <table:table-cell office:value-type="float" office:value="31.534828">
            <text:p>31.534828</text:p>
          </table:table-cell>
          <table:table-cell office:value-type="float" office:value="53.99438">
            <text:p>53.99438</text:p>
          </table:table-cell>
          <table:table-cell/>
        </table:table-row>
        <table:table-row table:style-name="ro1">
          <table:table-cell office:value-type="float" office:value="23.926054">
            <text:p>23.926054</text:p>
          </table:table-cell>
          <table:table-cell office:value-type="float" office:value="81.45296">
            <text:p>81.45296</text:p>
          </table:table-cell>
          <table:table-cell/>
        </table:table-row>
        <table:table-row table:style-name="ro1">
          <table:table-cell office:value-type="float" office:value="64.27043">
            <text:p>64.27043</text:p>
          </table:table-cell>
          <table:table-cell office:value-type="float" office:value="62.733166">
            <text:p>62.733166</text:p>
          </table:table-cell>
          <table:table-cell/>
        </table:table-row>
        <table:table-row table:style-name="ro1">
          <table:table-cell office:value-type="float" office:value="42.342205">
            <text:p>42.342205</text:p>
          </table:table-cell>
          <table:table-cell office:value-type="float" office:value="63.99262">
            <text:p>63.99262</text:p>
          </table:table-cell>
          <table:table-cell/>
        </table:table-row>
        <table:table-row table:style-name="ro1">
          <table:table-cell office:value-type="float" office:value="28.421045">
            <text:p>28.421045</text:p>
          </table:table-cell>
          <table:table-cell office:value-type="float" office:value="62.16988">
            <text:p>62.16988</text:p>
          </table:table-cell>
          <table:table-cell/>
        </table:table-row>
        <table:table-row table:style-name="ro1">
          <table:table-cell office:value-type="float" office:value="34.44554">
            <text:p>34.44554</text:p>
          </table:table-cell>
          <table:table-cell office:value-type="float" office:value="69.19637">
            <text:p>69.19637</text:p>
          </table:table-cell>
          <table:table-cell/>
        </table:table-row>
        <table:table-row table:style-name="ro1">
          <table:table-cell office:value-type="float" office:value="34.24322">
            <text:p>34.24322</text:p>
          </table:table-cell>
          <table:table-cell office:value-type="float" office:value="69.69082">
            <text:p>69.69082</text:p>
          </table:table-cell>
          <table:table-cell/>
        </table:table-row>
        <table:table-row table:style-name="ro1">
          <table:table-cell office:value-type="float" office:value="12.749565">
            <text:p>12.749565</text:p>
          </table:table-cell>
          <table:table-cell office:value-type="float" office:value="69.82796">
            <text:p>69.82796</text:p>
          </table:table-cell>
          <table:table-cell/>
        </table:table-row>
        <table:table-row table:style-name="ro1">
          <table:table-cell office:value-type="float" office:value="11.528481">
            <text:p>11.528481</text:p>
          </table:table-cell>
          <table:table-cell office:value-type="float" office:value="68.12359">
            <text:p>68.12359</text:p>
          </table:table-cell>
          <table:table-cell/>
        </table:table-row>
        <table:table-row table:style-name="ro1">
          <table:table-cell office:value-type="float" office:value="21.76032">
            <text:p>21.76032</text:p>
          </table:table-cell>
          <table:table-cell office:value-type="float" office:value="61.152523">
            <text:p>61.152523</text:p>
          </table:table-cell>
          <table:table-cell/>
        </table:table-row>
        <table:table-row table:style-name="ro1">
          <table:table-cell office:value-type="float" office:value="15.976972">
            <text:p>15.976972</text:p>
          </table:table-cell>
          <table:table-cell office:value-type="float" office:value="67.062614">
            <text:p>67.062614</text:p>
          </table:table-cell>
          <table:table-cell/>
        </table:table-row>
        <table:table-row table:style-name="ro1">
          <table:table-cell office:value-type="float" office:value="80.436775">
            <text:p>80.436775</text:p>
          </table:table-cell>
          <table:table-cell office:value-type="float" office:value="61.08963">
            <text:p>61.08963</text:p>
          </table:table-cell>
          <table:table-cell/>
        </table:table-row>
        <table:table-row table:style-name="ro1">
          <table:table-cell office:value-type="float" office:value="15.045198">
            <text:p>15.045198</text:p>
          </table:table-cell>
          <table:table-cell office:value-type="float" office:value="67.68009">
            <text:p>67.68009</text:p>
          </table:table-cell>
          <table:table-cell/>
        </table:table-row>
        <table:table-row table:style-name="ro1">
          <table:table-cell office:value-type="float" office:value="16.632706">
            <text:p>16.632706</text:p>
          </table:table-cell>
          <table:table-cell office:value-type="float" office:value="74.03416">
            <text:p>74.03416</text:p>
          </table:table-cell>
          <table:table-cell/>
        </table:table-row>
        <table:table-row table:style-name="ro1">
          <table:table-cell office:value-type="float" office:value="15.653225">
            <text:p>15.653225</text:p>
          </table:table-cell>
          <table:table-cell office:value-type="float" office:value="67.144455">
            <text:p>67.144455</text:p>
          </table:table-cell>
          <table:table-cell/>
        </table:table-row>
        <table:table-row table:style-name="ro1">
          <table:table-cell office:value-type="float" office:value="30.920277">
            <text:p>30.920277</text:p>
          </table:table-cell>
          <table:table-cell office:value-type="float" office:value="79.22571">
            <text:p>79.22571</text:p>
          </table:table-cell>
          <table:table-cell/>
        </table:table-row>
        <table:table-row table:style-name="ro1">
          <table:table-cell office:value-type="float" office:value="12.732714">
            <text:p>12.732714</text:p>
          </table:table-cell>
          <table:table-cell office:value-type="float" office:value="61.23908">
            <text:p>61.23908</text:p>
          </table:table-cell>
          <table:table-cell/>
        </table:table-row>
        <table:table-row table:style-name="ro1">
          <table:table-cell office:value-type="float" office:value="50.29584">
            <text:p>50.29584</text:p>
          </table:table-cell>
          <table:table-cell office:value-type="float" office:value="59.647964">
            <text:p>59.647964</text:p>
          </table:table-cell>
          <table:table-cell/>
        </table:table-row>
        <table:table-row table:style-name="ro1">
          <table:table-cell/>
          <table:table-cell office:value-type="float" office:value="75.239716">
            <text:p>75.239716</text:p>
          </table:table-cell>
          <table:table-cell/>
        </table:table-row>
        <table:table-row table:style-name="ro1">
          <table:table-cell/>
          <table:table-cell office:value-type="float" office:value="71.28745">
            <text:p>71.28745</text:p>
          </table:table-cell>
          <table:table-cell/>
        </table:table-row>
        <table:table-row table:style-name="ro1">
          <table:table-cell/>
          <table:table-cell office:value-type="float" office:value="67.43709">
            <text:p>67.43709</text:p>
          </table:table-cell>
          <table:table-cell/>
        </table:table-row>
        <table:table-row table:style-name="ro1">
          <table:table-cell/>
          <table:table-cell office:value-type="float" office:value="56.127724">
            <text:p>56.127724</text:p>
          </table:table-cell>
          <table:table-cell/>
        </table:table-row>
        <table:table-row table:style-name="ro1">
          <table:table-cell/>
          <table:table-cell office:value-type="float" office:value="63.714012">
            <text:p>63.714012</text:p>
          </table:table-cell>
          <table:table-cell/>
        </table:table-row>
        <table:table-row table:style-name="ro1">
          <table:table-cell/>
          <table:table-cell office:value-type="float" office:value="79.71732">
            <text:p>79.71732</text:p>
          </table:table-cell>
          <table:table-cell/>
        </table:table-row>
        <table:table-row table:style-name="ro1">
          <table:table-cell/>
          <table:table-cell office:value-type="float" office:value="51.058758">
            <text:p>51.058758</text:p>
          </table:table-cell>
          <table:table-cell/>
        </table:table-row>
        <table:table-row table:style-name="ro1">
          <table:table-cell/>
          <table:table-cell office:value-type="float" office:value="72.9772">
            <text:p>72.9772</text:p>
          </table:table-cell>
          <table:table-cell/>
        </table:table-row>
        <table:table-row table:style-name="ro1">
          <table:table-cell/>
          <table:table-cell office:value-type="float" office:value="47.505375">
            <text:p>47.505375</text:p>
          </table:table-cell>
          <table:table-cell/>
        </table:table-row>
        <table:table-row table:style-name="ro1">
          <table:table-cell/>
          <table:table-cell office:value-type="float" office:value="64.642586">
            <text:p>64.642586</text:p>
          </table:table-cell>
          <table:table-cell/>
        </table:table-row>
        <table:table-row table:style-name="ro1">
          <table:table-cell/>
          <table:table-cell office:value-type="float" office:value="78.178696">
            <text:p>78.178696</text:p>
          </table:table-cell>
          <table:table-cell/>
        </table:table-row>
        <table:table-row table:style-name="ro1">
          <table:table-cell/>
          <table:table-cell office:value-type="float" office:value="88.87677">
            <text:p>88.87677</text:p>
          </table:table-cell>
          <table:table-cell/>
        </table:table-row>
        <table:table-row table:style-name="ro1">
          <table:table-cell/>
          <table:table-cell office:value-type="float" office:value="66.08863">
            <text:p>66.08863</text:p>
          </table:table-cell>
          <table:table-cell/>
        </table:table-row>
        <table:table-row table:style-name="ro1">
          <table:table-cell/>
          <table:table-cell office:value-type="float" office:value="54.76512">
            <text:p>54.76512</text:p>
          </table:table-cell>
          <table:table-cell/>
        </table:table-row>
        <table:table-row table:style-name="ro1">
          <table:table-cell/>
          <table:table-cell office:value-type="float" office:value="58.70947">
            <text:p>58.70947</text:p>
          </table:table-cell>
          <table:table-cell/>
        </table:table-row>
        <table:table-row table:style-name="ro1">
          <table:table-cell/>
          <table:table-cell office:value-type="float" office:value="56.977917">
            <text:p>56.977917</text:p>
          </table:table-cell>
          <table:table-cell/>
        </table:table-row>
        <table:table-row table:style-name="ro1">
          <table:table-cell/>
          <table:table-cell office:value-type="float" office:value="47.3741">
            <text:p>47.3741</text:p>
          </table:table-cell>
          <table:table-cell/>
        </table:table-row>
        <table:table-row table:style-name="ro1">
          <table:table-cell/>
          <table:table-cell office:value-type="float" office:value="33.333332">
            <text:p>33.333332</text:p>
          </table:table-cell>
          <table:table-cell/>
        </table:table-row>
        <table:table-row table:style-name="ro1">
          <table:table-cell/>
          <table:table-cell office:value-type="float" office:value="53.72822">
            <text:p>53.72822</text:p>
          </table:table-cell>
          <table:table-cell/>
        </table:table-row>
        <table:table-row table:style-name="ro1">
          <table:table-cell/>
          <table:table-cell office:value-type="float" office:value="65.626205">
            <text:p>65.626205</text:p>
          </table:table-cell>
          <table:table-cell/>
        </table:table-row>
        <table:table-row table:style-name="ro1">
          <table:table-cell/>
          <table:table-cell office:value-type="float" office:value="68.30168">
            <text:p>68.30168</text:p>
          </table:table-cell>
          <table:table-cell/>
        </table:table-row>
        <table:table-row table:style-name="ro1">
          <table:table-cell/>
          <table:table-cell office:value-type="float" office:value="83.28825">
            <text:p>83.28825</text:p>
          </table:table-cell>
          <table:table-cell/>
        </table:table-row>
        <table:table-row table:style-name="ro1">
          <table:table-cell/>
          <table:table-cell office:value-type="float" office:value="63.266605">
            <text:p>63.266605</text:p>
          </table:table-cell>
          <table:table-cell/>
        </table:table-row>
        <table:table-row table:style-name="ro1">
          <table:table-cell/>
          <table:table-cell office:value-type="float" office:value="43.23087">
            <text:p>43.23087</text:p>
          </table:table-cell>
          <table:table-cell/>
        </table:table-row>
        <table:table-row table:style-name="ro1">
          <table:table-cell/>
          <table:table-cell office:value-type="float" office:value="69.00632">
            <text:p>69.00632</text:p>
          </table:table-cell>
          <table:table-cell/>
        </table:table-row>
        <table:table-row table:style-name="ro1">
          <table:table-cell/>
          <table:table-cell office:value-type="float" office:value="74.19427">
            <text:p>74.19427</text:p>
          </table:table-cell>
          <table:table-cell/>
        </table:table-row>
        <table:table-row table:style-name="ro1">
          <table:table-cell/>
          <table:table-cell office:value-type="float" office:value="59.37908">
            <text:p>59.37908</text:p>
          </table:table-cell>
          <table:table-cell/>
        </table:table-row>
        <table:table-row table:style-name="ro1">
          <table:table-cell/>
          <table:table-cell office:value-type="float" office:value="67.168625">
            <text:p>67.168625</text:p>
          </table:table-cell>
          <table:table-cell/>
        </table:table-row>
        <table:table-row table:style-name="ro1">
          <table:table-cell/>
          <table:table-cell office:value-type="float" office:value="74.80396">
            <text:p>74.80396</text:p>
          </table:table-cell>
          <table:table-cell/>
        </table:table-row>
        <table:table-row table:style-name="ro1">
          <table:table-cell/>
          <table:table-cell office:value-type="float" office:value="88.22804">
            <text:p>88.22804</text:p>
          </table:table-cell>
          <table:table-cell/>
        </table:table-row>
        <table:table-row table:style-name="ro1">
          <table:table-cell/>
          <table:table-cell office:value-type="float" office:value="57.452618">
            <text:p>57.452618</text:p>
          </table:table-cell>
          <table:table-cell/>
        </table:table-row>
        <table:table-row table:style-name="ro1">
          <table:table-cell/>
          <table:table-cell office:value-type="float" office:value="85.93018">
            <text:p>85.93018</text:p>
          </table:table-cell>
          <table:table-cell/>
        </table:table-row>
        <table:table-row table:style-name="ro1">
          <table:table-cell/>
          <table:table-cell office:value-type="float" office:value="38.804813">
            <text:p>38.804813</text:p>
          </table:table-cell>
          <table:table-cell/>
        </table:table-row>
        <table:table-row table:style-name="ro1">
          <table:table-cell/>
          <table:table-cell office:value-type="float" office:value="52.820965">
            <text:p>52.820965</text:p>
          </table:table-cell>
          <table:table-cell/>
        </table:table-row>
        <table:table-row table:style-name="ro1">
          <table:table-cell/>
          <table:table-cell office:value-type="float" office:value="53.337643">
            <text:p>53.337643</text:p>
          </table:table-cell>
          <table:table-cell/>
        </table:table-row>
        <table:table-row table:style-name="ro1">
          <table:table-cell/>
          <table:table-cell office:value-type="float" office:value="18.140835">
            <text:p>18.140835</text:p>
          </table:table-cell>
          <table:table-cell/>
        </table:table-row>
        <table:table-row table:style-name="ro1">
          <table:table-cell/>
          <table:table-cell office:value-type="float" office:value="60.582333">
            <text:p>60.582333</text:p>
          </table:table-cell>
          <table:table-cell/>
        </table:table-row>
        <table:table-row table:style-name="ro1">
          <table:table-cell/>
          <table:table-cell office:value-type="float" office:value="64.26585">
            <text:p>64.26585</text:p>
          </table:table-cell>
          <table:table-cell/>
        </table:table-row>
        <table:table-row table:style-name="ro1">
          <table:table-cell/>
          <table:table-cell office:value-type="float" office:value="54.63952">
            <text:p>54.63952</text:p>
          </table:table-cell>
          <table:table-cell/>
        </table:table-row>
        <table:table-row table:style-name="ro1">
          <table:table-cell/>
          <table:table-cell office:value-type="float" office:value="64.98157">
            <text:p>64.98157</text:p>
          </table:table-cell>
          <table:table-cell/>
        </table:table-row>
        <table:table-row table:style-name="ro1">
          <table:table-cell/>
          <table:table-cell office:value-type="float" office:value="52.42821">
            <text:p>52.42821</text:p>
          </table:table-cell>
          <table:table-cell/>
        </table:table-row>
        <table:table-row table:style-name="ro1">
          <table:table-cell/>
          <table:table-cell office:value-type="float" office:value="64.23178">
            <text:p>64.23178</text:p>
          </table:table-cell>
          <table:table-cell/>
        </table:table-row>
        <table:table-row table:style-name="ro1">
          <table:table-cell/>
          <table:table-cell office:value-type="float" office:value="77.903114">
            <text:p>77.903114</text:p>
          </table:table-cell>
          <table:table-cell/>
        </table:table-row>
        <table:table-row table:style-name="ro1">
          <table:table-cell/>
          <table:table-cell office:value-type="float" office:value="62.713116">
            <text:p>62.713116</text:p>
          </table:table-cell>
          <table:table-cell/>
        </table:table-row>
        <table:table-row table:style-name="ro1">
          <table:table-cell/>
          <table:table-cell office:value-type="float" office:value="64.18043">
            <text:p>64.18043</text:p>
          </table:table-cell>
          <table:table-cell/>
        </table:table-row>
        <table:table-row table:style-name="ro1">
          <table:table-cell/>
          <table:table-cell office:value-type="float" office:value="39.433395">
            <text:p>39.433395</text:p>
          </table:table-cell>
          <table:table-cell/>
        </table:table-row>
        <table:table-row table:style-name="ro1">
          <table:table-cell/>
          <table:table-cell office:value-type="float" office:value="42.473907">
            <text:p>42.473907</text:p>
          </table:table-cell>
          <table:table-cell/>
        </table:table-row>
        <table:table-row table:style-name="ro1">
          <table:table-cell/>
          <table:table-cell office:value-type="float" office:value="36.638138">
            <text:p>36.638138</text:p>
          </table:table-cell>
          <table:table-cell/>
        </table:table-row>
        <table:table-row table:style-name="ro1">
          <table:table-cell/>
          <table:table-cell office:value-type="float" office:value="52.196">
            <text:p>52.196</text:p>
          </table:table-cell>
          <table:table-cell/>
        </table:table-row>
        <table:table-row table:style-name="ro1">
          <table:table-cell/>
          <table:table-cell office:value-type="float" office:value="62.432194">
            <text:p>62.432194</text:p>
          </table:table-cell>
          <table:table-cell/>
        </table:table-row>
        <table:table-row table:style-name="ro1">
          <table:table-cell/>
          <table:table-cell office:value-type="float" office:value="59.50452">
            <text:p>59.50452</text:p>
          </table:table-cell>
          <table:table-cell/>
        </table:table-row>
        <table:table-row table:style-name="ro1">
          <table:table-cell/>
          <table:table-cell office:value-type="float" office:value="76.707146">
            <text:p>76.707146</text:p>
          </table:table-cell>
          <table:table-cell/>
        </table:table-row>
        <table:table-row table:style-name="ro1">
          <table:table-cell/>
          <table:table-cell office:value-type="float" office:value="64.05898">
            <text:p>64.05898</text:p>
          </table:table-cell>
          <table:table-cell/>
        </table:table-row>
        <table:table-row table:style-name="ro1">
          <table:table-cell/>
          <table:table-cell office:value-type="float" office:value="44.022907">
            <text:p>44.022907</text:p>
          </table:table-cell>
          <table:table-cell/>
        </table:table-row>
        <table:table-row table:style-name="ro1">
          <table:table-cell/>
          <table:table-cell office:value-type="float" office:value="70.96293">
            <text:p>70.96293</text:p>
          </table:table-cell>
          <table:table-cell/>
        </table:table-row>
        <table:table-row table:style-name="ro1">
          <table:table-cell/>
          <table:table-cell office:value-type="float" office:value="71.08875">
            <text:p>71.08875</text:p>
          </table:table-cell>
          <table:table-cell/>
        </table:table-row>
        <table:table-row table:style-name="ro1">
          <table:table-cell/>
          <table:table-cell office:value-type="float" office:value="76.78158">
            <text:p>76.78158</text:p>
          </table:table-cell>
          <table:table-cell/>
        </table:table-row>
        <table:table-row table:style-name="ro1">
          <table:table-cell/>
          <table:table-cell office:value-type="float" office:value="79.28716">
            <text:p>79.28716</text:p>
          </table:table-cell>
          <table:table-cell/>
        </table:table-row>
        <table:table-row table:style-name="ro1">
          <table:table-cell/>
          <table:table-cell office:value-type="float" office:value="64.36227">
            <text:p>64.36227</text:p>
          </table:table-cell>
          <table:table-cell/>
        </table:table-row>
        <table:table-row table:style-name="ro1">
          <table:table-cell/>
          <table:table-cell office:value-type="float" office:value="62.62432">
            <text:p>62.62432</text:p>
          </table:table-cell>
          <table:table-cell/>
        </table:table-row>
        <table:table-row table:style-name="ro1">
          <table:table-cell/>
          <table:table-cell office:value-type="float" office:value="54.868378">
            <text:p>54.868378</text:p>
          </table:table-cell>
          <table:table-cell/>
        </table:table-row>
        <table:table-row table:style-name="ro1">
          <table:table-cell/>
          <table:table-cell office:value-type="float" office:value="80.96407">
            <text:p>80.96407</text:p>
          </table:table-cell>
          <table:table-cell/>
        </table:table-row>
        <table:table-row table:style-name="ro1">
          <table:table-cell/>
          <table:table-cell office:value-type="float" office:value="57.160408">
            <text:p>57.160408</text:p>
          </table:table-cell>
          <table:table-cell/>
        </table:table-row>
        <table:table-row table:style-name="ro1">
          <table:table-cell/>
          <table:table-cell office:value-type="float" office:value="70.28492">
            <text:p>70.28492</text:p>
          </table:table-cell>
          <table:table-cell/>
        </table:table-row>
        <table:table-row table:style-name="ro1">
          <table:table-cell office:value-type="float" office:value="83.648994">
            <text:p>83.648994</text:p>
          </table:table-cell>
          <table:table-cell office:value-type="float" office:value="43.44509">
            <text:p>43.44509</text:p>
          </table:table-cell>
          <table:table-cell/>
        </table:table-row>
        <table:table-row table:style-name="ro1">
          <table:table-cell office:value-type="float" office:value="4.0551186">
            <text:p>4.0551186</text:p>
          </table:table-cell>
          <table:table-cell office:value-type="float" office:value="46.046623">
            <text:p>46.046623</text:p>
          </table:table-cell>
          <table:table-cell/>
        </table:table-row>
        <table:table-row table:style-name="ro1">
          <table:table-cell office:value-type="float" office:value="89.27177">
            <text:p>89.27177</text:p>
          </table:table-cell>
          <table:table-cell office:value-type="float" office:value="36.08444">
            <text:p>36.08444</text:p>
          </table:table-cell>
          <table:table-cell/>
        </table:table-row>
        <table:table-row table:style-name="ro1">
          <table:table-cell office:value-type="float" office:value="6.7990727">
            <text:p>6.7990727</text:p>
          </table:table-cell>
          <table:table-cell office:value-type="float" office:value="40.424442">
            <text:p>40.424442</text:p>
          </table:table-cell>
          <table:table-cell/>
        </table:table-row>
        <table:table-row table:style-name="ro1">
          <table:table-cell office:value-type="float" office:value="8.927484">
            <text:p>8.927484</text:p>
          </table:table-cell>
          <table:table-cell office:value-type="float" office:value="41.421936">
            <text:p>41.421936</text:p>
          </table:table-cell>
          <table:table-cell/>
        </table:table-row>
        <table:table-row table:style-name="ro1">
          <table:table-cell office:value-type="float" office:value="49.58469">
            <text:p>49.58469</text:p>
          </table:table-cell>
          <table:table-cell office:value-type="float" office:value="43.079575">
            <text:p>43.079575</text:p>
          </table:table-cell>
          <table:table-cell/>
        </table:table-row>
        <table:table-row table:style-name="ro1">
          <table:table-cell office:value-type="float" office:value="13.423982">
            <text:p>13.423982</text:p>
          </table:table-cell>
          <table:table-cell office:value-type="float" office:value="38.44758">
            <text:p>38.44758</text:p>
          </table:table-cell>
          <table:table-cell/>
        </table:table-row>
        <table:table-row table:style-name="ro1">
          <table:table-cell office:value-type="float" office:value="18.962582">
            <text:p>18.962582</text:p>
          </table:table-cell>
          <table:table-cell office:value-type="float" office:value="44.019424">
            <text:p>44.019424</text:p>
          </table:table-cell>
          <table:table-cell/>
        </table:table-row>
        <table:table-row table:style-name="ro1">
          <table:table-cell office:value-type="float" office:value="10.248495">
            <text:p>10.248495</text:p>
          </table:table-cell>
          <table:table-cell office:value-type="float" office:value="42.296356">
            <text:p>42.296356</text:p>
          </table:table-cell>
          <table:table-cell/>
        </table:table-row>
        <table:table-row table:style-name="ro1">
          <table:table-cell office:value-type="float" office:value="16.703371">
            <text:p>16.703371</text:p>
          </table:table-cell>
          <table:table-cell office:value-type="float" office:value="48.525356">
            <text:p>48.525356</text:p>
          </table:table-cell>
          <table:table-cell/>
        </table:table-row>
        <table:table-row table:style-name="ro1">
          <table:table-cell office:value-type="float" office:value="1.5476725">
            <text:p>1.5476725</text:p>
          </table:table-cell>
          <table:table-cell office:value-type="float" office:value="52.338478">
            <text:p>52.338478</text:p>
          </table:table-cell>
          <table:table-cell/>
        </table:table-row>
        <table:table-row table:style-name="ro1">
          <table:table-cell office:value-type="float" office:value="36.7371">
            <text:p>36.7371</text:p>
          </table:table-cell>
          <table:table-cell office:value-type="float" office:value="41.62469">
            <text:p>41.62469</text:p>
          </table:table-cell>
          <table:table-cell/>
        </table:table-row>
        <table:table-row table:style-name="ro1">
          <table:table-cell office:value-type="float" office:value="4.9248533">
            <text:p>4.9248533</text:p>
          </table:table-cell>
          <table:table-cell office:value-type="float" office:value="49.139904">
            <text:p>49.139904</text:p>
          </table:table-cell>
          <table:table-cell/>
        </table:table-row>
        <table:table-row table:style-name="ro1">
          <table:table-cell office:value-type="float" office:value="17.562897">
            <text:p>17.562897</text:p>
          </table:table-cell>
          <table:table-cell office:value-type="float" office:value="44.502876">
            <text:p>44.502876</text:p>
          </table:table-cell>
          <table:table-cell/>
        </table:table-row>
        <table:table-row table:style-name="ro1">
          <table:table-cell office:value-type="float" office:value="3.890439">
            <text:p>3.890439</text:p>
          </table:table-cell>
          <table:table-cell office:value-type="float" office:value="49.15884">
            <text:p>49.15884</text:p>
          </table:table-cell>
          <table:table-cell/>
        </table:table-row>
        <table:table-row table:style-name="ro1">
          <table:table-cell office:value-type="float" office:value="59.88988">
            <text:p>59.88988</text:p>
          </table:table-cell>
          <table:table-cell office:value-type="float" office:value="41.642387">
            <text:p>41.642387</text:p>
          </table:table-cell>
          <table:table-cell/>
        </table:table-row>
        <table:table-row table:style-name="ro1">
          <table:table-cell office:value-type="float" office:value="67.39638">
            <text:p>67.39638</text:p>
          </table:table-cell>
          <table:table-cell office:value-type="float" office:value="66.85813">
            <text:p>66.85813</text:p>
          </table:table-cell>
          <table:table-cell/>
        </table:table-row>
        <table:table-row table:style-name="ro1">
          <table:table-cell office:value-type="float" office:value="354.08524">
            <text:p>354.08524</text:p>
          </table:table-cell>
          <table:table-cell office:value-type="float" office:value="50.4709">
            <text:p>50.4709</text:p>
          </table:table-cell>
          <table:table-cell/>
        </table:table-row>
        <table:table-row table:style-name="ro1">
          <table:table-cell office:value-type="float" office:value="456.28217">
            <text:p>456.28217</text:p>
          </table:table-cell>
          <table:table-cell office:value-type="float" office:value="41.645966">
            <text:p>41.645966</text:p>
          </table:table-cell>
          <table:table-cell/>
        </table:table-row>
        <table:table-row table:style-name="ro1">
          <table:table-cell/>
          <table:table-cell office:value-type="float" office:value="11.256582">
            <text:p>11.256582</text:p>
          </table:table-cell>
          <table:table-cell/>
        </table:table-row>
        <table:table-row table:style-name="ro1">
          <table:table-cell office:value-type="float" office:value="99.504684">
            <text:p>99.504684</text:p>
          </table:table-cell>
          <table:table-cell office:value-type="float" office:value="54.169083">
            <text:p>54.169083</text:p>
          </table:table-cell>
          <table:table-cell/>
        </table:table-row>
        <table:table-row table:style-name="ro1">
          <table:table-cell office:value-type="float" office:value="39.169235">
            <text:p>39.169235</text:p>
          </table:table-cell>
          <table:table-cell office:value-type="float" office:value="62.415615">
            <text:p>62.415615</text:p>
          </table:table-cell>
          <table:table-cell/>
        </table:table-row>
        <table:table-row table:style-name="ro1">
          <table:table-cell office:value-type="float" office:value="142.86377">
            <text:p>142.86377</text:p>
          </table:table-cell>
          <table:table-cell office:value-type="float" office:value="67.427246">
            <text:p>67.427246</text:p>
          </table:table-cell>
          <table:table-cell/>
        </table:table-row>
        <table:table-row table:style-name="ro1">
          <table:table-cell office:value-type="float" office:value="93.48567">
            <text:p>93.48567</text:p>
          </table:table-cell>
          <table:table-cell office:value-type="float" office:value="60.435772">
            <text:p>60.435772</text:p>
          </table:table-cell>
          <table:table-cell/>
        </table:table-row>
        <table:table-row table:style-name="ro1">
          <table:table-cell office:value-type="float" office:value="88.330925">
            <text:p>88.330925</text:p>
          </table:table-cell>
          <table:table-cell office:value-type="float" office:value="34.12891">
            <text:p>34.12891</text:p>
          </table:table-cell>
          <table:table-cell/>
        </table:table-row>
        <table:table-row table:style-name="ro1">
          <table:table-cell office:value-type="float" office:value="12.825033">
            <text:p>12.825033</text:p>
          </table:table-cell>
          <table:table-cell office:value-type="float" office:value="53.351322">
            <text:p>53.351322</text:p>
          </table:table-cell>
          <table:table-cell/>
        </table:table-row>
        <table:table-row table:style-name="ro1">
          <table:table-cell office:value-type="float" office:value="135.56296">
            <text:p>135.56296</text:p>
          </table:table-cell>
          <table:table-cell office:value-type="float" office:value="52.019085">
            <text:p>52.019085</text:p>
          </table:table-cell>
          <table:table-cell/>
        </table:table-row>
        <table:table-row table:style-name="ro1">
          <table:table-cell office:value-type="float" office:value="17.701254">
            <text:p>17.701254</text:p>
          </table:table-cell>
          <table:table-cell office:value-type="float" office:value="76.52598">
            <text:p>76.52598</text:p>
          </table:table-cell>
          <table:table-cell/>
        </table:table-row>
        <table:table-row table:style-name="ro1">
          <table:table-cell office:value-type="float" office:value="179.63641">
            <text:p>179.63641</text:p>
          </table:table-cell>
          <table:table-cell office:value-type="float" office:value="59.96928">
            <text:p>59.96928</text:p>
          </table:table-cell>
          <table:table-cell/>
        </table:table-row>
        <table:table-row table:style-name="ro1">
          <table:table-cell office:value-type="float" office:value="438.50262">
            <text:p>438.50262</text:p>
          </table:table-cell>
          <table:table-cell office:value-type="float" office:value="39.167046">
            <text:p>39.167046</text:p>
          </table:table-cell>
          <table:table-cell/>
        </table:table-row>
        <table:table-row table:style-name="ro1">
          <table:table-cell office:value-type="float" office:value="18.842531">
            <text:p>18.842531</text:p>
          </table:table-cell>
          <table:table-cell office:value-type="float" office:value="50.445137">
            <text:p>50.445137</text:p>
          </table:table-cell>
          <table:table-cell/>
        </table:table-row>
        <table:table-row table:style-name="ro1">
          <table:table-cell office:value-type="float" office:value="742.8385">
            <text:p>742.8385</text:p>
          </table:table-cell>
          <table:table-cell office:value-type="float" office:value="27.914139">
            <text:p>27.914139</text:p>
          </table:table-cell>
          <table:table-cell/>
        </table:table-row>
        <table:table-row table:style-name="ro1">
          <table:table-cell office:value-type="float" office:value="670.8091">
            <text:p>670.8091</text:p>
          </table:table-cell>
          <table:table-cell office:value-type="float" office:value="9.221404">
            <text:p>9.221404</text:p>
          </table:table-cell>
          <table:table-cell/>
        </table:table-row>
        <table:table-row table:style-name="ro1">
          <table:table-cell office:value-type="float" office:value="36.242123">
            <text:p>36.242123</text:p>
          </table:table-cell>
          <table:table-cell office:value-type="float" office:value="65.32467">
            <text:p>65.32467</text:p>
          </table:table-cell>
          <table:table-cell/>
        </table:table-row>
        <table:table-row table:style-name="ro1">
          <table:table-cell office:value-type="float" office:value="16.742678">
            <text:p>16.742678</text:p>
          </table:table-cell>
          <table:table-cell office:value-type="float" office:value="51.24129">
            <text:p>51.24129</text:p>
          </table:table-cell>
          <table:table-cell/>
        </table:table-row>
        <table:table-row table:style-name="ro1">
          <table:table-cell office:value-type="float" office:value="53.4423">
            <text:p>53.4423</text:p>
          </table:table-cell>
          <table:table-cell office:value-type="float" office:value="58.257114">
            <text:p>58.257114</text:p>
          </table:table-cell>
          <table:table-cell/>
        </table:table-row>
        <table:table-row table:style-name="ro1">
          <table:table-cell office:value-type="float" office:value="30.66072">
            <text:p>30.66072</text:p>
          </table:table-cell>
          <table:table-cell office:value-type="float" office:value="56.673">
            <text:p>56.673</text:p>
          </table:table-cell>
          <table:table-cell/>
        </table:table-row>
        <table:table-row table:style-name="ro1">
          <table:table-cell office:value-type="float" office:value="121.759125">
            <text:p>121.759125</text:p>
          </table:table-cell>
          <table:table-cell office:value-type="float" office:value="59.43549">
            <text:p>59.43549</text:p>
          </table:table-cell>
          <table:table-cell/>
        </table:table-row>
        <table:table-row table:style-name="ro1">
          <table:table-cell office:value-type="float" office:value="95.39618">
            <text:p>95.39618</text:p>
          </table:table-cell>
          <table:table-cell office:value-type="float" office:value="53.528988">
            <text:p>53.528988</text:p>
          </table:table-cell>
          <table:table-cell/>
        </table:table-row>
        <table:table-row table:style-name="ro1">
          <table:table-cell office:value-type="float" office:value="28.590448">
            <text:p>28.590448</text:p>
          </table:table-cell>
          <table:table-cell office:value-type="float" office:value="59.292656">
            <text:p>59.292656</text:p>
          </table:table-cell>
          <table:table-cell/>
        </table:table-row>
        <table:table-row table:style-name="ro1">
          <table:table-cell office:value-type="float" office:value="63.863987">
            <text:p>63.863987</text:p>
          </table:table-cell>
          <table:table-cell office:value-type="float" office:value="46.128685">
            <text:p>46.128685</text:p>
          </table:table-cell>
          <table:table-cell/>
        </table:table-row>
        <table:table-row table:style-name="ro1">
          <table:table-cell office:value-type="float" office:value="53.51882">
            <text:p>53.51882</text:p>
          </table:table-cell>
          <table:table-cell office:value-type="float" office:value="22.623995">
            <text:p>22.623995</text:p>
          </table:table-cell>
          <table:table-cell/>
        </table:table-row>
        <table:table-row table:style-name="ro1">
          <table:table-cell office:value-type="float" office:value="306.49976">
            <text:p>306.49976</text:p>
          </table:table-cell>
          <table:table-cell office:value-type="float" office:value="39.60853">
            <text:p>39.60853</text:p>
          </table:table-cell>
          <table:table-cell/>
        </table:table-row>
        <table:table-row table:style-name="ro1">
          <table:table-cell office:value-type="float" office:value="13.034684">
            <text:p>13.034684</text:p>
          </table:table-cell>
          <table:table-cell office:value-type="float" office:value="25.958675">
            <text:p>25.958675</text:p>
          </table:table-cell>
          <table:table-cell/>
        </table:table-row>
        <table:table-row table:style-name="ro1">
          <table:table-cell office:value-type="float" office:value="346.73932">
            <text:p>346.73932</text:p>
          </table:table-cell>
          <table:table-cell office:value-type="float" office:value="41.783836">
            <text:p>41.783836</text:p>
          </table:table-cell>
          <table:table-cell/>
        </table:table-row>
        <table:table-row table:style-name="ro1">
          <table:table-cell office:value-type="float" office:value="1197.521">
            <text:p>1197.521</text:p>
          </table:table-cell>
          <table:table-cell office:value-type="float" office:value="25.680656">
            <text:p>25.680656</text:p>
          </table:table-cell>
          <table:table-cell/>
        </table:table-row>
        <table:table-row table:style-name="ro1">
          <table:table-cell office:value-type="float" office:value="282.3972">
            <text:p>282.3972</text:p>
          </table:table-cell>
          <table:table-cell office:value-type="float" office:value="37.107277">
            <text:p>37.107277</text:p>
          </table:table-cell>
          <table:table-cell/>
        </table:table-row>
        <table:table-row table:style-name="ro1">
          <table:table-cell office:value-type="float" office:value="111.908">
            <text:p>111.908</text:p>
          </table:table-cell>
          <table:table-cell office:value-type="float" office:value="27.421135">
            <text:p>27.421135</text:p>
          </table:table-cell>
          <table:table-cell/>
        </table:table-row>
        <table:table-row table:style-name="ro1">
          <table:table-cell office:value-type="float" office:value="685.5681">
            <text:p>685.5681</text:p>
          </table:table-cell>
          <table:table-cell office:value-type="float" office:value="36.30733">
            <text:p>36.30733</text:p>
          </table:table-cell>
          <table:table-cell/>
        </table:table-row>
        <table:table-row table:style-name="ro1">
          <table:table-cell office:value-type="float" office:value="37.231544">
            <text:p>37.231544</text:p>
          </table:table-cell>
          <table:table-cell office:value-type="float" office:value="36.337933">
            <text:p>36.337933</text:p>
          </table:table-cell>
          <table:table-cell/>
        </table:table-row>
        <table:table-row table:style-name="ro1">
          <table:table-cell office:value-type="float" office:value="584.46387">
            <text:p>584.46387</text:p>
          </table:table-cell>
          <table:table-cell office:value-type="float" office:value="41.862564">
            <text:p>41.862564</text:p>
          </table:table-cell>
          <table:table-cell/>
        </table:table-row>
        <table:table-row table:style-name="ro1">
          <table:table-cell office:value-type="float" office:value="175.11694">
            <text:p>175.11694</text:p>
          </table:table-cell>
          <table:table-cell office:value-type="float" office:value="48.04659">
            <text:p>48.04659</text:p>
          </table:table-cell>
          <table:table-cell/>
        </table:table-row>
        <table:table-row table:style-name="ro1">
          <table:table-cell office:value-type="float" office:value="2325.4">
            <text:p>2325.4</text:p>
          </table:table-cell>
          <table:table-cell office:value-type="float" office:value="21.170887">
            <text:p>21.170887</text:p>
          </table:table-cell>
          <table:table-cell/>
        </table:table-row>
        <table:table-row table:style-name="ro1">
          <table:table-cell office:value-type="float" office:value="195.4474">
            <text:p>195.4474</text:p>
          </table:table-cell>
          <table:table-cell office:value-type="float" office:value="45.29689">
            <text:p>45.29689</text:p>
          </table:table-cell>
          <table:table-cell/>
        </table:table-row>
        <table:table-row table:style-name="ro1">
          <table:table-cell office:value-type="float" office:value="2.3513212">
            <text:p>2.3513212</text:p>
          </table:table-cell>
          <table:table-cell office:value-type="float" office:value="59.191116">
            <text:p>59.191116</text:p>
          </table:table-cell>
          <table:table-cell/>
        </table:table-row>
        <table:table-row table:style-name="ro1">
          <table:table-cell office:value-type="float" office:value="0.7325923">
            <text:p>0.7325923</text:p>
          </table:table-cell>
          <table:table-cell office:value-type="float" office:value="51.28826">
            <text:p>51.28826</text:p>
          </table:table-cell>
          <table:table-cell/>
        </table:table-row>
        <table:table-row table:style-name="ro1">
          <table:table-cell office:value-type="float" office:value="23.490725">
            <text:p>23.490725</text:p>
          </table:table-cell>
          <table:table-cell office:value-type="float" office:value="59.697224">
            <text:p>59.697224</text:p>
          </table:table-cell>
          <table:table-cell/>
        </table:table-row>
        <table:table-row table:style-name="ro1">
          <table:table-cell office:value-type="float" office:value="6.7295666">
            <text:p>6.7295666</text:p>
          </table:table-cell>
          <table:table-cell office:value-type="float" office:value="52.704556">
            <text:p>52.704556</text:p>
          </table:table-cell>
          <table:table-cell/>
        </table:table-row>
        <table:table-row table:style-name="ro1">
          <table:table-cell office:value-type="float" office:value="15.089411">
            <text:p>15.089411</text:p>
          </table:table-cell>
          <table:table-cell office:value-type="float" office:value="60.787777">
            <text:p>60.787777</text:p>
          </table:table-cell>
          <table:table-cell/>
        </table:table-row>
        <table:table-row table:style-name="ro1">
          <table:table-cell office:value-type="float" office:value="9.007027">
            <text:p>9.007027</text:p>
          </table:table-cell>
          <table:table-cell office:value-type="float" office:value="52.492554">
            <text:p>52.492554</text:p>
          </table:table-cell>
          <table:table-cell/>
        </table:table-row>
        <table:table-row table:style-name="ro1">
          <table:table-cell office:value-type="float" office:value="3.1913927">
            <text:p>3.1913927</text:p>
          </table:table-cell>
          <table:table-cell office:value-type="float" office:value="54.244186">
            <text:p>54.244186</text:p>
          </table:table-cell>
          <table:table-cell/>
        </table:table-row>
        <table:table-row table:style-name="ro1">
          <table:table-cell office:value-type="float" office:value="39.521603">
            <text:p>39.521603</text:p>
          </table:table-cell>
          <table:table-cell office:value-type="float" office:value="59.15728">
            <text:p>59.15728</text:p>
          </table:table-cell>
          <table:table-cell/>
        </table:table-row>
        <table:table-row table:style-name="ro1">
          <table:table-cell office:value-type="float" office:value="65.90965">
            <text:p>65.90965</text:p>
          </table:table-cell>
          <table:table-cell office:value-type="float" office:value="46.970238">
            <text:p>46.970238</text:p>
          </table:table-cell>
          <table:table-cell/>
        </table:table-row>
        <table:table-row table:style-name="ro1">
          <table:table-cell office:value-type="float" office:value="7.8675046">
            <text:p>7.8675046</text:p>
          </table:table-cell>
          <table:table-cell office:value-type="float" office:value="51.988926">
            <text:p>51.988926</text:p>
          </table:table-cell>
          <table:table-cell/>
        </table:table-row>
        <table:table-row table:style-name="ro1">
          <table:table-cell office:value-type="float" office:value="38.29005">
            <text:p>38.29005</text:p>
          </table:table-cell>
          <table:table-cell office:value-type="float" office:value="53.30943">
            <text:p>53.30943</text:p>
          </table:table-cell>
          <table:table-cell/>
        </table:table-row>
        <table:table-row table:style-name="ro1">
          <table:table-cell office:value-type="float" office:value="34.387463">
            <text:p>34.387463</text:p>
          </table:table-cell>
          <table:table-cell office:value-type="float" office:value="59.468357">
            <text:p>59.468357</text:p>
          </table:table-cell>
          <table:table-cell/>
        </table:table-row>
        <table:table-row table:style-name="ro1">
          <table:table-cell office:value-type="float" office:value="67.2757">
            <text:p>67.2757</text:p>
          </table:table-cell>
          <table:table-cell office:value-type="float" office:value="49.191086">
            <text:p>49.191086</text:p>
          </table:table-cell>
          <table:table-cell/>
        </table:table-row>
        <table:table-row table:style-name="ro1">
          <table:table-cell office:value-type="float" office:value="39.681877">
            <text:p>39.681877</text:p>
          </table:table-cell>
          <table:table-cell office:value-type="float" office:value="56.906548">
            <text:p>56.906548</text:p>
          </table:table-cell>
          <table:table-cell/>
        </table:table-row>
        <table:table-row table:style-name="ro1">
          <table:table-cell office:value-type="float" office:value="7.1896605">
            <text:p>7.1896605</text:p>
          </table:table-cell>
          <table:table-cell office:value-type="float" office:value="57.39611">
            <text:p>57.39611</text:p>
          </table:table-cell>
          <table:table-cell/>
        </table:table-row>
        <table:table-row table:style-name="ro1">
          <table:table-cell office:value-type="float" office:value="11.378889">
            <text:p>11.378889</text:p>
          </table:table-cell>
          <table:table-cell office:value-type="float" office:value="55.547928">
            <text:p>55.547928</text:p>
          </table:table-cell>
          <table:table-cell/>
        </table:table-row>
        <table:table-row table:style-name="ro1">
          <table:table-cell office:value-type="float" office:value="5.52564">
            <text:p>5.52564</text:p>
          </table:table-cell>
          <table:table-cell office:value-type="float" office:value="53.830147">
            <text:p>53.830147</text:p>
          </table:table-cell>
          <table:table-cell/>
        </table:table-row>
        <table:table-row table:style-name="ro1">
          <table:table-cell office:value-type="float" office:value="20.803856">
            <text:p>20.803856</text:p>
          </table:table-cell>
          <table:table-cell office:value-type="float" office:value="52.442776">
            <text:p>52.442776</text:p>
          </table:table-cell>
          <table:table-cell/>
        </table:table-row>
        <table:table-row table:style-name="ro1">
          <table:table-cell office:value-type="float" office:value="50.643173">
            <text:p>50.643173</text:p>
          </table:table-cell>
          <table:table-cell office:value-type="float" office:value="53.146816">
            <text:p>53.146816</text:p>
          </table:table-cell>
          <table:table-cell/>
        </table:table-row>
        <table:table-row table:style-name="ro1">
          <table:table-cell office:value-type="float" office:value="9.632666">
            <text:p>9.632666</text:p>
          </table:table-cell>
          <table:table-cell office:value-type="float" office:value="55.56545">
            <text:p>55.56545</text:p>
          </table:table-cell>
          <table:table-cell/>
        </table:table-row>
        <table:table-row table:style-name="ro1">
          <table:table-cell office:value-type="float" office:value="7.1872764">
            <text:p>7.1872764</text:p>
          </table:table-cell>
          <table:table-cell office:value-type="float" office:value="53.367294">
            <text:p>53.367294</text:p>
          </table:table-cell>
          <table:table-cell/>
        </table:table-row>
        <table:table-row table:style-name="ro1">
          <table:table-cell office:value-type="float" office:value="12.98635">
            <text:p>12.98635</text:p>
          </table:table-cell>
          <table:table-cell office:value-type="float" office:value="60.822784">
            <text:p>60.822784</text:p>
          </table:table-cell>
          <table:table-cell/>
        </table:table-row>
        <table:table-row table:style-name="ro1">
          <table:table-cell office:value-type="float" office:value="71.937035">
            <text:p>71.937035</text:p>
          </table:table-cell>
          <table:table-cell office:value-type="float" office:value="48.411423">
            <text:p>48.411423</text:p>
          </table:table-cell>
          <table:table-cell/>
        </table:table-row>
        <table:table-row table:style-name="ro1">
          <table:table-cell office:value-type="float" office:value="14.318612">
            <text:p>14.318612</text:p>
          </table:table-cell>
          <table:table-cell office:value-type="float" office:value="58.66232">
            <text:p>58.66232</text:p>
          </table:table-cell>
          <table:table-cell/>
        </table:table-row>
        <table:table-row table:style-name="ro1">
          <table:table-cell office:value-type="float" office:value="252.8999">
            <text:p>252.8999</text:p>
          </table:table-cell>
          <table:table-cell office:value-type="float" office:value="35.7642">
            <text:p>35.7642</text:p>
          </table:table-cell>
          <table:table-cell/>
        </table:table-row>
        <table:table-row table:style-name="ro1">
          <table:table-cell office:value-type="float" office:value="19.230282">
            <text:p>19.230282</text:p>
          </table:table-cell>
          <table:table-cell office:value-type="float" office:value="53.626923">
            <text:p>53.626923</text:p>
          </table:table-cell>
          <table:table-cell/>
        </table:table-row>
        <table:table-row table:style-name="ro1">
          <table:table-cell office:value-type="float" office:value="4.2960405">
            <text:p>4.2960405</text:p>
          </table:table-cell>
          <table:table-cell office:value-type="float" office:value="45.907757">
            <text:p>45.907757</text:p>
          </table:table-cell>
          <table:table-cell/>
        </table:table-row>
        <table:table-row table:style-name="ro1">
          <table:table-cell office:value-type="float" office:value="55.91286">
            <text:p>55.91286</text:p>
          </table:table-cell>
          <table:table-cell office:value-type="float" office:value="55.96642">
            <text:p>55.96642</text:p>
          </table:table-cell>
          <table:table-cell/>
        </table:table-row>
        <table:table-row table:style-name="ro1">
          <table:table-cell office:value-type="float" office:value="28.651209">
            <text:p>28.651209</text:p>
          </table:table-cell>
          <table:table-cell office:value-type="float" office:value="51.988384">
            <text:p>51.988384</text:p>
          </table:table-cell>
          <table:table-cell/>
        </table:table-row>
        <table:table-row table:style-name="ro1">
          <table:table-cell office:value-type="float" office:value="29.657988">
            <text:p>29.657988</text:p>
          </table:table-cell>
          <table:table-cell office:value-type="float" office:value="62.26836">
            <text:p>62.26836</text:p>
          </table:table-cell>
          <table:table-cell/>
        </table:table-row>
        <table:table-row table:style-name="ro1">
          <table:table-cell office:value-type="float" office:value="9.42917">
            <text:p>9.42917</text:p>
          </table:table-cell>
          <table:table-cell office:value-type="float" office:value="55.18188">
            <text:p>55.18188</text:p>
          </table:table-cell>
          <table:table-cell/>
        </table:table-row>
        <table:table-row table:style-name="ro1">
          <table:table-cell office:value-type="float" office:value="5.970039">
            <text:p>5.970039</text:p>
          </table:table-cell>
          <table:table-cell office:value-type="float" office:value="57.45469">
            <text:p>57.45469</text:p>
          </table:table-cell>
          <table:table-cell/>
        </table:table-row>
        <table:table-row table:style-name="ro1">
          <table:table-cell office:value-type="float" office:value="193.2307">
            <text:p>193.2307</text:p>
          </table:table-cell>
          <table:table-cell office:value-type="float" office:value="35.92755">
            <text:p>35.92755</text:p>
          </table:table-cell>
          <table:table-cell/>
        </table:table-row>
        <table:table-row table:style-name="ro1">
          <table:table-cell office:value-type="float" office:value="42.536476">
            <text:p>42.536476</text:p>
          </table:table-cell>
          <table:table-cell office:value-type="float" office:value="56.51865">
            <text:p>56.51865</text:p>
          </table:table-cell>
          <table:table-cell/>
        </table:table-row>
        <table:table-row table:style-name="ro1">
          <table:table-cell office:value-type="float" office:value="5.268018">
            <text:p>5.268018</text:p>
          </table:table-cell>
          <table:table-cell office:value-type="float" office:value="52.5251">
            <text:p>52.5251</text:p>
          </table:table-cell>
          <table:table-cell/>
        </table:table-row>
        <table:table-row table:style-name="ro1">
          <table:table-cell office:value-type="float" office:value="3.7634597">
            <text:p>3.7634597</text:p>
          </table:table-cell>
          <table:table-cell office:value-type="float" office:value="54.542377">
            <text:p>54.542377</text:p>
          </table:table-cell>
          <table:table-cell/>
        </table:table-row>
        <table:table-row table:style-name="ro1">
          <table:table-cell office:value-type="float" office:value="46.970196">
            <text:p>46.970196</text:p>
          </table:table-cell>
          <table:table-cell office:value-type="float" office:value="45.305813">
            <text:p>45.305813</text:p>
          </table:table-cell>
          <table:table-cell/>
        </table:table-row>
        <table:table-row table:style-name="ro1">
          <table:table-cell office:value-type="float" office:value="85.41604">
            <text:p>85.41604</text:p>
          </table:table-cell>
          <table:table-cell office:value-type="float" office:value="52.913307">
            <text:p>52.913307</text:p>
          </table:table-cell>
          <table:table-cell/>
        </table:table-row>
        <table:table-row table:style-name="ro1">
          <table:table-cell office:value-type="float" office:value="166.86203">
            <text:p>166.86203</text:p>
          </table:table-cell>
          <table:table-cell office:value-type="float" office:value="43.26856">
            <text:p>43.26856</text:p>
          </table:table-cell>
          <table:table-cell/>
        </table:table-row>
        <table:table-row table:style-name="ro1">
          <table:table-cell office:value-type="float" office:value="11.587798">
            <text:p>11.587798</text:p>
          </table:table-cell>
          <table:table-cell office:value-type="float" office:value="59.975506">
            <text:p>59.975506</text:p>
          </table:table-cell>
          <table:table-cell/>
        </table:table-row>
        <table:table-row table:style-name="ro1">
          <table:table-cell office:value-type="float" office:value="267.00778">
            <text:p>267.00778</text:p>
          </table:table-cell>
          <table:table-cell office:value-type="float" office:value="53.97471">
            <text:p>53.97471</text:p>
          </table:table-cell>
          <table:table-cell/>
        </table:table-row>
        <table:table-row table:style-name="ro1">
          <table:table-cell office:value-type="float" office:value="0.14024194">
            <text:p>0.14024194</text:p>
          </table:table-cell>
          <table:table-cell office:value-type="float" office:value="57.079647">
            <text:p>57.079647</text:p>
          </table:table-cell>
          <table:table-cell/>
        </table:table-row>
        <table:table-row table:style-name="ro1">
          <table:table-cell office:value-type="float" office:value="7.7327867">
            <text:p>7.7327867</text:p>
          </table:table-cell>
          <table:table-cell office:value-type="float" office:value="47.47089">
            <text:p>47.47089</text:p>
          </table:table-cell>
          <table:table-cell/>
        </table:table-row>
        <table:table-row table:style-name="ro1">
          <table:table-cell office:value-type="float" office:value="51.35741">
            <text:p>51.35741</text:p>
          </table:table-cell>
          <table:table-cell office:value-type="float" office:value="55.809086">
            <text:p>55.809086</text:p>
          </table:table-cell>
          <table:table-cell/>
        </table:table-row>
        <table:table-row table:style-name="ro1">
          <table:table-cell office:value-type="float" office:value="3.3094687">
            <text:p>3.3094687</text:p>
          </table:table-cell>
          <table:table-cell office:value-type="float" office:value="53.225693">
            <text:p>53.225693</text:p>
          </table:table-cell>
          <table:table-cell/>
        </table:table-row>
        <table:table-row table:style-name="ro1">
          <table:table-cell office:value-type="float" office:value="50.615406">
            <text:p>50.615406</text:p>
          </table:table-cell>
          <table:table-cell office:value-type="float" office:value="50.653824">
            <text:p>50.653824</text:p>
          </table:table-cell>
          <table:table-cell/>
        </table:table-row>
        <table:table-row table:style-name="ro1">
          <table:table-cell office:value-type="float" office:value="119.41512">
            <text:p>119.41512</text:p>
          </table:table-cell>
          <table:table-cell office:value-type="float" office:value="61.737286">
            <text:p>61.737286</text:p>
          </table:table-cell>
          <table:table-cell/>
        </table:table-row>
        <table:table-row table:style-name="ro1">
          <table:table-cell office:value-type="float" office:value="1.3362123">
            <text:p>1.3362123</text:p>
          </table:table-cell>
          <table:table-cell office:value-type="float" office:value="61.215336">
            <text:p>61.215336</text:p>
          </table:table-cell>
          <table:table-cell/>
        </table:table-row>
        <table:table-row table:style-name="ro1">
          <table:table-cell office:value-type="float" office:value="2.0396707">
            <text:p>2.0396707</text:p>
          </table:table-cell>
          <table:table-cell office:value-type="float" office:value="56.150795">
            <text:p>56.150795</text:p>
          </table:table-cell>
          <table:table-cell/>
        </table:table-row>
        <table:table-row table:style-name="ro1">
          <table:table-cell office:value-type="float" office:value="569.6321">
            <text:p>569.6321</text:p>
          </table:table-cell>
          <table:table-cell office:value-type="float" office:value="47.98744">
            <text:p>47.98744</text:p>
          </table:table-cell>
          <table:table-cell/>
        </table:table-row>
        <table:table-row table:style-name="ro1">
          <table:table-cell office:value-type="float" office:value="7.4453516">
            <text:p>7.4453516</text:p>
          </table:table-cell>
          <table:table-cell office:value-type="float" office:value="47.004833">
            <text:p>47.004833</text:p>
          </table:table-cell>
          <table:table-cell/>
        </table:table-row>
        <table:table-row table:style-name="ro1">
          <table:table-cell office:value-type="float" office:value="7.5714345">
            <text:p>7.5714345</text:p>
          </table:table-cell>
          <table:table-cell office:value-type="float" office:value="42.88325">
            <text:p>42.88325</text:p>
          </table:table-cell>
          <table:table-cell/>
        </table:table-row>
        <table:table-row table:style-name="ro1">
          <table:table-cell office:value-type="float" office:value="8.929467">
            <text:p>8.929467</text:p>
          </table:table-cell>
          <table:table-cell office:value-type="float" office:value="52.507618">
            <text:p>52.507618</text:p>
          </table:table-cell>
          <table:table-cell/>
        </table:table-row>
        <table:table-row table:style-name="ro1">
          <table:table-cell office:value-type="float" office:value="28.969833">
            <text:p>28.969833</text:p>
          </table:table-cell>
          <table:table-cell office:value-type="float" office:value="54.973038">
            <text:p>54.973038</text:p>
          </table:table-cell>
          <table:table-cell/>
        </table:table-row>
        <table:table-row table:style-name="ro1">
          <table:table-cell office:value-type="float" office:value="6.925888">
            <text:p>6.925888</text:p>
          </table:table-cell>
          <table:table-cell office:value-type="float" office:value="51.484875">
            <text:p>51.484875</text:p>
          </table:table-cell>
          <table:table-cell/>
        </table:table-row>
        <table:table-row table:style-name="ro1">
          <table:table-cell office:value-type="float" office:value="61.1577">
            <text:p>61.1577</text:p>
          </table:table-cell>
          <table:table-cell office:value-type="float" office:value="57.8002">
            <text:p>57.8002</text:p>
          </table:table-cell>
          <table:table-cell/>
        </table:table-row>
        <table:table-row table:style-name="ro1">
          <table:table-cell office:value-type="float" office:value="9.982153">
            <text:p>9.982153</text:p>
          </table:table-cell>
          <table:table-cell office:value-type="float" office:value="67.22871">
            <text:p>67.22871</text:p>
          </table:table-cell>
          <table:table-cell/>
        </table:table-row>
        <table:table-row table:style-name="ro1">
          <table:table-cell office:value-type="float" office:value="86.28475">
            <text:p>86.28475</text:p>
          </table:table-cell>
          <table:table-cell office:value-type="float" office:value="49.50141">
            <text:p>49.50141</text:p>
          </table:table-cell>
          <table:table-cell/>
        </table:table-row>
        <table:table-row table:style-name="ro1">
          <table:table-cell office:value-type="float" office:value="34.508152">
            <text:p>34.508152</text:p>
          </table:table-cell>
          <table:table-cell office:value-type="float" office:value="54.376373">
            <text:p>54.376373</text:p>
          </table:table-cell>
          <table:table-cell/>
        </table:table-row>
        <table:table-row table:style-name="ro1">
          <table:table-cell office:value-type="float" office:value="6.7107577">
            <text:p>6.7107577</text:p>
          </table:table-cell>
          <table:table-cell office:value-type="float" office:value="58.83062">
            <text:p>58.83062</text:p>
          </table:table-cell>
          <table:table-cell/>
        </table:table-row>
        <table:table-row table:style-name="ro1">
          <table:table-cell office:value-type="float" office:value="45.539146">
            <text:p>45.539146</text:p>
          </table:table-cell>
          <table:table-cell office:value-type="float" office:value="41.00215">
            <text:p>41.00215</text:p>
          </table:table-cell>
          <table:table-cell/>
        </table:table-row>
        <table:table-row table:style-name="ro1">
          <table:table-cell office:value-type="float" office:value="21.70782">
            <text:p>21.70782</text:p>
          </table:table-cell>
          <table:table-cell office:value-type="float" office:value="58.816864">
            <text:p>58.816864</text:p>
          </table:table-cell>
          <table:table-cell/>
        </table:table-row>
        <table:table-row table:style-name="ro1">
          <table:table-cell office:value-type="float" office:value="511.40762">
            <text:p>511.40762</text:p>
          </table:table-cell>
          <table:table-cell office:value-type="float" office:value="45.932068">
            <text:p>45.932068</text:p>
          </table:table-cell>
          <table:table-cell/>
        </table:table-row>
        <table:table-row table:style-name="ro1">
          <table:table-cell office:value-type="float" office:value="7.8351855">
            <text:p>7.8351855</text:p>
          </table:table-cell>
          <table:table-cell office:value-type="float" office:value="55.202618">
            <text:p>55.202618</text:p>
          </table:table-cell>
          <table:table-cell/>
        </table:table-row>
        <table:table-row table:style-name="ro1">
          <table:table-cell office:value-type="float" office:value="14.538929">
            <text:p>14.538929</text:p>
          </table:table-cell>
          <table:table-cell office:value-type="float" office:value="53.157997">
            <text:p>53.157997</text:p>
          </table:table-cell>
          <table:table-cell/>
        </table:table-row>
        <table:table-row table:style-name="ro1">
          <table:table-cell office:value-type="float" office:value="0.6976879">
            <text:p>0.6976879</text:p>
          </table:table-cell>
          <table:table-cell office:value-type="float" office:value="54.597538">
            <text:p>54.597538</text:p>
          </table:table-cell>
          <table:table-cell/>
        </table:table-row>
        <table:table-row table:style-name="ro1">
          <table:table-cell office:value-type="float" office:value="15.860512">
            <text:p>15.860512</text:p>
          </table:table-cell>
          <table:table-cell office:value-type="float" office:value="60.665943">
            <text:p>60.665943</text:p>
          </table:table-cell>
          <table:table-cell/>
        </table:table-row>
        <table:table-row table:style-name="ro1">
          <table:table-cell office:value-type="float" office:value="5.8246074">
            <text:p>5.8246074</text:p>
          </table:table-cell>
          <table:table-cell office:value-type="float" office:value="58.253407">
            <text:p>58.253407</text:p>
          </table:table-cell>
          <table:table-cell/>
        </table:table-row>
        <table:table-row table:style-name="ro1">
          <table:table-cell office:value-type="float" office:value="17.735743">
            <text:p>17.735743</text:p>
          </table:table-cell>
          <table:table-cell office:value-type="float" office:value="59.953804">
            <text:p>59.953804</text:p>
          </table:table-cell>
          <table:table-cell/>
        </table:table-row>
        <table:table-row table:style-name="ro1">
          <table:table-cell office:value-type="float" office:value="62.473076">
            <text:p>62.473076</text:p>
          </table:table-cell>
          <table:table-cell office:value-type="float" office:value="67.26634">
            <text:p>67.26634</text:p>
          </table:table-cell>
          <table:table-cell/>
        </table:table-row>
        <table:table-row table:style-name="ro1">
          <table:table-cell office:value-type="float" office:value="2.001639">
            <text:p>2.001639</text:p>
          </table:table-cell>
          <table:table-cell office:value-type="float" office:value="54.308617">
            <text:p>54.308617</text:p>
          </table:table-cell>
          <table:table-cell/>
        </table:table-row>
        <table:table-row table:style-name="ro1">
          <table:table-cell office:value-type="float" office:value="16.284191">
            <text:p>16.284191</text:p>
          </table:table-cell>
          <table:table-cell office:value-type="float" office:value="51.949764">
            <text:p>51.949764</text:p>
          </table:table-cell>
          <table:table-cell/>
        </table:table-row>
        <table:table-row table:style-name="ro1">
          <table:table-cell office:value-type="float" office:value="94.61348">
            <text:p>94.61348</text:p>
          </table:table-cell>
          <table:table-cell office:value-type="float" office:value="43.9972">
            <text:p>43.9972</text:p>
          </table:table-cell>
          <table:table-cell/>
        </table:table-row>
        <table:table-row table:style-name="ro1">
          <table:table-cell office:value-type="float" office:value="10.451713">
            <text:p>10.451713</text:p>
          </table:table-cell>
          <table:table-cell office:value-type="float" office:value="60.314754">
            <text:p>60.314754</text:p>
          </table:table-cell>
          <table:table-cell/>
        </table:table-row>
        <table:table-row table:style-name="ro1">
          <table:table-cell office:value-type="float" office:value="1.7393042">
            <text:p>1.7393042</text:p>
          </table:table-cell>
          <table:table-cell office:value-type="float" office:value="53.45645">
            <text:p>53.45645</text:p>
          </table:table-cell>
          <table:table-cell/>
        </table:table-row>
        <table:table-row table:style-name="ro1">
          <table:table-cell office:value-type="float" office:value="50.3717">
            <text:p>50.3717</text:p>
          </table:table-cell>
          <table:table-cell office:value-type="float" office:value="48.13776">
            <text:p>48.13776</text:p>
          </table:table-cell>
          <table:table-cell/>
        </table:table-row>
        <table:table-row table:style-name="ro1">
          <table:table-cell office:value-type="float" office:value="75.06619">
            <text:p>75.06619</text:p>
          </table:table-cell>
          <table:table-cell office:value-type="float" office:value="53.586758">
            <text:p>53.586758</text:p>
          </table:table-cell>
          <table:table-cell/>
        </table:table-row>
        <table:table-row table:style-name="ro1">
          <table:table-cell office:value-type="float" office:value="45.40665">
            <text:p>45.40665</text:p>
          </table:table-cell>
          <table:table-cell office:value-type="float" office:value="56.21507">
            <text:p>56.21507</text:p>
          </table:table-cell>
          <table:table-cell/>
        </table:table-row>
        <table:table-row table:style-name="ro1">
          <table:table-cell office:value-type="float" office:value="23.514633">
            <text:p>23.514633</text:p>
          </table:table-cell>
          <table:table-cell office:value-type="float" office:value="55.49312">
            <text:p>55.49312</text:p>
          </table:table-cell>
          <table:table-cell/>
        </table:table-row>
        <table:table-row table:style-name="ro1">
          <table:table-cell office:value-type="float" office:value="26.990313">
            <text:p>26.990313</text:p>
          </table:table-cell>
          <table:table-cell office:value-type="float" office:value="49.7718">
            <text:p>49.7718</text:p>
          </table:table-cell>
          <table:table-cell/>
        </table:table-row>
        <table:table-row table:style-name="ro1">
          <table:table-cell office:value-type="float" office:value="184.37312">
            <text:p>184.37312</text:p>
          </table:table-cell>
          <table:table-cell office:value-type="float" office:value="31.830444">
            <text:p>31.830444</text:p>
          </table:table-cell>
          <table:table-cell/>
        </table:table-row>
        <table:table-row table:style-name="ro1">
          <table:table-cell office:value-type="float" office:value="1042.9619">
            <text:p>1042.9619</text:p>
          </table:table-cell>
          <table:table-cell office:value-type="float" office:value="26.40649">
            <text:p>26.40649</text:p>
          </table:table-cell>
          <table:table-cell/>
        </table:table-row>
        <table:table-row table:style-name="ro1">
          <table:table-cell office:value-type="float" office:value="21.962912">
            <text:p>21.962912</text:p>
          </table:table-cell>
          <table:table-cell office:value-type="float" office:value="58.23654">
            <text:p>58.23654</text:p>
          </table:table-cell>
          <table:table-cell/>
        </table:table-row>
        <table:table-row table:style-name="ro1">
          <table:table-cell office:value-type="float" office:value="3.1397169">
            <text:p>3.1397169</text:p>
          </table:table-cell>
          <table:table-cell office:value-type="float" office:value="50.676357">
            <text:p>50.676357</text:p>
          </table:table-cell>
          <table:table-cell/>
        </table:table-row>
        <table:table-row table:style-name="ro1">
          <table:table-cell office:value-type="float" office:value="286.94836">
            <text:p>286.94836</text:p>
          </table:table-cell>
          <table:table-cell office:value-type="float" office:value="51.323605">
            <text:p>51.323605</text:p>
          </table:table-cell>
          <table:table-cell/>
        </table:table-row>
        <table:table-row table:style-name="ro1">
          <table:table-cell office:value-type="float" office:value="8.694113">
            <text:p>8.694113</text:p>
          </table:table-cell>
          <table:table-cell office:value-type="float" office:value="57.406597">
            <text:p>57.406597</text:p>
          </table:table-cell>
          <table:table-cell/>
        </table:table-row>
        <table:table-row table:style-name="ro1">
          <table:table-cell office:value-type="float" office:value="5.6320887">
            <text:p>5.6320887</text:p>
          </table:table-cell>
          <table:table-cell office:value-type="float" office:value="44.917267">
            <text:p>44.917267</text:p>
          </table:table-cell>
          <table:table-cell/>
        </table:table-row>
        <table:table-row table:style-name="ro1">
          <table:table-cell office:value-type="float" office:value="35.982292">
            <text:p>35.982292</text:p>
          </table:table-cell>
          <table:table-cell office:value-type="float" office:value="57.033962">
            <text:p>57.033962</text:p>
          </table:table-cell>
          <table:table-cell/>
        </table:table-row>
        <table:table-row table:style-name="ro1">
          <table:table-cell office:value-type="float" office:value="3.851515">
            <text:p>3.851515</text:p>
          </table:table-cell>
          <table:table-cell office:value-type="float" office:value="50.7326">
            <text:p>50.7326</text:p>
          </table:table-cell>
          <table:table-cell/>
        </table:table-row>
        <table:table-row table:style-name="ro1">
          <table:table-cell office:value-type="float" office:value="32.29296">
            <text:p>32.29296</text:p>
          </table:table-cell>
          <table:table-cell office:value-type="float" office:value="45.09069">
            <text:p>45.09069</text:p>
          </table:table-cell>
          <table:table-cell/>
        </table:table-row>
        <table:table-row table:style-name="ro1">
          <table:table-cell office:value-type="float" office:value="16.145184">
            <text:p>16.145184</text:p>
          </table:table-cell>
          <table:table-cell office:value-type="float" office:value="58.505306">
            <text:p>58.505306</text:p>
          </table:table-cell>
          <table:table-cell/>
        </table:table-row>
        <table:table-row table:style-name="ro1">
          <table:table-cell office:value-type="float" office:value="15.619708">
            <text:p>15.619708</text:p>
          </table:table-cell>
          <table:table-cell office:value-type="float" office:value="36.63978">
            <text:p>36.63978</text:p>
          </table:table-cell>
          <table:table-cell/>
        </table:table-row>
        <table:table-row table:style-name="ro1">
          <table:table-cell office:value-type="float" office:value="93.81255">
            <text:p>93.81255</text:p>
          </table:table-cell>
          <table:table-cell office:value-type="float" office:value="60.0289">
            <text:p>60.0289</text:p>
          </table:table-cell>
          <table:table-cell/>
        </table:table-row>
        <table:table-row table:style-name="ro1">
          <table:table-cell office:value-type="float" office:value="4.578923">
            <text:p>4.578923</text:p>
          </table:table-cell>
          <table:table-cell office:value-type="float" office:value="56.636105">
            <text:p>56.636105</text:p>
          </table:table-cell>
          <table:table-cell/>
        </table:table-row>
        <table:table-row table:style-name="ro1">
          <table:table-cell office:value-type="float" office:value="8.181032">
            <text:p>8.181032</text:p>
          </table:table-cell>
          <table:table-cell office:value-type="float" office:value="49.04132">
            <text:p>49.04132</text:p>
          </table:table-cell>
          <table:table-cell/>
        </table:table-row>
        <table:table-row table:style-name="ro1">
          <table:table-cell office:value-type="float" office:value="47.087864">
            <text:p>47.087864</text:p>
          </table:table-cell>
          <table:table-cell office:value-type="float" office:value="56.439777">
            <text:p>56.439777</text:p>
          </table:table-cell>
          <table:table-cell/>
        </table:table-row>
        <table:table-row table:style-name="ro1">
          <table:table-cell office:value-type="float" office:value="21.68662">
            <text:p>21.68662</text:p>
          </table:table-cell>
          <table:table-cell office:value-type="float" office:value="45.92961">
            <text:p>45.92961</text:p>
          </table:table-cell>
          <table:table-cell/>
        </table:table-row>
        <table:table-row table:style-name="ro1">
          <table:table-cell office:value-type="float" office:value="3.26425">
            <text:p>3.26425</text:p>
          </table:table-cell>
          <table:table-cell office:value-type="float" office:value="57.368675">
            <text:p>57.368675</text:p>
          </table:table-cell>
          <table:table-cell/>
        </table:table-row>
        <table:table-row table:style-name="ro1">
          <table:table-cell office:value-type="float" office:value="0.59776473">
            <text:p>0.59776473</text:p>
          </table:table-cell>
          <table:table-cell office:value-type="float" office:value="37.990044">
            <text:p>37.990044</text:p>
          </table:table-cell>
          <table:table-cell/>
        </table:table-row>
        <table:table-row table:style-name="ro1">
          <table:table-cell office:value-type="float" office:value="6.964117">
            <text:p>6.964117</text:p>
          </table:table-cell>
          <table:table-cell office:value-type="float" office:value="57.679596">
            <text:p>57.679596</text:p>
          </table:table-cell>
          <table:table-cell/>
        </table:table-row>
        <table:table-row table:style-name="ro1">
          <table:table-cell office:value-type="float" office:value="20.89123">
            <text:p>20.89123</text:p>
          </table:table-cell>
          <table:table-cell office:value-type="float" office:value="56.810535">
            <text:p>56.810535</text:p>
          </table:table-cell>
          <table:table-cell/>
        </table:table-row>
        <table:table-row table:style-name="ro1">
          <table:table-cell office:value-type="float" office:value="262.9942">
            <text:p>262.9942</text:p>
          </table:table-cell>
          <table:table-cell office:value-type="float" office:value="48.507748">
            <text:p>48.507748</text:p>
          </table:table-cell>
          <table:table-cell/>
        </table:table-row>
        <table:table-row table:style-name="ro1">
          <table:table-cell office:value-type="float" office:value="17.685234">
            <text:p>17.685234</text:p>
          </table:table-cell>
          <table:table-cell office:value-type="float" office:value="55.170345">
            <text:p>55.170345</text:p>
          </table:table-cell>
          <table:table-cell/>
        </table:table-row>
        <table:table-row table:style-name="ro1">
          <table:table-cell office:value-type="float" office:value="19.302961">
            <text:p>19.302961</text:p>
          </table:table-cell>
          <table:table-cell office:value-type="float" office:value="57.875546">
            <text:p>57.875546</text:p>
          </table:table-cell>
          <table:table-cell/>
        </table:table-row>
        <table:table-row table:style-name="ro1">
          <table:table-cell office:value-type="float" office:value="7.7616158">
            <text:p>7.7616158</text:p>
          </table:table-cell>
          <table:table-cell office:value-type="float" office:value="54.639862">
            <text:p>54.639862</text:p>
          </table:table-cell>
          <table:table-cell/>
        </table:table-row>
        <table:table-row table:style-name="ro1">
          <table:table-cell office:value-type="float" office:value="9.33991">
            <text:p>9.33991</text:p>
          </table:table-cell>
          <table:table-cell office:value-type="float" office:value="46.23565">
            <text:p>46.23565</text:p>
          </table:table-cell>
          <table:table-cell/>
        </table:table-row>
        <table:table-row table:style-name="ro1">
          <table:table-cell office:value-type="float" office:value="16.682497">
            <text:p>16.682497</text:p>
          </table:table-cell>
          <table:table-cell office:value-type="float" office:value="42.76861">
            <text:p>42.76861</text:p>
          </table:table-cell>
          <table:table-cell/>
        </table:table-row>
        <table:table-row table:style-name="ro1">
          <table:table-cell office:value-type="float" office:value="22.877544">
            <text:p>22.877544</text:p>
          </table:table-cell>
          <table:table-cell office:value-type="float" office:value="51.535835">
            <text:p>51.535835</text:p>
          </table:table-cell>
          <table:table-cell/>
        </table:table-row>
        <table:table-row table:style-name="ro1">
          <table:table-cell office:value-type="float" office:value="4.0349355">
            <text:p>4.0349355</text:p>
          </table:table-cell>
          <table:table-cell office:value-type="float" office:value="51.48748">
            <text:p>51.48748</text:p>
          </table:table-cell>
          <table:table-cell/>
        </table:table-row>
        <table:table-row table:style-name="ro1">
          <table:table-cell office:value-type="float" office:value="735.29333">
            <text:p>735.29333</text:p>
          </table:table-cell>
          <table:table-cell office:value-type="float" office:value="36.15274">
            <text:p>36.15274</text:p>
          </table:table-cell>
          <table:table-cell/>
        </table:table-row>
        <table:table-row table:style-name="ro1">
          <table:table-cell office:value-type="float" office:value="12.90694">
            <text:p>12.90694</text:p>
          </table:table-cell>
          <table:table-cell office:value-type="float" office:value="48.387413">
            <text:p>48.387413</text:p>
          </table:table-cell>
          <table:table-cell/>
        </table:table-row>
        <table:table-row table:style-name="ro1">
          <table:table-cell office:value-type="float" office:value="7.8963494">
            <text:p>7.8963494</text:p>
          </table:table-cell>
          <table:table-cell office:value-type="float" office:value="58.612144">
            <text:p>58.612144</text:p>
          </table:table-cell>
          <table:table-cell/>
        </table:table-row>
        <table:table-row table:style-name="ro1">
          <table:table-cell office:value-type="float" office:value="32.37108">
            <text:p>32.37108</text:p>
          </table:table-cell>
          <table:table-cell office:value-type="float" office:value="59.266968">
            <text:p>59.266968</text:p>
          </table:table-cell>
          <table:table-cell/>
        </table:table-row>
        <table:table-row table:style-name="ro1">
          <table:table-cell office:value-type="float" office:value="5.935793">
            <text:p>5.935793</text:p>
          </table:table-cell>
          <table:table-cell office:value-type="float" office:value="44.964027">
            <text:p>44.964027</text:p>
          </table:table-cell>
          <table:table-cell/>
        </table:table-row>
        <table:table-row table:style-name="ro1">
          <table:table-cell office:value-type="float" office:value="5.513367">
            <text:p>5.513367</text:p>
          </table:table-cell>
          <table:table-cell office:value-type="float" office:value="57.30422">
            <text:p>57.30422</text:p>
          </table:table-cell>
          <table:table-cell/>
        </table:table-row>
        <table:table-row table:style-name="ro1">
          <table:table-cell office:value-type="float" office:value="11.75547">
            <text:p>11.75547</text:p>
          </table:table-cell>
          <table:table-cell office:value-type="float" office:value="54.636307">
            <text:p>54.636307</text:p>
          </table:table-cell>
          <table:table-cell/>
        </table:table-row>
        <table:table-row table:style-name="ro1">
          <table:table-cell office:value-type="float" office:value="18.924828">
            <text:p>18.924828</text:p>
          </table:table-cell>
          <table:table-cell office:value-type="float" office:value="53.40461">
            <text:p>53.40461</text:p>
          </table:table-cell>
          <table:table-cell/>
        </table:table-row>
        <table:table-row table:style-name="ro1">
          <table:table-cell office:value-type="float" office:value="1.5898736">
            <text:p>1.5898736</text:p>
          </table:table-cell>
          <table:table-cell office:value-type="float" office:value="46.875">
            <text:p>46.875</text:p>
          </table:table-cell>
          <table:table-cell/>
        </table:table-row>
        <table:table-row table:style-name="ro1">
          <table:table-cell office:value-type="float" office:value="1.631202">
            <text:p>1.631202</text:p>
          </table:table-cell>
          <table:table-cell office:value-type="float" office:value="45.152576">
            <text:p>45.152576</text:p>
          </table:table-cell>
          <table:table-cell/>
        </table:table-row>
        <table:table-row table:style-name="ro1">
          <table:table-cell/>
          <table:table-cell office:value-type="float" office:value="49.53988">
            <text:p>49.53988</text:p>
          </table:table-cell>
          <table:table-cell/>
        </table:table-row>
        <table:table-row table:style-name="ro1">
          <table:table-cell office:value-type="float" office:value="1.4046063">
            <text:p>1.4046063</text:p>
          </table:table-cell>
          <table:table-cell office:value-type="float" office:value="39.230423">
            <text:p>39.230423</text:p>
          </table:table-cell>
          <table:table-cell/>
        </table:table-row>
        <table:table-row table:style-name="ro1">
          <table:table-cell office:value-type="float" office:value="0.8792253">
            <text:p>0.8792253</text:p>
          </table:table-cell>
          <table:table-cell office:value-type="float" office:value="60.323326">
            <text:p>60.323326</text:p>
          </table:table-cell>
          <table:table-cell/>
        </table:table-row>
        <table:table-row table:style-name="ro1">
          <table:table-cell office:value-type="float" office:value="22.560097">
            <text:p>22.560097</text:p>
          </table:table-cell>
          <table:table-cell office:value-type="float" office:value="53.321354">
            <text:p>53.321354</text:p>
          </table:table-cell>
          <table:table-cell/>
        </table:table-row>
        <table:table-row table:style-name="ro1">
          <table:table-cell office:value-type="float" office:value="4.150598">
            <text:p>4.150598</text:p>
          </table:table-cell>
          <table:table-cell office:value-type="float" office:value="52.746525">
            <text:p>52.746525</text:p>
          </table:table-cell>
          <table:table-cell/>
        </table:table-row>
        <table:table-row table:style-name="ro1">
          <table:table-cell office:value-type="float" office:value="13.845347">
            <text:p>13.845347</text:p>
          </table:table-cell>
          <table:table-cell office:value-type="float" office:value="54.68491">
            <text:p>54.68491</text:p>
          </table:table-cell>
          <table:table-cell/>
        </table:table-row>
        <table:table-row table:style-name="ro1">
          <table:table-cell office:value-type="float" office:value="3.595452">
            <text:p>3.595452</text:p>
          </table:table-cell>
          <table:table-cell office:value-type="float" office:value="40.568233">
            <text:p>40.568233</text:p>
          </table:table-cell>
          <table:table-cell/>
        </table:table-row>
        <table:table-row table:style-name="ro1">
          <table:table-cell office:value-type="float" office:value="2.0086682">
            <text:p>2.0086682</text:p>
          </table:table-cell>
          <table:table-cell office:value-type="float" office:value="56.21162">
            <text:p>56.21162</text:p>
          </table:table-cell>
          <table:table-cell/>
        </table:table-row>
        <table:table-row table:style-name="ro1">
          <table:table-cell office:value-type="float" office:value="11.018192">
            <text:p>11.018192</text:p>
          </table:table-cell>
          <table:table-cell office:value-type="float" office:value="62.15106">
            <text:p>62.15106</text:p>
          </table:table-cell>
          <table:table-cell/>
        </table:table-row>
        <table:table-row table:style-name="ro1">
          <table:table-cell office:value-type="float" office:value="27.946623">
            <text:p>27.946623</text:p>
          </table:table-cell>
          <table:table-cell office:value-type="float" office:value="61.361496">
            <text:p>61.361496</text:p>
          </table:table-cell>
          <table:table-cell/>
        </table:table-row>
        <table:table-row table:style-name="ro1">
          <table:table-cell office:value-type="float" office:value="13.958341">
            <text:p>13.958341</text:p>
          </table:table-cell>
          <table:table-cell office:value-type="float" office:value="58.180443">
            <text:p>58.180443</text:p>
          </table:table-cell>
          <table:table-cell/>
        </table:table-row>
        <table:table-row table:style-name="ro1">
          <table:table-cell office:value-type="float" office:value="14.771521">
            <text:p>14.771521</text:p>
          </table:table-cell>
          <table:table-cell office:value-type="float" office:value="54.38967">
            <text:p>54.38967</text:p>
          </table:table-cell>
          <table:table-cell/>
        </table:table-row>
        <table:table-row table:style-name="ro1">
          <table:table-cell office:value-type="float" office:value="11.121952">
            <text:p>11.121952</text:p>
          </table:table-cell>
          <table:table-cell office:value-type="float" office:value="62.279305">
            <text:p>62.279305</text:p>
          </table:table-cell>
          <table:table-cell/>
        </table:table-row>
        <table:table-row table:style-name="ro1">
          <table:table-cell office:value-type="float" office:value="21.25026">
            <text:p>21.25026</text:p>
          </table:table-cell>
          <table:table-cell office:value-type="float" office:value="38.401505">
            <text:p>38.401505</text:p>
          </table:table-cell>
          <table:table-cell/>
        </table:table-row>
        <table:table-row table:style-name="ro1">
          <table:table-cell office:value-type="float" office:value="4.6664734">
            <text:p>4.6664734</text:p>
          </table:table-cell>
          <table:table-cell office:value-type="float" office:value="53.68782">
            <text:p>53.68782</text:p>
          </table:table-cell>
          <table:table-cell/>
        </table:table-row>
        <table:table-row table:style-name="ro1">
          <table:table-cell office:value-type="float" office:value="27.068491">
            <text:p>27.068491</text:p>
          </table:table-cell>
          <table:table-cell office:value-type="float" office:value="45.975597">
            <text:p>45.975597</text:p>
          </table:table-cell>
          <table:table-cell/>
        </table:table-row>
        <table:table-row table:style-name="ro1">
          <table:table-cell office:value-type="float" office:value="11.4306555">
            <text:p>11.4306555</text:p>
          </table:table-cell>
          <table:table-cell office:value-type="float" office:value="54.70504">
            <text:p>54.70504</text:p>
          </table:table-cell>
          <table:table-cell/>
        </table:table-row>
        <table:table-row table:style-name="ro1">
          <table:table-cell office:value-type="float" office:value="3.020578">
            <text:p>3.020578</text:p>
          </table:table-cell>
          <table:table-cell office:value-type="float" office:value="44.444443">
            <text:p>44.444443</text:p>
          </table:table-cell>
          <table:table-cell/>
        </table:table-row>
        <table:table-row table:style-name="ro1">
          <table:table-cell office:value-type="float" office:value="85.30023">
            <text:p>85.30023</text:p>
          </table:table-cell>
          <table:table-cell office:value-type="float" office:value="48.354996">
            <text:p>48.354996</text:p>
          </table:table-cell>
          <table:table-cell/>
        </table:table-row>
        <table:table-row table:style-name="ro1">
          <table:table-cell office:value-type="float" office:value="9.936101">
            <text:p>9.936101</text:p>
          </table:table-cell>
          <table:table-cell office:value-type="float" office:value="60.789684">
            <text:p>60.789684</text:p>
          </table:table-cell>
          <table:table-cell/>
        </table:table-row>
        <table:table-row table:style-name="ro1">
          <table:table-cell office:value-type="float" office:value="8.7147875">
            <text:p>8.7147875</text:p>
          </table:table-cell>
          <table:table-cell office:value-type="float" office:value="52.21239">
            <text:p>52.21239</text:p>
          </table:table-cell>
          <table:table-cell/>
        </table:table-row>
        <table:table-row table:style-name="ro1">
          <table:table-cell office:value-type="float" office:value="8.004827">
            <text:p>8.004827</text:p>
          </table:table-cell>
          <table:table-cell office:value-type="float" office:value="50.349392">
            <text:p>50.349392</text:p>
          </table:table-cell>
          <table:table-cell/>
        </table:table-row>
        <table:table-row table:style-name="ro1">
          <table:table-cell office:value-type="float" office:value="7.942436">
            <text:p>7.942436</text:p>
          </table:table-cell>
          <table:table-cell office:value-type="float" office:value="62.071995">
            <text:p>62.071995</text:p>
          </table:table-cell>
          <table:table-cell/>
        </table:table-row>
        <table:table-row table:style-name="ro1">
          <table:table-cell office:value-type="float" office:value="6.1127043">
            <text:p>6.1127043</text:p>
          </table:table-cell>
          <table:table-cell office:value-type="float" office:value="52.92605">
            <text:p>52.92605</text:p>
          </table:table-cell>
          <table:table-cell/>
        </table:table-row>
        <table:table-row table:style-name="ro1">
          <table:table-cell office:value-type="float" office:value="5.9056935">
            <text:p>5.9056935</text:p>
          </table:table-cell>
          <table:table-cell office:value-type="float" office:value="51.314716">
            <text:p>51.314716</text:p>
          </table:table-cell>
          <table:table-cell/>
        </table:table-row>
        <table:table-row table:style-name="ro1">
          <table:table-cell office:value-type="float" office:value="1156.6235">
            <text:p>1156.6235</text:p>
          </table:table-cell>
          <table:table-cell office:value-type="float" office:value="31.942518">
            <text:p>31.942518</text:p>
          </table:table-cell>
          <table:table-cell/>
        </table:table-row>
        <table:table-row table:style-name="ro1">
          <table:table-cell office:value-type="float" office:value="3.6430995">
            <text:p>3.6430995</text:p>
          </table:table-cell>
          <table:table-cell office:value-type="float" office:value="51.31165">
            <text:p>51.31165</text:p>
          </table:table-cell>
          <table:table-cell/>
        </table:table-row>
        <table:table-row table:style-name="ro1">
          <table:table-cell office:value-type="float" office:value="7.036175">
            <text:p>7.036175</text:p>
          </table:table-cell>
          <table:table-cell office:value-type="float" office:value="60.30615">
            <text:p>60.30615</text:p>
          </table:table-cell>
          <table:table-cell/>
        </table:table-row>
        <table:table-row table:style-name="ro1">
          <table:table-cell office:value-type="float" office:value="6.1408625">
            <text:p>6.1408625</text:p>
          </table:table-cell>
          <table:table-cell office:value-type="float" office:value="55.00464">
            <text:p>55.00464</text:p>
          </table:table-cell>
          <table:table-cell/>
        </table:table-row>
        <table:table-row table:style-name="ro1">
          <table:table-cell office:value-type="float" office:value="48.078697">
            <text:p>48.078697</text:p>
          </table:table-cell>
          <table:table-cell office:value-type="float" office:value="45.746643">
            <text:p>45.746643</text:p>
          </table:table-cell>
          <table:table-cell/>
        </table:table-row>
        <table:table-row table:style-name="ro1">
          <table:table-cell office:value-type="float" office:value="7.733235">
            <text:p>7.733235</text:p>
          </table:table-cell>
          <table:table-cell office:value-type="float" office:value="59.095688">
            <text:p>59.095688</text:p>
          </table:table-cell>
          <table:table-cell/>
        </table:table-row>
        <table:table-row table:style-name="ro1">
          <table:table-cell office:value-type="float" office:value="3.5842154">
            <text:p>3.5842154</text:p>
          </table:table-cell>
          <table:table-cell office:value-type="float" office:value="61.398132">
            <text:p>61.398132</text:p>
          </table:table-cell>
          <table:table-cell/>
        </table:table-row>
        <table:table-row table:style-name="ro1">
          <table:table-cell office:value-type="float" office:value="136.53262">
            <text:p>136.53262</text:p>
          </table:table-cell>
          <table:table-cell office:value-type="float" office:value="57.572643">
            <text:p>57.572643</text:p>
          </table:table-cell>
          <table:table-cell/>
        </table:table-row>
        <table:table-row table:style-name="ro1">
          <table:table-cell office:value-type="float" office:value="75.9748">
            <text:p>75.9748</text:p>
          </table:table-cell>
          <table:table-cell office:value-type="float" office:value="61.27847">
            <text:p>61.27847</text:p>
          </table:table-cell>
          <table:table-cell/>
        </table:table-row>
        <table:table-row table:style-name="ro1">
          <table:table-cell office:value-type="float" office:value="9.805708">
            <text:p>9.805708</text:p>
          </table:table-cell>
          <table:table-cell office:value-type="float" office:value="61.67696">
            <text:p>61.67696</text:p>
          </table:table-cell>
          <table:table-cell/>
        </table:table-row>
        <table:table-row table:style-name="ro1">
          <table:table-cell office:value-type="float" office:value="11.264671">
            <text:p>11.264671</text:p>
          </table:table-cell>
          <table:table-cell office:value-type="float" office:value="34.847874">
            <text:p>34.847874</text:p>
          </table:table-cell>
          <table:table-cell/>
        </table:table-row>
        <table:table-row table:style-name="ro1">
          <table:table-cell office:value-type="float" office:value="41.873753">
            <text:p>41.873753</text:p>
          </table:table-cell>
          <table:table-cell office:value-type="float" office:value="56.179554">
            <text:p>56.179554</text:p>
          </table:table-cell>
          <table:table-cell/>
        </table:table-row>
        <table:table-row table:style-name="ro1">
          <table:table-cell office:value-type="float" office:value="32.647976">
            <text:p>32.647976</text:p>
          </table:table-cell>
          <table:table-cell office:value-type="float" office:value="53.216187">
            <text:p>53.216187</text:p>
          </table:table-cell>
          <table:table-cell/>
        </table:table-row>
        <table:table-row table:style-name="ro1">
          <table:table-cell office:value-type="float" office:value="6.5288196">
            <text:p>6.5288196</text:p>
          </table:table-cell>
          <table:table-cell office:value-type="float" office:value="50.217865">
            <text:p>50.217865</text:p>
          </table:table-cell>
          <table:table-cell/>
        </table:table-row>
        <table:table-row table:style-name="ro1">
          <table:table-cell office:value-type="float" office:value="5.015734">
            <text:p>5.015734</text:p>
          </table:table-cell>
          <table:table-cell office:value-type="float" office:value="44.968994">
            <text:p>44.968994</text:p>
          </table:table-cell>
          <table:table-cell/>
        </table:table-row>
        <table:table-row table:style-name="ro1">
          <table:table-cell office:value-type="float" office:value="9.811628">
            <text:p>9.811628</text:p>
          </table:table-cell>
          <table:table-cell office:value-type="float" office:value="58.23366">
            <text:p>58.23366</text:p>
          </table:table-cell>
          <table:table-cell/>
        </table:table-row>
        <table:table-row table:style-name="ro1">
          <table:table-cell office:value-type="float" office:value="2.3350616">
            <text:p>2.3350616</text:p>
          </table:table-cell>
          <table:table-cell office:value-type="float" office:value="47.72475">
            <text:p>47.72475</text:p>
          </table:table-cell>
          <table:table-cell/>
        </table:table-row>
        <table:table-row table:style-name="ro1">
          <table:table-cell office:value-type="float" office:value="15.215936">
            <text:p>15.215936</text:p>
          </table:table-cell>
          <table:table-cell office:value-type="float" office:value="52.76518">
            <text:p>52.76518</text:p>
          </table:table-cell>
          <table:table-cell/>
        </table:table-row>
        <table:table-row table:style-name="ro1">
          <table:table-cell office:value-type="float" office:value="9.842405">
            <text:p>9.842405</text:p>
          </table:table-cell>
          <table:table-cell office:value-type="float" office:value="62.441597">
            <text:p>62.441597</text:p>
          </table:table-cell>
          <table:table-cell/>
        </table:table-row>
        <table:table-row table:style-name="ro1">
          <table:table-cell office:value-type="float" office:value="17.066963">
            <text:p>17.066963</text:p>
          </table:table-cell>
          <table:table-cell office:value-type="float" office:value="53.93211">
            <text:p>53.93211</text:p>
          </table:table-cell>
          <table:table-cell/>
        </table:table-row>
        <table:table-row table:style-name="ro1">
          <table:table-cell office:value-type="float" office:value="218.13676">
            <text:p>218.13676</text:p>
          </table:table-cell>
          <table:table-cell office:value-type="float" office:value="49.61748">
            <text:p>49.61748</text:p>
          </table:table-cell>
          <table:table-cell/>
        </table:table-row>
        <table:table-row table:style-name="ro1">
          <table:table-cell office:value-type="float" office:value="9.8517475">
            <text:p>9.8517475</text:p>
          </table:table-cell>
          <table:table-cell office:value-type="float" office:value="50.229496">
            <text:p>50.229496</text:p>
          </table:table-cell>
          <table:table-cell/>
        </table:table-row>
        <table:table-row table:style-name="ro1">
          <table:table-cell office:value-type="float" office:value="3.3753133">
            <text:p>3.3753133</text:p>
          </table:table-cell>
          <table:table-cell office:value-type="float" office:value="59.961807">
            <text:p>59.961807</text:p>
          </table:table-cell>
          <table:table-cell/>
        </table:table-row>
        <table:table-row table:style-name="ro1">
          <table:table-cell office:value-type="float" office:value="30.909222">
            <text:p>30.909222</text:p>
          </table:table-cell>
          <table:table-cell office:value-type="float" office:value="43.386242">
            <text:p>43.386242</text:p>
          </table:table-cell>
          <table:table-cell/>
        </table:table-row>
        <table:table-row table:style-name="ro1">
          <table:table-cell office:value-type="float" office:value="67.67495">
            <text:p>67.67495</text:p>
          </table:table-cell>
          <table:table-cell office:value-type="float" office:value="60.931164">
            <text:p>60.931164</text:p>
          </table:table-cell>
          <table:table-cell/>
        </table:table-row>
        <table:table-row table:style-name="ro1">
          <table:table-cell office:value-type="float" office:value="5.2819586">
            <text:p>5.2819586</text:p>
          </table:table-cell>
          <table:table-cell office:value-type="float" office:value="53.23468">
            <text:p>53.23468</text:p>
          </table:table-cell>
          <table:table-cell/>
        </table:table-row>
        <table:table-row table:style-name="ro1">
          <table:table-cell office:value-type="float" office:value="25.631304">
            <text:p>25.631304</text:p>
          </table:table-cell>
          <table:table-cell office:value-type="float" office:value="40.927555">
            <text:p>40.927555</text:p>
          </table:table-cell>
          <table:table-cell/>
        </table:table-row>
        <table:table-row table:style-name="ro1">
          <table:table-cell office:value-type="float" office:value="35.707226">
            <text:p>35.707226</text:p>
          </table:table-cell>
          <table:table-cell office:value-type="float" office:value="76.174355">
            <text:p>76.174355</text:p>
          </table:table-cell>
          <table:table-cell/>
        </table:table-row>
        <table:table-row table:style-name="ro1">
          <table:table-cell office:value-type="float" office:value="6.9139714">
            <text:p>6.9139714</text:p>
          </table:table-cell>
          <table:table-cell office:value-type="float" office:value="57.71909">
            <text:p>57.71909</text:p>
          </table:table-cell>
          <table:table-cell/>
        </table:table-row>
        <table:table-row table:style-name="ro1">
          <table:table-cell office:value-type="float" office:value="10.240427">
            <text:p>10.240427</text:p>
          </table:table-cell>
          <table:table-cell office:value-type="float" office:value="56.930946">
            <text:p>56.930946</text:p>
          </table:table-cell>
          <table:table-cell/>
        </table:table-row>
        <table:table-row table:style-name="ro1">
          <table:table-cell office:value-type="float" office:value="8.239363">
            <text:p>8.239363</text:p>
          </table:table-cell>
          <table:table-cell office:value-type="float" office:value="50.04931">
            <text:p>50.04931</text:p>
          </table:table-cell>
          <table:table-cell/>
        </table:table-row>
        <table:table-row table:style-name="ro1">
          <table:table-cell office:value-type="float" office:value="14.522299">
            <text:p>14.522299</text:p>
          </table:table-cell>
          <table:table-cell office:value-type="float" office:value="30.783398">
            <text:p>30.783398</text:p>
          </table:table-cell>
          <table:table-cell/>
        </table:table-row>
        <table:table-row table:style-name="ro1">
          <table:table-cell office:value-type="float" office:value="9.816056">
            <text:p>9.816056</text:p>
          </table:table-cell>
          <table:table-cell office:value-type="float" office:value="63.77395">
            <text:p>63.77395</text:p>
          </table:table-cell>
          <table:table-cell/>
        </table:table-row>
        <table:table-row table:style-name="ro1">
          <table:table-cell office:value-type="float" office:value="6.4372654">
            <text:p>6.4372654</text:p>
          </table:table-cell>
          <table:table-cell office:value-type="float" office:value="66.51523">
            <text:p>66.51523</text:p>
          </table:table-cell>
          <table:table-cell/>
        </table:table-row>
        <table:table-row table:style-name="ro1">
          <table:table-cell office:value-type="float" office:value="13.32895">
            <text:p>13.32895</text:p>
          </table:table-cell>
          <table:table-cell office:value-type="float" office:value="47.9175">
            <text:p>47.9175</text:p>
          </table:table-cell>
          <table:table-cell/>
        </table:table-row>
        <table:table-row table:style-name="ro1">
          <table:table-cell office:value-type="float" office:value="7.8663726">
            <text:p>7.8663726</text:p>
          </table:table-cell>
          <table:table-cell office:value-type="float" office:value="66.37841">
            <text:p>66.37841</text:p>
          </table:table-cell>
          <table:table-cell/>
        </table:table-row>
        <table:table-row table:style-name="ro1">
          <table:table-cell office:value-type="float" office:value="7.373703">
            <text:p>7.373703</text:p>
          </table:table-cell>
          <table:table-cell office:value-type="float" office:value="11.60084">
            <text:p>11.60084</text:p>
          </table:table-cell>
          <table:table-cell/>
        </table:table-row>
        <table:table-row table:style-name="ro1">
          <table:table-cell office:value-type="float" office:value="9.331637">
            <text:p>9.331637</text:p>
          </table:table-cell>
          <table:table-cell office:value-type="float" office:value="62.09564">
            <text:p>62.09564</text:p>
          </table:table-cell>
          <table:table-cell/>
        </table:table-row>
        <table:table-row table:style-name="ro1">
          <table:table-cell office:value-type="float" office:value="19.103704">
            <text:p>19.103704</text:p>
          </table:table-cell>
          <table:table-cell office:value-type="float" office:value="38.926525">
            <text:p>38.926525</text:p>
          </table:table-cell>
          <table:table-cell/>
        </table:table-row>
        <table:table-row table:style-name="ro1">
          <table:table-cell office:value-type="float" office:value="17.309694">
            <text:p>17.309694</text:p>
          </table:table-cell>
          <table:table-cell office:value-type="float" office:value="24.7479">
            <text:p>24.7479</text:p>
          </table:table-cell>
          <table:table-cell/>
        </table:table-row>
        <table:table-row table:style-name="ro1">
          <table:table-cell office:value-type="float" office:value="14.571097">
            <text:p>14.571097</text:p>
          </table:table-cell>
          <table:table-cell office:value-type="float" office:value="44.24313">
            <text:p>44.24313</text:p>
          </table:table-cell>
          <table:table-cell/>
        </table:table-row>
        <table:table-row table:style-name="ro1">
          <table:table-cell office:value-type="float" office:value="18.258446">
            <text:p>18.258446</text:p>
          </table:table-cell>
          <table:table-cell office:value-type="float" office:value="58.158997">
            <text:p>58.158997</text:p>
          </table:table-cell>
          <table:table-cell/>
        </table:table-row>
        <table:table-row table:style-name="ro1">
          <table:table-cell office:value-type="float" office:value="125.671974">
            <text:p>125.671974</text:p>
          </table:table-cell>
          <table:table-cell office:value-type="float" office:value="66.898605">
            <text:p>66.898605</text:p>
          </table:table-cell>
          <table:table-cell/>
        </table:table-row>
        <table:table-row table:style-name="ro1">
          <table:table-cell office:value-type="float" office:value="61.653122">
            <text:p>61.653122</text:p>
          </table:table-cell>
          <table:table-cell office:value-type="float" office:value="55.945">
            <text:p>55.945</text:p>
          </table:table-cell>
          <table:table-cell/>
        </table:table-row>
        <table:table-row table:style-name="ro1">
          <table:table-cell office:value-type="float" office:value="5.5368547">
            <text:p>5.5368547</text:p>
          </table:table-cell>
          <table:table-cell office:value-type="float" office:value="61.323963">
            <text:p>61.323963</text:p>
          </table:table-cell>
          <table:table-cell/>
        </table:table-row>
        <table:table-row table:style-name="ro1">
          <table:table-cell office:value-type="float" office:value="18.092554">
            <text:p>18.092554</text:p>
          </table:table-cell>
          <table:table-cell office:value-type="float" office:value="86.06904">
            <text:p>86.06904</text:p>
          </table:table-cell>
          <table:table-cell/>
        </table:table-row>
        <table:table-row table:style-name="ro1">
          <table:table-cell office:value-type="float" office:value="7.7263393">
            <text:p>7.7263393</text:p>
          </table:table-cell>
          <table:table-cell office:value-type="float" office:value="77.36204">
            <text:p>77.36204</text:p>
          </table:table-cell>
          <table:table-cell/>
        </table:table-row>
        <table:table-row table:style-name="ro1">
          <table:table-cell office:value-type="float" office:value="18.820976">
            <text:p>18.820976</text:p>
          </table:table-cell>
          <table:table-cell office:value-type="float" office:value="53.113064">
            <text:p>53.113064</text:p>
          </table:table-cell>
          <table:table-cell/>
        </table:table-row>
        <table:table-row table:style-name="ro1">
          <table:table-cell office:value-type="float" office:value="30.734568">
            <text:p>30.734568</text:p>
          </table:table-cell>
          <table:table-cell office:value-type="float" office:value="76.82519">
            <text:p>76.82519</text:p>
          </table:table-cell>
          <table:table-cell/>
        </table:table-row>
        <table:table-row table:style-name="ro1">
          <table:table-cell office:value-type="float" office:value="74.30963">
            <text:p>74.30963</text:p>
          </table:table-cell>
          <table:table-cell office:value-type="float" office:value="63.470634">
            <text:p>63.470634</text:p>
          </table:table-cell>
          <table:table-cell/>
        </table:table-row>
        <table:table-row table:style-name="ro1">
          <table:table-cell office:value-type="float" office:value="108.10728">
            <text:p>108.10728</text:p>
          </table:table-cell>
          <table:table-cell office:value-type="float" office:value="27.278728">
            <text:p>27.278728</text:p>
          </table:table-cell>
          <table:table-cell/>
        </table:table-row>
        <table:table-row table:style-name="ro1">
          <table:table-cell office:value-type="float" office:value="9.66064">
            <text:p>9.66064</text:p>
          </table:table-cell>
          <table:table-cell office:value-type="float" office:value="15.723349">
            <text:p>15.723349</text:p>
          </table:table-cell>
          <table:table-cell/>
        </table:table-row>
        <table:table-row table:style-name="ro1">
          <table:table-cell office:value-type="float" office:value="8.361665">
            <text:p>8.361665</text:p>
          </table:table-cell>
          <table:table-cell office:value-type="float" office:value="23.925694">
            <text:p>23.925694</text:p>
          </table:table-cell>
          <table:table-cell/>
        </table:table-row>
        <table:table-row table:style-name="ro1">
          <table:table-cell office:value-type="float" office:value="1.2257212">
            <text:p>1.2257212</text:p>
          </table:table-cell>
          <table:table-cell office:value-type="float" office:value="38.668373">
            <text:p>38.668373</text:p>
          </table:table-cell>
          <table:table-cell/>
        </table:table-row>
        <table:table-row table:style-name="ro1">
          <table:table-cell office:value-type="float" office:value="16.736097">
            <text:p>16.736097</text:p>
          </table:table-cell>
          <table:table-cell office:value-type="float" office:value="81.2412">
            <text:p>81.2412</text:p>
          </table:table-cell>
          <table:table-cell/>
        </table:table-row>
        <table:table-row table:style-name="ro1">
          <table:table-cell office:value-type="float" office:value="51.69919">
            <text:p>51.69919</text:p>
          </table:table-cell>
          <table:table-cell office:value-type="float" office:value="68.28017">
            <text:p>68.28017</text:p>
          </table:table-cell>
          <table:table-cell/>
        </table:table-row>
        <table:table-row table:style-name="ro1">
          <table:table-cell office:value-type="float" office:value="9.684491">
            <text:p>9.684491</text:p>
          </table:table-cell>
          <table:table-cell office:value-type="float" office:value="45.134552">
            <text:p>45.134552</text:p>
          </table:table-cell>
          <table:table-cell/>
        </table:table-row>
        <table:table-row table:style-name="ro1">
          <table:table-cell/>
          <table:table-cell office:value-type="float" office:value="37.333538">
            <text:p>37.333538</text:p>
          </table:table-cell>
          <table:table-cell/>
        </table:table-row>
        <table:table-row table:style-name="ro1">
          <table:table-cell office:value-type="float" office:value="5.6574593">
            <text:p>5.6574593</text:p>
          </table:table-cell>
          <table:table-cell office:value-type="float" office:value="10.941863">
            <text:p>10.941863</text:p>
          </table:table-cell>
          <table:table-cell/>
        </table:table-row>
        <table:table-row table:style-name="ro1">
          <table:table-cell office:value-type="float" office:value="37.44474">
            <text:p>37.44474</text:p>
          </table:table-cell>
          <table:table-cell office:value-type="float" office:value="69.28915">
            <text:p>69.28915</text:p>
          </table:table-cell>
          <table:table-cell/>
        </table:table-row>
        <table:table-row table:style-name="ro1">
          <table:table-cell office:value-type="float" office:value="5.2443447">
            <text:p>5.2443447</text:p>
          </table:table-cell>
          <table:table-cell office:value-type="float" office:value="35.58075">
            <text:p>35.58075</text:p>
          </table:table-cell>
          <table:table-cell/>
        </table:table-row>
        <table:table-row table:style-name="ro1">
          <table:table-cell office:value-type="float" office:value="27.01919">
            <text:p>27.01919</text:p>
          </table:table-cell>
          <table:table-cell office:value-type="float" office:value="57.925312">
            <text:p>57.925312</text:p>
          </table:table-cell>
          <table:table-cell/>
        </table:table-row>
        <table:table-row table:style-name="ro1">
          <table:table-cell office:value-type="float" office:value="43.291317">
            <text:p>43.291317</text:p>
          </table:table-cell>
          <table:table-cell office:value-type="float" office:value="77.622284">
            <text:p>77.622284</text:p>
          </table:table-cell>
          <table:table-cell/>
        </table:table-row>
        <table:table-row table:style-name="ro1">
          <table:table-cell office:value-type="float" office:value="43.30824">
            <text:p>43.30824</text:p>
          </table:table-cell>
          <table:table-cell office:value-type="float" office:value="57.809372">
            <text:p>57.809372</text:p>
          </table:table-cell>
          <table:table-cell/>
        </table:table-row>
        <table:table-row table:style-name="ro1">
          <table:table-cell office:value-type="float" office:value="11.427207">
            <text:p>11.427207</text:p>
          </table:table-cell>
          <table:table-cell office:value-type="float" office:value="63.43363">
            <text:p>63.43363</text:p>
          </table:table-cell>
          <table:table-cell/>
        </table:table-row>
        <table:table-row table:style-name="ro1">
          <table:table-cell office:value-type="float" office:value="15.718648">
            <text:p>15.718648</text:p>
          </table:table-cell>
          <table:table-cell office:value-type="float" office:value="54.339">
            <text:p>54.339</text:p>
          </table:table-cell>
          <table:table-cell/>
        </table:table-row>
        <table:table-row table:style-name="ro1">
          <table:table-cell office:value-type="float" office:value="70.78284">
            <text:p>70.78284</text:p>
          </table:table-cell>
          <table:table-cell office:value-type="float" office:value="64.62831">
            <text:p>64.62831</text:p>
          </table:table-cell>
          <table:table-cell/>
        </table:table-row>
        <table:table-row table:style-name="ro1">
          <table:table-cell office:value-type="float" office:value="20.574911">
            <text:p>20.574911</text:p>
          </table:table-cell>
          <table:table-cell office:value-type="float" office:value="26.997747">
            <text:p>26.997747</text:p>
          </table:table-cell>
          <table:table-cell/>
        </table:table-row>
        <table:table-row table:style-name="ro1">
          <table:table-cell office:value-type="float" office:value="22.896254">
            <text:p>22.896254</text:p>
          </table:table-cell>
          <table:table-cell office:value-type="float" office:value="65.66985">
            <text:p>65.66985</text:p>
          </table:table-cell>
          <table:table-cell/>
        </table:table-row>
        <table:table-row table:style-name="ro1">
          <table:table-cell office:value-type="float" office:value="44.75942">
            <text:p>44.75942</text:p>
          </table:table-cell>
          <table:table-cell office:value-type="float" office:value="50.74071">
            <text:p>50.74071</text:p>
          </table:table-cell>
          <table:table-cell/>
        </table:table-row>
        <table:table-row table:style-name="ro1">
          <table:table-cell office:value-type="float" office:value="49.72132">
            <text:p>49.72132</text:p>
          </table:table-cell>
          <table:table-cell office:value-type="float" office:value="57.906925">
            <text:p>57.906925</text:p>
          </table:table-cell>
          <table:table-cell/>
        </table:table-row>
        <table:table-row table:style-name="ro1">
          <table:table-cell office:value-type="float" office:value="19.047003">
            <text:p>19.047003</text:p>
          </table:table-cell>
          <table:table-cell office:value-type="float" office:value="64.99863">
            <text:p>64.99863</text:p>
          </table:table-cell>
          <table:table-cell/>
        </table:table-row>
        <table:table-row table:style-name="ro1">
          <table:table-cell office:value-type="float" office:value="20.188791">
            <text:p>20.188791</text:p>
          </table:table-cell>
          <table:table-cell office:value-type="float" office:value="40.21217">
            <text:p>40.21217</text:p>
          </table:table-cell>
          <table:table-cell/>
        </table:table-row>
        <table:table-row table:style-name="ro1">
          <table:table-cell office:value-type="float" office:value="18.454884">
            <text:p>18.454884</text:p>
          </table:table-cell>
          <table:table-cell office:value-type="float" office:value="58.02054">
            <text:p>58.02054</text:p>
          </table:table-cell>
          <table:table-cell/>
        </table:table-row>
        <table:table-row table:style-name="ro1">
          <table:table-cell office:value-type="float" office:value="10.340534">
            <text:p>10.340534</text:p>
          </table:table-cell>
          <table:table-cell office:value-type="float" office:value="53.111946">
            <text:p>53.111946</text:p>
          </table:table-cell>
          <table:table-cell/>
        </table:table-row>
        <table:table-row table:style-name="ro1">
          <table:table-cell office:value-type="float" office:value="20.021286">
            <text:p>20.021286</text:p>
          </table:table-cell>
          <table:table-cell office:value-type="float" office:value="71.94964">
            <text:p>71.94964</text:p>
          </table:table-cell>
          <table:table-cell/>
        </table:table-row>
        <table:table-row table:style-name="ro1">
          <table:table-cell office:value-type="float" office:value="14.452868">
            <text:p>14.452868</text:p>
          </table:table-cell>
          <table:table-cell office:value-type="float" office:value="65.81644">
            <text:p>65.81644</text:p>
          </table:table-cell>
          <table:table-cell/>
        </table:table-row>
        <table:table-row table:style-name="ro1">
          <table:table-cell office:value-type="float" office:value="6.352484">
            <text:p>6.352484</text:p>
          </table:table-cell>
          <table:table-cell office:value-type="float" office:value="21.216974">
            <text:p>21.216974</text:p>
          </table:table-cell>
          <table:table-cell/>
        </table:table-row>
        <table:table-row table:style-name="ro1">
          <table:table-cell office:value-type="float" office:value="39.84541">
            <text:p>39.84541</text:p>
          </table:table-cell>
          <table:table-cell office:value-type="float" office:value="49.041756">
            <text:p>49.041756</text:p>
          </table:table-cell>
          <table:table-cell/>
        </table:table-row>
        <table:table-row table:style-name="ro1">
          <table:table-cell office:value-type="float" office:value="19.008823">
            <text:p>19.008823</text:p>
          </table:table-cell>
          <table:table-cell office:value-type="float" office:value="45.660763">
            <text:p>45.660763</text:p>
          </table:table-cell>
          <table:table-cell/>
        </table:table-row>
        <table:table-row table:style-name="ro1">
          <table:table-cell office:value-type="float" office:value="26.316584">
            <text:p>26.316584</text:p>
          </table:table-cell>
          <table:table-cell office:value-type="float" office:value="80.59443">
            <text:p>80.59443</text:p>
          </table:table-cell>
          <table:table-cell/>
        </table:table-row>
        <table:table-row table:style-name="ro1">
          <table:table-cell office:value-type="float" office:value="7.2806993">
            <text:p>7.2806993</text:p>
          </table:table-cell>
          <table:table-cell office:value-type="float" office:value="73.01475">
            <text:p>73.01475</text:p>
          </table:table-cell>
          <table:table-cell/>
        </table:table-row>
        <table:table-row table:style-name="ro1">
          <table:table-cell office:value-type="float" office:value="37.9545">
            <text:p>37.9545</text:p>
          </table:table-cell>
          <table:table-cell office:value-type="float" office:value="46.18855">
            <text:p>46.18855</text:p>
          </table:table-cell>
          <table:table-cell/>
        </table:table-row>
        <table:table-row table:style-name="ro1">
          <table:table-cell office:value-type="float" office:value="23.1222">
            <text:p>23.1222</text:p>
          </table:table-cell>
          <table:table-cell office:value-type="float" office:value="77.14966">
            <text:p>77.14966</text:p>
          </table:table-cell>
          <table:table-cell/>
        </table:table-row>
        <table:table-row table:style-name="ro1">
          <table:table-cell office:value-type="float" office:value="23.280664">
            <text:p>23.280664</text:p>
          </table:table-cell>
          <table:table-cell office:value-type="float" office:value="71.522446">
            <text:p>71.522446</text:p>
          </table:table-cell>
          <table:table-cell/>
        </table:table-row>
        <table:table-row table:style-name="ro1">
          <table:table-cell office:value-type="float" office:value="7.7943187">
            <text:p>7.7943187</text:p>
          </table:table-cell>
          <table:table-cell office:value-type="float" office:value="28.231722">
            <text:p>28.231722</text:p>
          </table:table-cell>
          <table:table-cell/>
        </table:table-row>
        <table:table-row table:style-name="ro1">
          <table:table-cell office:value-type="float" office:value="68.04643">
            <text:p>68.04643</text:p>
          </table:table-cell>
          <table:table-cell office:value-type="float" office:value="76.25241">
            <text:p>76.25241</text:p>
          </table:table-cell>
          <table:table-cell/>
        </table:table-row>
        <table:table-row table:style-name="ro1">
          <table:table-cell office:value-type="float" office:value="17.934128">
            <text:p>17.934128</text:p>
          </table:table-cell>
          <table:table-cell office:value-type="float" office:value="54.541992">
            <text:p>54.541992</text:p>
          </table:table-cell>
          <table:table-cell/>
        </table:table-row>
        <table:table-row table:style-name="ro1">
          <table:table-cell office:value-type="float" office:value="4.330557">
            <text:p>4.330557</text:p>
          </table:table-cell>
          <table:table-cell office:value-type="float" office:value="30.053429">
            <text:p>30.053429</text:p>
          </table:table-cell>
          <table:table-cell/>
        </table:table-row>
        <table:table-row table:style-name="ro1">
          <table:table-cell office:value-type="float" office:value="17.965837">
            <text:p>17.965837</text:p>
          </table:table-cell>
          <table:table-cell office:value-type="float" office:value="61.117973">
            <text:p>61.117973</text:p>
          </table:table-cell>
          <table:table-cell/>
        </table:table-row>
        <table:table-row table:style-name="ro1">
          <table:table-cell office:value-type="float" office:value="9.978649">
            <text:p>9.978649</text:p>
          </table:table-cell>
          <table:table-cell office:value-type="float" office:value="75.34878">
            <text:p>75.34878</text:p>
          </table:table-cell>
          <table:table-cell/>
        </table:table-row>
        <table:table-row table:style-name="ro1">
          <table:table-cell office:value-type="float" office:value="15.421679">
            <text:p>15.421679</text:p>
          </table:table-cell>
          <table:table-cell office:value-type="float" office:value="73.29562">
            <text:p>73.29562</text:p>
          </table:table-cell>
          <table:table-cell/>
        </table:table-row>
        <table:table-row table:style-name="ro1">
          <table:table-cell office:value-type="float" office:value="16.063854">
            <text:p>16.063854</text:p>
          </table:table-cell>
          <table:table-cell office:value-type="float" office:value="26.679516">
            <text:p>26.679516</text:p>
          </table:table-cell>
          <table:table-cell/>
        </table:table-row>
        <table:table-row table:style-name="ro1">
          <table:table-cell office:value-type="float" office:value="9.092943">
            <text:p>9.092943</text:p>
          </table:table-cell>
          <table:table-cell office:value-type="float" office:value="39.25293">
            <text:p>39.25293</text:p>
          </table:table-cell>
          <table:table-cell/>
        </table:table-row>
        <table:table-row table:style-name="ro1">
          <table:table-cell office:value-type="float" office:value="27.227247">
            <text:p>27.227247</text:p>
          </table:table-cell>
          <table:table-cell office:value-type="float" office:value="59.316605">
            <text:p>59.316605</text:p>
          </table:table-cell>
          <table:table-cell/>
        </table:table-row>
        <table:table-row table:style-name="ro1">
          <table:table-cell office:value-type="float" office:value="18.660484">
            <text:p>18.660484</text:p>
          </table:table-cell>
          <table:table-cell office:value-type="float" office:value="74.61426">
            <text:p>74.61426</text:p>
          </table:table-cell>
          <table:table-cell/>
        </table:table-row>
        <table:table-row table:style-name="ro1">
          <table:table-cell office:value-type="float" office:value="16.995436">
            <text:p>16.995436</text:p>
          </table:table-cell>
          <table:table-cell office:value-type="float" office:value="78.9029">
            <text:p>78.9029</text:p>
          </table:table-cell>
          <table:table-cell/>
        </table:table-row>
        <table:table-row table:style-name="ro1">
          <table:table-cell office:value-type="float" office:value="8.635524">
            <text:p>8.635524</text:p>
          </table:table-cell>
          <table:table-cell office:value-type="float" office:value="20.457764">
            <text:p>20.457764</text:p>
          </table:table-cell>
          <table:table-cell/>
        </table:table-row>
        <table:table-row table:style-name="ro1">
          <table:table-cell office:value-type="float" office:value="25.147566">
            <text:p>25.147566</text:p>
          </table:table-cell>
          <table:table-cell office:value-type="float" office:value="75.771484">
            <text:p>75.771484</text:p>
          </table:table-cell>
          <table:table-cell/>
        </table:table-row>
        <table:table-row table:style-name="ro1">
          <table:table-cell office:value-type="float" office:value="14.742603">
            <text:p>14.742603</text:p>
          </table:table-cell>
          <table:table-cell office:value-type="float" office:value="54.230873">
            <text:p>54.230873</text:p>
          </table:table-cell>
          <table:table-cell/>
        </table:table-row>
        <table:table-row table:style-name="ro1">
          <table:table-cell office:value-type="float" office:value="30.440943">
            <text:p>30.440943</text:p>
          </table:table-cell>
          <table:table-cell office:value-type="float" office:value="48.680595">
            <text:p>48.680595</text:p>
          </table:table-cell>
          <table:table-cell/>
        </table:table-row>
        <table:table-row table:style-name="ro1">
          <table:table-cell office:value-type="float" office:value="25.900808">
            <text:p>25.900808</text:p>
          </table:table-cell>
          <table:table-cell office:value-type="float" office:value="28.549654">
            <text:p>28.549654</text:p>
          </table:table-cell>
          <table:table-cell/>
        </table:table-row>
        <table:table-row table:style-name="ro1">
          <table:table-cell office:value-type="float" office:value="9.858411">
            <text:p>9.858411</text:p>
          </table:table-cell>
          <table:table-cell office:value-type="float" office:value="59.63123">
            <text:p>59.63123</text:p>
          </table:table-cell>
          <table:table-cell/>
        </table:table-row>
        <table:table-row table:style-name="ro1">
          <table:table-cell office:value-type="float" office:value="9.401542">
            <text:p>9.401542</text:p>
          </table:table-cell>
          <table:table-cell office:value-type="float" office:value="77.216515">
            <text:p>77.216515</text:p>
          </table:table-cell>
          <table:table-cell/>
        </table:table-row>
        <table:table-row table:style-name="ro1">
          <table:table-cell office:value-type="float" office:value="5.5305767">
            <text:p>5.5305767</text:p>
          </table:table-cell>
          <table:table-cell office:value-type="float" office:value="30.249111">
            <text:p>30.249111</text:p>
          </table:table-cell>
          <table:table-cell/>
        </table:table-row>
        <table:table-row table:style-name="ro1">
          <table:table-cell office:value-type="float" office:value="12.148293">
            <text:p>12.148293</text:p>
          </table:table-cell>
          <table:table-cell office:value-type="float" office:value="53.03998">
            <text:p>53.03998</text:p>
          </table:table-cell>
          <table:table-cell/>
        </table:table-row>
        <table:table-row table:style-name="ro1">
          <table:table-cell office:value-type="float" office:value="9.877195">
            <text:p>9.877195</text:p>
          </table:table-cell>
          <table:table-cell office:value-type="float" office:value="52.217773">
            <text:p>52.217773</text:p>
          </table:table-cell>
          <table:table-cell/>
        </table:table-row>
        <table:table-row table:style-name="ro1">
          <table:table-cell office:value-type="float" office:value="11.583479">
            <text:p>11.583479</text:p>
          </table:table-cell>
          <table:table-cell office:value-type="float" office:value="42.300556">
            <text:p>42.300556</text:p>
          </table:table-cell>
          <table:table-cell/>
        </table:table-row>
        <table:table-row table:style-name="ro1">
          <table:table-cell office:value-type="float" office:value="17.365776">
            <text:p>17.365776</text:p>
          </table:table-cell>
          <table:table-cell office:value-type="float" office:value="57.247112">
            <text:p>57.247112</text:p>
          </table:table-cell>
          <table:table-cell/>
        </table:table-row>
        <table:table-row table:style-name="ro1">
          <table:table-cell office:value-type="float" office:value="15.388296">
            <text:p>15.388296</text:p>
          </table:table-cell>
          <table:table-cell office:value-type="float" office:value="67.3205">
            <text:p>67.3205</text:p>
          </table:table-cell>
          <table:table-cell/>
        </table:table-row>
        <table:table-row table:style-name="ro1">
          <table:table-cell office:value-type="float" office:value="3.9916046">
            <text:p>3.9916046</text:p>
          </table:table-cell>
          <table:table-cell office:value-type="float" office:value="71.55756">
            <text:p>71.55756</text:p>
          </table:table-cell>
          <table:table-cell/>
        </table:table-row>
        <table:table-row table:style-name="ro1">
          <table:table-cell office:value-type="float" office:value="14.118486">
            <text:p>14.118486</text:p>
          </table:table-cell>
          <table:table-cell office:value-type="float" office:value="63.615795">
            <text:p>63.615795</text:p>
          </table:table-cell>
          <table:table-cell/>
        </table:table-row>
        <table:table-row table:style-name="ro1">
          <table:table-cell office:value-type="float" office:value="17.356537">
            <text:p>17.356537</text:p>
          </table:table-cell>
          <table:table-cell office:value-type="float" office:value="72.83502">
            <text:p>72.83502</text:p>
          </table:table-cell>
          <table:table-cell/>
        </table:table-row>
        <table:table-row table:style-name="ro1">
          <table:table-cell office:value-type="float" office:value="8.014368">
            <text:p>8.014368</text:p>
          </table:table-cell>
          <table:table-cell office:value-type="float" office:value="78.186966">
            <text:p>78.186966</text:p>
          </table:table-cell>
          <table:table-cell/>
        </table:table-row>
        <table:table-row table:style-name="ro1">
          <table:table-cell office:value-type="float" office:value="7.7356534">
            <text:p>7.7356534</text:p>
          </table:table-cell>
          <table:table-cell office:value-type="float" office:value="66.253136">
            <text:p>66.253136</text:p>
          </table:table-cell>
          <table:table-cell/>
        </table:table-row>
        <table:table-row table:style-name="ro1">
          <table:table-cell office:value-type="float" office:value="9.810692">
            <text:p>9.810692</text:p>
          </table:table-cell>
          <table:table-cell office:value-type="float" office:value="67.47832">
            <text:p>67.47832</text:p>
          </table:table-cell>
          <table:table-cell/>
        </table:table-row>
        <table:table-row table:style-name="ro1">
          <table:table-cell office:value-type="float" office:value="7.672926">
            <text:p>7.672926</text:p>
          </table:table-cell>
          <table:table-cell office:value-type="float" office:value="77.143394">
            <text:p>77.143394</text:p>
          </table:table-cell>
          <table:table-cell/>
        </table:table-row>
        <table:table-row table:style-name="ro1">
          <table:table-cell office:value-type="float" office:value="91.185486">
            <text:p>91.185486</text:p>
          </table:table-cell>
          <table:table-cell office:value-type="float" office:value="48.4188">
            <text:p>48.4188</text:p>
          </table:table-cell>
          <table:table-cell/>
        </table:table-row>
        <table:table-row table:style-name="ro1">
          <table:table-cell office:value-type="float" office:value="82.850075">
            <text:p>82.850075</text:p>
          </table:table-cell>
          <table:table-cell office:value-type="float" office:value="54.47539">
            <text:p>54.47539</text:p>
          </table:table-cell>
          <table:table-cell/>
        </table:table-row>
        <table:table-row table:style-name="ro1">
          <table:table-cell office:value-type="float" office:value="23.646133">
            <text:p>23.646133</text:p>
          </table:table-cell>
          <table:table-cell office:value-type="float" office:value="73.734276">
            <text:p>73.734276</text:p>
          </table:table-cell>
          <table:table-cell/>
        </table:table-row>
        <table:table-row table:style-name="ro1">
          <table:table-cell office:value-type="float" office:value="8.449456">
            <text:p>8.449456</text:p>
          </table:table-cell>
          <table:table-cell office:value-type="float" office:value="67.475845">
            <text:p>67.475845</text:p>
          </table:table-cell>
          <table:table-cell/>
        </table:table-row>
        <table:table-row table:style-name="ro1">
          <table:table-cell office:value-type="float" office:value="20.239594">
            <text:p>20.239594</text:p>
          </table:table-cell>
          <table:table-cell office:value-type="float" office:value="65.92185">
            <text:p>65.92185</text:p>
          </table:table-cell>
          <table:table-cell/>
        </table:table-row>
        <table:table-row table:style-name="ro1">
          <table:table-cell office:value-type="float" office:value="23.969917">
            <text:p>23.969917</text:p>
          </table:table-cell>
          <table:table-cell office:value-type="float" office:value="70.02831">
            <text:p>70.02831</text:p>
          </table:table-cell>
          <table:table-cell/>
        </table:table-row>
        <table:table-row table:style-name="ro1">
          <table:table-cell office:value-type="float" office:value="49.991005">
            <text:p>49.991005</text:p>
          </table:table-cell>
          <table:table-cell office:value-type="float" office:value="72.2929">
            <text:p>72.2929</text:p>
          </table:table-cell>
          <table:table-cell/>
        </table:table-row>
        <table:table-row table:style-name="ro1">
          <table:table-cell office:value-type="float" office:value="5.1117287">
            <text:p>5.1117287</text:p>
          </table:table-cell>
          <table:table-cell office:value-type="float" office:value="72.692856">
            <text:p>72.692856</text:p>
          </table:table-cell>
          <table:table-cell/>
        </table:table-row>
        <table:table-row table:style-name="ro1">
          <table:table-cell office:value-type="float" office:value="4.776592">
            <text:p>4.776592</text:p>
          </table:table-cell>
          <table:table-cell office:value-type="float" office:value="72.40117">
            <text:p>72.40117</text:p>
          </table:table-cell>
          <table:table-cell/>
        </table:table-row>
        <table:table-row table:style-name="ro1">
          <table:table-cell office:value-type="float" office:value="54.777077">
            <text:p>54.777077</text:p>
          </table:table-cell>
          <table:table-cell office:value-type="float" office:value="64.45909">
            <text:p>64.45909</text:p>
          </table:table-cell>
          <table:table-cell/>
        </table:table-row>
        <table:table-row table:style-name="ro1">
          <table:table-cell office:value-type="float" office:value="10.831752">
            <text:p>10.831752</text:p>
          </table:table-cell>
          <table:table-cell office:value-type="float" office:value="74.01455">
            <text:p>74.01455</text:p>
          </table:table-cell>
          <table:table-cell/>
        </table:table-row>
        <table:table-row table:style-name="ro1">
          <table:table-cell office:value-type="float" office:value="3.9414597">
            <text:p>3.9414597</text:p>
          </table:table-cell>
          <table:table-cell office:value-type="float" office:value="64.20743">
            <text:p>64.20743</text:p>
          </table:table-cell>
          <table:table-cell/>
        </table:table-row>
        <table:table-row table:style-name="ro1">
          <table:table-cell office:value-type="float" office:value="53.300583">
            <text:p>53.300583</text:p>
          </table:table-cell>
          <table:table-cell office:value-type="float" office:value="73.68407">
            <text:p>73.68407</text:p>
          </table:table-cell>
          <table:table-cell/>
        </table:table-row>
        <table:table-row table:style-name="ro1">
          <table:table-cell office:value-type="float" office:value="5.384315">
            <text:p>5.384315</text:p>
          </table:table-cell>
          <table:table-cell office:value-type="float" office:value="55.306904">
            <text:p>55.306904</text:p>
          </table:table-cell>
          <table:table-cell/>
        </table:table-row>
        <table:table-row table:style-name="ro1">
          <table:table-cell office:value-type="float" office:value="210.21893">
            <text:p>210.21893</text:p>
          </table:table-cell>
          <table:table-cell office:value-type="float" office:value="54.295277">
            <text:p>54.295277</text:p>
          </table:table-cell>
          <table:table-cell/>
        </table:table-row>
        <table:table-row table:style-name="ro1">
          <table:table-cell office:value-type="float" office:value="18.937262">
            <text:p>18.937262</text:p>
          </table:table-cell>
          <table:table-cell office:value-type="float" office:value="61.57055">
            <text:p>61.57055</text:p>
          </table:table-cell>
          <table:table-cell/>
        </table:table-row>
        <table:table-row table:style-name="ro1">
          <table:table-cell office:value-type="float" office:value="73.659386">
            <text:p>73.659386</text:p>
          </table:table-cell>
          <table:table-cell office:value-type="float" office:value="67.10696">
            <text:p>67.10696</text:p>
          </table:table-cell>
          <table:table-cell/>
        </table:table-row>
        <table:table-row table:style-name="ro1">
          <table:table-cell office:value-type="float" office:value="11.926493">
            <text:p>11.926493</text:p>
          </table:table-cell>
          <table:table-cell office:value-type="float" office:value="66.390434">
            <text:p>66.390434</text:p>
          </table:table-cell>
          <table:table-cell/>
        </table:table-row>
        <table:table-row table:style-name="ro1">
          <table:table-cell office:value-type="float" office:value="12.784965">
            <text:p>12.784965</text:p>
          </table:table-cell>
          <table:table-cell office:value-type="float" office:value="68.556206">
            <text:p>68.556206</text:p>
          </table:table-cell>
          <table:table-cell/>
        </table:table-row>
        <table:table-row table:style-name="ro1">
          <table:table-cell office:value-type="float" office:value="6.0028963">
            <text:p>6.0028963</text:p>
          </table:table-cell>
          <table:table-cell office:value-type="float" office:value="75.508606">
            <text:p>75.508606</text:p>
          </table:table-cell>
          <table:table-cell/>
        </table:table-row>
        <table:table-row table:style-name="ro1">
          <table:table-cell office:value-type="float" office:value="11.916549">
            <text:p>11.916549</text:p>
          </table:table-cell>
          <table:table-cell office:value-type="float" office:value="70.17149">
            <text:p>70.17149</text:p>
          </table:table-cell>
          <table:table-cell/>
        </table:table-row>
        <table:table-row table:style-name="ro1">
          <table:table-cell office:value-type="float" office:value="5.734533">
            <text:p>5.734533</text:p>
          </table:table-cell>
          <table:table-cell office:value-type="float" office:value="66.99941">
            <text:p>66.99941</text:p>
          </table:table-cell>
          <table:table-cell/>
        </table:table-row>
        <table:table-row table:style-name="ro1">
          <table:table-cell office:value-type="float" office:value="11.680949">
            <text:p>11.680949</text:p>
          </table:table-cell>
          <table:table-cell office:value-type="float" office:value="71.90588">
            <text:p>71.90588</text:p>
          </table:table-cell>
          <table:table-cell/>
        </table:table-row>
        <table:table-row table:style-name="ro1">
          <table:table-cell office:value-type="float" office:value="8.023254">
            <text:p>8.023254</text:p>
          </table:table-cell>
          <table:table-cell office:value-type="float" office:value="75.49474">
            <text:p>75.49474</text:p>
          </table:table-cell>
          <table:table-cell/>
        </table:table-row>
        <table:table-row table:style-name="ro1">
          <table:table-cell office:value-type="float" office:value="6.459039">
            <text:p>6.459039</text:p>
          </table:table-cell>
          <table:table-cell office:value-type="float" office:value="73.120476">
            <text:p>73.120476</text:p>
          </table:table-cell>
          <table:table-cell/>
        </table:table-row>
        <table:table-row table:style-name="ro1">
          <table:table-cell office:value-type="float" office:value="22.525919">
            <text:p>22.525919</text:p>
          </table:table-cell>
          <table:table-cell office:value-type="float" office:value="65.32812">
            <text:p>65.32812</text:p>
          </table:table-cell>
          <table:table-cell/>
        </table:table-row>
        <table:table-row table:style-name="ro1">
          <table:table-cell office:value-type="float" office:value="42.111675">
            <text:p>42.111675</text:p>
          </table:table-cell>
          <table:table-cell office:value-type="float" office:value="64.2401">
            <text:p>64.2401</text:p>
          </table:table-cell>
          <table:table-cell/>
        </table:table-row>
        <table:table-row table:style-name="ro1">
          <table:table-cell office:value-type="float" office:value="11.185218">
            <text:p>11.185218</text:p>
          </table:table-cell>
          <table:table-cell office:value-type="float" office:value="69.98856">
            <text:p>69.98856</text:p>
          </table:table-cell>
          <table:table-cell/>
        </table:table-row>
        <table:table-row table:style-name="ro1">
          <table:table-cell office:value-type="float" office:value="5.285362">
            <text:p>5.285362</text:p>
          </table:table-cell>
          <table:table-cell office:value-type="float" office:value="67.94389">
            <text:p>67.94389</text:p>
          </table:table-cell>
          <table:table-cell/>
        </table:table-row>
        <table:table-row table:style-name="ro1">
          <table:table-cell office:value-type="float" office:value="156.83093">
            <text:p>156.83093</text:p>
          </table:table-cell>
          <table:table-cell office:value-type="float" office:value="62.470306">
            <text:p>62.470306</text:p>
          </table:table-cell>
          <table:table-cell/>
        </table:table-row>
        <table:table-row table:style-name="ro1">
          <table:table-cell office:value-type="float" office:value="9.054008">
            <text:p>9.054008</text:p>
          </table:table-cell>
          <table:table-cell office:value-type="float" office:value="71.42857">
            <text:p>71.42857</text:p>
          </table:table-cell>
          <table:table-cell/>
        </table:table-row>
        <table:table-row table:style-name="ro1">
          <table:table-cell office:value-type="float" office:value="4.759799">
            <text:p>4.759799</text:p>
          </table:table-cell>
          <table:table-cell office:value-type="float" office:value="72.72727">
            <text:p>72.72727</text:p>
          </table:table-cell>
          <table:table-cell/>
        </table:table-row>
        <table:table-row table:style-name="ro1">
          <table:table-cell office:value-type="float" office:value="11.727392">
            <text:p>11.727392</text:p>
          </table:table-cell>
          <table:table-cell office:value-type="float" office:value="63.34791">
            <text:p>63.34791</text:p>
          </table:table-cell>
          <table:table-cell/>
        </table:table-row>
        <table:table-row table:style-name="ro1">
          <table:table-cell office:value-type="float" office:value="9.034041">
            <text:p>9.034041</text:p>
          </table:table-cell>
          <table:table-cell office:value-type="float" office:value="62.062172">
            <text:p>62.062172</text:p>
          </table:table-cell>
          <table:table-cell/>
        </table:table-row>
        <table:table-row table:style-name="ro1">
          <table:table-cell office:value-type="float" office:value="4.0363727">
            <text:p>4.0363727</text:p>
          </table:table-cell>
          <table:table-cell office:value-type="float" office:value="75.79086">
            <text:p>75.79086</text:p>
          </table:table-cell>
          <table:table-cell/>
        </table:table-row>
        <table:table-row table:style-name="ro1">
          <table:table-cell office:value-type="float" office:value="8.309538">
            <text:p>8.309538</text:p>
          </table:table-cell>
          <table:table-cell office:value-type="float" office:value="63.62484">
            <text:p>63.62484</text:p>
          </table:table-cell>
          <table:table-cell/>
        </table:table-row>
        <table:table-row table:style-name="ro1">
          <table:table-cell office:value-type="float" office:value="16.874079">
            <text:p>16.874079</text:p>
          </table:table-cell>
          <table:table-cell office:value-type="float" office:value="72.43002">
            <text:p>72.43002</text:p>
          </table:table-cell>
          <table:table-cell/>
        </table:table-row>
        <table:table-row table:style-name="ro1">
          <table:table-cell office:value-type="float" office:value="7.405887">
            <text:p>7.405887</text:p>
          </table:table-cell>
          <table:table-cell office:value-type="float" office:value="57.434326">
            <text:p>57.434326</text:p>
          </table:table-cell>
          <table:table-cell/>
        </table:table-row>
        <table:table-row table:style-name="ro1">
          <table:table-cell office:value-type="float" office:value="423.05328">
            <text:p>423.05328</text:p>
          </table:table-cell>
          <table:table-cell office:value-type="float" office:value="40.36246">
            <text:p>40.36246</text:p>
          </table:table-cell>
          <table:table-cell/>
        </table:table-row>
        <table:table-row table:style-name="ro1">
          <table:table-cell office:value-type="float" office:value="70.92835">
            <text:p>70.92835</text:p>
          </table:table-cell>
          <table:table-cell office:value-type="float" office:value="70.991776">
            <text:p>70.991776</text:p>
          </table:table-cell>
          <table:table-cell/>
        </table:table-row>
        <table:table-row table:style-name="ro1">
          <table:table-cell office:value-type="float" office:value="127.3765">
            <text:p>127.3765</text:p>
          </table:table-cell>
          <table:table-cell office:value-type="float" office:value="56.490795">
            <text:p>56.490795</text:p>
          </table:table-cell>
          <table:table-cell/>
        </table:table-row>
        <table:table-row table:style-name="ro1">
          <table:table-cell office:value-type="float" office:value="24.432434">
            <text:p>24.432434</text:p>
          </table:table-cell>
          <table:table-cell office:value-type="float" office:value="62.466316">
            <text:p>62.466316</text:p>
          </table:table-cell>
          <table:table-cell/>
        </table:table-row>
        <table:table-row table:style-name="ro1">
          <table:table-cell office:value-type="float" office:value="3.1436486">
            <text:p>3.1436486</text:p>
          </table:table-cell>
          <table:table-cell office:value-type="float" office:value="63.32107">
            <text:p>63.32107</text:p>
          </table:table-cell>
          <table:table-cell/>
        </table:table-row>
        <table:table-row table:style-name="ro1">
          <table:table-cell/>
          <table:table-cell office:value-type="float" office:value="72.76236">
            <text:p>72.76236</text:p>
          </table:table-cell>
          <table:table-cell/>
        </table:table-row>
        <table:table-row table:style-name="ro1">
          <table:table-cell office:value-type="float" office:value="20.184864">
            <text:p>20.184864</text:p>
          </table:table-cell>
          <table:table-cell office:value-type="float" office:value="63.43042">
            <text:p>63.43042</text:p>
          </table:table-cell>
          <table:table-cell/>
        </table:table-row>
        <table:table-row table:style-name="ro1">
          <table:table-cell office:value-type="float" office:value="24.30995">
            <text:p>24.30995</text:p>
          </table:table-cell>
          <table:table-cell office:value-type="float" office:value="73.98743">
            <text:p>73.98743</text:p>
          </table:table-cell>
          <table:table-cell/>
        </table:table-row>
        <table:table-row table:style-name="ro1">
          <table:table-cell office:value-type="float" office:value="7.7023973">
            <text:p>7.7023973</text:p>
          </table:table-cell>
          <table:table-cell office:value-type="float" office:value="63.981834">
            <text:p>63.981834</text:p>
          </table:table-cell>
          <table:table-cell/>
        </table:table-row>
        <table:table-row table:style-name="ro1">
          <table:table-cell office:value-type="float" office:value="31.784653">
            <text:p>31.784653</text:p>
          </table:table-cell>
          <table:table-cell office:value-type="float" office:value="64.95037">
            <text:p>64.95037</text:p>
          </table:table-cell>
          <table:table-cell/>
        </table:table-row>
        <table:table-row table:style-name="ro1">
          <table:table-cell office:value-type="float" office:value="7.9222445">
            <text:p>7.9222445</text:p>
          </table:table-cell>
          <table:table-cell office:value-type="float" office:value="62.12234">
            <text:p>62.12234</text:p>
          </table:table-cell>
          <table:table-cell/>
        </table:table-row>
        <table:table-row table:style-name="ro1">
          <table:table-cell office:value-type="float" office:value="10.903439">
            <text:p>10.903439</text:p>
          </table:table-cell>
          <table:table-cell office:value-type="float" office:value="67.76049">
            <text:p>67.76049</text:p>
          </table:table-cell>
          <table:table-cell/>
        </table:table-row>
        <table:table-row table:style-name="ro1">
          <table:table-cell office:value-type="float" office:value="7.4076524">
            <text:p>7.4076524</text:p>
          </table:table-cell>
          <table:table-cell office:value-type="float" office:value="67.05664">
            <text:p>67.05664</text:p>
          </table:table-cell>
          <table:table-cell/>
        </table:table-row>
        <table:table-row table:style-name="ro1">
          <table:table-cell office:value-type="float" office:value="9.452525">
            <text:p>9.452525</text:p>
          </table:table-cell>
          <table:table-cell office:value-type="float" office:value="67.01973">
            <text:p>67.01973</text:p>
          </table:table-cell>
          <table:table-cell/>
        </table:table-row>
        <table:table-row table:style-name="ro1">
          <table:table-cell office:value-type="float" office:value="6.6977797">
            <text:p>6.6977797</text:p>
          </table:table-cell>
          <table:table-cell office:value-type="float" office:value="70.900536">
            <text:p>70.900536</text:p>
          </table:table-cell>
          <table:table-cell/>
        </table:table-row>
        <table:table-row table:style-name="ro1">
          <table:table-cell office:value-type="float" office:value="25.013159">
            <text:p>25.013159</text:p>
          </table:table-cell>
          <table:table-cell office:value-type="float" office:value="66.270905">
            <text:p>66.270905</text:p>
          </table:table-cell>
          <table:table-cell/>
        </table:table-row>
        <table:table-row table:style-name="ro1">
          <table:table-cell office:value-type="float" office:value="16.503006">
            <text:p>16.503006</text:p>
          </table:table-cell>
          <table:table-cell office:value-type="float" office:value="74.783295">
            <text:p>74.783295</text:p>
          </table:table-cell>
          <table:table-cell/>
        </table:table-row>
        <table:table-row table:style-name="ro1">
          <table:table-cell office:value-type="float" office:value="3.2067695">
            <text:p>3.2067695</text:p>
          </table:table-cell>
          <table:table-cell office:value-type="float" office:value="78.047264">
            <text:p>78.047264</text:p>
          </table:table-cell>
          <table:table-cell/>
        </table:table-row>
        <table:table-row table:style-name="ro1">
          <table:table-cell office:value-type="float" office:value="15.905478">
            <text:p>15.905478</text:p>
          </table:table-cell>
          <table:table-cell office:value-type="float" office:value="75.33954">
            <text:p>75.33954</text:p>
          </table:table-cell>
          <table:table-cell/>
        </table:table-row>
        <table:table-row table:style-name="ro1">
          <table:table-cell office:value-type="float" office:value="12.946571">
            <text:p>12.946571</text:p>
          </table:table-cell>
          <table:table-cell office:value-type="float" office:value="61.73501">
            <text:p>61.73501</text:p>
          </table:table-cell>
          <table:table-cell/>
        </table:table-row>
        <table:table-row table:style-name="ro1">
          <table:table-cell office:value-type="float" office:value="14.394514">
            <text:p>14.394514</text:p>
          </table:table-cell>
          <table:table-cell office:value-type="float" office:value="74.520676">
            <text:p>74.520676</text:p>
          </table:table-cell>
          <table:table-cell/>
        </table:table-row>
        <table:table-row table:style-name="ro1">
          <table:table-cell office:value-type="float" office:value="5.073498">
            <text:p>5.073498</text:p>
          </table:table-cell>
          <table:table-cell office:value-type="float" office:value="64.71479">
            <text:p>64.71479</text:p>
          </table:table-cell>
          <table:table-cell/>
        </table:table-row>
        <table:table-row table:style-name="ro1">
          <table:table-cell office:value-type="float" office:value="8.757369">
            <text:p>8.757369</text:p>
          </table:table-cell>
          <table:table-cell office:value-type="float" office:value="66.78161">
            <text:p>66.78161</text:p>
          </table:table-cell>
          <table:table-cell/>
        </table:table-row>
        <table:table-row table:style-name="ro1">
          <table:table-cell office:value-type="float" office:value="12.926248">
            <text:p>12.926248</text:p>
          </table:table-cell>
          <table:table-cell office:value-type="float" office:value="67.39948">
            <text:p>67.39948</text:p>
          </table:table-cell>
          <table:table-cell/>
        </table:table-row>
        <table:table-row table:style-name="ro1">
          <table:table-cell office:value-type="float" office:value="10.471223">
            <text:p>10.471223</text:p>
          </table:table-cell>
          <table:table-cell office:value-type="float" office:value="60.35503">
            <text:p>60.35503</text:p>
          </table:table-cell>
          <table:table-cell/>
        </table:table-row>
        <table:table-row table:style-name="ro1">
          <table:table-cell office:value-type="float" office:value="35.779415">
            <text:p>35.779415</text:p>
          </table:table-cell>
          <table:table-cell office:value-type="float" office:value="73.88636">
            <text:p>73.88636</text:p>
          </table:table-cell>
          <table:table-cell/>
        </table:table-row>
        <table:table-row table:style-name="ro1">
          <table:table-cell office:value-type="float" office:value="10.282719">
            <text:p>10.282719</text:p>
          </table:table-cell>
          <table:table-cell office:value-type="float" office:value="63.81061">
            <text:p>63.81061</text:p>
          </table:table-cell>
          <table:table-cell/>
        </table:table-row>
        <table:table-row table:style-name="ro1">
          <table:table-cell office:value-type="float" office:value="5.3259673">
            <text:p>5.3259673</text:p>
          </table:table-cell>
          <table:table-cell office:value-type="float" office:value="67.03833">
            <text:p>67.03833</text:p>
          </table:table-cell>
          <table:table-cell/>
        </table:table-row>
        <table:table-row table:style-name="ro1">
          <table:table-cell office:value-type="float" office:value="8.741781">
            <text:p>8.741781</text:p>
          </table:table-cell>
          <table:table-cell office:value-type="float" office:value="78.35931">
            <text:p>78.35931</text:p>
          </table:table-cell>
          <table:table-cell/>
        </table:table-row>
        <table:table-row table:style-name="ro1">
          <table:table-cell office:value-type="float" office:value="4.9784164">
            <text:p>4.9784164</text:p>
          </table:table-cell>
          <table:table-cell office:value-type="float" office:value="70.95139">
            <text:p>70.95139</text:p>
          </table:table-cell>
          <table:table-cell/>
        </table:table-row>
        <table:table-row table:style-name="ro1">
          <table:table-cell office:value-type="float" office:value="13.765447">
            <text:p>13.765447</text:p>
          </table:table-cell>
          <table:table-cell office:value-type="float" office:value="57.379925">
            <text:p>57.379925</text:p>
          </table:table-cell>
          <table:table-cell/>
        </table:table-row>
        <table:table-row table:style-name="ro1">
          <table:table-cell office:value-type="float" office:value="15.123397">
            <text:p>15.123397</text:p>
          </table:table-cell>
          <table:table-cell office:value-type="float" office:value="72.18897">
            <text:p>72.18897</text:p>
          </table:table-cell>
          <table:table-cell/>
        </table:table-row>
        <table:table-row table:style-name="ro1">
          <table:table-cell office:value-type="float" office:value="23.788057">
            <text:p>23.788057</text:p>
          </table:table-cell>
          <table:table-cell office:value-type="float" office:value="64.747345">
            <text:p>64.747345</text:p>
          </table:table-cell>
          <table:table-cell/>
        </table:table-row>
        <table:table-row table:style-name="ro1">
          <table:table-cell office:value-type="float" office:value="25.930714">
            <text:p>25.930714</text:p>
          </table:table-cell>
          <table:table-cell office:value-type="float" office:value="67.22627">
            <text:p>67.22627</text:p>
          </table:table-cell>
          <table:table-cell/>
        </table:table-row>
        <table:table-row table:style-name="ro1">
          <table:table-cell office:value-type="float" office:value="10.427576">
            <text:p>10.427576</text:p>
          </table:table-cell>
          <table:table-cell office:value-type="float" office:value="63.937405">
            <text:p>63.937405</text:p>
          </table:table-cell>
          <table:table-cell/>
        </table:table-row>
        <table:table-row table:style-name="ro1">
          <table:table-cell office:value-type="float" office:value="81.13209">
            <text:p>81.13209</text:p>
          </table:table-cell>
          <table:table-cell office:value-type="float" office:value="57.196125">
            <text:p>57.196125</text:p>
          </table:table-cell>
          <table:table-cell/>
        </table:table-row>
        <table:table-row table:style-name="ro1">
          <table:table-cell office:value-type="float" office:value="18.71379">
            <text:p>18.71379</text:p>
          </table:table-cell>
          <table:table-cell office:value-type="float" office:value="72.101">
            <text:p>72.101</text:p>
          </table:table-cell>
          <table:table-cell/>
        </table:table-row>
        <table:table-row table:style-name="ro1">
          <table:table-cell office:value-type="float" office:value="37.008347">
            <text:p>37.008347</text:p>
          </table:table-cell>
          <table:table-cell office:value-type="float" office:value="68.407196">
            <text:p>68.407196</text:p>
          </table:table-cell>
          <table:table-cell/>
        </table:table-row>
        <table:table-row table:style-name="ro1">
          <table:table-cell office:value-type="float" office:value="3.6924732">
            <text:p>3.6924732</text:p>
          </table:table-cell>
          <table:table-cell office:value-type="float" office:value="74.02655">
            <text:p>74.02655</text:p>
          </table:table-cell>
          <table:table-cell/>
        </table:table-row>
        <table:table-row table:style-name="ro1">
          <table:table-cell office:value-type="float" office:value="8.127291">
            <text:p>8.127291</text:p>
          </table:table-cell>
          <table:table-cell office:value-type="float" office:value="65.049324">
            <text:p>65.049324</text:p>
          </table:table-cell>
          <table:table-cell/>
        </table:table-row>
        <table:table-row table:style-name="ro1">
          <table:table-cell office:value-type="float" office:value="20.114498">
            <text:p>20.114498</text:p>
          </table:table-cell>
          <table:table-cell office:value-type="float" office:value="68.74613">
            <text:p>68.74613</text:p>
          </table:table-cell>
          <table:table-cell/>
        </table:table-row>
        <table:table-row table:style-name="ro1">
          <table:table-cell office:value-type="float" office:value="15.781085">
            <text:p>15.781085</text:p>
          </table:table-cell>
          <table:table-cell office:value-type="float" office:value="57.6522">
            <text:p>57.6522</text:p>
          </table:table-cell>
          <table:table-cell/>
        </table:table-row>
        <table:table-row table:style-name="ro1">
          <table:table-cell office:value-type="float" office:value="3.1775162">
            <text:p>3.1775162</text:p>
          </table:table-cell>
          <table:table-cell office:value-type="float" office:value="62.524334">
            <text:p>62.524334</text:p>
          </table:table-cell>
          <table:table-cell/>
        </table:table-row>
        <table:table-row table:style-name="ro1">
          <table:table-cell office:value-type="float" office:value="8.62865">
            <text:p>8.62865</text:p>
          </table:table-cell>
          <table:table-cell office:value-type="float" office:value="72.83518">
            <text:p>72.83518</text:p>
          </table:table-cell>
          <table:table-cell/>
        </table:table-row>
        <table:table-row table:style-name="ro1">
          <table:table-cell office:value-type="float" office:value="11.807155">
            <text:p>11.807155</text:p>
          </table:table-cell>
          <table:table-cell office:value-type="float" office:value="57.380924">
            <text:p>57.380924</text:p>
          </table:table-cell>
          <table:table-cell/>
        </table:table-row>
        <table:table-row table:style-name="ro1">
          <table:table-cell office:value-type="float" office:value="5.567142">
            <text:p>5.567142</text:p>
          </table:table-cell>
          <table:table-cell office:value-type="float" office:value="62.747192">
            <text:p>62.747192</text:p>
          </table:table-cell>
          <table:table-cell/>
        </table:table-row>
        <table:table-row table:style-name="ro1">
          <table:table-cell office:value-type="float" office:value="4.255919">
            <text:p>4.255919</text:p>
          </table:table-cell>
          <table:table-cell office:value-type="float" office:value="65.96082">
            <text:p>65.96082</text:p>
          </table:table-cell>
          <table:table-cell/>
        </table:table-row>
        <table:table-row table:style-name="ro1">
          <table:table-cell office:value-type="float" office:value="35.544964">
            <text:p>35.544964</text:p>
          </table:table-cell>
          <table:table-cell office:value-type="float" office:value="69.411766">
            <text:p>69.411766</text:p>
          </table:table-cell>
          <table:table-cell/>
        </table:table-row>
        <table:table-row table:style-name="ro1">
          <table:table-cell office:value-type="float" office:value="3.2464883">
            <text:p>3.2464883</text:p>
          </table:table-cell>
          <table:table-cell office:value-type="float" office:value="63.483147">
            <text:p>63.483147</text:p>
          </table:table-cell>
          <table:table-cell/>
        </table:table-row>
        <table:table-row table:style-name="ro1">
          <table:table-cell office:value-type="float" office:value="4.903959">
            <text:p>4.903959</text:p>
          </table:table-cell>
          <table:table-cell office:value-type="float" office:value="69.37222">
            <text:p>69.37222</text:p>
          </table:table-cell>
          <table:table-cell/>
        </table:table-row>
        <table:table-row table:style-name="ro1">
          <table:table-cell office:value-type="float" office:value="235.9169">
            <text:p>235.9169</text:p>
          </table:table-cell>
          <table:table-cell office:value-type="float" office:value="60.665096">
            <text:p>60.665096</text:p>
          </table:table-cell>
          <table:table-cell/>
        </table:table-row>
        <table:table-row table:style-name="ro1">
          <table:table-cell office:value-type="float" office:value="5.4065304">
            <text:p>5.4065304</text:p>
          </table:table-cell>
          <table:table-cell office:value-type="float" office:value="67.403435">
            <text:p>67.403435</text:p>
          </table:table-cell>
          <table:table-cell/>
        </table:table-row>
        <table:table-row table:style-name="ro1">
          <table:table-cell office:value-type="float" office:value="55.947224">
            <text:p>55.947224</text:p>
          </table:table-cell>
          <table:table-cell office:value-type="float" office:value="59.986416">
            <text:p>59.986416</text:p>
          </table:table-cell>
          <table:table-cell/>
        </table:table-row>
        <table:table-row table:style-name="ro1">
          <table:table-cell/>
          <table:table-cell office:value-type="float" office:value="16.239561">
            <text:p>16.239561</text:p>
          </table:table-cell>
          <table:table-cell/>
        </table:table-row>
        <table:table-row table:style-name="ro1">
          <table:table-cell/>
          <table:table-cell office:value-type="float" office:value="43.083443">
            <text:p>43.083443</text:p>
          </table:table-cell>
          <table:table-cell/>
        </table:table-row>
        <table:table-row table:style-name="ro1">
          <table:table-cell office:value-type="float" office:value="13.757829">
            <text:p>13.757829</text:p>
          </table:table-cell>
          <table:table-cell office:value-type="float" office:value="51.537876">
            <text:p>51.537876</text:p>
          </table:table-cell>
          <table:table-cell/>
        </table:table-row>
        <table:table-row table:style-name="ro1">
          <table:table-cell office:value-type="float" office:value="13.981183">
            <text:p>13.981183</text:p>
          </table:table-cell>
          <table:table-cell office:value-type="float" office:value="75.07313">
            <text:p>75.07313</text:p>
          </table:table-cell>
          <table:table-cell/>
        </table:table-row>
        <table:table-row table:style-name="ro1">
          <table:table-cell office:value-type="float" office:value="24.335012">
            <text:p>24.335012</text:p>
          </table:table-cell>
          <table:table-cell office:value-type="float" office:value="75.031845">
            <text:p>75.031845</text:p>
          </table:table-cell>
          <table:table-cell/>
        </table:table-row>
        <table:table-row table:style-name="ro1">
          <table:table-cell office:value-type="float" office:value="3.9861636">
            <text:p>3.9861636</text:p>
          </table:table-cell>
          <table:table-cell office:value-type="float" office:value="63.939636">
            <text:p>63.939636</text:p>
          </table:table-cell>
          <table:table-cell/>
        </table:table-row>
        <table:table-row table:style-name="ro1">
          <table:table-cell office:value-type="float" office:value="30.779043">
            <text:p>30.779043</text:p>
          </table:table-cell>
          <table:table-cell office:value-type="float" office:value="74.20543">
            <text:p>74.20543</text:p>
          </table:table-cell>
          <table:table-cell/>
        </table:table-row>
        <table:table-row table:style-name="ro1">
          <table:table-cell office:value-type="float" office:value="8.531253">
            <text:p>8.531253</text:p>
          </table:table-cell>
          <table:table-cell office:value-type="float" office:value="72.62847">
            <text:p>72.62847</text:p>
          </table:table-cell>
          <table:table-cell/>
        </table:table-row>
        <table:table-row table:style-name="ro1">
          <table:table-cell office:value-type="float" office:value="9.744812">
            <text:p>9.744812</text:p>
          </table:table-cell>
          <table:table-cell office:value-type="float" office:value="69.049904">
            <text:p>69.049904</text:p>
          </table:table-cell>
          <table:table-cell/>
        </table:table-row>
        <table:table-row table:style-name="ro1">
          <table:table-cell office:value-type="float" office:value="28.699379">
            <text:p>28.699379</text:p>
          </table:table-cell>
          <table:table-cell office:value-type="float" office:value="63.678753">
            <text:p>63.678753</text:p>
          </table:table-cell>
          <table:table-cell/>
        </table:table-row>
        <table:table-row table:style-name="ro1">
          <table:table-cell office:value-type="float" office:value="12.764172">
            <text:p>12.764172</text:p>
          </table:table-cell>
          <table:table-cell office:value-type="float" office:value="59.548157">
            <text:p>59.548157</text:p>
          </table:table-cell>
          <table:table-cell/>
        </table:table-row>
        <table:table-row table:style-name="ro1">
          <table:table-cell office:value-type="float" office:value="6.7473097">
            <text:p>6.7473097</text:p>
          </table:table-cell>
          <table:table-cell office:value-type="float" office:value="67.66649">
            <text:p>67.66649</text:p>
          </table:table-cell>
          <table:table-cell/>
        </table:table-row>
        <table:table-row table:style-name="ro1">
          <table:table-cell office:value-type="float" office:value="23.583431">
            <text:p>23.583431</text:p>
          </table:table-cell>
          <table:table-cell office:value-type="float" office:value="70.831955">
            <text:p>70.831955</text:p>
          </table:table-cell>
          <table:table-cell/>
        </table:table-row>
        <table:table-row table:style-name="ro1">
          <table:table-cell office:value-type="float" office:value="3.122077">
            <text:p>3.122077</text:p>
          </table:table-cell>
          <table:table-cell office:value-type="float" office:value="66.06965">
            <text:p>66.06965</text:p>
          </table:table-cell>
          <table:table-cell/>
        </table:table-row>
        <table:table-row table:style-name="ro1">
          <table:table-cell office:value-type="float" office:value="10.65936">
            <text:p>10.65936</text:p>
          </table:table-cell>
          <table:table-cell office:value-type="float" office:value="74.91007">
            <text:p>74.91007</text:p>
          </table:table-cell>
          <table:table-cell/>
        </table:table-row>
        <table:table-row table:style-name="ro1">
          <table:table-cell office:value-type="float" office:value="0.6413786">
            <text:p>0.6413786</text:p>
          </table:table-cell>
          <table:table-cell office:value-type="float" office:value="70.70465">
            <text:p>70.70465</text:p>
          </table:table-cell>
          <table:table-cell/>
        </table:table-row>
        <table:table-row table:style-name="ro1">
          <table:table-cell office:value-type="float" office:value="0.9950888">
            <text:p>0.9950888</text:p>
          </table:table-cell>
          <table:table-cell office:value-type="float" office:value="36.90078">
            <text:p>36.90078</text:p>
          </table:table-cell>
          <table:table-cell/>
        </table:table-row>
        <table:table-row table:style-name="ro1">
          <table:table-cell office:value-type="float" office:value="0.5915862">
            <text:p>0.5915862</text:p>
          </table:table-cell>
          <table:table-cell office:value-type="float" office:value="42.24792">
            <text:p>42.24792</text:p>
          </table:table-cell>
          <table:table-cell/>
        </table:table-row>
        <table:table-row table:style-name="ro1">
          <table:table-cell office:value-type="float" office:value="1.756313">
            <text:p>1.756313</text:p>
          </table:table-cell>
          <table:table-cell office:value-type="float" office:value="73.85778">
            <text:p>73.85778</text:p>
          </table:table-cell>
          <table:table-cell/>
        </table:table-row>
        <table:table-row table:style-name="ro1">
          <table:table-cell office:value-type="float" office:value="1.8872569">
            <text:p>1.8872569</text:p>
          </table:table-cell>
          <table:table-cell office:value-type="float" office:value="62.29828">
            <text:p>62.29828</text:p>
          </table:table-cell>
          <table:table-cell/>
        </table:table-row>
        <table:table-row table:style-name="ro1">
          <table:table-cell office:value-type="float" office:value="0.1335443">
            <text:p>0.1335443</text:p>
          </table:table-cell>
          <table:table-cell office:value-type="float" office:value="87.5969">
            <text:p>87.5969</text:p>
          </table:table-cell>
          <table:table-cell/>
        </table:table-row>
        <table:table-row table:style-name="ro1">
          <table:table-cell office:value-type="float" office:value="11.604278">
            <text:p>11.604278</text:p>
          </table:table-cell>
          <table:table-cell office:value-type="float" office:value="54.68352">
            <text:p>54.68352</text:p>
          </table:table-cell>
          <table:table-cell/>
        </table:table-row>
        <table:table-row table:style-name="ro1">
          <table:table-cell office:value-type="float" office:value="0.5615241">
            <text:p>0.5615241</text:p>
          </table:table-cell>
          <table:table-cell office:value-type="float" office:value="64.375">
            <text:p>64.375</text:p>
          </table:table-cell>
          <table:table-cell/>
        </table:table-row>
        <table:table-row table:style-name="ro1">
          <table:table-cell office:value-type="float" office:value="1.192">
            <text:p>1.192</text:p>
          </table:table-cell>
          <table:table-cell office:value-type="float" office:value="64.76724">
            <text:p>64.76724</text:p>
          </table:table-cell>
          <table:table-cell/>
        </table:table-row>
        <table:table-row table:style-name="ro1">
          <table:table-cell office:value-type="float" office:value="0.47376657">
            <text:p>0.47376657</text:p>
          </table:table-cell>
          <table:table-cell office:value-type="float" office:value="75.69516">
            <text:p>75.69516</text:p>
          </table:table-cell>
          <table:table-cell/>
        </table:table-row>
        <table:table-row table:style-name="ro1">
          <table:table-cell office:value-type="float" office:value="1.4483286">
            <text:p>1.4483286</text:p>
          </table:table-cell>
          <table:table-cell office:value-type="float" office:value="71.270325">
            <text:p>71.270325</text:p>
          </table:table-cell>
          <table:table-cell/>
        </table:table-row>
        <table:table-row table:style-name="ro1">
          <table:table-cell office:value-type="float" office:value="4.844253">
            <text:p>4.844253</text:p>
          </table:table-cell>
          <table:table-cell office:value-type="float" office:value="33.59155">
            <text:p>33.59155</text:p>
          </table:table-cell>
          <table:table-cell/>
        </table:table-row>
        <table:table-row table:style-name="ro1">
          <table:table-cell office:value-type="float" office:value="0.68822765">
            <text:p>0.68822765</text:p>
          </table:table-cell>
          <table:table-cell office:value-type="float" office:value="82.63429">
            <text:p>82.63429</text:p>
          </table:table-cell>
          <table:table-cell/>
        </table:table-row>
        <table:table-row table:style-name="ro1">
          <table:table-cell office:value-type="float" office:value="1.0290731">
            <text:p>1.0290731</text:p>
          </table:table-cell>
          <table:table-cell office:value-type="float" office:value="72.270485">
            <text:p>72.270485</text:p>
          </table:table-cell>
          <table:table-cell/>
        </table:table-row>
        <table:table-row table:style-name="ro1">
          <table:table-cell office:value-type="float" office:value="6.6753216">
            <text:p>6.6753216</text:p>
          </table:table-cell>
          <table:table-cell office:value-type="float" office:value="67.1728">
            <text:p>67.1728</text:p>
          </table:table-cell>
          <table:table-cell/>
        </table:table-row>
        <table:table-row table:style-name="ro1">
          <table:table-cell office:value-type="float" office:value="13.14625">
            <text:p>13.14625</text:p>
          </table:table-cell>
          <table:table-cell office:value-type="float" office:value="52.760777">
            <text:p>52.760777</text:p>
          </table:table-cell>
          <table:table-cell/>
        </table:table-row>
        <table:table-row table:style-name="ro1">
          <table:table-cell office:value-type="float" office:value="0.095012344">
            <text:p>0.095012344</text:p>
          </table:table-cell>
          <table:table-cell office:value-type="float" office:value="90.406975">
            <text:p>90.406975</text:p>
          </table:table-cell>
          <table:table-cell/>
        </table:table-row>
        <table:table-row table:style-name="ro1">
          <table:table-cell office:value-type="float" office:value="1.7120967">
            <text:p>1.7120967</text:p>
          </table:table-cell>
          <table:table-cell office:value-type="float" office:value="33.317364">
            <text:p>33.317364</text:p>
          </table:table-cell>
          <table:table-cell/>
        </table:table-row>
        <table:table-row table:style-name="ro1">
          <table:table-cell office:value-type="float" office:value="0.2908899">
            <text:p>0.2908899</text:p>
          </table:table-cell>
          <table:table-cell office:value-type="float" office:value="76.13883">
            <text:p>76.13883</text:p>
          </table:table-cell>
          <table:table-cell/>
        </table:table-row>
        <table:table-row table:style-name="ro1">
          <table:table-cell office:value-type="float" office:value="0.68598294">
            <text:p>0.68598294</text:p>
          </table:table-cell>
          <table:table-cell office:value-type="float" office:value="67.5">
            <text:p>67.5</text:p>
          </table:table-cell>
          <table:table-cell/>
        </table:table-row>
        <table:table-row table:style-name="ro1">
          <table:table-cell office:value-type="float" office:value="2.139848">
            <text:p>2.139848</text:p>
          </table:table-cell>
          <table:table-cell office:value-type="float" office:value="48.162952">
            <text:p>48.162952</text:p>
          </table:table-cell>
          <table:table-cell/>
        </table:table-row>
        <table:table-row table:style-name="ro1">
          <table:table-cell office:value-type="float" office:value="2.6575654">
            <text:p>2.6575654</text:p>
          </table:table-cell>
          <table:table-cell office:value-type="float" office:value="64.17911">
            <text:p>64.17911</text:p>
          </table:table-cell>
          <table:table-cell/>
        </table:table-row>
        <table:table-row table:style-name="ro1">
          <table:table-cell office:value-type="float" office:value="0.42716807">
            <text:p>0.42716807</text:p>
          </table:table-cell>
          <table:table-cell office:value-type="float" office:value="71.71717">
            <text:p>71.71717</text:p>
          </table:table-cell>
          <table:table-cell/>
        </table:table-row>
        <table:table-row table:style-name="ro1">
          <table:table-cell office:value-type="float" office:value="6.717104">
            <text:p>6.717104</text:p>
          </table:table-cell>
          <table:table-cell office:value-type="float" office:value="55.348076">
            <text:p>55.348076</text:p>
          </table:table-cell>
          <table:table-cell/>
        </table:table-row>
        <table:table-row table:style-name="ro1">
          <table:table-cell office:value-type="float" office:value="7.0204806">
            <text:p>7.0204806</text:p>
          </table:table-cell>
          <table:table-cell office:value-type="float" office:value="51.856804">
            <text:p>51.856804</text:p>
          </table:table-cell>
          <table:table-cell/>
        </table:table-row>
        <table:table-row table:style-name="ro1">
          <table:table-cell office:value-type="float" office:value="0.6283832">
            <text:p>0.6283832</text:p>
          </table:table-cell>
          <table:table-cell office:value-type="float" office:value="73.089005">
            <text:p>73.089005</text:p>
          </table:table-cell>
          <table:table-cell/>
        </table:table-row>
        <table:table-row table:style-name="ro1">
          <table:table-cell office:value-type="float" office:value="2.0663555">
            <text:p>2.0663555</text:p>
          </table:table-cell>
          <table:table-cell office:value-type="float" office:value="70.38072">
            <text:p>70.38072</text:p>
          </table:table-cell>
          <table:table-cell/>
        </table:table-row>
        <table:table-row table:style-name="ro1">
          <table:table-cell office:value-type="float" office:value="0.82492775">
            <text:p>0.82492775</text:p>
          </table:table-cell>
          <table:table-cell office:value-type="float" office:value="70.795456">
            <text:p>70.795456</text:p>
          </table:table-cell>
          <table:table-cell/>
        </table:table-row>
        <table:table-row table:style-name="ro1">
          <table:table-cell office:value-type="float" office:value="0.25011015">
            <text:p>0.25011015</text:p>
          </table:table-cell>
          <table:table-cell office:value-type="float" office:value="77.05088">
            <text:p>77.05088</text:p>
          </table:table-cell>
          <table:table-cell/>
        </table:table-row>
        <table:table-row table:style-name="ro1">
          <table:table-cell office:value-type="float" office:value="0.30501264">
            <text:p>0.30501264</text:p>
          </table:table-cell>
          <table:table-cell office:value-type="float" office:value="71.3525">
            <text:p>71.3525</text:p>
          </table:table-cell>
          <table:table-cell/>
        </table:table-row>
        <table:table-row table:style-name="ro1">
          <table:table-cell office:value-type="float" office:value="1.3332046">
            <text:p>1.3332046</text:p>
          </table:table-cell>
          <table:table-cell office:value-type="float" office:value="63.455498">
            <text:p>63.455498</text:p>
          </table:table-cell>
          <table:table-cell/>
        </table:table-row>
        <table:table-row table:style-name="ro1">
          <table:table-cell office:value-type="float" office:value="16.140633">
            <text:p>16.140633</text:p>
          </table:table-cell>
          <table:table-cell office:value-type="float" office:value="40.37978">
            <text:p>40.37978</text:p>
          </table:table-cell>
          <table:table-cell/>
        </table:table-row>
        <table:table-row table:style-name="ro1">
          <table:table-cell office:value-type="float" office:value="0.93894434">
            <text:p>0.93894434</text:p>
          </table:table-cell>
          <table:table-cell office:value-type="float" office:value="78.80387">
            <text:p>78.80387</text:p>
          </table:table-cell>
          <table:table-cell/>
        </table:table-row>
        <table:table-row table:style-name="ro1">
          <table:table-cell office:value-type="float" office:value="2.1386547">
            <text:p>2.1386547</text:p>
          </table:table-cell>
          <table:table-cell office:value-type="float" office:value="55.433353">
            <text:p>55.433353</text:p>
          </table:table-cell>
          <table:table-cell/>
        </table:table-row>
        <table:table-row table:style-name="ro1">
          <table:table-cell office:value-type="float" office:value="0.1137087">
            <text:p>0.1137087</text:p>
          </table:table-cell>
          <table:table-cell office:value-type="float" office:value="83.04498">
            <text:p>83.04498</text:p>
          </table:table-cell>
          <table:table-cell/>
        </table:table-row>
        <table:table-row table:style-name="ro1">
          <table:table-cell office:value-type="float" office:value="0.31609708">
            <text:p>0.31609708</text:p>
          </table:table-cell>
          <table:table-cell office:value-type="float" office:value="78.18434">
            <text:p>78.18434</text:p>
          </table:table-cell>
          <table:table-cell/>
        </table:table-row>
        <table:table-row table:style-name="ro1">
          <table:table-cell office:value-type="float" office:value="1.453298">
            <text:p>1.453298</text:p>
          </table:table-cell>
          <table:table-cell office:value-type="float" office:value="63.225807">
            <text:p>63.225807</text:p>
          </table:table-cell>
          <table:table-cell/>
        </table:table-row>
        <table:table-row table:style-name="ro1">
          <table:table-cell office:value-type="float" office:value="0.20335338">
            <text:p>0.20335338</text:p>
          </table:table-cell>
          <table:table-cell office:value-type="float" office:value="83.05085">
            <text:p>83.05085</text:p>
          </table:table-cell>
          <table:table-cell/>
        </table:table-row>
        <table:table-row table:style-name="ro1">
          <table:table-cell office:value-type="float" office:value="1.1636024">
            <text:p>1.1636024</text:p>
          </table:table-cell>
          <table:table-cell office:value-type="float" office:value="67.03952">
            <text:p>67.03952</text:p>
          </table:table-cell>
          <table:table-cell/>
        </table:table-row>
        <table:table-row table:style-name="ro1">
          <table:table-cell office:value-type="float" office:value="0.2636039">
            <text:p>0.2636039</text:p>
          </table:table-cell>
          <table:table-cell office:value-type="float" office:value="75.62044">
            <text:p>75.62044</text:p>
          </table:table-cell>
          <table:table-cell/>
        </table:table-row>
        <table:table-row table:style-name="ro1">
          <table:table-cell office:value-type="float" office:value="6.4902167">
            <text:p>6.4902167</text:p>
          </table:table-cell>
          <table:table-cell office:value-type="float" office:value="66.46787">
            <text:p>66.46787</text:p>
          </table:table-cell>
          <table:table-cell/>
        </table:table-row>
        <table:table-row table:style-name="ro1">
          <table:table-cell office:value-type="float" office:value="1.7906107">
            <text:p>1.7906107</text:p>
          </table:table-cell>
          <table:table-cell office:value-type="float" office:value="77.81257">
            <text:p>77.81257</text:p>
          </table:table-cell>
          <table:table-cell/>
        </table:table-row>
        <table:table-row table:style-name="ro1">
          <table:table-cell office:value-type="float" office:value="1.7037368">
            <text:p>1.7037368</text:p>
          </table:table-cell>
          <table:table-cell office:value-type="float" office:value="42.373837">
            <text:p>42.373837</text:p>
          </table:table-cell>
          <table:table-cell/>
        </table:table-row>
        <table:table-row table:style-name="ro1">
          <table:table-cell office:value-type="float" office:value="0.7115278">
            <text:p>0.7115278</text:p>
          </table:table-cell>
          <table:table-cell office:value-type="float" office:value="57.927696">
            <text:p>57.927696</text:p>
          </table:table-cell>
          <table:table-cell/>
        </table:table-row>
        <table:table-row table:style-name="ro1">
          <table:table-cell office:value-type="float" office:value="1.5772065">
            <text:p>1.5772065</text:p>
          </table:table-cell>
          <table:table-cell office:value-type="float" office:value="69.82592">
            <text:p>69.82592</text:p>
          </table:table-cell>
          <table:table-cell/>
        </table:table-row>
        <table:table-row table:style-name="ro1">
          <table:table-cell office:value-type="float" office:value="0.7658673">
            <text:p>0.7658673</text:p>
          </table:table-cell>
          <table:table-cell office:value-type="float" office:value="64.53863">
            <text:p>64.53863</text:p>
          </table:table-cell>
          <table:table-cell/>
        </table:table-row>
        <table:table-row table:style-name="ro1">
          <table:table-cell office:value-type="float" office:value="18.383081">
            <text:p>18.383081</text:p>
          </table:table-cell>
          <table:table-cell office:value-type="float" office:value="33.263184">
            <text:p>33.263184</text:p>
          </table:table-cell>
          <table:table-cell/>
        </table:table-row>
        <table:table-row table:style-name="ro1">
          <table:table-cell office:value-type="float" office:value="1.9486928">
            <text:p>1.9486928</text:p>
          </table:table-cell>
          <table:table-cell office:value-type="float" office:value="72.807014">
            <text:p>72.807014</text:p>
          </table:table-cell>
          <table:table-cell/>
        </table:table-row>
        <table:table-row table:style-name="ro1">
          <table:table-cell office:value-type="float" office:value="0.75126106">
            <text:p>0.75126106</text:p>
          </table:table-cell>
          <table:table-cell office:value-type="float" office:value="77.00535">
            <text:p>77.00535</text:p>
          </table:table-cell>
          <table:table-cell/>
        </table:table-row>
        <table:table-row table:style-name="ro1">
          <table:table-cell office:value-type="float" office:value="1.0251155">
            <text:p>1.0251155</text:p>
          </table:table-cell>
          <table:table-cell office:value-type="float" office:value="66.087234">
            <text:p>66.087234</text:p>
          </table:table-cell>
          <table:table-cell/>
        </table:table-row>
        <table:table-row table:style-name="ro1">
          <table:table-cell office:value-type="float" office:value="1.0606896">
            <text:p>1.0606896</text:p>
          </table:table-cell>
          <table:table-cell office:value-type="float" office:value="71.21661">
            <text:p>71.21661</text:p>
          </table:table-cell>
          <table:table-cell/>
        </table:table-row>
        <table:table-row table:style-name="ro1">
          <table:table-cell office:value-type="float" office:value="0.28290614">
            <text:p>0.28290614</text:p>
          </table:table-cell>
          <table:table-cell office:value-type="float" office:value="73.54988">
            <text:p>73.54988</text:p>
          </table:table-cell>
          <table:table-cell/>
        </table:table-row>
        <table:table-row table:style-name="ro1">
          <table:table-cell office:value-type="float" office:value="0.5626017">
            <text:p>0.5626017</text:p>
          </table:table-cell>
          <table:table-cell office:value-type="float" office:value="62.771957">
            <text:p>62.771957</text:p>
          </table:table-cell>
          <table:table-cell/>
        </table:table-row>
        <table:table-row table:style-name="ro1">
          <table:table-cell office:value-type="float" office:value="0.5845609">
            <text:p>0.5845609</text:p>
          </table:table-cell>
          <table:table-cell office:value-type="float" office:value="71.72557">
            <text:p>71.72557</text:p>
          </table:table-cell>
          <table:table-cell/>
        </table:table-row>
        <table:table-row table:style-name="ro1">
          <table:table-cell office:value-type="float" office:value="0.43772706">
            <text:p>0.43772706</text:p>
          </table:table-cell>
          <table:table-cell office:value-type="float" office:value="94.394615">
            <text:p>94.394615</text:p>
          </table:table-cell>
          <table:table-cell/>
        </table:table-row>
        <table:table-row table:style-name="ro1">
          <table:table-cell office:value-type="float" office:value="21.63717">
            <text:p>21.63717</text:p>
          </table:table-cell>
          <table:table-cell office:value-type="float" office:value="60.604836">
            <text:p>60.604836</text:p>
          </table:table-cell>
          <table:table-cell/>
        </table:table-row>
        <table:table-row table:style-name="ro1">
          <table:table-cell office:value-type="float" office:value="21.465637">
            <text:p>21.465637</text:p>
          </table:table-cell>
          <table:table-cell office:value-type="float" office:value="67.35645">
            <text:p>67.35645</text:p>
          </table:table-cell>
          <table:table-cell/>
        </table:table-row>
        <table:table-row table:style-name="ro1">
          <table:table-cell office:value-type="float" office:value="2.9961166">
            <text:p>2.9961166</text:p>
          </table:table-cell>
          <table:table-cell office:value-type="float" office:value="81.90748">
            <text:p>81.90748</text:p>
          </table:table-cell>
          <table:table-cell/>
        </table:table-row>
        <table:table-row table:style-name="ro1">
          <table:table-cell office:value-type="float" office:value="0.2500522">
            <text:p>0.2500522</text:p>
          </table:table-cell>
          <table:table-cell office:value-type="float" office:value="88.32685">
            <text:p>88.32685</text:p>
          </table:table-cell>
          <table:table-cell/>
        </table:table-row>
        <table:table-row table:style-name="ro1">
          <table:table-cell office:value-type="float" office:value="0.36022398">
            <text:p>0.36022398</text:p>
          </table:table-cell>
          <table:table-cell office:value-type="float" office:value="86.04061">
            <text:p>86.04061</text:p>
          </table:table-cell>
          <table:table-cell/>
        </table:table-row>
        <table:table-row table:style-name="ro1">
          <table:table-cell office:value-type="float" office:value="0.25902373">
            <text:p>0.25902373</text:p>
          </table:table-cell>
          <table:table-cell office:value-type="float" office:value="90.23569">
            <text:p>90.23569</text:p>
          </table:table-cell>
          <table:table-cell/>
        </table:table-row>
        <table:table-row table:style-name="ro1">
          <table:table-cell office:value-type="float" office:value="3.0927513">
            <text:p>3.0927513</text:p>
          </table:table-cell>
          <table:table-cell office:value-type="float" office:value="77.64449">
            <text:p>77.64449</text:p>
          </table:table-cell>
          <table:table-cell/>
        </table:table-row>
        <table:table-row table:style-name="ro1">
          <table:table-cell office:value-type="float" office:value="4.044402">
            <text:p>4.044402</text:p>
          </table:table-cell>
          <table:table-cell office:value-type="float" office:value="63.106796">
            <text:p>63.106796</text:p>
          </table:table-cell>
          <table:table-cell/>
        </table:table-row>
        <table:table-row table:style-name="ro1">
          <table:table-cell office:value-type="float" office:value="1.4912754">
            <text:p>1.4912754</text:p>
          </table:table-cell>
          <table:table-cell office:value-type="float" office:value="82.080925">
            <text:p>82.080925</text:p>
          </table:table-cell>
          <table:table-cell/>
        </table:table-row>
        <table:table-row table:style-name="ro1">
          <table:table-cell office:value-type="float" office:value="0.99504036">
            <text:p>0.99504036</text:p>
          </table:table-cell>
          <table:table-cell office:value-type="float" office:value="85.33859">
            <text:p>85.33859</text:p>
          </table:table-cell>
          <table:table-cell/>
        </table:table-row>
        <table:table-row table:style-name="ro1">
          <table:table-cell office:value-type="float" office:value="18.273918">
            <text:p>18.273918</text:p>
          </table:table-cell>
          <table:table-cell office:value-type="float" office:value="71.75499">
            <text:p>71.75499</text:p>
          </table:table-cell>
          <table:table-cell/>
        </table:table-row>
        <table:table-row table:style-name="ro1">
          <table:table-cell office:value-type="float" office:value="5.3223057">
            <text:p>5.3223057</text:p>
          </table:table-cell>
          <table:table-cell office:value-type="float" office:value="61.165047">
            <text:p>61.165047</text:p>
          </table:table-cell>
          <table:table-cell/>
        </table:table-row>
        <table:table-row table:style-name="ro1">
          <table:table-cell office:value-type="float" office:value="5.551541">
            <text:p>5.551541</text:p>
          </table:table-cell>
          <table:table-cell office:value-type="float" office:value="72.63774">
            <text:p>72.63774</text:p>
          </table:table-cell>
          <table:table-cell/>
        </table:table-row>
        <table:table-row table:style-name="ro1">
          <table:table-cell office:value-type="float" office:value="17.234072">
            <text:p>17.234072</text:p>
          </table:table-cell>
          <table:table-cell office:value-type="float" office:value="63.42439">
            <text:p>63.42439</text:p>
          </table:table-cell>
          <table:table-cell/>
        </table:table-row>
        <table:table-row table:style-name="ro1">
          <table:table-cell office:value-type="float" office:value="4.5695653">
            <text:p>4.5695653</text:p>
          </table:table-cell>
          <table:table-cell office:value-type="float" office:value="77.24121">
            <text:p>77.24121</text:p>
          </table:table-cell>
          <table:table-cell/>
        </table:table-row>
        <table:table-row table:style-name="ro1">
          <table:table-cell office:value-type="float" office:value="1.7090825">
            <text:p>1.7090825</text:p>
          </table:table-cell>
          <table:table-cell office:value-type="float" office:value="86.19178">
            <text:p>86.19178</text:p>
          </table:table-cell>
          <table:table-cell/>
        </table:table-row>
        <table:table-row table:style-name="ro1">
          <table:table-cell office:value-type="float" office:value="0.3674716">
            <text:p>0.3674716</text:p>
          </table:table-cell>
          <table:table-cell office:value-type="float" office:value="85.43268">
            <text:p>85.43268</text:p>
          </table:table-cell>
          <table:table-cell/>
        </table:table-row>
        <table:table-row table:style-name="ro1">
          <table:table-cell office:value-type="float" office:value="3.2224681">
            <text:p>3.2224681</text:p>
          </table:table-cell>
          <table:table-cell office:value-type="float" office:value="76.12339">
            <text:p>76.12339</text:p>
          </table:table-cell>
          <table:table-cell/>
        </table:table-row>
        <table:table-row table:style-name="ro1">
          <table:table-cell office:value-type="float" office:value="4.4031787">
            <text:p>4.4031787</text:p>
          </table:table-cell>
          <table:table-cell office:value-type="float" office:value="76.973915">
            <text:p>76.973915</text:p>
          </table:table-cell>
          <table:table-cell/>
        </table:table-row>
        <table:table-row table:style-name="ro1">
          <table:table-cell office:value-type="float" office:value="9.714293">
            <text:p>9.714293</text:p>
          </table:table-cell>
          <table:table-cell office:value-type="float" office:value="68.0759">
            <text:p>68.0759</text:p>
          </table:table-cell>
          <table:table-cell/>
        </table:table-row>
        <table:table-row table:style-name="ro1">
          <table:table-cell office:value-type="float" office:value="6.1480894">
            <text:p>6.1480894</text:p>
          </table:table-cell>
          <table:table-cell office:value-type="float" office:value="73.79292">
            <text:p>73.79292</text:p>
          </table:table-cell>
          <table:table-cell/>
        </table:table-row>
        <table:table-row table:style-name="ro1">
          <table:table-cell office:value-type="float" office:value="1.6341895">
            <text:p>1.6341895</text:p>
          </table:table-cell>
          <table:table-cell office:value-type="float" office:value="79.9511">
            <text:p>79.9511</text:p>
          </table:table-cell>
          <table:table-cell/>
        </table:table-row>
        <table:table-row table:style-name="ro1">
          <table:table-cell office:value-type="float" office:value="30.438442">
            <text:p>30.438442</text:p>
          </table:table-cell>
          <table:table-cell office:value-type="float" office:value="51.84555">
            <text:p>51.84555</text:p>
          </table:table-cell>
          <table:table-cell/>
        </table:table-row>
        <table:table-row table:style-name="ro1">
          <table:table-cell office:value-type="float" office:value="2.5279906">
            <text:p>2.5279906</text:p>
          </table:table-cell>
          <table:table-cell office:value-type="float" office:value="68.84365">
            <text:p>68.84365</text:p>
          </table:table-cell>
          <table:table-cell/>
        </table:table-row>
        <table:table-row table:style-name="ro1">
          <table:table-cell office:value-type="float" office:value="9.231971">
            <text:p>9.231971</text:p>
          </table:table-cell>
          <table:table-cell office:value-type="float" office:value="71.34316">
            <text:p>71.34316</text:p>
          </table:table-cell>
          <table:table-cell/>
        </table:table-row>
        <table:table-row table:style-name="ro1">
          <table:table-cell office:value-type="float" office:value="1.6993749">
            <text:p>1.6993749</text:p>
          </table:table-cell>
          <table:table-cell office:value-type="float" office:value="78.01636">
            <text:p>78.01636</text:p>
          </table:table-cell>
          <table:table-cell/>
        </table:table-row>
        <table:table-row table:style-name="ro1">
          <table:table-cell office:value-type="float" office:value="4.7795134">
            <text:p>4.7795134</text:p>
          </table:table-cell>
          <table:table-cell office:value-type="float" office:value="66.7304">
            <text:p>66.7304</text:p>
          </table:table-cell>
          <table:table-cell/>
        </table:table-row>
        <table:table-row table:style-name="ro1">
          <table:table-cell office:value-type="float" office:value="26.037056">
            <text:p>26.037056</text:p>
          </table:table-cell>
          <table:table-cell office:value-type="float" office:value="61.5284">
            <text:p>61.5284</text:p>
          </table:table-cell>
          <table:table-cell/>
        </table:table-row>
        <table:table-row table:style-name="ro1">
          <table:table-cell office:value-type="float" office:value="588.9682">
            <text:p>588.9682</text:p>
          </table:table-cell>
          <table:table-cell office:value-type="float" office:value="52.18181">
            <text:p>52.18181</text:p>
          </table:table-cell>
          <table:table-cell/>
        </table:table-row>
        <table:table-row table:style-name="ro1">
          <table:table-cell office:value-type="float" office:value="0.84137565">
            <text:p>0.84137565</text:p>
          </table:table-cell>
          <table:table-cell office:value-type="float" office:value="81.79938">
            <text:p>81.79938</text:p>
          </table:table-cell>
          <table:table-cell/>
        </table:table-row>
        <table:table-row table:style-name="ro1">
          <table:table-cell office:value-type="float" office:value="3.9399817">
            <text:p>3.9399817</text:p>
          </table:table-cell>
          <table:table-cell office:value-type="float" office:value="71.29429">
            <text:p>71.29429</text:p>
          </table:table-cell>
          <table:table-cell/>
        </table:table-row>
        <table:table-row table:style-name="ro1">
          <table:table-cell office:value-type="float" office:value="2.1711543">
            <text:p>2.1711543</text:p>
          </table:table-cell>
          <table:table-cell office:value-type="float" office:value="74.44668">
            <text:p>74.44668</text:p>
          </table:table-cell>
          <table:table-cell/>
        </table:table-row>
        <table:table-row table:style-name="ro1">
          <table:table-cell office:value-type="float" office:value="1.0846318">
            <text:p>1.0846318</text:p>
          </table:table-cell>
          <table:table-cell office:value-type="float" office:value="72.510826">
            <text:p>72.510826</text:p>
          </table:table-cell>
          <table:table-cell/>
        </table:table-row>
        <table:table-row table:style-name="ro1">
          <table:table-cell office:value-type="float" office:value="2.6545193">
            <text:p>2.6545193</text:p>
          </table:table-cell>
          <table:table-cell office:value-type="float" office:value="80.721794">
            <text:p>80.721794</text:p>
          </table:table-cell>
          <table:table-cell/>
        </table:table-row>
        <table:table-row table:style-name="ro1">
          <table:table-cell office:value-type="float" office:value="10.012167">
            <text:p>10.012167</text:p>
          </table:table-cell>
          <table:table-cell office:value-type="float" office:value="58.56531">
            <text:p>58.56531</text:p>
          </table:table-cell>
          <table:table-cell/>
        </table:table-row>
        <table:table-row table:style-name="ro1">
          <table:table-cell office:value-type="float" office:value="0.4621627">
            <text:p>0.4621627</text:p>
          </table:table-cell>
          <table:table-cell office:value-type="float" office:value="77.4043">
            <text:p>77.4043</text:p>
          </table:table-cell>
          <table:table-cell/>
        </table:table-row>
        <table:table-row table:style-name="ro1">
          <table:table-cell office:value-type="float" office:value="1.3834764">
            <text:p>1.3834764</text:p>
          </table:table-cell>
          <table:table-cell office:value-type="float" office:value="83.828384">
            <text:p>83.828384</text:p>
          </table:table-cell>
          <table:table-cell/>
        </table:table-row>
        <table:table-row table:style-name="ro1">
          <table:table-cell office:value-type="float" office:value="1.7095236">
            <text:p>1.7095236</text:p>
          </table:table-cell>
          <table:table-cell office:value-type="float" office:value="76.09148">
            <text:p>76.09148</text:p>
          </table:table-cell>
          <table:table-cell/>
        </table:table-row>
        <table:table-row table:style-name="ro1">
          <table:table-cell office:value-type="float" office:value="0.3027672">
            <text:p>0.3027672</text:p>
          </table:table-cell>
          <table:table-cell office:value-type="float" office:value="91.47727">
            <text:p>91.47727</text:p>
          </table:table-cell>
          <table:table-cell/>
        </table:table-row>
        <table:table-row table:style-name="ro1">
          <table:table-cell office:value-type="float" office:value="1.7195408">
            <text:p>1.7195408</text:p>
          </table:table-cell>
          <table:table-cell office:value-type="float" office:value="70.68965">
            <text:p>70.68965</text:p>
          </table:table-cell>
          <table:table-cell/>
        </table:table-row>
        <table:table-row table:style-name="ro1">
          <table:table-cell office:value-type="float" office:value="41.107986">
            <text:p>41.107986</text:p>
          </table:table-cell>
          <table:table-cell office:value-type="float" office:value="64.03549">
            <text:p>64.03549</text:p>
          </table:table-cell>
          <table:table-cell/>
        </table:table-row>
        <table:table-row table:style-name="ro1">
          <table:table-cell office:value-type="float" office:value="6.445859">
            <text:p>6.445859</text:p>
          </table:table-cell>
          <table:table-cell office:value-type="float" office:value="75.922">
            <text:p>75.922</text:p>
          </table:table-cell>
          <table:table-cell/>
        </table:table-row>
        <table:table-row table:style-name="ro1">
          <table:table-cell office:value-type="float" office:value="2.305178">
            <text:p>2.305178</text:p>
          </table:table-cell>
          <table:table-cell office:value-type="float" office:value="80.051315">
            <text:p>80.051315</text:p>
          </table:table-cell>
          <table:table-cell/>
        </table:table-row>
        <table:table-row table:style-name="ro1">
          <table:table-cell office:value-type="float" office:value="0.519857">
            <text:p>0.519857</text:p>
          </table:table-cell>
          <table:table-cell office:value-type="float" office:value="90.43977">
            <text:p>90.43977</text:p>
          </table:table-cell>
          <table:table-cell/>
        </table:table-row>
        <table:table-row table:style-name="ro1">
          <table:table-cell office:value-type="float" office:value="1.5589076">
            <text:p>1.5589076</text:p>
          </table:table-cell>
          <table:table-cell office:value-type="float" office:value="81.721695">
            <text:p>81.721695</text:p>
          </table:table-cell>
          <table:table-cell/>
        </table:table-row>
        <table:table-row table:style-name="ro1">
          <table:table-cell office:value-type="float" office:value="1.6668818">
            <text:p>1.6668818</text:p>
          </table:table-cell>
          <table:table-cell office:value-type="float" office:value="81.466354">
            <text:p>81.466354</text:p>
          </table:table-cell>
          <table:table-cell/>
        </table:table-row>
        <table:table-row table:style-name="ro1">
          <table:table-cell office:value-type="float" office:value="0.39251935">
            <text:p>0.39251935</text:p>
          </table:table-cell>
          <table:table-cell office:value-type="float" office:value="84.83291">
            <text:p>84.83291</text:p>
          </table:table-cell>
          <table:table-cell/>
        </table:table-row>
        <table:table-row table:style-name="ro1">
          <table:table-cell office:value-type="float" office:value="4.2002015">
            <text:p>4.2002015</text:p>
          </table:table-cell>
          <table:table-cell office:value-type="float" office:value="67.40371">
            <text:p>67.40371</text:p>
          </table:table-cell>
          <table:table-cell/>
        </table:table-row>
        <table:table-row table:style-name="ro1">
          <table:table-cell office:value-type="float" office:value="5.0448003">
            <text:p>5.0448003</text:p>
          </table:table-cell>
          <table:table-cell office:value-type="float" office:value="64.53158">
            <text:p>64.53158</text:p>
          </table:table-cell>
          <table:table-cell/>
        </table:table-row>
        <table:table-row table:style-name="ro1">
          <table:table-cell office:value-type="float" office:value="5.351151">
            <text:p>5.351151</text:p>
          </table:table-cell>
          <table:table-cell office:value-type="float" office:value="60.755093">
            <text:p>60.755093</text:p>
          </table:table-cell>
          <table:table-cell/>
        </table:table-row>
        <table:table-row table:style-name="ro1">
          <table:table-cell office:value-type="float" office:value="4.8614454">
            <text:p>4.8614454</text:p>
          </table:table-cell>
          <table:table-cell office:value-type="float" office:value="75.46744">
            <text:p>75.46744</text:p>
          </table:table-cell>
          <table:table-cell/>
        </table:table-row>
        <table:table-row table:style-name="ro1">
          <table:table-cell office:value-type="float" office:value="2.9128103">
            <text:p>2.9128103</text:p>
          </table:table-cell>
          <table:table-cell office:value-type="float" office:value="76.74419">
            <text:p>76.74419</text:p>
          </table:table-cell>
          <table:table-cell/>
        </table:table-row>
        <table:table-row table:style-name="ro1">
          <table:table-cell office:value-type="float" office:value="0.41104415">
            <text:p>0.41104415</text:p>
          </table:table-cell>
          <table:table-cell office:value-type="float" office:value="83.05085">
            <text:p>83.05085</text:p>
          </table:table-cell>
          <table:table-cell/>
        </table:table-row>
        <table:table-row table:style-name="ro1">
          <table:table-cell office:value-type="float" office:value="1.5508976">
            <text:p>1.5508976</text:p>
          </table:table-cell>
          <table:table-cell office:value-type="float" office:value="75.75945">
            <text:p>75.75945</text:p>
          </table:table-cell>
          <table:table-cell/>
        </table:table-row>
        <table:table-row table:style-name="ro1">
          <table:table-cell office:value-type="float" office:value="2.942505">
            <text:p>2.942505</text:p>
          </table:table-cell>
          <table:table-cell office:value-type="float" office:value="73.17569">
            <text:p>73.17569</text:p>
          </table:table-cell>
          <table:table-cell/>
        </table:table-row>
        <table:table-row table:style-name="ro1">
          <table:table-cell office:value-type="float" office:value="130.43689">
            <text:p>130.43689</text:p>
          </table:table-cell>
          <table:table-cell office:value-type="float" office:value="50.498154">
            <text:p>50.498154</text:p>
          </table:table-cell>
          <table:table-cell/>
        </table:table-row>
        <table:table-row table:style-name="ro1">
          <table:table-cell office:value-type="float" office:value="5.4370685">
            <text:p>5.4370685</text:p>
          </table:table-cell>
          <table:table-cell office:value-type="float" office:value="70.79557">
            <text:p>70.79557</text:p>
          </table:table-cell>
          <table:table-cell/>
        </table:table-row>
        <table:table-row table:style-name="ro1">
          <table:table-cell office:value-type="float" office:value="0.5186346">
            <text:p>0.5186346</text:p>
          </table:table-cell>
          <table:table-cell office:value-type="float" office:value="83.962265">
            <text:p>83.962265</text:p>
          </table:table-cell>
          <table:table-cell/>
        </table:table-row>
        <table:table-row table:style-name="ro1">
          <table:table-cell office:value-type="float" office:value="0.4273495">
            <text:p>0.4273495</text:p>
          </table:table-cell>
          <table:table-cell office:value-type="float" office:value="82.38636">
            <text:p>82.38636</text:p>
          </table:table-cell>
          <table:table-cell/>
        </table:table-row>
        <table:table-row table:style-name="ro1">
          <table:table-cell office:value-type="float" office:value="23.458223">
            <text:p>23.458223</text:p>
          </table:table-cell>
          <table:table-cell office:value-type="float" office:value="74.56577">
            <text:p>74.56577</text:p>
          </table:table-cell>
          <table:table-cell/>
        </table:table-row>
        <table:table-row table:style-name="ro1">
          <table:table-cell office:value-type="float" office:value="0.24243623">
            <text:p>0.24243623</text:p>
          </table:table-cell>
          <table:table-cell office:value-type="float" office:value="85.2518">
            <text:p>85.2518</text:p>
          </table:table-cell>
          <table:table-cell/>
        </table:table-row>
        <table:table-row table:style-name="ro1">
          <table:table-cell office:value-type="float" office:value="6.1230345">
            <text:p>6.1230345</text:p>
          </table:table-cell>
          <table:table-cell office:value-type="float" office:value="72.89582">
            <text:p>72.89582</text:p>
          </table:table-cell>
          <table:table-cell/>
        </table:table-row>
        <table:table-row table:style-name="ro1">
          <table:table-cell office:value-type="float" office:value="3.453013">
            <text:p>3.453013</text:p>
          </table:table-cell>
          <table:table-cell office:value-type="float" office:value="78.65275">
            <text:p>78.65275</text:p>
          </table:table-cell>
          <table:table-cell/>
        </table:table-row>
        <table:table-row table:style-name="ro1">
          <table:table-cell office:value-type="float" office:value="3.216369">
            <text:p>3.216369</text:p>
          </table:table-cell>
          <table:table-cell office:value-type="float" office:value="69.71429">
            <text:p>69.71429</text:p>
          </table:table-cell>
          <table:table-cell/>
        </table:table-row>
        <table:table-row table:style-name="ro1">
          <table:table-cell office:value-type="float" office:value="6.8017707">
            <text:p>6.8017707</text:p>
          </table:table-cell>
          <table:table-cell office:value-type="float" office:value="64.50456">
            <text:p>64.50456</text:p>
          </table:table-cell>
          <table:table-cell/>
        </table:table-row>
        <table:table-row table:style-name="ro1">
          <table:table-cell office:value-type="float" office:value="3.018434">
            <text:p>3.018434</text:p>
          </table:table-cell>
          <table:table-cell office:value-type="float" office:value="73.38028">
            <text:p>73.38028</text:p>
          </table:table-cell>
          <table:table-cell/>
        </table:table-row>
        <table:table-row table:style-name="ro1">
          <table:table-cell office:value-type="float" office:value="9.842175">
            <text:p>9.842175</text:p>
          </table:table-cell>
          <table:table-cell office:value-type="float" office:value="62.4409">
            <text:p>62.4409</text:p>
          </table:table-cell>
          <table:table-cell/>
        </table:table-row>
        <table:table-row table:style-name="ro1">
          <table:table-cell office:value-type="float" office:value="2.4699838">
            <text:p>2.4699838</text:p>
          </table:table-cell>
          <table:table-cell office:value-type="float" office:value="69.37355">
            <text:p>69.37355</text:p>
          </table:table-cell>
          <table:table-cell/>
        </table:table-row>
        <table:table-row table:style-name="ro1">
          <table:table-cell office:value-type="float" office:value="1.3006926">
            <text:p>1.3006926</text:p>
          </table:table-cell>
          <table:table-cell office:value-type="float" office:value="82.70073">
            <text:p>82.70073</text:p>
          </table:table-cell>
          <table:table-cell/>
        </table:table-row>
        <table:table-row table:style-name="ro1">
          <table:table-cell office:value-type="float" office:value="6.5665913">
            <text:p>6.5665913</text:p>
          </table:table-cell>
          <table:table-cell office:value-type="float" office:value="79.397224">
            <text:p>79.397224</text:p>
          </table:table-cell>
          <table:table-cell/>
        </table:table-row>
        <table:table-row table:style-name="ro1">
          <table:table-cell office:value-type="float" office:value="4.875631">
            <text:p>4.875631</text:p>
          </table:table-cell>
          <table:table-cell office:value-type="float" office:value="80.95096">
            <text:p>80.95096</text:p>
          </table:table-cell>
          <table:table-cell/>
        </table:table-row>
        <table:table-row table:style-name="ro1">
          <table:table-cell office:value-type="float" office:value="18.084038">
            <text:p>18.084038</text:p>
          </table:table-cell>
          <table:table-cell office:value-type="float" office:value="76.29806">
            <text:p>76.29806</text:p>
          </table:table-cell>
          <table:table-cell/>
        </table:table-row>
        <table:table-row table:style-name="ro1">
          <table:table-cell office:value-type="float" office:value="4.7155247">
            <text:p>4.7155247</text:p>
          </table:table-cell>
          <table:table-cell office:value-type="float" office:value="78.159966">
            <text:p>78.159966</text:p>
          </table:table-cell>
          <table:table-cell/>
        </table:table-row>
        <table:table-row table:style-name="ro1">
          <table:table-cell office:value-type="float" office:value="5.946403">
            <text:p>5.946403</text:p>
          </table:table-cell>
          <table:table-cell office:value-type="float" office:value="80.39625">
            <text:p>80.39625</text:p>
          </table:table-cell>
          <table:table-cell/>
        </table:table-row>
        <table:table-row table:style-name="ro1">
          <table:table-cell office:value-type="float" office:value="5.804032">
            <text:p>5.804032</text:p>
          </table:table-cell>
          <table:table-cell office:value-type="float" office:value="67.10343">
            <text:p>67.10343</text:p>
          </table:table-cell>
          <table:table-cell/>
        </table:table-row>
        <table:table-row table:style-name="ro1">
          <table:table-cell office:value-type="float" office:value="0.5795347">
            <text:p>0.5795347</text:p>
          </table:table-cell>
          <table:table-cell office:value-type="float" office:value="86.65803">
            <text:p>86.65803</text:p>
          </table:table-cell>
          <table:table-cell/>
        </table:table-row>
        <table:table-row table:style-name="ro1">
          <table:table-cell office:value-type="float" office:value="9.533237">
            <text:p>9.533237</text:p>
          </table:table-cell>
          <table:table-cell office:value-type="float" office:value="53.010525">
            <text:p>53.010525</text:p>
          </table:table-cell>
          <table:table-cell/>
        </table:table-row>
        <table:table-row table:style-name="ro1">
          <table:table-cell office:value-type="float" office:value="249.6174">
            <text:p>249.6174</text:p>
          </table:table-cell>
          <table:table-cell office:value-type="float" office:value="62.001938">
            <text:p>62.001938</text:p>
          </table:table-cell>
          <table:table-cell/>
        </table:table-row>
        <table:table-row table:style-name="ro1">
          <table:table-cell office:value-type="float" office:value="10.683867">
            <text:p>10.683867</text:p>
          </table:table-cell>
          <table:table-cell office:value-type="float" office:value="67.223114">
            <text:p>67.223114</text:p>
          </table:table-cell>
          <table:table-cell/>
        </table:table-row>
        <table:table-row table:style-name="ro1">
          <table:table-cell office:value-type="float" office:value="19.176752">
            <text:p>19.176752</text:p>
          </table:table-cell>
          <table:table-cell office:value-type="float" office:value="69.21439">
            <text:p>69.21439</text:p>
          </table:table-cell>
          <table:table-cell/>
        </table:table-row>
        <table:table-row table:style-name="ro1">
          <table:table-cell office:value-type="float" office:value="11.269357">
            <text:p>11.269357</text:p>
          </table:table-cell>
          <table:table-cell office:value-type="float" office:value="67.68368">
            <text:p>67.68368</text:p>
          </table:table-cell>
          <table:table-cell/>
        </table:table-row>
        <table:table-row table:style-name="ro1">
          <table:table-cell office:value-type="float" office:value="0.85317636">
            <text:p>0.85317636</text:p>
          </table:table-cell>
          <table:table-cell office:value-type="float" office:value="83.78491">
            <text:p>83.78491</text:p>
          </table:table-cell>
          <table:table-cell/>
        </table:table-row>
        <table:table-row table:style-name="ro1">
          <table:table-cell office:value-type="float" office:value="2.1296368">
            <text:p>2.1296368</text:p>
          </table:table-cell>
          <table:table-cell office:value-type="float" office:value="62.60218">
            <text:p>62.60218</text:p>
          </table:table-cell>
          <table:table-cell/>
        </table:table-row>
        <table:table-row table:style-name="ro1">
          <table:table-cell office:value-type="float" office:value="0.24525987">
            <text:p>0.24525987</text:p>
          </table:table-cell>
          <table:table-cell office:value-type="float" office:value="86.04972">
            <text:p>86.04972</text:p>
          </table:table-cell>
          <table:table-cell/>
        </table:table-row>
        <table:table-row table:style-name="ro1">
          <table:table-cell office:value-type="float" office:value="5.49143">
            <text:p>5.49143</text:p>
          </table:table-cell>
          <table:table-cell office:value-type="float" office:value="76.21474">
            <text:p>76.21474</text:p>
          </table:table-cell>
          <table:table-cell/>
        </table:table-row>
        <table:table-row table:style-name="ro1">
          <table:table-cell office:value-type="float" office:value="3.506479">
            <text:p>3.506479</text:p>
          </table:table-cell>
          <table:table-cell office:value-type="float" office:value="71.90532">
            <text:p>71.90532</text:p>
          </table:table-cell>
          <table:table-cell/>
        </table:table-row>
        <table:table-row table:style-name="ro1">
          <table:table-cell office:value-type="float" office:value="0.3509528">
            <text:p>0.3509528</text:p>
          </table:table-cell>
          <table:table-cell office:value-type="float" office:value="89.55224">
            <text:p>89.55224</text:p>
          </table:table-cell>
          <table:table-cell/>
        </table:table-row>
        <table:table-row table:style-name="ro1">
          <table:table-cell office:value-type="float" office:value="6.809438">
            <text:p>6.809438</text:p>
          </table:table-cell>
          <table:table-cell office:value-type="float" office:value="41.6498">
            <text:p>41.6498</text:p>
          </table:table-cell>
          <table:table-cell/>
        </table:table-row>
        <table:table-row table:style-name="ro1">
          <table:table-cell office:value-type="float" office:value="2.920411">
            <text:p>2.920411</text:p>
          </table:table-cell>
          <table:table-cell office:value-type="float" office:value="76.883484">
            <text:p>76.883484</text:p>
          </table:table-cell>
          <table:table-cell/>
        </table:table-row>
        <table:table-row table:style-name="ro1">
          <table:table-cell office:value-type="float" office:value="19.865643">
            <text:p>19.865643</text:p>
          </table:table-cell>
          <table:table-cell office:value-type="float" office:value="68.84538">
            <text:p>68.84538</text:p>
          </table:table-cell>
          <table:table-cell/>
        </table:table-row>
        <table:table-row table:style-name="ro1">
          <table:table-cell office:value-type="float" office:value="8.373972">
            <text:p>8.373972</text:p>
          </table:table-cell>
          <table:table-cell office:value-type="float" office:value="69.89066">
            <text:p>69.89066</text:p>
          </table:table-cell>
          <table:table-cell/>
        </table:table-row>
        <table:table-row table:style-name="ro1">
          <table:table-cell office:value-type="float" office:value="2.5637183">
            <text:p>2.5637183</text:p>
          </table:table-cell>
          <table:table-cell office:value-type="float" office:value="74.0413">
            <text:p>74.0413</text:p>
          </table:table-cell>
          <table:table-cell/>
        </table:table-row>
        <table:table-row table:style-name="ro1">
          <table:table-cell office:value-type="float" office:value="0.55099994">
            <text:p>0.55099994</text:p>
          </table:table-cell>
          <table:table-cell office:value-type="float" office:value="78.76712">
            <text:p>78.76712</text:p>
          </table:table-cell>
          <table:table-cell/>
        </table:table-row>
        <table:table-row table:style-name="ro1">
          <table:table-cell office:value-type="float" office:value="9.147806">
            <text:p>9.147806</text:p>
          </table:table-cell>
          <table:table-cell office:value-type="float" office:value="78.0733">
            <text:p>78.0733</text:p>
          </table:table-cell>
          <table:table-cell/>
        </table:table-row>
        <table:table-row table:style-name="ro1">
          <table:table-cell office:value-type="float" office:value="136.91376">
            <text:p>136.91376</text:p>
          </table:table-cell>
          <table:table-cell office:value-type="float" office:value="54.63763">
            <text:p>54.63763</text:p>
          </table:table-cell>
          <table:table-cell/>
        </table:table-row>
        <table:table-row table:style-name="ro1">
          <table:table-cell office:value-type="float" office:value="1.9066051">
            <text:p>1.9066051</text:p>
          </table:table-cell>
          <table:table-cell office:value-type="float" office:value="70.455">
            <text:p>70.455</text:p>
          </table:table-cell>
          <table:table-cell/>
        </table:table-row>
        <table:table-row table:style-name="ro1">
          <table:table-cell office:value-type="float" office:value="93.24131">
            <text:p>93.24131</text:p>
          </table:table-cell>
          <table:table-cell office:value-type="float" office:value="42.623863">
            <text:p>42.623863</text:p>
          </table:table-cell>
          <table:table-cell/>
        </table:table-row>
        <table:table-row table:style-name="ro1">
          <table:table-cell office:value-type="float" office:value="24.589685">
            <text:p>24.589685</text:p>
          </table:table-cell>
          <table:table-cell office:value-type="float" office:value="63.650597">
            <text:p>63.650597</text:p>
          </table:table-cell>
          <table:table-cell/>
        </table:table-row>
        <table:table-row table:style-name="ro1">
          <table:table-cell office:value-type="float" office:value="1.0988077">
            <text:p>1.0988077</text:p>
          </table:table-cell>
          <table:table-cell office:value-type="float" office:value="77.38839">
            <text:p>77.38839</text:p>
          </table:table-cell>
          <table:table-cell/>
        </table:table-row>
        <table:table-row table:style-name="ro1">
          <table:table-cell office:value-type="float" office:value="0.0836967">
            <text:p>0.0836967</text:p>
          </table:table-cell>
          <table:table-cell office:value-type="float" office:value="77.50611">
            <text:p>77.50611</text:p>
          </table:table-cell>
          <table:table-cell/>
        </table:table-row>
        <table:table-row table:style-name="ro1">
          <table:table-cell office:value-type="float" office:value="0.18446076">
            <text:p>0.18446076</text:p>
          </table:table-cell>
          <table:table-cell office:value-type="float" office:value="86.1039">
            <text:p>86.1039</text:p>
          </table:table-cell>
          <table:table-cell/>
        </table:table-row>
        <table:table-row table:style-name="ro1">
          <table:table-cell office:value-type="float" office:value="0.6637056">
            <text:p>0.6637056</text:p>
          </table:table-cell>
          <table:table-cell office:value-type="float" office:value="68.685776">
            <text:p>68.685776</text:p>
          </table:table-cell>
          <table:table-cell/>
        </table:table-row>
        <table:table-row table:style-name="ro1">
          <table:table-cell office:value-type="float" office:value="0.4052009">
            <text:p>0.4052009</text:p>
          </table:table-cell>
          <table:table-cell office:value-type="float" office:value="74.73983">
            <text:p>74.73983</text:p>
          </table:table-cell>
          <table:table-cell/>
        </table:table-row>
        <table:table-row table:style-name="ro1">
          <table:table-cell office:value-type="float" office:value="0.19466634">
            <text:p>0.19466634</text:p>
          </table:table-cell>
          <table:table-cell office:value-type="float" office:value="80.8704">
            <text:p>80.8704</text:p>
          </table:table-cell>
          <table:table-cell/>
        </table:table-row>
        <table:table-row table:style-name="ro1">
          <table:table-cell office:value-type="float" office:value="9.980433">
            <text:p>9.980433</text:p>
          </table:table-cell>
          <table:table-cell office:value-type="float" office:value="64.688995">
            <text:p>64.688995</text:p>
          </table:table-cell>
          <table:table-cell/>
        </table:table-row>
        <table:table-row table:style-name="ro1">
          <table:table-cell office:value-type="float" office:value="0.48361495">
            <text:p>0.48361495</text:p>
          </table:table-cell>
          <table:table-cell office:value-type="float" office:value="55.58415">
            <text:p>55.58415</text:p>
          </table:table-cell>
          <table:table-cell/>
        </table:table-row>
        <table:table-row table:style-name="ro1">
          <table:table-cell office:value-type="float" office:value="0.9316716">
            <text:p>0.9316716</text:p>
          </table:table-cell>
          <table:table-cell office:value-type="float" office:value="62.572544">
            <text:p>62.572544</text:p>
          </table:table-cell>
          <table:table-cell/>
        </table:table-row>
        <table:table-row table:style-name="ro1">
          <table:table-cell office:value-type="float" office:value="0.42981544">
            <text:p>0.42981544</text:p>
          </table:table-cell>
          <table:table-cell office:value-type="float" office:value="64.86937">
            <text:p>64.86937</text:p>
          </table:table-cell>
          <table:table-cell/>
        </table:table-row>
        <table:table-row table:style-name="ro1">
          <table:table-cell office:value-type="float" office:value="5.844183">
            <text:p>5.844183</text:p>
          </table:table-cell>
          <table:table-cell office:value-type="float" office:value="58.9469">
            <text:p>58.9469</text:p>
          </table:table-cell>
          <table:table-cell/>
        </table:table-row>
        <table:table-row table:style-name="ro1">
          <table:table-cell office:value-type="float" office:value="24.891125">
            <text:p>24.891125</text:p>
          </table:table-cell>
          <table:table-cell office:value-type="float" office:value="48.181267">
            <text:p>48.181267</text:p>
          </table:table-cell>
          <table:table-cell/>
        </table:table-row>
        <table:table-row table:style-name="ro1">
          <table:table-cell office:value-type="float" office:value="0.43674633">
            <text:p>0.43674633</text:p>
          </table:table-cell>
          <table:table-cell office:value-type="float" office:value="72.57255">
            <text:p>72.57255</text:p>
          </table:table-cell>
          <table:table-cell/>
        </table:table-row>
        <table:table-row table:style-name="ro1">
          <table:table-cell office:value-type="float" office:value="49.466354">
            <text:p>49.466354</text:p>
          </table:table-cell>
          <table:table-cell office:value-type="float" office:value="52.51704">
            <text:p>52.51704</text:p>
          </table:table-cell>
          <table:table-cell/>
        </table:table-row>
        <table:table-row table:style-name="ro1">
          <table:table-cell office:value-type="float" office:value="18.618921">
            <text:p>18.618921</text:p>
          </table:table-cell>
          <table:table-cell office:value-type="float" office:value="50.40803">
            <text:p>50.40803</text:p>
          </table:table-cell>
          <table:table-cell/>
        </table:table-row>
        <table:table-row table:style-name="ro1">
          <table:table-cell office:value-type="float" office:value="40.818783">
            <text:p>40.818783</text:p>
          </table:table-cell>
          <table:table-cell office:value-type="float" office:value="37.403618">
            <text:p>37.403618</text:p>
          </table:table-cell>
          <table:table-cell/>
        </table:table-row>
        <table:table-row table:style-name="ro1">
          <table:table-cell office:value-type="float" office:value="6.951736">
            <text:p>6.951736</text:p>
          </table:table-cell>
          <table:table-cell office:value-type="float" office:value="41.09376">
            <text:p>41.09376</text:p>
          </table:table-cell>
          <table:table-cell/>
        </table:table-row>
        <table:table-row table:style-name="ro1">
          <table:table-cell office:value-type="float" office:value="19.66297">
            <text:p>19.66297</text:p>
          </table:table-cell>
          <table:table-cell office:value-type="float" office:value="37.90519">
            <text:p>37.90519</text:p>
          </table:table-cell>
          <table:table-cell/>
        </table:table-row>
        <table:table-row table:style-name="ro1">
          <table:table-cell office:value-type="float" office:value="173.56158">
            <text:p>173.56158</text:p>
          </table:table-cell>
          <table:table-cell office:value-type="float" office:value="49.149307">
            <text:p>49.149307</text:p>
          </table:table-cell>
          <table:table-cell/>
        </table:table-row>
        <table:table-row table:style-name="ro1">
          <table:table-cell office:value-type="float" office:value="59.13784">
            <text:p>59.13784</text:p>
          </table:table-cell>
          <table:table-cell office:value-type="float" office:value="43.56144">
            <text:p>43.56144</text:p>
          </table:table-cell>
          <table:table-cell/>
        </table:table-row>
        <table:table-row table:style-name="ro1">
          <table:table-cell office:value-type="float" office:value="143.64117">
            <text:p>143.64117</text:p>
          </table:table-cell>
          <table:table-cell office:value-type="float" office:value="52.296833">
            <text:p>52.296833</text:p>
          </table:table-cell>
          <table:table-cell/>
        </table:table-row>
        <table:table-row table:style-name="ro1">
          <table:table-cell office:value-type="float" office:value="123.882484">
            <text:p>123.882484</text:p>
          </table:table-cell>
          <table:table-cell office:value-type="float" office:value="42.638325">
            <text:p>42.638325</text:p>
          </table:table-cell>
          <table:table-cell/>
        </table:table-row>
        <table:table-row table:style-name="ro1">
          <table:table-cell office:value-type="float" office:value="30.583208">
            <text:p>30.583208</text:p>
          </table:table-cell>
          <table:table-cell office:value-type="float" office:value="43.24236">
            <text:p>43.24236</text:p>
          </table:table-cell>
          <table:table-cell/>
        </table:table-row>
        <table:table-row table:style-name="ro1">
          <table:table-cell office:value-type="float" office:value="158.0464">
            <text:p>158.0464</text:p>
          </table:table-cell>
          <table:table-cell office:value-type="float" office:value="41.328247">
            <text:p>41.328247</text:p>
          </table:table-cell>
          <table:table-cell/>
        </table:table-row>
        <table:table-row table:style-name="ro1">
          <table:table-cell office:value-type="float" office:value="1416.5166">
            <text:p>1416.5166</text:p>
          </table:table-cell>
          <table:table-cell office:value-type="float" office:value="44.522663">
            <text:p>44.522663</text:p>
          </table:table-cell>
          <table:table-cell/>
        </table:table-row>
        <table:table-row table:style-name="ro1">
          <table:table-cell office:value-type="float" office:value="211.72871">
            <text:p>211.72871</text:p>
          </table:table-cell>
          <table:table-cell office:value-type="float" office:value="40.556545">
            <text:p>40.556545</text:p>
          </table:table-cell>
          <table:table-cell/>
        </table:table-row>
        <table:table-row table:style-name="ro1">
          <table:table-cell office:value-type="float" office:value="869.74756">
            <text:p>869.74756</text:p>
          </table:table-cell>
          <table:table-cell office:value-type="float" office:value="31.48754">
            <text:p>31.48754</text:p>
          </table:table-cell>
          <table:table-cell/>
        </table:table-row>
        <table:table-row table:style-name="ro1">
          <table:table-cell office:value-type="float" office:value="60.561993">
            <text:p>60.561993</text:p>
          </table:table-cell>
          <table:table-cell office:value-type="float" office:value="54.50463">
            <text:p>54.50463</text:p>
          </table:table-cell>
          <table:table-cell/>
        </table:table-row>
        <table:table-row table:style-name="ro1">
          <table:table-cell office:value-type="float" office:value="123.848785">
            <text:p>123.848785</text:p>
          </table:table-cell>
          <table:table-cell office:value-type="float" office:value="38.34774">
            <text:p>38.34774</text:p>
          </table:table-cell>
          <table:table-cell/>
        </table:table-row>
        <table:table-row table:style-name="ro1">
          <table:table-cell office:value-type="float" office:value="2328.787">
            <text:p>2328.787</text:p>
          </table:table-cell>
          <table:table-cell office:value-type="float" office:value="22.03402">
            <text:p>22.03402</text:p>
          </table:table-cell>
          <table:table-cell/>
        </table:table-row>
        <table:table-row table:style-name="ro1">
          <table:table-cell office:value-type="float" office:value="330.60083">
            <text:p>330.60083</text:p>
          </table:table-cell>
          <table:table-cell office:value-type="float" office:value="44.67488">
            <text:p>44.67488</text:p>
          </table:table-cell>
          <table:table-cell/>
        </table:table-row>
        <table:table-row table:style-name="ro1">
          <table:table-cell office:value-type="float" office:value="3954.3027">
            <text:p>3954.3027</text:p>
          </table:table-cell>
          <table:table-cell office:value-type="float" office:value="21.845905">
            <text:p>21.845905</text:p>
          </table:table-cell>
          <table:table-cell/>
        </table:table-row>
        <table:table-row table:style-name="ro1">
          <table:table-cell office:value-type="float" office:value="113.14556">
            <text:p>113.14556</text:p>
          </table:table-cell>
          <table:table-cell office:value-type="float" office:value="59.521626">
            <text:p>59.521626</text:p>
          </table:table-cell>
          <table:table-cell/>
        </table:table-row>
        <table:table-row table:style-name="ro1">
          <table:table-cell office:value-type="float" office:value="618.6621">
            <text:p>618.6621</text:p>
          </table:table-cell>
          <table:table-cell office:value-type="float" office:value="31.39573">
            <text:p>31.39573</text:p>
          </table:table-cell>
          <table:table-cell/>
        </table:table-row>
        <table:table-row table:style-name="ro1">
          <table:table-cell office:value-type="float" office:value="969.1367">
            <text:p>969.1367</text:p>
          </table:table-cell>
          <table:table-cell office:value-type="float" office:value="36.339264">
            <text:p>36.339264</text:p>
          </table:table-cell>
          <table:table-cell/>
        </table:table-row>
        <table:table-row table:style-name="ro1">
          <table:table-cell office:value-type="float" office:value="366.31512">
            <text:p>366.31512</text:p>
          </table:table-cell>
          <table:table-cell office:value-type="float" office:value="52.803303">
            <text:p>52.803303</text:p>
          </table:table-cell>
          <table:table-cell/>
        </table:table-row>
        <table:table-row table:style-name="ro1">
          <table:table-cell office:value-type="float" office:value="395.47858">
            <text:p>395.47858</text:p>
          </table:table-cell>
          <table:table-cell office:value-type="float" office:value="55.854">
            <text:p>55.854</text:p>
          </table:table-cell>
          <table:table-cell/>
        </table:table-row>
        <table:table-row table:style-name="ro1">
          <table:table-cell office:value-type="float" office:value="243.47365">
            <text:p>243.47365</text:p>
          </table:table-cell>
          <table:table-cell office:value-type="float" office:value="58.95259">
            <text:p>58.95259</text:p>
          </table:table-cell>
          <table:table-cell/>
        </table:table-row>
        <table:table-row table:style-name="ro1">
          <table:table-cell office:value-type="float" office:value="983.10236">
            <text:p>983.10236</text:p>
          </table:table-cell>
          <table:table-cell office:value-type="float" office:value="36.254425">
            <text:p>36.254425</text:p>
          </table:table-cell>
          <table:table-cell/>
        </table:table-row>
        <table:table-row table:style-name="ro1">
          <table:table-cell office:value-type="float" office:value="68.3142">
            <text:p>68.3142</text:p>
          </table:table-cell>
          <table:table-cell office:value-type="float" office:value="49.577957">
            <text:p>49.577957</text:p>
          </table:table-cell>
          <table:table-cell/>
        </table:table-row>
        <table:table-row table:style-name="ro1">
          <table:table-cell office:value-type="float" office:value="410.25317">
            <text:p>410.25317</text:p>
          </table:table-cell>
          <table:table-cell office:value-type="float" office:value="47.371502">
            <text:p>47.371502</text:p>
          </table:table-cell>
          <table:table-cell/>
        </table:table-row>
        <table:table-row table:style-name="ro1">
          <table:table-cell office:value-type="float" office:value="107.47327">
            <text:p>107.47327</text:p>
          </table:table-cell>
          <table:table-cell office:value-type="float" office:value="61.389618">
            <text:p>61.389618</text:p>
          </table:table-cell>
          <table:table-cell/>
        </table:table-row>
        <table:table-row table:style-name="ro1">
          <table:table-cell office:value-type="float" office:value="1976.3833">
            <text:p>1976.3833</text:p>
          </table:table-cell>
          <table:table-cell office:value-type="float" office:value="33.1164">
            <text:p>33.1164</text:p>
          </table:table-cell>
          <table:table-cell/>
        </table:table-row>
        <table:table-row table:style-name="ro1">
          <table:table-cell office:value-type="float" office:value="115.587074">
            <text:p>115.587074</text:p>
          </table:table-cell>
          <table:table-cell office:value-type="float" office:value="58.018513">
            <text:p>58.018513</text:p>
          </table:table-cell>
          <table:table-cell/>
        </table:table-row>
        <table:table-row table:style-name="ro1">
          <table:table-cell office:value-type="float" office:value="219.44902">
            <text:p>219.44902</text:p>
          </table:table-cell>
          <table:table-cell office:value-type="float" office:value="41.460476">
            <text:p>41.460476</text:p>
          </table:table-cell>
          <table:table-cell/>
        </table:table-row>
        <table:table-row table:style-name="ro1">
          <table:table-cell office:value-type="float" office:value="0.20856984">
            <text:p>0.20856984</text:p>
          </table:table-cell>
          <table:table-cell office:value-type="float" office:value="72.57509">
            <text:p>72.57509</text:p>
          </table:table-cell>
          <table:table-cell/>
        </table:table-row>
        <table:table-row table:style-name="ro1">
          <table:table-cell office:value-type="float" office:value="4.1805806">
            <text:p>4.1805806</text:p>
          </table:table-cell>
          <table:table-cell office:value-type="float" office:value="66.71526">
            <text:p>66.71526</text:p>
          </table:table-cell>
          <table:table-cell/>
        </table:table-row>
        <table:table-row table:style-name="ro1">
          <table:table-cell office:value-type="float" office:value="2.3214583">
            <text:p>2.3214583</text:p>
          </table:table-cell>
          <table:table-cell office:value-type="float" office:value="37.67306">
            <text:p>37.67306</text:p>
          </table:table-cell>
          <table:table-cell/>
        </table:table-row>
        <table:table-row table:style-name="ro1">
          <table:table-cell office:value-type="float" office:value="1.4082277">
            <text:p>1.4082277</text:p>
          </table:table-cell>
          <table:table-cell office:value-type="float" office:value="48.971996">
            <text:p>48.971996</text:p>
          </table:table-cell>
          <table:table-cell/>
        </table:table-row>
        <table:table-row table:style-name="ro1">
          <table:table-cell office:value-type="float" office:value="13.425825">
            <text:p>13.425825</text:p>
          </table:table-cell>
          <table:table-cell office:value-type="float" office:value="69.81535">
            <text:p>69.81535</text:p>
          </table:table-cell>
          <table:table-cell/>
        </table:table-row>
        <table:table-row table:style-name="ro1">
          <table:table-cell/>
          <table:table-cell office:value-type="float" office:value="67.124855">
            <text:p>67.124855</text:p>
          </table:table-cell>
          <table:table-cell/>
        </table:table-row>
        <table:table-row table:style-name="ro1">
          <table:table-cell office:value-type="float" office:value="21.301605">
            <text:p>21.301605</text:p>
          </table:table-cell>
          <table:table-cell office:value-type="float" office:value="42.323494">
            <text:p>42.323494</text:p>
          </table:table-cell>
          <table:table-cell/>
        </table:table-row>
        <table:table-row table:style-name="ro1">
          <table:table-cell office:value-type="float" office:value="4.959086">
            <text:p>4.959086</text:p>
          </table:table-cell>
          <table:table-cell office:value-type="float" office:value="67.249146">
            <text:p>67.249146</text:p>
          </table:table-cell>
          <table:table-cell/>
        </table:table-row>
        <table:table-row table:style-name="ro1">
          <table:table-cell office:value-type="float" office:value="2.8620017">
            <text:p>2.8620017</text:p>
          </table:table-cell>
          <table:table-cell office:value-type="float" office:value="42.993088">
            <text:p>42.993088</text:p>
          </table:table-cell>
          <table:table-cell/>
        </table:table-row>
        <table:table-row table:style-name="ro1">
          <table:table-cell office:value-type="float" office:value="0.5986366">
            <text:p>0.5986366</text:p>
          </table:table-cell>
          <table:table-cell office:value-type="float" office:value="27.177334">
            <text:p>27.177334</text:p>
          </table:table-cell>
          <table:table-cell/>
        </table:table-row>
        <table:table-row table:style-name="ro1">
          <table:table-cell office:value-type="float" office:value="0.12531067">
            <text:p>0.12531067</text:p>
          </table:table-cell>
          <table:table-cell office:value-type="float" office:value="55.6314">
            <text:p>55.6314</text:p>
          </table:table-cell>
          <table:table-cell/>
        </table:table-row>
        <table:table-row table:style-name="ro1">
          <table:table-cell office:value-type="float" office:value="0.54419565">
            <text:p>0.54419565</text:p>
          </table:table-cell>
          <table:table-cell office:value-type="float" office:value="47.379566">
            <text:p>47.379566</text:p>
          </table:table-cell>
          <table:table-cell/>
        </table:table-row>
        <table:table-row table:style-name="ro1">
          <table:table-cell office:value-type="float" office:value="5.689427">
            <text:p>5.689427</text:p>
          </table:table-cell>
          <table:table-cell office:value-type="float" office:value="75.41697">
            <text:p>75.41697</text:p>
          </table:table-cell>
          <table:table-cell/>
        </table:table-row>
        <table:table-row table:style-name="ro1">
          <table:table-cell office:value-type="float" office:value="1.6386364">
            <text:p>1.6386364</text:p>
          </table:table-cell>
          <table:table-cell office:value-type="float" office:value="66.959755">
            <text:p>66.959755</text:p>
          </table:table-cell>
          <table:table-cell/>
        </table:table-row>
        <table:table-row table:style-name="ro1">
          <table:table-cell office:value-type="float" office:value="63.869804">
            <text:p>63.869804</text:p>
          </table:table-cell>
          <table:table-cell office:value-type="float" office:value="48.02243">
            <text:p>48.02243</text:p>
          </table:table-cell>
          <table:table-cell/>
        </table:table-row>
        <table:table-row table:style-name="ro1">
          <table:table-cell office:value-type="float" office:value="3.2745109">
            <text:p>3.2745109</text:p>
          </table:table-cell>
          <table:table-cell office:value-type="float" office:value="50.5604">
            <text:p>50.5604</text:p>
          </table:table-cell>
          <table:table-cell/>
        </table:table-row>
        <table:table-row table:style-name="ro1">
          <table:table-cell office:value-type="float" office:value="5.0828176">
            <text:p>5.0828176</text:p>
          </table:table-cell>
          <table:table-cell office:value-type="float" office:value="26.079006">
            <text:p>26.079006</text:p>
          </table:table-cell>
          <table:table-cell/>
        </table:table-row>
        <table:table-row table:style-name="ro1">
          <table:table-cell office:value-type="float" office:value="0.9759416">
            <text:p>0.9759416</text:p>
          </table:table-cell>
          <table:table-cell office:value-type="float" office:value="23.240267">
            <text:p>23.240267</text:p>
          </table:table-cell>
          <table:table-cell/>
        </table:table-row>
        <table:table-row table:style-name="ro1">
          <table:table-cell office:value-type="float" office:value="3.748576">
            <text:p>3.748576</text:p>
          </table:table-cell>
          <table:table-cell office:value-type="float" office:value="64.5347">
            <text:p>64.5347</text:p>
          </table:table-cell>
          <table:table-cell/>
        </table:table-row>
        <table:table-row table:style-name="ro1">
          <table:table-cell office:value-type="float" office:value="1.2167175">
            <text:p>1.2167175</text:p>
          </table:table-cell>
          <table:table-cell office:value-type="float" office:value="61.353466">
            <text:p>61.353466</text:p>
          </table:table-cell>
          <table:table-cell/>
        </table:table-row>
        <table:table-row table:style-name="ro1">
          <table:table-cell office:value-type="float" office:value="2.6412241">
            <text:p>2.6412241</text:p>
          </table:table-cell>
          <table:table-cell office:value-type="float" office:value="22.849207">
            <text:p>22.849207</text:p>
          </table:table-cell>
          <table:table-cell/>
        </table:table-row>
        <table:table-row table:style-name="ro1">
          <table:table-cell office:value-type="float" office:value="3.1514113">
            <text:p>3.1514113</text:p>
          </table:table-cell>
          <table:table-cell office:value-type="float" office:value="70.10954">
            <text:p>70.10954</text:p>
          </table:table-cell>
          <table:table-cell/>
        </table:table-row>
        <table:table-row table:style-name="ro1">
          <table:table-cell office:value-type="float" office:value="9.076328">
            <text:p>9.076328</text:p>
          </table:table-cell>
          <table:table-cell office:value-type="float" office:value="64.7199">
            <text:p>64.7199</text:p>
          </table:table-cell>
          <table:table-cell/>
        </table:table-row>
        <table:table-row table:style-name="ro1">
          <table:table-cell office:value-type="float" office:value="2.3943062">
            <text:p>2.3943062</text:p>
          </table:table-cell>
          <table:table-cell office:value-type="float" office:value="20.670593">
            <text:p>20.670593</text:p>
          </table:table-cell>
          <table:table-cell/>
        </table:table-row>
        <table:table-row table:style-name="ro1">
          <table:table-cell office:value-type="float" office:value="13.762764">
            <text:p>13.762764</text:p>
          </table:table-cell>
          <table:table-cell office:value-type="float" office:value="47.343735">
            <text:p>47.343735</text:p>
          </table:table-cell>
          <table:table-cell/>
        </table:table-row>
        <table:table-row table:style-name="ro1">
          <table:table-cell office:value-type="float" office:value="29.194452">
            <text:p>29.194452</text:p>
          </table:table-cell>
          <table:table-cell office:value-type="float" office:value="23.367226">
            <text:p>23.367226</text:p>
          </table:table-cell>
          <table:table-cell/>
        </table:table-row>
        <table:table-row table:style-name="ro1">
          <table:table-cell office:value-type="float" office:value="1.0953233">
            <text:p>1.0953233</text:p>
          </table:table-cell>
          <table:table-cell office:value-type="float" office:value="59.86506">
            <text:p>59.86506</text:p>
          </table:table-cell>
          <table:table-cell/>
        </table:table-row>
        <table:table-row table:style-name="ro1">
          <table:table-cell office:value-type="float" office:value="1.0376385">
            <text:p>1.0376385</text:p>
          </table:table-cell>
          <table:table-cell office:value-type="float" office:value="40.383175">
            <text:p>40.383175</text:p>
          </table:table-cell>
          <table:table-cell/>
        </table:table-row>
        <table:table-row table:style-name="ro1">
          <table:table-cell office:value-type="float" office:value="5.7675433">
            <text:p>5.7675433</text:p>
          </table:table-cell>
          <table:table-cell office:value-type="float" office:value="18.606247">
            <text:p>18.606247</text:p>
          </table:table-cell>
          <table:table-cell/>
        </table:table-row>
        <table:table-row table:style-name="ro1">
          <table:table-cell office:value-type="float" office:value="1.8902391">
            <text:p>1.8902391</text:p>
          </table:table-cell>
          <table:table-cell office:value-type="float" office:value="59.32603">
            <text:p>59.32603</text:p>
          </table:table-cell>
          <table:table-cell/>
        </table:table-row>
        <table:table-row table:style-name="ro1">
          <table:table-cell office:value-type="float" office:value="0.45775935">
            <text:p>0.45775935</text:p>
          </table:table-cell>
          <table:table-cell office:value-type="float" office:value="72.326675">
            <text:p>72.326675</text:p>
          </table:table-cell>
          <table:table-cell/>
        </table:table-row>
        <table:table-row table:style-name="ro1">
          <table:table-cell office:value-type="float" office:value="27.757057">
            <text:p>27.757057</text:p>
          </table:table-cell>
          <table:table-cell office:value-type="float" office:value="48.695786">
            <text:p>48.695786</text:p>
          </table:table-cell>
          <table:table-cell/>
        </table:table-row>
        <table:table-row table:style-name="ro1">
          <table:table-cell office:value-type="float" office:value="220.13544">
            <text:p>220.13544</text:p>
          </table:table-cell>
          <table:table-cell office:value-type="float" office:value="34.192158">
            <text:p>34.192158</text:p>
          </table:table-cell>
          <table:table-cell/>
        </table:table-row>
        <table:table-row table:style-name="ro1">
          <table:table-cell office:value-type="float" office:value="18.278614">
            <text:p>18.278614</text:p>
          </table:table-cell>
          <table:table-cell office:value-type="float" office:value="62.939674">
            <text:p>62.939674</text:p>
          </table:table-cell>
          <table:table-cell/>
        </table:table-row>
        <table:table-row table:style-name="ro1">
          <table:table-cell/>
          <table:table-cell office:value-type="float" office:value="8.358914">
            <text:p>8.358914</text:p>
          </table:table-cell>
          <table:table-cell/>
        </table:table-row>
        <table:table-row table:style-name="ro1">
          <table:table-cell/>
          <table:table-cell office:value-type="float" office:value="17.75229">
            <text:p>17.75229</text:p>
          </table:table-cell>
          <table:table-cell/>
        </table:table-row>
        <table:table-row table:style-name="ro1">
          <table:table-cell office:value-type="float" office:value="108.199326">
            <text:p>108.199326</text:p>
          </table:table-cell>
          <table:table-cell office:value-type="float" office:value="47.6521">
            <text:p>47.6521</text:p>
          </table:table-cell>
          <table:table-cell/>
        </table:table-row>
        <table:table-row table:style-name="ro1">
          <table:table-cell office:value-type="float" office:value="23.652441">
            <text:p>23.652441</text:p>
          </table:table-cell>
          <table:table-cell office:value-type="float" office:value="56.84661">
            <text:p>56.84661</text:p>
          </table:table-cell>
          <table:table-cell/>
        </table:table-row>
        <table:table-row table:style-name="ro1">
          <table:table-cell office:value-type="float" office:value="35.74886">
            <text:p>35.74886</text:p>
          </table:table-cell>
          <table:table-cell office:value-type="float" office:value="44.499744">
            <text:p>44.499744</text:p>
          </table:table-cell>
          <table:table-cell/>
        </table:table-row>
        <table:table-row table:style-name="ro1">
          <table:table-cell office:value-type="float" office:value="34.70106">
            <text:p>34.70106</text:p>
          </table:table-cell>
          <table:table-cell office:value-type="float" office:value="54.179794">
            <text:p>54.179794</text:p>
          </table:table-cell>
          <table:table-cell/>
        </table:table-row>
        <table:table-row table:style-name="ro1">
          <table:table-cell office:value-type="float" office:value="83.48739">
            <text:p>83.48739</text:p>
          </table:table-cell>
          <table:table-cell office:value-type="float" office:value="51.463863">
            <text:p>51.463863</text:p>
          </table:table-cell>
          <table:table-cell/>
        </table:table-row>
        <table:table-row table:style-name="ro1">
          <table:table-cell office:value-type="float" office:value="21.647667">
            <text:p>21.647667</text:p>
          </table:table-cell>
          <table:table-cell office:value-type="float" office:value="51.716553">
            <text:p>51.716553</text:p>
          </table:table-cell>
          <table:table-cell/>
        </table:table-row>
        <table:table-row table:style-name="ro1">
          <table:table-cell office:value-type="float" office:value="28.368149">
            <text:p>28.368149</text:p>
          </table:table-cell>
          <table:table-cell office:value-type="float" office:value="36.99452">
            <text:p>36.99452</text:p>
          </table:table-cell>
          <table:table-cell/>
        </table:table-row>
        <table:table-row table:style-name="ro1">
          <table:table-cell office:value-type="float" office:value="37.54963">
            <text:p>37.54963</text:p>
          </table:table-cell>
          <table:table-cell office:value-type="float" office:value="44.00503">
            <text:p>44.00503</text:p>
          </table:table-cell>
          <table:table-cell/>
        </table:table-row>
        <table:table-row table:style-name="ro1">
          <table:table-cell office:value-type="float" office:value="37.93646">
            <text:p>37.93646</text:p>
          </table:table-cell>
          <table:table-cell office:value-type="float" office:value="45.502277">
            <text:p>45.502277</text:p>
          </table:table-cell>
          <table:table-cell/>
        </table:table-row>
        <table:table-row table:style-name="ro1">
          <table:table-cell office:value-type="float" office:value="12.5833">
            <text:p>12.5833</text:p>
          </table:table-cell>
          <table:table-cell office:value-type="float" office:value="54.880997">
            <text:p>54.880997</text:p>
          </table:table-cell>
          <table:table-cell/>
        </table:table-row>
        <table:table-row table:style-name="ro1">
          <table:table-cell office:value-type="float" office:value="139.34262">
            <text:p>139.34262</text:p>
          </table:table-cell>
          <table:table-cell office:value-type="float" office:value="46.628937">
            <text:p>46.628937</text:p>
          </table:table-cell>
          <table:table-cell/>
        </table:table-row>
        <table:table-row table:style-name="ro1">
          <table:table-cell office:value-type="float" office:value="289.10495">
            <text:p>289.10495</text:p>
          </table:table-cell>
          <table:table-cell office:value-type="float" office:value="42.035793">
            <text:p>42.035793</text:p>
          </table:table-cell>
          <table:table-cell/>
        </table:table-row>
        <table:table-row table:style-name="ro1">
          <table:table-cell office:value-type="float" office:value="7.9227514">
            <text:p>7.9227514</text:p>
          </table:table-cell>
          <table:table-cell office:value-type="float" office:value="42.367905">
            <text:p>42.367905</text:p>
          </table:table-cell>
          <table:table-cell/>
        </table:table-row>
        <table:table-row table:style-name="ro1">
          <table:table-cell office:value-type="float" office:value="11.742101">
            <text:p>11.742101</text:p>
          </table:table-cell>
          <table:table-cell office:value-type="float" office:value="36.66597">
            <text:p>36.66597</text:p>
          </table:table-cell>
          <table:table-cell/>
        </table:table-row>
        <table:table-row table:style-name="ro1">
          <table:table-cell office:value-type="float" office:value="40.182873">
            <text:p>40.182873</text:p>
          </table:table-cell>
          <table:table-cell office:value-type="float" office:value="55.344955">
            <text:p>55.344955</text:p>
          </table:table-cell>
          <table:table-cell/>
        </table:table-row>
        <table:table-row table:style-name="ro1">
          <table:table-cell office:value-type="float" office:value="46.862663">
            <text:p>46.862663</text:p>
          </table:table-cell>
          <table:table-cell office:value-type="float" office:value="60.658787">
            <text:p>60.658787</text:p>
          </table:table-cell>
          <table:table-cell/>
        </table:table-row>
        <table:table-row table:style-name="ro1">
          <table:table-cell office:value-type="float" office:value="28.846174">
            <text:p>28.846174</text:p>
          </table:table-cell>
          <table:table-cell office:value-type="float" office:value="55.67074">
            <text:p>55.67074</text:p>
          </table:table-cell>
          <table:table-cell/>
        </table:table-row>
        <table:table-row table:style-name="ro1">
          <table:table-cell office:value-type="float" office:value="1.0325242">
            <text:p>1.0325242</text:p>
          </table:table-cell>
          <table:table-cell office:value-type="float" office:value="63.367855">
            <text:p>63.367855</text:p>
          </table:table-cell>
          <table:table-cell/>
        </table:table-row>
        <table:table-row table:style-name="ro1">
          <table:table-cell office:value-type="float" office:value="17.075619">
            <text:p>17.075619</text:p>
          </table:table-cell>
          <table:table-cell office:value-type="float" office:value="54.28534">
            <text:p>54.28534</text:p>
          </table:table-cell>
          <table:table-cell/>
        </table:table-row>
        <table:table-row table:style-name="ro1">
          <table:table-cell office:value-type="float" office:value="24.259773">
            <text:p>24.259773</text:p>
          </table:table-cell>
          <table:table-cell office:value-type="float" office:value="51.476727">
            <text:p>51.476727</text:p>
          </table:table-cell>
          <table:table-cell/>
        </table:table-row>
        <table:table-row table:style-name="ro1">
          <table:table-cell office:value-type="float" office:value="8.111438">
            <text:p>8.111438</text:p>
          </table:table-cell>
          <table:table-cell office:value-type="float" office:value="54.3869">
            <text:p>54.3869</text:p>
          </table:table-cell>
          <table:table-cell/>
        </table:table-row>
        <table:table-row table:style-name="ro1">
          <table:table-cell office:value-type="float" office:value="39.424046">
            <text:p>39.424046</text:p>
          </table:table-cell>
          <table:table-cell office:value-type="float" office:value="54.81555">
            <text:p>54.81555</text:p>
          </table:table-cell>
          <table:table-cell/>
        </table:table-row>
        <table:table-row table:style-name="ro1">
          <table:table-cell office:value-type="float" office:value="42.84684">
            <text:p>42.84684</text:p>
          </table:table-cell>
          <table:table-cell office:value-type="float" office:value="49.828125">
            <text:p>49.828125</text:p>
          </table:table-cell>
          <table:table-cell/>
        </table:table-row>
        <table:table-row table:style-name="ro1">
          <table:table-cell office:value-type="float" office:value="18150.129">
            <text:p>18150.129</text:p>
          </table:table-cell>
          <table:table-cell office:value-type="float" office:value="14.750256">
            <text:p>14.750256</text:p>
          </table:table-cell>
          <table:table-cell/>
        </table:table-row>
        <table:table-row table:style-name="ro1">
          <table:table-cell office:value-type="float" office:value="210.47232">
            <text:p>210.47232</text:p>
          </table:table-cell>
          <table:table-cell office:value-type="float" office:value="41.142586">
            <text:p>41.142586</text:p>
          </table:table-cell>
          <table:table-cell/>
        </table:table-row>
        <table:table-row table:style-name="ro1">
          <table:table-cell office:value-type="float" office:value="47.330475">
            <text:p>47.330475</text:p>
          </table:table-cell>
          <table:table-cell office:value-type="float" office:value="52.245045">
            <text:p>52.245045</text:p>
          </table:table-cell>
          <table:table-cell/>
        </table:table-row>
        <table:table-row table:style-name="ro1">
          <table:table-cell office:value-type="float" office:value="1142.9928">
            <text:p>1142.9928</text:p>
          </table:table-cell>
          <table:table-cell office:value-type="float" office:value="46.63035">
            <text:p>46.63035</text:p>
          </table:table-cell>
          <table:table-cell/>
        </table:table-row>
        <table:table-row table:style-name="ro1">
          <table:table-cell office:value-type="float" office:value="73.33977">
            <text:p>73.33977</text:p>
          </table:table-cell>
          <table:table-cell office:value-type="float" office:value="49.71388">
            <text:p>49.71388</text:p>
          </table:table-cell>
          <table:table-cell/>
        </table:table-row>
        <table:table-row table:style-name="ro1">
          <table:table-cell office:value-type="float" office:value="74.75994">
            <text:p>74.75994</text:p>
          </table:table-cell>
          <table:table-cell office:value-type="float" office:value="52.689587">
            <text:p>52.689587</text:p>
          </table:table-cell>
          <table:table-cell/>
        </table:table-row>
        <table:table-row table:style-name="ro1">
          <table:table-cell office:value-type="float" office:value="223.8305">
            <text:p>223.8305</text:p>
          </table:table-cell>
          <table:table-cell office:value-type="float" office:value="39.25519">
            <text:p>39.25519</text:p>
          </table:table-cell>
          <table:table-cell/>
        </table:table-row>
        <table:table-row table:style-name="ro1">
          <table:table-cell office:value-type="float" office:value="63.044884">
            <text:p>63.044884</text:p>
          </table:table-cell>
          <table:table-cell office:value-type="float" office:value="50.82365">
            <text:p>50.82365</text:p>
          </table:table-cell>
          <table:table-cell/>
        </table:table-row>
        <table:table-row table:style-name="ro1">
          <table:table-cell office:value-type="float" office:value="171.90565">
            <text:p>171.90565</text:p>
          </table:table-cell>
          <table:table-cell office:value-type="float" office:value="47.38719">
            <text:p>47.38719</text:p>
          </table:table-cell>
          <table:table-cell/>
        </table:table-row>
        <table:table-row table:style-name="ro1">
          <table:table-cell office:value-type="float" office:value="20.255478">
            <text:p>20.255478</text:p>
          </table:table-cell>
          <table:table-cell office:value-type="float" office:value="59.879883">
            <text:p>59.879883</text:p>
          </table:table-cell>
          <table:table-cell/>
        </table:table-row>
        <table:table-row table:style-name="ro1">
          <table:table-cell office:value-type="float" office:value="35.95164">
            <text:p>35.95164</text:p>
          </table:table-cell>
          <table:table-cell office:value-type="float" office:value="45.986183">
            <text:p>45.986183</text:p>
          </table:table-cell>
          <table:table-cell/>
        </table:table-row>
        <table:table-row table:style-name="ro1">
          <table:table-cell office:value-type="float" office:value="23.954117">
            <text:p>23.954117</text:p>
          </table:table-cell>
          <table:table-cell office:value-type="float" office:value="48.958237">
            <text:p>48.958237</text:p>
          </table:table-cell>
          <table:table-cell/>
        </table:table-row>
        <table:table-row table:style-name="ro1">
          <table:table-cell office:value-type="float" office:value="156.50949">
            <text:p>156.50949</text:p>
          </table:table-cell>
          <table:table-cell office:value-type="float" office:value="55.690422">
            <text:p>55.690422</text:p>
          </table:table-cell>
          <table:table-cell/>
        </table:table-row>
        <table:table-row table:style-name="ro1">
          <table:table-cell office:value-type="float" office:value="4837.961">
            <text:p>4837.961</text:p>
          </table:table-cell>
          <table:table-cell office:value-type="float" office:value="20.508862">
            <text:p>20.508862</text:p>
          </table:table-cell>
          <table:table-cell/>
        </table:table-row>
        <table:table-row table:style-name="ro1">
          <table:table-cell office:value-type="float" office:value="92.586136">
            <text:p>92.586136</text:p>
          </table:table-cell>
          <table:table-cell office:value-type="float" office:value="43.968815">
            <text:p>43.968815</text:p>
          </table:table-cell>
          <table:table-cell/>
        </table:table-row>
        <table:table-row table:style-name="ro1">
          <table:table-cell office:value-type="float" office:value="606.355">
            <text:p>606.355</text:p>
          </table:table-cell>
          <table:table-cell office:value-type="float" office:value="46.688187">
            <text:p>46.688187</text:p>
          </table:table-cell>
          <table:table-cell/>
        </table:table-row>
        <table:table-row table:style-name="ro1">
          <table:table-cell/>
          <table:table-cell office:value-type="float" office:value="41.549213">
            <text:p>41.549213</text:p>
          </table:table-cell>
          <table:table-cell/>
        </table:table-row>
        <table:table-row table:style-name="ro1">
          <table:table-cell office:value-type="float" office:value="100.63725">
            <text:p>100.63725</text:p>
          </table:table-cell>
          <table:table-cell office:value-type="float" office:value="48.93057">
            <text:p>48.93057</text:p>
          </table:table-cell>
          <table:table-cell/>
        </table:table-row>
        <table:table-row table:style-name="ro1">
          <table:table-cell office:value-type="float" office:value="284.85513">
            <text:p>284.85513</text:p>
          </table:table-cell>
          <table:table-cell office:value-type="float" office:value="42.14781">
            <text:p>42.14781</text:p>
          </table:table-cell>
          <table:table-cell/>
        </table:table-row>
        <table:table-row table:style-name="ro1">
          <table:table-cell office:value-type="float" office:value="20.163662">
            <text:p>20.163662</text:p>
          </table:table-cell>
          <table:table-cell office:value-type="float" office:value="58.48348">
            <text:p>58.48348</text:p>
          </table:table-cell>
          <table:table-cell/>
        </table:table-row>
        <table:table-row table:style-name="ro1">
          <table:table-cell office:value-type="float" office:value="20.702753">
            <text:p>20.702753</text:p>
          </table:table-cell>
          <table:table-cell office:value-type="float" office:value="54.029606">
            <text:p>54.029606</text:p>
          </table:table-cell>
          <table:table-cell/>
        </table:table-row>
        <table:table-row table:style-name="ro1">
          <table:table-cell office:value-type="float" office:value="41.824963">
            <text:p>41.824963</text:p>
          </table:table-cell>
          <table:table-cell office:value-type="float" office:value="45.302155">
            <text:p>45.302155</text:p>
          </table:table-cell>
          <table:table-cell/>
        </table:table-row>
        <table:table-row table:style-name="ro1">
          <table:table-cell/>
          <table:table-cell office:value-type="float" office:value="49.587887">
            <text:p>49.587887</text:p>
          </table:table-cell>
          <table:table-cell/>
        </table:table-row>
        <table:table-row table:style-name="ro1">
          <table:table-cell office:value-type="float" office:value="27.208101">
            <text:p>27.208101</text:p>
          </table:table-cell>
          <table:table-cell office:value-type="float" office:value="58.338806">
            <text:p>58.338806</text:p>
          </table:table-cell>
          <table:table-cell/>
        </table:table-row>
        <table:table-row table:style-name="ro1">
          <table:table-cell office:value-type="float" office:value="243.14641">
            <text:p>243.14641</text:p>
          </table:table-cell>
          <table:table-cell office:value-type="float" office:value="48.550858">
            <text:p>48.550858</text:p>
          </table:table-cell>
          <table:table-cell/>
        </table:table-row>
        <table:table-row table:style-name="ro1">
          <table:table-cell office:value-type="float" office:value="30.001339">
            <text:p>30.001339</text:p>
          </table:table-cell>
          <table:table-cell office:value-type="float" office:value="44.719">
            <text:p>44.719</text:p>
          </table:table-cell>
          <table:table-cell/>
        </table:table-row>
        <table:table-row table:style-name="ro1">
          <table:table-cell office:value-type="float" office:value="37.72063">
            <text:p>37.72063</text:p>
          </table:table-cell>
          <table:table-cell office:value-type="float" office:value="57.71455">
            <text:p>57.71455</text:p>
          </table:table-cell>
          <table:table-cell/>
        </table:table-row>
        <table:table-row table:style-name="ro1">
          <table:table-cell office:value-type="float" office:value="82.45551">
            <text:p>82.45551</text:p>
          </table:table-cell>
          <table:table-cell office:value-type="float" office:value="29.443851">
            <text:p>29.443851</text:p>
          </table:table-cell>
          <table:table-cell/>
        </table:table-row>
        <table:table-row table:style-name="ro1">
          <table:table-cell office:value-type="float" office:value="60.68322">
            <text:p>60.68322</text:p>
          </table:table-cell>
          <table:table-cell office:value-type="float" office:value="38.777943">
            <text:p>38.777943</text:p>
          </table:table-cell>
          <table:table-cell/>
        </table:table-row>
        <table:table-row table:style-name="ro1">
          <table:table-cell office:value-type="float" office:value="27.227245">
            <text:p>27.227245</text:p>
          </table:table-cell>
          <table:table-cell office:value-type="float" office:value="48.946774">
            <text:p>48.946774</text:p>
          </table:table-cell>
          <table:table-cell/>
        </table:table-row>
        <table:table-row table:style-name="ro1">
          <table:table-cell office:value-type="float" office:value="28.899246">
            <text:p>28.899246</text:p>
          </table:table-cell>
          <table:table-cell office:value-type="float" office:value="49.179855">
            <text:p>49.179855</text:p>
          </table:table-cell>
          <table:table-cell/>
        </table:table-row>
        <table:table-row table:style-name="ro1">
          <table:table-cell office:value-type="float" office:value="26.163162">
            <text:p>26.163162</text:p>
          </table:table-cell>
          <table:table-cell office:value-type="float" office:value="54.751728">
            <text:p>54.751728</text:p>
          </table:table-cell>
          <table:table-cell/>
        </table:table-row>
        <table:table-row table:style-name="ro1">
          <table:table-cell office:value-type="float" office:value="733.81256">
            <text:p>733.81256</text:p>
          </table:table-cell>
          <table:table-cell office:value-type="float" office:value="38.738842">
            <text:p>38.738842</text:p>
          </table:table-cell>
          <table:table-cell/>
        </table:table-row>
        <table:table-row table:style-name="ro1">
          <table:table-cell office:value-type="float" office:value="27.297941">
            <text:p>27.297941</text:p>
          </table:table-cell>
          <table:table-cell office:value-type="float" office:value="65.056854">
            <text:p>65.056854</text:p>
          </table:table-cell>
          <table:table-cell/>
        </table:table-row>
        <table:table-row table:style-name="ro1">
          <table:table-cell office:value-type="float" office:value="26.048546">
            <text:p>26.048546</text:p>
          </table:table-cell>
          <table:table-cell office:value-type="float" office:value="51.50163">
            <text:p>51.50163</text:p>
          </table:table-cell>
          <table:table-cell/>
        </table:table-row>
        <table:table-row table:style-name="ro1">
          <table:table-cell office:value-type="float" office:value="134.49846">
            <text:p>134.49846</text:p>
          </table:table-cell>
          <table:table-cell office:value-type="float" office:value="57.093548">
            <text:p>57.093548</text:p>
          </table:table-cell>
          <table:table-cell/>
        </table:table-row>
        <table:table-row table:style-name="ro1">
          <table:table-cell office:value-type="float" office:value="54.659145">
            <text:p>54.659145</text:p>
          </table:table-cell>
          <table:table-cell office:value-type="float" office:value="72.669365">
            <text:p>72.669365</text:p>
          </table:table-cell>
          <table:table-cell/>
        </table:table-row>
        <table:table-row table:style-name="ro1">
          <table:table-cell office:value-type="float" office:value="18.25805">
            <text:p>18.25805</text:p>
          </table:table-cell>
          <table:table-cell office:value-type="float" office:value="68.21486">
            <text:p>68.21486</text:p>
          </table:table-cell>
          <table:table-cell/>
        </table:table-row>
        <table:table-row table:style-name="ro1">
          <table:table-cell office:value-type="float" office:value="19.351124">
            <text:p>19.351124</text:p>
          </table:table-cell>
          <table:table-cell office:value-type="float" office:value="37.435337">
            <text:p>37.435337</text:p>
          </table:table-cell>
          <table:table-cell/>
        </table:table-row>
        <table:table-row table:style-name="ro1">
          <table:table-cell office:value-type="float" office:value="24.688837">
            <text:p>24.688837</text:p>
          </table:table-cell>
          <table:table-cell office:value-type="float" office:value="66.68562">
            <text:p>66.68562</text:p>
          </table:table-cell>
          <table:table-cell/>
        </table:table-row>
        <table:table-row table:style-name="ro1">
          <table:table-cell office:value-type="float" office:value="27.747772">
            <text:p>27.747772</text:p>
          </table:table-cell>
          <table:table-cell office:value-type="float" office:value="75.412865">
            <text:p>75.412865</text:p>
          </table:table-cell>
          <table:table-cell/>
        </table:table-row>
        <table:table-row table:style-name="ro1">
          <table:table-cell office:value-type="float" office:value="19.237873">
            <text:p>19.237873</text:p>
          </table:table-cell>
          <table:table-cell office:value-type="float" office:value="59.690353">
            <text:p>59.690353</text:p>
          </table:table-cell>
          <table:table-cell/>
        </table:table-row>
        <table:table-row table:style-name="ro1">
          <table:table-cell office:value-type="float" office:value="11.083372">
            <text:p>11.083372</text:p>
          </table:table-cell>
          <table:table-cell office:value-type="float" office:value="33.996365">
            <text:p>33.996365</text:p>
          </table:table-cell>
          <table:table-cell/>
        </table:table-row>
        <table:table-row table:style-name="ro1">
          <table:table-cell office:value-type="float" office:value="15.3283">
            <text:p>15.3283</text:p>
          </table:table-cell>
          <table:table-cell office:value-type="float" office:value="48.982986">
            <text:p>48.982986</text:p>
          </table:table-cell>
          <table:table-cell/>
        </table:table-row>
        <table:table-row table:style-name="ro1">
          <table:table-cell office:value-type="float" office:value="39.73984">
            <text:p>39.73984</text:p>
          </table:table-cell>
          <table:table-cell office:value-type="float" office:value="61.19535">
            <text:p>61.19535</text:p>
          </table:table-cell>
          <table:table-cell/>
        </table:table-row>
        <table:table-row table:style-name="ro1">
          <table:table-cell office:value-type="float" office:value="139.7257">
            <text:p>139.7257</text:p>
          </table:table-cell>
          <table:table-cell office:value-type="float" office:value="43.71983">
            <text:p>43.71983</text:p>
          </table:table-cell>
          <table:table-cell/>
        </table:table-row>
        <table:table-row table:style-name="ro1">
          <table:table-cell office:value-type="float" office:value="68.036446">
            <text:p>68.036446</text:p>
          </table:table-cell>
          <table:table-cell office:value-type="float" office:value="61.95427">
            <text:p>61.95427</text:p>
          </table:table-cell>
          <table:table-cell/>
        </table:table-row>
        <table:table-row table:style-name="ro1">
          <table:table-cell office:value-type="float" office:value="188.88118">
            <text:p>188.88118</text:p>
          </table:table-cell>
          <table:table-cell office:value-type="float" office:value="60.21844">
            <text:p>60.21844</text:p>
          </table:table-cell>
          <table:table-cell/>
        </table:table-row>
        <table:table-row table:style-name="ro1">
          <table:table-cell office:value-type="float" office:value="67.618385">
            <text:p>67.618385</text:p>
          </table:table-cell>
          <table:table-cell office:value-type="float" office:value="68.12249">
            <text:p>68.12249</text:p>
          </table:table-cell>
          <table:table-cell/>
        </table:table-row>
        <table:table-row table:style-name="ro1">
          <table:table-cell office:value-type="float" office:value="12.624026">
            <text:p>12.624026</text:p>
          </table:table-cell>
          <table:table-cell office:value-type="float" office:value="67.288246">
            <text:p>67.288246</text:p>
          </table:table-cell>
          <table:table-cell/>
        </table:table-row>
        <table:table-row table:style-name="ro1">
          <table:table-cell office:value-type="float" office:value="19.208942">
            <text:p>19.208942</text:p>
          </table:table-cell>
          <table:table-cell office:value-type="float" office:value="70.69407">
            <text:p>70.69407</text:p>
          </table:table-cell>
          <table:table-cell/>
        </table:table-row>
        <table:table-row table:style-name="ro1">
          <table:table-cell office:value-type="float" office:value="21.396193">
            <text:p>21.396193</text:p>
          </table:table-cell>
          <table:table-cell office:value-type="float" office:value="51.351604">
            <text:p>51.351604</text:p>
          </table:table-cell>
          <table:table-cell/>
        </table:table-row>
        <table:table-row table:style-name="ro1">
          <table:table-cell office:value-type="float" office:value="143.94336">
            <text:p>143.94336</text:p>
          </table:table-cell>
          <table:table-cell office:value-type="float" office:value="64.948784">
            <text:p>64.948784</text:p>
          </table:table-cell>
          <table:table-cell/>
        </table:table-row>
        <table:table-row table:style-name="ro1">
          <table:table-cell office:value-type="float" office:value="34.74538">
            <text:p>34.74538</text:p>
          </table:table-cell>
          <table:table-cell office:value-type="float" office:value="47.5969">
            <text:p>47.5969</text:p>
          </table:table-cell>
          <table:table-cell/>
        </table:table-row>
        <table:table-row table:style-name="ro1">
          <table:table-cell office:value-type="float" office:value="21.313305">
            <text:p>21.313305</text:p>
          </table:table-cell>
          <table:table-cell office:value-type="float" office:value="73.37321">
            <text:p>73.37321</text:p>
          </table:table-cell>
          <table:table-cell/>
        </table:table-row>
        <table:table-row table:style-name="ro1">
          <table:table-cell office:value-type="float" office:value="24.463633">
            <text:p>24.463633</text:p>
          </table:table-cell>
          <table:table-cell office:value-type="float" office:value="52.473236">
            <text:p>52.473236</text:p>
          </table:table-cell>
          <table:table-cell/>
        </table:table-row>
        <table:table-row table:style-name="ro1">
          <table:table-cell office:value-type="float" office:value="18.482239">
            <text:p>18.482239</text:p>
          </table:table-cell>
          <table:table-cell office:value-type="float" office:value="71.52941">
            <text:p>71.52941</text:p>
          </table:table-cell>
          <table:table-cell/>
        </table:table-row>
        <table:table-row table:style-name="ro1">
          <table:table-cell office:value-type="float" office:value="80.6937">
            <text:p>80.6937</text:p>
          </table:table-cell>
          <table:table-cell office:value-type="float" office:value="60.321526">
            <text:p>60.321526</text:p>
          </table:table-cell>
          <table:table-cell/>
        </table:table-row>
        <table:table-row table:style-name="ro1">
          <table:table-cell office:value-type="float" office:value="23.464813">
            <text:p>23.464813</text:p>
          </table:table-cell>
          <table:table-cell office:value-type="float" office:value="53.964592">
            <text:p>53.964592</text:p>
          </table:table-cell>
          <table:table-cell/>
        </table:table-row>
        <table:table-row table:style-name="ro1">
          <table:table-cell office:value-type="float" office:value="51.841946">
            <text:p>51.841946</text:p>
          </table:table-cell>
          <table:table-cell office:value-type="float" office:value="58.955982">
            <text:p>58.955982</text:p>
          </table:table-cell>
          <table:table-cell/>
        </table:table-row>
        <table:table-row table:style-name="ro1">
          <table:table-cell office:value-type="float" office:value="187.86922">
            <text:p>187.86922</text:p>
          </table:table-cell>
          <table:table-cell office:value-type="float" office:value="40.09442">
            <text:p>40.09442</text:p>
          </table:table-cell>
          <table:table-cell/>
        </table:table-row>
        <table:table-row table:style-name="ro1">
          <table:table-cell office:value-type="float" office:value="17.361385">
            <text:p>17.361385</text:p>
          </table:table-cell>
          <table:table-cell office:value-type="float" office:value="67.850624">
            <text:p>67.850624</text:p>
          </table:table-cell>
          <table:table-cell/>
        </table:table-row>
        <table:table-row table:style-name="ro1">
          <table:table-cell office:value-type="float" office:value="8.408227">
            <text:p>8.408227</text:p>
          </table:table-cell>
          <table:table-cell office:value-type="float" office:value="58.191246">
            <text:p>58.191246</text:p>
          </table:table-cell>
          <table:table-cell/>
        </table:table-row>
        <table:table-row table:style-name="ro1">
          <table:table-cell office:value-type="float" office:value="110.90937">
            <text:p>110.90937</text:p>
          </table:table-cell>
          <table:table-cell office:value-type="float" office:value="70.68876">
            <text:p>70.68876</text:p>
          </table:table-cell>
          <table:table-cell/>
        </table:table-row>
        <table:table-row table:style-name="ro1">
          <table:table-cell office:value-type="float" office:value="59.767742">
            <text:p>59.767742</text:p>
          </table:table-cell>
          <table:table-cell office:value-type="float" office:value="72.04748">
            <text:p>72.04748</text:p>
          </table:table-cell>
          <table:table-cell/>
        </table:table-row>
        <table:table-row table:style-name="ro1">
          <table:table-cell office:value-type="float" office:value="27.69187">
            <text:p>27.69187</text:p>
          </table:table-cell>
          <table:table-cell office:value-type="float" office:value="55.94233">
            <text:p>55.94233</text:p>
          </table:table-cell>
          <table:table-cell/>
        </table:table-row>
        <table:table-row table:style-name="ro1">
          <table:table-cell office:value-type="float" office:value="347.76532">
            <text:p>347.76532</text:p>
          </table:table-cell>
          <table:table-cell office:value-type="float" office:value="23.384861">
            <text:p>23.384861</text:p>
          </table:table-cell>
          <table:table-cell/>
        </table:table-row>
        <table:table-row table:style-name="ro1">
          <table:table-cell office:value-type="float" office:value="43.066765">
            <text:p>43.066765</text:p>
          </table:table-cell>
          <table:table-cell office:value-type="float" office:value="31.761583">
            <text:p>31.761583</text:p>
          </table:table-cell>
          <table:table-cell/>
        </table:table-row>
        <table:table-row table:style-name="ro1">
          <table:table-cell office:value-type="float" office:value="328.49817">
            <text:p>328.49817</text:p>
          </table:table-cell>
          <table:table-cell office:value-type="float" office:value="46.36117">
            <text:p>46.36117</text:p>
          </table:table-cell>
          <table:table-cell/>
        </table:table-row>
        <table:table-row table:style-name="ro1">
          <table:table-cell office:value-type="float" office:value="47.45157">
            <text:p>47.45157</text:p>
          </table:table-cell>
          <table:table-cell office:value-type="float" office:value="52.091953">
            <text:p>52.091953</text:p>
          </table:table-cell>
          <table:table-cell/>
        </table:table-row>
        <table:table-row table:style-name="ro1">
          <table:table-cell office:value-type="float" office:value="218.71626">
            <text:p>218.71626</text:p>
          </table:table-cell>
          <table:table-cell office:value-type="float" office:value="62.913662">
            <text:p>62.913662</text:p>
          </table:table-cell>
          <table:table-cell/>
        </table:table-row>
        <table:table-row table:style-name="ro1">
          <table:table-cell office:value-type="float" office:value="13.605079">
            <text:p>13.605079</text:p>
          </table:table-cell>
          <table:table-cell office:value-type="float" office:value="47.981808">
            <text:p>47.981808</text:p>
          </table:table-cell>
          <table:table-cell/>
        </table:table-row>
        <table:table-row table:style-name="ro1">
          <table:table-cell office:value-type="float" office:value="11.355494">
            <text:p>11.355494</text:p>
          </table:table-cell>
          <table:table-cell office:value-type="float" office:value="71.099014">
            <text:p>71.099014</text:p>
          </table:table-cell>
          <table:table-cell/>
        </table:table-row>
        <table:table-row table:style-name="ro1">
          <table:table-cell office:value-type="float" office:value="43.182327">
            <text:p>43.182327</text:p>
          </table:table-cell>
          <table:table-cell office:value-type="float" office:value="47.685703">
            <text:p>47.685703</text:p>
          </table:table-cell>
          <table:table-cell/>
        </table:table-row>
        <table:table-row table:style-name="ro1">
          <table:table-cell office:value-type="float" office:value="31.05655">
            <text:p>31.05655</text:p>
          </table:table-cell>
          <table:table-cell office:value-type="float" office:value="53.875397">
            <text:p>53.875397</text:p>
          </table:table-cell>
          <table:table-cell/>
        </table:table-row>
        <table:table-row table:style-name="ro1">
          <table:table-cell office:value-type="float" office:value="287.32925">
            <text:p>287.32925</text:p>
          </table:table-cell>
          <table:table-cell office:value-type="float" office:value="41.67779">
            <text:p>41.67779</text:p>
          </table:table-cell>
          <table:table-cell/>
        </table:table-row>
        <table:table-row table:style-name="ro1">
          <table:table-cell office:value-type="float" office:value="28.811354">
            <text:p>28.811354</text:p>
          </table:table-cell>
          <table:table-cell office:value-type="float" office:value="33.90717">
            <text:p>33.90717</text:p>
          </table:table-cell>
          <table:table-cell/>
        </table:table-row>
        <table:table-row table:style-name="ro1">
          <table:table-cell office:value-type="float" office:value="74.38666">
            <text:p>74.38666</text:p>
          </table:table-cell>
          <table:table-cell office:value-type="float" office:value="59.79298">
            <text:p>59.79298</text:p>
          </table:table-cell>
          <table:table-cell/>
        </table:table-row>
        <table:table-row table:style-name="ro1">
          <table:table-cell office:value-type="float" office:value="41.027008">
            <text:p>41.027008</text:p>
          </table:table-cell>
          <table:table-cell office:value-type="float" office:value="56.981133">
            <text:p>56.981133</text:p>
          </table:table-cell>
          <table:table-cell/>
        </table:table-row>
        <table:table-row table:style-name="ro1">
          <table:table-cell office:value-type="float" office:value="110.13178">
            <text:p>110.13178</text:p>
          </table:table-cell>
          <table:table-cell office:value-type="float" office:value="63.956093">
            <text:p>63.956093</text:p>
          </table:table-cell>
          <table:table-cell/>
        </table:table-row>
        <table:table-row table:style-name="ro1">
          <table:table-cell office:value-type="float" office:value="26.405096">
            <text:p>26.405096</text:p>
          </table:table-cell>
          <table:table-cell office:value-type="float" office:value="27.745932">
            <text:p>27.745932</text:p>
          </table:table-cell>
          <table:table-cell/>
        </table:table-row>
        <table:table-row table:style-name="ro1">
          <table:table-cell office:value-type="float" office:value="46.79125">
            <text:p>46.79125</text:p>
          </table:table-cell>
          <table:table-cell office:value-type="float" office:value="40.400337">
            <text:p>40.400337</text:p>
          </table:table-cell>
          <table:table-cell/>
        </table:table-row>
        <table:table-row table:style-name="ro1">
          <table:table-cell office:value-type="float" office:value="1.5774876">
            <text:p>1.5774876</text:p>
          </table:table-cell>
          <table:table-cell office:value-type="float" office:value="50.555557">
            <text:p>50.555557</text:p>
          </table:table-cell>
          <table:table-cell/>
        </table:table-row>
        <table:table-row table:style-name="ro1">
          <table:table-cell office:value-type="float" office:value="103.32663">
            <text:p>103.32663</text:p>
          </table:table-cell>
          <table:table-cell office:value-type="float" office:value="65.40794">
            <text:p>65.40794</text:p>
          </table:table-cell>
          <table:table-cell/>
        </table:table-row>
        <table:table-row table:style-name="ro1">
          <table:table-cell office:value-type="float" office:value="31.522038">
            <text:p>31.522038</text:p>
          </table:table-cell>
          <table:table-cell office:value-type="float" office:value="50.528385">
            <text:p>50.528385</text:p>
          </table:table-cell>
          <table:table-cell/>
        </table:table-row>
        <table:table-row table:style-name="ro1">
          <table:table-cell office:value-type="float" office:value="82.30087">
            <text:p>82.30087</text:p>
          </table:table-cell>
          <table:table-cell office:value-type="float" office:value="64.05432">
            <text:p>64.05432</text:p>
          </table:table-cell>
          <table:table-cell/>
        </table:table-row>
        <table:table-row table:style-name="ro1">
          <table:table-cell office:value-type="float" office:value="8.290993">
            <text:p>8.290993</text:p>
          </table:table-cell>
          <table:table-cell office:value-type="float" office:value="54.748062">
            <text:p>54.748062</text:p>
          </table:table-cell>
          <table:table-cell/>
        </table:table-row>
        <table:table-row table:style-name="ro1">
          <table:table-cell office:value-type="float" office:value="86.310974">
            <text:p>86.310974</text:p>
          </table:table-cell>
          <table:table-cell office:value-type="float" office:value="55.13848">
            <text:p>55.13848</text:p>
          </table:table-cell>
          <table:table-cell/>
        </table:table-row>
        <table:table-row table:style-name="ro1">
          <table:table-cell office:value-type="float" office:value="57.048992">
            <text:p>57.048992</text:p>
          </table:table-cell>
          <table:table-cell office:value-type="float" office:value="50.761627">
            <text:p>50.761627</text:p>
          </table:table-cell>
          <table:table-cell/>
        </table:table-row>
        <table:table-row table:style-name="ro1">
          <table:table-cell office:value-type="float" office:value="98.588104">
            <text:p>98.588104</text:p>
          </table:table-cell>
          <table:table-cell office:value-type="float" office:value="69.63831">
            <text:p>69.63831</text:p>
          </table:table-cell>
          <table:table-cell/>
        </table:table-row>
        <table:table-row table:style-name="ro1">
          <table:table-cell office:value-type="float" office:value="25.24022">
            <text:p>25.24022</text:p>
          </table:table-cell>
          <table:table-cell office:value-type="float" office:value="65.521835">
            <text:p>65.521835</text:p>
          </table:table-cell>
          <table:table-cell/>
        </table:table-row>
        <table:table-row table:style-name="ro1">
          <table:table-cell office:value-type="float" office:value="17.752157">
            <text:p>17.752157</text:p>
          </table:table-cell>
          <table:table-cell office:value-type="float" office:value="54.63687">
            <text:p>54.63687</text:p>
          </table:table-cell>
          <table:table-cell/>
        </table:table-row>
        <table:table-row table:style-name="ro1">
          <table:table-cell office:value-type="float" office:value="20.511992">
            <text:p>20.511992</text:p>
          </table:table-cell>
          <table:table-cell office:value-type="float" office:value="47.79194">
            <text:p>47.79194</text:p>
          </table:table-cell>
          <table:table-cell/>
        </table:table-row>
        <table:table-row table:style-name="ro1">
          <table:table-cell office:value-type="float" office:value="38.995453">
            <text:p>38.995453</text:p>
          </table:table-cell>
          <table:table-cell office:value-type="float" office:value="66.14049">
            <text:p>66.14049</text:p>
          </table:table-cell>
          <table:table-cell/>
        </table:table-row>
        <table:table-row table:style-name="ro1">
          <table:table-cell office:value-type="float" office:value="11423.934">
            <text:p>11423.934</text:p>
          </table:table-cell>
          <table:table-cell office:value-type="float" office:value="38.642776">
            <text:p>38.642776</text:p>
          </table:table-cell>
          <table:table-cell/>
        </table:table-row>
        <table:table-row table:style-name="ro1">
          <table:table-cell office:value-type="float" office:value="27.048021">
            <text:p>27.048021</text:p>
          </table:table-cell>
          <table:table-cell office:value-type="float" office:value="76.146545">
            <text:p>76.146545</text:p>
          </table:table-cell>
          <table:table-cell/>
        </table:table-row>
        <table:table-row table:style-name="ro1">
          <table:table-cell office:value-type="float" office:value="21.369446">
            <text:p>21.369446</text:p>
          </table:table-cell>
          <table:table-cell office:value-type="float" office:value="57.672867">
            <text:p>57.672867</text:p>
          </table:table-cell>
          <table:table-cell/>
        </table:table-row>
        <table:table-row table:style-name="ro1">
          <table:table-cell office:value-type="float" office:value="48.436134">
            <text:p>48.436134</text:p>
          </table:table-cell>
          <table:table-cell office:value-type="float" office:value="64.18273">
            <text:p>64.18273</text:p>
          </table:table-cell>
          <table:table-cell/>
        </table:table-row>
        <table:table-row table:style-name="ro1">
          <table:table-cell office:value-type="float" office:value="68.15521">
            <text:p>68.15521</text:p>
          </table:table-cell>
          <table:table-cell office:value-type="float" office:value="49.536293">
            <text:p>49.536293</text:p>
          </table:table-cell>
          <table:table-cell/>
        </table:table-row>
        <table:table-row table:style-name="ro1">
          <table:table-cell office:value-type="float" office:value="239.27032">
            <text:p>239.27032</text:p>
          </table:table-cell>
          <table:table-cell office:value-type="float" office:value="52.357433">
            <text:p>52.357433</text:p>
          </table:table-cell>
          <table:table-cell/>
        </table:table-row>
        <table:table-row table:style-name="ro1">
          <table:table-cell office:value-type="float" office:value="15.451794">
            <text:p>15.451794</text:p>
          </table:table-cell>
          <table:table-cell office:value-type="float" office:value="32.51591">
            <text:p>32.51591</text:p>
          </table:table-cell>
          <table:table-cell/>
        </table:table-row>
        <table:table-row table:style-name="ro1">
          <table:table-cell office:value-type="float" office:value="76.23712">
            <text:p>76.23712</text:p>
          </table:table-cell>
          <table:table-cell office:value-type="float" office:value="63.6318">
            <text:p>63.6318</text:p>
          </table:table-cell>
          <table:table-cell/>
        </table:table-row>
        <table:table-row table:style-name="ro1">
          <table:table-cell office:value-type="float" office:value="129.21423">
            <text:p>129.21423</text:p>
          </table:table-cell>
          <table:table-cell office:value-type="float" office:value="28.606188">
            <text:p>28.606188</text:p>
          </table:table-cell>
          <table:table-cell/>
        </table:table-row>
        <table:table-row table:style-name="ro1">
          <table:table-cell office:value-type="float" office:value="8.955387">
            <text:p>8.955387</text:p>
          </table:table-cell>
          <table:table-cell office:value-type="float" office:value="60.5042">
            <text:p>60.5042</text:p>
          </table:table-cell>
          <table:table-cell/>
        </table:table-row>
        <table:table-row table:style-name="ro1">
          <table:table-cell office:value-type="float" office:value="54.393646">
            <text:p>54.393646</text:p>
          </table:table-cell>
          <table:table-cell office:value-type="float" office:value="41.987663">
            <text:p>41.987663</text:p>
          </table:table-cell>
          <table:table-cell/>
        </table:table-row>
        <table:table-row table:style-name="ro1">
          <table:table-cell office:value-type="float" office:value="21.701176">
            <text:p>21.701176</text:p>
          </table:table-cell>
          <table:table-cell office:value-type="float" office:value="60.311462">
            <text:p>60.311462</text:p>
          </table:table-cell>
          <table:table-cell/>
        </table:table-row>
        <table:table-row table:style-name="ro1">
          <table:table-cell office:value-type="float" office:value="15.831362">
            <text:p>15.831362</text:p>
          </table:table-cell>
          <table:table-cell office:value-type="float" office:value="58.131382">
            <text:p>58.131382</text:p>
          </table:table-cell>
          <table:table-cell/>
        </table:table-row>
        <table:table-row table:style-name="ro1">
          <table:table-cell office:value-type="float" office:value="37.70039">
            <text:p>37.70039</text:p>
          </table:table-cell>
          <table:table-cell office:value-type="float" office:value="55.524906">
            <text:p>55.524906</text:p>
          </table:table-cell>
          <table:table-cell/>
        </table:table-row>
        <table:table-row table:style-name="ro1">
          <table:table-cell office:value-type="float" office:value="99.47406">
            <text:p>99.47406</text:p>
          </table:table-cell>
          <table:table-cell office:value-type="float" office:value="46.611137">
            <text:p>46.611137</text:p>
          </table:table-cell>
          <table:table-cell/>
        </table:table-row>
        <table:table-row table:style-name="ro1">
          <table:table-cell office:value-type="float" office:value="33.031925">
            <text:p>33.031925</text:p>
          </table:table-cell>
          <table:table-cell office:value-type="float" office:value="60.857227">
            <text:p>60.857227</text:p>
          </table:table-cell>
          <table:table-cell/>
        </table:table-row>
        <table:table-row table:style-name="ro1">
          <table:table-cell office:value-type="float" office:value="69.34981">
            <text:p>69.34981</text:p>
          </table:table-cell>
          <table:table-cell office:value-type="float" office:value="75.37256">
            <text:p>75.37256</text:p>
          </table:table-cell>
          <table:table-cell/>
        </table:table-row>
        <table:table-row table:style-name="ro1">
          <table:table-cell office:value-type="float" office:value="37.52752">
            <text:p>37.52752</text:p>
          </table:table-cell>
          <table:table-cell office:value-type="float" office:value="48.65406">
            <text:p>48.65406</text:p>
          </table:table-cell>
          <table:table-cell/>
        </table:table-row>
        <table:table-row table:style-name="ro1">
          <table:table-cell office:value-type="float" office:value="54.597115">
            <text:p>54.597115</text:p>
          </table:table-cell>
          <table:table-cell office:value-type="float" office:value="41.639465">
            <text:p>41.639465</text:p>
          </table:table-cell>
          <table:table-cell/>
        </table:table-row>
        <table:table-row table:style-name="ro1">
          <table:table-cell office:value-type="float" office:value="63.1979">
            <text:p>63.1979</text:p>
          </table:table-cell>
          <table:table-cell office:value-type="float" office:value="60.759094">
            <text:p>60.759094</text:p>
          </table:table-cell>
          <table:table-cell/>
        </table:table-row>
        <table:table-row table:style-name="ro1">
          <table:table-cell office:value-type="float" office:value="101.936874">
            <text:p>101.936874</text:p>
          </table:table-cell>
          <table:table-cell office:value-type="float" office:value="63.158413">
            <text:p>63.158413</text:p>
          </table:table-cell>
          <table:table-cell/>
        </table:table-row>
        <table:table-row table:style-name="ro1">
          <table:table-cell office:value-type="float" office:value="46.22516">
            <text:p>46.22516</text:p>
          </table:table-cell>
          <table:table-cell office:value-type="float" office:value="66.95519">
            <text:p>66.95519</text:p>
          </table:table-cell>
          <table:table-cell/>
        </table:table-row>
        <table:table-row table:style-name="ro1">
          <table:table-cell office:value-type="float" office:value="25.917362">
            <text:p>25.917362</text:p>
          </table:table-cell>
          <table:table-cell office:value-type="float" office:value="55.534927">
            <text:p>55.534927</text:p>
          </table:table-cell>
          <table:table-cell/>
        </table:table-row>
        <table:table-row table:style-name="ro1">
          <table:table-cell office:value-type="float" office:value="43.420254">
            <text:p>43.420254</text:p>
          </table:table-cell>
          <table:table-cell office:value-type="float" office:value="41.629578">
            <text:p>41.629578</text:p>
          </table:table-cell>
          <table:table-cell/>
        </table:table-row>
        <table:table-row table:style-name="ro1">
          <table:table-cell office:value-type="float" office:value="57.899075">
            <text:p>57.899075</text:p>
          </table:table-cell>
          <table:table-cell office:value-type="float" office:value="70.38771">
            <text:p>70.38771</text:p>
          </table:table-cell>
          <table:table-cell/>
        </table:table-row>
        <table:table-row table:style-name="ro1">
          <table:table-cell office:value-type="float" office:value="40.103817">
            <text:p>40.103817</text:p>
          </table:table-cell>
          <table:table-cell office:value-type="float" office:value="71.72564">
            <text:p>71.72564</text:p>
          </table:table-cell>
          <table:table-cell/>
        </table:table-row>
        <table:table-row table:style-name="ro1">
          <table:table-cell office:value-type="float" office:value="52.903168">
            <text:p>52.903168</text:p>
          </table:table-cell>
          <table:table-cell office:value-type="float" office:value="68.68697">
            <text:p>68.68697</text:p>
          </table:table-cell>
          <table:table-cell/>
        </table:table-row>
        <table:table-row table:style-name="ro1">
          <table:table-cell office:value-type="float" office:value="9.986557">
            <text:p>9.986557</text:p>
          </table:table-cell>
          <table:table-cell office:value-type="float" office:value="53.199856">
            <text:p>53.199856</text:p>
          </table:table-cell>
          <table:table-cell/>
        </table:table-row>
        <table:table-row table:style-name="ro1">
          <table:table-cell office:value-type="float" office:value="33.518936">
            <text:p>33.518936</text:p>
          </table:table-cell>
          <table:table-cell office:value-type="float" office:value="58.553684">
            <text:p>58.553684</text:p>
          </table:table-cell>
          <table:table-cell/>
        </table:table-row>
        <table:table-row table:style-name="ro1">
          <table:table-cell office:value-type="float" office:value="2.8423553">
            <text:p>2.8423553</text:p>
          </table:table-cell>
          <table:table-cell office:value-type="float" office:value="52.6644">
            <text:p>52.6644</text:p>
          </table:table-cell>
          <table:table-cell/>
        </table:table-row>
        <table:table-row table:style-name="ro1">
          <table:table-cell office:value-type="float" office:value="121.98476">
            <text:p>121.98476</text:p>
          </table:table-cell>
          <table:table-cell office:value-type="float" office:value="65.37081">
            <text:p>65.37081</text:p>
          </table:table-cell>
          <table:table-cell/>
        </table:table-row>
        <table:table-row table:style-name="ro1">
          <table:table-cell office:value-type="float" office:value="64.88805">
            <text:p>64.88805</text:p>
          </table:table-cell>
          <table:table-cell office:value-type="float" office:value="35.79161">
            <text:p>35.79161</text:p>
          </table:table-cell>
          <table:table-cell/>
        </table:table-row>
        <table:table-row table:style-name="ro1">
          <table:table-cell office:value-type="float" office:value="408.53302">
            <text:p>408.53302</text:p>
          </table:table-cell>
          <table:table-cell office:value-type="float" office:value="44.805836">
            <text:p>44.805836</text:p>
          </table:table-cell>
          <table:table-cell/>
        </table:table-row>
        <table:table-row table:style-name="ro1">
          <table:table-cell office:value-type="float" office:value="18.21289">
            <text:p>18.21289</text:p>
          </table:table-cell>
          <table:table-cell office:value-type="float" office:value="31.920788">
            <text:p>31.920788</text:p>
          </table:table-cell>
          <table:table-cell/>
        </table:table-row>
        <table:table-row table:style-name="ro1">
          <table:table-cell office:value-type="float" office:value="12.014698">
            <text:p>12.014698</text:p>
          </table:table-cell>
          <table:table-cell office:value-type="float" office:value="40.694054">
            <text:p>40.694054</text:p>
          </table:table-cell>
          <table:table-cell/>
        </table:table-row>
        <table:table-row table:style-name="ro1">
          <table:table-cell office:value-type="float" office:value="62.951923">
            <text:p>62.951923</text:p>
          </table:table-cell>
          <table:table-cell office:value-type="float" office:value="51.36934">
            <text:p>51.36934</text:p>
          </table:table-cell>
          <table:table-cell/>
        </table:table-row>
        <table:table-row table:style-name="ro1">
          <table:table-cell office:value-type="float" office:value="85.15875">
            <text:p>85.15875</text:p>
          </table:table-cell>
          <table:table-cell office:value-type="float" office:value="54.322353">
            <text:p>54.322353</text:p>
          </table:table-cell>
          <table:table-cell/>
        </table:table-row>
        <table:table-row table:style-name="ro1">
          <table:table-cell office:value-type="float" office:value="35.199814">
            <text:p>35.199814</text:p>
          </table:table-cell>
          <table:table-cell office:value-type="float" office:value="71.61655">
            <text:p>71.61655</text:p>
          </table:table-cell>
          <table:table-cell/>
        </table:table-row>
        <table:table-row table:style-name="ro1">
          <table:table-cell office:value-type="float" office:value="84.00716">
            <text:p>84.00716</text:p>
          </table:table-cell>
          <table:table-cell office:value-type="float" office:value="46.324615">
            <text:p>46.324615</text:p>
          </table:table-cell>
          <table:table-cell/>
        </table:table-row>
        <table:table-row table:style-name="ro1">
          <table:table-cell office:value-type="float" office:value="43.992733">
            <text:p>43.992733</text:p>
          </table:table-cell>
          <table:table-cell office:value-type="float" office:value="76.0896">
            <text:p>76.0896</text:p>
          </table:table-cell>
          <table:table-cell/>
        </table:table-row>
        <table:table-row table:style-name="ro1">
          <table:table-cell office:value-type="float" office:value="21.927643">
            <text:p>21.927643</text:p>
          </table:table-cell>
          <table:table-cell office:value-type="float" office:value="57.035748">
            <text:p>57.035748</text:p>
          </table:table-cell>
          <table:table-cell/>
        </table:table-row>
        <table:table-row table:style-name="ro1">
          <table:table-cell office:value-type="float" office:value="0.9162606">
            <text:p>0.9162606</text:p>
          </table:table-cell>
          <table:table-cell office:value-type="float" office:value="73.63344">
            <text:p>73.63344</text:p>
          </table:table-cell>
          <table:table-cell/>
        </table:table-row>
        <table:table-row table:style-name="ro1">
          <table:table-cell office:value-type="float" office:value="2.8254614">
            <text:p>2.8254614</text:p>
          </table:table-cell>
          <table:table-cell office:value-type="float" office:value="55.278923">
            <text:p>55.278923</text:p>
          </table:table-cell>
          <table:table-cell/>
        </table:table-row>
        <table:table-row table:style-name="ro1">
          <table:table-cell office:value-type="float" office:value="1.7950128">
            <text:p>1.7950128</text:p>
          </table:table-cell>
          <table:table-cell office:value-type="float" office:value="41.30538">
            <text:p>41.30538</text:p>
          </table:table-cell>
          <table:table-cell/>
        </table:table-row>
        <table:table-row table:style-name="ro1">
          <table:table-cell office:value-type="float" office:value="0.2588525">
            <text:p>0.2588525</text:p>
          </table:table-cell>
          <table:table-cell office:value-type="float" office:value="84.135475">
            <text:p>84.135475</text:p>
          </table:table-cell>
          <table:table-cell/>
        </table:table-row>
        <table:table-row table:style-name="ro1">
          <table:table-cell office:value-type="float" office:value="1.462322">
            <text:p>1.462322</text:p>
          </table:table-cell>
          <table:table-cell office:value-type="float" office:value="65.88442">
            <text:p>65.88442</text:p>
          </table:table-cell>
          <table:table-cell/>
        </table:table-row>
        <table:table-row table:style-name="ro1">
          <table:table-cell office:value-type="float" office:value="1.0405238">
            <text:p>1.0405238</text:p>
          </table:table-cell>
          <table:table-cell office:value-type="float" office:value="75.606865">
            <text:p>75.606865</text:p>
          </table:table-cell>
          <table:table-cell/>
        </table:table-row>
        <table:table-row table:style-name="ro1">
          <table:table-cell office:value-type="float" office:value="0.6716604">
            <text:p>0.6716604</text:p>
          </table:table-cell>
          <table:table-cell office:value-type="float" office:value="76.90763">
            <text:p>76.90763</text:p>
          </table:table-cell>
          <table:table-cell/>
        </table:table-row>
        <table:table-row table:style-name="ro1">
          <table:table-cell office:value-type="float" office:value="18.912987">
            <text:p>18.912987</text:p>
          </table:table-cell>
          <table:table-cell office:value-type="float" office:value="66.45876">
            <text:p>66.45876</text:p>
          </table:table-cell>
          <table:table-cell/>
        </table:table-row>
        <table:table-row table:style-name="ro1">
          <table:table-cell office:value-type="float" office:value="32.81497">
            <text:p>32.81497</text:p>
          </table:table-cell>
          <table:table-cell office:value-type="float" office:value="51.512096">
            <text:p>51.512096</text:p>
          </table:table-cell>
          <table:table-cell/>
        </table:table-row>
        <table:table-row table:style-name="ro1">
          <table:table-cell office:value-type="float" office:value="1.0202302">
            <text:p>1.0202302</text:p>
          </table:table-cell>
          <table:table-cell office:value-type="float" office:value="59.303482">
            <text:p>59.303482</text:p>
          </table:table-cell>
          <table:table-cell/>
        </table:table-row>
        <table:table-row table:style-name="ro1">
          <table:table-cell office:value-type="float" office:value="1.7885118">
            <text:p>1.7885118</text:p>
          </table:table-cell>
          <table:table-cell office:value-type="float" office:value="65.34694">
            <text:p>65.34694</text:p>
          </table:table-cell>
          <table:table-cell/>
        </table:table-row>
        <table:table-row table:style-name="ro1">
          <table:table-cell office:value-type="float" office:value="0.6204468">
            <text:p>0.6204468</text:p>
          </table:table-cell>
          <table:table-cell office:value-type="float" office:value="65.678345">
            <text:p>65.678345</text:p>
          </table:table-cell>
          <table:table-cell/>
        </table:table-row>
        <table:table-row table:style-name="ro1">
          <table:table-cell office:value-type="float" office:value="0.6568559">
            <text:p>0.6568559</text:p>
          </table:table-cell>
          <table:table-cell office:value-type="float" office:value="75.18873">
            <text:p>75.18873</text:p>
          </table:table-cell>
          <table:table-cell/>
        </table:table-row>
        <table:table-row table:style-name="ro1">
          <table:table-cell office:value-type="float" office:value="1.3255248">
            <text:p>1.3255248</text:p>
          </table:table-cell>
          <table:table-cell office:value-type="float" office:value="56.591927">
            <text:p>56.591927</text:p>
          </table:table-cell>
          <table:table-cell/>
        </table:table-row>
        <table:table-row table:style-name="ro1">
          <table:table-cell office:value-type="float" office:value="0.8804619">
            <text:p>0.8804619</text:p>
          </table:table-cell>
          <table:table-cell office:value-type="float" office:value="78.874794">
            <text:p>78.874794</text:p>
          </table:table-cell>
          <table:table-cell/>
        </table:table-row>
        <table:table-row table:style-name="ro1">
          <table:table-cell office:value-type="float" office:value="1.9991379">
            <text:p>1.9991379</text:p>
          </table:table-cell>
          <table:table-cell office:value-type="float" office:value="62.990196">
            <text:p>62.990196</text:p>
          </table:table-cell>
          <table:table-cell/>
        </table:table-row>
        <table:table-row table:style-name="ro1">
          <table:table-cell office:value-type="float" office:value="0.6492835">
            <text:p>0.6492835</text:p>
          </table:table-cell>
          <table:table-cell office:value-type="float" office:value="82.13097">
            <text:p>82.13097</text:p>
          </table:table-cell>
          <table:table-cell/>
        </table:table-row>
        <table:table-row table:style-name="ro1">
          <table:table-cell office:value-type="float" office:value="17.949728">
            <text:p>17.949728</text:p>
          </table:table-cell>
          <table:table-cell office:value-type="float" office:value="51.78301">
            <text:p>51.78301</text:p>
          </table:table-cell>
          <table:table-cell/>
        </table:table-row>
        <table:table-row table:style-name="ro1">
          <table:table-cell office:value-type="float" office:value="0.5538921">
            <text:p>0.5538921</text:p>
          </table:table-cell>
          <table:table-cell office:value-type="float" office:value="75.35368">
            <text:p>75.35368</text:p>
          </table:table-cell>
          <table:table-cell/>
        </table:table-row>
        <table:table-row table:style-name="ro1">
          <table:table-cell office:value-type="float" office:value="0.81615645">
            <text:p>0.81615645</text:p>
          </table:table-cell>
          <table:table-cell office:value-type="float" office:value="59.00383">
            <text:p>59.00383</text:p>
          </table:table-cell>
          <table:table-cell/>
        </table:table-row>
        <table:table-row table:style-name="ro1">
          <table:table-cell office:value-type="float" office:value="0.8433642">
            <text:p>0.8433642</text:p>
          </table:table-cell>
          <table:table-cell office:value-type="float" office:value="76.12509">
            <text:p>76.12509</text:p>
          </table:table-cell>
          <table:table-cell/>
        </table:table-row>
        <table:table-row table:style-name="ro1">
          <table:table-cell office:value-type="float" office:value="0.65823275">
            <text:p>0.65823275</text:p>
          </table:table-cell>
          <table:table-cell office:value-type="float" office:value="68.88361">
            <text:p>68.88361</text:p>
          </table:table-cell>
          <table:table-cell/>
        </table:table-row>
        <table:table-row table:style-name="ro1">
          <table:table-cell office:value-type="float" office:value="1.386412">
            <text:p>1.386412</text:p>
          </table:table-cell>
          <table:table-cell office:value-type="float" office:value="65.08764">
            <text:p>65.08764</text:p>
          </table:table-cell>
          <table:table-cell/>
        </table:table-row>
        <table:table-row table:style-name="ro1">
          <table:table-cell office:value-type="float" office:value="0.76380247">
            <text:p>0.76380247</text:p>
          </table:table-cell>
          <table:table-cell office:value-type="float" office:value="78.333336">
            <text:p>78.333336</text:p>
          </table:table-cell>
          <table:table-cell/>
        </table:table-row>
        <table:table-row table:style-name="ro1">
          <table:table-cell office:value-type="float" office:value="1.08985">
            <text:p>1.08985</text:p>
          </table:table-cell>
          <table:table-cell office:value-type="float" office:value="64.11651">
            <text:p>64.11651</text:p>
          </table:table-cell>
          <table:table-cell/>
        </table:table-row>
        <table:table-row table:style-name="ro1">
          <table:table-cell office:value-type="float" office:value="1.0865186">
            <text:p>1.0865186</text:p>
          </table:table-cell>
          <table:table-cell office:value-type="float" office:value="69.27224">
            <text:p>69.27224</text:p>
          </table:table-cell>
          <table:table-cell/>
        </table:table-row>
        <table:table-row table:style-name="ro1">
          <table:table-cell office:value-type="float" office:value="0.8653223">
            <text:p>0.8653223</text:p>
          </table:table-cell>
          <table:table-cell office:value-type="float" office:value="72.57109">
            <text:p>72.57109</text:p>
          </table:table-cell>
          <table:table-cell/>
        </table:table-row>
        <table:table-row table:style-name="ro1">
          <table:table-cell office:value-type="float" office:value="1.4911703">
            <text:p>1.4911703</text:p>
          </table:table-cell>
          <table:table-cell office:value-type="float" office:value="65.34447">
            <text:p>65.34447</text:p>
          </table:table-cell>
          <table:table-cell/>
        </table:table-row>
        <table:table-row table:style-name="ro1">
          <table:table-cell office:value-type="float" office:value="2.9259737">
            <text:p>2.9259737</text:p>
          </table:table-cell>
          <table:table-cell office:value-type="float" office:value="72.95598">
            <text:p>72.95598</text:p>
          </table:table-cell>
          <table:table-cell/>
        </table:table-row>
        <table:table-row table:style-name="ro1">
          <table:table-cell office:value-type="float" office:value="5.4786806">
            <text:p>5.4786806</text:p>
          </table:table-cell>
          <table:table-cell office:value-type="float" office:value="65.99422">
            <text:p>65.99422</text:p>
          </table:table-cell>
          <table:table-cell/>
        </table:table-row>
        <table:table-row table:style-name="ro1">
          <table:table-cell office:value-type="float" office:value="1.5376453">
            <text:p>1.5376453</text:p>
          </table:table-cell>
          <table:table-cell office:value-type="float" office:value="58.31598">
            <text:p>58.31598</text:p>
          </table:table-cell>
          <table:table-cell/>
        </table:table-row>
        <table:table-row table:style-name="ro1">
          <table:table-cell office:value-type="float" office:value="1.1938938">
            <text:p>1.1938938</text:p>
          </table:table-cell>
          <table:table-cell office:value-type="float" office:value="52.948402">
            <text:p>52.948402</text:p>
          </table:table-cell>
          <table:table-cell/>
        </table:table-row>
        <table:table-row table:style-name="ro1">
          <table:table-cell office:value-type="float" office:value="0.9697449">
            <text:p>0.9697449</text:p>
          </table:table-cell>
          <table:table-cell office:value-type="float" office:value="71.149895">
            <text:p>71.149895</text:p>
          </table:table-cell>
          <table:table-cell/>
        </table:table-row>
        <table:table-row table:style-name="ro1">
          <table:table-cell office:value-type="float" office:value="2.5519905">
            <text:p>2.5519905</text:p>
          </table:table-cell>
          <table:table-cell office:value-type="float" office:value="60.325047">
            <text:p>60.325047</text:p>
          </table:table-cell>
          <table:table-cell/>
        </table:table-row>
        <table:table-row table:style-name="ro1">
          <table:table-cell office:value-type="float" office:value="1.5561844">
            <text:p>1.5561844</text:p>
          </table:table-cell>
          <table:table-cell office:value-type="float" office:value="69.02738">
            <text:p>69.02738</text:p>
          </table:table-cell>
          <table:table-cell/>
        </table:table-row>
        <table:table-row table:style-name="ro1">
          <table:table-cell office:value-type="float" office:value="3.403397">
            <text:p>3.403397</text:p>
          </table:table-cell>
          <table:table-cell office:value-type="float" office:value="55.154533">
            <text:p>55.154533</text:p>
          </table:table-cell>
          <table:table-cell/>
        </table:table-row>
        <table:table-row table:style-name="ro1">
          <table:table-cell office:value-type="float" office:value="2.4265447">
            <text:p>2.4265447</text:p>
          </table:table-cell>
          <table:table-cell office:value-type="float" office:value="42.911877">
            <text:p>42.911877</text:p>
          </table:table-cell>
          <table:table-cell/>
        </table:table-row>
        <table:table-row table:style-name="ro1">
          <table:table-cell office:value-type="float" office:value="1.0717366">
            <text:p>1.0717366</text:p>
          </table:table-cell>
          <table:table-cell office:value-type="float" office:value="68.10897">
            <text:p>68.10897</text:p>
          </table:table-cell>
          <table:table-cell/>
        </table:table-row>
        <table:table-row table:style-name="ro1">
          <table:table-cell office:value-type="float" office:value="4.3635416">
            <text:p>4.3635416</text:p>
          </table:table-cell>
          <table:table-cell office:value-type="float" office:value="56.909363">
            <text:p>56.909363</text:p>
          </table:table-cell>
          <table:table-cell/>
        </table:table-row>
        <table:table-row table:style-name="ro1">
          <table:table-cell office:value-type="float" office:value="5.7561707">
            <text:p>5.7561707</text:p>
          </table:table-cell>
          <table:table-cell office:value-type="float" office:value="24.544022">
            <text:p>24.544022</text:p>
          </table:table-cell>
          <table:table-cell/>
        </table:table-row>
        <table:table-row table:style-name="ro1">
          <table:table-cell office:value-type="float" office:value="1.6962665">
            <text:p>1.6962665</text:p>
          </table:table-cell>
          <table:table-cell office:value-type="float" office:value="44.946125">
            <text:p>44.946125</text:p>
          </table:table-cell>
          <table:table-cell/>
        </table:table-row>
        <table:table-row table:style-name="ro1">
          <table:table-cell office:value-type="float" office:value="0.50392854">
            <text:p>0.50392854</text:p>
          </table:table-cell>
          <table:table-cell office:value-type="float" office:value="79.82456">
            <text:p>79.82456</text:p>
          </table:table-cell>
          <table:table-cell/>
        </table:table-row>
        <table:table-row table:style-name="ro1">
          <table:table-cell office:value-type="float" office:value="1.425292">
            <text:p>1.425292</text:p>
          </table:table-cell>
          <table:table-cell office:value-type="float" office:value="19.857525">
            <text:p>19.857525</text:p>
          </table:table-cell>
          <table:table-cell/>
        </table:table-row>
        <table:table-row table:style-name="ro1">
          <table:table-cell office:value-type="float" office:value="0.23058438">
            <text:p>0.23058438</text:p>
          </table:table-cell>
          <table:table-cell office:value-type="float" office:value="80.42453">
            <text:p>80.42453</text:p>
          </table:table-cell>
          <table:table-cell/>
        </table:table-row>
        <table:table-row table:style-name="ro1">
          <table:table-cell office:value-type="float" office:value="7.0161104">
            <text:p>7.0161104</text:p>
          </table:table-cell>
          <table:table-cell office:value-type="float" office:value="75.20771">
            <text:p>75.20771</text:p>
          </table:table-cell>
          <table:table-cell/>
        </table:table-row>
        <table:table-row table:style-name="ro1">
          <table:table-cell office:value-type="float" office:value="1.071906">
            <text:p>1.071906</text:p>
          </table:table-cell>
          <table:table-cell office:value-type="float" office:value="49.0099">
            <text:p>49.0099</text:p>
          </table:table-cell>
          <table:table-cell/>
        </table:table-row>
        <table:table-row table:style-name="ro1">
          <table:table-cell office:value-type="float" office:value="3.5461583">
            <text:p>3.5461583</text:p>
          </table:table-cell>
          <table:table-cell office:value-type="float" office:value="61.30189">
            <text:p>61.30189</text:p>
          </table:table-cell>
          <table:table-cell/>
        </table:table-row>
        <table:table-row table:style-name="ro1">
          <table:table-cell office:value-type="float" office:value="0.8307496">
            <text:p>0.8307496</text:p>
          </table:table-cell>
          <table:table-cell office:value-type="float" office:value="54.778763">
            <text:p>54.778763</text:p>
          </table:table-cell>
          <table:table-cell/>
        </table:table-row>
        <table:table-row table:style-name="ro1">
          <table:table-cell office:value-type="float" office:value="3.6315074">
            <text:p>3.6315074</text:p>
          </table:table-cell>
          <table:table-cell office:value-type="float" office:value="52.388577">
            <text:p>52.388577</text:p>
          </table:table-cell>
          <table:table-cell/>
        </table:table-row>
        <table:table-row table:style-name="ro1">
          <table:table-cell office:value-type="float" office:value="3.313198">
            <text:p>3.313198</text:p>
          </table:table-cell>
          <table:table-cell office:value-type="float" office:value="57.012383">
            <text:p>57.012383</text:p>
          </table:table-cell>
          <table:table-cell/>
        </table:table-row>
        <table:table-row table:style-name="ro1">
          <table:table-cell office:value-type="float" office:value="11.65837">
            <text:p>11.65837</text:p>
          </table:table-cell>
          <table:table-cell office:value-type="float" office:value="65.78819">
            <text:p>65.78819</text:p>
          </table:table-cell>
          <table:table-cell/>
        </table:table-row>
        <table:table-row table:style-name="ro1">
          <table:table-cell office:value-type="float" office:value="1.2570003">
            <text:p>1.2570003</text:p>
          </table:table-cell>
          <table:table-cell office:value-type="float" office:value="71.04014">
            <text:p>71.04014</text:p>
          </table:table-cell>
          <table:table-cell/>
        </table:table-row>
        <table:table-row table:style-name="ro1">
          <table:table-cell office:value-type="float" office:value="4.055151">
            <text:p>4.055151</text:p>
          </table:table-cell>
          <table:table-cell office:value-type="float" office:value="75.594666">
            <text:p>75.594666</text:p>
          </table:table-cell>
          <table:table-cell/>
        </table:table-row>
        <table:table-row table:style-name="ro1">
          <table:table-cell office:value-type="float" office:value="18.826103">
            <text:p>18.826103</text:p>
          </table:table-cell>
          <table:table-cell office:value-type="float" office:value="63.433826">
            <text:p>63.433826</text:p>
          </table:table-cell>
          <table:table-cell/>
        </table:table-row>
        <table:table-row table:style-name="ro1">
          <table:table-cell office:value-type="float" office:value="100.78405">
            <text:p>100.78405</text:p>
          </table:table-cell>
          <table:table-cell office:value-type="float" office:value="63.064087">
            <text:p>63.064087</text:p>
          </table:table-cell>
          <table:table-cell/>
        </table:table-row>
        <table:table-row table:style-name="ro1">
          <table:table-cell office:value-type="float" office:value="48.061127">
            <text:p>48.061127</text:p>
          </table:table-cell>
          <table:table-cell office:value-type="float" office:value="65.32092">
            <text:p>65.32092</text:p>
          </table:table-cell>
          <table:table-cell/>
        </table:table-row>
        <table:table-row table:style-name="ro1">
          <table:table-cell office:value-type="float" office:value="28.637886">
            <text:p>28.637886</text:p>
          </table:table-cell>
          <table:table-cell office:value-type="float" office:value="43.79008">
            <text:p>43.79008</text:p>
          </table:table-cell>
          <table:table-cell/>
        </table:table-row>
        <table:table-row table:style-name="ro1">
          <table:table-cell office:value-type="float" office:value="49.134342">
            <text:p>49.134342</text:p>
          </table:table-cell>
          <table:table-cell office:value-type="float" office:value="31.978256">
            <text:p>31.978256</text:p>
          </table:table-cell>
          <table:table-cell/>
        </table:table-row>
        <table:table-row table:style-name="ro1">
          <table:table-cell office:value-type="float" office:value="44.13474">
            <text:p>44.13474</text:p>
          </table:table-cell>
          <table:table-cell office:value-type="float" office:value="74.85854">
            <text:p>74.85854</text:p>
          </table:table-cell>
          <table:table-cell/>
        </table:table-row>
        <table:table-row table:style-name="ro1">
          <table:table-cell office:value-type="float" office:value="50.210407">
            <text:p>50.210407</text:p>
          </table:table-cell>
          <table:table-cell office:value-type="float" office:value="54.28515">
            <text:p>54.28515</text:p>
          </table:table-cell>
          <table:table-cell/>
        </table:table-row>
        <table:table-row table:style-name="ro1">
          <table:table-cell office:value-type="float" office:value="34.987877">
            <text:p>34.987877</text:p>
          </table:table-cell>
          <table:table-cell office:value-type="float" office:value="62.76756">
            <text:p>62.76756</text:p>
          </table:table-cell>
          <table:table-cell/>
        </table:table-row>
        <table:table-row table:style-name="ro1">
          <table:table-cell office:value-type="float" office:value="302.99326">
            <text:p>302.99326</text:p>
          </table:table-cell>
          <table:table-cell office:value-type="float" office:value="63.294697">
            <text:p>63.294697</text:p>
          </table:table-cell>
          <table:table-cell/>
        </table:table-row>
        <table:table-row table:style-name="ro1">
          <table:table-cell office:value-type="float" office:value="27.875801">
            <text:p>27.875801</text:p>
          </table:table-cell>
          <table:table-cell office:value-type="float" office:value="57.082638">
            <text:p>57.082638</text:p>
          </table:table-cell>
          <table:table-cell/>
        </table:table-row>
        <table:table-row table:style-name="ro1">
          <table:table-cell office:value-type="float" office:value="35.92546">
            <text:p>35.92546</text:p>
          </table:table-cell>
          <table:table-cell office:value-type="float" office:value="60.2297">
            <text:p>60.2297</text:p>
          </table:table-cell>
          <table:table-cell/>
        </table:table-row>
        <table:table-row table:style-name="ro1">
          <table:table-cell office:value-type="float" office:value="132.411">
            <text:p>132.411</text:p>
          </table:table-cell>
          <table:table-cell office:value-type="float" office:value="50.8947">
            <text:p>50.8947</text:p>
          </table:table-cell>
          <table:table-cell/>
        </table:table-row>
        <table:table-row table:style-name="ro1">
          <table:table-cell office:value-type="float" office:value="166.72194">
            <text:p>166.72194</text:p>
          </table:table-cell>
          <table:table-cell office:value-type="float" office:value="68.06697">
            <text:p>68.06697</text:p>
          </table:table-cell>
          <table:table-cell/>
        </table:table-row>
        <table:table-row table:style-name="ro1">
          <table:table-cell office:value-type="float" office:value="39.24126">
            <text:p>39.24126</text:p>
          </table:table-cell>
          <table:table-cell office:value-type="float" office:value="67.96341">
            <text:p>67.96341</text:p>
          </table:table-cell>
          <table:table-cell/>
        </table:table-row>
        <table:table-row table:style-name="ro1">
          <table:table-cell office:value-type="float" office:value="77.83459">
            <text:p>77.83459</text:p>
          </table:table-cell>
          <table:table-cell office:value-type="float" office:value="56.149017">
            <text:p>56.149017</text:p>
          </table:table-cell>
          <table:table-cell/>
        </table:table-row>
        <table:table-row table:style-name="ro1">
          <table:table-cell office:value-type="float" office:value="25.083725">
            <text:p>25.083725</text:p>
          </table:table-cell>
          <table:table-cell office:value-type="float" office:value="54.853825">
            <text:p>54.853825</text:p>
          </table:table-cell>
          <table:table-cell/>
        </table:table-row>
        <table:table-row table:style-name="ro1">
          <table:table-cell office:value-type="float" office:value="41.920345">
            <text:p>41.920345</text:p>
          </table:table-cell>
          <table:table-cell office:value-type="float" office:value="61.59953">
            <text:p>61.59953</text:p>
          </table:table-cell>
          <table:table-cell/>
        </table:table-row>
        <table:table-row table:style-name="ro1">
          <table:table-cell office:value-type="float" office:value="396.0181">
            <text:p>396.0181</text:p>
          </table:table-cell>
          <table:table-cell office:value-type="float" office:value="30.47018">
            <text:p>30.47018</text:p>
          </table:table-cell>
          <table:table-cell/>
        </table:table-row>
        <table:table-row table:style-name="ro1">
          <table:table-cell office:value-type="float" office:value="34.101185">
            <text:p>34.101185</text:p>
          </table:table-cell>
          <table:table-cell office:value-type="float" office:value="72.85978">
            <text:p>72.85978</text:p>
          </table:table-cell>
          <table:table-cell/>
        </table:table-row>
        <table:table-row table:style-name="ro1">
          <table:table-cell office:value-type="float" office:value="36.383133">
            <text:p>36.383133</text:p>
          </table:table-cell>
          <table:table-cell office:value-type="float" office:value="57.18644">
            <text:p>57.18644</text:p>
          </table:table-cell>
          <table:table-cell/>
        </table:table-row>
        <table:table-row table:style-name="ro1">
          <table:table-cell office:value-type="float" office:value="148.37668">
            <text:p>148.37668</text:p>
          </table:table-cell>
          <table:table-cell office:value-type="float" office:value="62.011753">
            <text:p>62.011753</text:p>
          </table:table-cell>
          <table:table-cell/>
        </table:table-row>
        <table:table-row table:style-name="ro1">
          <table:table-cell office:value-type="float" office:value="47.514004">
            <text:p>47.514004</text:p>
          </table:table-cell>
          <table:table-cell office:value-type="float" office:value="44.266956">
            <text:p>44.266956</text:p>
          </table:table-cell>
          <table:table-cell/>
        </table:table-row>
        <table:table-row table:style-name="ro1">
          <table:table-cell office:value-type="float" office:value="111.03737">
            <text:p>111.03737</text:p>
          </table:table-cell>
          <table:table-cell office:value-type="float" office:value="58.194736">
            <text:p>58.194736</text:p>
          </table:table-cell>
          <table:table-cell/>
        </table:table-row>
        <table:table-row table:style-name="ro1">
          <table:table-cell office:value-type="float" office:value="27.565987">
            <text:p>27.565987</text:p>
          </table:table-cell>
          <table:table-cell office:value-type="float" office:value="61.304718">
            <text:p>61.304718</text:p>
          </table:table-cell>
          <table:table-cell/>
        </table:table-row>
        <table:table-row table:style-name="ro1">
          <table:table-cell office:value-type="float" office:value="828.9386">
            <text:p>828.9386</text:p>
          </table:table-cell>
          <table:table-cell office:value-type="float" office:value="38.96982">
            <text:p>38.96982</text:p>
          </table:table-cell>
          <table:table-cell/>
        </table:table-row>
        <table:table-row table:style-name="ro1">
          <table:table-cell office:value-type="float" office:value="40.48286">
            <text:p>40.48286</text:p>
          </table:table-cell>
          <table:table-cell office:value-type="float" office:value="56.722958">
            <text:p>56.722958</text:p>
          </table:table-cell>
          <table:table-cell/>
        </table:table-row>
        <table:table-row table:style-name="ro1">
          <table:table-cell office:value-type="float" office:value="25.386011">
            <text:p>25.386011</text:p>
          </table:table-cell>
          <table:table-cell office:value-type="float" office:value="63.365486">
            <text:p>63.365486</text:p>
          </table:table-cell>
          <table:table-cell/>
        </table:table-row>
        <table:table-row table:style-name="ro1">
          <table:table-cell office:value-type="float" office:value="88.36723">
            <text:p>88.36723</text:p>
          </table:table-cell>
          <table:table-cell office:value-type="float" office:value="60.940506">
            <text:p>60.940506</text:p>
          </table:table-cell>
          <table:table-cell/>
        </table:table-row>
        <table:table-row table:style-name="ro1">
          <table:table-cell office:value-type="float" office:value="149.99234">
            <text:p>149.99234</text:p>
          </table:table-cell>
          <table:table-cell office:value-type="float" office:value="61.074383">
            <text:p>61.074383</text:p>
          </table:table-cell>
          <table:table-cell/>
        </table:table-row>
        <table:table-row table:style-name="ro1">
          <table:table-cell office:value-type="float" office:value="29.285994">
            <text:p>29.285994</text:p>
          </table:table-cell>
          <table:table-cell office:value-type="float" office:value="54.941696">
            <text:p>54.941696</text:p>
          </table:table-cell>
          <table:table-cell/>
        </table:table-row>
        <table:table-row table:style-name="ro1">
          <table:table-cell office:value-type="float" office:value="749.7188">
            <text:p>749.7188</text:p>
          </table:table-cell>
          <table:table-cell office:value-type="float" office:value="47.500385">
            <text:p>47.500385</text:p>
          </table:table-cell>
          <table:table-cell/>
        </table:table-row>
        <table:table-row table:style-name="ro1">
          <table:table-cell office:value-type="float" office:value="54.02827">
            <text:p>54.02827</text:p>
          </table:table-cell>
          <table:table-cell office:value-type="float" office:value="64.42265">
            <text:p>64.42265</text:p>
          </table:table-cell>
          <table:table-cell/>
        </table:table-row>
        <table:table-row table:style-name="ro1">
          <table:table-cell office:value-type="float" office:value="26.313148">
            <text:p>26.313148</text:p>
          </table:table-cell>
          <table:table-cell office:value-type="float" office:value="62.051758">
            <text:p>62.051758</text:p>
          </table:table-cell>
          <table:table-cell/>
        </table:table-row>
        <table:table-row table:style-name="ro1">
          <table:table-cell office:value-type="float" office:value="14.894525">
            <text:p>14.894525</text:p>
          </table:table-cell>
          <table:table-cell office:value-type="float" office:value="57.619675">
            <text:p>57.619675</text:p>
          </table:table-cell>
          <table:table-cell/>
        </table:table-row>
        <table:table-row table:style-name="ro1">
          <table:table-cell office:value-type="float" office:value="25.908377">
            <text:p>25.908377</text:p>
          </table:table-cell>
          <table:table-cell office:value-type="float" office:value="59.534645">
            <text:p>59.534645</text:p>
          </table:table-cell>
          <table:table-cell/>
        </table:table-row>
        <table:table-row table:style-name="ro1">
          <table:table-cell office:value-type="float" office:value="30.16925">
            <text:p>30.16925</text:p>
          </table:table-cell>
          <table:table-cell office:value-type="float" office:value="65.65104">
            <text:p>65.65104</text:p>
          </table:table-cell>
          <table:table-cell/>
        </table:table-row>
        <table:table-row table:style-name="ro1">
          <table:table-cell office:value-type="float" office:value="26.75943">
            <text:p>26.75943</text:p>
          </table:table-cell>
          <table:table-cell office:value-type="float" office:value="50.575657">
            <text:p>50.575657</text:p>
          </table:table-cell>
          <table:table-cell/>
        </table:table-row>
        <table:table-row table:style-name="ro1">
          <table:table-cell office:value-type="float" office:value="38.65404">
            <text:p>38.65404</text:p>
          </table:table-cell>
          <table:table-cell office:value-type="float" office:value="76.9293">
            <text:p>76.9293</text:p>
          </table:table-cell>
          <table:table-cell/>
        </table:table-row>
        <table:table-row table:style-name="ro1">
          <table:table-cell office:value-type="float" office:value="46.49528">
            <text:p>46.49528</text:p>
          </table:table-cell>
          <table:table-cell office:value-type="float" office:value="54.57138">
            <text:p>54.57138</text:p>
          </table:table-cell>
          <table:table-cell/>
        </table:table-row>
        <table:table-row table:style-name="ro1">
          <table:table-cell office:value-type="float" office:value="30.439856">
            <text:p>30.439856</text:p>
          </table:table-cell>
          <table:table-cell office:value-type="float" office:value="60.645214">
            <text:p>60.645214</text:p>
          </table:table-cell>
          <table:table-cell/>
        </table:table-row>
        <table:table-row table:style-name="ro1">
          <table:table-cell office:value-type="float" office:value="65.380905">
            <text:p>65.380905</text:p>
          </table:table-cell>
          <table:table-cell office:value-type="float" office:value="52.79119">
            <text:p>52.79119</text:p>
          </table:table-cell>
          <table:table-cell/>
        </table:table-row>
        <table:table-row table:style-name="ro1">
          <table:table-cell office:value-type="float" office:value="44.44983">
            <text:p>44.44983</text:p>
          </table:table-cell>
          <table:table-cell office:value-type="float" office:value="62.430164">
            <text:p>62.430164</text:p>
          </table:table-cell>
          <table:table-cell/>
        </table:table-row>
        <table:table-row table:style-name="ro1">
          <table:table-cell office:value-type="float" office:value="90.72967">
            <text:p>90.72967</text:p>
          </table:table-cell>
          <table:table-cell office:value-type="float" office:value="50.859222">
            <text:p>50.859222</text:p>
          </table:table-cell>
          <table:table-cell/>
        </table:table-row>
        <table:table-row table:style-name="ro1">
          <table:table-cell office:value-type="float" office:value="52.73378">
            <text:p>52.73378</text:p>
          </table:table-cell>
          <table:table-cell office:value-type="float" office:value="57.889225">
            <text:p>57.889225</text:p>
          </table:table-cell>
          <table:table-cell/>
        </table:table-row>
        <table:table-row table:style-name="ro1">
          <table:table-cell office:value-type="float" office:value="93.56635">
            <text:p>93.56635</text:p>
          </table:table-cell>
          <table:table-cell office:value-type="float" office:value="57.473507">
            <text:p>57.473507</text:p>
          </table:table-cell>
          <table:table-cell/>
        </table:table-row>
        <table:table-row table:style-name="ro1">
          <table:table-cell office:value-type="float" office:value="37.872738">
            <text:p>37.872738</text:p>
          </table:table-cell>
          <table:table-cell office:value-type="float" office:value="66.24403">
            <text:p>66.24403</text:p>
          </table:table-cell>
          <table:table-cell/>
        </table:table-row>
        <table:table-row table:style-name="ro1">
          <table:table-cell office:value-type="float" office:value="126.132">
            <text:p>126.132</text:p>
          </table:table-cell>
          <table:table-cell office:value-type="float" office:value="42.651993">
            <text:p>42.651993</text:p>
          </table:table-cell>
          <table:table-cell/>
        </table:table-row>
        <table:table-row table:style-name="ro1">
          <table:table-cell office:value-type="float" office:value="286.04016">
            <text:p>286.04016</text:p>
          </table:table-cell>
          <table:table-cell office:value-type="float" office:value="34.510895">
            <text:p>34.510895</text:p>
          </table:table-cell>
          <table:table-cell/>
        </table:table-row>
        <table:table-row table:style-name="ro1">
          <table:table-cell office:value-type="float" office:value="35.995327">
            <text:p>35.995327</text:p>
          </table:table-cell>
          <table:table-cell office:value-type="float" office:value="60.390186">
            <text:p>60.390186</text:p>
          </table:table-cell>
          <table:table-cell/>
        </table:table-row>
        <table:table-row table:style-name="ro1">
          <table:table-cell office:value-type="float" office:value="217.52248">
            <text:p>217.52248</text:p>
          </table:table-cell>
          <table:table-cell office:value-type="float" office:value="35.95">
            <text:p>35.95</text:p>
          </table:table-cell>
          <table:table-cell/>
        </table:table-row>
        <table:table-row table:style-name="ro1">
          <table:table-cell office:value-type="float" office:value="63.531963">
            <text:p>63.531963</text:p>
          </table:table-cell>
          <table:table-cell office:value-type="float" office:value="53.874996">
            <text:p>53.874996</text:p>
          </table:table-cell>
          <table:table-cell/>
        </table:table-row>
        <table:table-row table:style-name="ro1">
          <table:table-cell office:value-type="float" office:value="157.52695">
            <text:p>157.52695</text:p>
          </table:table-cell>
          <table:table-cell office:value-type="float" office:value="56.656548">
            <text:p>56.656548</text:p>
          </table:table-cell>
          <table:table-cell/>
        </table:table-row>
        <table:table-row table:style-name="ro1">
          <table:table-cell office:value-type="float" office:value="21.22132">
            <text:p>21.22132</text:p>
          </table:table-cell>
          <table:table-cell office:value-type="float" office:value="59.651295">
            <text:p>59.651295</text:p>
          </table:table-cell>
          <table:table-cell/>
        </table:table-row>
        <table:table-row table:style-name="ro1">
          <table:table-cell office:value-type="float" office:value="33.31988">
            <text:p>33.31988</text:p>
          </table:table-cell>
          <table:table-cell office:value-type="float" office:value="77.858376">
            <text:p>77.858376</text:p>
          </table:table-cell>
          <table:table-cell/>
        </table:table-row>
        <table:table-row table:style-name="ro1">
          <table:table-cell office:value-type="float" office:value="96.7521">
            <text:p>96.7521</text:p>
          </table:table-cell>
          <table:table-cell office:value-type="float" office:value="68.143616">
            <text:p>68.143616</text:p>
          </table:table-cell>
          <table:table-cell/>
        </table:table-row>
        <table:table-row table:style-name="ro1">
          <table:table-cell office:value-type="float" office:value="12.342595">
            <text:p>12.342595</text:p>
          </table:table-cell>
          <table:table-cell office:value-type="float" office:value="54.070568">
            <text:p>54.070568</text:p>
          </table:table-cell>
          <table:table-cell/>
        </table:table-row>
        <table:table-row table:style-name="ro1">
          <table:table-cell office:value-type="float" office:value="445.86392">
            <text:p>445.86392</text:p>
          </table:table-cell>
          <table:table-cell office:value-type="float" office:value="48.442066">
            <text:p>48.442066</text:p>
          </table:table-cell>
          <table:table-cell/>
        </table:table-row>
        <table:table-row table:style-name="ro1">
          <table:table-cell office:value-type="float" office:value="13.767927">
            <text:p>13.767927</text:p>
          </table:table-cell>
          <table:table-cell office:value-type="float" office:value="53.08057">
            <text:p>53.08057</text:p>
          </table:table-cell>
          <table:table-cell/>
        </table:table-row>
        <table:table-row table:style-name="ro1">
          <table:table-cell office:value-type="float" office:value="33.036877">
            <text:p>33.036877</text:p>
          </table:table-cell>
          <table:table-cell office:value-type="float" office:value="62.569614">
            <text:p>62.569614</text:p>
          </table:table-cell>
          <table:table-cell/>
        </table:table-row>
        <table:table-row table:style-name="ro1">
          <table:table-cell office:value-type="float" office:value="49.429108">
            <text:p>49.429108</text:p>
          </table:table-cell>
          <table:table-cell office:value-type="float" office:value="53.554462">
            <text:p>53.554462</text:p>
          </table:table-cell>
          <table:table-cell/>
        </table:table-row>
        <table:table-row table:style-name="ro1">
          <table:table-cell office:value-type="float" office:value="13.987385">
            <text:p>13.987385</text:p>
          </table:table-cell>
          <table:table-cell office:value-type="float" office:value="62.68817">
            <text:p>62.68817</text:p>
          </table:table-cell>
          <table:table-cell/>
        </table:table-row>
        <table:table-row table:style-name="ro1">
          <table:table-cell office:value-type="float" office:value="27.326132">
            <text:p>27.326132</text:p>
          </table:table-cell>
          <table:table-cell office:value-type="float" office:value="47.931465">
            <text:p>47.931465</text:p>
          </table:table-cell>
          <table:table-cell/>
        </table:table-row>
        <table:table-row table:style-name="ro1">
          <table:table-cell office:value-type="float" office:value="18.050966">
            <text:p>18.050966</text:p>
          </table:table-cell>
          <table:table-cell office:value-type="float" office:value="60.43994">
            <text:p>60.43994</text:p>
          </table:table-cell>
          <table:table-cell/>
        </table:table-row>
        <table:table-row table:style-name="ro1">
          <table:table-cell office:value-type="float" office:value="33.740467">
            <text:p>33.740467</text:p>
          </table:table-cell>
          <table:table-cell office:value-type="float" office:value="52.23267">
            <text:p>52.23267</text:p>
          </table:table-cell>
          <table:table-cell/>
        </table:table-row>
        <table:table-row table:style-name="ro1">
          <table:table-cell office:value-type="float" office:value="42.5017">
            <text:p>42.5017</text:p>
          </table:table-cell>
          <table:table-cell office:value-type="float" office:value="59.49757">
            <text:p>59.49757</text:p>
          </table:table-cell>
          <table:table-cell/>
        </table:table-row>
        <table:table-row table:style-name="ro1">
          <table:table-cell office:value-type="float" office:value="24.9662">
            <text:p>24.9662</text:p>
          </table:table-cell>
          <table:table-cell office:value-type="float" office:value="50.204082">
            <text:p>50.204082</text:p>
          </table:table-cell>
          <table:table-cell/>
        </table:table-row>
        <table:table-row table:style-name="ro1">
          <table:table-cell office:value-type="float" office:value="122.89853">
            <text:p>122.89853</text:p>
          </table:table-cell>
          <table:table-cell office:value-type="float" office:value="47.507133">
            <text:p>47.507133</text:p>
          </table:table-cell>
          <table:table-cell/>
        </table:table-row>
        <table:table-row table:style-name="ro1">
          <table:table-cell office:value-type="float" office:value="38.261272">
            <text:p>38.261272</text:p>
          </table:table-cell>
          <table:table-cell office:value-type="float" office:value="68.73536">
            <text:p>68.73536</text:p>
          </table:table-cell>
          <table:table-cell/>
        </table:table-row>
        <table:table-row table:style-name="ro1">
          <table:table-cell office:value-type="float" office:value="27.478666">
            <text:p>27.478666</text:p>
          </table:table-cell>
          <table:table-cell office:value-type="float" office:value="76.19235">
            <text:p>76.19235</text:p>
          </table:table-cell>
          <table:table-cell/>
        </table:table-row>
        <table:table-row table:style-name="ro1">
          <table:table-cell office:value-type="float" office:value="95.95642">
            <text:p>95.95642</text:p>
          </table:table-cell>
          <table:table-cell office:value-type="float" office:value="60.276794">
            <text:p>60.276794</text:p>
          </table:table-cell>
          <table:table-cell/>
        </table:table-row>
        <table:table-row table:style-name="ro1">
          <table:table-cell office:value-type="float" office:value="43.5326">
            <text:p>43.5326</text:p>
          </table:table-cell>
          <table:table-cell office:value-type="float" office:value="51.206238">
            <text:p>51.206238</text:p>
          </table:table-cell>
          <table:table-cell/>
        </table:table-row>
        <table:table-row table:style-name="ro1">
          <table:table-cell office:value-type="float" office:value="56.26284">
            <text:p>56.26284</text:p>
          </table:table-cell>
          <table:table-cell office:value-type="float" office:value="49.011845">
            <text:p>49.011845</text:p>
          </table:table-cell>
          <table:table-cell/>
        </table:table-row>
        <table:table-row table:style-name="ro1">
          <table:table-cell office:value-type="float" office:value="49.829117">
            <text:p>49.829117</text:p>
          </table:table-cell>
          <table:table-cell office:value-type="float" office:value="51.003223">
            <text:p>51.003223</text:p>
          </table:table-cell>
          <table:table-cell/>
        </table:table-row>
        <table:table-row table:style-name="ro1">
          <table:table-cell office:value-type="float" office:value="39.625134">
            <text:p>39.625134</text:p>
          </table:table-cell>
          <table:table-cell office:value-type="float" office:value="54.300247">
            <text:p>54.300247</text:p>
          </table:table-cell>
          <table:table-cell/>
        </table:table-row>
        <table:table-row table:style-name="ro1">
          <table:table-cell office:value-type="float" office:value="46.370777">
            <text:p>46.370777</text:p>
          </table:table-cell>
          <table:table-cell office:value-type="float" office:value="73.35822">
            <text:p>73.35822</text:p>
          </table:table-cell>
          <table:table-cell/>
        </table:table-row>
        <table:table-row table:style-name="ro1">
          <table:table-cell office:value-type="float" office:value="249.46716">
            <text:p>249.46716</text:p>
          </table:table-cell>
          <table:table-cell office:value-type="float" office:value="50.185837">
            <text:p>50.185837</text:p>
          </table:table-cell>
          <table:table-cell/>
        </table:table-row>
        <table:table-row table:style-name="ro1">
          <table:table-cell office:value-type="float" office:value="497.7841">
            <text:p>497.7841</text:p>
          </table:table-cell>
          <table:table-cell office:value-type="float" office:value="42.486496">
            <text:p>42.486496</text:p>
          </table:table-cell>
          <table:table-cell/>
        </table:table-row>
        <table:table-row table:style-name="ro1">
          <table:table-cell office:value-type="float" office:value="127.6703">
            <text:p>127.6703</text:p>
          </table:table-cell>
          <table:table-cell office:value-type="float" office:value="38.709778">
            <text:p>38.709778</text:p>
          </table:table-cell>
          <table:table-cell/>
        </table:table-row>
        <table:table-row table:style-name="ro1">
          <table:table-cell office:value-type="float" office:value="62.593857">
            <text:p>62.593857</text:p>
          </table:table-cell>
          <table:table-cell office:value-type="float" office:value="55.013355">
            <text:p>55.013355</text:p>
          </table:table-cell>
          <table:table-cell/>
        </table:table-row>
        <table:table-row table:style-name="ro1">
          <table:table-cell office:value-type="float" office:value="46.270412">
            <text:p>46.270412</text:p>
          </table:table-cell>
          <table:table-cell office:value-type="float" office:value="65.1084">
            <text:p>65.1084</text:p>
          </table:table-cell>
          <table:table-cell/>
        </table:table-row>
        <table:table-row table:style-name="ro1">
          <table:table-cell office:value-type="float" office:value="27.02056">
            <text:p>27.02056</text:p>
          </table:table-cell>
          <table:table-cell office:value-type="float" office:value="70.62743">
            <text:p>70.62743</text:p>
          </table:table-cell>
          <table:table-cell/>
        </table:table-row>
        <table:table-row table:style-name="ro1">
          <table:table-cell office:value-type="float" office:value="12.490172">
            <text:p>12.490172</text:p>
          </table:table-cell>
          <table:table-cell office:value-type="float" office:value="54.015446">
            <text:p>54.015446</text:p>
          </table:table-cell>
          <table:table-cell/>
        </table:table-row>
        <table:table-row table:style-name="ro1">
          <table:table-cell office:value-type="float" office:value="202.32039">
            <text:p>202.32039</text:p>
          </table:table-cell>
          <table:table-cell office:value-type="float" office:value="70.04966">
            <text:p>70.04966</text:p>
          </table:table-cell>
          <table:table-cell/>
        </table:table-row>
        <table:table-row table:style-name="ro1">
          <table:table-cell office:value-type="float" office:value="37.232315">
            <text:p>37.232315</text:p>
          </table:table-cell>
          <table:table-cell office:value-type="float" office:value="59.888866">
            <text:p>59.888866</text:p>
          </table:table-cell>
          <table:table-cell/>
        </table:table-row>
        <table:table-row table:style-name="ro1">
          <table:table-cell office:value-type="float" office:value="79.518295">
            <text:p>79.518295</text:p>
          </table:table-cell>
          <table:table-cell office:value-type="float" office:value="60.869743">
            <text:p>60.869743</text:p>
          </table:table-cell>
          <table:table-cell/>
        </table:table-row>
        <table:table-row table:style-name="ro1">
          <table:table-cell office:value-type="float" office:value="34.271816">
            <text:p>34.271816</text:p>
          </table:table-cell>
          <table:table-cell office:value-type="float" office:value="58.333332">
            <text:p>58.333332</text:p>
          </table:table-cell>
          <table:table-cell/>
        </table:table-row>
        <table:table-row table:style-name="ro1">
          <table:table-cell office:value-type="float" office:value="78.04859">
            <text:p>78.04859</text:p>
          </table:table-cell>
          <table:table-cell office:value-type="float" office:value="47.855362">
            <text:p>47.855362</text:p>
          </table:table-cell>
          <table:table-cell/>
        </table:table-row>
        <table:table-row table:style-name="ro1">
          <table:table-cell office:value-type="float" office:value="21.399332">
            <text:p>21.399332</text:p>
          </table:table-cell>
          <table:table-cell office:value-type="float" office:value="60.44329">
            <text:p>60.44329</text:p>
          </table:table-cell>
          <table:table-cell/>
        </table:table-row>
        <table:table-row table:style-name="ro1">
          <table:table-cell office:value-type="float" office:value="15.221927">
            <text:p>15.221927</text:p>
          </table:table-cell>
          <table:table-cell office:value-type="float" office:value="67.398026">
            <text:p>67.398026</text:p>
          </table:table-cell>
          <table:table-cell/>
        </table:table-row>
        <table:table-row table:style-name="ro1">
          <table:table-cell office:value-type="float" office:value="2.4730697">
            <text:p>2.4730697</text:p>
          </table:table-cell>
          <table:table-cell office:value-type="float" office:value="84.70006">
            <text:p>84.70006</text:p>
          </table:table-cell>
          <table:table-cell/>
        </table:table-row>
        <table:table-row table:style-name="ro1">
          <table:table-cell office:value-type="float" office:value="5.5438814">
            <text:p>5.5438814</text:p>
          </table:table-cell>
          <table:table-cell office:value-type="float" office:value="74.01047">
            <text:p>74.01047</text:p>
          </table:table-cell>
          <table:table-cell/>
        </table:table-row>
        <table:table-row table:style-name="ro1">
          <table:table-cell office:value-type="float" office:value="1.1999323">
            <text:p>1.1999323</text:p>
          </table:table-cell>
          <table:table-cell office:value-type="float" office:value="89.434784">
            <text:p>89.434784</text:p>
          </table:table-cell>
          <table:table-cell/>
        </table:table-row>
        <table:table-row table:style-name="ro1">
          <table:table-cell office:value-type="float" office:value="9.408677">
            <text:p>9.408677</text:p>
          </table:table-cell>
          <table:table-cell office:value-type="float" office:value="79.548416">
            <text:p>79.548416</text:p>
          </table:table-cell>
          <table:table-cell/>
        </table:table-row>
        <table:table-row table:style-name="ro1">
          <table:table-cell office:value-type="float" office:value="4.0731926">
            <text:p>4.0731926</text:p>
          </table:table-cell>
          <table:table-cell office:value-type="float" office:value="74.02359">
            <text:p>74.02359</text:p>
          </table:table-cell>
          <table:table-cell/>
        </table:table-row>
        <table:table-row table:style-name="ro1">
          <table:table-cell office:value-type="float" office:value="17.43069">
            <text:p>17.43069</text:p>
          </table:table-cell>
          <table:table-cell office:value-type="float" office:value="72.22703">
            <text:p>72.22703</text:p>
          </table:table-cell>
          <table:table-cell/>
        </table:table-row>
        <table:table-row table:style-name="ro1">
          <table:table-cell office:value-type="float" office:value="8.880349">
            <text:p>8.880349</text:p>
          </table:table-cell>
          <table:table-cell office:value-type="float" office:value="64.237885">
            <text:p>64.237885</text:p>
          </table:table-cell>
          <table:table-cell/>
        </table:table-row>
        <table:table-row table:style-name="ro1">
          <table:table-cell office:value-type="float" office:value="49.625004">
            <text:p>49.625004</text:p>
          </table:table-cell>
          <table:table-cell office:value-type="float" office:value="77.175606">
            <text:p>77.175606</text:p>
          </table:table-cell>
          <table:table-cell/>
        </table:table-row>
        <table:table-row table:style-name="ro1">
          <table:table-cell office:value-type="float" office:value="22.046711">
            <text:p>22.046711</text:p>
          </table:table-cell>
          <table:table-cell office:value-type="float" office:value="71.337616">
            <text:p>71.337616</text:p>
          </table:table-cell>
          <table:table-cell/>
        </table:table-row>
        <table:table-row table:style-name="ro1">
          <table:table-cell office:value-type="float" office:value="23.46715">
            <text:p>23.46715</text:p>
          </table:table-cell>
          <table:table-cell office:value-type="float" office:value="57.04787">
            <text:p>57.04787</text:p>
          </table:table-cell>
          <table:table-cell/>
        </table:table-row>
        <table:table-row table:style-name="ro1">
          <table:table-cell office:value-type="float" office:value="7.3407607">
            <text:p>7.3407607</text:p>
          </table:table-cell>
          <table:table-cell office:value-type="float" office:value="70.50928">
            <text:p>70.50928</text:p>
          </table:table-cell>
          <table:table-cell/>
        </table:table-row>
        <table:table-row table:style-name="ro1">
          <table:table-cell office:value-type="float" office:value="0.5180186">
            <text:p>0.5180186</text:p>
          </table:table-cell>
          <table:table-cell office:value-type="float" office:value="90.39265">
            <text:p>90.39265</text:p>
          </table:table-cell>
          <table:table-cell/>
        </table:table-row>
        <table:table-row table:style-name="ro1">
          <table:table-cell office:value-type="float" office:value="177.78137">
            <text:p>177.78137</text:p>
          </table:table-cell>
          <table:table-cell office:value-type="float" office:value="62.97375">
            <text:p>62.97375</text:p>
          </table:table-cell>
          <table:table-cell/>
        </table:table-row>
        <table:table-row table:style-name="ro1">
          <table:table-cell office:value-type="float" office:value="4.380518">
            <text:p>4.380518</text:p>
          </table:table-cell>
          <table:table-cell office:value-type="float" office:value="72.50742">
            <text:p>72.50742</text:p>
          </table:table-cell>
          <table:table-cell/>
        </table:table-row>
        <table:table-row table:style-name="ro1">
          <table:table-cell office:value-type="float" office:value="44.671734">
            <text:p>44.671734</text:p>
          </table:table-cell>
          <table:table-cell office:value-type="float" office:value="58.517265">
            <text:p>58.517265</text:p>
          </table:table-cell>
          <table:table-cell/>
        </table:table-row>
        <table:table-row table:style-name="ro1">
          <table:table-cell office:value-type="float" office:value="3.7245026">
            <text:p>3.7245026</text:p>
          </table:table-cell>
          <table:table-cell office:value-type="float" office:value="73.21647">
            <text:p>73.21647</text:p>
          </table:table-cell>
          <table:table-cell/>
        </table:table-row>
        <table:table-row table:style-name="ro1">
          <table:table-cell office:value-type="float" office:value="7.624885">
            <text:p>7.624885</text:p>
          </table:table-cell>
          <table:table-cell office:value-type="float" office:value="67.04417">
            <text:p>67.04417</text:p>
          </table:table-cell>
          <table:table-cell/>
        </table:table-row>
        <table:table-row table:style-name="ro1">
          <table:table-cell office:value-type="float" office:value="27.919165">
            <text:p>27.919165</text:p>
          </table:table-cell>
          <table:table-cell office:value-type="float" office:value="72.7203">
            <text:p>72.7203</text:p>
          </table:table-cell>
          <table:table-cell/>
        </table:table-row>
        <table:table-row table:style-name="ro1">
          <table:table-cell office:value-type="float" office:value="10.602396">
            <text:p>10.602396</text:p>
          </table:table-cell>
          <table:table-cell office:value-type="float" office:value="75.938774">
            <text:p>75.938774</text:p>
          </table:table-cell>
          <table:table-cell/>
        </table:table-row>
        <table:table-row table:style-name="ro1">
          <table:table-cell office:value-type="float" office:value="20.254765">
            <text:p>20.254765</text:p>
          </table:table-cell>
          <table:table-cell office:value-type="float" office:value="70.65767">
            <text:p>70.65767</text:p>
          </table:table-cell>
          <table:table-cell/>
        </table:table-row>
        <table:table-row table:style-name="ro1">
          <table:table-cell office:value-type="float" office:value="1.8504558">
            <text:p>1.8504558</text:p>
          </table:table-cell>
          <table:table-cell office:value-type="float" office:value="85.45894">
            <text:p>85.45894</text:p>
          </table:table-cell>
          <table:table-cell/>
        </table:table-row>
        <table:table-row table:style-name="ro1">
          <table:table-cell office:value-type="float" office:value="1.3018411">
            <text:p>1.3018411</text:p>
          </table:table-cell>
          <table:table-cell office:value-type="float" office:value="87.451416">
            <text:p>87.451416</text:p>
          </table:table-cell>
          <table:table-cell/>
        </table:table-row>
        <table:table-row table:style-name="ro1">
          <table:table-cell office:value-type="float" office:value="22.126204">
            <text:p>22.126204</text:p>
          </table:table-cell>
          <table:table-cell office:value-type="float" office:value="76.23066">
            <text:p>76.23066</text:p>
          </table:table-cell>
          <table:table-cell/>
        </table:table-row>
        <table:table-row table:style-name="ro1">
          <table:table-cell office:value-type="float" office:value="13.057272">
            <text:p>13.057272</text:p>
          </table:table-cell>
          <table:table-cell office:value-type="float" office:value="73.03229">
            <text:p>73.03229</text:p>
          </table:table-cell>
          <table:table-cell/>
        </table:table-row>
        <table:table-row table:style-name="ro1">
          <table:table-cell office:value-type="float" office:value="18.347015">
            <text:p>18.347015</text:p>
          </table:table-cell>
          <table:table-cell office:value-type="float" office:value="75.60976">
            <text:p>75.60976</text:p>
          </table:table-cell>
          <table:table-cell/>
        </table:table-row>
        <table:table-row table:style-name="ro1">
          <table:table-cell office:value-type="float" office:value="1.7474583">
            <text:p>1.7474583</text:p>
          </table:table-cell>
          <table:table-cell office:value-type="float" office:value="80.98694">
            <text:p>80.98694</text:p>
          </table:table-cell>
          <table:table-cell/>
        </table:table-row>
        <table:table-row table:style-name="ro1">
          <table:table-cell office:value-type="float" office:value="3.724327">
            <text:p>3.724327</text:p>
          </table:table-cell>
          <table:table-cell office:value-type="float" office:value="73.36244">
            <text:p>73.36244</text:p>
          </table:table-cell>
          <table:table-cell/>
        </table:table-row>
        <table:table-row table:style-name="ro1">
          <table:table-cell office:value-type="float" office:value="2.0974157">
            <text:p>2.0974157</text:p>
          </table:table-cell>
          <table:table-cell office:value-type="float" office:value="71.39761">
            <text:p>71.39761</text:p>
          </table:table-cell>
          <table:table-cell/>
        </table:table-row>
        <table:table-row table:style-name="ro1">
          <table:table-cell office:value-type="float" office:value="1.3678625">
            <text:p>1.3678625</text:p>
          </table:table-cell>
          <table:table-cell office:value-type="float" office:value="87.935844">
            <text:p>87.935844</text:p>
          </table:table-cell>
          <table:table-cell/>
        </table:table-row>
        <table:table-row table:style-name="ro1">
          <table:table-cell office:value-type="float" office:value="7.8894567">
            <text:p>7.8894567</text:p>
          </table:table-cell>
          <table:table-cell office:value-type="float" office:value="72.31386">
            <text:p>72.31386</text:p>
          </table:table-cell>
          <table:table-cell/>
        </table:table-row>
        <table:table-row table:style-name="ro1">
          <table:table-cell office:value-type="float" office:value="6.6452208">
            <text:p>6.6452208</text:p>
          </table:table-cell>
          <table:table-cell office:value-type="float" office:value="67.42748">
            <text:p>67.42748</text:p>
          </table:table-cell>
          <table:table-cell/>
        </table:table-row>
        <table:table-row table:style-name="ro1">
          <table:table-cell office:value-type="float" office:value="12.716879">
            <text:p>12.716879</text:p>
          </table:table-cell>
          <table:table-cell office:value-type="float" office:value="75.32533">
            <text:p>75.32533</text:p>
          </table:table-cell>
          <table:table-cell/>
        </table:table-row>
        <table:table-row table:style-name="ro1">
          <table:table-cell office:value-type="float" office:value="3.2185156">
            <text:p>3.2185156</text:p>
          </table:table-cell>
          <table:table-cell office:value-type="float" office:value="73.05282">
            <text:p>73.05282</text:p>
          </table:table-cell>
          <table:table-cell/>
        </table:table-row>
        <table:table-row table:style-name="ro1">
          <table:table-cell office:value-type="float" office:value="6.4575295">
            <text:p>6.4575295</text:p>
          </table:table-cell>
          <table:table-cell office:value-type="float" office:value="69.984116">
            <text:p>69.984116</text:p>
          </table:table-cell>
          <table:table-cell/>
        </table:table-row>
        <table:table-row table:style-name="ro1">
          <table:table-cell office:value-type="float" office:value="18.977022">
            <text:p>18.977022</text:p>
          </table:table-cell>
          <table:table-cell office:value-type="float" office:value="71.318695">
            <text:p>71.318695</text:p>
          </table:table-cell>
          <table:table-cell/>
        </table:table-row>
        <table:table-row table:style-name="ro1">
          <table:table-cell office:value-type="float" office:value="6.4235296">
            <text:p>6.4235296</text:p>
          </table:table-cell>
          <table:table-cell office:value-type="float" office:value="84.236084">
            <text:p>84.236084</text:p>
          </table:table-cell>
          <table:table-cell/>
        </table:table-row>
        <table:table-row table:style-name="ro1">
          <table:table-cell office:value-type="float" office:value="3.5303442">
            <text:p>3.5303442</text:p>
          </table:table-cell>
          <table:table-cell office:value-type="float" office:value="67.71261">
            <text:p>67.71261</text:p>
          </table:table-cell>
          <table:table-cell/>
        </table:table-row>
        <table:table-row table:style-name="ro1">
          <table:table-cell office:value-type="float" office:value="5.9054036">
            <text:p>5.9054036</text:p>
          </table:table-cell>
          <table:table-cell office:value-type="float" office:value="69.14753">
            <text:p>69.14753</text:p>
          </table:table-cell>
          <table:table-cell/>
        </table:table-row>
        <table:table-row table:style-name="ro1">
          <table:table-cell/>
          <table:table-cell office:value-type="float" office:value="70.57486">
            <text:p>70.57486</text:p>
          </table:table-cell>
          <table:table-cell/>
        </table:table-row>
        <table:table-row table:style-name="ro1">
          <table:table-cell office:value-type="float" office:value="13.706627">
            <text:p>13.706627</text:p>
          </table:table-cell>
          <table:table-cell office:value-type="float" office:value="74.50613">
            <text:p>74.50613</text:p>
          </table:table-cell>
          <table:table-cell/>
        </table:table-row>
        <table:table-row table:style-name="ro1">
          <table:table-cell office:value-type="float" office:value="21.665539">
            <text:p>21.665539</text:p>
          </table:table-cell>
          <table:table-cell office:value-type="float" office:value="72.4077">
            <text:p>72.4077</text:p>
          </table:table-cell>
          <table:table-cell/>
        </table:table-row>
        <table:table-row table:style-name="ro1">
          <table:table-cell office:value-type="float" office:value="6.8554907">
            <text:p>6.8554907</text:p>
          </table:table-cell>
          <table:table-cell office:value-type="float" office:value="70.20173">
            <text:p>70.20173</text:p>
          </table:table-cell>
          <table:table-cell/>
        </table:table-row>
        <table:table-row table:style-name="ro1">
          <table:table-cell office:value-type="float" office:value="3.0291688">
            <text:p>3.0291688</text:p>
          </table:table-cell>
          <table:table-cell office:value-type="float" office:value="85.823265">
            <text:p>85.823265</text:p>
          </table:table-cell>
          <table:table-cell/>
        </table:table-row>
        <table:table-row table:style-name="ro1">
          <table:table-cell office:value-type="float" office:value="14.355405">
            <text:p>14.355405</text:p>
          </table:table-cell>
          <table:table-cell office:value-type="float" office:value="72.84047">
            <text:p>72.84047</text:p>
          </table:table-cell>
          <table:table-cell/>
        </table:table-row>
        <table:table-row table:style-name="ro1">
          <table:table-cell office:value-type="float" office:value="23.301603">
            <text:p>23.301603</text:p>
          </table:table-cell>
          <table:table-cell office:value-type="float" office:value="66.64361">
            <text:p>66.64361</text:p>
          </table:table-cell>
          <table:table-cell/>
        </table:table-row>
        <table:table-row table:style-name="ro1">
          <table:table-cell office:value-type="float" office:value="23.121529">
            <text:p>23.121529</text:p>
          </table:table-cell>
          <table:table-cell office:value-type="float" office:value="77.683754">
            <text:p>77.683754</text:p>
          </table:table-cell>
          <table:table-cell/>
        </table:table-row>
        <table:table-row table:style-name="ro1">
          <table:table-cell office:value-type="float" office:value="6.7363753">
            <text:p>6.7363753</text:p>
          </table:table-cell>
          <table:table-cell office:value-type="float" office:value="75.77683">
            <text:p>75.77683</text:p>
          </table:table-cell>
          <table:table-cell/>
        </table:table-row>
        <table:table-row table:style-name="ro1">
          <table:table-cell office:value-type="float" office:value="11.001742">
            <text:p>11.001742</text:p>
          </table:table-cell>
          <table:table-cell office:value-type="float" office:value="61.913284">
            <text:p>61.913284</text:p>
          </table:table-cell>
          <table:table-cell/>
        </table:table-row>
        <table:table-row table:style-name="ro1">
          <table:table-cell office:value-type="float" office:value="12.273506">
            <text:p>12.273506</text:p>
          </table:table-cell>
          <table:table-cell office:value-type="float" office:value="70.073845">
            <text:p>70.073845</text:p>
          </table:table-cell>
          <table:table-cell/>
        </table:table-row>
        <table:table-row table:style-name="ro1">
          <table:table-cell office:value-type="float" office:value="32.727104">
            <text:p>32.727104</text:p>
          </table:table-cell>
          <table:table-cell office:value-type="float" office:value="57.390186">
            <text:p>57.390186</text:p>
          </table:table-cell>
          <table:table-cell/>
        </table:table-row>
        <table:table-row table:style-name="ro1">
          <table:table-cell office:value-type="float" office:value="6.012683">
            <text:p>6.012683</text:p>
          </table:table-cell>
          <table:table-cell office:value-type="float" office:value="75.313446">
            <text:p>75.313446</text:p>
          </table:table-cell>
          <table:table-cell/>
        </table:table-row>
        <table:table-row table:style-name="ro1">
          <table:table-cell office:value-type="float" office:value="6.9897113">
            <text:p>6.9897113</text:p>
          </table:table-cell>
          <table:table-cell office:value-type="float" office:value="69.47988">
            <text:p>69.47988</text:p>
          </table:table-cell>
          <table:table-cell/>
        </table:table-row>
        <table:table-row table:style-name="ro1">
          <table:table-cell office:value-type="float" office:value="7.5059733">
            <text:p>7.5059733</text:p>
          </table:table-cell>
          <table:table-cell office:value-type="float" office:value="65.046104">
            <text:p>65.046104</text:p>
          </table:table-cell>
          <table:table-cell/>
        </table:table-row>
        <table:table-row table:style-name="ro1">
          <table:table-cell office:value-type="float" office:value="387.8756">
            <text:p>387.8756</text:p>
          </table:table-cell>
          <table:table-cell office:value-type="float" office:value="58.331417">
            <text:p>58.331417</text:p>
          </table:table-cell>
          <table:table-cell/>
        </table:table-row>
        <table:table-row table:style-name="ro1">
          <table:table-cell office:value-type="float" office:value="22.079323">
            <text:p>22.079323</text:p>
          </table:table-cell>
          <table:table-cell office:value-type="float" office:value="58.744667">
            <text:p>58.744667</text:p>
          </table:table-cell>
          <table:table-cell/>
        </table:table-row>
        <table:table-row table:style-name="ro1">
          <table:table-cell office:value-type="float" office:value="7.9452586">
            <text:p>7.9452586</text:p>
          </table:table-cell>
          <table:table-cell office:value-type="float" office:value="62.62491">
            <text:p>62.62491</text:p>
          </table:table-cell>
          <table:table-cell/>
        </table:table-row>
        <table:table-row table:style-name="ro1">
          <table:table-cell office:value-type="float" office:value="25.356163">
            <text:p>25.356163</text:p>
          </table:table-cell>
          <table:table-cell office:value-type="float" office:value="64.82503">
            <text:p>64.82503</text:p>
          </table:table-cell>
          <table:table-cell/>
        </table:table-row>
        <table:table-row table:style-name="ro1">
          <table:table-cell office:value-type="float" office:value="10.756351">
            <text:p>10.756351</text:p>
          </table:table-cell>
          <table:table-cell office:value-type="float" office:value="69.98841">
            <text:p>69.98841</text:p>
          </table:table-cell>
          <table:table-cell/>
        </table:table-row>
        <table:table-row table:style-name="ro1">
          <table:table-cell office:value-type="float" office:value="43.747326">
            <text:p>43.747326</text:p>
          </table:table-cell>
          <table:table-cell office:value-type="float" office:value="64.17381">
            <text:p>64.17381</text:p>
          </table:table-cell>
          <table:table-cell/>
        </table:table-row>
        <table:table-row table:style-name="ro1">
          <table:table-cell office:value-type="float" office:value="12.82935">
            <text:p>12.82935</text:p>
          </table:table-cell>
          <table:table-cell office:value-type="float" office:value="69.14348">
            <text:p>69.14348</text:p>
          </table:table-cell>
          <table:table-cell/>
        </table:table-row>
        <table:table-row table:style-name="ro1">
          <table:table-cell office:value-type="float" office:value="20.0166">
            <text:p>20.0166</text:p>
          </table:table-cell>
          <table:table-cell office:value-type="float" office:value="69.397125">
            <text:p>69.397125</text:p>
          </table:table-cell>
          <table:table-cell/>
        </table:table-row>
        <table:table-row table:style-name="ro1">
          <table:table-cell/>
          <table:table-cell office:value-type="float" office:value="69.336525">
            <text:p>69.336525</text:p>
          </table:table-cell>
          <table:table-cell/>
        </table:table-row>
        <table:table-row table:style-name="ro1">
          <table:table-cell office:value-type="float" office:value="3.1417265">
            <text:p>3.1417265</text:p>
          </table:table-cell>
          <table:table-cell office:value-type="float" office:value="74.745766">
            <text:p>74.745766</text:p>
          </table:table-cell>
          <table:table-cell/>
        </table:table-row>
        <table:table-row table:style-name="ro1">
          <table:table-cell office:value-type="float" office:value="1.2273737">
            <text:p>1.2273737</text:p>
          </table:table-cell>
          <table:table-cell office:value-type="float" office:value="83.751495">
            <text:p>83.751495</text:p>
          </table:table-cell>
          <table:table-cell/>
        </table:table-row>
        <table:table-row table:style-name="ro1">
          <table:table-cell office:value-type="float" office:value="47.267376">
            <text:p>47.267376</text:p>
          </table:table-cell>
          <table:table-cell office:value-type="float" office:value="75.06339">
            <text:p>75.06339</text:p>
          </table:table-cell>
          <table:table-cell/>
        </table:table-row>
        <table:table-row table:style-name="ro1">
          <table:table-cell office:value-type="float" office:value="15.330243">
            <text:p>15.330243</text:p>
          </table:table-cell>
          <table:table-cell office:value-type="float" office:value="65.13626">
            <text:p>65.13626</text:p>
          </table:table-cell>
          <table:table-cell/>
        </table:table-row>
        <table:table-row table:style-name="ro1">
          <table:table-cell office:value-type="float" office:value="22.915028">
            <text:p>22.915028</text:p>
          </table:table-cell>
          <table:table-cell office:value-type="float" office:value="69.5409">
            <text:p>69.5409</text:p>
          </table:table-cell>
          <table:table-cell/>
        </table:table-row>
        <table:table-row table:style-name="ro1">
          <table:table-cell office:value-type="float" office:value="19.54041">
            <text:p>19.54041</text:p>
          </table:table-cell>
          <table:table-cell office:value-type="float" office:value="76.61759">
            <text:p>76.61759</text:p>
          </table:table-cell>
          <table:table-cell/>
        </table:table-row>
        <table:table-row table:style-name="ro1">
          <table:table-cell/>
          <table:table-cell office:value-type="float" office:value="85.17876">
            <text:p>85.17876</text:p>
          </table:table-cell>
          <table:table-cell/>
        </table:table-row>
        <table:table-row table:style-name="ro1">
          <table:table-cell office:value-type="float" office:value="3.5135734">
            <text:p>3.5135734</text:p>
          </table:table-cell>
          <table:table-cell office:value-type="float" office:value="66.678925">
            <text:p>66.678925</text:p>
          </table:table-cell>
          <table:table-cell/>
        </table:table-row>
        <table:table-row table:style-name="ro1">
          <table:table-cell office:value-type="float" office:value="398.2134">
            <text:p>398.2134</text:p>
          </table:table-cell>
          <table:table-cell office:value-type="float" office:value="63.684345">
            <text:p>63.684345</text:p>
          </table:table-cell>
          <table:table-cell/>
        </table:table-row>
        <table:table-row table:style-name="ro1">
          <table:table-cell/>
          <table:table-cell office:value-type="float" office:value="72.84162">
            <text:p>72.84162</text:p>
          </table:table-cell>
          <table:table-cell/>
        </table:table-row>
        <table:table-row table:style-name="ro1">
          <table:table-cell office:value-type="float" office:value="46.485245">
            <text:p>46.485245</text:p>
          </table:table-cell>
          <table:table-cell office:value-type="float" office:value="73.90443">
            <text:p>73.90443</text:p>
          </table:table-cell>
          <table:table-cell/>
        </table:table-row>
        <table:table-row table:style-name="ro1">
          <table:table-cell office:value-type="float" office:value="4.4457235">
            <text:p>4.4457235</text:p>
          </table:table-cell>
          <table:table-cell office:value-type="float" office:value="80.92029">
            <text:p>80.92029</text:p>
          </table:table-cell>
          <table:table-cell/>
        </table:table-row>
        <table:table-row table:style-name="ro1">
          <table:table-cell office:value-type="float" office:value="2.662309">
            <text:p>2.662309</text:p>
          </table:table-cell>
          <table:table-cell office:value-type="float" office:value="80.2651">
            <text:p>80.2651</text:p>
          </table:table-cell>
          <table:table-cell/>
        </table:table-row>
        <table:table-row table:style-name="ro1">
          <table:table-cell office:value-type="float" office:value="6.186311">
            <text:p>6.186311</text:p>
          </table:table-cell>
          <table:table-cell office:value-type="float" office:value="84.01981">
            <text:p>84.01981</text:p>
          </table:table-cell>
          <table:table-cell/>
        </table:table-row>
        <table:table-row table:style-name="ro1">
          <table:table-cell office:value-type="float" office:value="2.0116572">
            <text:p>2.0116572</text:p>
          </table:table-cell>
          <table:table-cell office:value-type="float" office:value="70.65541">
            <text:p>70.65541</text:p>
          </table:table-cell>
          <table:table-cell/>
        </table:table-row>
        <table:table-row table:style-name="ro1">
          <table:table-cell office:value-type="float" office:value="48.63352">
            <text:p>48.63352</text:p>
          </table:table-cell>
          <table:table-cell office:value-type="float" office:value="35.04133">
            <text:p>35.04133</text:p>
          </table:table-cell>
          <table:table-cell/>
        </table:table-row>
        <table:table-row table:style-name="ro1">
          <table:table-cell office:value-type="float" office:value="77.458176">
            <text:p>77.458176</text:p>
          </table:table-cell>
          <table:table-cell office:value-type="float" office:value="48.20908">
            <text:p>48.20908</text:p>
          </table:table-cell>
          <table:table-cell/>
        </table:table-row>
        <table:table-row table:style-name="ro1">
          <table:table-cell office:value-type="float" office:value="13.18868">
            <text:p>13.18868</text:p>
          </table:table-cell>
          <table:table-cell office:value-type="float" office:value="42.47772">
            <text:p>42.47772</text:p>
          </table:table-cell>
          <table:table-cell/>
        </table:table-row>
        <table:table-row table:style-name="ro1">
          <table:table-cell office:value-type="float" office:value="27.685993">
            <text:p>27.685993</text:p>
          </table:table-cell>
          <table:table-cell office:value-type="float" office:value="47.336357">
            <text:p>47.336357</text:p>
          </table:table-cell>
          <table:table-cell/>
        </table:table-row>
        <table:table-row table:style-name="ro1">
          <table:table-cell office:value-type="float" office:value="13.474238">
            <text:p>13.474238</text:p>
          </table:table-cell>
          <table:table-cell office:value-type="float" office:value="53.274624">
            <text:p>53.274624</text:p>
          </table:table-cell>
          <table:table-cell/>
        </table:table-row>
        <table:table-row table:style-name="ro1">
          <table:table-cell office:value-type="float" office:value="2.7016811">
            <text:p>2.7016811</text:p>
          </table:table-cell>
          <table:table-cell office:value-type="float" office:value="68.72081">
            <text:p>68.72081</text:p>
          </table:table-cell>
          <table:table-cell/>
        </table:table-row>
        <table:table-row table:style-name="ro1">
          <table:table-cell office:value-type="float" office:value="4.3381653">
            <text:p>4.3381653</text:p>
          </table:table-cell>
          <table:table-cell office:value-type="float" office:value="58.786198">
            <text:p>58.786198</text:p>
          </table:table-cell>
          <table:table-cell/>
        </table:table-row>
        <table:table-row table:style-name="ro1">
          <table:table-cell office:value-type="float" office:value="19.960028">
            <text:p>19.960028</text:p>
          </table:table-cell>
          <table:table-cell office:value-type="float" office:value="53.757187">
            <text:p>53.757187</text:p>
          </table:table-cell>
          <table:table-cell/>
        </table:table-row>
        <table:table-row table:style-name="ro1">
          <table:table-cell office:value-type="float" office:value="8.097391">
            <text:p>8.097391</text:p>
          </table:table-cell>
          <table:table-cell office:value-type="float" office:value="64.23351">
            <text:p>64.23351</text:p>
          </table:table-cell>
          <table:table-cell/>
        </table:table-row>
        <table:table-row table:style-name="ro1">
          <table:table-cell office:value-type="float" office:value="0.5903606">
            <text:p>0.5903606</text:p>
          </table:table-cell>
          <table:table-cell office:value-type="float" office:value="63.194443">
            <text:p>63.194443</text:p>
          </table:table-cell>
          <table:table-cell/>
        </table:table-row>
        <table:table-row table:style-name="ro1">
          <table:table-cell office:value-type="float" office:value="0.6364846">
            <text:p>0.6364846</text:p>
          </table:table-cell>
          <table:table-cell office:value-type="float" office:value="77.349266">
            <text:p>77.349266</text:p>
          </table:table-cell>
          <table:table-cell/>
        </table:table-row>
        <table:table-row table:style-name="ro1">
          <table:table-cell office:value-type="float" office:value="0.27974093">
            <text:p>0.27974093</text:p>
          </table:table-cell>
          <table:table-cell office:value-type="float" office:value="75.8168">
            <text:p>75.8168</text:p>
          </table:table-cell>
          <table:table-cell/>
        </table:table-row>
        <table:table-row table:style-name="ro1">
          <table:table-cell office:value-type="float" office:value="16.222797">
            <text:p>16.222797</text:p>
          </table:table-cell>
          <table:table-cell office:value-type="float" office:value="36.25893">
            <text:p>36.25893</text:p>
          </table:table-cell>
          <table:table-cell/>
        </table:table-row>
        <table:table-row table:style-name="ro1">
          <table:table-cell office:value-type="float" office:value="28.034985">
            <text:p>28.034985</text:p>
          </table:table-cell>
          <table:table-cell office:value-type="float" office:value="52.593628">
            <text:p>52.593628</text:p>
          </table:table-cell>
          <table:table-cell/>
        </table:table-row>
        <table:table-row table:style-name="ro1">
          <table:table-cell office:value-type="float" office:value="4.6744018">
            <text:p>4.6744018</text:p>
          </table:table-cell>
          <table:table-cell office:value-type="float" office:value="58.561558">
            <text:p>58.561558</text:p>
          </table:table-cell>
          <table:table-cell/>
        </table:table-row>
        <table:table-row table:style-name="ro1">
          <table:table-cell office:value-type="float" office:value="19.479582">
            <text:p>19.479582</text:p>
          </table:table-cell>
          <table:table-cell office:value-type="float" office:value="61.288734">
            <text:p>61.288734</text:p>
          </table:table-cell>
          <table:table-cell/>
        </table:table-row>
        <table:table-row table:style-name="ro1">
          <table:table-cell office:value-type="float" office:value="4.1736283">
            <text:p>4.1736283</text:p>
          </table:table-cell>
          <table:table-cell office:value-type="float" office:value="69.62006">
            <text:p>69.62006</text:p>
          </table:table-cell>
          <table:table-cell/>
        </table:table-row>
        <table:table-row table:style-name="ro1">
          <table:table-cell office:value-type="float" office:value="0.3641131">
            <text:p>0.3641131</text:p>
          </table:table-cell>
          <table:table-cell office:value-type="float" office:value="78.45938">
            <text:p>78.45938</text:p>
          </table:table-cell>
          <table:table-cell/>
        </table:table-row>
        <table:table-row table:style-name="ro1">
          <table:table-cell office:value-type="float" office:value="28.771643">
            <text:p>28.771643</text:p>
          </table:table-cell>
          <table:table-cell office:value-type="float" office:value="37.90576">
            <text:p>37.90576</text:p>
          </table:table-cell>
          <table:table-cell/>
        </table:table-row>
        <table:table-row table:style-name="ro1">
          <table:table-cell office:value-type="float" office:value="14.8843355">
            <text:p>14.8843355</text:p>
          </table:table-cell>
          <table:table-cell office:value-type="float" office:value="39.374428">
            <text:p>39.374428</text:p>
          </table:table-cell>
          <table:table-cell/>
        </table:table-row>
        <table:table-row table:style-name="ro1">
          <table:table-cell office:value-type="float" office:value="19.685314">
            <text:p>19.685314</text:p>
          </table:table-cell>
          <table:table-cell office:value-type="float" office:value="58.877518">
            <text:p>58.877518</text:p>
          </table:table-cell>
          <table:table-cell/>
        </table:table-row>
        <table:table-row table:style-name="ro1">
          <table:table-cell office:value-type="float" office:value="1.2178354">
            <text:p>1.2178354</text:p>
          </table:table-cell>
          <table:table-cell office:value-type="float" office:value="71.424034">
            <text:p>71.424034</text:p>
          </table:table-cell>
          <table:table-cell/>
        </table:table-row>
        <table:table-row table:style-name="ro1">
          <table:table-cell office:value-type="float" office:value="102.23106">
            <text:p>102.23106</text:p>
          </table:table-cell>
          <table:table-cell office:value-type="float" office:value="51.81694">
            <text:p>51.81694</text:p>
          </table:table-cell>
          <table:table-cell/>
        </table:table-row>
        <table:table-row table:style-name="ro1">
          <table:table-cell office:value-type="float" office:value="2.1149797">
            <text:p>2.1149797</text:p>
          </table:table-cell>
          <table:table-cell office:value-type="float" office:value="67.97738">
            <text:p>67.97738</text:p>
          </table:table-cell>
          <table:table-cell/>
        </table:table-row>
        <table:table-row table:style-name="ro1">
          <table:table-cell office:value-type="float" office:value="611.03235">
            <text:p>611.03235</text:p>
          </table:table-cell>
          <table:table-cell office:value-type="float" office:value="21.608635">
            <text:p>21.608635</text:p>
          </table:table-cell>
          <table:table-cell/>
        </table:table-row>
        <table:table-row table:style-name="ro1">
          <table:table-cell office:value-type="float" office:value="39.236595">
            <text:p>39.236595</text:p>
          </table:table-cell>
          <table:table-cell office:value-type="float" office:value="52.43829">
            <text:p>52.43829</text:p>
          </table:table-cell>
          <table:table-cell/>
        </table:table-row>
        <table:table-row table:style-name="ro1">
          <table:table-cell office:value-type="float" office:value="0.8228483">
            <text:p>0.8228483</text:p>
          </table:table-cell>
          <table:table-cell office:value-type="float" office:value="68.10865">
            <text:p>68.10865</text:p>
          </table:table-cell>
          <table:table-cell/>
        </table:table-row>
        <table:table-row table:style-name="ro1">
          <table:table-cell office:value-type="float" office:value="8.610453">
            <text:p>8.610453</text:p>
          </table:table-cell>
          <table:table-cell office:value-type="float" office:value="47.571106">
            <text:p>47.571106</text:p>
          </table:table-cell>
          <table:table-cell/>
        </table:table-row>
        <table:table-row table:style-name="ro1">
          <table:table-cell office:value-type="float" office:value="9.086844">
            <text:p>9.086844</text:p>
          </table:table-cell>
          <table:table-cell office:value-type="float" office:value="64.475006">
            <text:p>64.475006</text:p>
          </table:table-cell>
          <table:table-cell/>
        </table:table-row>
        <table:table-row table:style-name="ro1">
          <table:table-cell office:value-type="float" office:value="4.8774986">
            <text:p>4.8774986</text:p>
          </table:table-cell>
          <table:table-cell office:value-type="float" office:value="65.864426">
            <text:p>65.864426</text:p>
          </table:table-cell>
          <table:table-cell/>
        </table:table-row>
        <table:table-row table:style-name="ro1">
          <table:table-cell office:value-type="float" office:value="0.8601552">
            <text:p>0.8601552</text:p>
          </table:table-cell>
          <table:table-cell office:value-type="float" office:value="69.071144">
            <text:p>69.071144</text:p>
          </table:table-cell>
          <table:table-cell/>
        </table:table-row>
        <table:table-row table:style-name="ro1">
          <table:table-cell office:value-type="float" office:value="4.073015">
            <text:p>4.073015</text:p>
          </table:table-cell>
          <table:table-cell office:value-type="float" office:value="50.420826">
            <text:p>50.420826</text:p>
          </table:table-cell>
          <table:table-cell/>
        </table:table-row>
        <table:table-row table:style-name="ro1">
          <table:table-cell office:value-type="float" office:value="282.72144">
            <text:p>282.72144</text:p>
          </table:table-cell>
          <table:table-cell office:value-type="float" office:value="41.02293">
            <text:p>41.02293</text:p>
          </table:table-cell>
          <table:table-cell/>
        </table:table-row>
        <table:table-row table:style-name="ro1">
          <table:table-cell office:value-type="float" office:value="0.32644206">
            <text:p>0.32644206</text:p>
          </table:table-cell>
          <table:table-cell office:value-type="float" office:value="67.41293">
            <text:p>67.41293</text:p>
          </table:table-cell>
          <table:table-cell/>
        </table:table-row>
        <table:table-row table:style-name="ro1">
          <table:table-cell office:value-type="float" office:value="53.456326">
            <text:p>53.456326</text:p>
          </table:table-cell>
          <table:table-cell office:value-type="float" office:value="53.452988">
            <text:p>53.452988</text:p>
          </table:table-cell>
          <table:table-cell/>
        </table:table-row>
        <table:table-row table:style-name="ro1">
          <table:table-cell office:value-type="float" office:value="75.033264">
            <text:p>75.033264</text:p>
          </table:table-cell>
          <table:table-cell office:value-type="float" office:value="64.011795">
            <text:p>64.011795</text:p>
          </table:table-cell>
          <table:table-cell/>
        </table:table-row>
        <table:table-row table:style-name="ro1">
          <table:table-cell office:value-type="float" office:value="634.77936">
            <text:p>634.77936</text:p>
          </table:table-cell>
          <table:table-cell office:value-type="float" office:value="42.686947">
            <text:p>42.686947</text:p>
          </table:table-cell>
          <table:table-cell/>
        </table:table-row>
        <table:table-row table:style-name="ro1">
          <table:table-cell office:value-type="float" office:value="40.060425">
            <text:p>40.060425</text:p>
          </table:table-cell>
          <table:table-cell office:value-type="float" office:value="68.86661">
            <text:p>68.86661</text:p>
          </table:table-cell>
          <table:table-cell/>
        </table:table-row>
        <table:table-row table:style-name="ro1">
          <table:table-cell office:value-type="float" office:value="148.4415">
            <text:p>148.4415</text:p>
          </table:table-cell>
          <table:table-cell office:value-type="float" office:value="53.34701">
            <text:p>53.34701</text:p>
          </table:table-cell>
          <table:table-cell/>
        </table:table-row>
        <table:table-row table:style-name="ro1">
          <table:table-cell office:value-type="float" office:value="18.925093">
            <text:p>18.925093</text:p>
          </table:table-cell>
          <table:table-cell office:value-type="float" office:value="77.729645">
            <text:p>77.729645</text:p>
          </table:table-cell>
          <table:table-cell/>
        </table:table-row>
        <table:table-row table:style-name="ro1">
          <table:table-cell office:value-type="float" office:value="183.90144">
            <text:p>183.90144</text:p>
          </table:table-cell>
          <table:table-cell office:value-type="float" office:value="50.299217">
            <text:p>50.299217</text:p>
          </table:table-cell>
          <table:table-cell/>
        </table:table-row>
        <table:table-row table:style-name="ro1">
          <table:table-cell office:value-type="float" office:value="93.067474">
            <text:p>93.067474</text:p>
          </table:table-cell>
          <table:table-cell office:value-type="float" office:value="66.99847">
            <text:p>66.99847</text:p>
          </table:table-cell>
          <table:table-cell/>
        </table:table-row>
        <table:table-row table:style-name="ro1">
          <table:table-cell office:value-type="float" office:value="20.822578">
            <text:p>20.822578</text:p>
          </table:table-cell>
          <table:table-cell office:value-type="float" office:value="62.514694">
            <text:p>62.514694</text:p>
          </table:table-cell>
          <table:table-cell/>
        </table:table-row>
        <table:table-row table:style-name="ro1">
          <table:table-cell office:value-type="float" office:value="388.34802">
            <text:p>388.34802</text:p>
          </table:table-cell>
          <table:table-cell office:value-type="float" office:value="49.410095">
            <text:p>49.410095</text:p>
          </table:table-cell>
          <table:table-cell/>
        </table:table-row>
        <table:table-row table:style-name="ro1">
          <table:table-cell office:value-type="float" office:value="89.37998">
            <text:p>89.37998</text:p>
          </table:table-cell>
          <table:table-cell office:value-type="float" office:value="67.67121">
            <text:p>67.67121</text:p>
          </table:table-cell>
          <table:table-cell/>
        </table:table-row>
        <table:table-row table:style-name="ro1">
          <table:table-cell office:value-type="float" office:value="80.563866">
            <text:p>80.563866</text:p>
          </table:table-cell>
          <table:table-cell office:value-type="float" office:value="59.076706">
            <text:p>59.076706</text:p>
          </table:table-cell>
          <table:table-cell/>
        </table:table-row>
        <table:table-row table:style-name="ro1">
          <table:table-cell office:value-type="float" office:value="4.909981">
            <text:p>4.909981</text:p>
          </table:table-cell>
          <table:table-cell office:value-type="float" office:value="65.12107">
            <text:p>65.12107</text:p>
          </table:table-cell>
          <table:table-cell/>
        </table:table-row>
        <table:table-row table:style-name="ro1">
          <table:table-cell office:value-type="float" office:value="65.07268">
            <text:p>65.07268</text:p>
          </table:table-cell>
          <table:table-cell office:value-type="float" office:value="53.51579">
            <text:p>53.51579</text:p>
          </table:table-cell>
          <table:table-cell/>
        </table:table-row>
        <table:table-row table:style-name="ro1">
          <table:table-cell office:value-type="float" office:value="53.653614">
            <text:p>53.653614</text:p>
          </table:table-cell>
          <table:table-cell office:value-type="float" office:value="50.014843">
            <text:p>50.014843</text:p>
          </table:table-cell>
          <table:table-cell/>
        </table:table-row>
        <table:table-row table:style-name="ro1">
          <table:table-cell office:value-type="float" office:value="254.23708">
            <text:p>254.23708</text:p>
          </table:table-cell>
          <table:table-cell office:value-type="float" office:value="50.213432">
            <text:p>50.213432</text:p>
          </table:table-cell>
          <table:table-cell/>
        </table:table-row>
        <table:table-row table:style-name="ro1">
          <table:table-cell office:value-type="float" office:value="25.328682">
            <text:p>25.328682</text:p>
          </table:table-cell>
          <table:table-cell office:value-type="float" office:value="68.37356">
            <text:p>68.37356</text:p>
          </table:table-cell>
          <table:table-cell/>
        </table:table-row>
        <table:table-row table:style-name="ro1">
          <table:table-cell office:value-type="float" office:value="27.333624">
            <text:p>27.333624</text:p>
          </table:table-cell>
          <table:table-cell office:value-type="float" office:value="64.66747">
            <text:p>64.66747</text:p>
          </table:table-cell>
          <table:table-cell/>
        </table:table-row>
        <table:table-row table:style-name="ro1">
          <table:table-cell office:value-type="float" office:value="16.759327">
            <text:p>16.759327</text:p>
          </table:table-cell>
          <table:table-cell office:value-type="float" office:value="55.777885">
            <text:p>55.777885</text:p>
          </table:table-cell>
          <table:table-cell/>
        </table:table-row>
        <table:table-row table:style-name="ro1">
          <table:table-cell office:value-type="float" office:value="53.238758">
            <text:p>53.238758</text:p>
          </table:table-cell>
          <table:table-cell office:value-type="float" office:value="56.328293">
            <text:p>56.328293</text:p>
          </table:table-cell>
          <table:table-cell/>
        </table:table-row>
        <table:table-row table:style-name="ro1">
          <table:table-cell office:value-type="float" office:value="33.083153">
            <text:p>33.083153</text:p>
          </table:table-cell>
          <table:table-cell office:value-type="float" office:value="59.95203">
            <text:p>59.95203</text:p>
          </table:table-cell>
          <table:table-cell/>
        </table:table-row>
        <table:table-row table:style-name="ro1">
          <table:table-cell office:value-type="float" office:value="165.8985">
            <text:p>165.8985</text:p>
          </table:table-cell>
          <table:table-cell office:value-type="float" office:value="59.405804">
            <text:p>59.405804</text:p>
          </table:table-cell>
          <table:table-cell/>
        </table:table-row>
        <table:table-row table:style-name="ro1">
          <table:table-cell office:value-type="float" office:value="185.66257">
            <text:p>185.66257</text:p>
          </table:table-cell>
          <table:table-cell office:value-type="float" office:value="46.955315">
            <text:p>46.955315</text:p>
          </table:table-cell>
          <table:table-cell/>
        </table:table-row>
        <table:table-row table:style-name="ro1">
          <table:table-cell office:value-type="float" office:value="1130.9923">
            <text:p>1130.9923</text:p>
          </table:table-cell>
          <table:table-cell office:value-type="float" office:value="38.97806">
            <text:p>38.97806</text:p>
          </table:table-cell>
          <table:table-cell/>
        </table:table-row>
        <table:table-row table:style-name="ro1">
          <table:table-cell office:value-type="float" office:value="14.788826">
            <text:p>14.788826</text:p>
          </table:table-cell>
          <table:table-cell office:value-type="float" office:value="57.984154">
            <text:p>57.984154</text:p>
          </table:table-cell>
          <table:table-cell/>
        </table:table-row>
        <table:table-row table:style-name="ro1">
          <table:table-cell office:value-type="float" office:value="69.64658">
            <text:p>69.64658</text:p>
          </table:table-cell>
          <table:table-cell office:value-type="float" office:value="41.44447">
            <text:p>41.44447</text:p>
          </table:table-cell>
          <table:table-cell/>
        </table:table-row>
        <table:table-row table:style-name="ro1">
          <table:table-cell office:value-type="float" office:value="66.04282">
            <text:p>66.04282</text:p>
          </table:table-cell>
          <table:table-cell office:value-type="float" office:value="54.198296">
            <text:p>54.198296</text:p>
          </table:table-cell>
          <table:table-cell/>
        </table:table-row>
        <table:table-row table:style-name="ro1">
          <table:table-cell office:value-type="float" office:value="6.8916097">
            <text:p>6.8916097</text:p>
          </table:table-cell>
          <table:table-cell office:value-type="float" office:value="60.703297">
            <text:p>60.703297</text:p>
          </table:table-cell>
          <table:table-cell/>
        </table:table-row>
        <table:table-row table:style-name="ro1">
          <table:table-cell office:value-type="float" office:value="74.84788">
            <text:p>74.84788</text:p>
          </table:table-cell>
          <table:table-cell office:value-type="float" office:value="69.49114">
            <text:p>69.49114</text:p>
          </table:table-cell>
          <table:table-cell/>
        </table:table-row>
        <table:table-row table:style-name="ro1">
          <table:table-cell office:value-type="float" office:value="13.099265">
            <text:p>13.099265</text:p>
          </table:table-cell>
          <table:table-cell office:value-type="float" office:value="78.657234">
            <text:p>78.657234</text:p>
          </table:table-cell>
          <table:table-cell/>
        </table:table-row>
        <table:table-row table:style-name="ro1">
          <table:table-cell office:value-type="float" office:value="25.932302">
            <text:p>25.932302</text:p>
          </table:table-cell>
          <table:table-cell office:value-type="float" office:value="58.93424">
            <text:p>58.93424</text:p>
          </table:table-cell>
          <table:table-cell/>
        </table:table-row>
        <table:table-row table:style-name="ro1">
          <table:table-cell office:value-type="float" office:value="20.005219">
            <text:p>20.005219</text:p>
          </table:table-cell>
          <table:table-cell office:value-type="float" office:value="68.949005">
            <text:p>68.949005</text:p>
          </table:table-cell>
          <table:table-cell/>
        </table:table-row>
        <table:table-row table:style-name="ro1">
          <table:table-cell office:value-type="float" office:value="41.4458">
            <text:p>41.4458</text:p>
          </table:table-cell>
          <table:table-cell office:value-type="float" office:value="59.530766">
            <text:p>59.530766</text:p>
          </table:table-cell>
          <table:table-cell/>
        </table:table-row>
        <table:table-row table:style-name="ro1">
          <table:table-cell office:value-type="float" office:value="26.576403">
            <text:p>26.576403</text:p>
          </table:table-cell>
          <table:table-cell office:value-type="float" office:value="73.042854">
            <text:p>73.042854</text:p>
          </table:table-cell>
          <table:table-cell/>
        </table:table-row>
        <table:table-row table:style-name="ro1">
          <table:table-cell office:value-type="float" office:value="24.103947">
            <text:p>24.103947</text:p>
          </table:table-cell>
          <table:table-cell office:value-type="float" office:value="72.92068">
            <text:p>72.92068</text:p>
          </table:table-cell>
          <table:table-cell/>
        </table:table-row>
        <table:table-row table:style-name="ro1">
          <table:table-cell office:value-type="float" office:value="178.04126">
            <text:p>178.04126</text:p>
          </table:table-cell>
          <table:table-cell office:value-type="float" office:value="36.16239">
            <text:p>36.16239</text:p>
          </table:table-cell>
          <table:table-cell/>
        </table:table-row>
        <table:table-row table:style-name="ro1">
          <table:table-cell office:value-type="float" office:value="204.16171">
            <text:p>204.16171</text:p>
          </table:table-cell>
          <table:table-cell office:value-type="float" office:value="59.760155">
            <text:p>59.760155</text:p>
          </table:table-cell>
          <table:table-cell/>
        </table:table-row>
        <table:table-row table:style-name="ro1">
          <table:table-cell office:value-type="float" office:value="96.76486">
            <text:p>96.76486</text:p>
          </table:table-cell>
          <table:table-cell office:value-type="float" office:value="54.54854">
            <text:p>54.54854</text:p>
          </table:table-cell>
          <table:table-cell/>
        </table:table-row>
        <table:table-row table:style-name="ro1">
          <table:table-cell office:value-type="float" office:value="142.23663">
            <text:p>142.23663</text:p>
          </table:table-cell>
          <table:table-cell office:value-type="float" office:value="64.18798">
            <text:p>64.18798</text:p>
          </table:table-cell>
          <table:table-cell/>
        </table:table-row>
        <table:table-row table:style-name="ro1">
          <table:table-cell office:value-type="float" office:value="387.44193">
            <text:p>387.44193</text:p>
          </table:table-cell>
          <table:table-cell office:value-type="float" office:value="46.17873">
            <text:p>46.17873</text:p>
          </table:table-cell>
          <table:table-cell/>
        </table:table-row>
        <table:table-row table:style-name="ro1">
          <table:table-cell office:value-type="float" office:value="136.58862">
            <text:p>136.58862</text:p>
          </table:table-cell>
          <table:table-cell office:value-type="float" office:value="47.537785">
            <text:p>47.537785</text:p>
          </table:table-cell>
          <table:table-cell/>
        </table:table-row>
        <table:table-row table:style-name="ro1">
          <table:table-cell office:value-type="float" office:value="36.058033">
            <text:p>36.058033</text:p>
          </table:table-cell>
          <table:table-cell office:value-type="float" office:value="66.87283">
            <text:p>66.87283</text:p>
          </table:table-cell>
          <table:table-cell/>
        </table:table-row>
        <table:table-row table:style-name="ro1">
          <table:table-cell office:value-type="float" office:value="17.02381">
            <text:p>17.02381</text:p>
          </table:table-cell>
          <table:table-cell office:value-type="float" office:value="64.34865">
            <text:p>64.34865</text:p>
          </table:table-cell>
          <table:table-cell/>
        </table:table-row>
        <table:table-row table:style-name="ro1">
          <table:table-cell office:value-type="float" office:value="65.96581">
            <text:p>65.96581</text:p>
          </table:table-cell>
          <table:table-cell office:value-type="float" office:value="51.28941">
            <text:p>51.28941</text:p>
          </table:table-cell>
          <table:table-cell/>
        </table:table-row>
        <table:table-row table:style-name="ro1">
          <table:table-cell office:value-type="float" office:value="43.434166">
            <text:p>43.434166</text:p>
          </table:table-cell>
          <table:table-cell office:value-type="float" office:value="73.63175">
            <text:p>73.63175</text:p>
          </table:table-cell>
          <table:table-cell/>
        </table:table-row>
        <table:table-row table:style-name="ro1">
          <table:table-cell office:value-type="float" office:value="106.41151">
            <text:p>106.41151</text:p>
          </table:table-cell>
          <table:table-cell office:value-type="float" office:value="42.88326">
            <text:p>42.88326</text:p>
          </table:table-cell>
          <table:table-cell/>
        </table:table-row>
        <table:table-row table:style-name="ro1">
          <table:table-cell office:value-type="float" office:value="634.63617">
            <text:p>634.63617</text:p>
          </table:table-cell>
          <table:table-cell office:value-type="float" office:value="42.746765">
            <text:p>42.746765</text:p>
          </table:table-cell>
          <table:table-cell/>
        </table:table-row>
        <table:table-row table:style-name="ro1">
          <table:table-cell office:value-type="float" office:value="53.545353">
            <text:p>53.545353</text:p>
          </table:table-cell>
          <table:table-cell office:value-type="float" office:value="60.506393">
            <text:p>60.506393</text:p>
          </table:table-cell>
          <table:table-cell/>
        </table:table-row>
        <table:table-row table:style-name="ro1">
          <table:table-cell office:value-type="float" office:value="305.38736">
            <text:p>305.38736</text:p>
          </table:table-cell>
          <table:table-cell office:value-type="float" office:value="47.677376">
            <text:p>47.677376</text:p>
          </table:table-cell>
          <table:table-cell/>
        </table:table-row>
        <table:table-row table:style-name="ro1">
          <table:table-cell office:value-type="float" office:value="76.406136">
            <text:p>76.406136</text:p>
          </table:table-cell>
          <table:table-cell office:value-type="float" office:value="59.90682">
            <text:p>59.90682</text:p>
          </table:table-cell>
          <table:table-cell/>
        </table:table-row>
        <table:table-row table:style-name="ro1">
          <table:table-cell office:value-type="float" office:value="31.949259">
            <text:p>31.949259</text:p>
          </table:table-cell>
          <table:table-cell office:value-type="float" office:value="69.73413">
            <text:p>69.73413</text:p>
          </table:table-cell>
          <table:table-cell/>
        </table:table-row>
        <table:table-row table:style-name="ro1">
          <table:table-cell office:value-type="float" office:value="4125.823">
            <text:p>4125.823</text:p>
          </table:table-cell>
          <table:table-cell office:value-type="float" office:value="14.153968">
            <text:p>14.153968</text:p>
          </table:table-cell>
          <table:table-cell/>
        </table:table-row>
        <table:table-row table:style-name="ro1">
          <table:table-cell office:value-type="float" office:value="39.031727">
            <text:p>39.031727</text:p>
          </table:table-cell>
          <table:table-cell office:value-type="float" office:value="55.556526">
            <text:p>55.556526</text:p>
          </table:table-cell>
          <table:table-cell/>
        </table:table-row>
        <table:table-row table:style-name="ro1">
          <table:table-cell office:value-type="float" office:value="6.24264">
            <text:p>6.24264</text:p>
          </table:table-cell>
          <table:table-cell office:value-type="float" office:value="73.31829">
            <text:p>73.31829</text:p>
          </table:table-cell>
          <table:table-cell/>
        </table:table-row>
        <table:table-row table:style-name="ro1">
          <table:table-cell office:value-type="float" office:value="73.574295">
            <text:p>73.574295</text:p>
          </table:table-cell>
          <table:table-cell office:value-type="float" office:value="56.803688">
            <text:p>56.803688</text:p>
          </table:table-cell>
          <table:table-cell/>
        </table:table-row>
        <table:table-row table:style-name="ro1">
          <table:table-cell office:value-type="float" office:value="46.33342">
            <text:p>46.33342</text:p>
          </table:table-cell>
          <table:table-cell office:value-type="float" office:value="68.26518">
            <text:p>68.26518</text:p>
          </table:table-cell>
          <table:table-cell/>
        </table:table-row>
        <table:table-row table:style-name="ro1">
          <table:table-cell office:value-type="float" office:value="27.748638">
            <text:p>27.748638</text:p>
          </table:table-cell>
          <table:table-cell office:value-type="float" office:value="71.758354">
            <text:p>71.758354</text:p>
          </table:table-cell>
          <table:table-cell/>
        </table:table-row>
        <table:table-row table:style-name="ro1">
          <table:table-cell office:value-type="float" office:value="5.4934134">
            <text:p>5.4934134</text:p>
          </table:table-cell>
          <table:table-cell office:value-type="float" office:value="64.392105">
            <text:p>64.392105</text:p>
          </table:table-cell>
          <table:table-cell/>
        </table:table-row>
        <table:table-row table:style-name="ro1">
          <table:table-cell office:value-type="float" office:value="20.094482">
            <text:p>20.094482</text:p>
          </table:table-cell>
          <table:table-cell office:value-type="float" office:value="60.904346">
            <text:p>60.904346</text:p>
          </table:table-cell>
          <table:table-cell/>
        </table:table-row>
        <table:table-row table:style-name="ro1">
          <table:table-cell office:value-type="float" office:value="14.272876">
            <text:p>14.272876</text:p>
          </table:table-cell>
          <table:table-cell office:value-type="float" office:value="67.71658">
            <text:p>67.71658</text:p>
          </table:table-cell>
          <table:table-cell/>
        </table:table-row>
        <table:table-row table:style-name="ro1">
          <table:table-cell office:value-type="float" office:value="54.585342">
            <text:p>54.585342</text:p>
          </table:table-cell>
          <table:table-cell office:value-type="float" office:value="61.930176">
            <text:p>61.930176</text:p>
          </table:table-cell>
          <table:table-cell/>
        </table:table-row>
        <table:table-row table:style-name="ro1">
          <table:table-cell office:value-type="float" office:value="31.054373">
            <text:p>31.054373</text:p>
          </table:table-cell>
          <table:table-cell office:value-type="float" office:value="63.38187">
            <text:p>63.38187</text:p>
          </table:table-cell>
          <table:table-cell/>
        </table:table-row>
        <table:table-row table:style-name="ro1">
          <table:table-cell office:value-type="float" office:value="17.95762">
            <text:p>17.95762</text:p>
          </table:table-cell>
          <table:table-cell office:value-type="float" office:value="58.178337">
            <text:p>58.178337</text:p>
          </table:table-cell>
          <table:table-cell/>
        </table:table-row>
        <table:table-row table:style-name="ro1">
          <table:table-cell office:value-type="float" office:value="93.23089">
            <text:p>93.23089</text:p>
          </table:table-cell>
          <table:table-cell office:value-type="float" office:value="56.717777">
            <text:p>56.717777</text:p>
          </table:table-cell>
          <table:table-cell/>
        </table:table-row>
        <table:table-row table:style-name="ro1">
          <table:table-cell office:value-type="float" office:value="27.142311">
            <text:p>27.142311</text:p>
          </table:table-cell>
          <table:table-cell office:value-type="float" office:value="60.627026">
            <text:p>60.627026</text:p>
          </table:table-cell>
          <table:table-cell/>
        </table:table-row>
        <table:table-row table:style-name="ro1">
          <table:table-cell office:value-type="float" office:value="136.06187">
            <text:p>136.06187</text:p>
          </table:table-cell>
          <table:table-cell office:value-type="float" office:value="62.004448">
            <text:p>62.004448</text:p>
          </table:table-cell>
          <table:table-cell/>
        </table:table-row>
        <table:table-row table:style-name="ro1">
          <table:table-cell office:value-type="float" office:value="27.086258">
            <text:p>27.086258</text:p>
          </table:table-cell>
          <table:table-cell office:value-type="float" office:value="56.258522">
            <text:p>56.258522</text:p>
          </table:table-cell>
          <table:table-cell/>
        </table:table-row>
        <table:table-row table:style-name="ro1">
          <table:table-cell office:value-type="float" office:value="184.87335">
            <text:p>184.87335</text:p>
          </table:table-cell>
          <table:table-cell office:value-type="float" office:value="60.7375">
            <text:p>60.7375</text:p>
          </table:table-cell>
          <table:table-cell/>
        </table:table-row>
        <table:table-row table:style-name="ro1">
          <table:table-cell office:value-type="float" office:value="427.8269">
            <text:p>427.8269</text:p>
          </table:table-cell>
          <table:table-cell office:value-type="float" office:value="38.147274">
            <text:p>38.147274</text:p>
          </table:table-cell>
          <table:table-cell/>
        </table:table-row>
        <table:table-row table:style-name="ro1">
          <table:table-cell office:value-type="float" office:value="341.06168">
            <text:p>341.06168</text:p>
          </table:table-cell>
          <table:table-cell office:value-type="float" office:value="40.64051">
            <text:p>40.64051</text:p>
          </table:table-cell>
          <table:table-cell/>
        </table:table-row>
        <table:table-row table:style-name="ro1">
          <table:table-cell office:value-type="float" office:value="101.87071">
            <text:p>101.87071</text:p>
          </table:table-cell>
          <table:table-cell office:value-type="float" office:value="41.01129">
            <text:p>41.01129</text:p>
          </table:table-cell>
          <table:table-cell/>
        </table:table-row>
        <table:table-row table:style-name="ro1">
          <table:table-cell office:value-type="float" office:value="555.0635">
            <text:p>555.0635</text:p>
          </table:table-cell>
          <table:table-cell office:value-type="float" office:value="32.272125">
            <text:p>32.272125</text:p>
          </table:table-cell>
          <table:table-cell/>
        </table:table-row>
        <table:table-row table:style-name="ro1">
          <table:table-cell office:value-type="float" office:value="87.06295">
            <text:p>87.06295</text:p>
          </table:table-cell>
          <table:table-cell office:value-type="float" office:value="41.40675">
            <text:p>41.40675</text:p>
          </table:table-cell>
          <table:table-cell/>
        </table:table-row>
        <table:table-row table:style-name="ro1">
          <table:table-cell office:value-type="float" office:value="19.157013">
            <text:p>19.157013</text:p>
          </table:table-cell>
          <table:table-cell office:value-type="float" office:value="56.788113">
            <text:p>56.788113</text:p>
          </table:table-cell>
          <table:table-cell/>
        </table:table-row>
        <table:table-row table:style-name="ro1">
          <table:table-cell office:value-type="float" office:value="57.334023">
            <text:p>57.334023</text:p>
          </table:table-cell>
          <table:table-cell office:value-type="float" office:value="63.211487">
            <text:p>63.211487</text:p>
          </table:table-cell>
          <table:table-cell/>
        </table:table-row>
        <table:table-row table:style-name="ro1">
          <table:table-cell office:value-type="float" office:value="9.676861">
            <text:p>9.676861</text:p>
          </table:table-cell>
          <table:table-cell office:value-type="float" office:value="21.13975">
            <text:p>21.13975</text:p>
          </table:table-cell>
          <table:table-cell/>
        </table:table-row>
        <table:table-row table:style-name="ro1">
          <table:table-cell office:value-type="float" office:value="95.521774">
            <text:p>95.521774</text:p>
          </table:table-cell>
          <table:table-cell office:value-type="float" office:value="68.4852">
            <text:p>68.4852</text:p>
          </table:table-cell>
          <table:table-cell/>
        </table:table-row>
        <table:table-row table:style-name="ro1">
          <table:table-cell office:value-type="float" office:value="15.619055">
            <text:p>15.619055</text:p>
          </table:table-cell>
          <table:table-cell office:value-type="float" office:value="32.253315">
            <text:p>32.253315</text:p>
          </table:table-cell>
          <table:table-cell/>
        </table:table-row>
        <table:table-row table:style-name="ro1">
          <table:table-cell office:value-type="float" office:value="15.673531">
            <text:p>15.673531</text:p>
          </table:table-cell>
          <table:table-cell office:value-type="float" office:value="47.32134">
            <text:p>47.32134</text:p>
          </table:table-cell>
          <table:table-cell/>
        </table:table-row>
        <table:table-row table:style-name="ro1">
          <table:table-cell office:value-type="float" office:value="68.18781">
            <text:p>68.18781</text:p>
          </table:table-cell>
          <table:table-cell office:value-type="float" office:value="58.848732">
            <text:p>58.848732</text:p>
          </table:table-cell>
          <table:table-cell/>
        </table:table-row>
        <table:table-row table:style-name="ro1">
          <table:table-cell office:value-type="float" office:value="56.20648">
            <text:p>56.20648</text:p>
          </table:table-cell>
          <table:table-cell office:value-type="float" office:value="59.603687">
            <text:p>59.603687</text:p>
          </table:table-cell>
          <table:table-cell/>
        </table:table-row>
        <table:table-row table:style-name="ro1">
          <table:table-cell office:value-type="float" office:value="14.913196">
            <text:p>14.913196</text:p>
          </table:table-cell>
          <table:table-cell office:value-type="float" office:value="47.81879">
            <text:p>47.81879</text:p>
          </table:table-cell>
          <table:table-cell/>
        </table:table-row>
        <table:table-row table:style-name="ro1">
          <table:table-cell office:value-type="float" office:value="99.89071">
            <text:p>99.89071</text:p>
          </table:table-cell>
          <table:table-cell office:value-type="float" office:value="48.80619">
            <text:p>48.80619</text:p>
          </table:table-cell>
          <table:table-cell/>
        </table:table-row>
        <table:table-row table:style-name="ro1">
          <table:table-cell office:value-type="float" office:value="53.894806">
            <text:p>53.894806</text:p>
          </table:table-cell>
          <table:table-cell office:value-type="float" office:value="64.828255">
            <text:p>64.828255</text:p>
          </table:table-cell>
          <table:table-cell/>
        </table:table-row>
        <table:table-row table:style-name="ro1">
          <table:table-cell office:value-type="float" office:value="21.822678">
            <text:p>21.822678</text:p>
          </table:table-cell>
          <table:table-cell office:value-type="float" office:value="44.698414">
            <text:p>44.698414</text:p>
          </table:table-cell>
          <table:table-cell/>
        </table:table-row>
        <table:table-row table:style-name="ro1">
          <table:table-cell office:value-type="float" office:value="22.355122">
            <text:p>22.355122</text:p>
          </table:table-cell>
          <table:table-cell office:value-type="float" office:value="51.661594">
            <text:p>51.661594</text:p>
          </table:table-cell>
          <table:table-cell/>
        </table:table-row>
        <table:table-row table:style-name="ro1">
          <table:table-cell office:value-type="float" office:value="19.381662">
            <text:p>19.381662</text:p>
          </table:table-cell>
          <table:table-cell office:value-type="float" office:value="43.45084">
            <text:p>43.45084</text:p>
          </table:table-cell>
          <table:table-cell/>
        </table:table-row>
        <table:table-row table:style-name="ro1">
          <table:table-cell office:value-type="float" office:value="13.260377">
            <text:p>13.260377</text:p>
          </table:table-cell>
          <table:table-cell office:value-type="float" office:value="49.908333">
            <text:p>49.908333</text:p>
          </table:table-cell>
          <table:table-cell/>
        </table:table-row>
        <table:table-row table:style-name="ro1">
          <table:table-cell office:value-type="float" office:value="46.739468">
            <text:p>46.739468</text:p>
          </table:table-cell>
          <table:table-cell office:value-type="float" office:value="48.288208">
            <text:p>48.288208</text:p>
          </table:table-cell>
          <table:table-cell/>
        </table:table-row>
        <table:table-row table:style-name="ro1">
          <table:table-cell office:value-type="float" office:value="30.48215">
            <text:p>30.48215</text:p>
          </table:table-cell>
          <table:table-cell office:value-type="float" office:value="41.809162">
            <text:p>41.809162</text:p>
          </table:table-cell>
          <table:table-cell/>
        </table:table-row>
        <table:table-row table:style-name="ro1">
          <table:table-cell office:value-type="float" office:value="92.08369">
            <text:p>92.08369</text:p>
          </table:table-cell>
          <table:table-cell office:value-type="float" office:value="58.126713">
            <text:p>58.126713</text:p>
          </table:table-cell>
          <table:table-cell/>
        </table:table-row>
        <table:table-row table:style-name="ro1">
          <table:table-cell office:value-type="float" office:value="20.515963">
            <text:p>20.515963</text:p>
          </table:table-cell>
          <table:table-cell office:value-type="float" office:value="56.735798">
            <text:p>56.735798</text:p>
          </table:table-cell>
          <table:table-cell/>
        </table:table-row>
        <table:table-row table:style-name="ro1">
          <table:table-cell office:value-type="float" office:value="12.984996">
            <text:p>12.984996</text:p>
          </table:table-cell>
          <table:table-cell office:value-type="float" office:value="34.04038">
            <text:p>34.04038</text:p>
          </table:table-cell>
          <table:table-cell/>
        </table:table-row>
        <table:table-row table:style-name="ro1">
          <table:table-cell office:value-type="float" office:value="65.82321">
            <text:p>65.82321</text:p>
          </table:table-cell>
          <table:table-cell office:value-type="float" office:value="50.276455">
            <text:p>50.276455</text:p>
          </table:table-cell>
          <table:table-cell/>
        </table:table-row>
        <table:table-row table:style-name="ro1">
          <table:table-cell office:value-type="float" office:value="22.43496">
            <text:p>22.43496</text:p>
          </table:table-cell>
          <table:table-cell office:value-type="float" office:value="53.851936">
            <text:p>53.851936</text:p>
          </table:table-cell>
          <table:table-cell/>
        </table:table-row>
        <table:table-row table:style-name="ro1">
          <table:table-cell office:value-type="float" office:value="220.13312">
            <text:p>220.13312</text:p>
          </table:table-cell>
          <table:table-cell office:value-type="float" office:value="64.14004">
            <text:p>64.14004</text:p>
          </table:table-cell>
          <table:table-cell/>
        </table:table-row>
        <table:table-row table:style-name="ro1">
          <table:table-cell office:value-type="float" office:value="58.14298">
            <text:p>58.14298</text:p>
          </table:table-cell>
          <table:table-cell office:value-type="float" office:value="57.819267">
            <text:p>57.819267</text:p>
          </table:table-cell>
          <table:table-cell/>
        </table:table-row>
        <table:table-row table:style-name="ro1">
          <table:table-cell office:value-type="float" office:value="14.446941">
            <text:p>14.446941</text:p>
          </table:table-cell>
          <table:table-cell office:value-type="float" office:value="36.277946">
            <text:p>36.277946</text:p>
          </table:table-cell>
          <table:table-cell/>
        </table:table-row>
        <table:table-row table:style-name="ro1">
          <table:table-cell office:value-type="float" office:value="83.26392">
            <text:p>83.26392</text:p>
          </table:table-cell>
          <table:table-cell office:value-type="float" office:value="64.54059">
            <text:p>64.54059</text:p>
          </table:table-cell>
          <table:table-cell/>
        </table:table-row>
        <table:table-row table:style-name="ro1">
          <table:table-cell office:value-type="float" office:value="13.765646">
            <text:p>13.765646</text:p>
          </table:table-cell>
          <table:table-cell office:value-type="float" office:value="42.12813">
            <text:p>42.12813</text:p>
          </table:table-cell>
          <table:table-cell/>
        </table:table-row>
        <table:table-row table:style-name="ro1">
          <table:table-cell office:value-type="float" office:value="32.27553">
            <text:p>32.27553</text:p>
          </table:table-cell>
          <table:table-cell office:value-type="float" office:value="59.421757">
            <text:p>59.421757</text:p>
          </table:table-cell>
          <table:table-cell/>
        </table:table-row>
        <table:table-row table:style-name="ro1">
          <table:table-cell office:value-type="float" office:value="53.540894">
            <text:p>53.540894</text:p>
          </table:table-cell>
          <table:table-cell office:value-type="float" office:value="59.087006">
            <text:p>59.087006</text:p>
          </table:table-cell>
          <table:table-cell/>
        </table:table-row>
        <table:table-row table:style-name="ro1">
          <table:table-cell office:value-type="float" office:value="35.47607">
            <text:p>35.47607</text:p>
          </table:table-cell>
          <table:table-cell office:value-type="float" office:value="58.849857">
            <text:p>58.849857</text:p>
          </table:table-cell>
          <table:table-cell/>
        </table:table-row>
        <table:table-row table:style-name="ro1">
          <table:table-cell office:value-type="float" office:value="18.03595">
            <text:p>18.03595</text:p>
          </table:table-cell>
          <table:table-cell office:value-type="float" office:value="32.144073">
            <text:p>32.144073</text:p>
          </table:table-cell>
          <table:table-cell/>
        </table:table-row>
        <table:table-row table:style-name="ro1">
          <table:table-cell office:value-type="float" office:value="134.19852">
            <text:p>134.19852</text:p>
          </table:table-cell>
          <table:table-cell office:value-type="float" office:value="69.19628">
            <text:p>69.19628</text:p>
          </table:table-cell>
          <table:table-cell/>
        </table:table-row>
        <table:table-row table:style-name="ro1">
          <table:table-cell office:value-type="float" office:value="25.779745">
            <text:p>25.779745</text:p>
          </table:table-cell>
          <table:table-cell office:value-type="float" office:value="34.950794">
            <text:p>34.950794</text:p>
          </table:table-cell>
          <table:table-cell/>
        </table:table-row>
        <table:table-row table:style-name="ro1">
          <table:table-cell office:value-type="float" office:value="22.997358">
            <text:p>22.997358</text:p>
          </table:table-cell>
          <table:table-cell office:value-type="float" office:value="34.676582">
            <text:p>34.676582</text:p>
          </table:table-cell>
          <table:table-cell/>
        </table:table-row>
        <table:table-row table:style-name="ro1">
          <table:table-cell office:value-type="float" office:value="10.030816">
            <text:p>10.030816</text:p>
          </table:table-cell>
          <table:table-cell office:value-type="float" office:value="48.263683">
            <text:p>48.263683</text:p>
          </table:table-cell>
          <table:table-cell/>
        </table:table-row>
        <table:table-row table:style-name="ro1">
          <table:table-cell office:value-type="float" office:value="22.430923">
            <text:p>22.430923</text:p>
          </table:table-cell>
          <table:table-cell office:value-type="float" office:value="57.22267">
            <text:p>57.22267</text:p>
          </table:table-cell>
          <table:table-cell/>
        </table:table-row>
        <table:table-row table:style-name="ro1">
          <table:table-cell office:value-type="float" office:value="42.62247">
            <text:p>42.62247</text:p>
          </table:table-cell>
          <table:table-cell office:value-type="float" office:value="71.64729">
            <text:p>71.64729</text:p>
          </table:table-cell>
          <table:table-cell/>
        </table:table-row>
        <table:table-row table:style-name="ro1">
          <table:table-cell office:value-type="float" office:value="31.606638">
            <text:p>31.606638</text:p>
          </table:table-cell>
          <table:table-cell office:value-type="float" office:value="28.076141">
            <text:p>28.076141</text:p>
          </table:table-cell>
          <table:table-cell/>
        </table:table-row>
        <table:table-row table:style-name="ro1">
          <table:table-cell office:value-type="float" office:value="89.87583">
            <text:p>89.87583</text:p>
          </table:table-cell>
          <table:table-cell office:value-type="float" office:value="75.01067">
            <text:p>75.01067</text:p>
          </table:table-cell>
          <table:table-cell/>
        </table:table-row>
        <table:table-row table:style-name="ro1">
          <table:table-cell office:value-type="float" office:value="192.89255">
            <text:p>192.89255</text:p>
          </table:table-cell>
          <table:table-cell office:value-type="float" office:value="33.12068">
            <text:p>33.12068</text:p>
          </table:table-cell>
          <table:table-cell/>
        </table:table-row>
        <table:table-row table:style-name="ro1">
          <table:table-cell office:value-type="float" office:value="16.652536">
            <text:p>16.652536</text:p>
          </table:table-cell>
          <table:table-cell office:value-type="float" office:value="60.695694">
            <text:p>60.695694</text:p>
          </table:table-cell>
          <table:table-cell/>
        </table:table-row>
        <table:table-row table:style-name="ro1">
          <table:table-cell office:value-type="float" office:value="134.25984">
            <text:p>134.25984</text:p>
          </table:table-cell>
          <table:table-cell office:value-type="float" office:value="61.710846">
            <text:p>61.710846</text:p>
          </table:table-cell>
          <table:table-cell/>
        </table:table-row>
        <table:table-row table:style-name="ro1">
          <table:table-cell office:value-type="float" office:value="60.890347">
            <text:p>60.890347</text:p>
          </table:table-cell>
          <table:table-cell office:value-type="float" office:value="41.152596">
            <text:p>41.152596</text:p>
          </table:table-cell>
          <table:table-cell/>
        </table:table-row>
        <table:table-row table:style-name="ro1">
          <table:table-cell office:value-type="float" office:value="21.623219">
            <text:p>21.623219</text:p>
          </table:table-cell>
          <table:table-cell office:value-type="float" office:value="53.321423">
            <text:p>53.321423</text:p>
          </table:table-cell>
          <table:table-cell/>
        </table:table-row>
        <table:table-row table:style-name="ro1">
          <table:table-cell office:value-type="float" office:value="14.156392">
            <text:p>14.156392</text:p>
          </table:table-cell>
          <table:table-cell office:value-type="float" office:value="29.863049">
            <text:p>29.863049</text:p>
          </table:table-cell>
          <table:table-cell/>
        </table:table-row>
        <table:table-row table:style-name="ro1">
          <table:table-cell office:value-type="float" office:value="125.90425">
            <text:p>125.90425</text:p>
          </table:table-cell>
          <table:table-cell office:value-type="float" office:value="60.41407">
            <text:p>60.41407</text:p>
          </table:table-cell>
          <table:table-cell/>
        </table:table-row>
        <table:table-row table:style-name="ro1">
          <table:table-cell office:value-type="float" office:value="1.46643">
            <text:p>1.46643</text:p>
          </table:table-cell>
          <table:table-cell office:value-type="float" office:value="59.117645">
            <text:p>59.117645</text:p>
          </table:table-cell>
          <table:table-cell/>
        </table:table-row>
        <table:table-row table:style-name="ro1">
          <table:table-cell office:value-type="float" office:value="5.316001">
            <text:p>5.316001</text:p>
          </table:table-cell>
          <table:table-cell office:value-type="float" office:value="59.485306">
            <text:p>59.485306</text:p>
          </table:table-cell>
          <table:table-cell/>
        </table:table-row>
        <table:table-row table:style-name="ro1">
          <table:table-cell office:value-type="float" office:value="1.1164869">
            <text:p>1.1164869</text:p>
          </table:table-cell>
          <table:table-cell office:value-type="float" office:value="53.321976">
            <text:p>53.321976</text:p>
          </table:table-cell>
          <table:table-cell/>
        </table:table-row>
        <table:table-row table:style-name="ro1">
          <table:table-cell office:value-type="float" office:value="4.6983514">
            <text:p>4.6983514</text:p>
          </table:table-cell>
          <table:table-cell office:value-type="float" office:value="61.06106">
            <text:p>61.06106</text:p>
          </table:table-cell>
          <table:table-cell/>
        </table:table-row>
        <table:table-row table:style-name="ro1">
          <table:table-cell office:value-type="float" office:value="15.370223">
            <text:p>15.370223</text:p>
          </table:table-cell>
          <table:table-cell office:value-type="float" office:value="51.631382">
            <text:p>51.631382</text:p>
          </table:table-cell>
          <table:table-cell/>
        </table:table-row>
        <table:table-row table:style-name="ro1">
          <table:table-cell office:value-type="float" office:value="8.172161">
            <text:p>8.172161</text:p>
          </table:table-cell>
          <table:table-cell office:value-type="float" office:value="53.439526">
            <text:p>53.439526</text:p>
          </table:table-cell>
          <table:table-cell/>
        </table:table-row>
        <table:table-row table:style-name="ro1">
          <table:table-cell office:value-type="float" office:value="2.4051518">
            <text:p>2.4051518</text:p>
          </table:table-cell>
          <table:table-cell office:value-type="float" office:value="64.528625">
            <text:p>64.528625</text:p>
          </table:table-cell>
          <table:table-cell/>
        </table:table-row>
        <table:table-row table:style-name="ro1">
          <table:table-cell office:value-type="float" office:value="1.5372733">
            <text:p>1.5372733</text:p>
          </table:table-cell>
          <table:table-cell office:value-type="float" office:value="26.018808">
            <text:p>26.018808</text:p>
          </table:table-cell>
          <table:table-cell/>
        </table:table-row>
        <table:table-row table:style-name="ro1">
          <table:table-cell office:value-type="float" office:value="1.7279179">
            <text:p>1.7279179</text:p>
          </table:table-cell>
          <table:table-cell office:value-type="float" office:value="75.41789">
            <text:p>75.41789</text:p>
          </table:table-cell>
          <table:table-cell/>
        </table:table-row>
        <table:table-row table:style-name="ro1">
          <table:table-cell office:value-type="float" office:value="0.7376504">
            <text:p>0.7376504</text:p>
          </table:table-cell>
          <table:table-cell office:value-type="float" office:value="80.104034">
            <text:p>80.104034</text:p>
          </table:table-cell>
          <table:table-cell/>
        </table:table-row>
        <table:table-row table:style-name="ro1">
          <table:table-cell office:value-type="float" office:value="3.0706873">
            <text:p>3.0706873</text:p>
          </table:table-cell>
          <table:table-cell office:value-type="float" office:value="60.064674">
            <text:p>60.064674</text:p>
          </table:table-cell>
          <table:table-cell/>
        </table:table-row>
        <table:table-row table:style-name="ro1">
          <table:table-cell office:value-type="float" office:value="1.4726127">
            <text:p>1.4726127</text:p>
          </table:table-cell>
          <table:table-cell office:value-type="float" office:value="59.94382">
            <text:p>59.94382</text:p>
          </table:table-cell>
          <table:table-cell/>
        </table:table-row>
        <table:table-row table:style-name="ro1">
          <table:table-cell office:value-type="float" office:value="12.839518">
            <text:p>12.839518</text:p>
          </table:table-cell>
          <table:table-cell office:value-type="float" office:value="42.070183">
            <text:p>42.070183</text:p>
          </table:table-cell>
          <table:table-cell/>
        </table:table-row>
        <table:table-row table:style-name="ro1">
          <table:table-cell office:value-type="float" office:value="14.669189">
            <text:p>14.669189</text:p>
          </table:table-cell>
          <table:table-cell office:value-type="float" office:value="59.34066">
            <text:p>59.34066</text:p>
          </table:table-cell>
          <table:table-cell/>
        </table:table-row>
        <table:table-row table:style-name="ro1">
          <table:table-cell office:value-type="float" office:value="0.6216718">
            <text:p>0.6216718</text:p>
          </table:table-cell>
          <table:table-cell office:value-type="float" office:value="44.320137">
            <text:p>44.320137</text:p>
          </table:table-cell>
          <table:table-cell/>
        </table:table-row>
        <table:table-row table:style-name="ro1">
          <table:table-cell office:value-type="float" office:value="2.0441868">
            <text:p>2.0441868</text:p>
          </table:table-cell>
          <table:table-cell office:value-type="float" office:value="69.63839">
            <text:p>69.63839</text:p>
          </table:table-cell>
          <table:table-cell/>
        </table:table-row>
        <table:table-row table:style-name="ro1">
          <table:table-cell office:value-type="float" office:value="17.257088">
            <text:p>17.257088</text:p>
          </table:table-cell>
          <table:table-cell office:value-type="float" office:value="60.97999">
            <text:p>60.97999</text:p>
          </table:table-cell>
          <table:table-cell/>
        </table:table-row>
        <table:table-row table:style-name="ro1">
          <table:table-cell office:value-type="float" office:value="2.0250015">
            <text:p>2.0250015</text:p>
          </table:table-cell>
          <table:table-cell office:value-type="float" office:value="46.85836">
            <text:p>46.85836</text:p>
          </table:table-cell>
          <table:table-cell/>
        </table:table-row>
        <table:table-row table:style-name="ro1">
          <table:table-cell office:value-type="float" office:value="2.640284">
            <text:p>2.640284</text:p>
          </table:table-cell>
          <table:table-cell office:value-type="float" office:value="55.5293">
            <text:p>55.5293</text:p>
          </table:table-cell>
          <table:table-cell/>
        </table:table-row>
        <table:table-row table:style-name="ro1">
          <table:table-cell office:value-type="float" office:value="0.84213203">
            <text:p>0.84213203</text:p>
          </table:table-cell>
          <table:table-cell office:value-type="float" office:value="35.454544">
            <text:p>35.454544</text:p>
          </table:table-cell>
          <table:table-cell/>
        </table:table-row>
        <table:table-row table:style-name="ro1">
          <table:table-cell office:value-type="float" office:value="2.6591227">
            <text:p>2.6591227</text:p>
          </table:table-cell>
          <table:table-cell office:value-type="float" office:value="80.07203">
            <text:p>80.07203</text:p>
          </table:table-cell>
          <table:table-cell/>
        </table:table-row>
        <table:table-row table:style-name="ro1">
          <table:table-cell office:value-type="float" office:value="1.3679624">
            <text:p>1.3679624</text:p>
          </table:table-cell>
          <table:table-cell office:value-type="float" office:value="67.02015">
            <text:p>67.02015</text:p>
          </table:table-cell>
          <table:table-cell/>
        </table:table-row>
        <table:table-row table:style-name="ro1">
          <table:table-cell office:value-type="float" office:value="1.5704578">
            <text:p>1.5704578</text:p>
          </table:table-cell>
          <table:table-cell office:value-type="float" office:value="66.48983">
            <text:p>66.48983</text:p>
          </table:table-cell>
          <table:table-cell/>
        </table:table-row>
        <table:table-row table:style-name="ro1">
          <table:table-cell office:value-type="float" office:value="0.9092207">
            <text:p>0.9092207</text:p>
          </table:table-cell>
          <table:table-cell office:value-type="float" office:value="69.79927">
            <text:p>69.79927</text:p>
          </table:table-cell>
          <table:table-cell/>
        </table:table-row>
        <table:table-row table:style-name="ro1">
          <table:table-cell office:value-type="float" office:value="4.127589">
            <text:p>4.127589</text:p>
          </table:table-cell>
          <table:table-cell office:value-type="float" office:value="57.669407">
            <text:p>57.669407</text:p>
          </table:table-cell>
          <table:table-cell/>
        </table:table-row>
        <table:table-row table:style-name="ro1">
          <table:table-cell office:value-type="float" office:value="1.564942">
            <text:p>1.564942</text:p>
          </table:table-cell>
          <table:table-cell office:value-type="float" office:value="71.55746">
            <text:p>71.55746</text:p>
          </table:table-cell>
          <table:table-cell/>
        </table:table-row>
        <table:table-row table:style-name="ro1">
          <table:table-cell office:value-type="float" office:value="0.40681264">
            <text:p>0.40681264</text:p>
          </table:table-cell>
          <table:table-cell office:value-type="float" office:value="87.19852">
            <text:p>87.19852</text:p>
          </table:table-cell>
          <table:table-cell/>
        </table:table-row>
        <table:table-row table:style-name="ro1">
          <table:table-cell office:value-type="float" office:value="4.252147">
            <text:p>4.252147</text:p>
          </table:table-cell>
          <table:table-cell office:value-type="float" office:value="66.18943">
            <text:p>66.18943</text:p>
          </table:table-cell>
          <table:table-cell/>
        </table:table-row>
        <table:table-row table:style-name="ro1">
          <table:table-cell office:value-type="float" office:value="0.9207464">
            <text:p>0.9207464</text:p>
          </table:table-cell>
          <table:table-cell office:value-type="float" office:value="68.35443">
            <text:p>68.35443</text:p>
          </table:table-cell>
          <table:table-cell/>
        </table:table-row>
        <table:table-row table:style-name="ro1">
          <table:table-cell office:value-type="float" office:value="2.9550984">
            <text:p>2.9550984</text:p>
          </table:table-cell>
          <table:table-cell office:value-type="float" office:value="68.16087">
            <text:p>68.16087</text:p>
          </table:table-cell>
          <table:table-cell/>
        </table:table-row>
        <table:table-row table:style-name="ro1">
          <table:table-cell office:value-type="float" office:value="0.17978692">
            <text:p>0.17978692</text:p>
          </table:table-cell>
          <table:table-cell office:value-type="float" office:value="88.611115">
            <text:p>88.611115</text:p>
          </table:table-cell>
          <table:table-cell/>
        </table:table-row>
        <table:table-row table:style-name="ro1">
          <table:table-cell office:value-type="float" office:value="8.242798">
            <text:p>8.242798</text:p>
          </table:table-cell>
          <table:table-cell office:value-type="float" office:value="65.196754">
            <text:p>65.196754</text:p>
          </table:table-cell>
          <table:table-cell/>
        </table:table-row>
        <table:table-row table:style-name="ro1">
          <table:table-cell office:value-type="float" office:value="3.4844058">
            <text:p>3.4844058</text:p>
          </table:table-cell>
          <table:table-cell office:value-type="float" office:value="72.643745">
            <text:p>72.643745</text:p>
          </table:table-cell>
          <table:table-cell/>
        </table:table-row>
        <table:table-row table:style-name="ro1">
          <table:table-cell office:value-type="float" office:value="0.631925">
            <text:p>0.631925</text:p>
          </table:table-cell>
          <table:table-cell office:value-type="float" office:value="73.75">
            <text:p>73.75</text:p>
          </table:table-cell>
          <table:table-cell/>
        </table:table-row>
        <table:table-row table:style-name="ro1">
          <table:table-cell office:value-type="float" office:value="0.6289895">
            <text:p>0.6289895</text:p>
          </table:table-cell>
          <table:table-cell office:value-type="float" office:value="60.809566">
            <text:p>60.809566</text:p>
          </table:table-cell>
          <table:table-cell/>
        </table:table-row>
        <table:table-row table:style-name="ro1">
          <table:table-cell office:value-type="float" office:value="1.5125352">
            <text:p>1.5125352</text:p>
          </table:table-cell>
          <table:table-cell office:value-type="float" office:value="54.343433">
            <text:p>54.343433</text:p>
          </table:table-cell>
          <table:table-cell/>
        </table:table-row>
        <table:table-row table:style-name="ro1">
          <table:table-cell office:value-type="float" office:value="0.4031828">
            <text:p>0.4031828</text:p>
          </table:table-cell>
          <table:table-cell office:value-type="float" office:value="81.9398">
            <text:p>81.9398</text:p>
          </table:table-cell>
          <table:table-cell/>
        </table:table-row>
        <table:table-row table:style-name="ro1">
          <table:table-cell office:value-type="float" office:value="2.3009722">
            <text:p>2.3009722</text:p>
          </table:table-cell>
          <table:table-cell office:value-type="float" office:value="57.058594">
            <text:p>57.058594</text:p>
          </table:table-cell>
          <table:table-cell/>
        </table:table-row>
        <table:table-row table:style-name="ro1">
          <table:table-cell office:value-type="float" office:value="7.570288">
            <text:p>7.570288</text:p>
          </table:table-cell>
          <table:table-cell office:value-type="float" office:value="55.656845">
            <text:p>55.656845</text:p>
          </table:table-cell>
          <table:table-cell/>
        </table:table-row>
        <table:table-row table:style-name="ro1">
          <table:table-cell office:value-type="float" office:value="11.67428">
            <text:p>11.67428</text:p>
          </table:table-cell>
          <table:table-cell office:value-type="float" office:value="63.87525">
            <text:p>63.87525</text:p>
          </table:table-cell>
          <table:table-cell/>
        </table:table-row>
        <table:table-row table:style-name="ro1">
          <table:table-cell office:value-type="float" office:value="30.151978">
            <text:p>30.151978</text:p>
          </table:table-cell>
          <table:table-cell office:value-type="float" office:value="63.034317">
            <text:p>63.034317</text:p>
          </table:table-cell>
          <table:table-cell/>
        </table:table-row>
        <table:table-row table:style-name="ro1">
          <table:table-cell office:value-type="float" office:value="0.8511437">
            <text:p>0.8511437</text:p>
          </table:table-cell>
          <table:table-cell office:value-type="float" office:value="60.6632">
            <text:p>60.6632</text:p>
          </table:table-cell>
          <table:table-cell/>
        </table:table-row>
        <table:table-row table:style-name="ro1">
          <table:table-cell office:value-type="float" office:value="2.0767481">
            <text:p>2.0767481</text:p>
          </table:table-cell>
          <table:table-cell office:value-type="float" office:value="45.589745">
            <text:p>45.589745</text:p>
          </table:table-cell>
          <table:table-cell/>
        </table:table-row>
        <table:table-row table:style-name="ro1">
          <table:table-cell office:value-type="float" office:value="3.7619865">
            <text:p>3.7619865</text:p>
          </table:table-cell>
          <table:table-cell office:value-type="float" office:value="64.64844">
            <text:p>64.64844</text:p>
          </table:table-cell>
          <table:table-cell/>
        </table:table-row>
        <table:table-row table:style-name="ro1">
          <table:table-cell office:value-type="float" office:value="0.8228132">
            <text:p>0.8228132</text:p>
          </table:table-cell>
          <table:table-cell office:value-type="float" office:value="77.20033">
            <text:p>77.20033</text:p>
          </table:table-cell>
          <table:table-cell/>
        </table:table-row>
        <table:table-row table:style-name="ro1">
          <table:table-cell office:value-type="float" office:value="2.8206968">
            <text:p>2.8206968</text:p>
          </table:table-cell>
          <table:table-cell office:value-type="float" office:value="72.08238">
            <text:p>72.08238</text:p>
          </table:table-cell>
          <table:table-cell/>
        </table:table-row>
        <table:table-row table:style-name="ro1">
          <table:table-cell office:value-type="float" office:value="0.6030267">
            <text:p>0.6030267</text:p>
          </table:table-cell>
          <table:table-cell office:value-type="float" office:value="50.396824">
            <text:p>50.396824</text:p>
          </table:table-cell>
          <table:table-cell/>
        </table:table-row>
        <table:table-row table:style-name="ro1">
          <table:table-cell office:value-type="float" office:value="1.609209">
            <text:p>1.609209</text:p>
          </table:table-cell>
          <table:table-cell office:value-type="float" office:value="57.04036">
            <text:p>57.04036</text:p>
          </table:table-cell>
          <table:table-cell/>
        </table:table-row>
        <table:table-row table:style-name="ro1">
          <table:table-cell office:value-type="float" office:value="80.6076">
            <text:p>80.6076</text:p>
          </table:table-cell>
          <table:table-cell office:value-type="float" office:value="53.77477">
            <text:p>53.77477</text:p>
          </table:table-cell>
          <table:table-cell/>
        </table:table-row>
        <table:table-row table:style-name="ro1">
          <table:table-cell office:value-type="float" office:value="4.8110847">
            <text:p>4.8110847</text:p>
          </table:table-cell>
          <table:table-cell office:value-type="float" office:value="51.788124">
            <text:p>51.788124</text:p>
          </table:table-cell>
          <table:table-cell/>
        </table:table-row>
        <table:table-row table:style-name="ro1">
          <table:table-cell office:value-type="float" office:value="14.058612">
            <text:p>14.058612</text:p>
          </table:table-cell>
          <table:table-cell office:value-type="float" office:value="65.1173">
            <text:p>65.1173</text:p>
          </table:table-cell>
          <table:table-cell/>
        </table:table-row>
        <table:table-row table:style-name="ro1">
          <table:table-cell office:value-type="float" office:value="0.39852262">
            <text:p>0.39852262</text:p>
          </table:table-cell>
          <table:table-cell office:value-type="float" office:value="79.068245">
            <text:p>79.068245</text:p>
          </table:table-cell>
          <table:table-cell/>
        </table:table-row>
        <table:table-row table:style-name="ro1">
          <table:table-cell office:value-type="float" office:value="1.0061014">
            <text:p>1.0061014</text:p>
          </table:table-cell>
          <table:table-cell office:value-type="float" office:value="75.2193">
            <text:p>75.2193</text:p>
          </table:table-cell>
          <table:table-cell/>
        </table:table-row>
        <table:table-row table:style-name="ro1">
          <table:table-cell office:value-type="float" office:value="3.466075">
            <text:p>3.466075</text:p>
          </table:table-cell>
          <table:table-cell office:value-type="float" office:value="44.994026">
            <text:p>44.994026</text:p>
          </table:table-cell>
          <table:table-cell/>
        </table:table-row>
        <table:table-row table:style-name="ro1">
          <table:table-cell office:value-type="float" office:value="1.597921">
            <text:p>1.597921</text:p>
          </table:table-cell>
          <table:table-cell office:value-type="float" office:value="63.881153">
            <text:p>63.881153</text:p>
          </table:table-cell>
          <table:table-cell/>
        </table:table-row>
        <table:table-row table:style-name="ro1">
          <table:table-cell office:value-type="float" office:value="2.514359">
            <text:p>2.514359</text:p>
          </table:table-cell>
          <table:table-cell office:value-type="float" office:value="6.0450163">
            <text:p>6.0450163</text:p>
          </table:table-cell>
          <table:table-cell/>
        </table:table-row>
        <table:table-row table:style-name="ro1">
          <table:table-cell office:value-type="float" office:value="1.6392721">
            <text:p>1.6392721</text:p>
          </table:table-cell>
          <table:table-cell office:value-type="float" office:value="56.22896">
            <text:p>56.22896</text:p>
          </table:table-cell>
          <table:table-cell/>
        </table:table-row>
        <table:table-row table:style-name="ro1">
          <table:table-cell office:value-type="float" office:value="0.75947845">
            <text:p>0.75947845</text:p>
          </table:table-cell>
          <table:table-cell office:value-type="float" office:value="70.96128">
            <text:p>70.96128</text:p>
          </table:table-cell>
          <table:table-cell/>
        </table:table-row>
        <table:table-row table:style-name="ro1">
          <table:table-cell office:value-type="float" office:value="0.49507678">
            <text:p>0.49507678</text:p>
          </table:table-cell>
          <table:table-cell office:value-type="float" office:value="76.66248">
            <text:p>76.66248</text:p>
          </table:table-cell>
          <table:table-cell/>
        </table:table-row>
        <table:table-row table:style-name="ro1">
          <table:table-cell/>
          <table:table-cell office:value-type="float" office:value="20.129345">
            <text:p>20.129345</text:p>
          </table:table-cell>
          <table:table-cell/>
        </table:table-row>
        <table:table-row table:style-name="ro1">
          <table:table-cell office:value-type="float" office:value="1.3478953">
            <text:p>1.3478953</text:p>
          </table:table-cell>
          <table:table-cell office:value-type="float" office:value="72.10447">
            <text:p>72.10447</text:p>
          </table:table-cell>
          <table:table-cell/>
        </table:table-row>
        <table:table-row table:style-name="ro1">
          <table:table-cell office:value-type="float" office:value="5.2252073">
            <text:p>5.2252073</text:p>
          </table:table-cell>
          <table:table-cell office:value-type="float" office:value="65.80223">
            <text:p>65.80223</text:p>
          </table:table-cell>
          <table:table-cell/>
        </table:table-row>
        <table:table-row table:style-name="ro1">
          <table:table-cell office:value-type="float" office:value="11.987356">
            <text:p>11.987356</text:p>
          </table:table-cell>
          <table:table-cell office:value-type="float" office:value="62.807487">
            <text:p>62.807487</text:p>
          </table:table-cell>
          <table:table-cell/>
        </table:table-row>
        <table:table-row table:style-name="ro1">
          <table:table-cell office:value-type="float" office:value="2.830378">
            <text:p>2.830378</text:p>
          </table:table-cell>
          <table:table-cell office:value-type="float" office:value="72.06495">
            <text:p>72.06495</text:p>
          </table:table-cell>
          <table:table-cell/>
        </table:table-row>
        <table:table-row table:style-name="ro1">
          <table:table-cell office:value-type="float" office:value="16.281485">
            <text:p>16.281485</text:p>
          </table:table-cell>
          <table:table-cell office:value-type="float" office:value="56.488472">
            <text:p>56.488472</text:p>
          </table:table-cell>
          <table:table-cell/>
        </table:table-row>
        <table:table-row table:style-name="ro1">
          <table:table-cell office:value-type="float" office:value="0.5531976">
            <text:p>0.5531976</text:p>
          </table:table-cell>
          <table:table-cell office:value-type="float" office:value="41.699867">
            <text:p>41.699867</text:p>
          </table:table-cell>
          <table:table-cell/>
        </table:table-row>
        <table:table-row table:style-name="ro1">
          <table:table-cell office:value-type="float" office:value="84.06619">
            <text:p>84.06619</text:p>
          </table:table-cell>
          <table:table-cell office:value-type="float" office:value="65.19464">
            <text:p>65.19464</text:p>
          </table:table-cell>
          <table:table-cell/>
        </table:table-row>
        <table:table-row table:style-name="ro1">
          <table:table-cell office:value-type="float" office:value="36.706528">
            <text:p>36.706528</text:p>
          </table:table-cell>
          <table:table-cell office:value-type="float" office:value="70.44193">
            <text:p>70.44193</text:p>
          </table:table-cell>
          <table:table-cell/>
        </table:table-row>
        <table:table-row table:style-name="ro1">
          <table:table-cell office:value-type="float" office:value="14.595724">
            <text:p>14.595724</text:p>
          </table:table-cell>
          <table:table-cell office:value-type="float" office:value="63.063065">
            <text:p>63.063065</text:p>
          </table:table-cell>
          <table:table-cell/>
        </table:table-row>
        <table:table-row table:style-name="ro1">
          <table:table-cell office:value-type="float" office:value="12.19969">
            <text:p>12.19969</text:p>
          </table:table-cell>
          <table:table-cell office:value-type="float" office:value="70.45931">
            <text:p>70.45931</text:p>
          </table:table-cell>
          <table:table-cell/>
        </table:table-row>
        <table:table-row table:style-name="ro1">
          <table:table-cell office:value-type="float" office:value="83.86656">
            <text:p>83.86656</text:p>
          </table:table-cell>
          <table:table-cell office:value-type="float" office:value="73.26341">
            <text:p>73.26341</text:p>
          </table:table-cell>
          <table:table-cell/>
        </table:table-row>
        <table:table-row table:style-name="ro1">
          <table:table-cell office:value-type="float" office:value="115.28522">
            <text:p>115.28522</text:p>
          </table:table-cell>
          <table:table-cell office:value-type="float" office:value="77.335556">
            <text:p>77.335556</text:p>
          </table:table-cell>
          <table:table-cell/>
        </table:table-row>
        <table:table-row table:style-name="ro1">
          <table:table-cell office:value-type="float" office:value="31.535553">
            <text:p>31.535553</text:p>
          </table:table-cell>
          <table:table-cell office:value-type="float" office:value="72.109985">
            <text:p>72.109985</text:p>
          </table:table-cell>
          <table:table-cell/>
        </table:table-row>
        <table:table-row table:style-name="ro1">
          <table:table-cell office:value-type="float" office:value="20.032316">
            <text:p>20.032316</text:p>
          </table:table-cell>
          <table:table-cell office:value-type="float" office:value="67.95399">
            <text:p>67.95399</text:p>
          </table:table-cell>
          <table:table-cell/>
        </table:table-row>
        <table:table-row table:style-name="ro1">
          <table:table-cell office:value-type="float" office:value="18.346287">
            <text:p>18.346287</text:p>
          </table:table-cell>
          <table:table-cell office:value-type="float" office:value="67.50514">
            <text:p>67.50514</text:p>
          </table:table-cell>
          <table:table-cell/>
        </table:table-row>
        <table:table-row table:style-name="ro1">
          <table:table-cell office:value-type="float" office:value="63.620316">
            <text:p>63.620316</text:p>
          </table:table-cell>
          <table:table-cell office:value-type="float" office:value="76.402725">
            <text:p>76.402725</text:p>
          </table:table-cell>
          <table:table-cell/>
        </table:table-row>
        <table:table-row table:style-name="ro1">
          <table:table-cell office:value-type="float" office:value="49.18338">
            <text:p>49.18338</text:p>
          </table:table-cell>
          <table:table-cell office:value-type="float" office:value="68.797745">
            <text:p>68.797745</text:p>
          </table:table-cell>
          <table:table-cell/>
        </table:table-row>
        <table:table-row table:style-name="ro1">
          <table:table-cell office:value-type="float" office:value="22.921644">
            <text:p>22.921644</text:p>
          </table:table-cell>
          <table:table-cell office:value-type="float" office:value="74.22942">
            <text:p>74.22942</text:p>
          </table:table-cell>
          <table:table-cell/>
        </table:table-row>
        <table:table-row table:style-name="ro1">
          <table:table-cell office:value-type="float" office:value="28.170607">
            <text:p>28.170607</text:p>
          </table:table-cell>
          <table:table-cell office:value-type="float" office:value="75.791046">
            <text:p>75.791046</text:p>
          </table:table-cell>
          <table:table-cell/>
        </table:table-row>
        <table:table-row table:style-name="ro1">
          <table:table-cell office:value-type="float" office:value="11.732139">
            <text:p>11.732139</text:p>
          </table:table-cell>
          <table:table-cell office:value-type="float" office:value="62.75144">
            <text:p>62.75144</text:p>
          </table:table-cell>
          <table:table-cell/>
        </table:table-row>
        <table:table-row table:style-name="ro1">
          <table:table-cell office:value-type="float" office:value="31.045053">
            <text:p>31.045053</text:p>
          </table:table-cell>
          <table:table-cell office:value-type="float" office:value="75.104324">
            <text:p>75.104324</text:p>
          </table:table-cell>
          <table:table-cell/>
        </table:table-row>
        <table:table-row table:style-name="ro1">
          <table:table-cell office:value-type="float" office:value="46.963898">
            <text:p>46.963898</text:p>
          </table:table-cell>
          <table:table-cell office:value-type="float" office:value="68.93209">
            <text:p>68.93209</text:p>
          </table:table-cell>
          <table:table-cell/>
        </table:table-row>
        <table:table-row table:style-name="ro1">
          <table:table-cell office:value-type="float" office:value="21.254559">
            <text:p>21.254559</text:p>
          </table:table-cell>
          <table:table-cell office:value-type="float" office:value="69.38177">
            <text:p>69.38177</text:p>
          </table:table-cell>
          <table:table-cell/>
        </table:table-row>
        <table:table-row table:style-name="ro1">
          <table:table-cell office:value-type="float" office:value="31.687994">
            <text:p>31.687994</text:p>
          </table:table-cell>
          <table:table-cell office:value-type="float" office:value="74.87054">
            <text:p>74.87054</text:p>
          </table:table-cell>
          <table:table-cell/>
        </table:table-row>
        <table:table-row table:style-name="ro1">
          <table:table-cell office:value-type="float" office:value="461.01257">
            <text:p>461.01257</text:p>
          </table:table-cell>
          <table:table-cell office:value-type="float" office:value="40.479424">
            <text:p>40.479424</text:p>
          </table:table-cell>
          <table:table-cell/>
        </table:table-row>
        <table:table-row table:style-name="ro1">
          <table:table-cell office:value-type="float" office:value="13.147618">
            <text:p>13.147618</text:p>
          </table:table-cell>
          <table:table-cell office:value-type="float" office:value="68.81437">
            <text:p>68.81437</text:p>
          </table:table-cell>
          <table:table-cell/>
        </table:table-row>
        <table:table-row table:style-name="ro1">
          <table:table-cell office:value-type="float" office:value="21.991394">
            <text:p>21.991394</text:p>
          </table:table-cell>
          <table:table-cell office:value-type="float" office:value="65.59822">
            <text:p>65.59822</text:p>
          </table:table-cell>
          <table:table-cell/>
        </table:table-row>
        <table:table-row table:style-name="ro1">
          <table:table-cell office:value-type="float" office:value="39.105625">
            <text:p>39.105625</text:p>
          </table:table-cell>
          <table:table-cell office:value-type="float" office:value="64.44191">
            <text:p>64.44191</text:p>
          </table:table-cell>
          <table:table-cell/>
        </table:table-row>
        <table:table-row table:style-name="ro1">
          <table:table-cell office:value-type="float" office:value="28.139948">
            <text:p>28.139948</text:p>
          </table:table-cell>
          <table:table-cell office:value-type="float" office:value="72.53253">
            <text:p>72.53253</text:p>
          </table:table-cell>
          <table:table-cell/>
        </table:table-row>
        <table:table-row table:style-name="ro1">
          <table:table-cell office:value-type="float" office:value="21.030537">
            <text:p>21.030537</text:p>
          </table:table-cell>
          <table:table-cell office:value-type="float" office:value="65.48929">
            <text:p>65.48929</text:p>
          </table:table-cell>
          <table:table-cell/>
        </table:table-row>
        <table:table-row table:style-name="ro1">
          <table:table-cell office:value-type="float" office:value="13.895036">
            <text:p>13.895036</text:p>
          </table:table-cell>
          <table:table-cell office:value-type="float" office:value="77.07016">
            <text:p>77.07016</text:p>
          </table:table-cell>
          <table:table-cell/>
        </table:table-row>
        <table:table-row table:style-name="ro1">
          <table:table-cell office:value-type="float" office:value="27.476263">
            <text:p>27.476263</text:p>
          </table:table-cell>
          <table:table-cell office:value-type="float" office:value="64.697716">
            <text:p>64.697716</text:p>
          </table:table-cell>
          <table:table-cell/>
        </table:table-row>
        <table:table-row table:style-name="ro1">
          <table:table-cell office:value-type="float" office:value="31.770964">
            <text:p>31.770964</text:p>
          </table:table-cell>
          <table:table-cell office:value-type="float" office:value="66.24672">
            <text:p>66.24672</text:p>
          </table:table-cell>
          <table:table-cell/>
        </table:table-row>
        <table:table-row table:style-name="ro1">
          <table:table-cell office:value-type="float" office:value="18.577768">
            <text:p>18.577768</text:p>
          </table:table-cell>
          <table:table-cell office:value-type="float" office:value="64.78029">
            <text:p>64.78029</text:p>
          </table:table-cell>
          <table:table-cell/>
        </table:table-row>
        <table:table-row table:style-name="ro1">
          <table:table-cell office:value-type="float" office:value="29.05099">
            <text:p>29.05099</text:p>
          </table:table-cell>
          <table:table-cell office:value-type="float" office:value="76.62884">
            <text:p>76.62884</text:p>
          </table:table-cell>
          <table:table-cell/>
        </table:table-row>
        <table:table-row table:style-name="ro1">
          <table:table-cell office:value-type="float" office:value="42.45582">
            <text:p>42.45582</text:p>
          </table:table-cell>
          <table:table-cell office:value-type="float" office:value="73.49254">
            <text:p>73.49254</text:p>
          </table:table-cell>
          <table:table-cell/>
        </table:table-row>
        <table:table-row table:style-name="ro1">
          <table:table-cell office:value-type="float" office:value="14.662257">
            <text:p>14.662257</text:p>
          </table:table-cell>
          <table:table-cell office:value-type="float" office:value="60.449383">
            <text:p>60.449383</text:p>
          </table:table-cell>
          <table:table-cell/>
        </table:table-row>
        <table:table-row table:style-name="ro1">
          <table:table-cell office:value-type="float" office:value="137.39314">
            <text:p>137.39314</text:p>
          </table:table-cell>
          <table:table-cell office:value-type="float" office:value="73.51601">
            <text:p>73.51601</text:p>
          </table:table-cell>
          <table:table-cell/>
        </table:table-row>
        <table:table-row table:style-name="ro1">
          <table:table-cell office:value-type="float" office:value="226.10237">
            <text:p>226.10237</text:p>
          </table:table-cell>
          <table:table-cell office:value-type="float" office:value="57.601807">
            <text:p>57.601807</text:p>
          </table:table-cell>
          <table:table-cell/>
        </table:table-row>
        <table:table-row table:style-name="ro1">
          <table:table-cell office:value-type="float" office:value="11.7830105">
            <text:p>11.7830105</text:p>
          </table:table-cell>
          <table:table-cell office:value-type="float" office:value="76.27373">
            <text:p>76.27373</text:p>
          </table:table-cell>
          <table:table-cell/>
        </table:table-row>
        <table:table-row table:style-name="ro1">
          <table:table-cell office:value-type="float" office:value="15.660189">
            <text:p>15.660189</text:p>
          </table:table-cell>
          <table:table-cell office:value-type="float" office:value="47.026974">
            <text:p>47.026974</text:p>
          </table:table-cell>
          <table:table-cell/>
        </table:table-row>
        <table:table-row table:style-name="ro1">
          <table:table-cell office:value-type="float" office:value="16.86152">
            <text:p>16.86152</text:p>
          </table:table-cell>
          <table:table-cell office:value-type="float" office:value="76.17116">
            <text:p>76.17116</text:p>
          </table:table-cell>
          <table:table-cell/>
        </table:table-row>
        <table:table-row table:style-name="ro1">
          <table:table-cell office:value-type="float" office:value="43.91294">
            <text:p>43.91294</text:p>
          </table:table-cell>
          <table:table-cell office:value-type="float" office:value="73.86702">
            <text:p>73.86702</text:p>
          </table:table-cell>
          <table:table-cell/>
        </table:table-row>
        <table:table-row table:style-name="ro1">
          <table:table-cell office:value-type="float" office:value="13.570695">
            <text:p>13.570695</text:p>
          </table:table-cell>
          <table:table-cell office:value-type="float" office:value="39.325096">
            <text:p>39.325096</text:p>
          </table:table-cell>
          <table:table-cell/>
        </table:table-row>
        <table:table-row table:style-name="ro1">
          <table:table-cell office:value-type="float" office:value="20.365788">
            <text:p>20.365788</text:p>
          </table:table-cell>
          <table:table-cell office:value-type="float" office:value="74.672844">
            <text:p>74.672844</text:p>
          </table:table-cell>
          <table:table-cell/>
        </table:table-row>
        <table:table-row table:style-name="ro1">
          <table:table-cell office:value-type="float" office:value="21.056566">
            <text:p>21.056566</text:p>
          </table:table-cell>
          <table:table-cell office:value-type="float" office:value="65.37049">
            <text:p>65.37049</text:p>
          </table:table-cell>
          <table:table-cell/>
        </table:table-row>
        <table:table-row table:style-name="ro1">
          <table:table-cell office:value-type="float" office:value="15.535416">
            <text:p>15.535416</text:p>
          </table:table-cell>
          <table:table-cell office:value-type="float" office:value="63.847496">
            <text:p>63.847496</text:p>
          </table:table-cell>
          <table:table-cell/>
        </table:table-row>
        <table:table-row table:style-name="ro1">
          <table:table-cell office:value-type="float" office:value="15.750475">
            <text:p>15.750475</text:p>
          </table:table-cell>
          <table:table-cell office:value-type="float" office:value="53.004364">
            <text:p>53.004364</text:p>
          </table:table-cell>
          <table:table-cell/>
        </table:table-row>
        <table:table-row table:style-name="ro1">
          <table:table-cell office:value-type="float" office:value="12.889722">
            <text:p>12.889722</text:p>
          </table:table-cell>
          <table:table-cell office:value-type="float" office:value="56.869152">
            <text:p>56.869152</text:p>
          </table:table-cell>
          <table:table-cell/>
        </table:table-row>
        <table:table-row table:style-name="ro1">
          <table:table-cell office:value-type="float" office:value="14.056532">
            <text:p>14.056532</text:p>
          </table:table-cell>
          <table:table-cell office:value-type="float" office:value="57.823128">
            <text:p>57.823128</text:p>
          </table:table-cell>
          <table:table-cell/>
        </table:table-row>
        <table:table-row table:style-name="ro1">
          <table:table-cell office:value-type="float" office:value="63.248203">
            <text:p>63.248203</text:p>
          </table:table-cell>
          <table:table-cell office:value-type="float" office:value="75.5024">
            <text:p>75.5024</text:p>
          </table:table-cell>
          <table:table-cell/>
        </table:table-row>
        <table:table-row table:style-name="ro1">
          <table:table-cell office:value-type="float" office:value="23.28209">
            <text:p>23.28209</text:p>
          </table:table-cell>
          <table:table-cell office:value-type="float" office:value="75.66459">
            <text:p>75.66459</text:p>
          </table:table-cell>
          <table:table-cell/>
        </table:table-row>
        <table:table-row table:style-name="ro1">
          <table:table-cell office:value-type="float" office:value="317.9177">
            <text:p>317.9177</text:p>
          </table:table-cell>
          <table:table-cell office:value-type="float" office:value="64.882774">
            <text:p>64.882774</text:p>
          </table:table-cell>
          <table:table-cell/>
        </table:table-row>
        <table:table-row table:style-name="ro1">
          <table:table-cell office:value-type="float" office:value="15.577431">
            <text:p>15.577431</text:p>
          </table:table-cell>
          <table:table-cell office:value-type="float" office:value="56.81485">
            <text:p>56.81485</text:p>
          </table:table-cell>
          <table:table-cell/>
        </table:table-row>
        <table:table-row table:style-name="ro1">
          <table:table-cell office:value-type="float" office:value="21.16175">
            <text:p>21.16175</text:p>
          </table:table-cell>
          <table:table-cell office:value-type="float" office:value="53.512638">
            <text:p>53.512638</text:p>
          </table:table-cell>
          <table:table-cell/>
        </table:table-row>
        <table:table-row table:style-name="ro1">
          <table:table-cell office:value-type="float" office:value="26.250572">
            <text:p>26.250572</text:p>
          </table:table-cell>
          <table:table-cell office:value-type="float" office:value="71.76651">
            <text:p>71.76651</text:p>
          </table:table-cell>
          <table:table-cell/>
        </table:table-row>
        <table:table-row table:style-name="ro1">
          <table:table-cell office:value-type="float" office:value="16.653051">
            <text:p>16.653051</text:p>
          </table:table-cell>
          <table:table-cell office:value-type="float" office:value="68.31835">
            <text:p>68.31835</text:p>
          </table:table-cell>
          <table:table-cell/>
        </table:table-row>
        <table:table-row table:style-name="ro1">
          <table:table-cell office:value-type="float" office:value="22.606924">
            <text:p>22.606924</text:p>
          </table:table-cell>
          <table:table-cell office:value-type="float" office:value="74.88909">
            <text:p>74.88909</text:p>
          </table:table-cell>
          <table:table-cell/>
        </table:table-row>
        <table:table-row table:style-name="ro1">
          <table:table-cell/>
          <table:table-cell office:value-type="float" office:value="76.75797">
            <text:p>76.75797</text:p>
          </table:table-cell>
          <table:table-cell/>
        </table:table-row>
        <table:table-row table:style-name="ro1">
          <table:table-cell office:value-type="float" office:value="28.03957">
            <text:p>28.03957</text:p>
          </table:table-cell>
          <table:table-cell office:value-type="float" office:value="77.21333">
            <text:p>77.21333</text:p>
          </table:table-cell>
          <table:table-cell/>
        </table:table-row>
        <table:table-row table:style-name="ro1">
          <table:table-cell office:value-type="float" office:value="67.909775">
            <text:p>67.909775</text:p>
          </table:table-cell>
          <table:table-cell office:value-type="float" office:value="54.497013">
            <text:p>54.497013</text:p>
          </table:table-cell>
          <table:table-cell/>
        </table:table-row>
        <table:table-row table:style-name="ro1">
          <table:table-cell office:value-type="float" office:value="21.33365">
            <text:p>21.33365</text:p>
          </table:table-cell>
          <table:table-cell office:value-type="float" office:value="61.330723">
            <text:p>61.330723</text:p>
          </table:table-cell>
          <table:table-cell/>
        </table:table-row>
        <table:table-row table:style-name="ro1">
          <table:table-cell office:value-type="float" office:value="31.487862">
            <text:p>31.487862</text:p>
          </table:table-cell>
          <table:table-cell office:value-type="float" office:value="64.70365">
            <text:p>64.70365</text:p>
          </table:table-cell>
          <table:table-cell/>
        </table:table-row>
        <table:table-row table:style-name="ro1">
          <table:table-cell office:value-type="float" office:value="50.873974">
            <text:p>50.873974</text:p>
          </table:table-cell>
          <table:table-cell office:value-type="float" office:value="63.65286">
            <text:p>63.65286</text:p>
          </table:table-cell>
          <table:table-cell/>
        </table:table-row>
        <table:table-row table:style-name="ro1">
          <table:table-cell office:value-type="float" office:value="46.6844">
            <text:p>46.6844</text:p>
          </table:table-cell>
          <table:table-cell office:value-type="float" office:value="73.788506">
            <text:p>73.788506</text:p>
          </table:table-cell>
          <table:table-cell/>
        </table:table-row>
        <table:table-row table:style-name="ro1">
          <table:table-cell office:value-type="float" office:value="17.9596">
            <text:p>17.9596</text:p>
          </table:table-cell>
          <table:table-cell office:value-type="float" office:value="72.61991">
            <text:p>72.61991</text:p>
          </table:table-cell>
          <table:table-cell/>
        </table:table-row>
        <table:table-row table:style-name="ro1">
          <table:table-cell office:value-type="float" office:value="20.947376">
            <text:p>20.947376</text:p>
          </table:table-cell>
          <table:table-cell office:value-type="float" office:value="70.11051">
            <text:p>70.11051</text:p>
          </table:table-cell>
          <table:table-cell/>
        </table:table-row>
        <table:table-row table:style-name="ro1">
          <table:table-cell office:value-type="float" office:value="26.361376">
            <text:p>26.361376</text:p>
          </table:table-cell>
          <table:table-cell office:value-type="float" office:value="72.84426">
            <text:p>72.84426</text:p>
          </table:table-cell>
          <table:table-cell/>
        </table:table-row>
        <table:table-row table:style-name="ro1">
          <table:table-cell office:value-type="float" office:value="123.00193">
            <text:p>123.00193</text:p>
          </table:table-cell>
          <table:table-cell office:value-type="float" office:value="55.329494">
            <text:p>55.329494</text:p>
          </table:table-cell>
          <table:table-cell/>
        </table:table-row>
        <table:table-row table:style-name="ro1">
          <table:table-cell office:value-type="float" office:value="18.889305">
            <text:p>18.889305</text:p>
          </table:table-cell>
          <table:table-cell office:value-type="float" office:value="74.437996">
            <text:p>74.437996</text:p>
          </table:table-cell>
          <table:table-cell/>
        </table:table-row>
        <table:table-row table:style-name="ro1">
          <table:table-cell office:value-type="float" office:value="16.254013">
            <text:p>16.254013</text:p>
          </table:table-cell>
          <table:table-cell office:value-type="float" office:value="73.05164">
            <text:p>73.05164</text:p>
          </table:table-cell>
          <table:table-cell/>
        </table:table-row>
        <table:table-row table:style-name="ro1">
          <table:table-cell office:value-type="float" office:value="22.139307">
            <text:p>22.139307</text:p>
          </table:table-cell>
          <table:table-cell office:value-type="float" office:value="72.63886">
            <text:p>72.63886</text:p>
          </table:table-cell>
          <table:table-cell/>
        </table:table-row>
        <table:table-row table:style-name="ro1">
          <table:table-cell office:value-type="float" office:value="19.619314">
            <text:p>19.619314</text:p>
          </table:table-cell>
          <table:table-cell office:value-type="float" office:value="63.005016">
            <text:p>63.005016</text:p>
          </table:table-cell>
          <table:table-cell/>
        </table:table-row>
        <table:table-row table:style-name="ro1">
          <table:table-cell office:value-type="float" office:value="7.2428384">
            <text:p>7.2428384</text:p>
          </table:table-cell>
          <table:table-cell office:value-type="float" office:value="61.40078">
            <text:p>61.40078</text:p>
          </table:table-cell>
          <table:table-cell/>
        </table:table-row>
        <table:table-row table:style-name="ro1">
          <table:table-cell office:value-type="float" office:value="11.1947565">
            <text:p>11.1947565</text:p>
          </table:table-cell>
          <table:table-cell office:value-type="float" office:value="70.595535">
            <text:p>70.595535</text:p>
          </table:table-cell>
          <table:table-cell/>
        </table:table-row>
        <table:table-row table:style-name="ro1">
          <table:table-cell office:value-type="float" office:value="14.703329">
            <text:p>14.703329</text:p>
          </table:table-cell>
          <table:table-cell office:value-type="float" office:value="68.879944">
            <text:p>68.879944</text:p>
          </table:table-cell>
          <table:table-cell/>
        </table:table-row>
        <table:table-row table:style-name="ro1">
          <table:table-cell office:value-type="float" office:value="69.524254">
            <text:p>69.524254</text:p>
          </table:table-cell>
          <table:table-cell office:value-type="float" office:value="68.87158">
            <text:p>68.87158</text:p>
          </table:table-cell>
          <table:table-cell/>
        </table:table-row>
        <table:table-row table:style-name="ro1">
          <table:table-cell office:value-type="float" office:value="36.59467">
            <text:p>36.59467</text:p>
          </table:table-cell>
          <table:table-cell office:value-type="float" office:value="74.80322">
            <text:p>74.80322</text:p>
          </table:table-cell>
          <table:table-cell/>
        </table:table-row>
        <table:table-row table:style-name="ro1">
          <table:table-cell office:value-type="float" office:value="52.881336">
            <text:p>52.881336</text:p>
          </table:table-cell>
          <table:table-cell office:value-type="float" office:value="70.9931">
            <text:p>70.9931</text:p>
          </table:table-cell>
          <table:table-cell/>
        </table:table-row>
        <table:table-row table:style-name="ro1">
          <table:table-cell office:value-type="float" office:value="53.819565">
            <text:p>53.819565</text:p>
          </table:table-cell>
          <table:table-cell office:value-type="float" office:value="68.033165">
            <text:p>68.033165</text:p>
          </table:table-cell>
          <table:table-cell/>
        </table:table-row>
        <table:table-row table:style-name="ro1">
          <table:table-cell office:value-type="float" office:value="163.20798">
            <text:p>163.20798</text:p>
          </table:table-cell>
          <table:table-cell office:value-type="float" office:value="62.56261">
            <text:p>62.56261</text:p>
          </table:table-cell>
          <table:table-cell/>
        </table:table-row>
        <table:table-row table:style-name="ro1">
          <table:table-cell office:value-type="float" office:value="16.10111">
            <text:p>16.10111</text:p>
          </table:table-cell>
          <table:table-cell office:value-type="float" office:value="77.89618">
            <text:p>77.89618</text:p>
          </table:table-cell>
          <table:table-cell/>
        </table:table-row>
        <table:table-row table:style-name="ro1">
          <table:table-cell office:value-type="float" office:value="20.505508">
            <text:p>20.505508</text:p>
          </table:table-cell>
          <table:table-cell office:value-type="float" office:value="70.41161">
            <text:p>70.41161</text:p>
          </table:table-cell>
          <table:table-cell/>
        </table:table-row>
        <table:table-row table:style-name="ro1">
          <table:table-cell office:value-type="float" office:value="80.94677">
            <text:p>80.94677</text:p>
          </table:table-cell>
          <table:table-cell office:value-type="float" office:value="77.79541">
            <text:p>77.79541</text:p>
          </table:table-cell>
          <table:table-cell/>
        </table:table-row>
        <table:table-row table:style-name="ro1">
          <table:table-cell office:value-type="float" office:value="457.4769">
            <text:p>457.4769</text:p>
          </table:table-cell>
          <table:table-cell office:value-type="float" office:value="36.856777">
            <text:p>36.856777</text:p>
          </table:table-cell>
          <table:table-cell/>
        </table:table-row>
        <table:table-row table:style-name="ro1">
          <table:table-cell office:value-type="float" office:value="22.750326">
            <text:p>22.750326</text:p>
          </table:table-cell>
          <table:table-cell office:value-type="float" office:value="64.54951">
            <text:p>64.54951</text:p>
          </table:table-cell>
          <table:table-cell/>
        </table:table-row>
        <table:table-row table:style-name="ro1">
          <table:table-cell office:value-type="float" office:value="10.44982">
            <text:p>10.44982</text:p>
          </table:table-cell>
          <table:table-cell office:value-type="float" office:value="58.88315">
            <text:p>58.88315</text:p>
          </table:table-cell>
          <table:table-cell/>
        </table:table-row>
        <table:table-row table:style-name="ro1">
          <table:table-cell office:value-type="float" office:value="140.842">
            <text:p>140.842</text:p>
          </table:table-cell>
          <table:table-cell office:value-type="float" office:value="73.988205">
            <text:p>73.988205</text:p>
          </table:table-cell>
          <table:table-cell/>
        </table:table-row>
        <table:table-row table:style-name="ro1">
          <table:table-cell office:value-type="float" office:value="114.70434">
            <text:p>114.70434</text:p>
          </table:table-cell>
          <table:table-cell office:value-type="float" office:value="71.23006">
            <text:p>71.23006</text:p>
          </table:table-cell>
          <table:table-cell/>
        </table:table-row>
        <table:table-row table:style-name="ro1">
          <table:table-cell office:value-type="float" office:value="49.71126">
            <text:p>49.71126</text:p>
          </table:table-cell>
          <table:table-cell office:value-type="float" office:value="70.01922">
            <text:p>70.01922</text:p>
          </table:table-cell>
          <table:table-cell/>
        </table:table-row>
        <table:table-row table:style-name="ro1">
          <table:table-cell office:value-type="float" office:value="25.971146">
            <text:p>25.971146</text:p>
          </table:table-cell>
          <table:table-cell office:value-type="float" office:value="56.5309">
            <text:p>56.5309</text:p>
          </table:table-cell>
          <table:table-cell/>
        </table:table-row>
        <table:table-row table:style-name="ro1">
          <table:table-cell office:value-type="float" office:value="37.9335">
            <text:p>37.9335</text:p>
          </table:table-cell>
          <table:table-cell office:value-type="float" office:value="72.480896">
            <text:p>72.480896</text:p>
          </table:table-cell>
          <table:table-cell/>
        </table:table-row>
        <table:table-row table:style-name="ro1">
          <table:table-cell office:value-type="float" office:value="29.837725">
            <text:p>29.837725</text:p>
          </table:table-cell>
          <table:table-cell office:value-type="float" office:value="74.37413">
            <text:p>74.37413</text:p>
          </table:table-cell>
          <table:table-cell/>
        </table:table-row>
        <table:table-row table:style-name="ro1">
          <table:table-cell office:value-type="float" office:value="7.785224">
            <text:p>7.785224</text:p>
          </table:table-cell>
          <table:table-cell office:value-type="float" office:value="61.26605">
            <text:p>61.26605</text:p>
          </table:table-cell>
          <table:table-cell/>
        </table:table-row>
        <table:table-row table:style-name="ro1">
          <table:table-cell office:value-type="float" office:value="35.458233">
            <text:p>35.458233</text:p>
          </table:table-cell>
          <table:table-cell office:value-type="float" office:value="62.775383">
            <text:p>62.775383</text:p>
          </table:table-cell>
          <table:table-cell/>
        </table:table-row>
        <table:table-row table:style-name="ro1">
          <table:table-cell office:value-type="float" office:value="144.32967">
            <text:p>144.32967</text:p>
          </table:table-cell>
          <table:table-cell office:value-type="float" office:value="69.60407">
            <text:p>69.60407</text:p>
          </table:table-cell>
          <table:table-cell/>
        </table:table-row>
        <table:table-row table:style-name="ro1">
          <table:table-cell office:value-type="float" office:value="8.918645">
            <text:p>8.918645</text:p>
          </table:table-cell>
          <table:table-cell office:value-type="float" office:value="78.518654">
            <text:p>78.518654</text:p>
          </table:table-cell>
          <table:table-cell/>
        </table:table-row>
        <table:table-row table:style-name="ro1">
          <table:table-cell office:value-type="float" office:value="23.22451">
            <text:p>23.22451</text:p>
          </table:table-cell>
          <table:table-cell office:value-type="float" office:value="70.80178">
            <text:p>70.80178</text:p>
          </table:table-cell>
          <table:table-cell/>
        </table:table-row>
        <table:table-row table:style-name="ro1">
          <table:table-cell office:value-type="float" office:value="26.346634">
            <text:p>26.346634</text:p>
          </table:table-cell>
          <table:table-cell office:value-type="float" office:value="68.914856">
            <text:p>68.914856</text:p>
          </table:table-cell>
          <table:table-cell/>
        </table:table-row>
        <table:table-row table:style-name="ro1">
          <table:table-cell office:value-type="float" office:value="121.701515">
            <text:p>121.701515</text:p>
          </table:table-cell>
          <table:table-cell office:value-type="float" office:value="73.676125">
            <text:p>73.676125</text:p>
          </table:table-cell>
          <table:table-cell/>
        </table:table-row>
        <table:table-row table:style-name="ro1">
          <table:table-cell office:value-type="float" office:value="75.86874">
            <text:p>75.86874</text:p>
          </table:table-cell>
          <table:table-cell office:value-type="float" office:value="71.09272">
            <text:p>71.09272</text:p>
          </table:table-cell>
          <table:table-cell/>
        </table:table-row>
        <table:table-row table:style-name="ro1">
          <table:table-cell office:value-type="float" office:value="20.92079">
            <text:p>20.92079</text:p>
          </table:table-cell>
          <table:table-cell office:value-type="float" office:value="76.32088">
            <text:p>76.32088</text:p>
          </table:table-cell>
          <table:table-cell/>
        </table:table-row>
        <table:table-row table:style-name="ro1">
          <table:table-cell office:value-type="float" office:value="3.8175497">
            <text:p>3.8175497</text:p>
          </table:table-cell>
          <table:table-cell office:value-type="float" office:value="82.07675">
            <text:p>82.07675</text:p>
          </table:table-cell>
          <table:table-cell/>
        </table:table-row>
        <table:table-row table:style-name="ro1">
          <table:table-cell office:value-type="float" office:value="38.872086">
            <text:p>38.872086</text:p>
          </table:table-cell>
          <table:table-cell office:value-type="float" office:value="72.15824">
            <text:p>72.15824</text:p>
          </table:table-cell>
          <table:table-cell/>
        </table:table-row>
        <table:table-row table:style-name="ro1">
          <table:table-cell office:value-type="float" office:value="16.929262">
            <text:p>16.929262</text:p>
          </table:table-cell>
          <table:table-cell office:value-type="float" office:value="71.64289">
            <text:p>71.64289</text:p>
          </table:table-cell>
          <table:table-cell/>
        </table:table-row>
        <table:table-row table:style-name="ro1">
          <table:table-cell office:value-type="float" office:value="3.7818">
            <text:p>3.7818</text:p>
          </table:table-cell>
          <table:table-cell office:value-type="float" office:value="87.26964">
            <text:p>87.26964</text:p>
          </table:table-cell>
          <table:table-cell/>
        </table:table-row>
        <table:table-row table:style-name="ro1">
          <table:table-cell office:value-type="float" office:value="0.80304176">
            <text:p>0.80304176</text:p>
          </table:table-cell>
          <table:table-cell office:value-type="float" office:value="89.41685">
            <text:p>89.41685</text:p>
          </table:table-cell>
          <table:table-cell/>
        </table:table-row>
        <table:table-row table:style-name="ro1">
          <table:table-cell office:value-type="float" office:value="14.058367">
            <text:p>14.058367</text:p>
          </table:table-cell>
          <table:table-cell office:value-type="float" office:value="59.233643">
            <text:p>59.233643</text:p>
          </table:table-cell>
          <table:table-cell/>
        </table:table-row>
        <table:table-row table:style-name="ro1">
          <table:table-cell office:value-type="float" office:value="16.730093">
            <text:p>16.730093</text:p>
          </table:table-cell>
          <table:table-cell office:value-type="float" office:value="80.437805">
            <text:p>80.437805</text:p>
          </table:table-cell>
          <table:table-cell/>
        </table:table-row>
        <table:table-row table:style-name="ro1">
          <table:table-cell office:value-type="float" office:value="3.357268">
            <text:p>3.357268</text:p>
          </table:table-cell>
          <table:table-cell office:value-type="float" office:value="74.13985">
            <text:p>74.13985</text:p>
          </table:table-cell>
          <table:table-cell/>
        </table:table-row>
        <table:table-row table:style-name="ro1">
          <table:table-cell office:value-type="float" office:value="9.944792">
            <text:p>9.944792</text:p>
          </table:table-cell>
          <table:table-cell office:value-type="float" office:value="79.97199">
            <text:p>79.97199</text:p>
          </table:table-cell>
          <table:table-cell/>
        </table:table-row>
        <table:table-row table:style-name="ro1">
          <table:table-cell office:value-type="float" office:value="32.0607">
            <text:p>32.0607</text:p>
          </table:table-cell>
          <table:table-cell office:value-type="float" office:value="58.70849">
            <text:p>58.70849</text:p>
          </table:table-cell>
          <table:table-cell/>
        </table:table-row>
        <table:table-row table:style-name="ro1">
          <table:table-cell office:value-type="float" office:value="1.5984029">
            <text:p>1.5984029</text:p>
          </table:table-cell>
          <table:table-cell office:value-type="float" office:value="82.92839">
            <text:p>82.92839</text:p>
          </table:table-cell>
          <table:table-cell/>
        </table:table-row>
        <table:table-row table:style-name="ro1">
          <table:table-cell office:value-type="float" office:value="13.984358">
            <text:p>13.984358</text:p>
          </table:table-cell>
          <table:table-cell office:value-type="float" office:value="55.78475">
            <text:p>55.78475</text:p>
          </table:table-cell>
          <table:table-cell/>
        </table:table-row>
        <table:table-row table:style-name="ro1">
          <table:table-cell office:value-type="float" office:value="111.025314">
            <text:p>111.025314</text:p>
          </table:table-cell>
          <table:table-cell office:value-type="float" office:value="58.29791">
            <text:p>58.29791</text:p>
          </table:table-cell>
          <table:table-cell/>
        </table:table-row>
        <table:table-row table:style-name="ro1">
          <table:table-cell office:value-type="float" office:value="529.41174">
            <text:p>529.41174</text:p>
          </table:table-cell>
          <table:table-cell office:value-type="float" office:value="47.685123">
            <text:p>47.685123</text:p>
          </table:table-cell>
          <table:table-cell/>
        </table:table-row>
        <table:table-row table:style-name="ro1">
          <table:table-cell office:value-type="float" office:value="5.699474">
            <text:p>5.699474</text:p>
          </table:table-cell>
          <table:table-cell office:value-type="float" office:value="74.881615">
            <text:p>74.881615</text:p>
          </table:table-cell>
          <table:table-cell/>
        </table:table-row>
        <table:table-row table:style-name="ro1">
          <table:table-cell office:value-type="float" office:value="0.2753002">
            <text:p>0.2753002</text:p>
          </table:table-cell>
          <table:table-cell office:value-type="float" office:value="91.01124">
            <text:p>91.01124</text:p>
          </table:table-cell>
          <table:table-cell/>
        </table:table-row>
        <table:table-row table:style-name="ro1">
          <table:table-cell office:value-type="float" office:value="7.029908">
            <text:p>7.029908</text:p>
          </table:table-cell>
          <table:table-cell office:value-type="float" office:value="81.12999">
            <text:p>81.12999</text:p>
          </table:table-cell>
          <table:table-cell/>
        </table:table-row>
        <table:table-row table:style-name="ro1">
          <table:table-cell office:value-type="float" office:value="38.770847">
            <text:p>38.770847</text:p>
          </table:table-cell>
          <table:table-cell office:value-type="float" office:value="70.9228">
            <text:p>70.9228</text:p>
          </table:table-cell>
          <table:table-cell/>
        </table:table-row>
        <table:table-row table:style-name="ro1">
          <table:table-cell office:value-type="float" office:value="76.068405">
            <text:p>76.068405</text:p>
          </table:table-cell>
          <table:table-cell office:value-type="float" office:value="67.31104">
            <text:p>67.31104</text:p>
          </table:table-cell>
          <table:table-cell/>
        </table:table-row>
        <table:table-row table:style-name="ro1">
          <table:table-cell office:value-type="float" office:value="128.03867">
            <text:p>128.03867</text:p>
          </table:table-cell>
          <table:table-cell office:value-type="float" office:value="68.053925">
            <text:p>68.053925</text:p>
          </table:table-cell>
          <table:table-cell/>
        </table:table-row>
        <table:table-row table:style-name="ro1">
          <table:table-cell office:value-type="float" office:value="0.5789974">
            <text:p>0.5789974</text:p>
          </table:table-cell>
          <table:table-cell office:value-type="float" office:value="52.807487">
            <text:p>52.807487</text:p>
          </table:table-cell>
          <table:table-cell/>
        </table:table-row>
        <table:table-row table:style-name="ro1">
          <table:table-cell office:value-type="float" office:value="0.6977234">
            <text:p>0.6977234</text:p>
          </table:table-cell>
          <table:table-cell office:value-type="float" office:value="83.11688">
            <text:p>83.11688</text:p>
          </table:table-cell>
          <table:table-cell/>
        </table:table-row>
        <table:table-row table:style-name="ro1">
          <table:table-cell office:value-type="float" office:value="2.9489372">
            <text:p>2.9489372</text:p>
          </table:table-cell>
          <table:table-cell office:value-type="float" office:value="21.186794">
            <text:p>21.186794</text:p>
          </table:table-cell>
          <table:table-cell/>
        </table:table-row>
        <table:table-row table:style-name="ro1">
          <table:table-cell office:value-type="float" office:value="15.385989">
            <text:p>15.385989</text:p>
          </table:table-cell>
          <table:table-cell office:value-type="float" office:value="86.2009">
            <text:p>86.2009</text:p>
          </table:table-cell>
          <table:table-cell/>
        </table:table-row>
        <table:table-row table:style-name="ro1">
          <table:table-cell office:value-type="float" office:value="9.801756">
            <text:p>9.801756</text:p>
          </table:table-cell>
          <table:table-cell office:value-type="float" office:value="73.259094">
            <text:p>73.259094</text:p>
          </table:table-cell>
          <table:table-cell/>
        </table:table-row>
        <table:table-row table:style-name="ro1">
          <table:table-cell office:value-type="float" office:value="16.184904">
            <text:p>16.184904</text:p>
          </table:table-cell>
          <table:table-cell office:value-type="float" office:value="77.74545">
            <text:p>77.74545</text:p>
          </table:table-cell>
          <table:table-cell/>
        </table:table-row>
        <table:table-row table:style-name="ro1">
          <table:table-cell office:value-type="float" office:value="26.91139">
            <text:p>26.91139</text:p>
          </table:table-cell>
          <table:table-cell office:value-type="float" office:value="55.696438">
            <text:p>55.696438</text:p>
          </table:table-cell>
          <table:table-cell/>
        </table:table-row>
        <table:table-row table:style-name="ro1">
          <table:table-cell office:value-type="float" office:value="7.9902945">
            <text:p>7.9902945</text:p>
          </table:table-cell>
          <table:table-cell office:value-type="float" office:value="62.283997">
            <text:p>62.283997</text:p>
          </table:table-cell>
          <table:table-cell/>
        </table:table-row>
        <table:table-row table:style-name="ro1">
          <table:table-cell office:value-type="float" office:value="5.798817">
            <text:p>5.798817</text:p>
          </table:table-cell>
          <table:table-cell office:value-type="float" office:value="85.35206">
            <text:p>85.35206</text:p>
          </table:table-cell>
          <table:table-cell/>
        </table:table-row>
        <table:table-row table:style-name="ro1">
          <table:table-cell office:value-type="float" office:value="123.434074">
            <text:p>123.434074</text:p>
          </table:table-cell>
          <table:table-cell office:value-type="float" office:value="33.6711">
            <text:p>33.6711</text:p>
          </table:table-cell>
          <table:table-cell/>
        </table:table-row>
        <table:table-row table:style-name="ro1">
          <table:table-cell office:value-type="float" office:value="23.60739">
            <text:p>23.60739</text:p>
          </table:table-cell>
          <table:table-cell office:value-type="float" office:value="66.836975">
            <text:p>66.836975</text:p>
          </table:table-cell>
          <table:table-cell/>
        </table:table-row>
        <table:table-row table:style-name="ro1">
          <table:table-cell office:value-type="float" office:value="2.5790286">
            <text:p>2.5790286</text:p>
          </table:table-cell>
          <table:table-cell office:value-type="float" office:value="89.35084">
            <text:p>89.35084</text:p>
          </table:table-cell>
          <table:table-cell/>
        </table:table-row>
        <table:table-row table:style-name="ro1">
          <table:table-cell office:value-type="float" office:value="12.256732">
            <text:p>12.256732</text:p>
          </table:table-cell>
          <table:table-cell office:value-type="float" office:value="74.96572">
            <text:p>74.96572</text:p>
          </table:table-cell>
          <table:table-cell/>
        </table:table-row>
        <table:table-row table:style-name="ro1">
          <table:table-cell office:value-type="float" office:value="3.4903805">
            <text:p>3.490380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5.636694">
            <text:p>15.636694</text:p>
          </table:table-cell>
          <table:table-cell office:value-type="float" office:value="80.881645">
            <text:p>80.881645</text:p>
          </table:table-cell>
          <table:table-cell/>
        </table:table-row>
        <table:table-row table:style-name="ro1">
          <table:table-cell office:value-type="float" office:value="18.507092">
            <text:p>18.507092</text:p>
          </table:table-cell>
          <table:table-cell office:value-type="float" office:value="75.748795">
            <text:p>75.748795</text:p>
          </table:table-cell>
          <table:table-cell/>
        </table:table-row>
        <table:table-row table:style-name="ro1">
          <table:table-cell office:value-type="float" office:value="3.8172202">
            <text:p>3.8172202</text:p>
          </table:table-cell>
          <table:table-cell office:value-type="float" office:value="83.8791">
            <text:p>83.8791</text:p>
          </table:table-cell>
          <table:table-cell/>
        </table:table-row>
        <table:table-row table:style-name="ro1">
          <table:table-cell office:value-type="float" office:value="3.7177904">
            <text:p>3.7177904</text:p>
          </table:table-cell>
          <table:table-cell office:value-type="float" office:value="85.217735">
            <text:p>85.217735</text:p>
          </table:table-cell>
          <table:table-cell/>
        </table:table-row>
        <table:table-row table:style-name="ro1">
          <table:table-cell office:value-type="float" office:value="1.5663294">
            <text:p>1.5663294</text:p>
          </table:table-cell>
          <table:table-cell office:value-type="float" office:value="71.68142">
            <text:p>71.68142</text:p>
          </table:table-cell>
          <table:table-cell/>
        </table:table-row>
        <table:table-row table:style-name="ro1">
          <table:table-cell office:value-type="float" office:value="1.383394">
            <text:p>1.383394</text:p>
          </table:table-cell>
          <table:table-cell office:value-type="float" office:value="87.16846">
            <text:p>87.16846</text:p>
          </table:table-cell>
          <table:table-cell/>
        </table:table-row>
        <table:table-row table:style-name="ro1">
          <table:table-cell office:value-type="float" office:value="2.6810138">
            <text:p>2.6810138</text:p>
          </table:table-cell>
          <table:table-cell office:value-type="float" office:value="87.20998">
            <text:p>87.20998</text:p>
          </table:table-cell>
          <table:table-cell/>
        </table:table-row>
        <table:table-row table:style-name="ro1">
          <table:table-cell office:value-type="float" office:value="343.6183">
            <text:p>343.6183</text:p>
          </table:table-cell>
          <table:table-cell office:value-type="float" office:value="66.040306">
            <text:p>66.040306</text:p>
          </table:table-cell>
          <table:table-cell/>
        </table:table-row>
        <table:table-row table:style-name="ro1">
          <table:table-cell office:value-type="float" office:value="1.2843462">
            <text:p>1.2843462</text:p>
          </table:table-cell>
          <table:table-cell office:value-type="float" office:value="84.46005">
            <text:p>84.46005</text:p>
          </table:table-cell>
          <table:table-cell/>
        </table:table-row>
        <table:table-row table:style-name="ro1">
          <table:table-cell office:value-type="float" office:value="8.282168">
            <text:p>8.282168</text:p>
          </table:table-cell>
          <table:table-cell office:value-type="float" office:value="74.82274">
            <text:p>74.82274</text:p>
          </table:table-cell>
          <table:table-cell/>
        </table:table-row>
        <table:table-row table:style-name="ro1">
          <table:table-cell office:value-type="float" office:value="73.478935">
            <text:p>73.478935</text:p>
          </table:table-cell>
          <table:table-cell office:value-type="float" office:value="77.45427">
            <text:p>77.45427</text:p>
          </table:table-cell>
          <table:table-cell/>
        </table:table-row>
        <table:table-row table:style-name="ro1">
          <table:table-cell office:value-type="float" office:value="5.693785">
            <text:p>5.693785</text:p>
          </table:table-cell>
          <table:table-cell office:value-type="float" office:value="81.5735">
            <text:p>81.5735</text:p>
          </table:table-cell>
          <table:table-cell/>
        </table:table-row>
        <table:table-row table:style-name="ro1">
          <table:table-cell office:value-type="float" office:value="1.5867478">
            <text:p>1.5867478</text:p>
          </table:table-cell>
          <table:table-cell office:value-type="float" office:value="80.344475">
            <text:p>80.344475</text:p>
          </table:table-cell>
          <table:table-cell/>
        </table:table-row>
        <table:table-row table:style-name="ro1">
          <table:table-cell office:value-type="float" office:value="16.508335">
            <text:p>16.508335</text:p>
          </table:table-cell>
          <table:table-cell office:value-type="float" office:value="84.15954">
            <text:p>84.15954</text:p>
          </table:table-cell>
          <table:table-cell/>
        </table:table-row>
        <table:table-row table:style-name="ro1">
          <table:table-cell office:value-type="float" office:value="27.645569">
            <text:p>27.645569</text:p>
          </table:table-cell>
          <table:table-cell office:value-type="float" office:value="68.52577">
            <text:p>68.52577</text:p>
          </table:table-cell>
          <table:table-cell/>
        </table:table-row>
        <table:table-row table:style-name="ro1">
          <table:table-cell office:value-type="float" office:value="0.64293283">
            <text:p>0.64293283</text:p>
          </table:table-cell>
          <table:table-cell office:value-type="float" office:value="75.44338">
            <text:p>75.44338</text:p>
          </table:table-cell>
          <table:table-cell/>
        </table:table-row>
        <table:table-row table:style-name="ro1">
          <table:table-cell office:value-type="float" office:value="2.15107">
            <text:p>2.15107</text:p>
          </table:table-cell>
          <table:table-cell office:value-type="float" office:value="78.17461">
            <text:p>78.17461</text:p>
          </table:table-cell>
          <table:table-cell/>
        </table:table-row>
        <table:table-row table:style-name="ro1">
          <table:table-cell office:value-type="float" office:value="0.51141">
            <text:p>0.51141</text:p>
          </table:table-cell>
          <table:table-cell office:value-type="float" office:value="66.59708">
            <text:p>66.59708</text:p>
          </table:table-cell>
          <table:table-cell/>
        </table:table-row>
        <table:table-row table:style-name="ro1">
          <table:table-cell office:value-type="float" office:value="2.594418">
            <text:p>2.594418</text:p>
          </table:table-cell>
          <table:table-cell office:value-type="float" office:value="63.91869">
            <text:p>63.91869</text:p>
          </table:table-cell>
          <table:table-cell/>
        </table:table-row>
        <table:table-row table:style-name="ro1">
          <table:table-cell office:value-type="float" office:value="0.24292134">
            <text:p>0.24292134</text:p>
          </table:table-cell>
          <table:table-cell office:value-type="float" office:value="34.186047">
            <text:p>34.186047</text:p>
          </table:table-cell>
          <table:table-cell/>
        </table:table-row>
        <table:table-row table:style-name="ro1">
          <table:table-cell office:value-type="float" office:value="1.7309178">
            <text:p>1.7309178</text:p>
          </table:table-cell>
          <table:table-cell office:value-type="float" office:value="83.14457">
            <text:p>83.14457</text:p>
          </table:table-cell>
          <table:table-cell/>
        </table:table-row>
        <table:table-row table:style-name="ro1">
          <table:table-cell/>
          <table:table-cell office:value-type="float" office:value="42.198597">
            <text:p>42.198597</text:p>
          </table:table-cell>
          <table:table-cell/>
        </table:table-row>
        <table:table-row table:style-name="ro1">
          <table:table-cell office:value-type="float" office:value="5.933645">
            <text:p>5.933645</text:p>
          </table:table-cell>
          <table:table-cell office:value-type="float" office:value="71.81264">
            <text:p>71.81264</text:p>
          </table:table-cell>
          <table:table-cell/>
        </table:table-row>
        <table:table-row table:style-name="ro1">
          <table:table-cell/>
          <table:table-cell office:value-type="float" office:value="77.75581">
            <text:p>77.75581</text:p>
          </table:table-cell>
          <table:table-cell/>
        </table:table-row>
        <table:table-row table:style-name="ro1">
          <table:table-cell office:value-type="float" office:value="5.0201015">
            <text:p>5.0201015</text:p>
          </table:table-cell>
          <table:table-cell office:value-type="float" office:value="71.05817">
            <text:p>71.05817</text:p>
          </table:table-cell>
          <table:table-cell/>
        </table:table-row>
        <table:table-row table:style-name="ro1">
          <table:table-cell office:value-type="float" office:value="7.299831">
            <text:p>7.299831</text:p>
          </table:table-cell>
          <table:table-cell office:value-type="float" office:value="77.04752">
            <text:p>77.04752</text:p>
          </table:table-cell>
          <table:table-cell/>
        </table:table-row>
        <table:table-row table:style-name="ro1">
          <table:table-cell office:value-type="float" office:value="268.87622">
            <text:p>268.87622</text:p>
          </table:table-cell>
          <table:table-cell office:value-type="float" office:value="66.14002">
            <text:p>66.14002</text:p>
          </table:table-cell>
          <table:table-cell/>
        </table:table-row>
        <table:table-row table:style-name="ro1">
          <table:table-cell office:value-type="float" office:value="1.0452489">
            <text:p>1.0452489</text:p>
          </table:table-cell>
          <table:table-cell office:value-type="float" office:value="78.59267">
            <text:p>78.59267</text:p>
          </table:table-cell>
          <table:table-cell/>
        </table:table-row>
        <table:table-row table:style-name="ro1">
          <table:table-cell office:value-type="float" office:value="2.906475">
            <text:p>2.906475</text:p>
          </table:table-cell>
          <table:table-cell office:value-type="float" office:value="26.248709">
            <text:p>26.248709</text:p>
          </table:table-cell>
          <table:table-cell/>
        </table:table-row>
        <table:table-row table:style-name="ro1">
          <table:table-cell office:value-type="float" office:value="1.5237172">
            <text:p>1.5237172</text:p>
          </table:table-cell>
          <table:table-cell office:value-type="float" office:value="85.05291">
            <text:p>85.05291</text:p>
          </table:table-cell>
          <table:table-cell/>
        </table:table-row>
        <table:table-row table:style-name="ro1">
          <table:table-cell office:value-type="float" office:value="2.5234227">
            <text:p>2.5234227</text:p>
          </table:table-cell>
          <table:table-cell office:value-type="float" office:value="22.714617">
            <text:p>22.714617</text:p>
          </table:table-cell>
          <table:table-cell/>
        </table:table-row>
        <table:table-row table:style-name="ro1">
          <table:table-cell office:value-type="float" office:value="7.705887">
            <text:p>7.705887</text:p>
          </table:table-cell>
          <table:table-cell office:value-type="float" office:value="84.87447">
            <text:p>84.87447</text:p>
          </table:table-cell>
          <table:table-cell/>
        </table:table-row>
        <table:table-row table:style-name="ro1">
          <table:table-cell office:value-type="float" office:value="58.71192">
            <text:p>58.71192</text:p>
          </table:table-cell>
          <table:table-cell office:value-type="float" office:value="74.72761">
            <text:p>74.72761</text:p>
          </table:table-cell>
          <table:table-cell/>
        </table:table-row>
        <table:table-row table:style-name="ro1">
          <table:table-cell office:value-type="float" office:value="0.36279032">
            <text:p>0.36279032</text:p>
          </table:table-cell>
          <table:table-cell office:value-type="float" office:value="73.42497">
            <text:p>73.42497</text:p>
          </table:table-cell>
          <table:table-cell/>
        </table:table-row>
        <table:table-row table:style-name="ro1">
          <table:table-cell office:value-type="float" office:value="305.83667">
            <text:p>305.83667</text:p>
          </table:table-cell>
          <table:table-cell office:value-type="float" office:value="33.48362">
            <text:p>33.48362</text:p>
          </table:table-cell>
          <table:table-cell/>
        </table:table-row>
        <table:table-row table:style-name="ro1">
          <table:table-cell office:value-type="float" office:value="61.021572">
            <text:p>61.021572</text:p>
          </table:table-cell>
          <table:table-cell office:value-type="float" office:value="74.033035">
            <text:p>74.033035</text:p>
          </table:table-cell>
          <table:table-cell/>
        </table:table-row>
        <table:table-row table:style-name="ro1">
          <table:table-cell office:value-type="float" office:value="13.442732">
            <text:p>13.442732</text:p>
          </table:table-cell>
          <table:table-cell office:value-type="float" office:value="84.01139">
            <text:p>84.01139</text:p>
          </table:table-cell>
          <table:table-cell/>
        </table:table-row>
        <table:table-row table:style-name="ro1">
          <table:table-cell office:value-type="float" office:value="8.919758">
            <text:p>8.919758</text:p>
          </table:table-cell>
          <table:table-cell office:value-type="float" office:value="62.275005">
            <text:p>62.275005</text:p>
          </table:table-cell>
          <table:table-cell/>
        </table:table-row>
        <table:table-row table:style-name="ro1">
          <table:table-cell office:value-type="float" office:value="14.570524">
            <text:p>14.570524</text:p>
          </table:table-cell>
          <table:table-cell office:value-type="float" office:value="76.64">
            <text:p>76.64</text:p>
          </table:table-cell>
          <table:table-cell/>
        </table:table-row>
        <table:table-row table:style-name="ro1">
          <table:table-cell office:value-type="float" office:value="9.868529">
            <text:p>9.868529</text:p>
          </table:table-cell>
          <table:table-cell office:value-type="float" office:value="77.79806">
            <text:p>77.79806</text:p>
          </table:table-cell>
          <table:table-cell/>
        </table:table-row>
        <table:table-row table:style-name="ro1">
          <table:table-cell office:value-type="float" office:value="1.6925142">
            <text:p>1.6925142</text:p>
          </table:table-cell>
          <table:table-cell office:value-type="float" office:value="68.11955">
            <text:p>68.11955</text:p>
          </table:table-cell>
          <table:table-cell/>
        </table:table-row>
        <table:table-row table:style-name="ro1">
          <table:table-cell office:value-type="float" office:value="2.497416">
            <text:p>2.497416</text:p>
          </table:table-cell>
          <table:table-cell office:value-type="float" office:value="73.43298">
            <text:p>73.43298</text:p>
          </table:table-cell>
          <table:table-cell/>
        </table:table-row>
        <table:table-row table:style-name="ro1">
          <table:table-cell office:value-type="float" office:value="0.730213">
            <text:p>0.730213</text:p>
          </table:table-cell>
          <table:table-cell office:value-type="float" office:value="71.19341">
            <text:p>71.19341</text:p>
          </table:table-cell>
          <table:table-cell/>
        </table:table-row>
        <table:table-row table:style-name="ro1">
          <table:table-cell office:value-type="float" office:value="257.49048">
            <text:p>257.49048</text:p>
          </table:table-cell>
          <table:table-cell office:value-type="float" office:value="53.451637">
            <text:p>53.451637</text:p>
          </table:table-cell>
          <table:table-cell/>
        </table:table-row>
        <table:table-row table:style-name="ro1">
          <table:table-cell office:value-type="float" office:value="13.889207">
            <text:p>13.889207</text:p>
          </table:table-cell>
          <table:table-cell office:value-type="float" office:value="82.12583">
            <text:p>82.12583</text:p>
          </table:table-cell>
          <table:table-cell/>
        </table:table-row>
        <table:table-row table:style-name="ro1">
          <table:table-cell office:value-type="float" office:value="8.582549">
            <text:p>8.582549</text:p>
          </table:table-cell>
          <table:table-cell office:value-type="float" office:value="75.33369">
            <text:p>75.33369</text:p>
          </table:table-cell>
          <table:table-cell/>
        </table:table-row>
        <table:table-row table:style-name="ro1">
          <table:table-cell office:value-type="float" office:value="5.8616705">
            <text:p>5.8616705</text:p>
          </table:table-cell>
          <table:table-cell office:value-type="float" office:value="39.618805">
            <text:p>39.618805</text:p>
          </table:table-cell>
          <table:table-cell/>
        </table:table-row>
        <table:table-row table:style-name="ro1">
          <table:table-cell office:value-type="float" office:value="4.5266175">
            <text:p>4.5266175</text:p>
          </table:table-cell>
          <table:table-cell office:value-type="float" office:value="86.68823">
            <text:p>86.68823</text:p>
          </table:table-cell>
          <table:table-cell/>
        </table:table-row>
        <table:table-row table:style-name="ro1">
          <table:table-cell office:value-type="float" office:value="129.45435">
            <text:p>129.45435</text:p>
          </table:table-cell>
          <table:table-cell office:value-type="float" office:value="63.65678">
            <text:p>63.65678</text:p>
          </table:table-cell>
          <table:table-cell/>
        </table:table-row>
        <table:table-row table:style-name="ro1">
          <table:table-cell office:value-type="float" office:value="2.7824347">
            <text:p>2.7824347</text:p>
          </table:table-cell>
          <table:table-cell office:value-type="float" office:value="82.05462">
            <text:p>82.05462</text:p>
          </table:table-cell>
          <table:table-cell/>
        </table:table-row>
        <table:table-row table:style-name="ro1">
          <table:table-cell office:value-type="float" office:value="9.062665">
            <text:p>9.062665</text:p>
          </table:table-cell>
          <table:table-cell office:value-type="float" office:value="83.37379">
            <text:p>83.37379</text:p>
          </table:table-cell>
          <table:table-cell/>
        </table:table-row>
        <table:table-row table:style-name="ro1">
          <table:table-cell office:value-type="float" office:value="0.5266588">
            <text:p>0.5266588</text:p>
          </table:table-cell>
          <table:table-cell office:value-type="float" office:value="92.2807">
            <text:p>92.2807</text:p>
          </table:table-cell>
          <table:table-cell/>
        </table:table-row>
        <table:table-row table:style-name="ro1">
          <table:table-cell office:value-type="float" office:value="3.2506297">
            <text:p>3.2506297</text:p>
          </table:table-cell>
          <table:table-cell office:value-type="float" office:value="67.05642">
            <text:p>67.05642</text:p>
          </table:table-cell>
          <table:table-cell/>
        </table:table-row>
        <table:table-row table:style-name="ro1">
          <table:table-cell office:value-type="float" office:value="7.162736">
            <text:p>7.162736</text:p>
          </table:table-cell>
          <table:table-cell office:value-type="float" office:value="70.38089">
            <text:p>70.38089</text:p>
          </table:table-cell>
          <table:table-cell/>
        </table:table-row>
        <table:table-row table:style-name="ro1">
          <table:table-cell office:value-type="float" office:value="9.332534">
            <text:p>9.332534</text:p>
          </table:table-cell>
          <table:table-cell office:value-type="float" office:value="87.89826">
            <text:p>87.89826</text:p>
          </table:table-cell>
          <table:table-cell/>
        </table:table-row>
        <table:table-row table:style-name="ro1">
          <table:table-cell office:value-type="float" office:value="47.757565">
            <text:p>47.757565</text:p>
          </table:table-cell>
          <table:table-cell office:value-type="float" office:value="74.34571">
            <text:p>74.34571</text:p>
          </table:table-cell>
          <table:table-cell/>
        </table:table-row>
        <table:table-row table:style-name="ro1">
          <table:table-cell office:value-type="float" office:value="170.53685">
            <text:p>170.53685</text:p>
          </table:table-cell>
          <table:table-cell office:value-type="float" office:value="69.912926">
            <text:p>69.912926</text:p>
          </table:table-cell>
          <table:table-cell/>
        </table:table-row>
        <table:table-row table:style-name="ro1">
          <table:table-cell office:value-type="float" office:value="12.844524">
            <text:p>12.844524</text:p>
          </table:table-cell>
          <table:table-cell office:value-type="float" office:value="72.41745">
            <text:p>72.41745</text:p>
          </table:table-cell>
          <table:table-cell/>
        </table:table-row>
        <table:table-row table:style-name="ro1">
          <table:table-cell office:value-type="float" office:value="71.6014">
            <text:p>71.6014</text:p>
          </table:table-cell>
          <table:table-cell office:value-type="float" office:value="67.79874">
            <text:p>67.79874</text:p>
          </table:table-cell>
          <table:table-cell/>
        </table:table-row>
        <table:table-row table:style-name="ro1">
          <table:table-cell office:value-type="float" office:value="13.974592">
            <text:p>13.974592</text:p>
          </table:table-cell>
          <table:table-cell office:value-type="float" office:value="74.227875">
            <text:p>74.227875</text:p>
          </table:table-cell>
          <table:table-cell/>
        </table:table-row>
        <table:table-row table:style-name="ro1">
          <table:table-cell office:value-type="float" office:value="1.4380597">
            <text:p>1.4380597</text:p>
          </table:table-cell>
          <table:table-cell office:value-type="float" office:value="75.84321">
            <text:p>75.84321</text:p>
          </table:table-cell>
          <table:table-cell/>
        </table:table-row>
        <table:table-row table:style-name="ro1">
          <table:table-cell office:value-type="float" office:value="3.9279892">
            <text:p>3.9279892</text:p>
          </table:table-cell>
          <table:table-cell office:value-type="float" office:value="83.15759">
            <text:p>83.15759</text:p>
          </table:table-cell>
          <table:table-cell/>
        </table:table-row>
        <table:table-row table:style-name="ro1">
          <table:table-cell office:value-type="float" office:value="2.353964">
            <text:p>2.353964</text:p>
          </table:table-cell>
          <table:table-cell office:value-type="float" office:value="91.87661">
            <text:p>91.87661</text:p>
          </table:table-cell>
          <table:table-cell/>
        </table:table-row>
        <table:table-row table:style-name="ro1">
          <table:table-cell office:value-type="float" office:value="2.304426">
            <text:p>2.304426</text:p>
          </table:table-cell>
          <table:table-cell office:value-type="float" office:value="79.566986">
            <text:p>79.566986</text:p>
          </table:table-cell>
          <table:table-cell/>
        </table:table-row>
        <table:table-row table:style-name="ro1">
          <table:table-cell office:value-type="float" office:value="23.584944">
            <text:p>23.584944</text:p>
          </table:table-cell>
          <table:table-cell office:value-type="float" office:value="84.086815">
            <text:p>84.086815</text:p>
          </table:table-cell>
          <table:table-cell/>
        </table:table-row>
        <table:table-row table:style-name="ro1">
          <table:table-cell office:value-type="float" office:value="892.3699">
            <text:p>892.3699</text:p>
          </table:table-cell>
          <table:table-cell office:value-type="float" office:value="49.975006">
            <text:p>49.975006</text:p>
          </table:table-cell>
          <table:table-cell/>
        </table:table-row>
        <table:table-row table:style-name="ro1">
          <table:table-cell office:value-type="float" office:value="27.742811">
            <text:p>27.742811</text:p>
          </table:table-cell>
          <table:table-cell office:value-type="float" office:value="67.45039">
            <text:p>67.45039</text:p>
          </table:table-cell>
          <table:table-cell/>
        </table:table-row>
        <table:table-row table:style-name="ro1">
          <table:table-cell office:value-type="float" office:value="1.6003578">
            <text:p>1.6003578</text:p>
          </table:table-cell>
          <table:table-cell office:value-type="float" office:value="90.28146">
            <text:p>90.28146</text:p>
          </table:table-cell>
          <table:table-cell/>
        </table:table-row>
        <table:table-row table:style-name="ro1">
          <table:table-cell office:value-type="float" office:value="2.5003297">
            <text:p>2.5003297</text:p>
          </table:table-cell>
          <table:table-cell office:value-type="float" office:value="72.07298">
            <text:p>72.07298</text:p>
          </table:table-cell>
          <table:table-cell/>
        </table:table-row>
        <table:table-row table:style-name="ro1">
          <table:table-cell office:value-type="float" office:value="89.88856">
            <text:p>89.88856</text:p>
          </table:table-cell>
          <table:table-cell office:value-type="float" office:value="55.37396">
            <text:p>55.37396</text:p>
          </table:table-cell>
          <table:table-cell/>
        </table:table-row>
        <table:table-row table:style-name="ro1">
          <table:table-cell office:value-type="float" office:value="1.6096056">
            <text:p>1.6096056</text:p>
          </table:table-cell>
          <table:table-cell office:value-type="float" office:value="87.1141">
            <text:p>87.1141</text:p>
          </table:table-cell>
          <table:table-cell/>
        </table:table-row>
        <table:table-row table:style-name="ro1">
          <table:table-cell office:value-type="float" office:value="32.020035">
            <text:p>32.020035</text:p>
          </table:table-cell>
          <table:table-cell office:value-type="float" office:value="77.674385">
            <text:p>77.674385</text:p>
          </table:table-cell>
          <table:table-cell/>
        </table:table-row>
        <table:table-row table:style-name="ro1">
          <table:table-cell office:value-type="float" office:value="190.25348">
            <text:p>190.25348</text:p>
          </table:table-cell>
          <table:table-cell office:value-type="float" office:value="28.900593">
            <text:p>28.900593</text:p>
          </table:table-cell>
          <table:table-cell/>
        </table:table-row>
        <table:table-row table:style-name="ro1">
          <table:table-cell office:value-type="float" office:value="13.753225">
            <text:p>13.753225</text:p>
          </table:table-cell>
          <table:table-cell office:value-type="float" office:value="76.88032">
            <text:p>76.88032</text:p>
          </table:table-cell>
          <table:table-cell/>
        </table:table-row>
        <table:table-row table:style-name="ro1">
          <table:table-cell office:value-type="float" office:value="9.711595">
            <text:p>9.711595</text:p>
          </table:table-cell>
          <table:table-cell office:value-type="float" office:value="78.903915">
            <text:p>78.903915</text:p>
          </table:table-cell>
          <table:table-cell/>
        </table:table-row>
        <table:table-row table:style-name="ro1">
          <table:table-cell office:value-type="float" office:value="45.37186">
            <text:p>45.37186</text:p>
          </table:table-cell>
          <table:table-cell office:value-type="float" office:value="82.72891">
            <text:p>82.72891</text:p>
          </table:table-cell>
          <table:table-cell/>
        </table:table-row>
        <table:table-row table:style-name="ro1">
          <table:table-cell office:value-type="float" office:value="17.1628">
            <text:p>17.1628</text:p>
          </table:table-cell>
          <table:table-cell office:value-type="float" office:value="77.99191">
            <text:p>77.99191</text:p>
          </table:table-cell>
          <table:table-cell/>
        </table:table-row>
        <table:table-row table:style-name="ro1">
          <table:table-cell office:value-type="float" office:value="7.403673">
            <text:p>7.403673</text:p>
          </table:table-cell>
          <table:table-cell office:value-type="float" office:value="72.31855">
            <text:p>72.31855</text:p>
          </table:table-cell>
          <table:table-cell/>
        </table:table-row>
        <table:table-row table:style-name="ro1">
          <table:table-cell office:value-type="float" office:value="14.95377">
            <text:p>14.95377</text:p>
          </table:table-cell>
          <table:table-cell office:value-type="float" office:value="79.463936">
            <text:p>79.463936</text:p>
          </table:table-cell>
          <table:table-cell/>
        </table:table-row>
        <table:table-row table:style-name="ro1">
          <table:table-cell office:value-type="float" office:value="0.29405242">
            <text:p>0.29405242</text:p>
          </table:table-cell>
          <table:table-cell office:value-type="float" office:value="55.411766">
            <text:p>55.411766</text:p>
          </table:table-cell>
          <table:table-cell/>
        </table:table-row>
        <table:table-row table:style-name="ro1">
          <table:table-cell office:value-type="float" office:value="37.804306">
            <text:p>37.804306</text:p>
          </table:table-cell>
          <table:table-cell office:value-type="float" office:value="75.906494">
            <text:p>75.906494</text:p>
          </table:table-cell>
          <table:table-cell/>
        </table:table-row>
        <table:table-row table:style-name="ro1">
          <table:table-cell office:value-type="float" office:value="9.548156">
            <text:p>9.548156</text:p>
          </table:table-cell>
          <table:table-cell office:value-type="float" office:value="86.70749">
            <text:p>86.70749</text:p>
          </table:table-cell>
          <table:table-cell/>
        </table:table-row>
        <table:table-row table:style-name="ro1">
          <table:table-cell office:value-type="float" office:value="0.59053075">
            <text:p>0.59053075</text:p>
          </table:table-cell>
          <table:table-cell office:value-type="float" office:value="85.64103">
            <text:p>85.64103</text:p>
          </table:table-cell>
          <table:table-cell/>
        </table:table-row>
        <table:table-row table:style-name="ro1">
          <table:table-cell office:value-type="float" office:value="3.790516">
            <text:p>3.790516</text:p>
          </table:table-cell>
          <table:table-cell office:value-type="float" office:value="89.49011">
            <text:p>89.49011</text:p>
          </table:table-cell>
          <table:table-cell/>
        </table:table-row>
        <table:table-row table:style-name="ro1">
          <table:table-cell office:value-type="float" office:value="6.3407254">
            <text:p>6.3407254</text:p>
          </table:table-cell>
          <table:table-cell office:value-type="float" office:value="78.51539">
            <text:p>78.51539</text:p>
          </table:table-cell>
          <table:table-cell/>
        </table:table-row>
        <table:table-row table:style-name="ro1">
          <table:table-cell office:value-type="float" office:value="14.25911">
            <text:p>14.25911</text:p>
          </table:table-cell>
          <table:table-cell office:value-type="float" office:value="74.47096">
            <text:p>74.47096</text:p>
          </table:table-cell>
          <table:table-cell/>
        </table:table-row>
        <table:table-row table:style-name="ro1">
          <table:table-cell office:value-type="float" office:value="0.39990976">
            <text:p>0.39990976</text:p>
          </table:table-cell>
          <table:table-cell office:value-type="float" office:value="61.970615">
            <text:p>61.970615</text:p>
          </table:table-cell>
          <table:table-cell/>
        </table:table-row>
        <table:table-row table:style-name="ro1">
          <table:table-cell office:value-type="float" office:value="87.70774">
            <text:p>87.70774</text:p>
          </table:table-cell>
          <table:table-cell office:value-type="float" office:value="49.196266">
            <text:p>49.196266</text:p>
          </table:table-cell>
          <table:table-cell/>
        </table:table-row>
        <table:table-row table:style-name="ro1">
          <table:table-cell office:value-type="float" office:value="1.8013569">
            <text:p>1.8013569</text:p>
          </table:table-cell>
          <table:table-cell office:value-type="float" office:value="21.484612">
            <text:p>21.484612</text:p>
          </table:table-cell>
          <table:table-cell/>
        </table:table-row>
        <table:table-row table:style-name="ro1">
          <table:table-cell office:value-type="float" office:value="18.204628">
            <text:p>18.204628</text:p>
          </table:table-cell>
          <table:table-cell office:value-type="float" office:value="41.444935">
            <text:p>41.444935</text:p>
          </table:table-cell>
          <table:table-cell/>
        </table:table-row>
        <table:table-row table:style-name="ro1">
          <table:table-cell office:value-type="float" office:value="79.60332">
            <text:p>79.60332</text:p>
          </table:table-cell>
          <table:table-cell office:value-type="float" office:value="78.205444">
            <text:p>78.205444</text:p>
          </table:table-cell>
          <table:table-cell/>
        </table:table-row>
        <table:table-row table:style-name="ro1">
          <table:table-cell office:value-type="float" office:value="8.335604">
            <text:p>8.335604</text:p>
          </table:table-cell>
          <table:table-cell office:value-type="float" office:value="77.65822">
            <text:p>77.65822</text:p>
          </table:table-cell>
          <table:table-cell/>
        </table:table-row>
        <table:table-row table:style-name="ro1">
          <table:table-cell office:value-type="float" office:value="7.603755">
            <text:p>7.603755</text:p>
          </table:table-cell>
          <table:table-cell office:value-type="float" office:value="68.0733">
            <text:p>68.0733</text:p>
          </table:table-cell>
          <table:table-cell/>
        </table:table-row>
        <table:table-row table:style-name="ro1">
          <table:table-cell office:value-type="float" office:value="49.729187">
            <text:p>49.729187</text:p>
          </table:table-cell>
          <table:table-cell office:value-type="float" office:value="72.40987">
            <text:p>72.40987</text:p>
          </table:table-cell>
          <table:table-cell/>
        </table:table-row>
        <table:table-row table:style-name="ro1">
          <table:table-cell office:value-type="float" office:value="19.620163">
            <text:p>19.620163</text:p>
          </table:table-cell>
          <table:table-cell office:value-type="float" office:value="82.65913">
            <text:p>82.65913</text:p>
          </table:table-cell>
          <table:table-cell/>
        </table:table-row>
        <table:table-row table:style-name="ro1">
          <table:table-cell office:value-type="float" office:value="0.08313299">
            <text:p>0.08313299</text:p>
          </table:table-cell>
          <table:table-cell office:value-type="float" office:value="50.303032">
            <text:p>50.303032</text:p>
          </table:table-cell>
          <table:table-cell/>
        </table:table-row>
        <table:table-row table:style-name="ro1">
          <table:table-cell office:value-type="float" office:value="0.34762022">
            <text:p>0.34762022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17.306993">
            <text:p>17.306993</text:p>
          </table:table-cell>
          <table:table-cell office:value-type="float" office:value="79.9304">
            <text:p>79.9304</text:p>
          </table:table-cell>
          <table:table-cell/>
        </table:table-row>
        <table:table-row table:style-name="ro1">
          <table:table-cell office:value-type="float" office:value="1.418177">
            <text:p>1.418177</text:p>
          </table:table-cell>
          <table:table-cell office:value-type="float" office:value="88.48196">
            <text:p>88.48196</text:p>
          </table:table-cell>
          <table:table-cell/>
        </table:table-row>
        <table:table-row table:style-name="ro1">
          <table:table-cell office:value-type="float" office:value="0.121370554">
            <text:p>0.121370554</text:p>
          </table:table-cell>
          <table:table-cell office:value-type="float" office:value="96.52778">
            <text:p>96.52778</text:p>
          </table:table-cell>
          <table:table-cell/>
        </table:table-row>
        <table:table-row table:style-name="ro1">
          <table:table-cell office:value-type="float" office:value="1.0185742">
            <text:p>1.0185742</text:p>
          </table:table-cell>
          <table:table-cell office:value-type="float" office:value="62.767475">
            <text:p>62.767475</text:p>
          </table:table-cell>
          <table:table-cell/>
        </table:table-row>
        <table:table-row table:style-name="ro1">
          <table:table-cell office:value-type="float" office:value="11.377262">
            <text:p>11.377262</text:p>
          </table:table-cell>
          <table:table-cell office:value-type="float" office:value="46.049046">
            <text:p>46.049046</text:p>
          </table:table-cell>
          <table:table-cell/>
        </table:table-row>
        <table:table-row table:style-name="ro1">
          <table:table-cell office:value-type="float" office:value="1.6875598">
            <text:p>1.6875598</text:p>
          </table:table-cell>
          <table:table-cell office:value-type="float" office:value="77.747986">
            <text:p>77.747986</text:p>
          </table:table-cell>
          <table:table-cell/>
        </table:table-row>
        <table:table-row table:style-name="ro1">
          <table:table-cell office:value-type="float" office:value="1.7829443">
            <text:p>1.7829443</text:p>
          </table:table-cell>
          <table:table-cell office:value-type="float" office:value="40.942474">
            <text:p>40.942474</text:p>
          </table:table-cell>
          <table:table-cell/>
        </table:table-row>
        <table:table-row table:style-name="ro1">
          <table:table-cell/>
          <table:table-cell office:value-type="float" office:value="82.62933">
            <text:p>82.62933</text:p>
          </table:table-cell>
          <table:table-cell/>
        </table:table-row>
        <table:table-row table:style-name="ro1">
          <table:table-cell office:value-type="float" office:value="20.661852">
            <text:p>20.661852</text:p>
          </table:table-cell>
          <table:table-cell office:value-type="float" office:value="75.43416">
            <text:p>75.43416</text:p>
          </table:table-cell>
          <table:table-cell/>
        </table:table-row>
        <table:table-row table:style-name="ro1">
          <table:table-cell office:value-type="float" office:value="5.3284373">
            <text:p>5.3284373</text:p>
          </table:table-cell>
          <table:table-cell office:value-type="float" office:value="75.38234">
            <text:p>75.38234</text:p>
          </table:table-cell>
          <table:table-cell/>
        </table:table-row>
        <table:table-row table:style-name="ro1">
          <table:table-cell office:value-type="float" office:value="10.666478">
            <text:p>10.666478</text:p>
          </table:table-cell>
          <table:table-cell office:value-type="float" office:value="79.30398">
            <text:p>79.30398</text:p>
          </table:table-cell>
          <table:table-cell/>
        </table:table-row>
        <table:table-row table:style-name="ro1">
          <table:table-cell office:value-type="float" office:value="10.124524">
            <text:p>10.124524</text:p>
          </table:table-cell>
          <table:table-cell office:value-type="float" office:value="73.4268">
            <text:p>73.4268</text:p>
          </table:table-cell>
          <table:table-cell/>
        </table:table-row>
        <table:table-row table:style-name="ro1">
          <table:table-cell office:value-type="float" office:value="6.0010285">
            <text:p>6.0010285</text:p>
          </table:table-cell>
          <table:table-cell office:value-type="float" office:value="84.56278">
            <text:p>84.56278</text:p>
          </table:table-cell>
          <table:table-cell/>
        </table:table-row>
        <table:table-row table:style-name="ro1">
          <table:table-cell office:value-type="float" office:value="24.921648">
            <text:p>24.921648</text:p>
          </table:table-cell>
          <table:table-cell office:value-type="float" office:value="76.90667">
            <text:p>76.90667</text:p>
          </table:table-cell>
          <table:table-cell/>
        </table:table-row>
        <table:table-row table:style-name="ro1">
          <table:table-cell office:value-type="float" office:value="9.702627">
            <text:p>9.702627</text:p>
          </table:table-cell>
          <table:table-cell office:value-type="float" office:value="70.54429">
            <text:p>70.54429</text:p>
          </table:table-cell>
          <table:table-cell/>
        </table:table-row>
        <table:table-row table:style-name="ro1">
          <table:table-cell office:value-type="float" office:value="1.3608859">
            <text:p>1.3608859</text:p>
          </table:table-cell>
          <table:table-cell office:value-type="float" office:value="89.767845">
            <text:p>89.767845</text:p>
          </table:table-cell>
          <table:table-cell/>
        </table:table-row>
        <table:table-row table:style-name="ro1">
          <table:table-cell office:value-type="float" office:value="4.1319013">
            <text:p>4.1319013</text:p>
          </table:table-cell>
          <table:table-cell office:value-type="float" office:value="77.50738">
            <text:p>77.50738</text:p>
          </table:table-cell>
          <table:table-cell/>
        </table:table-row>
        <table:table-row table:style-name="ro1">
          <table:table-cell office:value-type="float" office:value="7.730437">
            <text:p>7.730437</text:p>
          </table:table-cell>
          <table:table-cell office:value-type="float" office:value="80.614204">
            <text:p>80.614204</text:p>
          </table:table-cell>
          <table:table-cell/>
        </table:table-row>
        <table:table-row table:style-name="ro1">
          <table:table-cell office:value-type="float" office:value="0.04733601">
            <text:p>0.04733601</text:p>
          </table:table-cell>
          <table:table-cell office:value-type="float" office:value="85.71429">
            <text:p>85.71429</text:p>
          </table:table-cell>
          <table:table-cell/>
        </table:table-row>
        <table:table-row table:style-name="ro1">
          <table:table-cell office:value-type="float" office:value="120.082054">
            <text:p>120.082054</text:p>
          </table:table-cell>
          <table:table-cell office:value-type="float" office:value="70.76025">
            <text:p>70.76025</text:p>
          </table:table-cell>
          <table:table-cell/>
        </table:table-row>
        <table:table-row table:style-name="ro1">
          <table:table-cell office:value-type="float" office:value="2.5509548">
            <text:p>2.5509548</text:p>
          </table:table-cell>
          <table:table-cell office:value-type="float" office:value="74.7963">
            <text:p>74.7963</text:p>
          </table:table-cell>
          <table:table-cell/>
        </table:table-row>
        <table:table-row table:style-name="ro1">
          <table:table-cell office:value-type="float" office:value="11.242771">
            <text:p>11.242771</text:p>
          </table:table-cell>
          <table:table-cell office:value-type="float" office:value="75.8517">
            <text:p>75.8517</text:p>
          </table:table-cell>
          <table:table-cell/>
        </table:table-row>
        <table:table-row table:style-name="ro1">
          <table:table-cell office:value-type="float" office:value="9.668182">
            <text:p>9.668182</text:p>
          </table:table-cell>
          <table:table-cell office:value-type="float" office:value="64.73797">
            <text:p>64.73797</text:p>
          </table:table-cell>
          <table:table-cell/>
        </table:table-row>
        <table:table-row table:style-name="ro1">
          <table:table-cell office:value-type="float" office:value="2.0325158">
            <text:p>2.0325158</text:p>
          </table:table-cell>
          <table:table-cell office:value-type="float" office:value="84.416405">
            <text:p>84.416405</text:p>
          </table:table-cell>
          <table:table-cell/>
        </table:table-row>
        <table:table-row table:style-name="ro1">
          <table:table-cell office:value-type="float" office:value="1.6624764">
            <text:p>1.6624764</text:p>
          </table:table-cell>
          <table:table-cell office:value-type="float" office:value="80.43254">
            <text:p>80.43254</text:p>
          </table:table-cell>
          <table:table-cell/>
        </table:table-row>
        <table:table-row table:style-name="ro1">
          <table:table-cell office:value-type="float" office:value="8.80538">
            <text:p>8.80538</text:p>
          </table:table-cell>
          <table:table-cell office:value-type="float" office:value="66.894485">
            <text:p>66.894485</text:p>
          </table:table-cell>
          <table:table-cell/>
        </table:table-row>
        <table:table-row table:style-name="ro1">
          <table:table-cell office:value-type="float" office:value="16.302057">
            <text:p>16.302057</text:p>
          </table:table-cell>
          <table:table-cell office:value-type="float" office:value="20.729494">
            <text:p>20.729494</text:p>
          </table:table-cell>
          <table:table-cell/>
        </table:table-row>
        <table:table-row table:style-name="ro1">
          <table:table-cell office:value-type="float" office:value="2.9668334">
            <text:p>2.9668334</text:p>
          </table:table-cell>
          <table:table-cell office:value-type="float" office:value="81.83356">
            <text:p>81.83356</text:p>
          </table:table-cell>
          <table:table-cell/>
        </table:table-row>
        <table:table-row table:style-name="ro1">
          <table:table-cell office:value-type="float" office:value="85.94743">
            <text:p>85.94743</text:p>
          </table:table-cell>
          <table:table-cell office:value-type="float" office:value="65.085014">
            <text:p>65.085014</text:p>
          </table:table-cell>
          <table:table-cell/>
        </table:table-row>
        <table:table-row table:style-name="ro1">
          <table:table-cell office:value-type="float" office:value="0.24017379">
            <text:p>0.24017379</text:p>
          </table:table-cell>
          <table:table-cell office:value-type="float" office:value="86.679924">
            <text:p>86.679924</text:p>
          </table:table-cell>
          <table:table-cell/>
        </table:table-row>
        <table:table-row table:style-name="ro1">
          <table:table-cell office:value-type="float" office:value="13.337443">
            <text:p>13.337443</text:p>
          </table:table-cell>
          <table:table-cell office:value-type="float" office:value="69.82758">
            <text:p>69.82758</text:p>
          </table:table-cell>
          <table:table-cell/>
        </table:table-row>
        <table:table-row table:style-name="ro1">
          <table:table-cell office:value-type="float" office:value="0.9605468">
            <text:p>0.9605468</text:p>
          </table:table-cell>
          <table:table-cell office:value-type="float" office:value="79.591835">
            <text:p>79.591835</text:p>
          </table:table-cell>
          <table:table-cell/>
        </table:table-row>
        <table:table-row table:style-name="ro1">
          <table:table-cell office:value-type="float" office:value="58.645576">
            <text:p>58.645576</text:p>
          </table:table-cell>
          <table:table-cell office:value-type="float" office:value="81.172295">
            <text:p>81.172295</text:p>
          </table:table-cell>
          <table:table-cell/>
        </table:table-row>
        <table:table-row table:style-name="ro1">
          <table:table-cell office:value-type="float" office:value="9.342387">
            <text:p>9.342387</text:p>
          </table:table-cell>
          <table:table-cell office:value-type="float" office:value="67.54624">
            <text:p>67.54624</text:p>
          </table:table-cell>
          <table:table-cell/>
        </table:table-row>
        <table:table-row table:style-name="ro1">
          <table:table-cell office:value-type="float" office:value="2.5467298">
            <text:p>2.5467298</text:p>
          </table:table-cell>
          <table:table-cell office:value-type="float" office:value="87.08931">
            <text:p>87.08931</text:p>
          </table:table-cell>
          <table:table-cell/>
        </table:table-row>
        <table:table-row table:style-name="ro1">
          <table:table-cell office:value-type="float" office:value="3.9668202">
            <text:p>3.9668202</text:p>
          </table:table-cell>
          <table:table-cell office:value-type="float" office:value="76.59389">
            <text:p>76.59389</text:p>
          </table:table-cell>
          <table:table-cell/>
        </table:table-row>
        <table:table-row table:style-name="ro1">
          <table:table-cell office:value-type="float" office:value="8.102383">
            <text:p>8.102383</text:p>
          </table:table-cell>
          <table:table-cell office:value-type="float" office:value="85.421295">
            <text:p>85.421295</text:p>
          </table:table-cell>
          <table:table-cell/>
        </table:table-row>
        <table:table-row table:style-name="ro1">
          <table:table-cell office:value-type="float" office:value="164.65984">
            <text:p>164.65984</text:p>
          </table:table-cell>
          <table:table-cell office:value-type="float" office:value="80.75161">
            <text:p>80.75161</text:p>
          </table:table-cell>
          <table:table-cell/>
        </table:table-row>
        <table:table-row table:style-name="ro1">
          <table:table-cell office:value-type="float" office:value="9.325852">
            <text:p>9.325852</text:p>
          </table:table-cell>
          <table:table-cell office:value-type="float" office:value="80.46653">
            <text:p>80.46653</text:p>
          </table:table-cell>
          <table:table-cell/>
        </table:table-row>
        <table:table-row table:style-name="ro1">
          <table:table-cell office:value-type="float" office:value="19.29169">
            <text:p>19.29169</text:p>
          </table:table-cell>
          <table:table-cell office:value-type="float" office:value="63.478947">
            <text:p>63.478947</text:p>
          </table:table-cell>
          <table:table-cell/>
        </table:table-row>
        <table:table-row table:style-name="ro1">
          <table:table-cell office:value-type="float" office:value="0.47268265">
            <text:p>0.47268265</text:p>
          </table:table-cell>
          <table:table-cell office:value-type="float" office:value="90.72513">
            <text:p>90.72513</text:p>
          </table:table-cell>
          <table:table-cell/>
        </table:table-row>
        <table:table-row table:style-name="ro1">
          <table:table-cell office:value-type="float" office:value="25.445353">
            <text:p>25.445353</text:p>
          </table:table-cell>
          <table:table-cell office:value-type="float" office:value="68.35045">
            <text:p>68.35045</text:p>
          </table:table-cell>
          <table:table-cell/>
        </table:table-row>
        <table:table-row table:style-name="ro1">
          <table:table-cell office:value-type="float" office:value="16.989918">
            <text:p>16.989918</text:p>
          </table:table-cell>
          <table:table-cell office:value-type="float" office:value="71.36836">
            <text:p>71.36836</text:p>
          </table:table-cell>
          <table:table-cell/>
        </table:table-row>
        <table:table-row table:style-name="ro1">
          <table:table-cell office:value-type="float" office:value="5.925436">
            <text:p>5.925436</text:p>
          </table:table-cell>
          <table:table-cell office:value-type="float" office:value="71.87908">
            <text:p>71.87908</text:p>
          </table:table-cell>
          <table:table-cell/>
        </table:table-row>
        <table:table-row table:style-name="ro1">
          <table:table-cell office:value-type="float" office:value="6.442076">
            <text:p>6.442076</text:p>
          </table:table-cell>
          <table:table-cell office:value-type="float" office:value="72.93568">
            <text:p>72.93568</text:p>
          </table:table-cell>
          <table:table-cell/>
        </table:table-row>
        <table:table-row table:style-name="ro1">
          <table:table-cell office:value-type="float" office:value="112.70905">
            <text:p>112.70905</text:p>
          </table:table-cell>
          <table:table-cell office:value-type="float" office:value="51.64805">
            <text:p>51.64805</text:p>
          </table:table-cell>
          <table:table-cell/>
        </table:table-row>
        <table:table-row table:style-name="ro1">
          <table:table-cell office:value-type="float" office:value="4.2921267">
            <text:p>4.2921267</text:p>
          </table:table-cell>
          <table:table-cell office:value-type="float" office:value="91.48435">
            <text:p>91.48435</text:p>
          </table:table-cell>
          <table:table-cell/>
        </table:table-row>
        <table:table-row table:style-name="ro1">
          <table:table-cell office:value-type="float" office:value="0.5273214">
            <text:p>0.5273214</text:p>
          </table:table-cell>
          <table:table-cell office:value-type="float" office:value="91.71529">
            <text:p>91.71529</text:p>
          </table:table-cell>
          <table:table-cell/>
        </table:table-row>
        <table:table-row table:style-name="ro1">
          <table:table-cell office:value-type="float" office:value="83.29442">
            <text:p>83.29442</text:p>
          </table:table-cell>
          <table:table-cell office:value-type="float" office:value="77.462036">
            <text:p>77.462036</text:p>
          </table:table-cell>
          <table:table-cell/>
        </table:table-row>
        <table:table-row table:style-name="ro1">
          <table:table-cell office:value-type="float" office:value="11.005478">
            <text:p>11.005478</text:p>
          </table:table-cell>
          <table:table-cell office:value-type="float" office:value="80.33036">
            <text:p>80.33036</text:p>
          </table:table-cell>
          <table:table-cell/>
        </table:table-row>
        <table:table-row table:style-name="ro1">
          <table:table-cell office:value-type="float" office:value="11.204957">
            <text:p>11.204957</text:p>
          </table:table-cell>
          <table:table-cell office:value-type="float" office:value="78.22104">
            <text:p>78.22104</text:p>
          </table:table-cell>
          <table:table-cell/>
        </table:table-row>
        <table:table-row table:style-name="ro1">
          <table:table-cell office:value-type="float" office:value="49.777905">
            <text:p>49.777905</text:p>
          </table:table-cell>
          <table:table-cell office:value-type="float" office:value="83.319084">
            <text:p>83.319084</text:p>
          </table:table-cell>
          <table:table-cell/>
        </table:table-row>
        <table:table-row table:style-name="ro1">
          <table:table-cell office:value-type="float" office:value="4.494491">
            <text:p>4.494491</text:p>
          </table:table-cell>
          <table:table-cell office:value-type="float" office:value="79.15515">
            <text:p>79.15515</text:p>
          </table:table-cell>
          <table:table-cell/>
        </table:table-row>
        <table:table-row table:style-name="ro1">
          <table:table-cell office:value-type="float" office:value="1.2599167">
            <text:p>1.2599167</text:p>
          </table:table-cell>
          <table:table-cell office:value-type="float" office:value="61.223495">
            <text:p>61.223495</text:p>
          </table:table-cell>
          <table:table-cell/>
        </table:table-row>
        <table:table-row table:style-name="ro1">
          <table:table-cell office:value-type="float" office:value="15.820102">
            <text:p>15.820102</text:p>
          </table:table-cell>
          <table:table-cell office:value-type="float" office:value="74.35163">
            <text:p>74.35163</text:p>
          </table:table-cell>
          <table:table-cell/>
        </table:table-row>
        <table:table-row table:style-name="ro1">
          <table:table-cell office:value-type="float" office:value="50.85828">
            <text:p>50.85828</text:p>
          </table:table-cell>
          <table:table-cell office:value-type="float" office:value="72.65844">
            <text:p>72.65844</text:p>
          </table:table-cell>
          <table:table-cell/>
        </table:table-row>
        <table:table-row table:style-name="ro1">
          <table:table-cell office:value-type="float" office:value="0.7895268">
            <text:p>0.7895268</text:p>
          </table:table-cell>
          <table:table-cell office:value-type="float" office:value="28.362408">
            <text:p>28.362408</text:p>
          </table:table-cell>
          <table:table-cell/>
        </table:table-row>
        <table:table-row table:style-name="ro1">
          <table:table-cell office:value-type="float" office:value="16.305735">
            <text:p>16.305735</text:p>
          </table:table-cell>
          <table:table-cell office:value-type="float" office:value="81.23911">
            <text:p>81.23911</text:p>
          </table:table-cell>
          <table:table-cell/>
        </table:table-row>
        <table:table-row table:style-name="ro1">
          <table:table-cell office:value-type="float" office:value="50.768246">
            <text:p>50.768246</text:p>
          </table:table-cell>
          <table:table-cell office:value-type="float" office:value="84.56019">
            <text:p>84.56019</text:p>
          </table:table-cell>
          <table:table-cell/>
        </table:table-row>
        <table:table-row table:style-name="ro1">
          <table:table-cell office:value-type="float" office:value="1.0992092">
            <text:p>1.0992092</text:p>
          </table:table-cell>
          <table:table-cell office:value-type="float" office:value="81.05515">
            <text:p>81.05515</text:p>
          </table:table-cell>
          <table:table-cell/>
        </table:table-row>
        <table:table-row table:style-name="ro1">
          <table:table-cell office:value-type="float" office:value="1.830676">
            <text:p>1.830676</text:p>
          </table:table-cell>
          <table:table-cell office:value-type="float" office:value="81.692">
            <text:p>81.692</text:p>
          </table:table-cell>
          <table:table-cell/>
        </table:table-row>
        <table:table-row table:style-name="ro1">
          <table:table-cell office:value-type="float" office:value="4.693805">
            <text:p>4.693805</text:p>
          </table:table-cell>
          <table:table-cell office:value-type="float" office:value="70.54263">
            <text:p>70.54263</text:p>
          </table:table-cell>
          <table:table-cell/>
        </table:table-row>
        <table:table-row table:style-name="ro1">
          <table:table-cell office:value-type="float" office:value="2.01761">
            <text:p>2.01761</text:p>
          </table:table-cell>
          <table:table-cell office:value-type="float" office:value="41.81369">
            <text:p>41.81369</text:p>
          </table:table-cell>
          <table:table-cell/>
        </table:table-row>
        <table:table-row table:style-name="ro1">
          <table:table-cell office:value-type="float" office:value="3.4706767">
            <text:p>3.4706767</text:p>
          </table:table-cell>
          <table:table-cell office:value-type="float" office:value="62.43884">
            <text:p>62.43884</text:p>
          </table:table-cell>
          <table:table-cell/>
        </table:table-row>
        <table:table-row table:style-name="ro1">
          <table:table-cell office:value-type="float" office:value="0.38610214">
            <text:p>0.38610214</text:p>
          </table:table-cell>
          <table:table-cell office:value-type="float" office:value="94.226326">
            <text:p>94.226326</text:p>
          </table:table-cell>
          <table:table-cell/>
        </table:table-row>
        <table:table-row table:style-name="ro1">
          <table:table-cell office:value-type="float" office:value="7.4037094">
            <text:p>7.4037094</text:p>
          </table:table-cell>
          <table:table-cell office:value-type="float" office:value="61.265263">
            <text:p>61.265263</text:p>
          </table:table-cell>
          <table:table-cell/>
        </table:table-row>
        <table:table-row table:style-name="ro1">
          <table:table-cell office:value-type="float" office:value="204.7637">
            <text:p>204.7637</text:p>
          </table:table-cell>
          <table:table-cell office:value-type="float" office:value="76.96109">
            <text:p>76.96109</text:p>
          </table:table-cell>
          <table:table-cell/>
        </table:table-row>
        <table:table-row table:style-name="ro1">
          <table:table-cell office:value-type="float" office:value="3.8460448">
            <text:p>3.8460448</text:p>
          </table:table-cell>
          <table:table-cell office:value-type="float" office:value="85.71823">
            <text:p>85.71823</text:p>
          </table:table-cell>
          <table:table-cell/>
        </table:table-row>
        <table:table-row table:style-name="ro1">
          <table:table-cell office:value-type="float" office:value="21.95478">
            <text:p>21.95478</text:p>
          </table:table-cell>
          <table:table-cell office:value-type="float" office:value="75.77687">
            <text:p>75.77687</text:p>
          </table:table-cell>
          <table:table-cell/>
        </table:table-row>
        <table:table-row table:style-name="ro1">
          <table:table-cell office:value-type="float" office:value="7.2696943">
            <text:p>7.2696943</text:p>
          </table:table-cell>
          <table:table-cell office:value-type="float" office:value="82.215355">
            <text:p>82.215355</text:p>
          </table:table-cell>
          <table:table-cell/>
        </table:table-row>
        <table:table-row table:style-name="ro1">
          <table:table-cell office:value-type="float" office:value="5.7693577">
            <text:p>5.7693577</text:p>
          </table:table-cell>
          <table:table-cell office:value-type="float" office:value="67.42217">
            <text:p>67.42217</text:p>
          </table:table-cell>
          <table:table-cell/>
        </table:table-row>
        <table:table-row table:style-name="ro1">
          <table:table-cell office:value-type="float" office:value="16.271624">
            <text:p>16.271624</text:p>
          </table:table-cell>
          <table:table-cell office:value-type="float" office:value="74.67157">
            <text:p>74.67157</text:p>
          </table:table-cell>
          <table:table-cell/>
        </table:table-row>
        <table:table-row table:style-name="ro1">
          <table:table-cell office:value-type="float" office:value="35.290394">
            <text:p>35.290394</text:p>
          </table:table-cell>
          <table:table-cell office:value-type="float" office:value="60.429264">
            <text:p>60.429264</text:p>
          </table:table-cell>
          <table:table-cell/>
        </table:table-row>
        <table:table-row table:style-name="ro1">
          <table:table-cell office:value-type="float" office:value="2.0831873">
            <text:p>2.0831873</text:p>
          </table:table-cell>
          <table:table-cell office:value-type="float" office:value="85.50269">
            <text:p>85.50269</text:p>
          </table:table-cell>
          <table:table-cell/>
        </table:table-row>
        <table:table-row table:style-name="ro1">
          <table:table-cell office:value-type="float" office:value="1.0322564">
            <text:p>1.0322564</text:p>
          </table:table-cell>
          <table:table-cell office:value-type="float" office:value="78.02198">
            <text:p>78.02198</text:p>
          </table:table-cell>
          <table:table-cell/>
        </table:table-row>
        <table:table-row table:style-name="ro1">
          <table:table-cell office:value-type="float" office:value="7.207524">
            <text:p>7.207524</text:p>
          </table:table-cell>
          <table:table-cell office:value-type="float" office:value="83.118195">
            <text:p>83.118195</text:p>
          </table:table-cell>
          <table:table-cell/>
        </table:table-row>
        <table:table-row table:style-name="ro1">
          <table:table-cell office:value-type="float" office:value="1.4217495">
            <text:p>1.4217495</text:p>
          </table:table-cell>
          <table:table-cell office:value-type="float" office:value="90.2891">
            <text:p>90.2891</text:p>
          </table:table-cell>
          <table:table-cell/>
        </table:table-row>
        <table:table-row table:style-name="ro1">
          <table:table-cell office:value-type="float" office:value="11.771723">
            <text:p>11.771723</text:p>
          </table:table-cell>
          <table:table-cell office:value-type="float" office:value="74.77144">
            <text:p>74.77144</text:p>
          </table:table-cell>
          <table:table-cell/>
        </table:table-row>
        <table:table-row table:style-name="ro1">
          <table:table-cell office:value-type="float" office:value="1.2687409">
            <text:p>1.2687409</text:p>
          </table:table-cell>
          <table:table-cell office:value-type="float" office:value="88.24101">
            <text:p>88.24101</text:p>
          </table:table-cell>
          <table:table-cell/>
        </table:table-row>
        <table:table-row table:style-name="ro1">
          <table:table-cell office:value-type="float" office:value="85.63779">
            <text:p>85.63779</text:p>
          </table:table-cell>
          <table:table-cell office:value-type="float" office:value="73.67644">
            <text:p>73.67644</text:p>
          </table:table-cell>
          <table:table-cell/>
        </table:table-row>
        <table:table-row table:style-name="ro1">
          <table:table-cell office:value-type="float" office:value="17.105131">
            <text:p>17.105131</text:p>
          </table:table-cell>
          <table:table-cell office:value-type="float" office:value="82.43438">
            <text:p>82.43438</text:p>
          </table:table-cell>
          <table:table-cell/>
        </table:table-row>
        <table:table-row table:style-name="ro1">
          <table:table-cell office:value-type="float" office:value="19.23725">
            <text:p>19.23725</text:p>
          </table:table-cell>
          <table:table-cell office:value-type="float" office:value="13.064133">
            <text:p>13.064133</text:p>
          </table:table-cell>
          <table:table-cell/>
        </table:table-row>
        <table:table-row table:style-name="ro1">
          <table:table-cell office:value-type="float" office:value="4.0249367">
            <text:p>4.0249367</text:p>
          </table:table-cell>
          <table:table-cell office:value-type="float" office:value="85.8883">
            <text:p>85.8883</text:p>
          </table:table-cell>
          <table:table-cell/>
        </table:table-row>
        <table:table-row table:style-name="ro1">
          <table:table-cell office:value-type="float" office:value="0.4768759">
            <text:p>0.4768759</text:p>
          </table:table-cell>
          <table:table-cell office:value-type="float" office:value="93.67347">
            <text:p>93.67347</text:p>
          </table:table-cell>
          <table:table-cell/>
        </table:table-row>
        <table:table-row table:style-name="ro1">
          <table:table-cell office:value-type="float" office:value="0.63035375">
            <text:p>0.63035375</text:p>
          </table:table-cell>
          <table:table-cell office:value-type="float" office:value="76.01199">
            <text:p>76.01199</text:p>
          </table:table-cell>
          <table:table-cell/>
        </table:table-row>
        <table:table-row table:style-name="ro1">
          <table:table-cell office:value-type="float" office:value="1.0828917">
            <text:p>1.0828917</text:p>
          </table:table-cell>
          <table:table-cell office:value-type="float" office:value="75.05071">
            <text:p>75.05071</text:p>
          </table:table-cell>
          <table:table-cell/>
        </table:table-row>
        <table:table-row table:style-name="ro1">
          <table:table-cell office:value-type="float" office:value="3.3853574">
            <text:p>3.3853574</text:p>
          </table:table-cell>
          <table:table-cell office:value-type="float" office:value="74.070755">
            <text:p>74.070755</text:p>
          </table:table-cell>
          <table:table-cell/>
        </table:table-row>
        <table:table-row table:style-name="ro1">
          <table:table-cell office:value-type="float" office:value="782.03973">
            <text:p>782.03973</text:p>
          </table:table-cell>
          <table:table-cell office:value-type="float" office:value="57.97182">
            <text:p>57.97182</text:p>
          </table:table-cell>
          <table:table-cell/>
        </table:table-row>
        <table:table-row table:style-name="ro1">
          <table:table-cell office:value-type="float" office:value="55.41889">
            <text:p>55.41889</text:p>
          </table:table-cell>
          <table:table-cell office:value-type="float" office:value="77.15957">
            <text:p>77.15957</text:p>
          </table:table-cell>
          <table:table-cell/>
        </table:table-row>
        <table:table-row table:style-name="ro1">
          <table:table-cell office:value-type="float" office:value="0.16456008">
            <text:p>0.16456008</text:p>
          </table:table-cell>
          <table:table-cell office:value-type="float" office:value="66.05166">
            <text:p>66.05166</text:p>
          </table:table-cell>
          <table:table-cell/>
        </table:table-row>
        <table:table-row table:style-name="ro1">
          <table:table-cell office:value-type="float" office:value="5.4912305">
            <text:p>5.4912305</text:p>
          </table:table-cell>
          <table:table-cell office:value-type="float" office:value="71.07348">
            <text:p>71.07348</text:p>
          </table:table-cell>
          <table:table-cell/>
        </table:table-row>
        <table:table-row table:style-name="ro1">
          <table:table-cell office:value-type="float" office:value="0.68865436">
            <text:p>0.68865436</text:p>
          </table:table-cell>
          <table:table-cell office:value-type="float" office:value="86.52657">
            <text:p>86.52657</text:p>
          </table:table-cell>
          <table:table-cell/>
        </table:table-row>
        <table:table-row table:style-name="ro1">
          <table:table-cell office:value-type="float" office:value="29.423521">
            <text:p>29.423521</text:p>
          </table:table-cell>
          <table:table-cell office:value-type="float" office:value="69.67816">
            <text:p>69.67816</text:p>
          </table:table-cell>
          <table:table-cell/>
        </table:table-row>
        <table:table-row table:style-name="ro1">
          <table:table-cell office:value-type="float" office:value="27.72494">
            <text:p>27.72494</text:p>
          </table:table-cell>
          <table:table-cell office:value-type="float" office:value="74.3131">
            <text:p>74.3131</text:p>
          </table:table-cell>
          <table:table-cell/>
        </table:table-row>
        <table:table-row table:style-name="ro1">
          <table:table-cell office:value-type="float" office:value="389.3466">
            <text:p>389.3466</text:p>
          </table:table-cell>
          <table:table-cell office:value-type="float" office:value="37.59753">
            <text:p>37.59753</text:p>
          </table:table-cell>
          <table:table-cell/>
        </table:table-row>
        <table:table-row table:style-name="ro1">
          <table:table-cell office:value-type="float" office:value="7.9053607">
            <text:p>7.9053607</text:p>
          </table:table-cell>
          <table:table-cell office:value-type="float" office:value="73.76036">
            <text:p>73.76036</text:p>
          </table:table-cell>
          <table:table-cell/>
        </table:table-row>
        <table:table-row table:style-name="ro1">
          <table:table-cell office:value-type="float" office:value="8.971101">
            <text:p>8.971101</text:p>
          </table:table-cell>
          <table:table-cell office:value-type="float" office:value="78.02067">
            <text:p>78.02067</text:p>
          </table:table-cell>
          <table:table-cell/>
        </table:table-row>
        <table:table-row table:style-name="ro1">
          <table:table-cell office:value-type="float" office:value="25.644867">
            <text:p>25.644867</text:p>
          </table:table-cell>
          <table:table-cell office:value-type="float" office:value="80.18254">
            <text:p>80.18254</text:p>
          </table:table-cell>
          <table:table-cell/>
        </table:table-row>
        <table:table-row table:style-name="ro1">
          <table:table-cell office:value-type="float" office:value="1.0457711">
            <text:p>1.0457711</text:p>
          </table:table-cell>
          <table:table-cell office:value-type="float" office:value="74.1433">
            <text:p>74.1433</text:p>
          </table:table-cell>
          <table:table-cell/>
        </table:table-row>
        <table:table-row table:style-name="ro1">
          <table:table-cell office:value-type="float" office:value="6.5550685">
            <text:p>6.5550685</text:p>
          </table:table-cell>
          <table:table-cell office:value-type="float" office:value="54.203594">
            <text:p>54.203594</text:p>
          </table:table-cell>
          <table:table-cell/>
        </table:table-row>
        <table:table-row table:style-name="ro1">
          <table:table-cell office:value-type="float" office:value="5.8585505">
            <text:p>5.8585505</text:p>
          </table:table-cell>
          <table:table-cell office:value-type="float" office:value="47.243034">
            <text:p>47.243034</text:p>
          </table:table-cell>
          <table:table-cell/>
        </table:table-row>
        <table:table-row table:style-name="ro1">
          <table:table-cell office:value-type="float" office:value="23.669994">
            <text:p>23.669994</text:p>
          </table:table-cell>
          <table:table-cell office:value-type="float" office:value="83.6645">
            <text:p>83.6645</text:p>
          </table:table-cell>
          <table:table-cell/>
        </table:table-row>
        <table:table-row table:style-name="ro1">
          <table:table-cell office:value-type="float" office:value="37.718143">
            <text:p>37.718143</text:p>
          </table:table-cell>
          <table:table-cell office:value-type="float" office:value="69.11759">
            <text:p>69.11759</text:p>
          </table:table-cell>
          <table:table-cell/>
        </table:table-row>
        <table:table-row table:style-name="ro1">
          <table:table-cell office:value-type="float" office:value="32.82013">
            <text:p>32.82013</text:p>
          </table:table-cell>
          <table:table-cell office:value-type="float" office:value="64.42903">
            <text:p>64.42903</text:p>
          </table:table-cell>
          <table:table-cell/>
        </table:table-row>
        <table:table-row table:style-name="ro1">
          <table:table-cell office:value-type="float" office:value="32.3968">
            <text:p>32.3968</text:p>
          </table:table-cell>
          <table:table-cell office:value-type="float" office:value="58.859825">
            <text:p>58.859825</text:p>
          </table:table-cell>
          <table:table-cell/>
        </table:table-row>
        <table:table-row table:style-name="ro1">
          <table:table-cell office:value-type="float" office:value="4.904329">
            <text:p>4.904329</text:p>
          </table:table-cell>
          <table:table-cell office:value-type="float" office:value="73.875">
            <text:p>73.875</text:p>
          </table:table-cell>
          <table:table-cell/>
        </table:table-row>
        <table:table-row table:style-name="ro1">
          <table:table-cell office:value-type="float" office:value="20.985058">
            <text:p>20.985058</text:p>
          </table:table-cell>
          <table:table-cell office:value-type="float" office:value="76.25808">
            <text:p>76.25808</text:p>
          </table:table-cell>
          <table:table-cell/>
        </table:table-row>
        <table:table-row table:style-name="ro1">
          <table:table-cell office:value-type="float" office:value="28.766327">
            <text:p>28.766327</text:p>
          </table:table-cell>
          <table:table-cell office:value-type="float" office:value="22.755106">
            <text:p>22.755106</text:p>
          </table:table-cell>
          <table:table-cell/>
        </table:table-row>
        <table:table-row table:style-name="ro1">
          <table:table-cell office:value-type="float" office:value="14.598473">
            <text:p>14.598473</text:p>
          </table:table-cell>
          <table:table-cell office:value-type="float" office:value="69.71755">
            <text:p>69.71755</text:p>
          </table:table-cell>
          <table:table-cell/>
        </table:table-row>
        <table:table-row table:style-name="ro1">
          <table:table-cell office:value-type="float" office:value="2.2803235">
            <text:p>2.2803235</text:p>
          </table:table-cell>
          <table:table-cell office:value-type="float" office:value="89.00474">
            <text:p>89.00474</text:p>
          </table:table-cell>
          <table:table-cell/>
        </table:table-row>
        <table:table-row table:style-name="ro1">
          <table:table-cell office:value-type="float" office:value="80.30803">
            <text:p>80.30803</text:p>
          </table:table-cell>
          <table:table-cell office:value-type="float" office:value="73.935295">
            <text:p>73.935295</text:p>
          </table:table-cell>
          <table:table-cell/>
        </table:table-row>
        <table:table-row table:style-name="ro1">
          <table:table-cell office:value-type="float" office:value="5.333579">
            <text:p>5.333579</text:p>
          </table:table-cell>
          <table:table-cell office:value-type="float" office:value="75.27374">
            <text:p>75.27374</text:p>
          </table:table-cell>
          <table:table-cell/>
        </table:table-row>
        <table:table-row table:style-name="ro1">
          <table:table-cell office:value-type="float" office:value="10.920191">
            <text:p>10.920191</text:p>
          </table:table-cell>
          <table:table-cell office:value-type="float" office:value="28.243513">
            <text:p>28.243513</text:p>
          </table:table-cell>
          <table:table-cell/>
        </table:table-row>
        <table:table-row table:style-name="ro1">
          <table:table-cell office:value-type="float" office:value="145.19516">
            <text:p>145.19516</text:p>
          </table:table-cell>
          <table:table-cell office:value-type="float" office:value="61.05644">
            <text:p>61.05644</text:p>
          </table:table-cell>
          <table:table-cell/>
        </table:table-row>
        <table:table-row table:style-name="ro1">
          <table:table-cell office:value-type="float" office:value="20.583204">
            <text:p>20.583204</text:p>
          </table:table-cell>
          <table:table-cell office:value-type="float" office:value="71.6929">
            <text:p>71.6929</text:p>
          </table:table-cell>
          <table:table-cell/>
        </table:table-row>
        <table:table-row table:style-name="ro1">
          <table:table-cell office:value-type="float" office:value="3.2545521">
            <text:p>3.2545521</text:p>
          </table:table-cell>
          <table:table-cell office:value-type="float" office:value="76.98091">
            <text:p>76.98091</text:p>
          </table:table-cell>
          <table:table-cell/>
        </table:table-row>
        <table:table-row table:style-name="ro1">
          <table:table-cell office:value-type="float" office:value="24.730616">
            <text:p>24.730616</text:p>
          </table:table-cell>
          <table:table-cell office:value-type="float" office:value="84.21827">
            <text:p>84.21827</text:p>
          </table:table-cell>
          <table:table-cell/>
        </table:table-row>
        <table:table-row table:style-name="ro1">
          <table:table-cell office:value-type="float" office:value="23.31591">
            <text:p>23.31591</text:p>
          </table:table-cell>
          <table:table-cell office:value-type="float" office:value="82.42847">
            <text:p>82.42847</text:p>
          </table:table-cell>
          <table:table-cell/>
        </table:table-row>
        <table:table-row table:style-name="ro1">
          <table:table-cell office:value-type="float" office:value="3.793936">
            <text:p>3.793936</text:p>
          </table:table-cell>
          <table:table-cell office:value-type="float" office:value="80.58852">
            <text:p>80.58852</text:p>
          </table:table-cell>
          <table:table-cell/>
        </table:table-row>
        <table:table-row table:style-name="ro1">
          <table:table-cell office:value-type="float" office:value="7.6992335">
            <text:p>7.6992335</text:p>
          </table:table-cell>
          <table:table-cell office:value-type="float" office:value="86.25468">
            <text:p>86.25468</text:p>
          </table:table-cell>
          <table:table-cell/>
        </table:table-row>
        <table:table-row table:style-name="ro1">
          <table:table-cell office:value-type="float" office:value="5.138662">
            <text:p>5.138662</text:p>
          </table:table-cell>
          <table:table-cell office:value-type="float" office:value="28.290598">
            <text:p>28.290598</text:p>
          </table:table-cell>
          <table:table-cell/>
        </table:table-row>
        <table:table-row table:style-name="ro1">
          <table:table-cell office:value-type="float" office:value="3.4772918">
            <text:p>3.4772918</text:p>
          </table:table-cell>
          <table:table-cell office:value-type="float" office:value="15.873894">
            <text:p>15.873894</text:p>
          </table:table-cell>
          <table:table-cell/>
        </table:table-row>
        <table:table-row table:style-name="ro1">
          <table:table-cell office:value-type="float" office:value="0.9905785">
            <text:p>0.9905785</text:p>
          </table:table-cell>
          <table:table-cell office:value-type="float" office:value="86.32719">
            <text:p>86.32719</text:p>
          </table:table-cell>
          <table:table-cell/>
        </table:table-row>
        <table:table-row table:style-name="ro1">
          <table:table-cell office:value-type="float" office:value="2.885415">
            <text:p>2.885415</text:p>
          </table:table-cell>
          <table:table-cell office:value-type="float" office:value="89.71852">
            <text:p>89.71852</text:p>
          </table:table-cell>
          <table:table-cell/>
        </table:table-row>
        <table:table-row table:style-name="ro1">
          <table:table-cell office:value-type="float" office:value="37.301483">
            <text:p>37.301483</text:p>
          </table:table-cell>
          <table:table-cell office:value-type="float" office:value="85.01048">
            <text:p>85.01048</text:p>
          </table:table-cell>
          <table:table-cell/>
        </table:table-row>
        <table:table-row table:style-name="ro1">
          <table:table-cell office:value-type="float" office:value="5.575211">
            <text:p>5.575211</text:p>
          </table:table-cell>
          <table:table-cell office:value-type="float" office:value="68.68429">
            <text:p>68.68429</text:p>
          </table:table-cell>
          <table:table-cell/>
        </table:table-row>
        <table:table-row table:style-name="ro1">
          <table:table-cell office:value-type="float" office:value="0.5692737">
            <text:p>0.5692737</text:p>
          </table:table-cell>
          <table:table-cell office:value-type="float" office:value="81.42857">
            <text:p>81.42857</text:p>
          </table:table-cell>
          <table:table-cell/>
        </table:table-row>
        <table:table-row table:style-name="ro1">
          <table:table-cell office:value-type="float" office:value="187.45198">
            <text:p>187.45198</text:p>
          </table:table-cell>
          <table:table-cell office:value-type="float" office:value="81.51421">
            <text:p>81.51421</text:p>
          </table:table-cell>
          <table:table-cell/>
        </table:table-row>
        <table:table-row table:style-name="ro1">
          <table:table-cell office:value-type="float" office:value="2.2103636">
            <text:p>2.2103636</text:p>
          </table:table-cell>
          <table:table-cell office:value-type="float" office:value="90.77371">
            <text:p>90.77371</text:p>
          </table:table-cell>
          <table:table-cell/>
        </table:table-row>
        <table:table-row table:style-name="ro1">
          <table:table-cell office:value-type="float" office:value="0.9509778">
            <text:p>0.9509778</text:p>
          </table:table-cell>
          <table:table-cell office:value-type="float" office:value="86.80427">
            <text:p>86.80427</text:p>
          </table:table-cell>
          <table:table-cell/>
        </table:table-row>
        <table:table-row table:style-name="ro1">
          <table:table-cell office:value-type="float" office:value="0.38447115">
            <text:p>0.38447115</text:p>
          </table:table-cell>
          <table:table-cell office:value-type="float" office:value="85.545586">
            <text:p>85.545586</text:p>
          </table:table-cell>
          <table:table-cell/>
        </table:table-row>
        <table:table-row table:style-name="ro1">
          <table:table-cell office:value-type="float" office:value="0.9723629">
            <text:p>0.9723629</text:p>
          </table:table-cell>
          <table:table-cell office:value-type="float" office:value="53.324062">
            <text:p>53.324062</text:p>
          </table:table-cell>
          <table:table-cell/>
        </table:table-row>
        <table:table-row table:style-name="ro1">
          <table:table-cell office:value-type="float" office:value="5.412797">
            <text:p>5.412797</text:p>
          </table:table-cell>
          <table:table-cell office:value-type="float" office:value="86.658394">
            <text:p>86.658394</text:p>
          </table:table-cell>
          <table:table-cell/>
        </table:table-row>
        <table:table-row table:style-name="ro1">
          <table:table-cell office:value-type="float" office:value="1.1639744">
            <text:p>1.1639744</text:p>
          </table:table-cell>
          <table:table-cell office:value-type="float" office:value="88.633995">
            <text:p>88.633995</text:p>
          </table:table-cell>
          <table:table-cell/>
        </table:table-row>
        <table:table-row table:style-name="ro1">
          <table:table-cell office:value-type="float" office:value="0.6722952">
            <text:p>0.6722952</text:p>
          </table:table-cell>
          <table:table-cell office:value-type="float" office:value="77.42848">
            <text:p>77.42848</text:p>
          </table:table-cell>
          <table:table-cell/>
        </table:table-row>
        <table:table-row table:style-name="ro1">
          <table:table-cell office:value-type="float" office:value="0.709098">
            <text:p>0.709098</text:p>
          </table:table-cell>
          <table:table-cell office:value-type="float" office:value="91.24871">
            <text:p>91.24871</text:p>
          </table:table-cell>
          <table:table-cell/>
        </table:table-row>
        <table:table-row table:style-name="ro1">
          <table:table-cell office:value-type="float" office:value="6.0183907">
            <text:p>6.0183907</text:p>
          </table:table-cell>
          <table:table-cell office:value-type="float" office:value="91.0149">
            <text:p>91.0149</text:p>
          </table:table-cell>
          <table:table-cell/>
        </table:table-row>
        <table:table-row table:style-name="ro1">
          <table:table-cell office:value-type="float" office:value="0.7873258">
            <text:p>0.7873258</text:p>
          </table:table-cell>
          <table:table-cell office:value-type="float" office:value="90.38961">
            <text:p>90.38961</text:p>
          </table:table-cell>
          <table:table-cell/>
        </table:table-row>
        <table:table-row table:style-name="ro1">
          <table:table-cell office:value-type="float" office:value="0.8042017">
            <text:p>0.8042017</text:p>
          </table:table-cell>
          <table:table-cell office:value-type="float" office:value="91.616165">
            <text:p>91.616165</text:p>
          </table:table-cell>
          <table:table-cell/>
        </table:table-row>
        <table:table-row table:style-name="ro1">
          <table:table-cell office:value-type="float" office:value="493.72476">
            <text:p>493.72476</text:p>
          </table:table-cell>
          <table:table-cell office:value-type="float" office:value="59.965">
            <text:p>59.965</text:p>
          </table:table-cell>
          <table:table-cell/>
        </table:table-row>
        <table:table-row table:style-name="ro1">
          <table:table-cell office:value-type="float" office:value="0.72158706">
            <text:p>0.72158706</text:p>
          </table:table-cell>
          <table:table-cell office:value-type="float" office:value="59.31334">
            <text:p>59.31334</text:p>
          </table:table-cell>
          <table:table-cell/>
        </table:table-row>
        <table:table-row table:style-name="ro1">
          <table:table-cell office:value-type="float" office:value="6.7178884">
            <text:p>6.7178884</text:p>
          </table:table-cell>
          <table:table-cell office:value-type="float" office:value="89.72967">
            <text:p>89.72967</text:p>
          </table:table-cell>
          <table:table-cell/>
        </table:table-row>
        <table:table-row table:style-name="ro1">
          <table:table-cell office:value-type="float" office:value="4.1937776">
            <text:p>4.1937776</text:p>
          </table:table-cell>
          <table:table-cell office:value-type="float" office:value="90.85095">
            <text:p>90.85095</text:p>
          </table:table-cell>
          <table:table-cell/>
        </table:table-row>
        <table:table-row table:style-name="ro1">
          <table:table-cell office:value-type="float" office:value="7.4949365">
            <text:p>7.4949365</text:p>
          </table:table-cell>
          <table:table-cell office:value-type="float" office:value="52.506203">
            <text:p>52.506203</text:p>
          </table:table-cell>
          <table:table-cell/>
        </table:table-row>
        <table:table-row table:style-name="ro1">
          <table:table-cell office:value-type="float" office:value="3.1003153">
            <text:p>3.1003153</text:p>
          </table:table-cell>
          <table:table-cell office:value-type="float" office:value="76.33778">
            <text:p>76.33778</text:p>
          </table:table-cell>
          <table:table-cell/>
        </table:table-row>
        <table:table-row table:style-name="ro1">
          <table:table-cell office:value-type="float" office:value="2.7835572">
            <text:p>2.7835572</text:p>
          </table:table-cell>
          <table:table-cell office:value-type="float" office:value="91.22503">
            <text:p>91.22503</text:p>
          </table:table-cell>
          <table:table-cell/>
        </table:table-row>
        <table:table-row table:style-name="ro1">
          <table:table-cell office:value-type="float" office:value="93.746">
            <text:p>93.746</text:p>
          </table:table-cell>
          <table:table-cell office:value-type="float" office:value="90.01379">
            <text:p>90.01379</text:p>
          </table:table-cell>
          <table:table-cell/>
        </table:table-row>
        <table:table-row table:style-name="ro1">
          <table:table-cell office:value-type="float" office:value="7.56939">
            <text:p>7.56939</text:p>
          </table:table-cell>
          <table:table-cell office:value-type="float" office:value="76.567215">
            <text:p>76.567215</text:p>
          </table:table-cell>
          <table:table-cell/>
        </table:table-row>
        <table:table-row table:style-name="ro1">
          <table:table-cell office:value-type="float" office:value="22.008776">
            <text:p>22.008776</text:p>
          </table:table-cell>
          <table:table-cell office:value-type="float" office:value="84.115746">
            <text:p>84.115746</text:p>
          </table:table-cell>
          <table:table-cell/>
        </table:table-row>
        <table:table-row table:style-name="ro1">
          <table:table-cell office:value-type="float" office:value="0.43385607">
            <text:p>0.43385607</text:p>
          </table:table-cell>
          <table:table-cell office:value-type="float" office:value="83.61539">
            <text:p>83.61539</text:p>
          </table:table-cell>
          <table:table-cell/>
        </table:table-row>
        <table:table-row table:style-name="ro1">
          <table:table-cell office:value-type="float" office:value="136.05325">
            <text:p>136.05325</text:p>
          </table:table-cell>
          <table:table-cell office:value-type="float" office:value="73.58323">
            <text:p>73.58323</text:p>
          </table:table-cell>
          <table:table-cell/>
        </table:table-row>
        <table:table-row table:style-name="ro1">
          <table:table-cell office:value-type="float" office:value="17.583416">
            <text:p>17.583416</text:p>
          </table:table-cell>
          <table:table-cell office:value-type="float" office:value="29.787477">
            <text:p>29.787477</text:p>
          </table:table-cell>
          <table:table-cell/>
        </table:table-row>
        <table:table-row table:style-name="ro1">
          <table:table-cell office:value-type="float" office:value="21.12685">
            <text:p>21.12685</text:p>
          </table:table-cell>
          <table:table-cell office:value-type="float" office:value="33.056267">
            <text:p>33.056267</text:p>
          </table:table-cell>
          <table:table-cell/>
        </table:table-row>
        <table:table-row table:style-name="ro1">
          <table:table-cell office:value-type="float" office:value="18.312275">
            <text:p>18.312275</text:p>
          </table:table-cell>
          <table:table-cell office:value-type="float" office:value="38.31325">
            <text:p>38.31325</text:p>
          </table:table-cell>
          <table:table-cell/>
        </table:table-row>
        <table:table-row table:style-name="ro1">
          <table:table-cell office:value-type="float" office:value="97.621574">
            <text:p>97.621574</text:p>
          </table:table-cell>
          <table:table-cell office:value-type="float" office:value="28.686388">
            <text:p>28.686388</text:p>
          </table:table-cell>
          <table:table-cell/>
        </table:table-row>
        <table:table-row table:style-name="ro1">
          <table:table-cell office:value-type="float" office:value="3.611831">
            <text:p>3.611831</text:p>
          </table:table-cell>
          <table:table-cell office:value-type="float" office:value="43.16839">
            <text:p>43.16839</text:p>
          </table:table-cell>
          <table:table-cell/>
        </table:table-row>
        <table:table-row table:style-name="ro1">
          <table:table-cell office:value-type="float" office:value="26.660578">
            <text:p>26.660578</text:p>
          </table:table-cell>
          <table:table-cell office:value-type="float" office:value="38.048504">
            <text:p>38.048504</text:p>
          </table:table-cell>
          <table:table-cell/>
        </table:table-row>
        <table:table-row table:style-name="ro1">
          <table:table-cell office:value-type="float" office:value="13.788796">
            <text:p>13.788796</text:p>
          </table:table-cell>
          <table:table-cell office:value-type="float" office:value="36.756622">
            <text:p>36.756622</text:p>
          </table:table-cell>
          <table:table-cell/>
        </table:table-row>
        <table:table-row table:style-name="ro1">
          <table:table-cell office:value-type="float" office:value="20.408495">
            <text:p>20.408495</text:p>
          </table:table-cell>
          <table:table-cell office:value-type="float" office:value="28.593363">
            <text:p>28.593363</text:p>
          </table:table-cell>
          <table:table-cell/>
        </table:table-row>
        <table:table-row table:style-name="ro1">
          <table:table-cell office:value-type="float" office:value="16.154917">
            <text:p>16.154917</text:p>
          </table:table-cell>
          <table:table-cell office:value-type="float" office:value="33.579742">
            <text:p>33.579742</text:p>
          </table:table-cell>
          <table:table-cell/>
        </table:table-row>
        <table:table-row table:style-name="ro1">
          <table:table-cell office:value-type="float" office:value="14.580311">
            <text:p>14.580311</text:p>
          </table:table-cell>
          <table:table-cell office:value-type="float" office:value="37.699177">
            <text:p>37.699177</text:p>
          </table:table-cell>
          <table:table-cell/>
        </table:table-row>
        <table:table-row table:style-name="ro1">
          <table:table-cell office:value-type="float" office:value="25.151796">
            <text:p>25.151796</text:p>
          </table:table-cell>
          <table:table-cell office:value-type="float" office:value="38.802334">
            <text:p>38.802334</text:p>
          </table:table-cell>
          <table:table-cell/>
        </table:table-row>
        <table:table-row table:style-name="ro1">
          <table:table-cell office:value-type="float" office:value="33.10812">
            <text:p>33.10812</text:p>
          </table:table-cell>
          <table:table-cell office:value-type="float" office:value="28.451883">
            <text:p>28.451883</text:p>
          </table:table-cell>
          <table:table-cell/>
        </table:table-row>
        <table:table-row table:style-name="ro1">
          <table:table-cell office:value-type="float" office:value="21.52447">
            <text:p>21.52447</text:p>
          </table:table-cell>
          <table:table-cell office:value-type="float" office:value="24.943989">
            <text:p>24.943989</text:p>
          </table:table-cell>
          <table:table-cell/>
        </table:table-row>
        <table:table-row table:style-name="ro1">
          <table:table-cell office:value-type="float" office:value="22.407772">
            <text:p>22.407772</text:p>
          </table:table-cell>
          <table:table-cell office:value-type="float" office:value="30.628412">
            <text:p>30.628412</text:p>
          </table:table-cell>
          <table:table-cell/>
        </table:table-row>
        <table:table-row table:style-name="ro1">
          <table:table-cell office:value-type="float" office:value="9.794616">
            <text:p>9.794616</text:p>
          </table:table-cell>
          <table:table-cell office:value-type="float" office:value="51.761738">
            <text:p>51.761738</text:p>
          </table:table-cell>
          <table:table-cell/>
        </table:table-row>
        <table:table-row table:style-name="ro1">
          <table:table-cell office:value-type="float" office:value="52.74283">
            <text:p>52.74283</text:p>
          </table:table-cell>
          <table:table-cell office:value-type="float" office:value="43.913166">
            <text:p>43.913166</text:p>
          </table:table-cell>
          <table:table-cell/>
        </table:table-row>
        <table:table-row table:style-name="ro1">
          <table:table-cell office:value-type="float" office:value="3532.4338">
            <text:p>3532.4338</text:p>
          </table:table-cell>
          <table:table-cell office:value-type="float" office:value="27.815636">
            <text:p>27.815636</text:p>
          </table:table-cell>
          <table:table-cell/>
        </table:table-row>
        <table:table-row table:style-name="ro1">
          <table:table-cell office:value-type="float" office:value="13.944393">
            <text:p>13.944393</text:p>
          </table:table-cell>
          <table:table-cell office:value-type="float" office:value="51.371822">
            <text:p>51.371822</text:p>
          </table:table-cell>
          <table:table-cell/>
        </table:table-row>
        <table:table-row table:style-name="ro1">
          <table:table-cell office:value-type="float" office:value="13.709315">
            <text:p>13.709315</text:p>
          </table:table-cell>
          <table:table-cell office:value-type="float" office:value="63.47622">
            <text:p>63.47622</text:p>
          </table:table-cell>
          <table:table-cell/>
        </table:table-row>
        <table:table-row table:style-name="ro1">
          <table:table-cell office:value-type="float" office:value="26.089703">
            <text:p>26.089703</text:p>
          </table:table-cell>
          <table:table-cell office:value-type="float" office:value="60.04877">
            <text:p>60.04877</text:p>
          </table:table-cell>
          <table:table-cell/>
        </table:table-row>
        <table:table-row table:style-name="ro1">
          <table:table-cell office:value-type="float" office:value="17.369972">
            <text:p>17.369972</text:p>
          </table:table-cell>
          <table:table-cell office:value-type="float" office:value="68.52303">
            <text:p>68.52303</text:p>
          </table:table-cell>
          <table:table-cell/>
        </table:table-row>
        <table:table-row table:style-name="ro1">
          <table:table-cell office:value-type="float" office:value="3107.9888">
            <text:p>3107.9888</text:p>
          </table:table-cell>
          <table:table-cell office:value-type="float" office:value="29.783499">
            <text:p>29.783499</text:p>
          </table:table-cell>
          <table:table-cell/>
        </table:table-row>
        <table:table-row table:style-name="ro1">
          <table:table-cell office:value-type="float" office:value="29.28253">
            <text:p>29.28253</text:p>
          </table:table-cell>
          <table:table-cell office:value-type="float" office:value="71.423386">
            <text:p>71.423386</text:p>
          </table:table-cell>
          <table:table-cell/>
        </table:table-row>
        <table:table-row table:style-name="ro1">
          <table:table-cell office:value-type="float" office:value="3.409246">
            <text:p>3.409246</text:p>
          </table:table-cell>
          <table:table-cell office:value-type="float" office:value="58.763836">
            <text:p>58.763836</text:p>
          </table:table-cell>
          <table:table-cell/>
        </table:table-row>
        <table:table-row table:style-name="ro1">
          <table:table-cell office:value-type="float" office:value="34.515724">
            <text:p>34.515724</text:p>
          </table:table-cell>
          <table:table-cell office:value-type="float" office:value="72.82744">
            <text:p>72.82744</text:p>
          </table:table-cell>
          <table:table-cell/>
        </table:table-row>
        <table:table-row table:style-name="ro1">
          <table:table-cell/>
          <table:table-cell office:value-type="float" office:value="55.48692">
            <text:p>55.48692</text:p>
          </table:table-cell>
          <table:table-cell/>
        </table:table-row>
        <table:table-row table:style-name="ro1">
          <table:table-cell office:value-type="float" office:value="7.3348656">
            <text:p>7.3348656</text:p>
          </table:table-cell>
          <table:table-cell office:value-type="float" office:value="74.4703">
            <text:p>74.4703</text:p>
          </table:table-cell>
          <table:table-cell/>
        </table:table-row>
        <table:table-row table:style-name="ro1">
          <table:table-cell office:value-type="float" office:value="23.589918">
            <text:p>23.589918</text:p>
          </table:table-cell>
          <table:table-cell office:value-type="float" office:value="69.592636">
            <text:p>69.592636</text:p>
          </table:table-cell>
          <table:table-cell/>
        </table:table-row>
        <table:table-row table:style-name="ro1">
          <table:table-cell office:value-type="float" office:value="521.38416">
            <text:p>521.38416</text:p>
          </table:table-cell>
          <table:table-cell office:value-type="float" office:value="65.75795">
            <text:p>65.75795</text:p>
          </table:table-cell>
          <table:table-cell/>
        </table:table-row>
        <table:table-row table:style-name="ro1">
          <table:table-cell office:value-type="float" office:value="11.832776">
            <text:p>11.832776</text:p>
          </table:table-cell>
          <table:table-cell office:value-type="float" office:value="37.258106">
            <text:p>37.258106</text:p>
          </table:table-cell>
          <table:table-cell/>
        </table:table-row>
        <table:table-row table:style-name="ro1">
          <table:table-cell office:value-type="float" office:value="18.394241">
            <text:p>18.394241</text:p>
          </table:table-cell>
          <table:table-cell office:value-type="float" office:value="67.5341">
            <text:p>67.5341</text:p>
          </table:table-cell>
          <table:table-cell/>
        </table:table-row>
        <table:table-row table:style-name="ro1">
          <table:table-cell office:value-type="float" office:value="11.321256">
            <text:p>11.321256</text:p>
          </table:table-cell>
          <table:table-cell office:value-type="float" office:value="48.78349">
            <text:p>48.78349</text:p>
          </table:table-cell>
          <table:table-cell/>
        </table:table-row>
        <table:table-row table:style-name="ro1">
          <table:table-cell/>
          <table:table-cell office:value-type="float" office:value="62.98832">
            <text:p>62.98832</text:p>
          </table:table-cell>
          <table:table-cell/>
        </table:table-row>
        <table:table-row table:style-name="ro1">
          <table:table-cell office:value-type="float" office:value="41.823166">
            <text:p>41.823166</text:p>
          </table:table-cell>
          <table:table-cell office:value-type="float" office:value="69.96993">
            <text:p>69.96993</text:p>
          </table:table-cell>
          <table:table-cell/>
        </table:table-row>
        <table:table-row table:style-name="ro1">
          <table:table-cell office:value-type="float" office:value="20.508543">
            <text:p>20.508543</text:p>
          </table:table-cell>
          <table:table-cell office:value-type="float" office:value="45.86006">
            <text:p>45.86006</text:p>
          </table:table-cell>
          <table:table-cell/>
        </table:table-row>
        <table:table-row table:style-name="ro1">
          <table:table-cell office:value-type="float" office:value="24.356878">
            <text:p>24.356878</text:p>
          </table:table-cell>
          <table:table-cell office:value-type="float" office:value="70.46663">
            <text:p>70.46663</text:p>
          </table:table-cell>
          <table:table-cell/>
        </table:table-row>
        <table:table-row table:style-name="ro1">
          <table:table-cell office:value-type="float" office:value="13.770978">
            <text:p>13.770978</text:p>
          </table:table-cell>
          <table:table-cell office:value-type="float" office:value="33.493282">
            <text:p>33.493282</text:p>
          </table:table-cell>
          <table:table-cell/>
        </table:table-row>
        <table:table-row table:style-name="ro1">
          <table:table-cell office:value-type="float" office:value="10.182736">
            <text:p>10.182736</text:p>
          </table:table-cell>
          <table:table-cell office:value-type="float" office:value="56.95854">
            <text:p>56.95854</text:p>
          </table:table-cell>
          <table:table-cell/>
        </table:table-row>
        <table:table-row table:style-name="ro1">
          <table:table-cell office:value-type="float" office:value="1632.8373">
            <text:p>1632.8373</text:p>
          </table:table-cell>
          <table:table-cell office:value-type="float" office:value="22.788115">
            <text:p>22.788115</text:p>
          </table:table-cell>
          <table:table-cell/>
        </table:table-row>
        <table:table-row table:style-name="ro1">
          <table:table-cell office:value-type="float" office:value="245.42851">
            <text:p>245.42851</text:p>
          </table:table-cell>
          <table:table-cell office:value-type="float" office:value="49.469883">
            <text:p>49.469883</text:p>
          </table:table-cell>
          <table:table-cell/>
        </table:table-row>
        <table:table-row table:style-name="ro1">
          <table:table-cell office:value-type="float" office:value="280.21915">
            <text:p>280.21915</text:p>
          </table:table-cell>
          <table:table-cell office:value-type="float" office:value="53.591415">
            <text:p>53.591415</text:p>
          </table:table-cell>
          <table:table-cell/>
        </table:table-row>
        <table:table-row table:style-name="ro1">
          <table:table-cell office:value-type="float" office:value="30.523762">
            <text:p>30.523762</text:p>
          </table:table-cell>
          <table:table-cell office:value-type="float" office:value="57.02337">
            <text:p>57.02337</text:p>
          </table:table-cell>
          <table:table-cell/>
        </table:table-row>
        <table:table-row table:style-name="ro1">
          <table:table-cell office:value-type="float" office:value="860.46326">
            <text:p>860.46326</text:p>
          </table:table-cell>
          <table:table-cell office:value-type="float" office:value="70.028305">
            <text:p>70.028305</text:p>
          </table:table-cell>
          <table:table-cell/>
        </table:table-row>
        <table:table-row table:style-name="ro1">
          <table:table-cell/>
          <table:table-cell office:value-type="float" office:value="42.50218">
            <text:p>42.50218</text:p>
          </table:table-cell>
          <table:table-cell/>
        </table:table-row>
        <table:table-row table:style-name="ro1">
          <table:table-cell office:value-type="float" office:value="6.0574884">
            <text:p>6.0574884</text:p>
          </table:table-cell>
          <table:table-cell office:value-type="float" office:value="67.916504">
            <text:p>67.916504</text:p>
          </table:table-cell>
          <table:table-cell/>
        </table:table-row>
        <table:table-row table:style-name="ro1">
          <table:table-cell office:value-type="float" office:value="47.34502">
            <text:p>47.34502</text:p>
          </table:table-cell>
          <table:table-cell office:value-type="float" office:value="58.292953">
            <text:p>58.292953</text:p>
          </table:table-cell>
          <table:table-cell/>
        </table:table-row>
        <table:table-row table:style-name="ro1">
          <table:table-cell office:value-type="float" office:value="12.933135">
            <text:p>12.933135</text:p>
          </table:table-cell>
          <table:table-cell office:value-type="float" office:value="51.169353">
            <text:p>51.169353</text:p>
          </table:table-cell>
          <table:table-cell/>
        </table:table-row>
        <table:table-row table:style-name="ro1">
          <table:table-cell office:value-type="float" office:value="377.21918">
            <text:p>377.21918</text:p>
          </table:table-cell>
          <table:table-cell office:value-type="float" office:value="38.83631">
            <text:p>38.83631</text:p>
          </table:table-cell>
          <table:table-cell/>
        </table:table-row>
        <table:table-row table:style-name="ro1">
          <table:table-cell office:value-type="float" office:value="18.491035">
            <text:p>18.491035</text:p>
          </table:table-cell>
          <table:table-cell office:value-type="float" office:value="63.356064">
            <text:p>63.356064</text:p>
          </table:table-cell>
          <table:table-cell/>
        </table:table-row>
        <table:table-row table:style-name="ro1">
          <table:table-cell office:value-type="float" office:value="21.317104">
            <text:p>21.317104</text:p>
          </table:table-cell>
          <table:table-cell office:value-type="float" office:value="51.303623">
            <text:p>51.303623</text:p>
          </table:table-cell>
          <table:table-cell/>
        </table:table-row>
        <table:table-row table:style-name="ro1">
          <table:table-cell office:value-type="float" office:value="327.63528">
            <text:p>327.63528</text:p>
          </table:table-cell>
          <table:table-cell office:value-type="float" office:value="33.07204">
            <text:p>33.07204</text:p>
          </table:table-cell>
          <table:table-cell/>
        </table:table-row>
        <table:table-row table:style-name="ro1">
          <table:table-cell office:value-type="float" office:value="15.0903845">
            <text:p>15.0903845</text:p>
          </table:table-cell>
          <table:table-cell office:value-type="float" office:value="46.373196">
            <text:p>46.373196</text:p>
          </table:table-cell>
          <table:table-cell/>
        </table:table-row>
        <table:table-row table:style-name="ro1">
          <table:table-cell office:value-type="float" office:value="1030.1757">
            <text:p>1030.1757</text:p>
          </table:table-cell>
          <table:table-cell office:value-type="float" office:value="39.98564">
            <text:p>39.98564</text:p>
          </table:table-cell>
          <table:table-cell/>
        </table:table-row>
        <table:table-row table:style-name="ro1">
          <table:table-cell/>
          <table:table-cell office:value-type="float" office:value="41.77926">
            <text:p>41.77926</text:p>
          </table:table-cell>
          <table:table-cell/>
        </table:table-row>
        <table:table-row table:style-name="ro1">
          <table:table-cell office:value-type="float" office:value="2412.3665">
            <text:p>2412.3665</text:p>
          </table:table-cell>
          <table:table-cell office:value-type="float" office:value="29.956625">
            <text:p>29.956625</text:p>
          </table:table-cell>
          <table:table-cell/>
        </table:table-row>
        <table:table-row table:style-name="ro1">
          <table:table-cell office:value-type="float" office:value="38.778652">
            <text:p>38.778652</text:p>
          </table:table-cell>
          <table:table-cell office:value-type="float" office:value="60.13603">
            <text:p>60.13603</text:p>
          </table:table-cell>
          <table:table-cell/>
        </table:table-row>
        <table:table-row table:style-name="ro1">
          <table:table-cell office:value-type="float" office:value="15.534278">
            <text:p>15.534278</text:p>
          </table:table-cell>
          <table:table-cell office:value-type="float" office:value="63.096043">
            <text:p>63.096043</text:p>
          </table:table-cell>
          <table:table-cell/>
        </table:table-row>
        <table:table-row table:style-name="ro1">
          <table:table-cell office:value-type="float" office:value="34.299187">
            <text:p>34.299187</text:p>
          </table:table-cell>
          <table:table-cell office:value-type="float" office:value="53.156094">
            <text:p>53.156094</text:p>
          </table:table-cell>
          <table:table-cell/>
        </table:table-row>
        <table:table-row table:style-name="ro1">
          <table:table-cell office:value-type="float" office:value="30.489597">
            <text:p>30.489597</text:p>
          </table:table-cell>
          <table:table-cell office:value-type="float" office:value="64.753365">
            <text:p>64.753365</text:p>
          </table:table-cell>
          <table:table-cell/>
        </table:table-row>
        <table:table-row table:style-name="ro1">
          <table:table-cell/>
          <table:table-cell office:value-type="float" office:value="34.5816">
            <text:p>34.5816</text:p>
          </table:table-cell>
          <table:table-cell/>
        </table:table-row>
        <table:table-row table:style-name="ro1">
          <table:table-cell office:value-type="float" office:value="72.869354">
            <text:p>72.869354</text:p>
          </table:table-cell>
          <table:table-cell office:value-type="float" office:value="64.30743">
            <text:p>64.30743</text:p>
          </table:table-cell>
          <table:table-cell/>
        </table:table-row>
        <table:table-row table:style-name="ro1">
          <table:table-cell office:value-type="float" office:value="898.40454">
            <text:p>898.40454</text:p>
          </table:table-cell>
          <table:table-cell office:value-type="float" office:value="36.300144">
            <text:p>36.300144</text:p>
          </table:table-cell>
          <table:table-cell/>
        </table:table-row>
        <table:table-row table:style-name="ro1">
          <table:table-cell/>
          <table:table-cell office:value-type="float" office:value="59.677418">
            <text:p>59.677418</text:p>
          </table:table-cell>
          <table:table-cell/>
        </table:table-row>
        <table:table-row table:style-name="ro1">
          <table:table-cell office:value-type="float" office:value="18.542555">
            <text:p>18.542555</text:p>
          </table:table-cell>
          <table:table-cell office:value-type="float" office:value="63.058186">
            <text:p>63.058186</text:p>
          </table:table-cell>
          <table:table-cell/>
        </table:table-row>
        <table:table-row table:style-name="ro1">
          <table:table-cell office:value-type="float" office:value="49.49615">
            <text:p>49.49615</text:p>
          </table:table-cell>
          <table:table-cell office:value-type="float" office:value="64.21353">
            <text:p>64.21353</text:p>
          </table:table-cell>
          <table:table-cell/>
        </table:table-row>
        <table:table-row table:style-name="ro1">
          <table:table-cell office:value-type="float" office:value="28.977633">
            <text:p>28.977633</text:p>
          </table:table-cell>
          <table:table-cell office:value-type="float" office:value="64.37062">
            <text:p>64.37062</text:p>
          </table:table-cell>
          <table:table-cell/>
        </table:table-row>
        <table:table-row table:style-name="ro1">
          <table:table-cell office:value-type="float" office:value="13.404498">
            <text:p>13.404498</text:p>
          </table:table-cell>
          <table:table-cell office:value-type="float" office:value="69.630165">
            <text:p>69.630165</text:p>
          </table:table-cell>
          <table:table-cell/>
        </table:table-row>
        <table:table-row table:style-name="ro1">
          <table:table-cell office:value-type="float" office:value="45.382988">
            <text:p>45.382988</text:p>
          </table:table-cell>
          <table:table-cell office:value-type="float" office:value="62.85908">
            <text:p>62.85908</text:p>
          </table:table-cell>
          <table:table-cell/>
        </table:table-row>
        <table:table-row table:style-name="ro1">
          <table:table-cell office:value-type="float" office:value="15.902988">
            <text:p>15.902988</text:p>
          </table:table-cell>
          <table:table-cell office:value-type="float" office:value="36.033463">
            <text:p>36.033463</text:p>
          </table:table-cell>
          <table:table-cell/>
        </table:table-row>
        <table:table-row table:style-name="ro1">
          <table:table-cell office:value-type="float" office:value="16.842426">
            <text:p>16.842426</text:p>
          </table:table-cell>
          <table:table-cell office:value-type="float" office:value="52.852543">
            <text:p>52.852543</text:p>
          </table:table-cell>
          <table:table-cell/>
        </table:table-row>
        <table:table-row table:style-name="ro1">
          <table:table-cell/>
          <table:table-cell office:value-type="float" office:value="27.060598">
            <text:p>27.060598</text:p>
          </table:table-cell>
          <table:table-cell/>
        </table:table-row>
        <table:table-row table:style-name="ro1">
          <table:table-cell office:value-type="float" office:value="81.424385">
            <text:p>81.424385</text:p>
          </table:table-cell>
          <table:table-cell office:value-type="float" office:value="68.58753">
            <text:p>68.58753</text:p>
          </table:table-cell>
          <table:table-cell/>
        </table:table-row>
        <table:table-row table:style-name="ro1">
          <table:table-cell office:value-type="float" office:value="1075.9307">
            <text:p>1075.9307</text:p>
          </table:table-cell>
          <table:table-cell office:value-type="float" office:value="43.144474">
            <text:p>43.144474</text:p>
          </table:table-cell>
          <table:table-cell/>
        </table:table-row>
        <table:table-row table:style-name="ro1">
          <table:table-cell office:value-type="float" office:value="484.45734">
            <text:p>484.45734</text:p>
          </table:table-cell>
          <table:table-cell office:value-type="float" office:value="44.075657">
            <text:p>44.075657</text:p>
          </table:table-cell>
          <table:table-cell/>
        </table:table-row>
        <table:table-row table:style-name="ro1">
          <table:table-cell office:value-type="float" office:value="54.418285">
            <text:p>54.418285</text:p>
          </table:table-cell>
          <table:table-cell office:value-type="float" office:value="57.549812">
            <text:p>57.549812</text:p>
          </table:table-cell>
          <table:table-cell/>
        </table:table-row>
        <table:table-row table:style-name="ro1">
          <table:table-cell office:value-type="float" office:value="2.144909">
            <text:p>2.144909</text:p>
          </table:table-cell>
          <table:table-cell office:value-type="float" office:value="66.81128">
            <text:p>66.81128</text:p>
          </table:table-cell>
          <table:table-cell/>
        </table:table-row>
        <table:table-row table:style-name="ro1">
          <table:table-cell/>
          <table:table-cell office:value-type="float" office:value="41.918114">
            <text:p>41.918114</text:p>
          </table:table-cell>
          <table:table-cell/>
        </table:table-row>
        <table:table-row table:style-name="ro1">
          <table:table-cell office:value-type="float" office:value="37.545513">
            <text:p>37.545513</text:p>
          </table:table-cell>
          <table:table-cell office:value-type="float" office:value="57.403534">
            <text:p>57.403534</text:p>
          </table:table-cell>
          <table:table-cell/>
        </table:table-row>
        <table:table-row table:style-name="ro1">
          <table:table-cell office:value-type="float" office:value="144.41936">
            <text:p>144.41936</text:p>
          </table:table-cell>
          <table:table-cell office:value-type="float" office:value="56.115425">
            <text:p>56.115425</text:p>
          </table:table-cell>
          <table:table-cell/>
        </table:table-row>
        <table:table-row table:style-name="ro1">
          <table:table-cell office:value-type="float" office:value="8.259744">
            <text:p>8.259744</text:p>
          </table:table-cell>
          <table:table-cell office:value-type="float" office:value="51.663895">
            <text:p>51.663895</text:p>
          </table:table-cell>
          <table:table-cell/>
        </table:table-row>
        <table:table-row table:style-name="ro1">
          <table:table-cell office:value-type="float" office:value="48.607796">
            <text:p>48.607796</text:p>
          </table:table-cell>
          <table:table-cell office:value-type="float" office:value="59.599243">
            <text:p>59.599243</text:p>
          </table:table-cell>
          <table:table-cell/>
        </table:table-row>
        <table:table-row table:style-name="ro1">
          <table:table-cell office:value-type="float" office:value="21.586622">
            <text:p>21.586622</text:p>
          </table:table-cell>
          <table:table-cell office:value-type="float" office:value="62.079582">
            <text:p>62.079582</text:p>
          </table:table-cell>
          <table:table-cell/>
        </table:table-row>
        <table:table-row table:style-name="ro1">
          <table:table-cell office:value-type="float" office:value="19.025976">
            <text:p>19.025976</text:p>
          </table:table-cell>
          <table:table-cell office:value-type="float" office:value="54.38851">
            <text:p>54.38851</text:p>
          </table:table-cell>
          <table:table-cell/>
        </table:table-row>
        <table:table-row table:style-name="ro1">
          <table:table-cell office:value-type="float" office:value="22.545008">
            <text:p>22.545008</text:p>
          </table:table-cell>
          <table:table-cell office:value-type="float" office:value="72.525955">
            <text:p>72.525955</text:p>
          </table:table-cell>
          <table:table-cell/>
        </table:table-row>
        <table:table-row table:style-name="ro1">
          <table:table-cell/>
          <table:table-cell office:value-type="float" office:value="43.574146">
            <text:p>43.574146</text:p>
          </table:table-cell>
          <table:table-cell/>
        </table:table-row>
        <table:table-row table:style-name="ro1">
          <table:table-cell office:value-type="float" office:value="233.66592">
            <text:p>233.66592</text:p>
          </table:table-cell>
          <table:table-cell office:value-type="float" office:value="47.732525">
            <text:p>47.732525</text:p>
          </table:table-cell>
          <table:table-cell/>
        </table:table-row>
        <table:table-row table:style-name="ro1">
          <table:table-cell office:value-type="float" office:value="25.13895">
            <text:p>25.13895</text:p>
          </table:table-cell>
          <table:table-cell office:value-type="float" office:value="56.988117">
            <text:p>56.988117</text:p>
          </table:table-cell>
          <table:table-cell/>
        </table:table-row>
        <table:table-row table:style-name="ro1">
          <table:table-cell office:value-type="float" office:value="11.548208">
            <text:p>11.548208</text:p>
          </table:table-cell>
          <table:table-cell office:value-type="float" office:value="52.520786">
            <text:p>52.520786</text:p>
          </table:table-cell>
          <table:table-cell/>
        </table:table-row>
        <table:table-row table:style-name="ro1">
          <table:table-cell/>
          <table:table-cell office:value-type="float" office:value="55.39445">
            <text:p>55.39445</text:p>
          </table:table-cell>
          <table:table-cell/>
        </table:table-row>
        <table:table-row table:style-name="ro1">
          <table:table-cell office:value-type="float" office:value="15.944101">
            <text:p>15.944101</text:p>
          </table:table-cell>
          <table:table-cell office:value-type="float" office:value="59.437008">
            <text:p>59.437008</text:p>
          </table:table-cell>
          <table:table-cell/>
        </table:table-row>
        <table:table-row table:style-name="ro1">
          <table:table-cell office:value-type="float" office:value="1476.9952">
            <text:p>1476.9952</text:p>
          </table:table-cell>
          <table:table-cell office:value-type="float" office:value="43.25681">
            <text:p>43.25681</text:p>
          </table:table-cell>
          <table:table-cell/>
        </table:table-row>
        <table:table-row table:style-name="ro1">
          <table:table-cell office:value-type="float" office:value="2228.736">
            <text:p>2228.736</text:p>
          </table:table-cell>
          <table:table-cell office:value-type="float" office:value="37.11972">
            <text:p>37.11972</text:p>
          </table:table-cell>
          <table:table-cell/>
        </table:table-row>
        <table:table-row table:style-name="ro1">
          <table:table-cell/>
          <table:table-cell office:value-type="float" office:value="37.489864">
            <text:p>37.489864</text:p>
          </table:table-cell>
          <table:table-cell/>
        </table:table-row>
        <table:table-row table:style-name="ro1">
          <table:table-cell office:value-type="float" office:value="13.749527">
            <text:p>13.749527</text:p>
          </table:table-cell>
          <table:table-cell office:value-type="float" office:value="65.87347">
            <text:p>65.87347</text:p>
          </table:table-cell>
          <table:table-cell/>
        </table:table-row>
        <table:table-row table:style-name="ro1">
          <table:table-cell office:value-type="float" office:value="18.600002">
            <text:p>18.600002</text:p>
          </table:table-cell>
          <table:table-cell office:value-type="float" office:value="53.650707">
            <text:p>53.650707</text:p>
          </table:table-cell>
          <table:table-cell/>
        </table:table-row>
        <table:table-row table:style-name="ro1">
          <table:table-cell office:value-type="float" office:value="20.086462">
            <text:p>20.086462</text:p>
          </table:table-cell>
          <table:table-cell office:value-type="float" office:value="60.427452">
            <text:p>60.427452</text:p>
          </table:table-cell>
          <table:table-cell/>
        </table:table-row>
        <table:table-row table:style-name="ro1">
          <table:table-cell office:value-type="float" office:value="94.047714">
            <text:p>94.047714</text:p>
          </table:table-cell>
          <table:table-cell office:value-type="float" office:value="50.129044">
            <text:p>50.129044</text:p>
          </table:table-cell>
          <table:table-cell/>
        </table:table-row>
        <table:table-row table:style-name="ro1">
          <table:table-cell office:value-type="float" office:value="12.231457">
            <text:p>12.231457</text:p>
          </table:table-cell>
          <table:table-cell office:value-type="float" office:value="48.601357">
            <text:p>48.601357</text:p>
          </table:table-cell>
          <table:table-cell/>
        </table:table-row>
        <table:table-row table:style-name="ro1">
          <table:table-cell office:value-type="float" office:value="32.1469">
            <text:p>32.1469</text:p>
          </table:table-cell>
          <table:table-cell office:value-type="float" office:value="67.08638">
            <text:p>67.08638</text:p>
          </table:table-cell>
          <table:table-cell/>
        </table:table-row>
        <table:table-row table:style-name="ro1">
          <table:table-cell office:value-type="float" office:value="585.53314">
            <text:p>585.53314</text:p>
          </table:table-cell>
          <table:table-cell office:value-type="float" office:value="34.807068">
            <text:p>34.807068</text:p>
          </table:table-cell>
          <table:table-cell/>
        </table:table-row>
        <table:table-row table:style-name="ro1">
          <table:table-cell office:value-type="float" office:value="973.93567">
            <text:p>973.93567</text:p>
          </table:table-cell>
          <table:table-cell office:value-type="float" office:value="27.740847">
            <text:p>27.740847</text:p>
          </table:table-cell>
          <table:table-cell/>
        </table:table-row>
        <table:table-row table:style-name="ro1">
          <table:table-cell office:value-type="float" office:value="6.0193086">
            <text:p>6.0193086</text:p>
          </table:table-cell>
          <table:table-cell office:value-type="float" office:value="41.72774">
            <text:p>41.72774</text:p>
          </table:table-cell>
          <table:table-cell/>
        </table:table-row>
        <table:table-row table:style-name="ro1">
          <table:table-cell office:value-type="float" office:value="16.677994">
            <text:p>16.677994</text:p>
          </table:table-cell>
          <table:table-cell office:value-type="float" office:value="57.48599">
            <text:p>57.48599</text:p>
          </table:table-cell>
          <table:table-cell/>
        </table:table-row>
        <table:table-row table:style-name="ro1">
          <table:table-cell office:value-type="float" office:value="205.04597">
            <text:p>205.04597</text:p>
          </table:table-cell>
          <table:table-cell office:value-type="float" office:value="61.25941">
            <text:p>61.25941</text:p>
          </table:table-cell>
          <table:table-cell/>
        </table:table-row>
        <table:table-row table:style-name="ro1">
          <table:table-cell office:value-type="float" office:value="19.358868">
            <text:p>19.358868</text:p>
          </table:table-cell>
          <table:table-cell office:value-type="float" office:value="50.481266">
            <text:p>50.481266</text:p>
          </table:table-cell>
          <table:table-cell/>
        </table:table-row>
        <table:table-row table:style-name="ro1">
          <table:table-cell office:value-type="float" office:value="37.776096">
            <text:p>37.776096</text:p>
          </table:table-cell>
          <table:table-cell office:value-type="float" office:value="57.366264">
            <text:p>57.366264</text:p>
          </table:table-cell>
          <table:table-cell/>
        </table:table-row>
        <table:table-row table:style-name="ro1">
          <table:table-cell office:value-type="float" office:value="29.562637">
            <text:p>29.562637</text:p>
          </table:table-cell>
          <table:table-cell office:value-type="float" office:value="63.01152">
            <text:p>63.01152</text:p>
          </table:table-cell>
          <table:table-cell/>
        </table:table-row>
        <table:table-row table:style-name="ro1">
          <table:table-cell office:value-type="float" office:value="14.68936">
            <text:p>14.68936</text:p>
          </table:table-cell>
          <table:table-cell office:value-type="float" office:value="69.934074">
            <text:p>69.934074</text:p>
          </table:table-cell>
          <table:table-cell/>
        </table:table-row>
        <table:table-row table:style-name="ro1">
          <table:table-cell office:value-type="float" office:value="541.75793">
            <text:p>541.75793</text:p>
          </table:table-cell>
          <table:table-cell office:value-type="float" office:value="9.595674">
            <text:p>9.595674</text:p>
          </table:table-cell>
          <table:table-cell/>
        </table:table-row>
        <table:table-row table:style-name="ro1">
          <table:table-cell office:value-type="float" office:value="25.054794">
            <text:p>25.054794</text:p>
          </table:table-cell>
          <table:table-cell office:value-type="float" office:value="63.972786">
            <text:p>63.972786</text:p>
          </table:table-cell>
          <table:table-cell/>
        </table:table-row>
        <table:table-row table:style-name="ro1">
          <table:table-cell office:value-type="float" office:value="59.786736">
            <text:p>59.786736</text:p>
          </table:table-cell>
          <table:table-cell office:value-type="float" office:value="75.983406">
            <text:p>75.983406</text:p>
          </table:table-cell>
          <table:table-cell/>
        </table:table-row>
        <table:table-row table:style-name="ro1">
          <table:table-cell office:value-type="float" office:value="792.3131">
            <text:p>792.3131</text:p>
          </table:table-cell>
          <table:table-cell office:value-type="float" office:value="29.967875">
            <text:p>29.967875</text:p>
          </table:table-cell>
          <table:table-cell/>
        </table:table-row>
        <table:table-row table:style-name="ro1">
          <table:table-cell office:value-type="float" office:value="41.40725">
            <text:p>41.40725</text:p>
          </table:table-cell>
          <table:table-cell office:value-type="float" office:value="73.351685">
            <text:p>73.351685</text:p>
          </table:table-cell>
          <table:table-cell/>
        </table:table-row>
        <table:table-row table:style-name="ro1">
          <table:table-cell office:value-type="float" office:value="25.514372">
            <text:p>25.514372</text:p>
          </table:table-cell>
          <table:table-cell office:value-type="float" office:value="43.505062">
            <text:p>43.505062</text:p>
          </table:table-cell>
          <table:table-cell/>
        </table:table-row>
        <table:table-row table:style-name="ro1">
          <table:table-cell office:value-type="float" office:value="48.867935">
            <text:p>48.867935</text:p>
          </table:table-cell>
          <table:table-cell office:value-type="float" office:value="54.932144">
            <text:p>54.932144</text:p>
          </table:table-cell>
          <table:table-cell/>
        </table:table-row>
        <table:table-row table:style-name="ro1">
          <table:table-cell office:value-type="float" office:value="450.89078">
            <text:p>450.89078</text:p>
          </table:table-cell>
          <table:table-cell office:value-type="float" office:value="41.8916">
            <text:p>41.8916</text:p>
          </table:table-cell>
          <table:table-cell/>
        </table:table-row>
        <table:table-row table:style-name="ro1">
          <table:table-cell office:value-type="float" office:value="40.711548">
            <text:p>40.711548</text:p>
          </table:table-cell>
          <table:table-cell office:value-type="float" office:value="62.77809">
            <text:p>62.77809</text:p>
          </table:table-cell>
          <table:table-cell/>
        </table:table-row>
        <table:table-row table:style-name="ro1">
          <table:table-cell office:value-type="float" office:value="622.60864">
            <text:p>622.60864</text:p>
          </table:table-cell>
          <table:table-cell office:value-type="float" office:value="47.98172">
            <text:p>47.98172</text:p>
          </table:table-cell>
          <table:table-cell/>
        </table:table-row>
        <table:table-row table:style-name="ro1">
          <table:table-cell office:value-type="float" office:value="10.862919">
            <text:p>10.862919</text:p>
          </table:table-cell>
          <table:table-cell office:value-type="float" office:value="53.92707">
            <text:p>53.92707</text:p>
          </table:table-cell>
          <table:table-cell/>
        </table:table-row>
        <table:table-row table:style-name="ro1">
          <table:table-cell office:value-type="float" office:value="16.563066">
            <text:p>16.563066</text:p>
          </table:table-cell>
          <table:table-cell office:value-type="float" office:value="57.846813">
            <text:p>57.846813</text:p>
          </table:table-cell>
          <table:table-cell/>
        </table:table-row>
        <table:table-row table:style-name="ro1">
          <table:table-cell/>
          <table:table-cell office:value-type="float" office:value="21.738699">
            <text:p>21.738699</text:p>
          </table:table-cell>
          <table:table-cell/>
        </table:table-row>
        <table:table-row table:style-name="ro1">
          <table:table-cell office:value-type="float" office:value="142.03482">
            <text:p>142.03482</text:p>
          </table:table-cell>
          <table:table-cell office:value-type="float" office:value="62.99284">
            <text:p>62.99284</text:p>
          </table:table-cell>
          <table:table-cell/>
        </table:table-row>
        <table:table-row table:style-name="ro1">
          <table:table-cell/>
          <table:table-cell office:value-type="float" office:value="38.89241">
            <text:p>38.89241</text:p>
          </table:table-cell>
          <table:table-cell/>
        </table:table-row>
        <table:table-row table:style-name="ro1">
          <table:table-cell office:value-type="float" office:value="14.317902">
            <text:p>14.317902</text:p>
          </table:table-cell>
          <table:table-cell office:value-type="float" office:value="59.068604">
            <text:p>59.068604</text:p>
          </table:table-cell>
          <table:table-cell/>
        </table:table-row>
        <table:table-row table:style-name="ro1">
          <table:table-cell office:value-type="float" office:value="34.570404">
            <text:p>34.570404</text:p>
          </table:table-cell>
          <table:table-cell office:value-type="float" office:value="70.61521">
            <text:p>70.61521</text:p>
          </table:table-cell>
          <table:table-cell/>
        </table:table-row>
        <table:table-row table:style-name="ro1">
          <table:table-cell office:value-type="float" office:value="23.36768">
            <text:p>23.36768</text:p>
          </table:table-cell>
          <table:table-cell office:value-type="float" office:value="68.75473">
            <text:p>68.75473</text:p>
          </table:table-cell>
          <table:table-cell/>
        </table:table-row>
        <table:table-row table:style-name="ro1">
          <table:table-cell office:value-type="float" office:value="657.59015">
            <text:p>657.59015</text:p>
          </table:table-cell>
          <table:table-cell office:value-type="float" office:value="60.514736">
            <text:p>60.514736</text:p>
          </table:table-cell>
          <table:table-cell/>
        </table:table-row>
        <table:table-row table:style-name="ro1">
          <table:table-cell office:value-type="float" office:value="16.598095">
            <text:p>16.598095</text:p>
          </table:table-cell>
          <table:table-cell office:value-type="float" office:value="75.64572">
            <text:p>75.64572</text:p>
          </table:table-cell>
          <table:table-cell/>
        </table:table-row>
        <table:table-row table:style-name="ro1">
          <table:table-cell office:value-type="float" office:value="31.661884">
            <text:p>31.661884</text:p>
          </table:table-cell>
          <table:table-cell office:value-type="float" office:value="65.96798">
            <text:p>65.96798</text:p>
          </table:table-cell>
          <table:table-cell/>
        </table:table-row>
        <table:table-row table:style-name="ro1">
          <table:table-cell office:value-type="float" office:value="27.500381">
            <text:p>27.500381</text:p>
          </table:table-cell>
          <table:table-cell office:value-type="float" office:value="66.76764">
            <text:p>66.76764</text:p>
          </table:table-cell>
          <table:table-cell/>
        </table:table-row>
        <table:table-row table:style-name="ro1">
          <table:table-cell office:value-type="float" office:value="11.913368">
            <text:p>11.913368</text:p>
          </table:table-cell>
          <table:table-cell office:value-type="float" office:value="51.61396">
            <text:p>51.61396</text:p>
          </table:table-cell>
          <table:table-cell/>
        </table:table-row>
        <table:table-row table:style-name="ro1">
          <table:table-cell office:value-type="float" office:value="115.16997">
            <text:p>115.16997</text:p>
          </table:table-cell>
          <table:table-cell office:value-type="float" office:value="55.85241">
            <text:p>55.85241</text:p>
          </table:table-cell>
          <table:table-cell/>
        </table:table-row>
        <table:table-row table:style-name="ro1">
          <table:table-cell office:value-type="float" office:value="178.94733">
            <text:p>178.94733</text:p>
          </table:table-cell>
          <table:table-cell office:value-type="float" office:value="54.44853">
            <text:p>54.44853</text:p>
          </table:table-cell>
          <table:table-cell/>
        </table:table-row>
        <table:table-row table:style-name="ro1">
          <table:table-cell/>
          <table:table-cell office:value-type="float" office:value="47.93471">
            <text:p>47.93471</text:p>
          </table:table-cell>
          <table:table-cell/>
        </table:table-row>
        <table:table-row table:style-name="ro1">
          <table:table-cell office:value-type="float" office:value="76.367424">
            <text:p>76.367424</text:p>
          </table:table-cell>
          <table:table-cell office:value-type="float" office:value="42.356808">
            <text:p>42.356808</text:p>
          </table:table-cell>
          <table:table-cell/>
        </table:table-row>
        <table:table-row table:style-name="ro1">
          <table:table-cell office:value-type="float" office:value="9.771567">
            <text:p>9.771567</text:p>
          </table:table-cell>
          <table:table-cell office:value-type="float" office:value="39.363956">
            <text:p>39.363956</text:p>
          </table:table-cell>
          <table:table-cell/>
        </table:table-row>
        <table:table-row table:style-name="ro1">
          <table:table-cell office:value-type="float" office:value="9.4897785">
            <text:p>9.4897785</text:p>
          </table:table-cell>
          <table:table-cell office:value-type="float" office:value="37.628002">
            <text:p>37.628002</text:p>
          </table:table-cell>
          <table:table-cell/>
        </table:table-row>
        <table:table-row table:style-name="ro1">
          <table:table-cell office:value-type="float" office:value="33.457237">
            <text:p>33.457237</text:p>
          </table:table-cell>
          <table:table-cell office:value-type="float" office:value="79.08478">
            <text:p>79.08478</text:p>
          </table:table-cell>
          <table:table-cell/>
        </table:table-row>
        <table:table-row table:style-name="ro1">
          <table:table-cell office:value-type="float" office:value="340.93295">
            <text:p>340.93295</text:p>
          </table:table-cell>
          <table:table-cell office:value-type="float" office:value="51.27904">
            <text:p>51.27904</text:p>
          </table:table-cell>
          <table:table-cell/>
        </table:table-row>
        <table:table-row table:style-name="ro1">
          <table:table-cell office:value-type="float" office:value="67.12994">
            <text:p>67.12994</text:p>
          </table:table-cell>
          <table:table-cell office:value-type="float" office:value="60.469536">
            <text:p>60.469536</text:p>
          </table:table-cell>
          <table:table-cell/>
        </table:table-row>
        <table:table-row table:style-name="ro1">
          <table:table-cell office:value-type="float" office:value="37.451225">
            <text:p>37.451225</text:p>
          </table:table-cell>
          <table:table-cell office:value-type="float" office:value="71.93957">
            <text:p>71.93957</text:p>
          </table:table-cell>
          <table:table-cell/>
        </table:table-row>
        <table:table-row table:style-name="ro1">
          <table:table-cell/>
          <table:table-cell office:value-type="float" office:value="55.52464">
            <text:p>55.52464</text:p>
          </table:table-cell>
          <table:table-cell/>
        </table:table-row>
        <table:table-row table:style-name="ro1">
          <table:table-cell office:value-type="float" office:value="26.637995">
            <text:p>26.637995</text:p>
          </table:table-cell>
          <table:table-cell office:value-type="float" office:value="49.764236">
            <text:p>49.764236</text:p>
          </table:table-cell>
          <table:table-cell/>
        </table:table-row>
        <table:table-row table:style-name="ro1">
          <table:table-cell office:value-type="float" office:value="627.305">
            <text:p>627.305</text:p>
          </table:table-cell>
          <table:table-cell office:value-type="float" office:value="35.334476">
            <text:p>35.334476</text:p>
          </table:table-cell>
          <table:table-cell/>
        </table:table-row>
        <table:table-row table:style-name="ro1">
          <table:table-cell office:value-type="float" office:value="1090.0121">
            <text:p>1090.0121</text:p>
          </table:table-cell>
          <table:table-cell office:value-type="float" office:value="49.272327">
            <text:p>49.272327</text:p>
          </table:table-cell>
          <table:table-cell/>
        </table:table-row>
        <table:table-row table:style-name="ro1">
          <table:table-cell office:value-type="float" office:value="39.540672">
            <text:p>39.540672</text:p>
          </table:table-cell>
          <table:table-cell office:value-type="float" office:value="74.6417">
            <text:p>74.6417</text:p>
          </table:table-cell>
          <table:table-cell/>
        </table:table-row>
        <table:table-row table:style-name="ro1">
          <table:table-cell office:value-type="float" office:value="24.359459">
            <text:p>24.359459</text:p>
          </table:table-cell>
          <table:table-cell office:value-type="float" office:value="68.75929">
            <text:p>68.75929</text:p>
          </table:table-cell>
          <table:table-cell/>
        </table:table-row>
        <table:table-row table:style-name="ro1">
          <table:table-cell office:value-type="float" office:value="117.00861">
            <text:p>117.00861</text:p>
          </table:table-cell>
          <table:table-cell office:value-type="float" office:value="60.521187">
            <text:p>60.521187</text:p>
          </table:table-cell>
          <table:table-cell/>
        </table:table-row>
        <table:table-row table:style-name="ro1">
          <table:table-cell office:value-type="float" office:value="3.7645962">
            <text:p>3.7645962</text:p>
          </table:table-cell>
          <table:table-cell office:value-type="float" office:value="67.23579">
            <text:p>67.23579</text:p>
          </table:table-cell>
          <table:table-cell/>
        </table:table-row>
        <table:table-row table:style-name="ro1">
          <table:table-cell office:value-type="float" office:value="13.07266">
            <text:p>13.07266</text:p>
          </table:table-cell>
          <table:table-cell office:value-type="float" office:value="58.57884">
            <text:p>58.57884</text:p>
          </table:table-cell>
          <table:table-cell/>
        </table:table-row>
        <table:table-row table:style-name="ro1">
          <table:table-cell office:value-type="float" office:value="38.713764">
            <text:p>38.713764</text:p>
          </table:table-cell>
          <table:table-cell office:value-type="float" office:value="63.813335">
            <text:p>63.813335</text:p>
          </table:table-cell>
          <table:table-cell/>
        </table:table-row>
        <table:table-row table:style-name="ro1">
          <table:table-cell office:value-type="float" office:value="9.3822565">
            <text:p>9.3822565</text:p>
          </table:table-cell>
          <table:table-cell office:value-type="float" office:value="58.4988">
            <text:p>58.4988</text:p>
          </table:table-cell>
          <table:table-cell/>
        </table:table-row>
        <table:table-row table:style-name="ro1">
          <table:table-cell office:value-type="float" office:value="10.341319">
            <text:p>10.341319</text:p>
          </table:table-cell>
          <table:table-cell office:value-type="float" office:value="49.849957">
            <text:p>49.849957</text:p>
          </table:table-cell>
          <table:table-cell/>
        </table:table-row>
        <table:table-row table:style-name="ro1">
          <table:table-cell office:value-type="float" office:value="251.32777">
            <text:p>251.32777</text:p>
          </table:table-cell>
          <table:table-cell office:value-type="float" office:value="49.966297">
            <text:p>49.966297</text:p>
          </table:table-cell>
          <table:table-cell/>
        </table:table-row>
        <table:table-row table:style-name="ro1">
          <table:table-cell office:value-type="float" office:value="1.817419">
            <text:p>1.817419</text:p>
          </table:table-cell>
          <table:table-cell office:value-type="float" office:value="70.90408">
            <text:p>70.90408</text:p>
          </table:table-cell>
          <table:table-cell/>
        </table:table-row>
        <table:table-row table:style-name="ro1">
          <table:table-cell office:value-type="float" office:value="33.930965">
            <text:p>33.930965</text:p>
          </table:table-cell>
          <table:table-cell office:value-type="float" office:value="47.762722">
            <text:p>47.762722</text:p>
          </table:table-cell>
          <table:table-cell/>
        </table:table-row>
        <table:table-row table:style-name="ro1">
          <table:table-cell office:value-type="float" office:value="8.057611">
            <text:p>8.057611</text:p>
          </table:table-cell>
          <table:table-cell office:value-type="float" office:value="64.79001">
            <text:p>64.79001</text:p>
          </table:table-cell>
          <table:table-cell/>
        </table:table-row>
        <table:table-row table:style-name="ro1">
          <table:table-cell office:value-type="float" office:value="1.2925955">
            <text:p>1.2925955</text:p>
          </table:table-cell>
          <table:table-cell office:value-type="float" office:value="60.64158">
            <text:p>60.64158</text:p>
          </table:table-cell>
          <table:table-cell/>
        </table:table-row>
        <table:table-row table:style-name="ro1">
          <table:table-cell office:value-type="float" office:value="24.17793">
            <text:p>24.17793</text:p>
          </table:table-cell>
          <table:table-cell office:value-type="float" office:value="61.899815">
            <text:p>61.899815</text:p>
          </table:table-cell>
          <table:table-cell/>
        </table:table-row>
        <table:table-row table:style-name="ro1">
          <table:table-cell office:value-type="float" office:value="1.222836">
            <text:p>1.222836</text:p>
          </table:table-cell>
          <table:table-cell office:value-type="float" office:value="73.13553">
            <text:p>73.13553</text:p>
          </table:table-cell>
          <table:table-cell/>
        </table:table-row>
        <table:table-row table:style-name="ro1">
          <table:table-cell office:value-type="float" office:value="12.409082">
            <text:p>12.409082</text:p>
          </table:table-cell>
          <table:table-cell office:value-type="float" office:value="66.677986">
            <text:p>66.677986</text:p>
          </table:table-cell>
          <table:table-cell/>
        </table:table-row>
        <table:table-row table:style-name="ro1">
          <table:table-cell office:value-type="float" office:value="12.650748">
            <text:p>12.650748</text:p>
          </table:table-cell>
          <table:table-cell office:value-type="float" office:value="42.80299">
            <text:p>42.80299</text:p>
          </table:table-cell>
          <table:table-cell/>
        </table:table-row>
        <table:table-row table:style-name="ro1">
          <table:table-cell office:value-type="float" office:value="58.756237">
            <text:p>58.756237</text:p>
          </table:table-cell>
          <table:table-cell office:value-type="float" office:value="47.732513">
            <text:p>47.732513</text:p>
          </table:table-cell>
          <table:table-cell/>
        </table:table-row>
        <table:table-row table:style-name="ro1">
          <table:table-cell office:value-type="float" office:value="5.2880435">
            <text:p>5.2880435</text:p>
          </table:table-cell>
          <table:table-cell office:value-type="float" office:value="33.777214">
            <text:p>33.777214</text:p>
          </table:table-cell>
          <table:table-cell/>
        </table:table-row>
        <table:table-row table:style-name="ro1">
          <table:table-cell office:value-type="float" office:value="324.2048">
            <text:p>324.2048</text:p>
          </table:table-cell>
          <table:table-cell office:value-type="float" office:value="29.584778">
            <text:p>29.584778</text:p>
          </table:table-cell>
          <table:table-cell/>
        </table:table-row>
        <table:table-row table:style-name="ro1">
          <table:table-cell office:value-type="float" office:value="171.7254">
            <text:p>171.7254</text:p>
          </table:table-cell>
          <table:table-cell office:value-type="float" office:value="44.19332">
            <text:p>44.19332</text:p>
          </table:table-cell>
          <table:table-cell/>
        </table:table-row>
        <table:table-row table:style-name="ro1">
          <table:table-cell office:value-type="float" office:value="6.79179">
            <text:p>6.79179</text:p>
          </table:table-cell>
          <table:table-cell office:value-type="float" office:value="56.437912">
            <text:p>56.437912</text:p>
          </table:table-cell>
          <table:table-cell/>
        </table:table-row>
        <table:table-row table:style-name="ro1">
          <table:table-cell office:value-type="float" office:value="4.1368084">
            <text:p>4.1368084</text:p>
          </table:table-cell>
          <table:table-cell office:value-type="float" office:value="54.02166">
            <text:p>54.02166</text:p>
          </table:table-cell>
          <table:table-cell/>
        </table:table-row>
        <table:table-row table:style-name="ro1">
          <table:table-cell office:value-type="float" office:value="11.965363">
            <text:p>11.965363</text:p>
          </table:table-cell>
          <table:table-cell office:value-type="float" office:value="62.015083">
            <text:p>62.015083</text:p>
          </table:table-cell>
          <table:table-cell/>
        </table:table-row>
        <table:table-row table:style-name="ro1">
          <table:table-cell office:value-type="float" office:value="1.7432348">
            <text:p>1.7432348</text:p>
          </table:table-cell>
          <table:table-cell office:value-type="float" office:value="70.93249">
            <text:p>70.93249</text:p>
          </table:table-cell>
          <table:table-cell/>
        </table:table-row>
        <table:table-row table:style-name="ro1">
          <table:table-cell office:value-type="float" office:value="22.32192">
            <text:p>22.32192</text:p>
          </table:table-cell>
          <table:table-cell office:value-type="float" office:value="46.45102">
            <text:p>46.45102</text:p>
          </table:table-cell>
          <table:table-cell/>
        </table:table-row>
        <table:table-row table:style-name="ro1">
          <table:table-cell office:value-type="float" office:value="2.9969954">
            <text:p>2.9969954</text:p>
          </table:table-cell>
          <table:table-cell office:value-type="float" office:value="57.622887">
            <text:p>57.622887</text:p>
          </table:table-cell>
          <table:table-cell/>
        </table:table-row>
        <table:table-row table:style-name="ro1">
          <table:table-cell office:value-type="float" office:value="6.593388">
            <text:p>6.593388</text:p>
          </table:table-cell>
          <table:table-cell office:value-type="float" office:value="44.099136">
            <text:p>44.099136</text:p>
          </table:table-cell>
          <table:table-cell/>
        </table:table-row>
        <table:table-row table:style-name="ro1">
          <table:table-cell office:value-type="float" office:value="3.5142066">
            <text:p>3.5142066</text:p>
          </table:table-cell>
          <table:table-cell office:value-type="float" office:value="61.18268">
            <text:p>61.18268</text:p>
          </table:table-cell>
          <table:table-cell/>
        </table:table-row>
        <table:table-row table:style-name="ro1">
          <table:table-cell office:value-type="float" office:value="170.04123">
            <text:p>170.04123</text:p>
          </table:table-cell>
          <table:table-cell office:value-type="float" office:value="44.388706">
            <text:p>44.388706</text:p>
          </table:table-cell>
          <table:table-cell/>
        </table:table-row>
        <table:table-row table:style-name="ro1">
          <table:table-cell office:value-type="float" office:value="9.798042">
            <text:p>9.798042</text:p>
          </table:table-cell>
          <table:table-cell office:value-type="float" office:value="30.597761">
            <text:p>30.597761</text:p>
          </table:table-cell>
          <table:table-cell/>
        </table:table-row>
        <table:table-row table:style-name="ro1">
          <table:table-cell office:value-type="float" office:value="23.547405">
            <text:p>23.547405</text:p>
          </table:table-cell>
          <table:table-cell office:value-type="float" office:value="46.868988">
            <text:p>46.868988</text:p>
          </table:table-cell>
          <table:table-cell/>
        </table:table-row>
        <table:table-row table:style-name="ro1">
          <table:table-cell office:value-type="float" office:value="2.5442848">
            <text:p>2.5442848</text:p>
          </table:table-cell>
          <table:table-cell office:value-type="float" office:value="50.675938">
            <text:p>50.675938</text:p>
          </table:table-cell>
          <table:table-cell/>
        </table:table-row>
        <table:table-row table:style-name="ro1">
          <table:table-cell office:value-type="float" office:value="125.77471">
            <text:p>125.77471</text:p>
          </table:table-cell>
          <table:table-cell office:value-type="float" office:value="41.643177">
            <text:p>41.643177</text:p>
          </table:table-cell>
          <table:table-cell/>
        </table:table-row>
        <table:table-row table:style-name="ro1">
          <table:table-cell office:value-type="float" office:value="102.341576">
            <text:p>102.341576</text:p>
          </table:table-cell>
          <table:table-cell office:value-type="float" office:value="53.14063">
            <text:p>53.14063</text:p>
          </table:table-cell>
          <table:table-cell/>
        </table:table-row>
        <table:table-row table:style-name="ro1">
          <table:table-cell office:value-type="float" office:value="6.6103845">
            <text:p>6.6103845</text:p>
          </table:table-cell>
          <table:table-cell office:value-type="float" office:value="64.12302">
            <text:p>64.12302</text:p>
          </table:table-cell>
          <table:table-cell/>
        </table:table-row>
        <table:table-row table:style-name="ro1">
          <table:table-cell office:value-type="float" office:value="126.20901">
            <text:p>126.20901</text:p>
          </table:table-cell>
          <table:table-cell office:value-type="float" office:value="40.248844">
            <text:p>40.248844</text:p>
          </table:table-cell>
          <table:table-cell/>
        </table:table-row>
        <table:table-row table:style-name="ro1">
          <table:table-cell office:value-type="float" office:value="5.3516183">
            <text:p>5.3516183</text:p>
          </table:table-cell>
          <table:table-cell office:value-type="float" office:value="50.543972">
            <text:p>50.543972</text:p>
          </table:table-cell>
          <table:table-cell/>
        </table:table-row>
        <table:table-row table:style-name="ro1">
          <table:table-cell office:value-type="float" office:value="17.5137">
            <text:p>17.5137</text:p>
          </table:table-cell>
          <table:table-cell office:value-type="float" office:value="60.953693">
            <text:p>60.953693</text:p>
          </table:table-cell>
          <table:table-cell/>
        </table:table-row>
        <table:table-row table:style-name="ro1">
          <table:table-cell office:value-type="float" office:value="31.0877">
            <text:p>31.0877</text:p>
          </table:table-cell>
          <table:table-cell office:value-type="float" office:value="43.797665">
            <text:p>43.797665</text:p>
          </table:table-cell>
          <table:table-cell/>
        </table:table-row>
        <table:table-row table:style-name="ro1">
          <table:table-cell office:value-type="float" office:value="7.9436355">
            <text:p>7.9436355</text:p>
          </table:table-cell>
          <table:table-cell office:value-type="float" office:value="51.913708">
            <text:p>51.913708</text:p>
          </table:table-cell>
          <table:table-cell/>
        </table:table-row>
        <table:table-row table:style-name="ro1">
          <table:table-cell office:value-type="float" office:value="21.886406">
            <text:p>21.886406</text:p>
          </table:table-cell>
          <table:table-cell office:value-type="float" office:value="57.184963">
            <text:p>57.184963</text:p>
          </table:table-cell>
          <table:table-cell/>
        </table:table-row>
        <table:table-row table:style-name="ro1">
          <table:table-cell office:value-type="float" office:value="18.674736">
            <text:p>18.674736</text:p>
          </table:table-cell>
          <table:table-cell office:value-type="float" office:value="68.3558">
            <text:p>68.3558</text:p>
          </table:table-cell>
          <table:table-cell/>
        </table:table-row>
        <table:table-row table:style-name="ro1">
          <table:table-cell office:value-type="float" office:value="125.49999">
            <text:p>125.49999</text:p>
          </table:table-cell>
          <table:table-cell office:value-type="float" office:value="60.857033">
            <text:p>60.857033</text:p>
          </table:table-cell>
          <table:table-cell/>
        </table:table-row>
        <table:table-row table:style-name="ro1">
          <table:table-cell office:value-type="float" office:value="18.890604">
            <text:p>18.890604</text:p>
          </table:table-cell>
          <table:table-cell office:value-type="float" office:value="66.09694">
            <text:p>66.09694</text:p>
          </table:table-cell>
          <table:table-cell/>
        </table:table-row>
        <table:table-row table:style-name="ro1">
          <table:table-cell office:value-type="float" office:value="10.876707">
            <text:p>10.876707</text:p>
          </table:table-cell>
          <table:table-cell office:value-type="float" office:value="57.558266">
            <text:p>57.558266</text:p>
          </table:table-cell>
          <table:table-cell/>
        </table:table-row>
        <table:table-row table:style-name="ro1">
          <table:table-cell office:value-type="float" office:value="100.74748">
            <text:p>100.74748</text:p>
          </table:table-cell>
          <table:table-cell office:value-type="float" office:value="55.723495">
            <text:p>55.723495</text:p>
          </table:table-cell>
          <table:table-cell/>
        </table:table-row>
        <table:table-row table:style-name="ro1">
          <table:table-cell office:value-type="float" office:value="129.22223">
            <text:p>129.22223</text:p>
          </table:table-cell>
          <table:table-cell office:value-type="float" office:value="57.058956">
            <text:p>57.058956</text:p>
          </table:table-cell>
          <table:table-cell/>
        </table:table-row>
        <table:table-row table:style-name="ro1">
          <table:table-cell office:value-type="float" office:value="10.522314">
            <text:p>10.522314</text:p>
          </table:table-cell>
          <table:table-cell office:value-type="float" office:value="61.656296">
            <text:p>61.656296</text:p>
          </table:table-cell>
          <table:table-cell/>
        </table:table-row>
        <table:table-row table:style-name="ro1">
          <table:table-cell office:value-type="float" office:value="10.528018">
            <text:p>10.528018</text:p>
          </table:table-cell>
          <table:table-cell office:value-type="float" office:value="67.97499">
            <text:p>67.97499</text:p>
          </table:table-cell>
          <table:table-cell/>
        </table:table-row>
        <table:table-row table:style-name="ro1">
          <table:table-cell office:value-type="float" office:value="9.879389">
            <text:p>9.879389</text:p>
          </table:table-cell>
          <table:table-cell office:value-type="float" office:value="78.68607">
            <text:p>78.68607</text:p>
          </table:table-cell>
          <table:table-cell/>
        </table:table-row>
        <table:table-row table:style-name="ro1">
          <table:table-cell office:value-type="float" office:value="26.592497">
            <text:p>26.592497</text:p>
          </table:table-cell>
          <table:table-cell office:value-type="float" office:value="60.737274">
            <text:p>60.737274</text:p>
          </table:table-cell>
          <table:table-cell/>
        </table:table-row>
        <table:table-row table:style-name="ro1">
          <table:table-cell office:value-type="float" office:value="9.900114">
            <text:p>9.900114</text:p>
          </table:table-cell>
          <table:table-cell office:value-type="float" office:value="65.560165">
            <text:p>65.560165</text:p>
          </table:table-cell>
          <table:table-cell/>
        </table:table-row>
        <table:table-row table:style-name="ro1">
          <table:table-cell office:value-type="float" office:value="9.596247">
            <text:p>9.596247</text:p>
          </table:table-cell>
          <table:table-cell office:value-type="float" office:value="84.11319">
            <text:p>84.11319</text:p>
          </table:table-cell>
          <table:table-cell/>
        </table:table-row>
        <table:table-row table:style-name="ro1">
          <table:table-cell office:value-type="float" office:value="13.396312">
            <text:p>13.396312</text:p>
          </table:table-cell>
          <table:table-cell office:value-type="float" office:value="62.71308">
            <text:p>62.71308</text:p>
          </table:table-cell>
          <table:table-cell/>
        </table:table-row>
        <table:table-row table:style-name="ro1">
          <table:table-cell office:value-type="float" office:value="14.344443">
            <text:p>14.344443</text:p>
          </table:table-cell>
          <table:table-cell office:value-type="float" office:value="70.61988">
            <text:p>70.61988</text:p>
          </table:table-cell>
          <table:table-cell/>
        </table:table-row>
        <table:table-row table:style-name="ro1">
          <table:table-cell office:value-type="float" office:value="134.48203">
            <text:p>134.48203</text:p>
          </table:table-cell>
          <table:table-cell office:value-type="float" office:value="61.031544">
            <text:p>61.031544</text:p>
          </table:table-cell>
          <table:table-cell/>
        </table:table-row>
        <table:table-row table:style-name="ro1">
          <table:table-cell office:value-type="float" office:value="9.301492">
            <text:p>9.301492</text:p>
          </table:table-cell>
          <table:table-cell office:value-type="float" office:value="70.46">
            <text:p>70.46</text:p>
          </table:table-cell>
          <table:table-cell/>
        </table:table-row>
        <table:table-row table:style-name="ro1">
          <table:table-cell office:value-type="float" office:value="64.0837">
            <text:p>64.0837</text:p>
          </table:table-cell>
          <table:table-cell office:value-type="float" office:value="61.99095">
            <text:p>61.99095</text:p>
          </table:table-cell>
          <table:table-cell/>
        </table:table-row>
        <table:table-row table:style-name="ro1">
          <table:table-cell office:value-type="float" office:value="24.210926">
            <text:p>24.210926</text:p>
          </table:table-cell>
          <table:table-cell office:value-type="float" office:value="65.8083">
            <text:p>65.8083</text:p>
          </table:table-cell>
          <table:table-cell/>
        </table:table-row>
        <table:table-row table:style-name="ro1">
          <table:table-cell office:value-type="float" office:value="97.6966">
            <text:p>97.6966</text:p>
          </table:table-cell>
          <table:table-cell office:value-type="float" office:value="52.05351">
            <text:p>52.05351</text:p>
          </table:table-cell>
          <table:table-cell/>
        </table:table-row>
        <table:table-row table:style-name="ro1">
          <table:table-cell office:value-type="float" office:value="81.793045">
            <text:p>81.793045</text:p>
          </table:table-cell>
          <table:table-cell office:value-type="float" office:value="56.040806">
            <text:p>56.040806</text:p>
          </table:table-cell>
          <table:table-cell/>
        </table:table-row>
        <table:table-row table:style-name="ro1">
          <table:table-cell office:value-type="float" office:value="16.2153">
            <text:p>16.2153</text:p>
          </table:table-cell>
          <table:table-cell office:value-type="float" office:value="71.67106">
            <text:p>71.67106</text:p>
          </table:table-cell>
          <table:table-cell/>
        </table:table-row>
        <table:table-row table:style-name="ro1">
          <table:table-cell office:value-type="float" office:value="19.093147">
            <text:p>19.093147</text:p>
          </table:table-cell>
          <table:table-cell office:value-type="float" office:value="66.2997">
            <text:p>66.2997</text:p>
          </table:table-cell>
          <table:table-cell/>
        </table:table-row>
        <table:table-row table:style-name="ro1">
          <table:table-cell office:value-type="float" office:value="31.09731">
            <text:p>31.09731</text:p>
          </table:table-cell>
          <table:table-cell office:value-type="float" office:value="70.284195">
            <text:p>70.284195</text:p>
          </table:table-cell>
          <table:table-cell/>
        </table:table-row>
        <table:table-row table:style-name="ro1">
          <table:table-cell office:value-type="float" office:value="70.12037">
            <text:p>70.12037</text:p>
          </table:table-cell>
          <table:table-cell office:value-type="float" office:value="57.363785">
            <text:p>57.363785</text:p>
          </table:table-cell>
          <table:table-cell/>
        </table:table-row>
        <table:table-row table:style-name="ro1">
          <table:table-cell office:value-type="float" office:value="40.92188">
            <text:p>40.92188</text:p>
          </table:table-cell>
          <table:table-cell office:value-type="float" office:value="64.64646">
            <text:p>64.64646</text:p>
          </table:table-cell>
          <table:table-cell/>
        </table:table-row>
        <table:table-row table:style-name="ro1">
          <table:table-cell office:value-type="float" office:value="23.703203">
            <text:p>23.703203</text:p>
          </table:table-cell>
          <table:table-cell office:value-type="float" office:value="60.419315">
            <text:p>60.419315</text:p>
          </table:table-cell>
          <table:table-cell/>
        </table:table-row>
        <table:table-row table:style-name="ro1">
          <table:table-cell office:value-type="float" office:value="15.9232855">
            <text:p>15.9232855</text:p>
          </table:table-cell>
          <table:table-cell office:value-type="float" office:value="65.33156">
            <text:p>65.33156</text:p>
          </table:table-cell>
          <table:table-cell/>
        </table:table-row>
        <table:table-row table:style-name="ro1">
          <table:table-cell office:value-type="float" office:value="57.115604">
            <text:p>57.115604</text:p>
          </table:table-cell>
          <table:table-cell office:value-type="float" office:value="73.98905">
            <text:p>73.98905</text:p>
          </table:table-cell>
          <table:table-cell/>
        </table:table-row>
        <table:table-row table:style-name="ro1">
          <table:table-cell office:value-type="float" office:value="33.122635">
            <text:p>33.122635</text:p>
          </table:table-cell>
          <table:table-cell office:value-type="float" office:value="73.04951">
            <text:p>73.04951</text:p>
          </table:table-cell>
          <table:table-cell/>
        </table:table-row>
        <table:table-row table:style-name="ro1">
          <table:table-cell office:value-type="float" office:value="24.397287">
            <text:p>24.397287</text:p>
          </table:table-cell>
          <table:table-cell office:value-type="float" office:value="71.796364">
            <text:p>71.796364</text:p>
          </table:table-cell>
          <table:table-cell/>
        </table:table-row>
        <table:table-row table:style-name="ro1">
          <table:table-cell office:value-type="float" office:value="102.10398">
            <text:p>102.10398</text:p>
          </table:table-cell>
          <table:table-cell office:value-type="float" office:value="54.957806">
            <text:p>54.957806</text:p>
          </table:table-cell>
          <table:table-cell/>
        </table:table-row>
        <table:table-row table:style-name="ro1">
          <table:table-cell office:value-type="float" office:value="10.990879">
            <text:p>10.990879</text:p>
          </table:table-cell>
          <table:table-cell office:value-type="float" office:value="71.249">
            <text:p>71.249</text:p>
          </table:table-cell>
          <table:table-cell/>
        </table:table-row>
        <table:table-row table:style-name="ro1">
          <table:table-cell office:value-type="float" office:value="29.537657">
            <text:p>29.537657</text:p>
          </table:table-cell>
          <table:table-cell office:value-type="float" office:value="65.62818">
            <text:p>65.62818</text:p>
          </table:table-cell>
          <table:table-cell/>
        </table:table-row>
        <table:table-row table:style-name="ro1">
          <table:table-cell office:value-type="float" office:value="15.497219">
            <text:p>15.497219</text:p>
          </table:table-cell>
          <table:table-cell office:value-type="float" office:value="68.84606">
            <text:p>68.84606</text:p>
          </table:table-cell>
          <table:table-cell/>
        </table:table-row>
        <table:table-row table:style-name="ro1">
          <table:table-cell office:value-type="float" office:value="157.55095">
            <text:p>157.55095</text:p>
          </table:table-cell>
          <table:table-cell office:value-type="float" office:value="61.494186">
            <text:p>61.494186</text:p>
          </table:table-cell>
          <table:table-cell/>
        </table:table-row>
        <table:table-row table:style-name="ro1">
          <table:table-cell office:value-type="float" office:value="4.25874">
            <text:p>4.25874</text:p>
          </table:table-cell>
          <table:table-cell office:value-type="float" office:value="66.169945">
            <text:p>66.169945</text:p>
          </table:table-cell>
          <table:table-cell/>
        </table:table-row>
        <table:table-row table:style-name="ro1">
          <table:table-cell office:value-type="float" office:value="21.681782">
            <text:p>21.681782</text:p>
          </table:table-cell>
          <table:table-cell office:value-type="float" office:value="65.708046">
            <text:p>65.708046</text:p>
          </table:table-cell>
          <table:table-cell/>
        </table:table-row>
        <table:table-row table:style-name="ro1">
          <table:table-cell office:value-type="float" office:value="3.57083">
            <text:p>3.57083</text:p>
          </table:table-cell>
          <table:table-cell office:value-type="float" office:value="62.539684">
            <text:p>62.539684</text:p>
          </table:table-cell>
          <table:table-cell/>
        </table:table-row>
        <table:table-row table:style-name="ro1">
          <table:table-cell office:value-type="float" office:value="19.890488">
            <text:p>19.890488</text:p>
          </table:table-cell>
          <table:table-cell office:value-type="float" office:value="72.89207">
            <text:p>72.89207</text:p>
          </table:table-cell>
          <table:table-cell/>
        </table:table-row>
        <table:table-row table:style-name="ro1">
          <table:table-cell office:value-type="float" office:value="61.353844">
            <text:p>61.353844</text:p>
          </table:table-cell>
          <table:table-cell office:value-type="float" office:value="68.87217">
            <text:p>68.87217</text:p>
          </table:table-cell>
          <table:table-cell/>
        </table:table-row>
        <table:table-row table:style-name="ro1">
          <table:table-cell office:value-type="float" office:value="50.019566">
            <text:p>50.019566</text:p>
          </table:table-cell>
          <table:table-cell office:value-type="float" office:value="72.70035">
            <text:p>72.70035</text:p>
          </table:table-cell>
          <table:table-cell/>
        </table:table-row>
        <table:table-row table:style-name="ro1">
          <table:table-cell office:value-type="float" office:value="10.909614">
            <text:p>10.909614</text:p>
          </table:table-cell>
          <table:table-cell office:value-type="float" office:value="64.90765">
            <text:p>64.90765</text:p>
          </table:table-cell>
          <table:table-cell/>
        </table:table-row>
        <table:table-row table:style-name="ro1">
          <table:table-cell office:value-type="float" office:value="8.877798">
            <text:p>8.877798</text:p>
          </table:table-cell>
          <table:table-cell office:value-type="float" office:value="79.129005">
            <text:p>79.129005</text:p>
          </table:table-cell>
          <table:table-cell/>
        </table:table-row>
        <table:table-row table:style-name="ro1">
          <table:table-cell office:value-type="float" office:value="11.912527">
            <text:p>11.912527</text:p>
          </table:table-cell>
          <table:table-cell office:value-type="float" office:value="60.66109">
            <text:p>60.66109</text:p>
          </table:table-cell>
          <table:table-cell/>
        </table:table-row>
        <table:table-row table:style-name="ro1">
          <table:table-cell office:value-type="float" office:value="14.619423">
            <text:p>14.619423</text:p>
          </table:table-cell>
          <table:table-cell office:value-type="float" office:value="64.80349">
            <text:p>64.80349</text:p>
          </table:table-cell>
          <table:table-cell/>
        </table:table-row>
        <table:table-row table:style-name="ro1">
          <table:table-cell office:value-type="float" office:value="37.070194">
            <text:p>37.070194</text:p>
          </table:table-cell>
          <table:table-cell office:value-type="float" office:value="66.44097">
            <text:p>66.44097</text:p>
          </table:table-cell>
          <table:table-cell/>
        </table:table-row>
        <table:table-row table:style-name="ro1">
          <table:table-cell office:value-type="float" office:value="6.532555">
            <text:p>6.532555</text:p>
          </table:table-cell>
          <table:table-cell office:value-type="float" office:value="71.14625">
            <text:p>71.14625</text:p>
          </table:table-cell>
          <table:table-cell/>
        </table:table-row>
        <table:table-row table:style-name="ro1">
          <table:table-cell office:value-type="float" office:value="13.599377">
            <text:p>13.599377</text:p>
          </table:table-cell>
          <table:table-cell office:value-type="float" office:value="72.248505">
            <text:p>72.248505</text:p>
          </table:table-cell>
          <table:table-cell/>
        </table:table-row>
        <table:table-row table:style-name="ro1">
          <table:table-cell office:value-type="float" office:value="26.38111">
            <text:p>26.38111</text:p>
          </table:table-cell>
          <table:table-cell office:value-type="float" office:value="73.28263">
            <text:p>73.28263</text:p>
          </table:table-cell>
          <table:table-cell/>
        </table:table-row>
        <table:table-row table:style-name="ro1">
          <table:table-cell office:value-type="float" office:value="31.981625">
            <text:p>31.981625</text:p>
          </table:table-cell>
          <table:table-cell office:value-type="float" office:value="63.828377">
            <text:p>63.828377</text:p>
          </table:table-cell>
          <table:table-cell/>
        </table:table-row>
        <table:table-row table:style-name="ro1">
          <table:table-cell office:value-type="float" office:value="6.9219365">
            <text:p>6.9219365</text:p>
          </table:table-cell>
          <table:table-cell office:value-type="float" office:value="64.52588">
            <text:p>64.52588</text:p>
          </table:table-cell>
          <table:table-cell/>
        </table:table-row>
        <table:table-row table:style-name="ro1">
          <table:table-cell office:value-type="float" office:value="17.709362">
            <text:p>17.709362</text:p>
          </table:table-cell>
          <table:table-cell office:value-type="float" office:value="61.119972">
            <text:p>61.119972</text:p>
          </table:table-cell>
          <table:table-cell/>
        </table:table-row>
        <table:table-row table:style-name="ro1">
          <table:table-cell office:value-type="float" office:value="9.415963">
            <text:p>9.415963</text:p>
          </table:table-cell>
          <table:table-cell office:value-type="float" office:value="67.87589">
            <text:p>67.87589</text:p>
          </table:table-cell>
          <table:table-cell/>
        </table:table-row>
        <table:table-row table:style-name="ro1">
          <table:table-cell office:value-type="float" office:value="89.12611">
            <text:p>89.12611</text:p>
          </table:table-cell>
          <table:table-cell office:value-type="float" office:value="66.51133">
            <text:p>66.51133</text:p>
          </table:table-cell>
          <table:table-cell/>
        </table:table-row>
        <table:table-row table:style-name="ro1">
          <table:table-cell office:value-type="float" office:value="18.257555">
            <text:p>18.257555</text:p>
          </table:table-cell>
          <table:table-cell office:value-type="float" office:value="78.50123">
            <text:p>78.50123</text:p>
          </table:table-cell>
          <table:table-cell/>
        </table:table-row>
        <table:table-row table:style-name="ro1">
          <table:table-cell office:value-type="float" office:value="11.688976">
            <text:p>11.688976</text:p>
          </table:table-cell>
          <table:table-cell office:value-type="float" office:value="45.609035">
            <text:p>45.609035</text:p>
          </table:table-cell>
          <table:table-cell/>
        </table:table-row>
        <table:table-row table:style-name="ro1">
          <table:table-cell office:value-type="float" office:value="2.7240906">
            <text:p>2.7240906</text:p>
          </table:table-cell>
          <table:table-cell office:value-type="float" office:value="34.328903">
            <text:p>34.328903</text:p>
          </table:table-cell>
          <table:table-cell/>
        </table:table-row>
        <table:table-row table:style-name="ro1">
          <table:table-cell office:value-type="float" office:value="19.884262">
            <text:p>19.884262</text:p>
          </table:table-cell>
          <table:table-cell office:value-type="float" office:value="51.188553">
            <text:p>51.188553</text:p>
          </table:table-cell>
          <table:table-cell/>
        </table:table-row>
        <table:table-row table:style-name="ro1">
          <table:table-cell office:value-type="float" office:value="2.8415">
            <text:p>2.8415</text:p>
          </table:table-cell>
          <table:table-cell office:value-type="float" office:value="37.38308">
            <text:p>37.38308</text:p>
          </table:table-cell>
          <table:table-cell/>
        </table:table-row>
        <table:table-row table:style-name="ro1">
          <table:table-cell office:value-type="float" office:value="156.21944">
            <text:p>156.21944</text:p>
          </table:table-cell>
          <table:table-cell office:value-type="float" office:value="50.90626">
            <text:p>50.90626</text:p>
          </table:table-cell>
          <table:table-cell/>
        </table:table-row>
        <table:table-row table:style-name="ro1">
          <table:table-cell office:value-type="float" office:value="7.3843393">
            <text:p>7.3843393</text:p>
          </table:table-cell>
          <table:table-cell office:value-type="float" office:value="48.43231">
            <text:p>48.43231</text:p>
          </table:table-cell>
          <table:table-cell/>
        </table:table-row>
        <table:table-row table:style-name="ro1">
          <table:table-cell office:value-type="float" office:value="6.7774096">
            <text:p>6.7774096</text:p>
          </table:table-cell>
          <table:table-cell office:value-type="float" office:value="53.285614">
            <text:p>53.285614</text:p>
          </table:table-cell>
          <table:table-cell/>
        </table:table-row>
        <table:table-row table:style-name="ro1">
          <table:table-cell office:value-type="float" office:value="47.67341">
            <text:p>47.67341</text:p>
          </table:table-cell>
          <table:table-cell office:value-type="float" office:value="55.8509">
            <text:p>55.8509</text:p>
          </table:table-cell>
          <table:table-cell/>
        </table:table-row>
        <table:table-row table:style-name="ro1">
          <table:table-cell office:value-type="float" office:value="23.189127">
            <text:p>23.189127</text:p>
          </table:table-cell>
          <table:table-cell office:value-type="float" office:value="50.261593">
            <text:p>50.261593</text:p>
          </table:table-cell>
          <table:table-cell/>
        </table:table-row>
        <table:table-row table:style-name="ro1">
          <table:table-cell office:value-type="float" office:value="10.9948845">
            <text:p>10.9948845</text:p>
          </table:table-cell>
          <table:table-cell office:value-type="float" office:value="54.49989">
            <text:p>54.49989</text:p>
          </table:table-cell>
          <table:table-cell/>
        </table:table-row>
        <table:table-row table:style-name="ro1">
          <table:table-cell office:value-type="float" office:value="27.604362">
            <text:p>27.604362</text:p>
          </table:table-cell>
          <table:table-cell office:value-type="float" office:value="43.132706">
            <text:p>43.132706</text:p>
          </table:table-cell>
          <table:table-cell/>
        </table:table-row>
        <table:table-row table:style-name="ro1">
          <table:table-cell office:value-type="float" office:value="10.724487">
            <text:p>10.724487</text:p>
          </table:table-cell>
          <table:table-cell office:value-type="float" office:value="39.86469">
            <text:p>39.86469</text:p>
          </table:table-cell>
          <table:table-cell/>
        </table:table-row>
        <table:table-row table:style-name="ro1">
          <table:table-cell office:value-type="float" office:value="152.5665">
            <text:p>152.5665</text:p>
          </table:table-cell>
          <table:table-cell office:value-type="float" office:value="27.926907">
            <text:p>27.926907</text:p>
          </table:table-cell>
          <table:table-cell/>
        </table:table-row>
        <table:table-row table:style-name="ro1">
          <table:table-cell office:value-type="float" office:value="37.77969">
            <text:p>37.77969</text:p>
          </table:table-cell>
          <table:table-cell office:value-type="float" office:value="57.334698">
            <text:p>57.334698</text:p>
          </table:table-cell>
          <table:table-cell/>
        </table:table-row>
        <table:table-row table:style-name="ro1">
          <table:table-cell office:value-type="float" office:value="4.5203276">
            <text:p>4.5203276</text:p>
          </table:table-cell>
          <table:table-cell office:value-type="float" office:value="46.477905">
            <text:p>46.477905</text:p>
          </table:table-cell>
          <table:table-cell/>
        </table:table-row>
        <table:table-row table:style-name="ro1">
          <table:table-cell office:value-type="float" office:value="11.525411">
            <text:p>11.525411</text:p>
          </table:table-cell>
          <table:table-cell office:value-type="float" office:value="34.13293">
            <text:p>34.13293</text:p>
          </table:table-cell>
          <table:table-cell/>
        </table:table-row>
        <table:table-row table:style-name="ro1">
          <table:table-cell office:value-type="float" office:value="19.624624">
            <text:p>19.624624</text:p>
          </table:table-cell>
          <table:table-cell office:value-type="float" office:value="47.459675">
            <text:p>47.459675</text:p>
          </table:table-cell>
          <table:table-cell/>
        </table:table-row>
        <table:table-row table:style-name="ro1">
          <table:table-cell office:value-type="float" office:value="59.18856">
            <text:p>59.18856</text:p>
          </table:table-cell>
          <table:table-cell office:value-type="float" office:value="43.127274">
            <text:p>43.127274</text:p>
          </table:table-cell>
          <table:table-cell/>
        </table:table-row>
        <table:table-row table:style-name="ro1">
          <table:table-cell office:value-type="float" office:value="3.4267538">
            <text:p>3.4267538</text:p>
          </table:table-cell>
          <table:table-cell office:value-type="float" office:value="63.314064">
            <text:p>63.314064</text:p>
          </table:table-cell>
          <table:table-cell/>
        </table:table-row>
        <table:table-row table:style-name="ro1">
          <table:table-cell office:value-type="float" office:value="51.244728">
            <text:p>51.244728</text:p>
          </table:table-cell>
          <table:table-cell office:value-type="float" office:value="57.56667">
            <text:p>57.56667</text:p>
          </table:table-cell>
          <table:table-cell/>
        </table:table-row>
        <table:table-row table:style-name="ro1">
          <table:table-cell office:value-type="float" office:value="3.4335778">
            <text:p>3.4335778</text:p>
          </table:table-cell>
          <table:table-cell office:value-type="float" office:value="47.289352">
            <text:p>47.289352</text:p>
          </table:table-cell>
          <table:table-cell/>
        </table:table-row>
        <table:table-row table:style-name="ro1">
          <table:table-cell office:value-type="float" office:value="16.715319">
            <text:p>16.715319</text:p>
          </table:table-cell>
          <table:table-cell office:value-type="float" office:value="43.035797">
            <text:p>43.035797</text:p>
          </table:table-cell>
          <table:table-cell/>
        </table:table-row>
        <table:table-row table:style-name="ro1">
          <table:table-cell office:value-type="float" office:value="24.335655">
            <text:p>24.335655</text:p>
          </table:table-cell>
          <table:table-cell office:value-type="float" office:value="41.20983">
            <text:p>41.20983</text:p>
          </table:table-cell>
          <table:table-cell/>
        </table:table-row>
        <table:table-row table:style-name="ro1">
          <table:table-cell office:value-type="float" office:value="19.353878">
            <text:p>19.353878</text:p>
          </table:table-cell>
          <table:table-cell office:value-type="float" office:value="60.392937">
            <text:p>60.392937</text:p>
          </table:table-cell>
          <table:table-cell/>
        </table:table-row>
        <table:table-row table:style-name="ro1">
          <table:table-cell office:value-type="float" office:value="11.914871">
            <text:p>11.914871</text:p>
          </table:table-cell>
          <table:table-cell office:value-type="float" office:value="34.69075">
            <text:p>34.69075</text:p>
          </table:table-cell>
          <table:table-cell/>
        </table:table-row>
        <table:table-row table:style-name="ro1">
          <table:table-cell office:value-type="float" office:value="2.481725">
            <text:p>2.481725</text:p>
          </table:table-cell>
          <table:table-cell office:value-type="float" office:value="50.070007">
            <text:p>50.070007</text:p>
          </table:table-cell>
          <table:table-cell/>
        </table:table-row>
        <table:table-row table:style-name="ro1">
          <table:table-cell office:value-type="float" office:value="7.9004216">
            <text:p>7.9004216</text:p>
          </table:table-cell>
          <table:table-cell office:value-type="float" office:value="42.405132">
            <text:p>42.405132</text:p>
          </table:table-cell>
          <table:table-cell/>
        </table:table-row>
        <table:table-row table:style-name="ro1">
          <table:table-cell office:value-type="float" office:value="55.431816">
            <text:p>55.431816</text:p>
          </table:table-cell>
          <table:table-cell office:value-type="float" office:value="53.84298">
            <text:p>53.84298</text:p>
          </table:table-cell>
          <table:table-cell/>
        </table:table-row>
        <table:table-row table:style-name="ro1">
          <table:table-cell office:value-type="float" office:value="12.809082">
            <text:p>12.809082</text:p>
          </table:table-cell>
          <table:table-cell office:value-type="float" office:value="46.403713">
            <text:p>46.403713</text:p>
          </table:table-cell>
          <table:table-cell/>
        </table:table-row>
        <table:table-row table:style-name="ro1">
          <table:table-cell office:value-type="float" office:value="85.353676">
            <text:p>85.353676</text:p>
          </table:table-cell>
          <table:table-cell office:value-type="float" office:value="43.797943">
            <text:p>43.797943</text:p>
          </table:table-cell>
          <table:table-cell/>
        </table:table-row>
        <table:table-row table:style-name="ro1">
          <table:table-cell office:value-type="float" office:value="7.3274">
            <text:p>7.3274</text:p>
          </table:table-cell>
          <table:table-cell office:value-type="float" office:value="52.73011">
            <text:p>52.73011</text:p>
          </table:table-cell>
          <table:table-cell/>
        </table:table-row>
        <table:table-row table:style-name="ro1">
          <table:table-cell office:value-type="float" office:value="92.39987">
            <text:p>92.39987</text:p>
          </table:table-cell>
          <table:table-cell office:value-type="float" office:value="41.2412">
            <text:p>41.2412</text:p>
          </table:table-cell>
          <table:table-cell/>
        </table:table-row>
        <table:table-row table:style-name="ro1">
          <table:table-cell office:value-type="float" office:value="10.222891">
            <text:p>10.222891</text:p>
          </table:table-cell>
          <table:table-cell office:value-type="float" office:value="42.219955">
            <text:p>42.219955</text:p>
          </table:table-cell>
          <table:table-cell/>
        </table:table-row>
        <table:table-row table:style-name="ro1">
          <table:table-cell office:value-type="float" office:value="8.675559">
            <text:p>8.675559</text:p>
          </table:table-cell>
          <table:table-cell office:value-type="float" office:value="55.978416">
            <text:p>55.978416</text:p>
          </table:table-cell>
          <table:table-cell/>
        </table:table-row>
        <table:table-row table:style-name="ro1">
          <table:table-cell office:value-type="float" office:value="12.247568">
            <text:p>12.247568</text:p>
          </table:table-cell>
          <table:table-cell office:value-type="float" office:value="49.669712">
            <text:p>49.669712</text:p>
          </table:table-cell>
          <table:table-cell/>
        </table:table-row>
        <table:table-row table:style-name="ro1">
          <table:table-cell office:value-type="float" office:value="21.019567">
            <text:p>21.019567</text:p>
          </table:table-cell>
          <table:table-cell office:value-type="float" office:value="51.42864">
            <text:p>51.42864</text:p>
          </table:table-cell>
          <table:table-cell/>
        </table:table-row>
        <table:table-row table:style-name="ro1">
          <table:table-cell office:value-type="float" office:value="32.852734">
            <text:p>32.852734</text:p>
          </table:table-cell>
          <table:table-cell office:value-type="float" office:value="53.07556">
            <text:p>53.07556</text:p>
          </table:table-cell>
          <table:table-cell/>
        </table:table-row>
        <table:table-row table:style-name="ro1">
          <table:table-cell office:value-type="float" office:value="10.395116">
            <text:p>10.395116</text:p>
          </table:table-cell>
          <table:table-cell office:value-type="float" office:value="51.809345">
            <text:p>51.809345</text:p>
          </table:table-cell>
          <table:table-cell/>
        </table:table-row>
        <table:table-row table:style-name="ro1">
          <table:table-cell office:value-type="float" office:value="12.818758">
            <text:p>12.818758</text:p>
          </table:table-cell>
          <table:table-cell office:value-type="float" office:value="47.750954">
            <text:p>47.750954</text:p>
          </table:table-cell>
          <table:table-cell/>
        </table:table-row>
        <table:table-row table:style-name="ro1">
          <table:table-cell office:value-type="float" office:value="4.508404">
            <text:p>4.508404</text:p>
          </table:table-cell>
          <table:table-cell office:value-type="float" office:value="13.065694">
            <text:p>13.065694</text:p>
          </table:table-cell>
          <table:table-cell/>
        </table:table-row>
        <table:table-row table:style-name="ro1">
          <table:table-cell office:value-type="float" office:value="307.78604">
            <text:p>307.78604</text:p>
          </table:table-cell>
          <table:table-cell office:value-type="float" office:value="32.563923">
            <text:p>32.563923</text:p>
          </table:table-cell>
          <table:table-cell/>
        </table:table-row>
        <table:table-row table:style-name="ro1">
          <table:table-cell office:value-type="float" office:value="19.032965">
            <text:p>19.032965</text:p>
          </table:table-cell>
          <table:table-cell office:value-type="float" office:value="50.34479">
            <text:p>50.34479</text:p>
          </table:table-cell>
          <table:table-cell/>
        </table:table-row>
        <table:table-row table:style-name="ro1">
          <table:table-cell office:value-type="float" office:value="12.659042">
            <text:p>12.659042</text:p>
          </table:table-cell>
          <table:table-cell office:value-type="float" office:value="54.82283">
            <text:p>54.82283</text:p>
          </table:table-cell>
          <table:table-cell/>
        </table:table-row>
        <table:table-row table:style-name="ro1">
          <table:table-cell office:value-type="float" office:value="11.227575">
            <text:p>11.227575</text:p>
          </table:table-cell>
          <table:table-cell office:value-type="float" office:value="51.09164">
            <text:p>51.09164</text:p>
          </table:table-cell>
          <table:table-cell/>
        </table:table-row>
        <table:table-row table:style-name="ro1">
          <table:table-cell office:value-type="float" office:value="106.09716">
            <text:p>106.09716</text:p>
          </table:table-cell>
          <table:table-cell office:value-type="float" office:value="50.93098">
            <text:p>50.93098</text:p>
          </table:table-cell>
          <table:table-cell/>
        </table:table-row>
        <table:table-row table:style-name="ro1">
          <table:table-cell office:value-type="float" office:value="29.868256">
            <text:p>29.868256</text:p>
          </table:table-cell>
          <table:table-cell office:value-type="float" office:value="65.35975">
            <text:p>65.35975</text:p>
          </table:table-cell>
          <table:table-cell/>
        </table:table-row>
        <table:table-row table:style-name="ro1">
          <table:table-cell office:value-type="float" office:value="11.57066">
            <text:p>11.57066</text:p>
          </table:table-cell>
          <table:table-cell office:value-type="float" office:value="48.882225">
            <text:p>48.882225</text:p>
          </table:table-cell>
          <table:table-cell/>
        </table:table-row>
        <table:table-row table:style-name="ro1">
          <table:table-cell office:value-type="float" office:value="26.767576">
            <text:p>26.767576</text:p>
          </table:table-cell>
          <table:table-cell office:value-type="float" office:value="50.4127">
            <text:p>50.4127</text:p>
          </table:table-cell>
          <table:table-cell/>
        </table:table-row>
        <table:table-row table:style-name="ro1">
          <table:table-cell office:value-type="float" office:value="17.84228">
            <text:p>17.84228</text:p>
          </table:table-cell>
          <table:table-cell office:value-type="float" office:value="54.566406">
            <text:p>54.566406</text:p>
          </table:table-cell>
          <table:table-cell/>
        </table:table-row>
        <table:table-row table:style-name="ro1">
          <table:table-cell office:value-type="float" office:value="32.85762">
            <text:p>32.85762</text:p>
          </table:table-cell>
          <table:table-cell office:value-type="float" office:value="42.94585">
            <text:p>42.94585</text:p>
          </table:table-cell>
          <table:table-cell/>
        </table:table-row>
        <table:table-row table:style-name="ro1">
          <table:table-cell office:value-type="float" office:value="4.2649484">
            <text:p>4.2649484</text:p>
          </table:table-cell>
          <table:table-cell office:value-type="float" office:value="49.98067">
            <text:p>49.98067</text:p>
          </table:table-cell>
          <table:table-cell/>
        </table:table-row>
        <table:table-row table:style-name="ro1">
          <table:table-cell office:value-type="float" office:value="95.30776">
            <text:p>95.30776</text:p>
          </table:table-cell>
          <table:table-cell office:value-type="float" office:value="48.18048">
            <text:p>48.18048</text:p>
          </table:table-cell>
          <table:table-cell/>
        </table:table-row>
        <table:table-row table:style-name="ro1">
          <table:table-cell office:value-type="float" office:value="11.795453">
            <text:p>11.795453</text:p>
          </table:table-cell>
          <table:table-cell office:value-type="float" office:value="41.86673">
            <text:p>41.86673</text:p>
          </table:table-cell>
          <table:table-cell/>
        </table:table-row>
        <table:table-row table:style-name="ro1">
          <table:table-cell office:value-type="float" office:value="85.244545">
            <text:p>85.244545</text:p>
          </table:table-cell>
          <table:table-cell office:value-type="float" office:value="38.282486">
            <text:p>38.282486</text:p>
          </table:table-cell>
          <table:table-cell/>
        </table:table-row>
        <table:table-row table:style-name="ro1">
          <table:table-cell office:value-type="float" office:value="6.104229">
            <text:p>6.104229</text:p>
          </table:table-cell>
          <table:table-cell office:value-type="float" office:value="51.996037">
            <text:p>51.996037</text:p>
          </table:table-cell>
          <table:table-cell/>
        </table:table-row>
        <table:table-row table:style-name="ro1">
          <table:table-cell office:value-type="float" office:value="28.251024">
            <text:p>28.251024</text:p>
          </table:table-cell>
          <table:table-cell office:value-type="float" office:value="40.666306">
            <text:p>40.666306</text:p>
          </table:table-cell>
          <table:table-cell/>
        </table:table-row>
        <table:table-row table:style-name="ro1">
          <table:table-cell office:value-type="float" office:value="4.7399044">
            <text:p>4.7399044</text:p>
          </table:table-cell>
          <table:table-cell office:value-type="float" office:value="49.742096">
            <text:p>49.742096</text:p>
          </table:table-cell>
          <table:table-cell/>
        </table:table-row>
        <table:table-row table:style-name="ro1">
          <table:table-cell office:value-type="float" office:value="17.823986">
            <text:p>17.823986</text:p>
          </table:table-cell>
          <table:table-cell office:value-type="float" office:value="55.065727">
            <text:p>55.065727</text:p>
          </table:table-cell>
          <table:table-cell/>
        </table:table-row>
        <table:table-row table:style-name="ro1">
          <table:table-cell office:value-type="float" office:value="35.07545">
            <text:p>35.07545</text:p>
          </table:table-cell>
          <table:table-cell office:value-type="float" office:value="54.730354">
            <text:p>54.730354</text:p>
          </table:table-cell>
          <table:table-cell/>
        </table:table-row>
        <table:table-row table:style-name="ro1">
          <table:table-cell office:value-type="float" office:value="44.278996">
            <text:p>44.278996</text:p>
          </table:table-cell>
          <table:table-cell office:value-type="float" office:value="56.175438">
            <text:p>56.175438</text:p>
          </table:table-cell>
          <table:table-cell/>
        </table:table-row>
        <table:table-row table:style-name="ro1">
          <table:table-cell office:value-type="float" office:value="8.110107">
            <text:p>8.110107</text:p>
          </table:table-cell>
          <table:table-cell office:value-type="float" office:value="59.809788">
            <text:p>59.809788</text:p>
          </table:table-cell>
          <table:table-cell/>
        </table:table-row>
        <table:table-row table:style-name="ro1">
          <table:table-cell office:value-type="float" office:value="15.018958">
            <text:p>15.018958</text:p>
          </table:table-cell>
          <table:table-cell office:value-type="float" office:value="42.866806">
            <text:p>42.866806</text:p>
          </table:table-cell>
          <table:table-cell/>
        </table:table-row>
        <table:table-row table:style-name="ro1">
          <table:table-cell office:value-type="float" office:value="14.096987">
            <text:p>14.096987</text:p>
          </table:table-cell>
          <table:table-cell office:value-type="float" office:value="42.496063">
            <text:p>42.496063</text:p>
          </table:table-cell>
          <table:table-cell/>
        </table:table-row>
        <table:table-row table:style-name="ro1">
          <table:table-cell office:value-type="float" office:value="8.138108">
            <text:p>8.138108</text:p>
          </table:table-cell>
          <table:table-cell office:value-type="float" office:value="56.600323">
            <text:p>56.600323</text:p>
          </table:table-cell>
          <table:table-cell/>
        </table:table-row>
        <table:table-row table:style-name="ro1">
          <table:table-cell office:value-type="float" office:value="68.615585">
            <text:p>68.615585</text:p>
          </table:table-cell>
          <table:table-cell office:value-type="float" office:value="56.2653">
            <text:p>56.2653</text:p>
          </table:table-cell>
          <table:table-cell/>
        </table:table-row>
        <table:table-row table:style-name="ro1">
          <table:table-cell office:value-type="float" office:value="7.206486">
            <text:p>7.206486</text:p>
          </table:table-cell>
          <table:table-cell office:value-type="float" office:value="51.40791">
            <text:p>51.40791</text:p>
          </table:table-cell>
          <table:table-cell/>
        </table:table-row>
        <table:table-row table:style-name="ro1">
          <table:table-cell office:value-type="float" office:value="116.88357">
            <text:p>116.88357</text:p>
          </table:table-cell>
          <table:table-cell office:value-type="float" office:value="70.2794">
            <text:p>70.2794</text:p>
          </table:table-cell>
          <table:table-cell/>
        </table:table-row>
        <table:table-row table:style-name="ro1">
          <table:table-cell office:value-type="float" office:value="259.6264">
            <text:p>259.6264</text:p>
          </table:table-cell>
          <table:table-cell office:value-type="float" office:value="67.54925">
            <text:p>67.54925</text:p>
          </table:table-cell>
          <table:table-cell/>
        </table:table-row>
        <table:table-row table:style-name="ro1">
          <table:table-cell office:value-type="float" office:value="26.455818">
            <text:p>26.455818</text:p>
          </table:table-cell>
          <table:table-cell office:value-type="float" office:value="54.742897">
            <text:p>54.742897</text:p>
          </table:table-cell>
          <table:table-cell/>
        </table:table-row>
        <table:table-row table:style-name="ro1">
          <table:table-cell office:value-type="float" office:value="14.847658">
            <text:p>14.847658</text:p>
          </table:table-cell>
          <table:table-cell office:value-type="float" office:value="55.16487">
            <text:p>55.16487</text:p>
          </table:table-cell>
          <table:table-cell/>
        </table:table-row>
        <table:table-row table:style-name="ro1">
          <table:table-cell office:value-type="float" office:value="111.42415">
            <text:p>111.42415</text:p>
          </table:table-cell>
          <table:table-cell office:value-type="float" office:value="48.092773">
            <text:p>48.092773</text:p>
          </table:table-cell>
          <table:table-cell/>
        </table:table-row>
        <table:table-row table:style-name="ro1">
          <table:table-cell office:value-type="float" office:value="35.70228">
            <text:p>35.70228</text:p>
          </table:table-cell>
          <table:table-cell office:value-type="float" office:value="51.489628">
            <text:p>51.489628</text:p>
          </table:table-cell>
          <table:table-cell/>
        </table:table-row>
        <table:table-row table:style-name="ro1">
          <table:table-cell office:value-type="float" office:value="3.2655156">
            <text:p>3.2655156</text:p>
          </table:table-cell>
          <table:table-cell office:value-type="float" office:value="51.327145">
            <text:p>51.327145</text:p>
          </table:table-cell>
          <table:table-cell/>
        </table:table-row>
        <table:table-row table:style-name="ro1">
          <table:table-cell office:value-type="float" office:value="1.429519">
            <text:p>1.429519</text:p>
          </table:table-cell>
          <table:table-cell office:value-type="float" office:value="83.10298">
            <text:p>83.10298</text:p>
          </table:table-cell>
          <table:table-cell/>
        </table:table-row>
        <table:table-row table:style-name="ro1">
          <table:table-cell office:value-type="float" office:value="3.7169368">
            <text:p>3.7169368</text:p>
          </table:table-cell>
          <table:table-cell office:value-type="float" office:value="87.36196">
            <text:p>87.36196</text:p>
          </table:table-cell>
          <table:table-cell/>
        </table:table-row>
        <table:table-row table:style-name="ro1">
          <table:table-cell office:value-type="float" office:value="0.7676471">
            <text:p>0.7676471</text:p>
          </table:table-cell>
          <table:table-cell office:value-type="float" office:value="66.315285">
            <text:p>66.315285</text:p>
          </table:table-cell>
          <table:table-cell/>
        </table:table-row>
        <table:table-row table:style-name="ro1">
          <table:table-cell office:value-type="float" office:value="1.2520031">
            <text:p>1.2520031</text:p>
          </table:table-cell>
          <table:table-cell office:value-type="float" office:value="82.24071">
            <text:p>82.24071</text:p>
          </table:table-cell>
          <table:table-cell/>
        </table:table-row>
        <table:table-row table:style-name="ro1">
          <table:table-cell office:value-type="float" office:value="0.9568501">
            <text:p>0.9568501</text:p>
          </table:table-cell>
          <table:table-cell office:value-type="float" office:value="87.94908">
            <text:p>87.94908</text:p>
          </table:table-cell>
          <table:table-cell/>
        </table:table-row>
        <table:table-row table:style-name="ro1">
          <table:table-cell office:value-type="float" office:value="1.6781235">
            <text:p>1.6781235</text:p>
          </table:table-cell>
          <table:table-cell office:value-type="float" office:value="67.491615">
            <text:p>67.491615</text:p>
          </table:table-cell>
          <table:table-cell/>
        </table:table-row>
        <table:table-row table:style-name="ro1">
          <table:table-cell office:value-type="float" office:value="2.3219755">
            <text:p>2.3219755</text:p>
          </table:table-cell>
          <table:table-cell office:value-type="float" office:value="74.13059">
            <text:p>74.13059</text:p>
          </table:table-cell>
          <table:table-cell/>
        </table:table-row>
        <table:table-row table:style-name="ro1">
          <table:table-cell office:value-type="float" office:value="0.9256057">
            <text:p>0.9256057</text:p>
          </table:table-cell>
          <table:table-cell office:value-type="float" office:value="78.3616">
            <text:p>78.3616</text:p>
          </table:table-cell>
          <table:table-cell/>
        </table:table-row>
        <table:table-row table:style-name="ro1">
          <table:table-cell office:value-type="float" office:value="0.7931971">
            <text:p>0.7931971</text:p>
          </table:table-cell>
          <table:table-cell office:value-type="float" office:value="81.78059">
            <text:p>81.78059</text:p>
          </table:table-cell>
          <table:table-cell/>
        </table:table-row>
        <table:table-row table:style-name="ro1">
          <table:table-cell office:value-type="float" office:value="13.233479">
            <text:p>13.233479</text:p>
          </table:table-cell>
          <table:table-cell office:value-type="float" office:value="62.738167">
            <text:p>62.738167</text:p>
          </table:table-cell>
          <table:table-cell/>
        </table:table-row>
        <table:table-row table:style-name="ro1">
          <table:table-cell office:value-type="float" office:value="1.7090852">
            <text:p>1.7090852</text:p>
          </table:table-cell>
          <table:table-cell office:value-type="float" office:value="84.73491">
            <text:p>84.73491</text:p>
          </table:table-cell>
          <table:table-cell/>
        </table:table-row>
        <table:table-row table:style-name="ro1">
          <table:table-cell office:value-type="float" office:value="5.4205127">
            <text:p>5.4205127</text:p>
          </table:table-cell>
          <table:table-cell office:value-type="float" office:value="71.17952">
            <text:p>71.17952</text:p>
          </table:table-cell>
          <table:table-cell/>
        </table:table-row>
        <table:table-row table:style-name="ro1">
          <table:table-cell office:value-type="float" office:value="0.36582735">
            <text:p>0.36582735</text:p>
          </table:table-cell>
          <table:table-cell office:value-type="float" office:value="83.633385">
            <text:p>83.633385</text:p>
          </table:table-cell>
          <table:table-cell/>
        </table:table-row>
        <table:table-row table:style-name="ro1">
          <table:table-cell office:value-type="float" office:value="1.5661819">
            <text:p>1.5661819</text:p>
          </table:table-cell>
          <table:table-cell office:value-type="float" office:value="79.33056">
            <text:p>79.33056</text:p>
          </table:table-cell>
          <table:table-cell/>
        </table:table-row>
        <table:table-row table:style-name="ro1">
          <table:table-cell office:value-type="float" office:value="1.5903164">
            <text:p>1.5903164</text:p>
          </table:table-cell>
          <table:table-cell office:value-type="float" office:value="71.94311">
            <text:p>71.94311</text:p>
          </table:table-cell>
          <table:table-cell/>
        </table:table-row>
        <table:table-row table:style-name="ro1">
          <table:table-cell office:value-type="float" office:value="4.453391">
            <text:p>4.453391</text:p>
          </table:table-cell>
          <table:table-cell office:value-type="float" office:value="73.94311">
            <text:p>73.94311</text:p>
          </table:table-cell>
          <table:table-cell/>
        </table:table-row>
        <table:table-row table:style-name="ro1">
          <table:table-cell office:value-type="float" office:value="0.8007552">
            <text:p>0.8007552</text:p>
          </table:table-cell>
          <table:table-cell office:value-type="float" office:value="81.90611">
            <text:p>81.90611</text:p>
          </table:table-cell>
          <table:table-cell/>
        </table:table-row>
        <table:table-row table:style-name="ro1">
          <table:table-cell office:value-type="float" office:value="1.6054652">
            <text:p>1.6054652</text:p>
          </table:table-cell>
          <table:table-cell office:value-type="float" office:value="70.53704">
            <text:p>70.53704</text:p>
          </table:table-cell>
          <table:table-cell/>
        </table:table-row>
        <table:table-row table:style-name="ro1">
          <table:table-cell office:value-type="float" office:value="1.9490752">
            <text:p>1.9490752</text:p>
          </table:table-cell>
          <table:table-cell office:value-type="float" office:value="43.888336">
            <text:p>43.888336</text:p>
          </table:table-cell>
          <table:table-cell/>
        </table:table-row>
        <table:table-row table:style-name="ro1">
          <table:table-cell office:value-type="float" office:value="3.9048464">
            <text:p>3.9048464</text:p>
          </table:table-cell>
          <table:table-cell office:value-type="float" office:value="80.24512">
            <text:p>80.24512</text:p>
          </table:table-cell>
          <table:table-cell/>
        </table:table-row>
        <table:table-row table:style-name="ro1">
          <table:table-cell office:value-type="float" office:value="1.4721113">
            <text:p>1.4721113</text:p>
          </table:table-cell>
          <table:table-cell office:value-type="float" office:value="79.143684">
            <text:p>79.143684</text:p>
          </table:table-cell>
          <table:table-cell/>
        </table:table-row>
        <table:table-row table:style-name="ro1">
          <table:table-cell office:value-type="float" office:value="1.1547673">
            <text:p>1.1547673</text:p>
          </table:table-cell>
          <table:table-cell office:value-type="float" office:value="86.98736">
            <text:p>86.9873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11/22/2012</text:date>, <text:time>14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2T14:47:15</dc:date>
    <meta:document-statistic meta:table-count="1" meta:cell-count="6113" meta:object-count="1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cm" svg:height="14.964cm" xlink:href=".." xlink:type="simple" chart:class="chart:scatter" chart:style-name="ch1">
        <chart:legend chart:legend-position="end" svg:x="21.389cm" svg:y="7.184cm" style:legend-expansion="high" chart:style-name="ch2"/>
        <chart:plot-area chart:style-name="ch3" table:cell-range-address="Sheet1.A1:Sheet1.B3113" svg:x="0.924cm" svg:y="1.331cm" svg:width="19.517cm" svg:height="12.914cm">
          <chartooo:coordinate-region svg:x="1.766cm" svg:y="1.529cm" svg:width="18.181cm" svg:height="12.07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113" chart:class="chart:scatter">
            <chart:domain table:cell-range-address="Sheet1.A1:Sheet1.A3113"/>
            <chart:data-point chart:repeated="31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92626">
                <text:p>34.92626</text:p>
                <draw:g>
                  <svg:desc>Sheet1.A1:Sheet1.A3113</svg:desc>
                </draw:g>
              </table:table-cell>
              <table:table-cell office:value-type="float" office:value="73.21248">
                <text:p>73.21248</text:p>
                <draw:g>
                  <svg:desc>Sheet1.B1:Sheet1.B3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9071">
                <text:p>34.9071</text:p>
              </table:table-cell>
              <table:table-cell office:value-type="float" office:value="78.20596">
                <text:p>78.20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85455">
                <text:p>11.685455</text:p>
              </table:table-cell>
              <table:table-cell office:value-type="float" office:value="48.53663">
                <text:p>48.53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11849">
                <text:p>14.111849</text:p>
              </table:table-cell>
              <table:table-cell office:value-type="float" office:value="73.592606">
                <text:p>73.592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035706">
                <text:p>34.035706</text:p>
              </table:table-cell>
              <table:table-cell office:value-type="float" office:value="87.507385">
                <text:p>87.507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8548">
                <text:p>6.718548</text:p>
              </table:table-cell>
              <table:table-cell office:value-type="float" office:value="23.54936">
                <text:p>23.54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925">
                <text:p>10.3925</text:p>
              </table:table-cell>
              <table:table-cell office:value-type="float" office:value="53.778576">
                <text:p>53.778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71329">
                <text:p>74.71329</text:p>
              </table:table-cell>
              <table:table-cell office:value-type="float" office:value="66.136505">
                <text:p>66.136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861834">
                <text:p>21.861834</text:p>
              </table:table-cell>
              <table:table-cell office:value-type="float" office:value="52.571114">
                <text:p>52.571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29162">
                <text:p>16.729162</text:p>
              </table:table-cell>
              <table:table-cell office:value-type="float" office:value="77.90021">
                <text:p>77.90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08154">
                <text:p>24.08154</text:p>
              </table:table-cell>
              <table:table-cell office:value-type="float" office:value="80.39998">
                <text:p>80.3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06624">
                <text:p>5.806624</text:p>
              </table:table-cell>
              <table:table-cell office:value-type="float" office:value="52.29994">
                <text:p>52.2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426727">
                <text:p>7.9426727</text:p>
              </table:table-cell>
              <table:table-cell office:value-type="float" office:value="54.1582">
                <text:p>54.1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78438">
                <text:p>8.878438</text:p>
              </table:table-cell>
              <table:table-cell office:value-type="float" office:value="73.06756">
                <text:p>73.06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08445">
                <text:p>10.308445</text:p>
              </table:table-cell>
              <table:table-cell office:value-type="float" office:value="84.4391">
                <text:p>84.4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84688">
                <text:p>28.484688</text:p>
              </table:table-cell>
              <table:table-cell office:value-type="float" office:value="74.9245">
                <text:p>74.9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716496">
                <text:p>33.716496</text:p>
              </table:table-cell>
              <table:table-cell office:value-type="float" office:value="60.330864">
                <text:p>60.330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8481">
                <text:p>5.98481</text:p>
              </table:table-cell>
              <table:table-cell office:value-type="float" office:value="49.16249">
                <text:p>49.16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258">
                <text:p>6.64258</text:p>
              </table:table-cell>
              <table:table-cell office:value-type="float" office:value="58.052147">
                <text:p>58.052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79561">
                <text:p>13.979561</text:p>
              </table:table-cell>
              <table:table-cell office:value-type="float" office:value="79.383125">
                <text:p>79.38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69764">
                <text:p>8.769764</text:p>
              </table:table-cell>
              <table:table-cell office:value-type="float" office:value="67.86947">
                <text:p>67.86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16514">
                <text:p>41.16514</text:p>
              </table:table-cell>
              <table:table-cell office:value-type="float" office:value="85.1914">
                <text:p>85.1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2494">
                <text:p>34.52494</text:p>
              </table:table-cell>
              <table:table-cell office:value-type="float" office:value="71.2693">
                <text:p>71.2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027378">
                <text:p>17.027378</text:p>
              </table:table-cell>
              <table:table-cell office:value-type="float" office:value="30.091461">
                <text:p>30.091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25078">
                <text:p>35.25078</text:p>
              </table:table-cell>
              <table:table-cell office:value-type="float" office:value="77.771645">
                <text:p>77.771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77301">
                <text:p>46.77301</text:p>
              </table:table-cell>
              <table:table-cell office:value-type="float" office:value="74.57555">
                <text:p>74.57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514986">
                <text:p>15.514986</text:p>
              </table:table-cell>
              <table:table-cell office:value-type="float" office:value="62.84687">
                <text:p>62.84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450836">
                <text:p>73.450836</text:p>
              </table:table-cell>
              <table:table-cell office:value-type="float" office:value="69.4658">
                <text:p>69.4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88652">
                <text:p>10.588652</text:p>
              </table:table-cell>
              <table:table-cell office:value-type="float" office:value="76.993744">
                <text:p>76.993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93094">
                <text:p>18.93094</text:p>
              </table:table-cell>
              <table:table-cell office:value-type="float" office:value="70.46936">
                <text:p>70.46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890066">
                <text:p>17.890066</text:p>
              </table:table-cell>
              <table:table-cell office:value-type="float" office:value="81.814125">
                <text:p>81.814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679543">
                <text:p>5.2679543</text:p>
              </table:table-cell>
              <table:table-cell office:value-type="float" office:value="15.038585">
                <text:p>15.038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61744">
                <text:p>9.261744</text:p>
              </table:table-cell>
              <table:table-cell office:value-type="float" office:value="37.24146">
                <text:p>37.24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6524">
                <text:p>11.76524</text:p>
              </table:table-cell>
              <table:table-cell office:value-type="float" office:value="64.7902">
                <text:p>64.7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514145">
                <text:p>67.514145</text:p>
              </table:table-cell>
              <table:table-cell office:value-type="float" office:value="70.29017">
                <text:p>70.29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217377">
                <text:p>18.217377</text:p>
              </table:table-cell>
              <table:table-cell office:value-type="float" office:value="71.25846">
                <text:p>71.25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.16037">
                <text:p>226.16037</text:p>
              </table:table-cell>
              <table:table-cell office:value-type="float" office:value="46.969982">
                <text:p>46.969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66452">
                <text:p>9.266452</text:p>
              </table:table-cell>
              <table:table-cell office:value-type="float" office:value="76.84611">
                <text:p>76.84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794292">
                <text:p>49.794292</text:p>
              </table:table-cell>
              <table:table-cell office:value-type="float" office:value="65.654015">
                <text:p>65.654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459768">
                <text:p>18.459768</text:p>
              </table:table-cell>
              <table:table-cell office:value-type="float" office:value="63.659237">
                <text:p>63.659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2419">
                <text:p>88.2419</text:p>
              </table:table-cell>
              <table:table-cell office:value-type="float" office:value="60.113243">
                <text:p>60.113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94688">
                <text:p>52.94688</text:p>
              </table:table-cell>
              <table:table-cell office:value-type="float" office:value="72.03182">
                <text:p>72.0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01891">
                <text:p>6.001891</text:p>
              </table:table-cell>
              <table:table-cell office:value-type="float" office:value="23.383549">
                <text:p>23.383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6306715">
                <text:p>13.6306715</text:p>
              </table:table-cell>
              <table:table-cell office:value-type="float" office:value="12.752002">
                <text:p>12.752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.63686">
                <text:p>159.63686</text:p>
              </table:table-cell>
              <table:table-cell office:value-type="float" office:value="59.469048">
                <text:p>59.469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40512">
                <text:p>8.240512</text:p>
              </table:table-cell>
              <table:table-cell office:value-type="float" office:value="46.37037">
                <text:p>46.37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97394">
                <text:p>15.97394</text:p>
              </table:table-cell>
              <table:table-cell office:value-type="float" office:value="81.172035">
                <text:p>81.172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762245">
                <text:p>57.762245</text:p>
              </table:table-cell>
              <table:table-cell office:value-type="float" office:value="80.43736">
                <text:p>80.43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02249">
                <text:p>97.02249</text:p>
              </table:table-cell>
              <table:table-cell office:value-type="float" office:value="54.6678">
                <text:p>54.6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75198">
                <text:p>8.575198</text:p>
              </table:table-cell>
              <table:table-cell office:value-type="float" office:value="53.919262">
                <text:p>53.919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.862465">
                <text:p>110.862465</text:p>
              </table:table-cell>
              <table:table-cell office:value-type="float" office:value="37.800663">
                <text:p>37.800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09538">
                <text:p>77.09538</text:p>
              </table:table-cell>
              <table:table-cell office:value-type="float" office:value="72.4882">
                <text:p>72.4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6219463">
                <text:p>5.6219463</text:p>
              </table:table-cell>
              <table:table-cell office:value-type="float" office:value="24.900661">
                <text:p>24.9006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556284">
                <text:p>8.556284</text:p>
              </table:table-cell>
              <table:table-cell office:value-type="float" office:value="53.506847">
                <text:p>53.506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943138">
                <text:p>18.943138</text:p>
              </table:table-cell>
              <table:table-cell office:value-type="float" office:value="56.918556">
                <text:p>56.918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159137">
                <text:p>15.159137</text:p>
              </table:table-cell>
              <table:table-cell office:value-type="float" office:value="70.12142">
                <text:p>70.12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.75168">
                <text:p>31.75168</text:p>
              </table:table-cell>
              <table:table-cell office:value-type="float" office:value="44.089287">
                <text:p>44.089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359505">
                <text:p>93.359505</text:p>
              </table:table-cell>
              <table:table-cell office:value-type="float" office:value="78.12846">
                <text:p>78.12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49369">
                <text:p>49.49369</text:p>
              </table:table-cell>
              <table:table-cell office:value-type="float" office:value="83.357765">
                <text:p>83.357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18175">
                <text:p>5.818175</text:p>
              </table:table-cell>
              <table:table-cell office:value-type="float" office:value="22.626696">
                <text:p>22.626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672104">
                <text:p>41.672104</text:p>
              </table:table-cell>
              <table:table-cell office:value-type="float" office:value="58.066174">
                <text:p>58.066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935205">
                <text:p>20.935205</text:p>
              </table:table-cell>
              <table:table-cell office:value-type="float" office:value="66.30558">
                <text:p>66.30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.72846">
                <text:p>55.72846</text:p>
              </table:table-cell>
              <table:table-cell office:value-type="float" office:value="58.815277">
                <text:p>58.815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146244">
                <text:p>32.146244</text:p>
              </table:table-cell>
              <table:table-cell office:value-type="float" office:value="76.75632">
                <text:p>76.75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435803">
                <text:p>6.2435803</text:p>
              </table:table-cell>
              <table:table-cell office:value-type="float" office:value="65.9289">
                <text:p>65.9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392977">
                <text:p>4.9392977</text:p>
              </table:table-cell>
              <table:table-cell office:value-type="float" office:value="25.615162">
                <text:p>25.615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90342">
                <text:p>14.90342</text:p>
              </table:table-cell>
              <table:table-cell office:value-type="float" office:value="86.59858">
                <text:p>86.59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57.21182">
                <text:p>57.21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55054">
                <text:p>2.4655054</text:p>
              </table:table-cell>
              <table:table-cell office:value-type="float" office:value="32.487988">
                <text:p>32.487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77928">
                <text:p>8.177928</text:p>
              </table:table-cell>
              <table:table-cell office:value-type="float" office:value="62.24136">
                <text:p>62.2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850418">
                <text:p>2.7850418</text:p>
              </table:table-cell>
              <table:table-cell office:value-type="float" office:value="42.395588">
                <text:p>42.395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07422">
                <text:p>4.307422</text:p>
              </table:table-cell>
              <table:table-cell office:value-type="float" office:value="63.786682">
                <text:p>63.78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878189">
                <text:p>3.0878189</text:p>
              </table:table-cell>
              <table:table-cell office:value-type="float" office:value="69.12016">
                <text:p>69.12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447722">
                <text:p>1.7447722</text:p>
              </table:table-cell>
              <table:table-cell office:value-type="float" office:value="54.827587">
                <text:p>54.827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513622">
                <text:p>1.7513622</text:p>
              </table:table-cell>
              <table:table-cell office:value-type="float" office:value="66.43864">
                <text:p>66.43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.10155">
                <text:p>160.10155</text:p>
              </table:table-cell>
              <table:table-cell office:value-type="float" office:value="56.095688">
                <text:p>56.095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77812">
                <text:p>5.777812</text:p>
              </table:table-cell>
              <table:table-cell office:value-type="float" office:value="71.60946">
                <text:p>71.60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170322">
                <text:p>4.170322</text:p>
              </table:table-cell>
              <table:table-cell office:value-type="float" office:value="54.245014">
                <text:p>54.245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26608">
                <text:p>41.26608</text:p>
              </table:table-cell>
              <table:table-cell office:value-type="float" office:value="46.983307">
                <text:p>46.9833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605944">
                <text:p>27.605944</text:p>
              </table:table-cell>
              <table:table-cell office:value-type="float" office:value="58.726776">
                <text:p>58.7267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803182">
                <text:p>14.803182</text:p>
              </table:table-cell>
              <table:table-cell office:value-type="float" office:value="30.865097">
                <text:p>30.865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029916">
                <text:p>10.029916</text:p>
              </table:table-cell>
              <table:table-cell office:value-type="float" office:value="65.6622">
                <text:p>65.6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769974">
                <text:p>13.769974</text:p>
              </table:table-cell>
              <table:table-cell office:value-type="float" office:value="56.48527">
                <text:p>56.48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0380273">
                <text:p>7.0380273</text:p>
              </table:table-cell>
              <table:table-cell office:value-type="float" office:value="61.32997">
                <text:p>61.32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80268">
                <text:p>8.980268</text:p>
              </table:table-cell>
              <table:table-cell office:value-type="float" office:value="63.022926">
                <text:p>63.0229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31459">
                <text:p>27.31459</text:p>
              </table:table-cell>
              <table:table-cell office:value-type="float" office:value="72.57688">
                <text:p>72.57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80846">
                <text:p>97.80846</text:p>
              </table:table-cell>
              <table:table-cell office:value-type="float" office:value="70.591736">
                <text:p>70.591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675373">
                <text:p>23.675373</text:p>
              </table:table-cell>
              <table:table-cell office:value-type="float" office:value="74.76015">
                <text:p>74.76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7898483">
                <text:p>6.7898483</text:p>
              </table:table-cell>
              <table:table-cell office:value-type="float" office:value="59.41094">
                <text:p>59.41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516754">
                <text:p>3.2516754</text:p>
              </table:table-cell>
              <table:table-cell office:value-type="float" office:value="68.838524">
                <text:p>68.838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636229">
                <text:p>16.636229</text:p>
              </table:table-cell>
              <table:table-cell office:value-type="float" office:value="62.382797">
                <text:p>62.382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92792">
                <text:p>6.592792</text:p>
              </table:table-cell>
              <table:table-cell office:value-type="float" office:value="38.66636">
                <text:p>38.666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039094">
                <text:p>10.039094</text:p>
              </table:table-cell>
              <table:table-cell office:value-type="float" office:value="53.281807">
                <text:p>53.2818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7966">
                <text:p>9.67966</text:p>
              </table:table-cell>
              <table:table-cell office:value-type="float" office:value="64.98086">
                <text:p>64.98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95719">
                <text:p>16.95719</text:p>
              </table:table-cell>
              <table:table-cell office:value-type="float" office:value="76.850296">
                <text:p>76.850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605894">
                <text:p>5.605894</text:p>
              </table:table-cell>
              <table:table-cell office:value-type="float" office:value="73.21485">
                <text:p>73.21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32113">
                <text:p>12.332113</text:p>
              </table:table-cell>
              <table:table-cell office:value-type="float" office:value="61.945007">
                <text:p>61.945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87342">
                <text:p>14.487342</text:p>
              </table:table-cell>
              <table:table-cell office:value-type="float" office:value="60.034603">
                <text:p>60.0346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36747">
                <text:p>52.36747</text:p>
              </table:table-cell>
              <table:table-cell office:value-type="float" office:value="65.94505">
                <text:p>65.94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.631084">
                <text:p>39.631084</text:p>
              </table:table-cell>
              <table:table-cell office:value-type="float" office:value="75.636345">
                <text:p>75.636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859684">
                <text:p>30.859684</text:p>
              </table:table-cell>
              <table:table-cell office:value-type="float" office:value="40.512955">
                <text:p>40.512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70332">
                <text:p>11.070332</text:p>
              </table:table-cell>
              <table:table-cell office:value-type="float" office:value="65.19016">
                <text:p>65.19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771536">
                <text:p>4.6771536</text:p>
              </table:table-cell>
              <table:table-cell office:value-type="float" office:value="55.448185">
                <text:p>55.448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1145396">
                <text:p>6.1145396</text:p>
              </table:table-cell>
              <table:table-cell office:value-type="float" office:value="43.4375">
                <text:p>43.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551978">
                <text:p>8.551978</text:p>
              </table:table-cell>
              <table:table-cell office:value-type="float" office:value="59.646698">
                <text:p>59.646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.300835">
                <text:p>66.300835</text:p>
              </table:table-cell>
              <table:table-cell office:value-type="float" office:value="66.28121">
                <text:p>66.28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89129">
                <text:p>11.289129</text:p>
              </table:table-cell>
              <table:table-cell office:value-type="float" office:value="72.86029">
                <text:p>72.86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236496">
                <text:p>7.6236496</text:p>
              </table:table-cell>
              <table:table-cell office:value-type="float" office:value="67.0075">
                <text:p>67.0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54419">
                <text:p>50.54419</text:p>
              </table:table-cell>
              <table:table-cell office:value-type="float" office:value="65.273285">
                <text:p>65.273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13942">
                <text:p>10.913942</text:p>
              </table:table-cell>
              <table:table-cell office:value-type="float" office:value="76.69949">
                <text:p>76.69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072956">
                <text:p>28.072956</text:p>
              </table:table-cell>
              <table:table-cell office:value-type="float" office:value="69.39681">
                <text:p>69.396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70644">
                <text:p>11.770644</text:p>
              </table:table-cell>
              <table:table-cell office:value-type="float" office:value="63.466667">
                <text:p>63.4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446035">
                <text:p>20.446035</text:p>
              </table:table-cell>
              <table:table-cell office:value-type="float" office:value="64.9528">
                <text:p>64.9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966005">
                <text:p>8.966005</text:p>
              </table:table-cell>
              <table:table-cell office:value-type="float" office:value="66.219345">
                <text:p>66.219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607693">
                <text:p>13.607693</text:p>
              </table:table-cell>
              <table:table-cell office:value-type="float" office:value="72.68183">
                <text:p>72.68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038361">
                <text:p>9.038361</text:p>
              </table:table-cell>
              <table:table-cell office:value-type="float" office:value="69.5559">
                <text:p>69.55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825316">
                <text:p>10.825316</text:p>
              </table:table-cell>
              <table:table-cell office:value-type="float" office:value="59.422256">
                <text:p>59.422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661114">
                <text:p>32.661114</text:p>
              </table:table-cell>
              <table:table-cell office:value-type="float" office:value="35.278633">
                <text:p>35.2786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459329">
                <text:p>14.459329</text:p>
              </table:table-cell>
              <table:table-cell office:value-type="float" office:value="64.43167">
                <text:p>64.431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096813">
                <text:p>5.4096813</text:p>
              </table:table-cell>
              <table:table-cell office:value-type="float" office:value="59.341423">
                <text:p>59.341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361969">
                <text:p>11.361969</text:p>
              </table:table-cell>
              <table:table-cell office:value-type="float" office:value="66.43488">
                <text:p>66.434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013614">
                <text:p>6.5013614</text:p>
              </table:table-cell>
              <table:table-cell office:value-type="float" office:value="37.791557">
                <text:p>37.791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517552">
                <text:p>9.517552</text:p>
              </table:table-cell>
              <table:table-cell office:value-type="float" office:value="60.695557">
                <text:p>60.6955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977387">
                <text:p>8.977387</text:p>
              </table:table-cell>
              <table:table-cell office:value-type="float" office:value="68.5639">
                <text:p>68.56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780335">
                <text:p>11.780335</text:p>
              </table:table-cell>
              <table:table-cell office:value-type="float" office:value="71.65232">
                <text:p>71.6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053616">
                <text:p>33.053616</text:p>
              </table:table-cell>
              <table:table-cell office:value-type="float" office:value="76.9163">
                <text:p>76.91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455277">
                <text:p>7.2455277</text:p>
              </table:table-cell>
              <table:table-cell office:value-type="float" office:value="67.002045">
                <text:p>67.002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034433">
                <text:p>10.034433</text:p>
              </table:table-cell>
              <table:table-cell office:value-type="float" office:value="70.213394">
                <text:p>70.213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384657">
                <text:p>26.384657</text:p>
              </table:table-cell>
              <table:table-cell office:value-type="float" office:value="70.15724">
                <text:p>70.157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4444">
                <text:p>19.44444</text:p>
              </table:table-cell>
              <table:table-cell office:value-type="float" office:value="50.59031">
                <text:p>50.590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049172">
                <text:p>5.049172</text:p>
              </table:table-cell>
              <table:table-cell office:value-type="float" office:value="50.031567">
                <text:p>50.0315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78206">
                <text:p>4.578206</text:p>
              </table:table-cell>
              <table:table-cell office:value-type="float" office:value="72.01946">
                <text:p>72.019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85736">
                <text:p>5.585736</text:p>
              </table:table-cell>
              <table:table-cell office:value-type="float" office:value="60.302116">
                <text:p>60.302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483486">
                <text:p>5.3483486</text:p>
              </table:table-cell>
              <table:table-cell office:value-type="float" office:value="71.63667">
                <text:p>71.63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633059">
                <text:p>13.633059</text:p>
              </table:table-cell>
              <table:table-cell office:value-type="float" office:value="54.387695">
                <text:p>54.3876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14595">
                <text:p>7.214595</text:p>
              </table:table-cell>
              <table:table-cell office:value-type="float" office:value="68.48952">
                <text:p>68.489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509243">
                <text:p>11.509243</text:p>
              </table:table-cell>
              <table:table-cell office:value-type="float" office:value="33.346203">
                <text:p>33.3462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03274">
                <text:p>7.103274</text:p>
              </table:table-cell>
              <table:table-cell office:value-type="float" office:value="77.008385">
                <text:p>77.0083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423584">
                <text:p>12.423584</text:p>
              </table:table-cell>
              <table:table-cell office:value-type="float" office:value="67.54147">
                <text:p>67.54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255702">
                <text:p>9.255702</text:p>
              </table:table-cell>
              <table:table-cell office:value-type="float" office:value="79.26992">
                <text:p>79.26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748583">
                <text:p>28.748583</text:p>
              </table:table-cell>
              <table:table-cell office:value-type="float" office:value="74.25533">
                <text:p>74.255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764915">
                <text:p>4.9764915</text:p>
              </table:table-cell>
              <table:table-cell office:value-type="float" office:value="71.017845">
                <text:p>71.017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.29387">
                <text:p>183.29387</text:p>
              </table:table-cell>
              <table:table-cell office:value-type="float" office:value="44.16366">
                <text:p>44.163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7661">
                <text:p>10.57661</text:p>
              </table:table-cell>
              <table:table-cell office:value-type="float" office:value="64.453735">
                <text:p>64.453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41.4032">
                <text:p>41.4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.929443">
                <text:p>56.929443</text:p>
              </table:table-cell>
              <table:table-cell office:value-type="float" office:value="71.922325">
                <text:p>71.9223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49495">
                <text:p>4.849495</text:p>
              </table:table-cell>
              <table:table-cell office:value-type="float" office:value="74.60993">
                <text:p>74.609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24413">
                <text:p>4.724413</text:p>
              </table:table-cell>
              <table:table-cell office:value-type="float" office:value="76.82892">
                <text:p>76.82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996544">
                <text:p>88.996544</text:p>
              </table:table-cell>
              <table:table-cell office:value-type="float" office:value="69.027725">
                <text:p>69.027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394997">
                <text:p>11.394997</text:p>
              </table:table-cell>
              <table:table-cell office:value-type="float" office:value="75.05386">
                <text:p>75.05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754309">
                <text:p>9.754309</text:p>
              </table:table-cell>
              <table:table-cell office:value-type="float" office:value="70.16543">
                <text:p>70.16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811755">
                <text:p>7.8811755</text:p>
              </table:table-cell>
              <table:table-cell office:value-type="float" office:value="73.562096">
                <text:p>73.5620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00714">
                <text:p>15.200714</text:p>
              </table:table-cell>
              <table:table-cell office:value-type="float" office:value="63.372437">
                <text:p>63.3724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225922">
                <text:p>9.225922</text:p>
              </table:table-cell>
              <table:table-cell office:value-type="float" office:value="70.49127">
                <text:p>70.49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41463">
                <text:p>82.41463</text:p>
              </table:table-cell>
              <table:table-cell office:value-type="float" office:value="58.44386">
                <text:p>58.44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65456">
                <text:p>28.65456</text:p>
              </table:table-cell>
              <table:table-cell office:value-type="float" office:value="77.62903">
                <text:p>77.62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722276">
                <text:p>4.722276</text:p>
              </table:table-cell>
              <table:table-cell office:value-type="float" office:value="47.79899">
                <text:p>47.79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32919">
                <text:p>9.032919</text:p>
              </table:table-cell>
              <table:table-cell office:value-type="float" office:value="70.14407">
                <text:p>70.144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8.963808">
                <text:p>18.9638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038367">
                <text:p>0.6038367</text:p>
              </table:table-cell>
              <table:table-cell office:value-type="float" office:value="37.76">
                <text:p>37.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.267637">
                <text:p>24.267637</text:p>
              </table:table-cell>
              <table:table-cell office:value-type="float" office:value="59.73564">
                <text:p>59.735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.651443">
                <text:p>50.651443</text:p>
              </table:table-cell>
              <table:table-cell office:value-type="float" office:value="52.02198">
                <text:p>52.02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935253">
                <text:p>16.935253</text:p>
              </table:table-cell>
              <table:table-cell office:value-type="float" office:value="58.731396">
                <text:p>58.7313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1726155">
                <text:p>7.1726155</text:p>
              </table:table-cell>
              <table:table-cell office:value-type="float" office:value="61.033108">
                <text:p>61.033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6.74942">
                <text:p>506.74942</text:p>
              </table:table-cell>
              <table:table-cell office:value-type="float" office:value="32.821815">
                <text:p>32.821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988332">
                <text:p>8.988332</text:p>
              </table:table-cell>
              <table:table-cell office:value-type="float" office:value="55.619446">
                <text:p>55.6194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117897">
                <text:p>39.117897</text:p>
              </table:table-cell>
              <table:table-cell office:value-type="float" office:value="59.33639">
                <text:p>59.33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88004">
                <text:p>59.88004</text:p>
              </table:table-cell>
              <table:table-cell office:value-type="float" office:value="51.491764">
                <text:p>51.491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63.124718">
                <text:p>63.1247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827796">
                <text:p>12.827796</text:p>
              </table:table-cell>
              <table:table-cell office:value-type="float" office:value="36.058514">
                <text:p>36.058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087101">
                <text:p>15.087101</text:p>
              </table:table-cell>
              <table:table-cell office:value-type="float" office:value="35.340073">
                <text:p>35.3400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991518">
                <text:p>0.6991518</text:p>
              </table:table-cell>
              <table:table-cell office:value-type="float" office:value="56.063965">
                <text:p>56.0639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874023">
                <text:p>39.874023</text:p>
              </table:table-cell>
              <table:table-cell office:value-type="float" office:value="59.735">
                <text:p>59.7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.463463">
                <text:p>42.463463</text:p>
              </table:table-cell>
              <table:table-cell office:value-type="float" office:value="58.31806">
                <text:p>58.318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812094">
                <text:p>18.812094</text:p>
              </table:table-cell>
              <table:table-cell office:value-type="float" office:value="41.412395">
                <text:p>41.412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475852">
                <text:p>2.8475852</text:p>
              </table:table-cell>
              <table:table-cell office:value-type="float" office:value="70.46094">
                <text:p>70.46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8.4298">
                <text:p>798.4298</text:p>
              </table:table-cell>
              <table:table-cell office:value-type="float" office:value="29.766077">
                <text:p>29.7660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163084">
                <text:p>27.163084</text:p>
              </table:table-cell>
              <table:table-cell office:value-type="float" office:value="59.928047">
                <text:p>59.9280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877266">
                <text:p>117.877266</text:p>
              </table:table-cell>
              <table:table-cell office:value-type="float" office:value="24.119549">
                <text:p>24.1195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820867">
                <text:p>4.820867</text:p>
              </table:table-cell>
              <table:table-cell office:value-type="float" office:value="59.00985">
                <text:p>59.00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42754">
                <text:p>8.742754</text:p>
              </table:table-cell>
              <table:table-cell office:value-type="float" office:value="30.174139">
                <text:p>30.1741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270424">
                <text:p>50.270424</text:p>
              </table:table-cell>
              <table:table-cell office:value-type="float" office:value="47.2492">
                <text:p>47.24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906163">
                <text:p>0.8906163</text:p>
              </table:table-cell>
              <table:table-cell office:value-type="float" office:value="71.40288">
                <text:p>71.402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415072">
                <text:p>4.5415072</text:p>
              </table:table-cell>
              <table:table-cell office:value-type="float" office:value="46.105526">
                <text:p>46.1055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630554">
                <text:p>42.630554</text:p>
              </table:table-cell>
              <table:table-cell office:value-type="float" office:value="32.66579">
                <text:p>32.665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7.0485">
                <text:p>67.0485</text:p>
              </table:table-cell>
              <table:table-cell office:value-type="float" office:value="36.84477">
                <text:p>36.844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151314">
                <text:p>39.151314</text:p>
              </table:table-cell>
              <table:table-cell office:value-type="float" office:value="52.3951">
                <text:p>52.39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9.0096">
                <text:p>1229.0096</text:p>
              </table:table-cell>
              <table:table-cell office:value-type="float" office:value="54.23138">
                <text:p>54.23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.970535">
                <text:p>89.970535</text:p>
              </table:table-cell>
              <table:table-cell office:value-type="float" office:value="60.249542">
                <text:p>60.249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477046">
                <text:p>2.9477046</text:p>
              </table:table-cell>
              <table:table-cell office:value-type="float" office:value="58.810326">
                <text:p>58.8103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50.213936">
                <text:p>50.2139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1.83276">
                <text:p>551.83276</text:p>
              </table:table-cell>
              <table:table-cell office:value-type="float" office:value="41.39146">
                <text:p>41.39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410777">
                <text:p>15.410777</text:p>
              </table:table-cell>
              <table:table-cell office:value-type="float" office:value="41.257072">
                <text:p>41.2570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215668">
                <text:p>39.215668</text:p>
              </table:table-cell>
              <table:table-cell office:value-type="float" office:value="47.23527">
                <text:p>47.23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.8899">
                <text:p>264.8899</text:p>
              </table:table-cell>
              <table:table-cell office:value-type="float" office:value="47.397194">
                <text:p>47.397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40.7177">
                <text:p>1340.7177</text:p>
              </table:table-cell>
              <table:table-cell office:value-type="float" office:value="13.761603">
                <text:p>13.761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6.1903">
                <text:p>186.1903</text:p>
              </table:table-cell>
              <table:table-cell office:value-type="float" office:value="44.380985">
                <text:p>44.380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.841488">
                <text:p>28.841488</text:p>
              </table:table-cell>
              <table:table-cell office:value-type="float" office:value="49.49411">
                <text:p>49.494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7.134312">
                <text:p>27.1343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7014">
                <text:p>43.27014</text:p>
              </table:table-cell>
              <table:table-cell office:value-type="float" office:value="41.217785">
                <text:p>41.217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8.430145">
                <text:p>28.4301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7.2134">
                <text:p>167.2134</text:p>
              </table:table-cell>
              <table:table-cell office:value-type="float" office:value="21.897287">
                <text:p>21.897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795425">
                <text:p>17.795425</text:p>
              </table:table-cell>
              <table:table-cell office:value-type="float" office:value="65.109505">
                <text:p>65.109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959707">
                <text:p>1.2959707</text:p>
              </table:table-cell>
              <table:table-cell office:value-type="float" office:value="61.8267">
                <text:p>61.8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311847">
                <text:p>2.7311847</text:p>
              </table:table-cell>
              <table:table-cell office:value-type="float" office:value="58.062992">
                <text:p>58.0629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6.28946">
                <text:p>176.28946</text:p>
              </table:table-cell>
              <table:table-cell office:value-type="float" office:value="35.66956">
                <text:p>35.669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.853134">
                <text:p>105.853134</text:p>
              </table:table-cell>
              <table:table-cell office:value-type="float" office:value="26.835518">
                <text:p>26.8355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.3563">
                <text:p>131.3563</text:p>
              </table:table-cell>
              <table:table-cell office:value-type="float" office:value="49.621857">
                <text:p>49.6218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.140007">
                <text:p>60.140007</text:p>
              </table:table-cell>
              <table:table-cell office:value-type="float" office:value="61.107872">
                <text:p>61.1078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295199">
                <text:p>8.295199</text:p>
              </table:table-cell>
              <table:table-cell office:value-type="float" office:value="64.144325">
                <text:p>64.144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570617">
                <text:p>1.6570617</text:p>
              </table:table-cell>
              <table:table-cell office:value-type="float" office:value="50.574234">
                <text:p>50.5742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.212788">
                <text:p>35.212788</text:p>
              </table:table-cell>
              <table:table-cell office:value-type="float" office:value="59.103073">
                <text:p>59.103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375966">
                <text:p>9.375966</text:p>
              </table:table-cell>
              <table:table-cell office:value-type="float" office:value="58.20818">
                <text:p>58.20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47.100662">
                <text:p>47.1006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.804726">
                <text:p>75.804726</text:p>
              </table:table-cell>
              <table:table-cell office:value-type="float" office:value="32.93289">
                <text:p>32.932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384933">
                <text:p>43.384933</text:p>
              </table:table-cell>
              <table:table-cell office:value-type="float" office:value="60.05631">
                <text:p>60.056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9265">
                <text:p>144.9265</text:p>
              </table:table-cell>
              <table:table-cell office:value-type="float" office:value="42.275726">
                <text:p>42.275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263866">
                <text:p>8.263866</text:p>
              </table:table-cell>
              <table:table-cell office:value-type="float" office:value="41.590733">
                <text:p>41.5907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5.7532">
                <text:p>275.7532</text:p>
              </table:table-cell>
              <table:table-cell office:value-type="float" office:value="45.754112">
                <text:p>45.754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4387312">
                <text:p>3.4387312</text:p>
              </table:table-cell>
              <table:table-cell office:value-type="float" office:value="59.230057">
                <text:p>59.230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40948">
                <text:p>0.5740948</text:p>
              </table:table-cell>
              <table:table-cell office:value-type="float" office:value="77.083336">
                <text:p>77.083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203262">
                <text:p>1.6203262</text:p>
              </table:table-cell>
              <table:table-cell office:value-type="float" office:value="57.509556">
                <text:p>57.5095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1.75151">
                <text:p>151.75151</text:p>
              </table:table-cell>
              <table:table-cell office:value-type="float" office:value="28.71174">
                <text:p>28.711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7.83093">
                <text:p>787.83093</text:p>
              </table:table-cell>
              <table:table-cell office:value-type="float" office:value="46.995354">
                <text:p>46.9953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771053">
                <text:p>6.771053</text:p>
              </table:table-cell>
              <table:table-cell office:value-type="float" office:value="49.909237">
                <text:p>49.9092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780882">
                <text:p>0.39780882</text:p>
              </table:table-cell>
              <table:table-cell office:value-type="float" office:value="84.117645">
                <text:p>84.1176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891075">
                <text:p>8.891075</text:p>
              </table:table-cell>
              <table:table-cell office:value-type="float" office:value="43.913685">
                <text:p>43.9136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796073">
                <text:p>2.4796073</text:p>
              </table:table-cell>
              <table:table-cell office:value-type="float" office:value="45.143433">
                <text:p>45.1434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099652">
                <text:p>1.1099652</text:p>
              </table:table-cell>
              <table:table-cell office:value-type="float" office:value="25.042686">
                <text:p>25.0426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815167">
                <text:p>2.815167</text:p>
              </table:table-cell>
              <table:table-cell office:value-type="float" office:value="63.331047">
                <text:p>63.3310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310443">
                <text:p>2.2310443</text:p>
              </table:table-cell>
              <table:table-cell office:value-type="float" office:value="67.32373">
                <text:p>67.323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79729">
                <text:p>10.379729</text:p>
              </table:table-cell>
              <table:table-cell office:value-type="float" office:value="70.32149">
                <text:p>70.321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4.1284">
                <text:p>1504.1284</text:p>
              </table:table-cell>
              <table:table-cell office:value-type="float" office:value="24.955816">
                <text:p>24.955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458134">
                <text:p>0.7458134</text:p>
              </table:table-cell>
              <table:table-cell office:value-type="float" office:value="71.80805">
                <text:p>71.80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44144">
                <text:p>131.44144</text:p>
              </table:table-cell>
              <table:table-cell office:value-type="float" office:value="63.456356">
                <text:p>63.4563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880629">
                <text:p>11.880629</text:p>
              </table:table-cell>
              <table:table-cell office:value-type="float" office:value="42.51426">
                <text:p>42.514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.68424">
                <text:p>113.68424</text:p>
              </table:table-cell>
              <table:table-cell office:value-type="float" office:value="60.942753">
                <text:p>60.942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822418">
                <text:p>4.822418</text:p>
              </table:table-cell>
              <table:table-cell office:value-type="float" office:value="74.1271">
                <text:p>74.12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793734">
                <text:p>11.793734</text:p>
              </table:table-cell>
              <table:table-cell office:value-type="float" office:value="66.3271">
                <text:p>66.32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3326755">
                <text:p>7.3326755</text:p>
              </table:table-cell>
              <table:table-cell office:value-type="float" office:value="52.527218">
                <text:p>52.5272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072136">
                <text:p>14.072136</text:p>
              </table:table-cell>
              <table:table-cell office:value-type="float" office:value="41.587902">
                <text:p>41.5879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39236">
                <text:p>3.0539236</text:p>
              </table:table-cell>
              <table:table-cell office:value-type="float" office:value="53.71569">
                <text:p>53.715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137326">
                <text:p>1.8137326</text:p>
              </table:table-cell>
              <table:table-cell office:value-type="float" office:value="40.500717">
                <text:p>40.5007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8949067">
                <text:p>0.28949067</text:p>
              </table:table-cell>
              <table:table-cell office:value-type="float" office:value="60.689655">
                <text:p>60.6896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171209">
                <text:p>1.6171209</text:p>
              </table:table-cell>
              <table:table-cell office:value-type="float" office:value="45.985195">
                <text:p>45.985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10808">
                <text:p>0.3310808</text:p>
              </table:table-cell>
              <table:table-cell office:value-type="float" office:value="73.52941">
                <text:p>73.529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.73306">
                <text:p>265.73306</text:p>
              </table:table-cell>
              <table:table-cell office:value-type="float" office:value="47.76319">
                <text:p>47.76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330423">
                <text:p>0.30330423</text:p>
              </table:table-cell>
              <table:table-cell office:value-type="float" office:value="85.157234">
                <text:p>85.1572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727958">
                <text:p>1.4727958</text:p>
              </table:table-cell>
              <table:table-cell office:value-type="float" office:value="77.15031">
                <text:p>77.15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683451">
                <text:p>11.683451</text:p>
              </table:table-cell>
              <table:table-cell office:value-type="float" office:value="45.457508">
                <text:p>45.457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3299084">
                <text:p>7.3299084</text:p>
              </table:table-cell>
              <table:table-cell office:value-type="float" office:value="37.56047">
                <text:p>37.560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.056103">
                <text:p>44.056103</text:p>
              </table:table-cell>
              <table:table-cell office:value-type="float" office:value="47.30511">
                <text:p>47.30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47494">
                <text:p>1.247494</text:p>
              </table:table-cell>
              <table:table-cell office:value-type="float" office:value="48.614372">
                <text:p>48.6143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1804085">
                <text:p>0.81804085</text:p>
              </table:table-cell>
              <table:table-cell office:value-type="float" office:value="75.59091">
                <text:p>75.59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75523">
                <text:p>4.75523</text:p>
              </table:table-cell>
              <table:table-cell office:value-type="float" office:value="69.598816">
                <text:p>69.5988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907946">
                <text:p>16.907946</text:p>
              </table:table-cell>
              <table:table-cell office:value-type="float" office:value="66.76094">
                <text:p>66.760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1046483">
                <text:p>0.31046483</text:p>
              </table:table-cell>
              <table:table-cell office:value-type="float" office:value="54.17323">
                <text:p>54.173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230364">
                <text:p>1.1230364</text:p>
              </table:table-cell>
              <table:table-cell office:value-type="float" office:value="78.14458">
                <text:p>78.144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831955">
                <text:p>4.831955</text:p>
              </table:table-cell>
              <table:table-cell office:value-type="float" office:value="62.169">
                <text:p>62.1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0892696">
                <text:p>7.0892696</text:p>
              </table:table-cell>
              <table:table-cell office:value-type="float" office:value="68.606834">
                <text:p>68.6068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353413">
                <text:p>8.353413</text:p>
              </table:table-cell>
              <table:table-cell office:value-type="float" office:value="63.20681">
                <text:p>63.206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733161">
                <text:p>5.733161</text:p>
              </table:table-cell>
              <table:table-cell office:value-type="float" office:value="54.751934">
                <text:p>54.7519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707394">
                <text:p>3.1707394</text:p>
              </table:table-cell>
              <table:table-cell office:value-type="float" office:value="47.26688">
                <text:p>47.266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8411949">
                <text:p>2.8411949</text:p>
              </table:table-cell>
              <table:table-cell office:value-type="float" office:value="57.74472">
                <text:p>57.744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07419">
                <text:p>2.507419</text:p>
              </table:table-cell>
              <table:table-cell office:value-type="float" office:value="73.57304">
                <text:p>73.57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8117466">
                <text:p>6.8117466</text:p>
              </table:table-cell>
              <table:table-cell office:value-type="float" office:value="30.67056">
                <text:p>30.67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439116">
                <text:p>2.9439116</text:p>
              </table:table-cell>
              <table:table-cell office:value-type="float" office:value="68.11409">
                <text:p>68.114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676277">
                <text:p>25.676277</text:p>
              </table:table-cell>
              <table:table-cell office:value-type="float" office:value="43.29979">
                <text:p>43.299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936477">
                <text:p>0.7936477</text:p>
              </table:table-cell>
              <table:table-cell office:value-type="float" office:value="82.67449">
                <text:p>82.67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0900283">
                <text:p>5.0900283</text:p>
              </table:table-cell>
              <table:table-cell office:value-type="float" office:value="54.3609">
                <text:p>54.36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8236833">
                <text:p>3.8236833</text:p>
              </table:table-cell>
              <table:table-cell office:value-type="float" office:value="42.04706">
                <text:p>42.047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760103">
                <text:p>0.74760103</text:p>
              </table:table-cell>
              <table:table-cell office:value-type="float" office:value="34.71656">
                <text:p>34.716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05532">
                <text:p>0.705532</text:p>
              </table:table-cell>
              <table:table-cell office:value-type="float" office:value="44.351463">
                <text:p>44.3514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062979">
                <text:p>2.2062979</text:p>
              </table:table-cell>
              <table:table-cell office:value-type="float" office:value="27.868454">
                <text:p>27.8684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658554">
                <text:p>1.6658554</text:p>
              </table:table-cell>
              <table:table-cell office:value-type="float" office:value="67.76923">
                <text:p>67.769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827229">
                <text:p>17.827229</text:p>
              </table:table-cell>
              <table:table-cell office:value-type="float" office:value="37.47272">
                <text:p>37.47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19695">
                <text:p>16.19695</text:p>
              </table:table-cell>
              <table:table-cell office:value-type="float" office:value="67.008385">
                <text:p>67.0083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3686767">
                <text:p>0.73686767</text:p>
              </table:table-cell>
              <table:table-cell office:value-type="float" office:value="81.70635">
                <text:p>81.706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406513">
                <text:p>24.406513</text:p>
              </table:table-cell>
              <table:table-cell office:value-type="float" office:value="56.801617">
                <text:p>56.8016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374707">
                <text:p>1.6374707</text:p>
              </table:table-cell>
              <table:table-cell office:value-type="float" office:value="78.32535">
                <text:p>78.325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3.62326">
                <text:p>423.62326</text:p>
              </table:table-cell>
              <table:table-cell office:value-type="float" office:value="44.50652">
                <text:p>44.50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9.68622">
                <text:p>459.68622</text:p>
              </table:table-cell>
              <table:table-cell office:value-type="float" office:value="37.026306">
                <text:p>37.0263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.52727">
                <text:p>77.52727</text:p>
              </table:table-cell>
              <table:table-cell office:value-type="float" office:value="51.858727">
                <text:p>51.8587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5.67221">
                <text:p>145.67221</text:p>
              </table:table-cell>
              <table:table-cell office:value-type="float" office:value="41.917118">
                <text:p>41.917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6.29834">
                <text:p>386.29834</text:p>
              </table:table-cell>
              <table:table-cell office:value-type="float" office:value="37.486073">
                <text:p>37.486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.04527">
                <text:p>137.04527</text:p>
              </table:table-cell>
              <table:table-cell office:value-type="float" office:value="40.73513">
                <text:p>40.73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.4171">
                <text:p>141.4171</text:p>
              </table:table-cell>
              <table:table-cell office:value-type="float" office:value="43.618855">
                <text:p>43.6188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.78896">
                <text:p>87.78896</text:p>
              </table:table-cell>
              <table:table-cell office:value-type="float" office:value="43.223732">
                <text:p>43.2237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.60701">
                <text:p>78.60701</text:p>
              </table:table-cell>
              <table:table-cell office:value-type="float" office:value="47.494053">
                <text:p>47.494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1.2789">
                <text:p>421.2789</text:p>
              </table:table-cell>
              <table:table-cell office:value-type="float" office:value="32.715878">
                <text:p>32.715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891514">
                <text:p>63.891514</text:p>
              </table:table-cell>
              <table:table-cell office:value-type="float" office:value="56.594307">
                <text:p>56.594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.57253">
                <text:p>98.57253</text:p>
              </table:table-cell>
              <table:table-cell office:value-type="float" office:value="41.187004">
                <text:p>41.1870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763977">
                <text:p>17.763977</text:p>
              </table:table-cell>
              <table:table-cell office:value-type="float" office:value="79.528534">
                <text:p>79.5285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277023">
                <text:p>63.277023</text:p>
              </table:table-cell>
              <table:table-cell office:value-type="float" office:value="72.06971">
                <text:p>72.069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657825">
                <text:p>36.657825</text:p>
              </table:table-cell>
              <table:table-cell office:value-type="float" office:value="71.19584">
                <text:p>71.19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4.85751">
                <text:p>134.85751</text:p>
              </table:table-cell>
              <table:table-cell office:value-type="float" office:value="56.430298">
                <text:p>56.4302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2.49854">
                <text:p>512.49854</text:p>
              </table:table-cell>
              <table:table-cell office:value-type="float" office:value="32.447327">
                <text:p>32.4473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842915">
                <text:p>9.842915</text:p>
              </table:table-cell>
              <table:table-cell office:value-type="float" office:value="72.40464">
                <text:p>72.40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.97232">
                <text:p>71.97232</text:p>
              </table:table-cell>
              <table:table-cell office:value-type="float" office:value="57.207573">
                <text:p>57.2075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.56579">
                <text:p>70.56579</text:p>
              </table:table-cell>
              <table:table-cell office:value-type="float" office:value="61.081932">
                <text:p>61.0819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4.77307">
                <text:p>114.77307</text:p>
              </table:table-cell>
              <table:table-cell office:value-type="float" office:value="73.10974">
                <text:p>73.109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.060833">
                <text:p>54.060833</text:p>
              </table:table-cell>
              <table:table-cell office:value-type="float" office:value="65.12626">
                <text:p>65.126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.593094">
                <text:p>32.593094</text:p>
              </table:table-cell>
              <table:table-cell office:value-type="float" office:value="68.53222">
                <text:p>68.532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084797">
                <text:p>21.084797</text:p>
              </table:table-cell>
              <table:table-cell office:value-type="float" office:value="57.237988">
                <text:p>57.2379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329238">
                <text:p>7.329238</text:p>
              </table:table-cell>
              <table:table-cell office:value-type="float" office:value="73.75182">
                <text:p>73.751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.9875">
                <text:p>363.9875</text:p>
              </table:table-cell>
              <table:table-cell office:value-type="float" office:value="51.82455">
                <text:p>51.82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.32939">
                <text:p>131.32939</text:p>
              </table:table-cell>
              <table:table-cell office:value-type="float" office:value="60.392303">
                <text:p>60.392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4.9267">
                <text:p>64.9267</text:p>
              </table:table-cell>
              <table:table-cell office:value-type="float" office:value="53.749252">
                <text:p>53.749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070683">
                <text:p>4.3070683</text:p>
              </table:table-cell>
              <table:table-cell office:value-type="float" office:value="65.92798">
                <text:p>65.927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946274">
                <text:p>33.946274</text:p>
              </table:table-cell>
              <table:table-cell office:value-type="float" office:value="29.59457">
                <text:p>29.594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464384">
                <text:p>18.464384</text:p>
              </table:table-cell>
              <table:table-cell office:value-type="float" office:value="75.83953">
                <text:p>75.839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027551">
                <text:p>5.027551</text:p>
              </table:table-cell>
              <table:table-cell office:value-type="float" office:value="59.386875">
                <text:p>59.386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217497">
                <text:p>8.217497</text:p>
              </table:table-cell>
              <table:table-cell office:value-type="float" office:value="71.27569">
                <text:p>71.27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962623">
                <text:p>10.962623</text:p>
              </table:table-cell>
              <table:table-cell office:value-type="float" office:value="58.49338">
                <text:p>58.49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.829332">
                <text:p>16.829332</text:p>
              </table:table-cell>
              <table:table-cell office:value-type="float" office:value="65.60447">
                <text:p>65.604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698867">
                <text:p>12.698867</text:p>
              </table:table-cell>
              <table:table-cell office:value-type="float" office:value="52.988323">
                <text:p>52.9883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.41963">
                <text:p>113.41963</text:p>
              </table:table-cell>
              <table:table-cell office:value-type="float" office:value="54.30185">
                <text:p>54.301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46468">
                <text:p>34.46468</text:p>
              </table:table-cell>
              <table:table-cell office:value-type="float" office:value="61.608692">
                <text:p>61.6086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6.15164">
                <text:p>376.15164</text:p>
              </table:table-cell>
              <table:table-cell office:value-type="float" office:value="46.61849">
                <text:p>46.618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684117">
                <text:p>15.684117</text:p>
              </table:table-cell>
              <table:table-cell office:value-type="float" office:value="84.553345">
                <text:p>84.5533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.52443">
                <text:p>86.52443</text:p>
              </table:table-cell>
              <table:table-cell office:value-type="float" office:value="61.25007">
                <text:p>61.250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088228">
                <text:p>20.088228</text:p>
              </table:table-cell>
              <table:table-cell office:value-type="float" office:value="64.63221">
                <text:p>64.632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947023">
                <text:p>8.947023</text:p>
              </table:table-cell>
              <table:table-cell office:value-type="float" office:value="49.11647">
                <text:p>49.116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26641">
                <text:p>6.26641</text:p>
              </table:table-cell>
              <table:table-cell office:value-type="float" office:value="79.5231">
                <text:p>79.52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48977">
                <text:p>99.48977</text:p>
              </table:table-cell>
              <table:table-cell office:value-type="float" office:value="58.648705">
                <text:p>58.6487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7.65436">
                <text:p>197.65436</text:p>
              </table:table-cell>
              <table:table-cell office:value-type="float" office:value="58.333332">
                <text:p>58.3333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.73265">
                <text:p>151.73265</text:p>
              </table:table-cell>
              <table:table-cell office:value-type="float" office:value="38.04894">
                <text:p>38.048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137352">
                <text:p>11.137352</text:p>
              </table:table-cell>
              <table:table-cell office:value-type="float" office:value="66.32912">
                <text:p>66.329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8275867">
                <text:p>3.8275867</text:p>
              </table:table-cell>
              <table:table-cell office:value-type="float" office:value="70.95282">
                <text:p>70.952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371911">
                <text:p>10.371911</text:p>
              </table:table-cell>
              <table:table-cell office:value-type="float" office:value="51.734505">
                <text:p>51.7345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.84984">
                <text:p>139.84984</text:p>
              </table:table-cell>
              <table:table-cell office:value-type="float" office:value="56.292244">
                <text:p>56.2922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6.94345">
                <text:p>76.94345</text:p>
              </table:table-cell>
              <table:table-cell office:value-type="float" office:value="58.198788">
                <text:p>58.198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.11199">
                <text:p>75.11199</text:p>
              </table:table-cell>
              <table:table-cell office:value-type="float" office:value="61.550648">
                <text:p>61.5506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.5429">
                <text:p>397.5429</text:p>
              </table:table-cell>
              <table:table-cell office:value-type="float" office:value="38.082253">
                <text:p>38.0822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63346">
                <text:p>7.563346</text:p>
              </table:table-cell>
              <table:table-cell office:value-type="float" office:value="49.795475">
                <text:p>49.7954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.091515">
                <text:p>39.091515</text:p>
              </table:table-cell>
              <table:table-cell office:value-type="float" office:value="74.48911">
                <text:p>74.489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4.51724">
                <text:p>64.51724</text:p>
              </table:table-cell>
              <table:table-cell office:value-type="float" office:value="74.99278">
                <text:p>74.992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.332611">
                <text:p>17.332611</text:p>
              </table:table-cell>
              <table:table-cell office:value-type="float" office:value="60.134636">
                <text:p>60.134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1.782">
                <text:p>441.782</text:p>
              </table:table-cell>
              <table:table-cell office:value-type="float" office:value="40.808014">
                <text:p>40.808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.15536">
                <text:p>69.15536</text:p>
              </table:table-cell>
              <table:table-cell office:value-type="float" office:value="37.651">
                <text:p>37.6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4.07536">
                <text:p>214.07536</text:p>
              </table:table-cell>
              <table:table-cell office:value-type="float" office:value="41.43914">
                <text:p>41.439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7.07887">
                <text:p>207.07887</text:p>
              </table:table-cell>
              <table:table-cell office:value-type="float" office:value="53.370106">
                <text:p>53.370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1.83307">
                <text:p>581.83307</text:p>
              </table:table-cell>
              <table:table-cell office:value-type="float" office:value="47.14989">
                <text:p>47.149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5.81604">
                <text:p>115.81604</text:p>
              </table:table-cell>
              <table:table-cell office:value-type="float" office:value="53.44388">
                <text:p>53.443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673767">
                <text:p>34.673767</text:p>
              </table:table-cell>
              <table:table-cell office:value-type="float" office:value="62.35803">
                <text:p>62.358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.995956">
                <text:p>49.995956</text:p>
              </table:table-cell>
              <table:table-cell office:value-type="float" office:value="76.612755">
                <text:p>76.612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.39368">
                <text:p>202.39368</text:p>
              </table:table-cell>
              <table:table-cell office:value-type="float" office:value="53.745537">
                <text:p>53.7455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3.63095">
                <text:p>473.63095</text:p>
              </table:table-cell>
              <table:table-cell office:value-type="float" office:value="53.27173">
                <text:p>53.271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.93781">
                <text:p>89.93781</text:p>
              </table:table-cell>
              <table:table-cell office:value-type="float" office:value="69.06595">
                <text:p>69.06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6.423">
                <text:p>156.423</text:p>
              </table:table-cell>
              <table:table-cell office:value-type="float" office:value="46.04042">
                <text:p>46.040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7882">
                <text:p>62.7882</text:p>
              </table:table-cell>
              <table:table-cell office:value-type="float" office:value="67.55647">
                <text:p>67.556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.175056">
                <text:p>23.175056</text:p>
              </table:table-cell>
              <table:table-cell office:value-type="float" office:value="72.7398">
                <text:p>72.73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74883">
                <text:p>7.074883</text:p>
              </table:table-cell>
              <table:table-cell office:value-type="float" office:value="69.35627">
                <text:p>69.356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020187">
                <text:p>24.020187</text:p>
              </table:table-cell>
              <table:table-cell office:value-type="float" office:value="74.826096">
                <text:p>74.8260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3.37024">
                <text:p>133.37024</text:p>
              </table:table-cell>
              <table:table-cell office:value-type="float" office:value="50.593697">
                <text:p>50.5936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186914">
                <text:p>16.186914</text:p>
              </table:table-cell>
              <table:table-cell office:value-type="float" office:value="64.22792">
                <text:p>64.227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246729">
                <text:p>17.246729</text:p>
              </table:table-cell>
              <table:table-cell office:value-type="float" office:value="76.32159">
                <text:p>76.321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61332">
                <text:p>15.61332</text:p>
              </table:table-cell>
              <table:table-cell office:value-type="float" office:value="74.02597">
                <text:p>74.025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817515">
                <text:p>13.817515</text:p>
              </table:table-cell>
              <table:table-cell office:value-type="float" office:value="74.867615">
                <text:p>74.8676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3899145">
                <text:p>9.3899145</text:p>
              </table:table-cell>
              <table:table-cell office:value-type="float" office:value="67.57322">
                <text:p>67.573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962134">
                <text:p>14.962134</text:p>
              </table:table-cell>
              <table:table-cell office:value-type="float" office:value="79.62915">
                <text:p>79.629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51497">
                <text:p>3.751497</text:p>
              </table:table-cell>
              <table:table-cell office:value-type="float" office:value="49.809402">
                <text:p>49.8094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4.8738">
                <text:p>64.8738</text:p>
              </table:table-cell>
              <table:table-cell office:value-type="float" office:value="47.24679">
                <text:p>47.246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371721">
                <text:p>30.371721</text:p>
              </table:table-cell>
              <table:table-cell office:value-type="float" office:value="87.29615">
                <text:p>87.296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.15698">
                <text:p>165.15698</text:p>
              </table:table-cell>
              <table:table-cell office:value-type="float" office:value="75.669014">
                <text:p>75.6690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2.28576">
                <text:p>82.28576</text:p>
              </table:table-cell>
              <table:table-cell office:value-type="float" office:value="76.20494">
                <text:p>76.20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820421">
                <text:p>26.820421</text:p>
              </table:table-cell>
              <table:table-cell office:value-type="float" office:value="57.51313">
                <text:p>57.513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294691">
                <text:p>16.294691</text:p>
              </table:table-cell>
              <table:table-cell office:value-type="float" office:value="79.23014">
                <text:p>79.230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5.70554">
                <text:p>235.70554</text:p>
              </table:table-cell>
              <table:table-cell office:value-type="float" office:value="39.919556">
                <text:p>39.9195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180233">
                <text:p>23.180233</text:p>
              </table:table-cell>
              <table:table-cell office:value-type="float" office:value="73.90767">
                <text:p>73.907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893244">
                <text:p>15.893244</text:p>
              </table:table-cell>
              <table:table-cell office:value-type="float" office:value="84.09014">
                <text:p>84.09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566153">
                <text:p>12.566153</text:p>
              </table:table-cell>
              <table:table-cell office:value-type="float" office:value="53.178318">
                <text:p>53.1783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.845882">
                <text:p>25.845882</text:p>
              </table:table-cell>
              <table:table-cell office:value-type="float" office:value="72.07527">
                <text:p>72.075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.61834">
                <text:p>39.61834</text:p>
              </table:table-cell>
              <table:table-cell office:value-type="float" office:value="59.664574">
                <text:p>59.6645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810398">
                <text:p>10.810398</text:p>
              </table:table-cell>
              <table:table-cell office:value-type="float" office:value="44.30471">
                <text:p>44.304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.10833">
                <text:p>48.10833</text:p>
              </table:table-cell>
              <table:table-cell office:value-type="float" office:value="68.011215">
                <text:p>68.0112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116905">
                <text:p>9.116905</text:p>
              </table:table-cell>
              <table:table-cell office:value-type="float" office:value="40.504585">
                <text:p>40.504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.997032">
                <text:p>24.997032</text:p>
              </table:table-cell>
              <table:table-cell office:value-type="float" office:value="64.03033">
                <text:p>64.030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089285">
                <text:p>17.089285</text:p>
              </table:table-cell>
              <table:table-cell office:value-type="float" office:value="66.99057">
                <text:p>66.990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.790016">
                <text:p>84.790016</text:p>
              </table:table-cell>
              <table:table-cell office:value-type="float" office:value="69.09549">
                <text:p>69.095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1.59839">
                <text:p>151.59839</text:p>
              </table:table-cell>
              <table:table-cell office:value-type="float" office:value="76.91446">
                <text:p>76.914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226075">
                <text:p>6.3226075</text:p>
              </table:table-cell>
              <table:table-cell office:value-type="float" office:value="67.85714">
                <text:p>67.857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2.31868">
                <text:p>162.31868</text:p>
              </table:table-cell>
              <table:table-cell office:value-type="float" office:value="43.937103">
                <text:p>43.9371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.133091">
                <text:p>17.133091</text:p>
              </table:table-cell>
              <table:table-cell office:value-type="float" office:value="50.20576">
                <text:p>50.205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.969011">
                <text:p>31.969011</text:p>
              </table:table-cell>
              <table:table-cell office:value-type="float" office:value="70.99556">
                <text:p>70.99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1.48975">
                <text:p>191.48975</text:p>
              </table:table-cell>
              <table:table-cell office:value-type="float" office:value="79.42276">
                <text:p>79.422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2.39075">
                <text:p>372.39075</text:p>
              </table:table-cell>
              <table:table-cell office:value-type="float" office:value="35.22327">
                <text:p>35.22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631398">
                <text:p>5.631398</text:p>
              </table:table-cell>
              <table:table-cell office:value-type="float" office:value="38.38456">
                <text:p>38.384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96.1663">
                <text:p>696.1663</text:p>
              </table:table-cell>
              <table:table-cell office:value-type="float" office:value="14.810088">
                <text:p>14.8100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1844058">
                <text:p>3.1844058</text:p>
              </table:table-cell>
              <table:table-cell office:value-type="float" office:value="65.22449">
                <text:p>65.224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1.9234">
                <text:p>771.9234</text:p>
              </table:table-cell>
              <table:table-cell office:value-type="float" office:value="56.404488">
                <text:p>56.4044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.308884">
                <text:p>27.308884</text:p>
              </table:table-cell>
              <table:table-cell office:value-type="float" office:value="64.6746">
                <text:p>64.6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.552242">
                <text:p>31.552242</text:p>
              </table:table-cell>
              <table:table-cell office:value-type="float" office:value="69.94171">
                <text:p>69.941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6.61458">
                <text:p>156.61458</text:p>
              </table:table-cell>
              <table:table-cell office:value-type="float" office:value="71.759766">
                <text:p>71.7597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.586473">
                <text:p>28.586473</text:p>
              </table:table-cell>
              <table:table-cell office:value-type="float" office:value="65.82999">
                <text:p>65.82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0.72822">
                <text:p>110.72822</text:p>
              </table:table-cell>
              <table:table-cell office:value-type="float" office:value="72.33752">
                <text:p>72.337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.938364">
                <text:p>14.938364</text:p>
              </table:table-cell>
              <table:table-cell office:value-type="float" office:value="66.45607">
                <text:p>66.456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.175636">
                <text:p>32.175636</text:p>
              </table:table-cell>
              <table:table-cell office:value-type="float" office:value="56.942364">
                <text:p>56.9423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.868317">
                <text:p>36.868317</text:p>
              </table:table-cell>
              <table:table-cell office:value-type="float" office:value="76.04913">
                <text:p>76.049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34587">
                <text:p>40.34587</text:p>
              </table:table-cell>
              <table:table-cell office:value-type="float" office:value="87.693375">
                <text:p>87.6933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.233295">
                <text:p>17.233295</text:p>
              </table:table-cell>
              <table:table-cell office:value-type="float" office:value="55.944595">
                <text:p>55.9445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87.1364">
                <text:p>987.1364</text:p>
              </table:table-cell>
              <table:table-cell office:value-type="float" office:value="21.293194">
                <text:p>21.2931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74056">
                <text:p>16.74056</text:p>
              </table:table-cell>
              <table:table-cell office:value-type="float" office:value="68.12125">
                <text:p>68.12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.450142">
                <text:p>14.450142</text:p>
              </table:table-cell>
              <table:table-cell office:value-type="float" office:value="46.538372">
                <text:p>46.5383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9.1701">
                <text:p>109.1701</text:p>
              </table:table-cell>
              <table:table-cell office:value-type="float" office:value="30.387783">
                <text:p>30.3877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6.0822">
                <text:p>256.0822</text:p>
              </table:table-cell>
              <table:table-cell office:value-type="float" office:value="48.001316">
                <text:p>48.0013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216643">
                <text:p>8.216643</text:p>
              </table:table-cell>
              <table:table-cell office:value-type="float" office:value="48.063183">
                <text:p>48.0631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7133672">
                <text:p>3.7133672</text:p>
              </table:table-cell>
              <table:table-cell office:value-type="float" office:value="84.12844">
                <text:p>84.128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904476">
                <text:p>41.904476</text:p>
              </table:table-cell>
              <table:table-cell office:value-type="float" office:value="75.93513">
                <text:p>75.935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714638">
                <text:p>20.714638</text:p>
              </table:table-cell>
              <table:table-cell office:value-type="float" office:value="60.440517">
                <text:p>60.4405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669187">
                <text:p>12.669187</text:p>
              </table:table-cell>
              <table:table-cell office:value-type="float" office:value="63.53529">
                <text:p>63.535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.732538">
                <text:p>22.732538</text:p>
              </table:table-cell>
              <table:table-cell office:value-type="float" office:value="64.16643">
                <text:p>64.166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377449">
                <text:p>23.377449</text:p>
              </table:table-cell>
              <table:table-cell office:value-type="float" office:value="79.4838">
                <text:p>79.48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.62206">
                <text:p>207.62206</text:p>
              </table:table-cell>
              <table:table-cell office:value-type="float" office:value="65.88166">
                <text:p>65.881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.76953">
                <text:p>71.76953</text:p>
              </table:table-cell>
              <table:table-cell office:value-type="float" office:value="70.23052">
                <text:p>70.230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6.3288">
                <text:p>276.3288</text:p>
              </table:table-cell>
              <table:table-cell office:value-type="float" office:value="81.909775">
                <text:p>81.909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.998579">
                <text:p>31.998579</text:p>
              </table:table-cell>
              <table:table-cell office:value-type="float" office:value="80.304825">
                <text:p>80.3048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8.22375">
                <text:p>668.22375</text:p>
              </table:table-cell>
              <table:table-cell office:value-type="float" office:value="35.006905">
                <text:p>35.0069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.324547">
                <text:p>25.324547</text:p>
              </table:table-cell>
              <table:table-cell office:value-type="float" office:value="82.02299">
                <text:p>82.022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258296">
                <text:p>8.258296</text:p>
              </table:table-cell>
              <table:table-cell office:value-type="float" office:value="86.575134">
                <text:p>86.5751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.682156">
                <text:p>52.682156</text:p>
              </table:table-cell>
              <table:table-cell office:value-type="float" office:value="63.624714">
                <text:p>63.624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.52336">
                <text:p>59.52336</text:p>
              </table:table-cell>
              <table:table-cell office:value-type="float" office:value="79.31367">
                <text:p>79.313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05096">
                <text:p>21.05096</text:p>
              </table:table-cell>
              <table:table-cell office:value-type="float" office:value="63.397923">
                <text:p>63.3979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224408">
                <text:p>15.224408</text:p>
              </table:table-cell>
              <table:table-cell office:value-type="float" office:value="61.328976">
                <text:p>61.3289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4.1485">
                <text:p>714.1485</text:p>
              </table:table-cell>
              <table:table-cell office:value-type="float" office:value="54.74949">
                <text:p>54.749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.61611">
                <text:p>59.61611</text:p>
              </table:table-cell>
              <table:table-cell office:value-type="float" office:value="84.098305">
                <text:p>84.0983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.1377">
                <text:p>162.1377</text:p>
              </table:table-cell>
              <table:table-cell office:value-type="float" office:value="78.61729">
                <text:p>78.617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6341825">
                <text:p>7.6341825</text:p>
              </table:table-cell>
              <table:table-cell office:value-type="float" office:value="18.794588">
                <text:p>18.7945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.277367">
                <text:p>39.277367</text:p>
              </table:table-cell>
              <table:table-cell office:value-type="float" office:value="82.52493">
                <text:p>82.524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.252499">
                <text:p>26.252499</text:p>
              </table:table-cell>
              <table:table-cell office:value-type="float" office:value="72.99465">
                <text:p>72.994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.012962">
                <text:p>38.012962</text:p>
              </table:table-cell>
              <table:table-cell office:value-type="float" office:value="69.42994">
                <text:p>69.429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208065">
                <text:p>15.208065</text:p>
              </table:table-cell>
              <table:table-cell office:value-type="float" office:value="76.913704">
                <text:p>76.9137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4.52899">
                <text:p>244.52899</text:p>
              </table:table-cell>
              <table:table-cell office:value-type="float" office:value="51.630924">
                <text:p>51.6309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.061">
                <text:p>143.061</text:p>
              </table:table-cell>
              <table:table-cell office:value-type="float" office:value="60.46548">
                <text:p>60.465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226921">
                <text:p>10.226921</text:p>
              </table:table-cell>
              <table:table-cell office:value-type="float" office:value="68.95702">
                <text:p>68.957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.37385">
                <text:p>68.37385</text:p>
              </table:table-cell>
              <table:table-cell office:value-type="float" office:value="81.86488">
                <text:p>81.864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384886">
                <text:p>14.384886</text:p>
              </table:table-cell>
              <table:table-cell office:value-type="float" office:value="69.144295">
                <text:p>69.144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379208">
                <text:p>17.379208</text:p>
              </table:table-cell>
              <table:table-cell office:value-type="float" office:value="75.85945">
                <text:p>75.859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302089">
                <text:p>12.302089</text:p>
              </table:table-cell>
              <table:table-cell office:value-type="float" office:value="41.383125">
                <text:p>41.38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151279">
                <text:p>9.151279</text:p>
              </table:table-cell>
              <table:table-cell office:value-type="float" office:value="55.888462">
                <text:p>55.8884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538888">
                <text:p>12.538888</text:p>
              </table:table-cell>
              <table:table-cell office:value-type="float" office:value="65.15354">
                <text:p>65.15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0144">
                <text:p>28.0144</text:p>
              </table:table-cell>
              <table:table-cell office:value-type="float" office:value="64.43556">
                <text:p>64.435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.879528">
                <text:p>37.879528</text:p>
              </table:table-cell>
              <table:table-cell office:value-type="float" office:value="65.29741">
                <text:p>65.29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517462">
                <text:p>19.517462</text:p>
              </table:table-cell>
              <table:table-cell office:value-type="float" office:value="62.054794">
                <text:p>62.0547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828585">
                <text:p>22.828585</text:p>
              </table:table-cell>
              <table:table-cell office:value-type="float" office:value="61.40838">
                <text:p>61.408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.34315">
                <text:p>30.34315</text:p>
              </table:table-cell>
              <table:table-cell office:value-type="float" office:value="76.387344">
                <text:p>76.3873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.176395">
                <text:p>40.176395</text:p>
              </table:table-cell>
              <table:table-cell office:value-type="float" office:value="34.770096">
                <text:p>34.7700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976679">
                <text:p>11.976679</text:p>
              </table:table-cell>
              <table:table-cell office:value-type="float" office:value="63.88889">
                <text:p>63.888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026142">
                <text:p>14.026142</text:p>
              </table:table-cell>
              <table:table-cell office:value-type="float" office:value="61.59614">
                <text:p>61.596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2.90391">
                <text:p>82.90391</text:p>
              </table:table-cell>
              <table:table-cell office:value-type="float" office:value="55.29848">
                <text:p>55.298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.62472">
                <text:p>40.62472</text:p>
              </table:table-cell>
              <table:table-cell office:value-type="float" office:value="80.8182">
                <text:p>80.81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938668">
                <text:p>13.938668</text:p>
              </table:table-cell>
              <table:table-cell office:value-type="float" office:value="32.485283">
                <text:p>32.4852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.039165">
                <text:p>38.039165</text:p>
              </table:table-cell>
              <table:table-cell office:value-type="float" office:value="77.249016">
                <text:p>77.2490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218058">
                <text:p>9.218058</text:p>
              </table:table-cell>
              <table:table-cell office:value-type="float" office:value="55.092297">
                <text:p>55.0922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.743114">
                <text:p>31.743114</text:p>
              </table:table-cell>
              <table:table-cell office:value-type="float" office:value="57.53468">
                <text:p>57.534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94807">
                <text:p>9.594807</text:p>
              </table:table-cell>
              <table:table-cell office:value-type="float" office:value="54.34956">
                <text:p>54.349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704302">
                <text:p>16.704302</text:p>
              </table:table-cell>
              <table:table-cell office:value-type="float" office:value="52.869434">
                <text:p>52.8694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356936">
                <text:p>8.356936</text:p>
              </table:table-cell>
              <table:table-cell office:value-type="float" office:value="69.18604">
                <text:p>69.186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666052">
                <text:p>17.666052</text:p>
              </table:table-cell>
              <table:table-cell office:value-type="float" office:value="50.43721">
                <text:p>50.437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.669003">
                <text:p>25.669003</text:p>
              </table:table-cell>
              <table:table-cell office:value-type="float" office:value="68.848404">
                <text:p>68.848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268585">
                <text:p>14.268585</text:p>
              </table:table-cell>
              <table:table-cell office:value-type="float" office:value="70.10798">
                <text:p>70.107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459549">
                <text:p>19.459549</text:p>
              </table:table-cell>
              <table:table-cell office:value-type="float" office:value="69.19028">
                <text:p>69.190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.00341">
                <text:p>44.00341</text:p>
              </table:table-cell>
              <table:table-cell office:value-type="float" office:value="76.85092">
                <text:p>76.850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2.5912">
                <text:p>332.5912</text:p>
              </table:table-cell>
              <table:table-cell office:value-type="float" office:value="39.282394">
                <text:p>39.2823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8.4875">
                <text:p>138.4875</text:p>
              </table:table-cell>
              <table:table-cell office:value-type="float" office:value="48.99003">
                <text:p>48.990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454407">
                <text:p>26.454407</text:p>
              </table:table-cell>
              <table:table-cell office:value-type="float" office:value="74.69747">
                <text:p>74.697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68.95992">
                <text:p>68.95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5.02809">
                <text:p>175.02809</text:p>
              </table:table-cell>
              <table:table-cell office:value-type="float" office:value="72.09726">
                <text:p>72.097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.98143">
                <text:p>70.98143</text:p>
              </table:table-cell>
              <table:table-cell office:value-type="float" office:value="46.23063">
                <text:p>46.230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.79801">
                <text:p>48.79801</text:p>
              </table:table-cell>
              <table:table-cell office:value-type="float" office:value="84.22776">
                <text:p>84.227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111032">
                <text:p>21.111032</text:p>
              </table:table-cell>
              <table:table-cell office:value-type="float" office:value="83.44624">
                <text:p>83.446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.588093">
                <text:p>31.588093</text:p>
              </table:table-cell>
              <table:table-cell office:value-type="float" office:value="83.0942">
                <text:p>83.09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.199375">
                <text:p>51.199375</text:p>
              </table:table-cell>
              <table:table-cell office:value-type="float" office:value="73.08668">
                <text:p>73.086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437151">
                <text:p>18.437151</text:p>
              </table:table-cell>
              <table:table-cell office:value-type="float" office:value="66.72127">
                <text:p>66.721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719065">
                <text:p>22.719065</text:p>
              </table:table-cell>
              <table:table-cell office:value-type="float" office:value="68.03988">
                <text:p>68.039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5.454544">
                <text:p>45.4545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667938">
                <text:p>16.667938</text:p>
              </table:table-cell>
              <table:table-cell office:value-type="float" office:value="78.689644">
                <text:p>78.6896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8916097">
                <text:p>6.8916097</text:p>
              </table:table-cell>
              <table:table-cell office:value-type="float" office:value="41.661106">
                <text:p>41.661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6.47462">
                <text:p>236.47462</text:p>
              </table:table-cell>
              <table:table-cell office:value-type="float" office:value="32.984592">
                <text:p>32.9845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9.85197">
                <text:p>249.85197</text:p>
              </table:table-cell>
              <table:table-cell office:value-type="float" office:value="41.7348">
                <text:p>41.73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523312">
                <text:p>11.523312</text:p>
              </table:table-cell>
              <table:table-cell office:value-type="float" office:value="74.16378">
                <text:p>74.163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537802">
                <text:p>8.537802</text:p>
              </table:table-cell>
              <table:table-cell office:value-type="float" office:value="54.261646">
                <text:p>54.2616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13198">
                <text:p>13.13198</text:p>
              </table:table-cell>
              <table:table-cell office:value-type="float" office:value="60.338802">
                <text:p>60.3388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3.6743">
                <text:p>123.6743</text:p>
              </table:table-cell>
              <table:table-cell office:value-type="float" office:value="60.12104">
                <text:p>60.12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.90415">
                <text:p>54.90415</text:p>
              </table:table-cell>
              <table:table-cell office:value-type="float" office:value="77.245445">
                <text:p>77.2454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0451794">
                <text:p>5.0451794</text:p>
              </table:table-cell>
              <table:table-cell office:value-type="float" office:value="36.150463">
                <text:p>36.1504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.759201">
                <text:p>25.759201</text:p>
              </table:table-cell>
              <table:table-cell office:value-type="float" office:value="45.750298">
                <text:p>45.7502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6908083">
                <text:p>6.6908083</text:p>
              </table:table-cell>
              <table:table-cell office:value-type="float" office:value="34.679745">
                <text:p>34.6797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3640387">
                <text:p>3.3640387</text:p>
              </table:table-cell>
              <table:table-cell office:value-type="float" office:value="33.54232">
                <text:p>33.54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.253748">
                <text:p>20.253748</text:p>
              </table:table-cell>
              <table:table-cell office:value-type="float" office:value="71.28563">
                <text:p>71.285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946393">
                <text:p>8.946393</text:p>
              </table:table-cell>
              <table:table-cell office:value-type="float" office:value="55.356636">
                <text:p>55.3566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.318825">
                <text:p>14.318825</text:p>
              </table:table-cell>
              <table:table-cell office:value-type="float" office:value="57.87999">
                <text:p>57.879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719476">
                <text:p>10.719476</text:p>
              </table:table-cell>
              <table:table-cell office:value-type="float" office:value="41.891273">
                <text:p>41.8912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30715">
                <text:p>31.30715</text:p>
              </table:table-cell>
              <table:table-cell office:value-type="float" office:value="59.311848">
                <text:p>59.3118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.977646">
                <text:p>56.977646</text:p>
              </table:table-cell>
              <table:table-cell office:value-type="float" office:value="66.403595">
                <text:p>66.403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56842">
                <text:p>28.56842</text:p>
              </table:table-cell>
              <table:table-cell office:value-type="float" office:value="70.40717">
                <text:p>70.407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.60835">
                <text:p>23.60835</text:p>
              </table:table-cell>
              <table:table-cell office:value-type="float" office:value="79.258896">
                <text:p>79.2588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144675">
                <text:p>13.144675</text:p>
              </table:table-cell>
              <table:table-cell office:value-type="float" office:value="60.64849">
                <text:p>60.648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.149067">
                <text:p>58.149067</text:p>
              </table:table-cell>
              <table:table-cell office:value-type="float" office:value="58.992805">
                <text:p>58.9928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915912">
                <text:p>11.915912</text:p>
              </table:table-cell>
              <table:table-cell office:value-type="float" office:value="57.340878">
                <text:p>57.3408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54619">
                <text:p>9.54619</text:p>
              </table:table-cell>
              <table:table-cell office:value-type="float" office:value="45.639675">
                <text:p>45.639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041483">
                <text:p>25.041483</text:p>
              </table:table-cell>
              <table:table-cell office:value-type="float" office:value="80.408875">
                <text:p>80.4088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.892273">
                <text:p>31.892273</text:p>
              </table:table-cell>
              <table:table-cell office:value-type="float" office:value="64.63698">
                <text:p>64.636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.498604">
                <text:p>59.498604</text:p>
              </table:table-cell>
              <table:table-cell office:value-type="float" office:value="75.50897">
                <text:p>75.508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8.328514">
                <text:p>98.328514</text:p>
              </table:table-cell>
              <table:table-cell office:value-type="float" office:value="78.09565">
                <text:p>78.095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497356">
                <text:p>15.497356</text:p>
              </table:table-cell>
              <table:table-cell office:value-type="float" office:value="67.08668">
                <text:p>67.086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810834">
                <text:p>7.810834</text:p>
              </table:table-cell>
              <table:table-cell office:value-type="float" office:value="39.363815">
                <text:p>39.3638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947717">
                <text:p>11.947717</text:p>
              </table:table-cell>
              <table:table-cell office:value-type="float" office:value="46.154728">
                <text:p>46.1547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926086">
                <text:p>17.926086</text:p>
              </table:table-cell>
              <table:table-cell office:value-type="float" office:value="74.43579">
                <text:p>74.435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3332">
                <text:p>5.13332</text:p>
              </table:table-cell>
              <table:table-cell office:value-type="float" office:value="51.067463">
                <text:p>51.0674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.965297">
                <text:p>9.965297</text:p>
              </table:table-cell>
              <table:table-cell office:value-type="float" office:value="63.891487">
                <text:p>63.8914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35991">
                <text:p>43.35991</text:p>
              </table:table-cell>
              <table:table-cell office:value-type="float" office:value="83.813126">
                <text:p>83.8131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6.36836">
                <text:p>136.36836</text:p>
              </table:table-cell>
              <table:table-cell office:value-type="float" office:value="72.83918">
                <text:p>72.839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366254">
                <text:p>9.366254</text:p>
              </table:table-cell>
              <table:table-cell office:value-type="float" office:value="65.9376">
                <text:p>65.93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544751">
                <text:p>8.544751</text:p>
              </table:table-cell>
              <table:table-cell office:value-type="float" office:value="55.81988">
                <text:p>55.819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155981">
                <text:p>8.155981</text:p>
              </table:table-cell>
              <table:table-cell office:value-type="float" office:value="50.734463">
                <text:p>50.7344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53087">
                <text:p>14.53087</text:p>
              </table:table-cell>
              <table:table-cell office:value-type="float" office:value="70.22755">
                <text:p>70.22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.070376">
                <text:p>14.070376</text:p>
              </table:table-cell>
              <table:table-cell office:value-type="float" office:value="23.755533">
                <text:p>23.7555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3.47115">
                <text:p>173.47115</text:p>
              </table:table-cell>
              <table:table-cell office:value-type="float" office:value="30.185984">
                <text:p>30.1859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493717">
                <text:p>20.493717</text:p>
              </table:table-cell>
              <table:table-cell office:value-type="float" office:value="24.722322">
                <text:p>24.7223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.951792">
                <text:p>24.951792</text:p>
              </table:table-cell>
              <table:table-cell office:value-type="float" office:value="24.343931">
                <text:p>24.3439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3.31894">
                <text:p>143.31894</text:p>
              </table:table-cell>
              <table:table-cell office:value-type="float" office:value="55.852825">
                <text:p>55.8528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1143415">
                <text:p>1.1143415</text:p>
              </table:table-cell>
              <table:table-cell office:value-type="float" office:value="71.00503">
                <text:p>71.005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.946121">
                <text:p>27.946121</text:p>
              </table:table-cell>
              <table:table-cell office:value-type="float" office:value="61.389668">
                <text:p>61.3896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1991994">
                <text:p>2.1991994</text:p>
              </table:table-cell>
              <table:table-cell office:value-type="float" office:value="89.179504">
                <text:p>89.1795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573636">
                <text:p>4.573636</text:p>
              </table:table-cell>
              <table:table-cell office:value-type="float" office:value="69.04256">
                <text:p>69.042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3307">
                <text:p>8.3307</text:p>
              </table:table-cell>
              <table:table-cell office:value-type="float" office:value="77.85888">
                <text:p>77.858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0954916">
                <text:p>3.0954916</text:p>
              </table:table-cell>
              <table:table-cell office:value-type="float" office:value="39.66368">
                <text:p>39.663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4207021">
                <text:p>1.4207021</text:p>
              </table:table-cell>
              <table:table-cell office:value-type="float" office:value="70.55916">
                <text:p>70.559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229607">
                <text:p>8.229607</text:p>
              </table:table-cell>
              <table:table-cell office:value-type="float" office:value="63.620083">
                <text:p>63.6200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249226">
                <text:p>21.249226</text:p>
              </table:table-cell>
              <table:table-cell office:value-type="float" office:value="76.50775">
                <text:p>76.507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3277895">
                <text:p>3.3277895</text:p>
              </table:table-cell>
              <table:table-cell office:value-type="float" office:value="71.92299">
                <text:p>71.92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008099">
                <text:p>0.5008099</text:p>
              </table:table-cell>
              <table:table-cell office:value-type="float" office:value="79.507545">
                <text:p>79.5075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9647934">
                <text:p>0.39647934</text:p>
              </table:table-cell>
              <table:table-cell office:value-type="float" office:value="71.65775">
                <text:p>71.657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1.07882">
                <text:p>121.07882</text:p>
              </table:table-cell>
              <table:table-cell office:value-type="float" office:value="69.07294">
                <text:p>69.072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4984798">
                <text:p>1.4984798</text:p>
              </table:table-cell>
              <table:table-cell office:value-type="float" office:value="87.13665">
                <text:p>87.136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4556143">
                <text:p>3.4556143</text:p>
              </table:table-cell>
              <table:table-cell office:value-type="float" office:value="86.740265">
                <text:p>86.7402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37967">
                <text:p>0.21437967</text:p>
              </table:table-cell>
              <table:table-cell office:value-type="float" office:value="78.07309">
                <text:p>78.073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3575649">
                <text:p>1.3575649</text:p>
              </table:table-cell>
              <table:table-cell office:value-type="float" office:value="71.11671">
                <text:p>71.116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4175944">
                <text:p>0.34175944</text:p>
              </table:table-cell>
              <table:table-cell office:value-type="float" office:value="76.693054">
                <text:p>76.6930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3717017">
                <text:p>3.3717017</text:p>
              </table:table-cell>
              <table:table-cell office:value-type="float" office:value="67.5323">
                <text:p>67.53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3972087">
                <text:p>7.3972087</text:p>
              </table:table-cell>
              <table:table-cell office:value-type="float" office:value="94.11232">
                <text:p>94.112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6978278">
                <text:p>2.6978278</text:p>
              </table:table-cell>
              <table:table-cell office:value-type="float" office:value="85.83173">
                <text:p>85.831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370913">
                <text:p>11.370913</text:p>
              </table:table-cell>
              <table:table-cell office:value-type="float" office:value="73.073746">
                <text:p>73.0737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.153383">
                <text:p>8.153383</text:p>
              </table:table-cell>
              <table:table-cell office:value-type="float" office:value="74.17219">
                <text:p>74.172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77.17088">
                <text:p>77.170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151598">
                <text:p>9.151598</text:p>
              </table:table-cell>
              <table:table-cell office:value-type="float" office:value="88.36399">
                <text:p>88.363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.405715">
                <text:p>14.405715</text:p>
              </table:table-cell>
              <table:table-cell office:value-type="float" office:value="73.8736">
                <text:p>73.87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0.755783">
                <text:p>40.755783</text:p>
              </table:table-cell>
              <table:table-cell office:value-type="float" office:value="67.640236">
                <text:p>67.6402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376987">
                <text:p>13.376987</text:p>
              </table:table-cell>
              <table:table-cell office:value-type="float" office:value="47.744576">
                <text:p>47.744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7225707">
                <text:p>0.67225707</text:p>
              </table:table-cell>
              <table:table-cell office:value-type="float" office:value="75.933815">
                <text:p>75.9338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0751426">
                <text:p>3.0751426</text:p>
              </table:table-cell>
              <table:table-cell office:value-type="float" office:value="74.760994">
                <text:p>74.7609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6692674">
                <text:p>1.6692674</text:p>
              </table:table-cell>
              <table:table-cell office:value-type="float" office:value="72.675156">
                <text:p>72.6751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.6939">
                <text:p>30.6939</text:p>
              </table:table-cell>
              <table:table-cell office:value-type="float" office:value="94.17245">
                <text:p>94.172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162128">
                <text:p>10.162128</text:p>
              </table:table-cell>
              <table:table-cell office:value-type="float" office:value="79.654564">
                <text:p>79.6545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.733635">
                <text:p>17.733635</text:p>
              </table:table-cell>
              <table:table-cell office:value-type="float" office:value="60.70776">
                <text:p>60.707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793033">
                <text:p>1.3793033</text:p>
              </table:table-cell>
              <table:table-cell office:value-type="float" office:value="89.44039">
                <text:p>89.440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7641935">
                <text:p>0.57641935</text:p>
              </table:table-cell>
              <table:table-cell office:value-type="float" office:value="77.03336">
                <text:p>77.033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.315664">
                <text:p>21.315664</text:p>
              </table:table-cell>
              <table:table-cell office:value-type="float" office:value="72.55589">
                <text:p>72.555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1049657">
                <text:p>2.1049657</text:p>
              </table:table-cell>
              <table:table-cell office:value-type="float" office:value="65.56802">
                <text:p>65.568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8648909">
                <text:p>1.8648909</text:p>
              </table:table-cell>
              <table:table-cell office:value-type="float" office:value="54.240353">
                <text:p>54.2403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70228">
                <text:p>8.70228</text:p>
              </table:table-cell>
              <table:table-cell office:value-type="float" office:value="56.06752">
                <text:p>56.067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518183">
                <text:p>15.518183</text:p>
              </table:table-cell>
              <table:table-cell office:value-type="float" office:value="72.39145">
                <text:p>72.391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116827">
                <text:p>1.0116827</text:p>
              </table:table-cell>
              <table:table-cell office:value-type="float" office:value="55.978146">
                <text:p>55.9781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6762588">
                <text:p>2.6762588</text:p>
              </table:table-cell>
              <table:table-cell office:value-type="float" office:value="73.91304">
                <text:p>73.9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762669">
                <text:p>29.762669</text:p>
              </table:table-cell>
              <table:table-cell office:value-type="float" office:value="67.90786">
                <text:p>67.907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556713">
                <text:p>12.556713</text:p>
              </table:table-cell>
              <table:table-cell office:value-type="float" office:value="43.09344">
                <text:p>43.093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920986">
                <text:p>17.920986</text:p>
              </table:table-cell>
              <table:table-cell office:value-type="float" office:value="57.562965">
                <text:p>57.5629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.17543">
                <text:p>74.17543</text:p>
              </table:table-cell>
              <table:table-cell office:value-type="float" office:value="52.90187">
                <text:p>52.901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696732">
                <text:p>8.696732</text:p>
              </table:table-cell>
              <table:table-cell office:value-type="float" office:value="65.75283">
                <text:p>65.752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.444529">
                <text:p>15.444529</text:p>
              </table:table-cell>
              <table:table-cell office:value-type="float" office:value="50.10142">
                <text:p>50.101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924008">
                <text:p>6.924008</text:p>
              </table:table-cell>
              <table:table-cell office:value-type="float" office:value="57.14853">
                <text:p>57.148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7248">
                <text:p>12.7248</text:p>
              </table:table-cell>
              <table:table-cell office:value-type="float" office:value="49.257874">
                <text:p>49.2578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707632">
                <text:p>13.707632</text:p>
              </table:table-cell>
              <table:table-cell office:value-type="float" office:value="56.905613">
                <text:p>56.9056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.905205">
                <text:p>77.905205</text:p>
              </table:table-cell>
              <table:table-cell office:value-type="float" office:value="46.49369">
                <text:p>46.493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768015">
                <text:p>18.768015</text:p>
              </table:table-cell>
              <table:table-cell office:value-type="float" office:value="61.789692">
                <text:p>61.7896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462308">
                <text:p>12.462308</text:p>
              </table:table-cell>
              <table:table-cell office:value-type="float" office:value="66.51133">
                <text:p>66.511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344009">
                <text:p>11.344009</text:p>
              </table:table-cell>
              <table:table-cell office:value-type="float" office:value="72.57589">
                <text:p>72.575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.0444">
                <text:p>29.0444</text:p>
              </table:table-cell>
              <table:table-cell office:value-type="float" office:value="65.295586">
                <text:p>65.2955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.839767">
                <text:p>40.839767</text:p>
              </table:table-cell>
              <table:table-cell office:value-type="float" office:value="55.679043">
                <text:p>55.6790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27.9633">
                <text:p>1227.9633</text:p>
              </table:table-cell>
              <table:table-cell office:value-type="float" office:value="24.980309">
                <text:p>24.9803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168562">
                <text:p>17.168562</text:p>
              </table:table-cell>
              <table:table-cell office:value-type="float" office:value="66.14089">
                <text:p>66.140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290734">
                <text:p>12.290734</text:p>
              </table:table-cell>
              <table:table-cell office:value-type="float" office:value="68.130585">
                <text:p>68.1305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.05763">
                <text:p>64.05763</text:p>
              </table:table-cell>
              <table:table-cell office:value-type="float" office:value="47.17419">
                <text:p>47.174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63.785892">
                <text:p>63.7858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495869">
                <text:p>18.495869</text:p>
              </table:table-cell>
              <table:table-cell office:value-type="float" office:value="68.72502">
                <text:p>68.725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51.6896">
                <text:p>1051.6896</text:p>
              </table:table-cell>
              <table:table-cell office:value-type="float" office:value="49.478176">
                <text:p>49.478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467358">
                <text:p>11.467358</text:p>
              </table:table-cell>
              <table:table-cell office:value-type="float" office:value="66.66233">
                <text:p>66.662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655783">
                <text:p>11.655783</text:p>
              </table:table-cell>
              <table:table-cell office:value-type="float" office:value="76.109">
                <text:p>76.1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.530691">
                <text:p>27.530691</text:p>
              </table:table-cell>
              <table:table-cell office:value-type="float" office:value="76.41625">
                <text:p>76.41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7886305">
                <text:p>11.7886305</text:p>
              </table:table-cell>
              <table:table-cell office:value-type="float" office:value="67.629005">
                <text:p>67.629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181073">
                <text:p>11.181073</text:p>
              </table:table-cell>
              <table:table-cell office:value-type="float" office:value="71.86597">
                <text:p>71.865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.44794">
                <text:p>35.44794</text:p>
              </table:table-cell>
              <table:table-cell office:value-type="float" office:value="58.59527">
                <text:p>58.595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.205359">
                <text:p>16.205359</text:p>
              </table:table-cell>
              <table:table-cell office:value-type="float" office:value="44.306168">
                <text:p>44.3061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5778623">
                <text:p>6.5778623</text:p>
              </table:table-cell>
              <table:table-cell office:value-type="float" office:value="59.20635">
                <text:p>59.206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811662">
                <text:p>9.811662</text:p>
              </table:table-cell>
              <table:table-cell office:value-type="float" office:value="63.00969">
                <text:p>63.009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5.009636">
                <text:p>45.009636</text:p>
              </table:table-cell>
              <table:table-cell office:value-type="float" office:value="54.57913">
                <text:p>54.579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492684">
                <text:p>7.492684</text:p>
              </table:table-cell>
              <table:table-cell office:value-type="float" office:value="66.962425">
                <text:p>66.9624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055161">
                <text:p>9.055161</text:p>
              </table:table-cell>
              <table:table-cell office:value-type="float" office:value="59.70705">
                <text:p>59.707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14553">
                <text:p>9.14553</text:p>
              </table:table-cell>
              <table:table-cell office:value-type="float" office:value="67.41326">
                <text:p>67.413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1658607">
                <text:p>7.1658607</text:p>
              </table:table-cell>
              <table:table-cell office:value-type="float" office:value="43.755333">
                <text:p>43.7553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.578876">
                <text:p>23.578876</text:p>
              </table:table-cell>
              <table:table-cell office:value-type="float" office:value="48.42546">
                <text:p>48.425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242067">
                <text:p>10.242067</text:p>
              </table:table-cell>
              <table:table-cell office:value-type="float" office:value="72.78607">
                <text:p>72.786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8.64543">
                <text:p>38.64543</text:p>
              </table:table-cell>
              <table:table-cell office:value-type="float" office:value="44.676064">
                <text:p>44.6760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.518138">
                <text:p>7.518138</text:p>
              </table:table-cell>
              <table:table-cell office:value-type="float" office:value="71.001015">
                <text:p>71.0010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.643396">
                <text:p>25.643396</text:p>
              </table:table-cell>
              <table:table-cell office:value-type="float" office:value="61.7249">
                <text:p>61.72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.517412">
                <text:p>23.517412</text:p>
              </table:table-cell>
              <table:table-cell office:value-type="float" office:value="62.262592">
                <text:p>62.2625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49.414604">
                <text:p>49.4146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951674">
                <text:p>13.951674</text:p>
              </table:table-cell>
              <table:table-cell office:value-type="float" office:value="71.591324">
                <text:p>71.5913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0.48602">
                <text:p>380.48602</text:p>
              </table:table-cell>
              <table:table-cell office:value-type="float" office:value="49.552105">
                <text:p>49.5521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4.35659">
                <text:p>64.35659</text:p>
              </table:table-cell>
              <table:table-cell office:value-type="float" office:value="51.724136">
                <text:p>51.7241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7.75241">
                <text:p>137.75241</text:p>
              </table:table-cell>
              <table:table-cell office:value-type="float" office:value="52.096172">
                <text:p>52.0961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.390842">
                <text:p>28.390842</text:p>
              </table:table-cell>
              <table:table-cell office:value-type="float" office:value="41.27723">
                <text:p>41.277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8.8347">
                <text:p>198.8347</text:p>
              </table:table-cell>
              <table:table-cell office:value-type="float" office:value="45.90539">
                <text:p>45.905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.288353">
                <text:p>38.288353</text:p>
              </table:table-cell>
              <table:table-cell office:value-type="float" office:value="50.199005">
                <text:p>50.1990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377693">
                <text:p>17.377693</text:p>
              </table:table-cell>
              <table:table-cell office:value-type="float" office:value="65.71721">
                <text:p>65.717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036585">
                <text:p>19.036585</text:p>
              </table:table-cell>
              <table:table-cell office:value-type="float" office:value="53.71879">
                <text:p>53.718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365956">
                <text:p>14.365956</text:p>
              </table:table-cell>
              <table:table-cell office:value-type="float" office:value="66.02751">
                <text:p>66.027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882204">
                <text:p>18.882204</text:p>
              </table:table-cell>
              <table:table-cell office:value-type="float" office:value="66.3477">
                <text:p>66.34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.10003">
                <text:p>73.10003</text:p>
              </table:table-cell>
              <table:table-cell office:value-type="float" office:value="52.671215">
                <text:p>52.6712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.258305">
                <text:p>21.258305</text:p>
              </table:table-cell>
              <table:table-cell office:value-type="float" office:value="53.609512">
                <text:p>53.6095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0.51718">
                <text:p>140.51718</text:p>
              </table:table-cell>
              <table:table-cell office:value-type="float" office:value="50.699112">
                <text:p>50.6991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6.436604">
                <text:p>26.436604</text:p>
              </table:table-cell>
              <table:table-cell office:value-type="float" office:value="59.777187">
                <text:p>59.7771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224633">
                <text:p>12.224633</text:p>
              </table:table-cell>
              <table:table-cell office:value-type="float" office:value="57.274788">
                <text:p>57.2747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031113">
                <text:p>10.031113</text:p>
              </table:table-cell>
              <table:table-cell office:value-type="float" office:value="53.24527">
                <text:p>53.245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.630764">
                <text:p>24.630764</text:p>
              </table:table-cell>
              <table:table-cell office:value-type="float" office:value="67.158554">
                <text:p>67.1585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.342941">
                <text:p>21.342941</text:p>
              </table:table-cell>
              <table:table-cell office:value-type="float" office:value="50.764526">
                <text:p>50.7645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5.4075">
                <text:p>195.4075</text:p>
              </table:table-cell>
              <table:table-cell office:value-type="float" office:value="54.49653">
                <text:p>54.496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.29074">
                <text:p>55.29074</text:p>
              </table:table-cell>
              <table:table-cell office:value-type="float" office:value="55.649464">
                <text:p>55.6494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.576466">
                <text:p>15.576466</text:p>
              </table:table-cell>
              <table:table-cell office:value-type="float" office:value="65.30882">
                <text:p>65.308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152178">
                <text:p>11.152178</text:p>
              </table:table-cell>
              <table:table-cell office:value-type="float" office:value="46.245674">
                <text:p>46.2456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.022224">
                <text:p>32.022224</text:p>
              </table:table-cell>
              <table:table-cell office:value-type="float" office:value="63.679466">
                <text:p>63.6794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.36203">
                <text:p>16.36203</text:p>
              </table:table-cell>
              <table:table-cell office:value-type="float" office:value="57.264885">
                <text:p>57.2648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.978832">
                <text:p>23.978832</text:p>
              </table:table-cell>
              <table:table-cell office:value-type="float" office:value="57.888615">
                <text:p>57.8886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.663002">
                <text:p>16.663002</text:p>
              </table:table-cell>
              <table:table-cell office:value-type="float" office:value="63.835896">
                <text:p>63.8358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.049417">
                <text:p>27.049417</text:p>
              </table:table-cell>
              <table:table-cell office:value-type="float" office:value="58.521362">
                <text:p>58.5213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3.98518">
                <text:p>113.98518</text:p>
              </table:table-cell>
              <table:table-cell office:value-type="float" office:value="47.761097">
                <text:p>47.7610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.303381">
                <text:p>19.303381</text:p>
              </table:table-cell>
              <table:table-cell office:value-type="float" office:value="59.044037">
                <text:p>59.0440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673637">
                <text:p>14.673637</text:p>
              </table:table-cell>
              <table:table-cell office:value-type="float" office:value="63.723064">
                <text:p>63.7230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4678245">
                <text:p>7.4678245</text:p>
              </table:table-cell>
              <table:table-cell office:value-type="float" office:value="68.074066">
                <text:p>68.0740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5868936">
                <text:p>4.5868936</text:p>
              </table:table-cell>
              <table:table-cell office:value-type="float" office:value="69.953705">
                <text:p>69.9537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706694">
                <text:p>11.706694</text:p>
              </table:table-cell>
              <table:table-cell office:value-type="float" office:value="52.93121">
                <text:p>52.931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479903">
                <text:p>13.479903</text:p>
              </table:table-cell>
              <table:table-cell office:value-type="float" office:value="49.051666">
                <text:p>49.0516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630775">
                <text:p>21.630775</text:p>
              </table:table-cell>
              <table:table-cell office:value-type="float" office:value="59.01546">
                <text:p>59.015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308468">
                <text:p>17.308468</text:p>
              </table:table-cell>
              <table:table-cell office:value-type="float" office:value="66.80731">
                <text:p>66.807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6.27561">
                <text:p>126.27561</text:p>
              </table:table-cell>
              <table:table-cell office:value-type="float" office:value="38.906345">
                <text:p>38.9063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.87715">
                <text:p>24.87715</text:p>
              </table:table-cell>
              <table:table-cell office:value-type="float" office:value="64.790474">
                <text:p>64.7904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7.09179">
                <text:p>87.09179</text:p>
              </table:table-cell>
              <table:table-cell office:value-type="float" office:value="54.435783">
                <text:p>54.4357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601384">
                <text:p>6.601384</text:p>
              </table:table-cell>
              <table:table-cell office:value-type="float" office:value="54.43506">
                <text:p>54.435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.166137">
                <text:p>8.166137</text:p>
              </table:table-cell>
              <table:table-cell office:value-type="float" office:value="63.541668">
                <text:p>63.5416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230646">
                <text:p>11.230646</text:p>
              </table:table-cell>
              <table:table-cell office:value-type="float" office:value="67.20731">
                <text:p>67.20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4.89857">
                <text:p>154.89857</text:p>
              </table:table-cell>
              <table:table-cell office:value-type="float" office:value="42.635292">
                <text:p>42.6352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9593353">
                <text:p>7.9593353</text:p>
              </table:table-cell>
              <table:table-cell office:value-type="float" office:value="58.237988">
                <text:p>58.2379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.59454">
                <text:p>32.59454</text:p>
              </table:table-cell>
              <table:table-cell office:value-type="float" office:value="52.359848">
                <text:p>52.3598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9.47308">
                <text:p>79.47308</text:p>
              </table:table-cell>
              <table:table-cell office:value-type="float" office:value="59.120552">
                <text:p>59.1205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.256548">
                <text:p>16.256548</text:p>
              </table:table-cell>
              <table:table-cell office:value-type="float" office:value="61.229286">
                <text:p>61.2292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.923836">
                <text:p>34.923836</text:p>
              </table:table-cell>
              <table:table-cell office:value-type="float" office:value="58.018005">
                <text:p>58.0180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211092">
                <text:p>20.211092</text:p>
              </table:table-cell>
              <table:table-cell office:value-type="float" office:value="68.6228">
                <text:p>68.62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58494">
                <text:p>12.58494</text:p>
              </table:table-cell>
              <table:table-cell office:value-type="float" office:value="47.055622">
                <text:p>47.0556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061932">
                <text:p>10.061932</text:p>
              </table:table-cell>
              <table:table-cell office:value-type="float" office:value="66.164474">
                <text:p>66.1644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032417">
                <text:p>9.032417</text:p>
              </table:table-cell>
              <table:table-cell office:value-type="float" office:value="79.807945">
                <text:p>79.8079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.260031">
                <text:p>11.260031</text:p>
              </table:table-cell>
              <table:table-cell office:value-type="float" office:value="68.37768">
                <text:p>68.377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2.38051">
                <text:p>32.38051</text:p>
              </table:table-cell>
              <table:table-cell office:value-type="float" office:value="41.17898">
                <text:p>41.178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08.73297">
                <text:p>308.73297</text:p>
              </table:table-cell>
              <table:table-cell office:value-type="float" office:value="48.138176">
                <text:p>48.1381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7.738796">
                <text:p>57.738796</text:p>
              </table:table-cell>
              <table:table-cell office:value-type="float" office:value="62.73244">
                <text:p>62.732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9.5664">
                <text:p>219.5664</text:p>
              </table:table-cell>
              <table:table-cell office:value-type="float" office:value="47.101425">
                <text:p>47.1014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.49218">
                <text:p>27.49218</text:p>
              </table:table-cell>
              <table:table-cell office:value-type="float" office:value="69.9422">
                <text:p>69.94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.08603">
                <text:p>39.08603</text:p>
              </table:table-cell>
              <table:table-cell office:value-type="float" office:value="70.163315">
                <text:p>70.1633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8.13597">
                <text:p>208.13597</text:p>
              </table:table-cell>
              <table:table-cell office:value-type="float" office:value="58.509693">
                <text:p>58.5096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2.59193">
                <text:p>72.59193</text:p>
              </table:table-cell>
              <table:table-cell office:value-type="float" office:value="62.995995">
                <text:p>62.9959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.445747">
                <text:p>8.445747</text:p>
              </table:table-cell>
              <table:table-cell office:value-type="float" office:value="66.77179">
                <text:p>66.771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.844526">
                <text:p>29.844526</text:p>
              </table:table-cell>
              <table:table-cell office:value-type="float" office:value="58.44296">
                <text:p>58.442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.87004">
                <text:p>51.87004</text:p>
              </table:table-cell>
              <table:table-cell office:value-type="float" office:value="69.31412">
                <text:p>69.314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.54752">
                <text:p>18.54752</text:p>
              </table:table-cell>
              <table:table-cell office:value-type="float" office:value="58.624424">
                <text:p>58.6244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758778">
                <text:p>20.758778</text:p>
              </table:table-cell>
              <table:table-cell office:value-type="float" office:value="65.490555">
                <text:p>65.4905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.244293">
                <text:p>36.244293</text:p>
              </table:table-cell>
              <table:table-cell office:value-type="float" office:value="61.114735">
                <text:p>61.1147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3.03716">
                <text:p>73.03716</text:p>
              </table:table-cell>
              <table:table-cell office:value-type="float" office:value="55.02955">
                <text:p>55.029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.848265">
                <text:p>28.848265</text:p>
              </table:table-cell>
              <table:table-cell office:value-type="float" office:value="66.05891">
                <text:p>66.058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.668003">
                <text:p>31.668003</text:p>
              </table:table-cell>
              <table:table-cell office:value-type="float" office:value="65.71281">
                <text:p>65.712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4061165">
                <text:p>13.4061165</text:p>
              </table:table-cell>
              <table:table-cell office:value-type="float" office:value="54.23957">
                <text:p>54.239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.026423">
                <text:p>28.026423</text:p>
              </table:table-cell>
              <table:table-cell office:value-type="float" office:value="75.81142">
                <text:p>75.811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.996277">
                <text:p>62.996277</text:p>
              </table:table-cell>
              <table:table-cell office:value-type="float" office:value="70.220825">
                <text:p>70.220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.690735">
                <text:p>26.690735</text:p>
              </table:table-cell>
              <table:table-cell office:value-type="float" office:value="70.7654">
                <text:p>70.76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821793">
                <text:p>44.821793</text:p>
              </table:table-cell>
              <table:table-cell office:value-type="float" office:value="66.14183">
                <text:p>66.141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4.73572">
                <text:p>114.73572</text:p>
              </table:table-cell>
              <table:table-cell office:value-type="float" office:value="48.40519">
                <text:p>48.405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.175865">
                <text:p>37.175865</text:p>
              </table:table-cell>
              <table:table-cell office:value-type="float" office:value="64.117516">
                <text:p>64.1175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2.98048">
                <text:p>162.98048</text:p>
              </table:table-cell>
              <table:table-cell office:value-type="float" office:value="63.46742">
                <text:p>63.467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3.63493">
                <text:p>43.63493</text:p>
              </table:table-cell>
              <table:table-cell office:value-type="float" office:value="58.67163">
                <text:p>58.671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4.7155">
                <text:p>194.7155</text:p>
              </table:table-cell>
              <table:table-cell office:value-type="float" office:value="57.30107">
                <text:p>57.301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.745968">
                <text:p>16.745968</text:p>
              </table:table-cell>
              <table:table-cell office:value-type="float" office:value="67.60482">
                <text:p>67.604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.784964">
                <text:p>22.784964</text:p>
              </table:table-cell>
              <table:table-cell office:value-type="float" office:value="71.85322">
                <text:p>71.853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80483">
                <text:p>21.80483</text:p>
              </table:table-cell>
              <table:table-cell office:value-type="float" office:value="66.97329">
                <text:p>66.973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.628326">
                <text:p>24.628326</text:p>
              </table:table-cell>
              <table:table-cell office:value-type="float" office:value="65.81339">
                <text:p>65.8133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5.128456">
                <text:p>65.128456</text:p>
              </table:table-cell>
              <table:table-cell office:value-type="float" office:value="61.236206">
                <text:p>61.2362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466667">
                <text:p>23.466667</text:p>
              </table:table-cell>
              <table:table-cell office:value-type="float" office:value="66.0858">
                <text:p>66.08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4.86032">
                <text:p>264.86032</text:p>
              </table:table-cell>
              <table:table-cell office:value-type="float" office:value="67.44763">
                <text:p>67.447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8.33691">
                <text:p>88.33691</text:p>
              </table:table-cell>
              <table:table-cell office:value-type="float" office:value="70.9762">
                <text:p>70.97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1.223534">
                <text:p>31.223534</text:p>
              </table:table-cell>
              <table:table-cell office:value-type="float" office:value="61.692493">
                <text:p>61.69249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7.69969">
                <text:p>137.69969</text:p>
              </table:table-cell>
              <table:table-cell office:value-type="float" office:value="67.74095">
                <text:p>67.740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8.409462">
                <text:p>48.409462</text:p>
              </table:table-cell>
              <table:table-cell office:value-type="float" office:value="58.73489">
                <text:p>58.734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8.6812">
                <text:p>108.6812</text:p>
              </table:table-cell>
              <table:table-cell office:value-type="float" office:value="57.330204">
                <text:p>57.3302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.923508">
                <text:p>36.923508</text:p>
              </table:table-cell>
              <table:table-cell office:value-type="float" office:value="70.26782">
                <text:p>70.267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.991644">
                <text:p>31.991644</text:p>
              </table:table-cell>
              <table:table-cell office:value-type="float" office:value="64.08932">
                <text:p>64.089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075281">
                <text:p>23.075281</text:p>
              </table:table-cell>
              <table:table-cell office:value-type="float" office:value="62.99992">
                <text:p>62.999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319073">
                <text:p>21.319073</text:p>
              </table:table-cell>
              <table:table-cell office:value-type="float" office:value="60.25175">
                <text:p>60.251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4.424786">
                <text:p>34.424786</text:p>
              </table:table-cell>
              <table:table-cell office:value-type="float" office:value="55.333748">
                <text:p>55.3337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089426">
                <text:p>29.089426</text:p>
              </table:table-cell>
              <table:table-cell office:value-type="float" office:value="61.550858">
                <text:p>61.5508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.90408">
                <text:p>167.90408</text:p>
              </table:table-cell>
              <table:table-cell office:value-type="float" office:value="69.61719">
                <text:p>69.617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.301142">
                <text:p>28.301142</text:p>
              </table:table-cell>
              <table:table-cell office:value-type="float" office:value="64.77089">
                <text:p>64.770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.90516">
                <text:p>53.90516</text:p>
              </table:table-cell>
              <table:table-cell office:value-type="float" office:value="76.67177">
                <text:p>76.671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.058823">
                <text:p>37.058823</text:p>
              </table:table-cell>
              <table:table-cell office:value-type="float" office:value="68.24857">
                <text:p>68.248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06.00137">
                <text:p>306.00137</text:p>
              </table:table-cell>
              <table:table-cell office:value-type="float" office:value="34.332226">
                <text:p>34.3322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.2158">
                <text:p>70.2158</text:p>
              </table:table-cell>
              <table:table-cell office:value-type="float" office:value="43.56753">
                <text:p>43.567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9.422565">
                <text:p>39.422565</text:p>
              </table:table-cell>
              <table:table-cell office:value-type="float" office:value="66.78927">
                <text:p>66.789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2.20998">
                <text:p>112.20998</text:p>
              </table:table-cell>
              <table:table-cell office:value-type="float" office:value="52.297737">
                <text:p>52.2977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66.851">
                <text:p>866.851</text:p>
              </table:table-cell>
              <table:table-cell office:value-type="float" office:value="38.717026">
                <text:p>38.7170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.345955">
                <text:p>40.345955</text:p>
              </table:table-cell>
              <table:table-cell office:value-type="float" office:value="64.72752">
                <text:p>64.727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703084">
                <text:p>11.703084</text:p>
              </table:table-cell>
              <table:table-cell office:value-type="float" office:value="70.7132">
                <text:p>70.71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7.677223">
                <text:p>37.677223</text:p>
              </table:table-cell>
              <table:table-cell office:value-type="float" office:value="65.92102">
                <text:p>65.921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0.08919">
                <text:p>130.08919</text:p>
              </table:table-cell>
              <table:table-cell office:value-type="float" office:value="41.52891">
                <text:p>41.528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.747053">
                <text:p>26.747053</text:p>
              </table:table-cell>
              <table:table-cell office:value-type="float" office:value="69.71168">
                <text:p>69.711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5.23427">
                <text:p>65.23427</text:p>
              </table:table-cell>
              <table:table-cell office:value-type="float" office:value="71.08491">
                <text:p>71.084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.626348">
                <text:p>13.626348</text:p>
              </table:table-cell>
              <table:table-cell office:value-type="float" office:value="59.803745">
                <text:p>59.8037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3.87986">
                <text:p>43.87986</text:p>
              </table:table-cell>
              <table:table-cell office:value-type="float" office:value="67.13181">
                <text:p>67.131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.120346">
                <text:p>27.120346</text:p>
              </table:table-cell>
              <table:table-cell office:value-type="float" office:value="63.91415">
                <text:p>63.914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.730433">
                <text:p>18.730433</text:p>
              </table:table-cell>
              <table:table-cell office:value-type="float" office:value="61.09346">
                <text:p>61.093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47743">
                <text:p>21.47743</text:p>
              </table:table-cell>
              <table:table-cell office:value-type="float" office:value="64.197845">
                <text:p>64.1978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876086">
                <text:p>14.876086</text:p>
              </table:table-cell>
              <table:table-cell office:value-type="float" office:value="66.75087">
                <text:p>66.750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35112">
                <text:p>19.35112</text:p>
              </table:table-cell>
              <table:table-cell office:value-type="float" office:value="44.097446">
                <text:p>44.0974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462">
                <text:p>14.5462</text:p>
              </table:table-cell>
              <table:table-cell office:value-type="float" office:value="63.056328">
                <text:p>63.0563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1.709465">
                <text:p>121.709465</text:p>
              </table:table-cell>
              <table:table-cell office:value-type="float" office:value="48.065273">
                <text:p>48.0652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.86277">
                <text:p>23.86277</text:p>
              </table:table-cell>
              <table:table-cell office:value-type="float" office:value="62.109047">
                <text:p>62.1090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863543">
                <text:p>11.863543</text:p>
              </table:table-cell>
              <table:table-cell office:value-type="float" office:value="63.931625">
                <text:p>63.9316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.319012">
                <text:p>30.319012</text:p>
              </table:table-cell>
              <table:table-cell office:value-type="float" office:value="66.6568">
                <text:p>66.65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.29335">
                <text:p>22.29335</text:p>
              </table:table-cell>
              <table:table-cell office:value-type="float" office:value="62.267174">
                <text:p>62.2671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857912">
                <text:p>24.857912</text:p>
              </table:table-cell>
              <table:table-cell office:value-type="float" office:value="69.78088">
                <text:p>69.780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.386213">
                <text:p>16.386213</text:p>
              </table:table-cell>
              <table:table-cell office:value-type="float" office:value="67.595566">
                <text:p>67.5955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3788">
                <text:p>48.3788</text:p>
              </table:table-cell>
              <table:table-cell office:value-type="float" office:value="53.16856">
                <text:p>53.168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.476536">
                <text:p>41.476536</text:p>
              </table:table-cell>
              <table:table-cell office:value-type="float" office:value="67.19334">
                <text:p>67.1933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15145">
                <text:p>20.15145</text:p>
              </table:table-cell>
              <table:table-cell office:value-type="float" office:value="57.803165">
                <text:p>57.8031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3.49368">
                <text:p>223.49368</text:p>
              </table:table-cell>
              <table:table-cell office:value-type="float" office:value="48.219345">
                <text:p>48.2193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8.927961">
                <text:p>28.927961</text:p>
              </table:table-cell>
              <table:table-cell office:value-type="float" office:value="55.434654">
                <text:p>55.4346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0.936424">
                <text:p>40.936424</text:p>
              </table:table-cell>
              <table:table-cell office:value-type="float" office:value="63.803406">
                <text:p>63.8034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.261612">
                <text:p>18.261612</text:p>
              </table:table-cell>
              <table:table-cell office:value-type="float" office:value="60.57086">
                <text:p>60.570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.319168">
                <text:p>18.319168</text:p>
              </table:table-cell>
              <table:table-cell office:value-type="float" office:value="56.572983">
                <text:p>56.5729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2.71552">
                <text:p>132.71552</text:p>
              </table:table-cell>
              <table:table-cell office:value-type="float" office:value="51.866306">
                <text:p>51.86630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.595297">
                <text:p>23.595297</text:p>
              </table:table-cell>
              <table:table-cell office:value-type="float" office:value="66.24567">
                <text:p>66.245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.620298">
                <text:p>17.620298</text:p>
              </table:table-cell>
              <table:table-cell office:value-type="float" office:value="66.51316">
                <text:p>66.513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4.13132">
                <text:p>294.13132</text:p>
              </table:table-cell>
              <table:table-cell office:value-type="float" office:value="55.511993">
                <text:p>55.5119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.012585">
                <text:p>24.012585</text:p>
              </table:table-cell>
              <table:table-cell office:value-type="float" office:value="53.48946">
                <text:p>53.489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1.60231">
                <text:p>101.60231</text:p>
              </table:table-cell>
              <table:table-cell office:value-type="float" office:value="49.56622">
                <text:p>49.566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126974">
                <text:p>30.126974</text:p>
              </table:table-cell>
              <table:table-cell office:value-type="float" office:value="68.4595">
                <text:p>68.45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.945577">
                <text:p>8.945577</text:p>
              </table:table-cell>
              <table:table-cell office:value-type="float" office:value="64.22588">
                <text:p>64.225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0.18468">
                <text:p>60.18468</text:p>
              </table:table-cell>
              <table:table-cell office:value-type="float" office:value="63.584774">
                <text:p>63.5847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.11837">
                <text:p>21.11837</text:p>
              </table:table-cell>
              <table:table-cell office:value-type="float" office:value="62.561058">
                <text:p>62.5610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5.81322">
                <text:p>65.81322</text:p>
              </table:table-cell>
              <table:table-cell office:value-type="float" office:value="57.48635">
                <text:p>57.486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.862701">
                <text:p>28.862701</text:p>
              </table:table-cell>
              <table:table-cell office:value-type="float" office:value="72.93719">
                <text:p>72.937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.714956">
                <text:p>18.714956</text:p>
              </table:table-cell>
              <table:table-cell office:value-type="float" office:value="62.15513">
                <text:p>62.155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.090466">
                <text:p>38.090466</text:p>
              </table:table-cell>
              <table:table-cell office:value-type="float" office:value="69.88486">
                <text:p>69.884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199509">
                <text:p>5.199509</text:p>
              </table:table-cell>
              <table:table-cell office:value-type="float" office:value="54.13032">
                <text:p>54.130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65934">
                <text:p>3.65934</text:p>
              </table:table-cell>
              <table:table-cell office:value-type="float" office:value="52.003773">
                <text:p>52.0037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.405778">
                <text:p>8.405778</text:p>
              </table:table-cell>
              <table:table-cell office:value-type="float" office:value="47.91574">
                <text:p>47.915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.639833">
                <text:p>9.639833</text:p>
              </table:table-cell>
              <table:table-cell office:value-type="float" office:value="51.798916">
                <text:p>51.7989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.3176007">
                <text:p>5.3176007</text:p>
              </table:table-cell>
              <table:table-cell office:value-type="float" office:value="52.816902">
                <text:p>52.8169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.02067">
                <text:p>14.02067</text:p>
              </table:table-cell>
              <table:table-cell office:value-type="float" office:value="50.308308">
                <text:p>50.3083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8.55779">
                <text:p>88.55779</text:p>
              </table:table-cell>
              <table:table-cell office:value-type="float" office:value="39.864864">
                <text:p>39.8648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.676617">
                <text:p>17.676617</text:p>
              </table:table-cell>
              <table:table-cell office:value-type="float" office:value="46.724297">
                <text:p>46.7242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.314594">
                <text:p>21.314594</text:p>
              </table:table-cell>
              <table:table-cell office:value-type="float" office:value="48.75124">
                <text:p>48.751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.115303">
                <text:p>14.115303</text:p>
              </table:table-cell>
              <table:table-cell office:value-type="float" office:value="42.944134">
                <text:p>42.9441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531549">
                <text:p>13.531549</text:p>
              </table:table-cell>
              <table:table-cell office:value-type="float" office:value="55.254524">
                <text:p>55.2545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.890054">
                <text:p>9.890054</text:p>
              </table:table-cell>
              <table:table-cell office:value-type="float" office:value="55.272728">
                <text:p>55.2727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525936">
                <text:p>6.525936</text:p>
              </table:table-cell>
              <table:table-cell office:value-type="float" office:value="56.42327">
                <text:p>56.423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.109663">
                <text:p>14.109663</text:p>
              </table:table-cell>
              <table:table-cell office:value-type="float" office:value="53.169987">
                <text:p>53.1699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.532791">
                <text:p>9.532791</text:p>
              </table:table-cell>
              <table:table-cell office:value-type="float" office:value="59.59253">
                <text:p>59.592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269027">
                <text:p>12.269027</text:p>
              </table:table-cell>
              <table:table-cell office:value-type="float" office:value="47.770363">
                <text:p>47.7703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.617058">
                <text:p>29.617058</text:p>
              </table:table-cell>
              <table:table-cell office:value-type="float" office:value="43.30127">
                <text:p>43.301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.104799">
                <text:p>8.104799</text:p>
              </table:table-cell>
              <table:table-cell office:value-type="float" office:value="58.225834">
                <text:p>58.2258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.498878">
                <text:p>9.498878</text:p>
              </table:table-cell>
              <table:table-cell office:value-type="float" office:value="44.39574">
                <text:p>44.395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.315496">
                <text:p>8.315496</text:p>
              </table:table-cell>
              <table:table-cell office:value-type="float" office:value="49.26931">
                <text:p>49.269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217852">
                <text:p>11.217852</text:p>
              </table:table-cell>
              <table:table-cell office:value-type="float" office:value="59.467278">
                <text:p>59.46727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.805368">
                <text:p>8.805368</text:p>
              </table:table-cell>
              <table:table-cell office:value-type="float" office:value="46.511105">
                <text:p>46.5111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711742">
                <text:p>26.711742</text:p>
              </table:table-cell>
              <table:table-cell office:value-type="float" office:value="38.38915">
                <text:p>38.389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.257812">
                <text:p>9.257812</text:p>
              </table:table-cell>
              <table:table-cell office:value-type="float" office:value="54.147152">
                <text:p>54.1471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3.484104">
                <text:p>43.484104</text:p>
              </table:table-cell>
              <table:table-cell office:value-type="float" office:value="55.957954">
                <text:p>55.9579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7097673">
                <text:p>6.7097673</text:p>
              </table:table-cell>
              <table:table-cell office:value-type="float" office:value="58.42235">
                <text:p>58.422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1117144">
                <text:p>6.1117144</text:p>
              </table:table-cell>
              <table:table-cell office:value-type="float" office:value="52.074966">
                <text:p>52.0749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859804">
                <text:p>11.859804</text:p>
              </table:table-cell>
              <table:table-cell office:value-type="float" office:value="50.124554">
                <text:p>50.1245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6.17508">
                <text:p>36.17508</text:p>
              </table:table-cell>
              <table:table-cell office:value-type="float" office:value="40.6439">
                <text:p>40.64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933404">
                <text:p>15.933404</text:p>
              </table:table-cell>
              <table:table-cell office:value-type="float" office:value="59.115913">
                <text:p>59.1159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8.752605">
                <text:p>58.752605</text:p>
              </table:table-cell>
              <table:table-cell office:value-type="float" office:value="42.64514">
                <text:p>42.645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.877299">
                <text:p>9.877299</text:p>
              </table:table-cell>
              <table:table-cell office:value-type="float" office:value="54.491932">
                <text:p>54.4919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.0200205">
                <text:p>11.0200205</text:p>
              </table:table-cell>
              <table:table-cell office:value-type="float" office:value="43.990974">
                <text:p>43.9909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571054">
                <text:p>12.571054</text:p>
              </table:table-cell>
              <table:table-cell office:value-type="float" office:value="42.579853">
                <text:p>42.5798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080305">
                <text:p>7.080305</text:p>
              </table:table-cell>
              <table:table-cell office:value-type="float" office:value="55.538036">
                <text:p>55.5380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5488186">
                <text:p>5.5488186</text:p>
              </table:table-cell>
              <table:table-cell office:value-type="float" office:value="54.64375">
                <text:p>54.643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.3115196">
                <text:p>6.3115196</text:p>
              </table:table-cell>
              <table:table-cell office:value-type="float" office:value="50.042175">
                <text:p>50.0421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559674">
                <text:p>9.559674</text:p>
              </table:table-cell>
              <table:table-cell office:value-type="float" office:value="61.65689">
                <text:p>61.656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1354027">
                <text:p>7.1354027</text:p>
              </table:table-cell>
              <table:table-cell office:value-type="float" office:value="55.227787">
                <text:p>55.2277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.472268">
                <text:p>10.472268</text:p>
              </table:table-cell>
              <table:table-cell office:value-type="float" office:value="51.352745">
                <text:p>51.3527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6263604">
                <text:p>7.6263604</text:p>
              </table:table-cell>
              <table:table-cell office:value-type="float" office:value="56.882313">
                <text:p>56.8823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.878399">
                <text:p>11.878399</text:p>
              </table:table-cell>
              <table:table-cell office:value-type="float" office:value="53.610985">
                <text:p>53.6109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218854">
                <text:p>8.218854</text:p>
              </table:table-cell>
              <table:table-cell office:value-type="float" office:value="56.453407">
                <text:p>56.4534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.786322">
                <text:p>17.786322</text:p>
              </table:table-cell>
              <table:table-cell office:value-type="float" office:value="53.028706">
                <text:p>53.0287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7872086">
                <text:p>7.7872086</text:p>
              </table:table-cell>
              <table:table-cell office:value-type="float" office:value="39.320175">
                <text:p>39.3201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684642">
                <text:p>8.684642</text:p>
              </table:table-cell>
              <table:table-cell office:value-type="float" office:value="61.172523">
                <text:p>61.1725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.325104">
                <text:p>6.325104</text:p>
              </table:table-cell>
              <table:table-cell office:value-type="float" office:value="63.345394">
                <text:p>63.3453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.746401">
                <text:p>10.746401</text:p>
              </table:table-cell>
              <table:table-cell office:value-type="float" office:value="52.497406">
                <text:p>52.4974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.789779">
                <text:p>11.789779</text:p>
              </table:table-cell>
              <table:table-cell office:value-type="float" office:value="41.51075">
                <text:p>41.510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.392548">
                <text:p>19.392548</text:p>
              </table:table-cell>
              <table:table-cell office:value-type="float" office:value="46.40988">
                <text:p>46.409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.8432865">
                <text:p>14.8432865</text:p>
              </table:table-cell>
              <table:table-cell office:value-type="float" office:value="41.811974">
                <text:p>41.8119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334305">
                <text:p>81.334305</text:p>
              </table:table-cell>
              <table:table-cell office:value-type="float" office:value="31.985443">
                <text:p>31.9854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.83343">
                <text:p>13.83343</text:p>
              </table:table-cell>
              <table:table-cell office:value-type="float" office:value="46.078625">
                <text:p>46.0786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.990446">
                <text:p>6.990446</text:p>
              </table:table-cell>
              <table:table-cell office:value-type="float" office:value="55.274426">
                <text:p>55.2744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.151868">
                <text:p>6.151868</text:p>
              </table:table-cell>
              <table:table-cell office:value-type="float" office:value="56.237125">
                <text:p>56.2371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.674717">
                <text:p>25.674717</text:p>
              </table:table-cell>
              <table:table-cell office:value-type="float" office:value="41.856304">
                <text:p>41.8563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2.669395">
                <text:p>112.669395</text:p>
              </table:table-cell>
              <table:table-cell office:value-type="float" office:value="41.078342">
                <text:p>41.0783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.5060425">
                <text:p>10.5060425</text:p>
              </table:table-cell>
              <table:table-cell office:value-type="float" office:value="49.660843">
                <text:p>49.6608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.9133143">
                <text:p>7.9133143</text:p>
              </table:table-cell>
              <table:table-cell office:value-type="float" office:value="53.2071">
                <text:p>53.20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.607132">
                <text:p>7.607132</text:p>
              </table:table-cell>
              <table:table-cell office:value-type="float" office:value="77.80912">
                <text:p>77.809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.808799">
                <text:p>10.808799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.093024">
                <text:p>15.093024</text:p>
              </table:table-cell>
              <table:table-cell office:value-type="float" office:value="60.41216">
                <text:p>60.412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49062">
                <text:p>22.49062</text:p>
              </table:table-cell>
              <table:table-cell office:value-type="float" office:value="56.744564">
                <text:p>56.7445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28753">
                <text:p>27.428753</text:p>
              </table:table-cell>
              <table:table-cell office:value-type="float" office:value="45.474697">
                <text:p>45.4746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215224">
                <text:p>13.215224</text:p>
              </table:table-cell>
              <table:table-cell office:value-type="float" office:value="59.70509">
                <text:p>59.705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888582">
                <text:p>8.888582</text:p>
              </table:table-cell>
              <table:table-cell office:value-type="float" office:value="48.28279">
                <text:p>48.282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102735">
                <text:p>5.102735</text:p>
              </table:table-cell>
              <table:table-cell office:value-type="float" office:value="54.91081">
                <text:p>54.910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.1028557">
                <text:p>7.1028557</text:p>
              </table:table-cell>
              <table:table-cell office:value-type="float" office:value="53.905624">
                <text:p>53.9056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.733408">
                <text:p>9.733408</text:p>
              </table:table-cell>
              <table:table-cell office:value-type="float" office:value="60.980072">
                <text:p>60.9800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.74592">
                <text:p>36.74592</text:p>
              </table:table-cell>
              <table:table-cell office:value-type="float" office:value="42.096565">
                <text:p>42.0965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.693658">
                <text:p>9.693658</text:p>
              </table:table-cell>
              <table:table-cell office:value-type="float" office:value="72.80908">
                <text:p>72.809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.2395654">
                <text:p>6.2395654</text:p>
              </table:table-cell>
              <table:table-cell office:value-type="float" office:value="70.99553">
                <text:p>70.995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.498627">
                <text:p>11.498627</text:p>
              </table:table-cell>
              <table:table-cell office:value-type="float" office:value="62.633556">
                <text:p>62.6335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3764534">
                <text:p>6.3764534</text:p>
              </table:table-cell>
              <table:table-cell office:value-type="float" office:value="55.499687">
                <text:p>55.4996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168809">
                <text:p>11.168809</text:p>
              </table:table-cell>
              <table:table-cell office:value-type="float" office:value="67.40275">
                <text:p>67.402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8566184">
                <text:p>4.8566184</text:p>
              </table:table-cell>
              <table:table-cell office:value-type="float" office:value="61.13671">
                <text:p>61.136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1.91718">
                <text:p>281.91718</text:p>
              </table:table-cell>
              <table:table-cell office:value-type="float" office:value="42.814087">
                <text:p>42.8140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.558487">
                <text:p>37.558487</text:p>
              </table:table-cell>
              <table:table-cell office:value-type="float" office:value="52.924717">
                <text:p>52.9247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.452124">
                <text:p>12.452124</text:p>
              </table:table-cell>
              <table:table-cell office:value-type="float" office:value="45.378757">
                <text:p>45.3787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6797898">
                <text:p>3.6797898</text:p>
              </table:table-cell>
              <table:table-cell office:value-type="float" office:value="53.631725">
                <text:p>53.6317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913099">
                <text:p>6.913099</text:p>
              </table:table-cell>
              <table:table-cell office:value-type="float" office:value="59.311935">
                <text:p>59.3119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6.75194">
                <text:p>136.75194</text:p>
              </table:table-cell>
              <table:table-cell office:value-type="float" office:value="43.04198">
                <text:p>43.041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.9526596">
                <text:p>7.9526596</text:p>
              </table:table-cell>
              <table:table-cell office:value-type="float" office:value="61.261967">
                <text:p>61.2619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.933266">
                <text:p>16.933266</text:p>
              </table:table-cell>
              <table:table-cell office:value-type="float" office:value="84.25839">
                <text:p>84.258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0.247406">
                <text:p>60.247406</text:p>
              </table:table-cell>
              <table:table-cell office:value-type="float" office:value="42.985252">
                <text:p>42.9852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.48838">
                <text:p>9.48838</text:p>
              </table:table-cell>
              <table:table-cell office:value-type="float" office:value="46.24986">
                <text:p>46.249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5560055">
                <text:p>4.5560055</text:p>
              </table:table-cell>
              <table:table-cell office:value-type="float" office:value="57.12343">
                <text:p>57.123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344696">
                <text:p>11.344696</text:p>
              </table:table-cell>
              <table:table-cell office:value-type="float" office:value="48.035683">
                <text:p>48.0356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9440866">
                <text:p>5.9440866</text:p>
              </table:table-cell>
              <table:table-cell office:value-type="float" office:value="59.54861">
                <text:p>59.548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.54791">
                <text:p>31.54791</text:p>
              </table:table-cell>
              <table:table-cell office:value-type="float" office:value="44.026505">
                <text:p>44.0265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1.209589">
                <text:p>31.209589</text:p>
              </table:table-cell>
              <table:table-cell office:value-type="float" office:value="50.997967">
                <text:p>50.9979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.681349">
                <text:p>14.681349</text:p>
              </table:table-cell>
              <table:table-cell office:value-type="float" office:value="52.160812">
                <text:p>52.1608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694768">
                <text:p>4.694768</text:p>
              </table:table-cell>
              <table:table-cell office:value-type="float" office:value="55.857445">
                <text:p>55.8574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371996">
                <text:p>20.371996</text:p>
              </table:table-cell>
              <table:table-cell office:value-type="float" office:value="47.19446">
                <text:p>47.194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.411311">
                <text:p>10.411311</text:p>
              </table:table-cell>
              <table:table-cell office:value-type="float" office:value="50.017265">
                <text:p>50.0172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.78283">
                <text:p>11.78283</text:p>
              </table:table-cell>
              <table:table-cell office:value-type="float" office:value="42.511276">
                <text:p>42.5112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5.05376">
                <text:p>45.05376</text:p>
              </table:table-cell>
              <table:table-cell office:value-type="float" office:value="50.124542">
                <text:p>50.1245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.2850366">
                <text:p>7.2850366</text:p>
              </table:table-cell>
              <table:table-cell office:value-type="float" office:value="42.657856">
                <text:p>42.6578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737962">
                <text:p>8.737962</text:p>
              </table:table-cell>
              <table:table-cell office:value-type="float" office:value="54.21924">
                <text:p>54.219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.20686">
                <text:p>10.20686</text:p>
              </table:table-cell>
              <table:table-cell office:value-type="float" office:value="63.903587">
                <text:p>63.9035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353862">
                <text:p>5.353862</text:p>
              </table:table-cell>
              <table:table-cell office:value-type="float" office:value="70.56236">
                <text:p>70.562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993189">
                <text:p>14.993189</text:p>
              </table:table-cell>
              <table:table-cell office:value-type="float" office:value="60.677002">
                <text:p>60.6770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6467121">
                <text:p>1.6467121</text:p>
              </table:table-cell>
              <table:table-cell office:value-type="float" office:value="78.75112">
                <text:p>78.75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878647">
                <text:p>11.878647</text:p>
              </table:table-cell>
              <table:table-cell office:value-type="float" office:value="77.22622">
                <text:p>77.226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164941">
                <text:p>9.164941</text:p>
              </table:table-cell>
              <table:table-cell office:value-type="float" office:value="67.33635">
                <text:p>67.336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7446375">
                <text:p>6.7446375</text:p>
              </table:table-cell>
              <table:table-cell office:value-type="float" office:value="72.491394">
                <text:p>72.4913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609034">
                <text:p>17.609034</text:p>
              </table:table-cell>
              <table:table-cell office:value-type="float" office:value="71.37576">
                <text:p>71.375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856004">
                <text:p>1.3856004</text:p>
              </table:table-cell>
              <table:table-cell office:value-type="float" office:value="71.416664">
                <text:p>71.4166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891093">
                <text:p>2.1891093</text:p>
              </table:table-cell>
              <table:table-cell office:value-type="float" office:value="82.26028">
                <text:p>82.260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092403">
                <text:p>14.092403</text:p>
              </table:table-cell>
              <table:table-cell office:value-type="float" office:value="65.07975">
                <text:p>65.079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03011">
                <text:p>1.03011</text:p>
              </table:table-cell>
              <table:table-cell office:value-type="float" office:value="83.357346">
                <text:p>83.3573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0607">
                <text:p>0.870607</text:p>
              </table:table-cell>
              <table:table-cell office:value-type="float" office:value="82.22453">
                <text:p>82.224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0440855">
                <text:p>5.0440855</text:p>
              </table:table-cell>
              <table:table-cell office:value-type="float" office:value="76.999435">
                <text:p>76.9994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1231127">
                <text:p>5.1231127</text:p>
              </table:table-cell>
              <table:table-cell office:value-type="float" office:value="75.21501">
                <text:p>75.215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0741487">
                <text:p>5.0741487</text:p>
              </table:table-cell>
              <table:table-cell office:value-type="float" office:value="76.388885">
                <text:p>76.3888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242014">
                <text:p>0.9242014</text:p>
              </table:table-cell>
              <table:table-cell office:value-type="float" office:value="84.28094">
                <text:p>84.280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.365493">
                <text:p>12.365493</text:p>
              </table:table-cell>
              <table:table-cell office:value-type="float" office:value="65.27858">
                <text:p>65.278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.40617">
                <text:p>25.40617</text:p>
              </table:table-cell>
              <table:table-cell office:value-type="float" office:value="53.333332">
                <text:p>53.333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2727551">
                <text:p>1.2727551</text:p>
              </table:table-cell>
              <table:table-cell office:value-type="float" office:value="82.08754">
                <text:p>82.087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962827">
                <text:p>8.962827</text:p>
              </table:table-cell>
              <table:table-cell office:value-type="float" office:value="74.42315">
                <text:p>74.423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.735659">
                <text:p>7.735659</text:p>
              </table:table-cell>
              <table:table-cell office:value-type="float" office:value="73.03474">
                <text:p>73.034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.59798">
                <text:p>90.59798</text:p>
              </table:table-cell>
              <table:table-cell office:value-type="float" office:value="37.806393">
                <text:p>37.8063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8932663">
                <text:p>1.8932663</text:p>
              </table:table-cell>
              <table:table-cell office:value-type="float" office:value="78.267365">
                <text:p>78.2673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7095417">
                <text:p>1.7095417</text:p>
              </table:table-cell>
              <table:table-cell office:value-type="float" office:value="78.967354">
                <text:p>78.9673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.205117">
                <text:p>12.205117</text:p>
              </table:table-cell>
              <table:table-cell office:value-type="float" office:value="72.33448">
                <text:p>72.334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4791915">
                <text:p>3.4791915</text:p>
              </table:table-cell>
              <table:table-cell office:value-type="float" office:value="73.24106">
                <text:p>73.241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.956945">
                <text:p>10.956945</text:p>
              </table:table-cell>
              <table:table-cell office:value-type="float" office:value="68.88739">
                <text:p>68.887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.972328">
                <text:p>11.972328</text:p>
              </table:table-cell>
              <table:table-cell office:value-type="float" office:value="68.8659">
                <text:p>68.86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414076">
                <text:p>17.414076</text:p>
              </table:table-cell>
              <table:table-cell office:value-type="float" office:value="65.62262">
                <text:p>65.622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.75431">
                <text:p>33.75431</text:p>
              </table:table-cell>
              <table:table-cell office:value-type="float" office:value="57.324326">
                <text:p>57.3243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6904063">
                <text:p>0.96904063</text:p>
              </table:table-cell>
              <table:table-cell office:value-type="float" office:value="86.90745">
                <text:p>86.9074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196532">
                <text:p>1.1196532</text:p>
              </table:table-cell>
              <table:table-cell office:value-type="float" office:value="80.804955">
                <text:p>80.8049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2724767">
                <text:p>5.2724767</text:p>
              </table:table-cell>
              <table:table-cell office:value-type="float" office:value="79.94493">
                <text:p>79.9449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6782782">
                <text:p>2.6782782</text:p>
              </table:table-cell>
              <table:table-cell office:value-type="float" office:value="83.76068">
                <text:p>83.760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623818">
                <text:p>0.623818</text:p>
              </table:table-cell>
              <table:table-cell office:value-type="float" office:value="82.7957">
                <text:p>82.79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2369144">
                <text:p>2.2369144</text:p>
              </table:table-cell>
              <table:table-cell office:value-type="float" office:value="75.255775">
                <text:p>75.2557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0461124">
                <text:p>1.0461124</text:p>
              </table:table-cell>
              <table:table-cell office:value-type="float" office:value="81.003586">
                <text:p>81.0035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9008148">
                <text:p>2.9008148</text:p>
              </table:table-cell>
              <table:table-cell office:value-type="float" office:value="76.27269">
                <text:p>76.272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.847103">
                <text:p>24.847103</text:p>
              </table:table-cell>
              <table:table-cell office:value-type="float" office:value="61.802574">
                <text:p>61.8025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8570223">
                <text:p>2.8570223</text:p>
              </table:table-cell>
              <table:table-cell office:value-type="float" office:value="84.846214">
                <text:p>84.8462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597507">
                <text:p>0.8597507</text:p>
              </table:table-cell>
              <table:table-cell office:value-type="float" office:value="82.80193">
                <text:p>82.801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9127474">
                <text:p>7.9127474</text:p>
              </table:table-cell>
              <table:table-cell office:value-type="float" office:value="65.02058">
                <text:p>65.020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.260565">
                <text:p>13.260565</text:p>
              </table:table-cell>
              <table:table-cell office:value-type="float" office:value="61.713146">
                <text:p>61.7131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2989761">
                <text:p>1.2989761</text:p>
              </table:table-cell>
              <table:table-cell office:value-type="float" office:value="84.42907">
                <text:p>84.429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38.98285">
                <text:p>438.98285</text:p>
              </table:table-cell>
              <table:table-cell office:value-type="float" office:value="59.08253">
                <text:p>59.082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7671257">
                <text:p>1.7671257</text:p>
              </table:table-cell>
              <table:table-cell office:value-type="float" office:value="80.24224">
                <text:p>80.242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4936233">
                <text:p>3.4936233</text:p>
              </table:table-cell>
              <table:table-cell office:value-type="float" office:value="76.434555">
                <text:p>76.4345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697815">
                <text:p>1.3697815</text:p>
              </table:table-cell>
              <table:table-cell office:value-type="float" office:value="85.840706">
                <text:p>85.8407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.751423">
                <text:p>12.751423</text:p>
              </table:table-cell>
              <table:table-cell office:value-type="float" office:value="60.2945">
                <text:p>60.29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380613">
                <text:p>0.9380613</text:p>
              </table:table-cell>
              <table:table-cell office:value-type="float" office:value="81.15299">
                <text:p>81.152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.121925">
                <text:p>63.121925</text:p>
              </table:table-cell>
              <table:table-cell office:value-type="float" office:value="60.311146">
                <text:p>60.3111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7342421">
                <text:p>1.7342421</text:p>
              </table:table-cell>
              <table:table-cell office:value-type="float" office:value="80.167595">
                <text:p>80.1675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141955">
                <text:p>6.141955</text:p>
              </table:table-cell>
              <table:table-cell office:value-type="float" office:value="73.53714">
                <text:p>73.537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9746054">
                <text:p>0.99746054</text:p>
              </table:table-cell>
              <table:table-cell office:value-type="float" office:value="84.82003">
                <text:p>84.820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197522">
                <text:p>15.197522</text:p>
              </table:table-cell>
              <table:table-cell office:value-type="float" office:value="56.116505">
                <text:p>56.1165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1229362">
                <text:p>5.1229362</text:p>
              </table:table-cell>
              <table:table-cell office:value-type="float" office:value="73.81589">
                <text:p>73.815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3158875">
                <text:p>4.3158875</text:p>
              </table:table-cell>
              <table:table-cell office:value-type="float" office:value="68.27722">
                <text:p>68.2772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.488541">
                <text:p>12.488541</text:p>
              </table:table-cell>
              <table:table-cell office:value-type="float" office:value="71.280655">
                <text:p>71.2806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8103462">
                <text:p>1.8103462</text:p>
              </table:table-cell>
              <table:table-cell office:value-type="float" office:value="84.58738">
                <text:p>84.587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492147">
                <text:p>21.492147</text:p>
              </table:table-cell>
              <table:table-cell office:value-type="float" office:value="67.72509">
                <text:p>67.725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4110167">
                <text:p>3.4110167</text:p>
              </table:table-cell>
              <table:table-cell office:value-type="float" office:value="79.92332">
                <text:p>79.923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.979403">
                <text:p>20.979403</text:p>
              </table:table-cell>
              <table:table-cell office:value-type="float" office:value="71.19174">
                <text:p>71.191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2464437">
                <text:p>3.2464437</text:p>
              </table:table-cell>
              <table:table-cell office:value-type="float" office:value="71.2831">
                <text:p>71.28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7088988">
                <text:p>1.7088988</text:p>
              </table:table-cell>
              <table:table-cell office:value-type="float" office:value="85.36585">
                <text:p>85.3658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.4612784">
                <text:p>5.4612784</text:p>
              </table:table-cell>
              <table:table-cell office:value-type="float" office:value="79.69585">
                <text:p>79.695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.019943">
                <text:p>11.019943</text:p>
              </table:table-cell>
              <table:table-cell office:value-type="float" office:value="67.57454">
                <text:p>67.574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1170025">
                <text:p>1.1170025</text:p>
              </table:table-cell>
              <table:table-cell office:value-type="float" office:value="84.93933">
                <text:p>84.939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4827113">
                <text:p>2.4827113</text:p>
              </table:table-cell>
              <table:table-cell office:value-type="float" office:value="82.51779">
                <text:p>82.517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.747711">
                <text:p>8.747711</text:p>
              </table:table-cell>
              <table:table-cell office:value-type="float" office:value="66.05728">
                <text:p>66.057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6614487">
                <text:p>1.6614487</text:p>
              </table:table-cell>
              <table:table-cell office:value-type="float" office:value="81.90045">
                <text:p>81.900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2604775">
                <text:p>3.2604775</text:p>
              </table:table-cell>
              <table:table-cell office:value-type="float" office:value="80.48433">
                <text:p>80.484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5710614">
                <text:p>3.5710614</text:p>
              </table:table-cell>
              <table:table-cell office:value-type="float" office:value="71.974525">
                <text:p>71.9745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4313653">
                <text:p>2.4313653</text:p>
              </table:table-cell>
              <table:table-cell office:value-type="float" office:value="84.91172">
                <text:p>84.911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725116">
                <text:p>9.725116</text:p>
              </table:table-cell>
              <table:table-cell office:value-type="float" office:value="74.49627">
                <text:p>74.496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.061296">
                <text:p>5.061296</text:p>
              </table:table-cell>
              <table:table-cell office:value-type="float" office:value="73.7041">
                <text:p>73.70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0427285">
                <text:p>0.90427285</text:p>
              </table:table-cell>
              <table:table-cell office:value-type="float" office:value="86.77211">
                <text:p>86.772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.616783">
                <text:p>19.616783</text:p>
              </table:table-cell>
              <table:table-cell office:value-type="float" office:value="66.12557">
                <text:p>66.125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6565974">
                <text:p>2.6565974</text:p>
              </table:table-cell>
              <table:table-cell office:value-type="float" office:value="81.69782">
                <text:p>81.697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.3603497">
                <text:p>5.3603497</text:p>
              </table:table-cell>
              <table:table-cell office:value-type="float" office:value="74.53258">
                <text:p>74.532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4.371956">
                <text:p>44.371956</text:p>
              </table:table-cell>
              <table:table-cell office:value-type="float" office:value="56.508305">
                <text:p>56.5083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2329216">
                <text:p>2.2329216</text:p>
              </table:table-cell>
              <table:table-cell office:value-type="float" office:value="84.43488">
                <text:p>84.434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7869323">
                <text:p>1.7869323</text:p>
              </table:table-cell>
              <table:table-cell office:value-type="float" office:value="76.12434">
                <text:p>76.124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9990559">
                <text:p>2.9990559</text:p>
              </table:table-cell>
              <table:table-cell office:value-type="float" office:value="81.09421">
                <text:p>81.094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852499">
                <text:p>29.852499</text:p>
              </table:table-cell>
              <table:table-cell office:value-type="float" office:value="66.467705">
                <text:p>66.4677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6629217">
                <text:p>2.6629217</text:p>
              </table:table-cell>
              <table:table-cell office:value-type="float" office:value="86.26457">
                <text:p>86.264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1.06165">
                <text:p>191.06165</text:p>
              </table:table-cell>
              <table:table-cell office:value-type="float" office:value="60.080906">
                <text:p>60.0809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.867754">
                <text:p>13.867754</text:p>
              </table:table-cell>
              <table:table-cell office:value-type="float" office:value="71.50164">
                <text:p>71.501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3.799904">
                <text:p>123.799904</text:p>
              </table:table-cell>
              <table:table-cell office:value-type="float" office:value="50.865616">
                <text:p>50.8656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0980452">
                <text:p>1.0980452</text:p>
              </table:table-cell>
              <table:table-cell office:value-type="float" office:value="87.31745">
                <text:p>87.317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198881">
                <text:p>2.198881</text:p>
              </table:table-cell>
              <table:table-cell office:value-type="float" office:value="77.38001">
                <text:p>77.3800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6640811">
                <text:p>1.6640811</text:p>
              </table:table-cell>
              <table:table-cell office:value-type="float" office:value="82.24395">
                <text:p>82.24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148088">
                <text:p>2.148088</text:p>
              </table:table-cell>
              <table:table-cell office:value-type="float" office:value="77.422966">
                <text:p>77.4229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2786795">
                <text:p>1.2786795</text:p>
              </table:table-cell>
              <table:table-cell office:value-type="float" office:value="80.87819">
                <text:p>80.878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0485098">
                <text:p>3.0485098</text:p>
              </table:table-cell>
              <table:table-cell office:value-type="float" office:value="87.73537">
                <text:p>87.735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852047">
                <text:p>7.852047</text:p>
              </table:table-cell>
              <table:table-cell office:value-type="float" office:value="70.19022">
                <text:p>70.190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855001">
                <text:p>2.855001</text:p>
              </table:table-cell>
              <table:table-cell office:value-type="float" office:value="82.57186">
                <text:p>82.571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2862914">
                <text:p>1.2862914</text:p>
              </table:table-cell>
              <table:table-cell office:value-type="float" office:value="80.97433">
                <text:p>80.974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4005945">
                <text:p>3.4005945</text:p>
              </table:table-cell>
              <table:table-cell office:value-type="float" office:value="71.06437">
                <text:p>71.064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277328">
                <text:p>0.6277328</text:p>
              </table:table-cell>
              <table:table-cell office:value-type="float" office:value="91.16883">
                <text:p>91.168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4901226">
                <text:p>2.4901226</text:p>
              </table:table-cell>
              <table:table-cell office:value-type="float" office:value="81.705154">
                <text:p>81.7051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2039514">
                <text:p>1.2039514</text:p>
              </table:table-cell>
              <table:table-cell office:value-type="float" office:value="83.94683">
                <text:p>83.946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313274">
                <text:p>6.313274</text:p>
              </table:table-cell>
              <table:table-cell office:value-type="float" office:value="77.57241">
                <text:p>77.572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283957">
                <text:p>2.5283957</text:p>
              </table:table-cell>
              <table:table-cell office:value-type="float" office:value="73.2054">
                <text:p>73.20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0.5844">
                <text:p>390.5844</text:p>
              </table:table-cell>
              <table:table-cell office:value-type="float" office:value="31.466068">
                <text:p>31.4660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.444883">
                <text:p>17.444883</text:p>
              </table:table-cell>
              <table:table-cell office:value-type="float" office:value="77.86961">
                <text:p>77.86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937622">
                <text:p>21.937622</text:p>
              </table:table-cell>
              <table:table-cell office:value-type="float" office:value="74.14188">
                <text:p>74.141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0.652397">
                <text:p>40.652397</text:p>
              </table:table-cell>
              <table:table-cell office:value-type="float" office:value="67.29802">
                <text:p>67.298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.643658">
                <text:p>11.643658</text:p>
              </table:table-cell>
              <table:table-cell office:value-type="float" office:value="69.00417">
                <text:p>69.004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536827">
                <text:p>32.536827</text:p>
              </table:table-cell>
              <table:table-cell office:value-type="float" office:value="66.91582">
                <text:p>66.915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802998">
                <text:p>15.802998</text:p>
              </table:table-cell>
              <table:table-cell office:value-type="float" office:value="56.242275">
                <text:p>56.2422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.695658">
                <text:p>30.695658</text:p>
              </table:table-cell>
              <table:table-cell office:value-type="float" office:value="76.216446">
                <text:p>76.2164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9.25055">
                <text:p>179.25055</text:p>
              </table:table-cell>
              <table:table-cell office:value-type="float" office:value="69.682625">
                <text:p>69.6826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6.408329">
                <text:p>26.408329</text:p>
              </table:table-cell>
              <table:table-cell office:value-type="float" office:value="60.409424">
                <text:p>60.4094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8.24498">
                <text:p>118.24498</text:p>
              </table:table-cell>
              <table:table-cell office:value-type="float" office:value="58.32574">
                <text:p>58.325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0.08847">
                <text:p>60.08847</text:p>
              </table:table-cell>
              <table:table-cell office:value-type="float" office:value="63.27419">
                <text:p>63.274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713804">
                <text:p>15.713804</text:p>
              </table:table-cell>
              <table:table-cell office:value-type="float" office:value="63.88539">
                <text:p>63.885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.830361">
                <text:p>10.830361</text:p>
              </table:table-cell>
              <table:table-cell office:value-type="float" office:value="67.991806">
                <text:p>67.9918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.226964">
                <text:p>13.226964</text:p>
              </table:table-cell>
              <table:table-cell office:value-type="float" office:value="64.01274">
                <text:p>64.012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5.855">
                <text:p>95.855</text:p>
              </table:table-cell>
              <table:table-cell office:value-type="float" office:value="68.120346">
                <text:p>68.1203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.377501">
                <text:p>11.377501</text:p>
              </table:table-cell>
              <table:table-cell office:value-type="float" office:value="74.18646">
                <text:p>74.186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39451">
                <text:p>14.39451</text:p>
              </table:table-cell>
              <table:table-cell office:value-type="float" office:value="67.824875">
                <text:p>67.8248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.032898">
                <text:p>35.032898</text:p>
              </table:table-cell>
              <table:table-cell office:value-type="float" office:value="63.977764">
                <text:p>63.9777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9.84511">
                <text:p>219.84511</text:p>
              </table:table-cell>
              <table:table-cell office:value-type="float" office:value="61.648018">
                <text:p>61.6480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04781">
                <text:p>9.904781</text:p>
              </table:table-cell>
              <table:table-cell office:value-type="float" office:value="70.98646">
                <text:p>70.986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0.44007">
                <text:p>30.44007</text:p>
              </table:table-cell>
              <table:table-cell office:value-type="float" office:value="55.099228">
                <text:p>55.0992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5.964434">
                <text:p>25.964434</text:p>
              </table:table-cell>
              <table:table-cell office:value-type="float" office:value="60.944355">
                <text:p>60.9443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.816571">
                <text:p>13.816571</text:p>
              </table:table-cell>
              <table:table-cell office:value-type="float" office:value="81.86978">
                <text:p>81.869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.526943">
                <text:p>39.526943</text:p>
              </table:table-cell>
              <table:table-cell office:value-type="float" office:value="62.019608">
                <text:p>62.0196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3.937714">
                <text:p>53.937714</text:p>
              </table:table-cell>
              <table:table-cell office:value-type="float" office:value="65.51224">
                <text:p>65.512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.799227">
                <text:p>17.799227</text:p>
              </table:table-cell>
              <table:table-cell office:value-type="float" office:value="84.75367">
                <text:p>84.753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258251">
                <text:p>19.258251</text:p>
              </table:table-cell>
              <table:table-cell office:value-type="float" office:value="82.59662">
                <text:p>82.596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712914">
                <text:p>9.712914</text:p>
              </table:table-cell>
              <table:table-cell office:value-type="float" office:value="74.730194">
                <text:p>74.7301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.51287">
                <text:p>8.51287</text:p>
              </table:table-cell>
              <table:table-cell office:value-type="float" office:value="78.72114">
                <text:p>78.721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8.48256">
                <text:p>78.48256</text:p>
              </table:table-cell>
              <table:table-cell office:value-type="float" office:value="60.755447">
                <text:p>60.75544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239754">
                <text:p>15.239754</text:p>
              </table:table-cell>
              <table:table-cell office:value-type="float" office:value="70.16934">
                <text:p>70.169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894169">
                <text:p>12.894169</text:p>
              </table:table-cell>
              <table:table-cell office:value-type="float" office:value="48.702423">
                <text:p>48.7024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.149593">
                <text:p>22.149593</text:p>
              </table:table-cell>
              <table:table-cell office:value-type="float" office:value="73.437805">
                <text:p>73.4378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0.67145">
                <text:p>400.67145</text:p>
              </table:table-cell>
              <table:table-cell office:value-type="float" office:value="49.477093">
                <text:p>49.4770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833488">
                <text:p>15.833488</text:p>
              </table:table-cell>
              <table:table-cell office:value-type="float" office:value="66.42066">
                <text:p>66.420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8.541794">
                <text:p>38.541794</text:p>
              </table:table-cell>
              <table:table-cell office:value-type="float" office:value="67.39684">
                <text:p>67.396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9.756004">
                <text:p>89.756004</text:p>
              </table:table-cell>
              <table:table-cell office:value-type="float" office:value="49.58479">
                <text:p>49.584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.407563">
                <text:p>11.407563</text:p>
              </table:table-cell>
              <table:table-cell office:value-type="float" office:value="58.234573">
                <text:p>58.2345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1.671408">
                <text:p>31.671408</text:p>
              </table:table-cell>
              <table:table-cell office:value-type="float" office:value="58.678238">
                <text:p>58.67823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7.937958">
                <text:p>27.937958</text:p>
              </table:table-cell>
              <table:table-cell office:value-type="float" office:value="76.172714">
                <text:p>76.17271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6.5229">
                <text:p>36.5229</text:p>
              </table:table-cell>
              <table:table-cell office:value-type="float" office:value="66.839745">
                <text:p>66.8397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5.829262">
                <text:p>25.829262</text:p>
              </table:table-cell>
              <table:table-cell office:value-type="float" office:value="70.17578">
                <text:p>70.1757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.500046">
                <text:p>19.500046</text:p>
              </table:table-cell>
              <table:table-cell office:value-type="float" office:value="70.00437">
                <text:p>70.0043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.025921">
                <text:p>15.025921</text:p>
              </table:table-cell>
              <table:table-cell office:value-type="float" office:value="75.724106">
                <text:p>75.7241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.140484">
                <text:p>40.140484</text:p>
              </table:table-cell>
              <table:table-cell office:value-type="float" office:value="59.50141">
                <text:p>59.5014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.614033">
                <text:p>16.614033</text:p>
              </table:table-cell>
              <table:table-cell office:value-type="float" office:value="54.684795">
                <text:p>54.6847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5.57547">
                <text:p>65.57547</text:p>
              </table:table-cell>
              <table:table-cell office:value-type="float" office:value="60.55586">
                <text:p>60.555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.123133">
                <text:p>24.123133</text:p>
              </table:table-cell>
              <table:table-cell office:value-type="float" office:value="82.54317">
                <text:p>82.543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3.467539">
                <text:p>23.467539</text:p>
              </table:table-cell>
              <table:table-cell office:value-type="float" office:value="64.83563">
                <text:p>64.835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.824078">
                <text:p>16.824078</text:p>
              </table:table-cell>
              <table:table-cell office:value-type="float" office:value="65.0864">
                <text:p>65.08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8.272896">
                <text:p>38.272896</text:p>
              </table:table-cell>
              <table:table-cell office:value-type="float" office:value="55.996082">
                <text:p>55.9960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.44882">
                <text:p>20.44882</text:p>
              </table:table-cell>
              <table:table-cell office:value-type="float" office:value="60.905857">
                <text:p>60.90585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.450398">
                <text:p>7.450398</text:p>
              </table:table-cell>
              <table:table-cell office:value-type="float" office:value="67.59566">
                <text:p>67.595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2.68069">
                <text:p>32.68069</text:p>
              </table:table-cell>
              <table:table-cell office:value-type="float" office:value="70.267075">
                <text:p>70.2670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.045746">
                <text:p>15.045746</text:p>
              </table:table-cell>
              <table:table-cell office:value-type="float" office:value="87.70344">
                <text:p>87.7034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18.1848">
                <text:p>718.1848</text:p>
              </table:table-cell>
              <table:table-cell office:value-type="float" office:value="44.35873">
                <text:p>44.3587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8.12857">
                <text:p>108.12857</text:p>
              </table:table-cell>
              <table:table-cell office:value-type="float" office:value="70.34053">
                <text:p>70.340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23878">
                <text:p>34.23878</text:p>
              </table:table-cell>
              <table:table-cell office:value-type="float" office:value="80.46042">
                <text:p>80.460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76.44254">
                <text:p>376.44254</text:p>
              </table:table-cell>
              <table:table-cell office:value-type="float" office:value="62.420067">
                <text:p>62.4200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.855858">
                <text:p>17.855858</text:p>
              </table:table-cell>
              <table:table-cell office:value-type="float" office:value="74.41441">
                <text:p>74.414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1.721079">
                <text:p>31.721079</text:p>
              </table:table-cell>
              <table:table-cell office:value-type="float" office:value="77.31714">
                <text:p>77.317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69.29482">
                <text:p>69.2948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.30637">
                <text:p>51.30637</text:p>
              </table:table-cell>
              <table:table-cell office:value-type="float" office:value="82.29507">
                <text:p>82.2950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.6075325">
                <text:p>14.6075325</text:p>
              </table:table-cell>
              <table:table-cell office:value-type="float" office:value="72.438805">
                <text:p>72.4388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.412041">
                <text:p>14.412041</text:p>
              </table:table-cell>
              <table:table-cell office:value-type="float" office:value="76.86625">
                <text:p>76.866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796525">
                <text:p>10.796525</text:p>
              </table:table-cell>
              <table:table-cell office:value-type="float" office:value="91.11248">
                <text:p>91.112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7.98842">
                <text:p>27.98842</text:p>
              </table:table-cell>
              <table:table-cell office:value-type="float" office:value="80.00705">
                <text:p>80.0070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7976265">
                <text:p>10.7976265</text:p>
              </table:table-cell>
              <table:table-cell office:value-type="float" office:value="71.25107">
                <text:p>71.251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8.431368">
                <text:p>28.431368</text:p>
              </table:table-cell>
              <table:table-cell office:value-type="float" office:value="71.30473">
                <text:p>71.3047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772476">
                <text:p>10.772476</text:p>
              </table:table-cell>
              <table:table-cell office:value-type="float" office:value="69.650505">
                <text:p>69.65050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.595291">
                <text:p>18.595291</text:p>
              </table:table-cell>
              <table:table-cell office:value-type="float" office:value="66.54128">
                <text:p>66.541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2.543795">
                <text:p>12.543795</text:p>
              </table:table-cell>
              <table:table-cell office:value-type="float" office:value="63.72523">
                <text:p>63.725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2.46693">
                <text:p>72.46693</text:p>
              </table:table-cell>
              <table:table-cell office:value-type="float" office:value="64.73039">
                <text:p>64.7303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.635838">
                <text:p>16.635838</text:p>
              </table:table-cell>
              <table:table-cell office:value-type="float" office:value="70.294365">
                <text:p>70.29436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.052332">
                <text:p>22.052332</text:p>
              </table:table-cell>
              <table:table-cell office:value-type="float" office:value="52.646164">
                <text:p>52.6461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5.730347">
                <text:p>35.730347</text:p>
              </table:table-cell>
              <table:table-cell office:value-type="float" office:value="67.44035">
                <text:p>67.440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.556534">
                <text:p>21.556534</text:p>
              </table:table-cell>
              <table:table-cell office:value-type="float" office:value="84.70964">
                <text:p>84.709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7.369486">
                <text:p>27.369486</text:p>
              </table:table-cell>
              <table:table-cell office:value-type="float" office:value="61.82059">
                <text:p>61.820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4.40342">
                <text:p>94.40342</text:p>
              </table:table-cell>
              <table:table-cell office:value-type="float" office:value="66.505775">
                <text:p>66.5057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.4071">
                <text:p>16.4071</text:p>
              </table:table-cell>
              <table:table-cell office:value-type="float" office:value="81.022545">
                <text:p>81.0225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.375715">
                <text:p>14.375715</text:p>
              </table:table-cell>
              <table:table-cell office:value-type="float" office:value="65.385544">
                <text:p>65.3855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180767">
                <text:p>34.180767</text:p>
              </table:table-cell>
              <table:table-cell office:value-type="float" office:value="61.577183">
                <text:p>61.5771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.834219">
                <text:p>11.834219</text:p>
              </table:table-cell>
              <table:table-cell office:value-type="float" office:value="58.609795">
                <text:p>58.6097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2.583664">
                <text:p>32.583664</text:p>
              </table:table-cell>
              <table:table-cell office:value-type="float" office:value="69.6914">
                <text:p>69.69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.435294">
                <text:p>13.435294</text:p>
              </table:table-cell>
              <table:table-cell office:value-type="float" office:value="65.25238">
                <text:p>65.252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.764629">
                <text:p>12.764629</text:p>
              </table:table-cell>
              <table:table-cell office:value-type="float" office:value="80.07663">
                <text:p>80.076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1.475758">
                <text:p>51.475758</text:p>
              </table:table-cell>
              <table:table-cell office:value-type="float" office:value="63.352806">
                <text:p>63.3528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.017319">
                <text:p>14.017319</text:p>
              </table:table-cell>
              <table:table-cell office:value-type="float" office:value="68.81549">
                <text:p>68.8154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371506">
                <text:p>25.371506</text:p>
              </table:table-cell>
              <table:table-cell office:value-type="float" office:value="61.9325">
                <text:p>61.93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9.681107">
                <text:p>39.681107</text:p>
              </table:table-cell>
              <table:table-cell office:value-type="float" office:value="58.37344">
                <text:p>58.3734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3.968275">
                <text:p>13.968275</text:p>
              </table:table-cell>
              <table:table-cell office:value-type="float" office:value="62.54445">
                <text:p>62.5444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.425978">
                <text:p>15.425978</text:p>
              </table:table-cell>
              <table:table-cell office:value-type="float" office:value="68.41493">
                <text:p>68.414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8.39617">
                <text:p>118.39617</text:p>
              </table:table-cell>
              <table:table-cell office:value-type="float" office:value="68.59173">
                <text:p>68.591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.819743">
                <text:p>11.819743</text:p>
              </table:table-cell>
              <table:table-cell office:value-type="float" office:value="66.4356">
                <text:p>66.43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.309352">
                <text:p>9.309352</text:p>
              </table:table-cell>
              <table:table-cell office:value-type="float" office:value="81.8822">
                <text:p>81.882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.416862">
                <text:p>20.416862</text:p>
              </table:table-cell>
              <table:table-cell office:value-type="float" office:value="65.66943">
                <text:p>65.6694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2.324516">
                <text:p>32.324516</text:p>
              </table:table-cell>
              <table:table-cell office:value-type="float" office:value="79.70655">
                <text:p>79.706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.811098">
                <text:p>31.811098</text:p>
              </table:table-cell>
              <table:table-cell office:value-type="float" office:value="75.70371">
                <text:p>75.703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7.106516">
                <text:p>27.106516</text:p>
              </table:table-cell>
              <table:table-cell office:value-type="float" office:value="62.724342">
                <text:p>62.7243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6.03924">
                <text:p>36.03924</text:p>
              </table:table-cell>
              <table:table-cell office:value-type="float" office:value="80.63059">
                <text:p>80.6305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.776102">
                <text:p>8.776102</text:p>
              </table:table-cell>
              <table:table-cell office:value-type="float" office:value="63.003265">
                <text:p>63.0032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.706245">
                <text:p>20.706245</text:p>
              </table:table-cell>
              <table:table-cell office:value-type="float" office:value="82.0898">
                <text:p>82.089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.534828">
                <text:p>31.534828</text:p>
              </table:table-cell>
              <table:table-cell office:value-type="float" office:value="53.99438">
                <text:p>53.994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.926054">
                <text:p>23.926054</text:p>
              </table:table-cell>
              <table:table-cell office:value-type="float" office:value="81.45296">
                <text:p>81.4529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4.27043">
                <text:p>64.27043</text:p>
              </table:table-cell>
              <table:table-cell office:value-type="float" office:value="62.733166">
                <text:p>62.73316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.342205">
                <text:p>42.342205</text:p>
              </table:table-cell>
              <table:table-cell office:value-type="float" office:value="63.99262">
                <text:p>63.9926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8.421045">
                <text:p>28.421045</text:p>
              </table:table-cell>
              <table:table-cell office:value-type="float" office:value="62.16988">
                <text:p>62.169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4.44554">
                <text:p>34.44554</text:p>
              </table:table-cell>
              <table:table-cell office:value-type="float" office:value="69.19637">
                <text:p>69.196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4.24322">
                <text:p>34.24322</text:p>
              </table:table-cell>
              <table:table-cell office:value-type="float" office:value="69.69082">
                <text:p>69.690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.749565">
                <text:p>12.749565</text:p>
              </table:table-cell>
              <table:table-cell office:value-type="float" office:value="69.82796">
                <text:p>69.8279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.528481">
                <text:p>11.528481</text:p>
              </table:table-cell>
              <table:table-cell office:value-type="float" office:value="68.12359">
                <text:p>68.123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.76032">
                <text:p>21.76032</text:p>
              </table:table-cell>
              <table:table-cell office:value-type="float" office:value="61.152523">
                <text:p>61.1525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.976972">
                <text:p>15.976972</text:p>
              </table:table-cell>
              <table:table-cell office:value-type="float" office:value="67.062614">
                <text:p>67.0626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0.436775">
                <text:p>80.436775</text:p>
              </table:table-cell>
              <table:table-cell office:value-type="float" office:value="61.08963">
                <text:p>61.0896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.045198">
                <text:p>15.045198</text:p>
              </table:table-cell>
              <table:table-cell office:value-type="float" office:value="67.68009">
                <text:p>67.680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.632706">
                <text:p>16.632706</text:p>
              </table:table-cell>
              <table:table-cell office:value-type="float" office:value="74.03416">
                <text:p>74.0341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.653225">
                <text:p>15.653225</text:p>
              </table:table-cell>
              <table:table-cell office:value-type="float" office:value="67.144455">
                <text:p>67.1444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0.920277">
                <text:p>30.920277</text:p>
              </table:table-cell>
              <table:table-cell office:value-type="float" office:value="79.22571">
                <text:p>79.225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.732714">
                <text:p>12.732714</text:p>
              </table:table-cell>
              <table:table-cell office:value-type="float" office:value="61.23908">
                <text:p>61.239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0.29584">
                <text:p>50.29584</text:p>
              </table:table-cell>
              <table:table-cell office:value-type="float" office:value="59.647964">
                <text:p>59.64796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75.239716">
                <text:p>75.2397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71.28745">
                <text:p>71.2874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67.43709">
                <text:p>67.437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56.127724">
                <text:p>56.12772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63.714012">
                <text:p>63.71401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79.71732">
                <text:p>79.717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51.058758">
                <text:p>51.05875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72.9772">
                <text:p>72.977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47.505375">
                <text:p>47.5053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64.642586">
                <text:p>64.6425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78.178696">
                <text:p>78.17869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88.87677">
                <text:p>88.876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66.08863">
                <text:p>66.0886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54.76512">
                <text:p>54.765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58.70947">
                <text:p>58.7094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56.977917">
                <text:p>56.9779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47.3741">
                <text:p>47.374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33.333332">
                <text:p>33.3333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53.72822">
                <text:p>53.728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65.626205">
                <text:p>65.62620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68.30168">
                <text:p>68.3016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83.28825">
                <text:p>83.288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63.266605">
                <text:p>63.2666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43.23087">
                <text:p>43.2308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69.00632">
                <text:p>69.006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74.19427">
                <text:p>74.1942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59.37908">
                <text:p>59.379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67.168625">
                <text:p>67.1686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74.80396">
                <text:p>74.803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88.22804">
                <text:p>88.2280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57.452618">
                <text:p>57.4526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85.93018">
                <text:p>85.9301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38.804813">
                <text:p>38.8048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52.820965">
                <text:p>52.82096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53.337643">
                <text:p>53.3376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8.140835">
                <text:p>18.1408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60.582333">
                <text:p>60.58233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64.26585">
                <text:p>64.2658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54.63952">
                <text:p>54.6395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64.98157">
                <text:p>64.981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52.42821">
                <text:p>52.4282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64.23178">
                <text:p>64.2317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77.903114">
                <text:p>77.9031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62.713116">
                <text:p>62.7131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64.18043">
                <text:p>64.180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39.433395">
                <text:p>39.43339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42.473907">
                <text:p>42.4739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36.638138">
                <text:p>36.63813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52.196">
                <text:p>52.1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62.432194">
                <text:p>62.43219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59.50452">
                <text:p>59.5045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76.707146">
                <text:p>76.7071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64.05898">
                <text:p>64.058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44.022907">
                <text:p>44.0229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70.96293">
                <text:p>70.962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71.08875">
                <text:p>71.088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76.78158">
                <text:p>76.781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79.28716">
                <text:p>79.287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64.36227">
                <text:p>64.362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62.62432">
                <text:p>62.624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54.868378">
                <text:p>54.86837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80.96407">
                <text:p>80.9640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57.160408">
                <text:p>57.1604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70.28492">
                <text:p>70.2849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3.648994">
                <text:p>83.648994</text:p>
              </table:table-cell>
              <table:table-cell office:value-type="float" office:value="43.44509">
                <text:p>43.445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.0551186">
                <text:p>4.0551186</text:p>
              </table:table-cell>
              <table:table-cell office:value-type="float" office:value="46.046623">
                <text:p>46.04662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9.27177">
                <text:p>89.27177</text:p>
              </table:table-cell>
              <table:table-cell office:value-type="float" office:value="36.08444">
                <text:p>36.0844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7990727">
                <text:p>6.7990727</text:p>
              </table:table-cell>
              <table:table-cell office:value-type="float" office:value="40.424442">
                <text:p>40.424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.927484">
                <text:p>8.927484</text:p>
              </table:table-cell>
              <table:table-cell office:value-type="float" office:value="41.421936">
                <text:p>41.42193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9.58469">
                <text:p>49.58469</text:p>
              </table:table-cell>
              <table:table-cell office:value-type="float" office:value="43.079575">
                <text:p>43.07957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3.423982">
                <text:p>13.423982</text:p>
              </table:table-cell>
              <table:table-cell office:value-type="float" office:value="38.44758">
                <text:p>38.447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.962582">
                <text:p>18.962582</text:p>
              </table:table-cell>
              <table:table-cell office:value-type="float" office:value="44.019424">
                <text:p>44.0194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.248495">
                <text:p>10.248495</text:p>
              </table:table-cell>
              <table:table-cell office:value-type="float" office:value="42.296356">
                <text:p>42.29635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.703371">
                <text:p>16.703371</text:p>
              </table:table-cell>
              <table:table-cell office:value-type="float" office:value="48.525356">
                <text:p>48.52535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476725">
                <text:p>1.5476725</text:p>
              </table:table-cell>
              <table:table-cell office:value-type="float" office:value="52.338478">
                <text:p>52.3384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7371">
                <text:p>36.7371</text:p>
              </table:table-cell>
              <table:table-cell office:value-type="float" office:value="41.62469">
                <text:p>41.624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.9248533">
                <text:p>4.9248533</text:p>
              </table:table-cell>
              <table:table-cell office:value-type="float" office:value="49.139904">
                <text:p>49.13990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.562897">
                <text:p>17.562897</text:p>
              </table:table-cell>
              <table:table-cell office:value-type="float" office:value="44.502876">
                <text:p>44.50287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890439">
                <text:p>3.890439</text:p>
              </table:table-cell>
              <table:table-cell office:value-type="float" office:value="49.15884">
                <text:p>49.158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.88988">
                <text:p>59.88988</text:p>
              </table:table-cell>
              <table:table-cell office:value-type="float" office:value="41.642387">
                <text:p>41.6423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7.39638">
                <text:p>67.39638</text:p>
              </table:table-cell>
              <table:table-cell office:value-type="float" office:value="66.85813">
                <text:p>66.858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54.08524">
                <text:p>354.08524</text:p>
              </table:table-cell>
              <table:table-cell office:value-type="float" office:value="50.4709">
                <text:p>50.47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56.28217">
                <text:p>456.28217</text:p>
              </table:table-cell>
              <table:table-cell office:value-type="float" office:value="41.645966">
                <text:p>41.6459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.256582">
                <text:p>11.25658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9.504684">
                <text:p>99.504684</text:p>
              </table:table-cell>
              <table:table-cell office:value-type="float" office:value="54.169083">
                <text:p>54.16908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9.169235">
                <text:p>39.169235</text:p>
              </table:table-cell>
              <table:table-cell office:value-type="float" office:value="62.415615">
                <text:p>62.4156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2.86377">
                <text:p>142.86377</text:p>
              </table:table-cell>
              <table:table-cell office:value-type="float" office:value="67.427246">
                <text:p>67.4272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3.48567">
                <text:p>93.48567</text:p>
              </table:table-cell>
              <table:table-cell office:value-type="float" office:value="60.435772">
                <text:p>60.4357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8.330925">
                <text:p>88.330925</text:p>
              </table:table-cell>
              <table:table-cell office:value-type="float" office:value="34.12891">
                <text:p>34.128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.825033">
                <text:p>12.825033</text:p>
              </table:table-cell>
              <table:table-cell office:value-type="float" office:value="53.351322">
                <text:p>53.35132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5.56296">
                <text:p>135.56296</text:p>
              </table:table-cell>
              <table:table-cell office:value-type="float" office:value="52.019085">
                <text:p>52.0190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.701254">
                <text:p>17.701254</text:p>
              </table:table-cell>
              <table:table-cell office:value-type="float" office:value="76.52598">
                <text:p>76.525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9.63641">
                <text:p>179.63641</text:p>
              </table:table-cell>
              <table:table-cell office:value-type="float" office:value="59.96928">
                <text:p>59.9692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38.50262">
                <text:p>438.50262</text:p>
              </table:table-cell>
              <table:table-cell office:value-type="float" office:value="39.167046">
                <text:p>39.1670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.842531">
                <text:p>18.842531</text:p>
              </table:table-cell>
              <table:table-cell office:value-type="float" office:value="50.445137">
                <text:p>50.4451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42.8385">
                <text:p>742.8385</text:p>
              </table:table-cell>
              <table:table-cell office:value-type="float" office:value="27.914139">
                <text:p>27.9141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0.8091">
                <text:p>670.8091</text:p>
              </table:table-cell>
              <table:table-cell office:value-type="float" office:value="9.221404">
                <text:p>9.2214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242123">
                <text:p>36.242123</text:p>
              </table:table-cell>
              <table:table-cell office:value-type="float" office:value="65.32467">
                <text:p>65.324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.742678">
                <text:p>16.742678</text:p>
              </table:table-cell>
              <table:table-cell office:value-type="float" office:value="51.24129">
                <text:p>51.2412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3.4423">
                <text:p>53.4423</text:p>
              </table:table-cell>
              <table:table-cell office:value-type="float" office:value="58.257114">
                <text:p>58.25711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0.66072">
                <text:p>30.66072</text:p>
              </table:table-cell>
              <table:table-cell office:value-type="float" office:value="56.673">
                <text:p>56.67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1.759125">
                <text:p>121.759125</text:p>
              </table:table-cell>
              <table:table-cell office:value-type="float" office:value="59.43549">
                <text:p>59.4354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5.39618">
                <text:p>95.39618</text:p>
              </table:table-cell>
              <table:table-cell office:value-type="float" office:value="53.528988">
                <text:p>53.52898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8.590448">
                <text:p>28.590448</text:p>
              </table:table-cell>
              <table:table-cell office:value-type="float" office:value="59.292656">
                <text:p>59.2926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3.863987">
                <text:p>63.863987</text:p>
              </table:table-cell>
              <table:table-cell office:value-type="float" office:value="46.128685">
                <text:p>46.1286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3.51882">
                <text:p>53.51882</text:p>
              </table:table-cell>
              <table:table-cell office:value-type="float" office:value="22.623995">
                <text:p>22.62399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06.49976">
                <text:p>306.49976</text:p>
              </table:table-cell>
              <table:table-cell office:value-type="float" office:value="39.60853">
                <text:p>39.608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.034684">
                <text:p>13.034684</text:p>
              </table:table-cell>
              <table:table-cell office:value-type="float" office:value="25.958675">
                <text:p>25.95867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6.73932">
                <text:p>346.73932</text:p>
              </table:table-cell>
              <table:table-cell office:value-type="float" office:value="41.783836">
                <text:p>41.78383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7.521">
                <text:p>1197.521</text:p>
              </table:table-cell>
              <table:table-cell office:value-type="float" office:value="25.680656">
                <text:p>25.68065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82.3972">
                <text:p>282.3972</text:p>
              </table:table-cell>
              <table:table-cell office:value-type="float" office:value="37.107277">
                <text:p>37.10727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1.908">
                <text:p>111.908</text:p>
              </table:table-cell>
              <table:table-cell office:value-type="float" office:value="27.421135">
                <text:p>27.42113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5.5681">
                <text:p>685.5681</text:p>
              </table:table-cell>
              <table:table-cell office:value-type="float" office:value="36.30733">
                <text:p>36.3073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7.231544">
                <text:p>37.231544</text:p>
              </table:table-cell>
              <table:table-cell office:value-type="float" office:value="36.337933">
                <text:p>36.3379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84.46387">
                <text:p>584.46387</text:p>
              </table:table-cell>
              <table:table-cell office:value-type="float" office:value="41.862564">
                <text:p>41.86256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5.11694">
                <text:p>175.11694</text:p>
              </table:table-cell>
              <table:table-cell office:value-type="float" office:value="48.04659">
                <text:p>48.0465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25.4">
                <text:p>2325.4</text:p>
              </table:table-cell>
              <table:table-cell office:value-type="float" office:value="21.170887">
                <text:p>21.17088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95.4474">
                <text:p>195.4474</text:p>
              </table:table-cell>
              <table:table-cell office:value-type="float" office:value="45.29689">
                <text:p>45.2968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3513212">
                <text:p>2.3513212</text:p>
              </table:table-cell>
              <table:table-cell office:value-type="float" office:value="59.191116">
                <text:p>59.19111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7325923">
                <text:p>0.7325923</text:p>
              </table:table-cell>
              <table:table-cell office:value-type="float" office:value="51.28826">
                <text:p>51.288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.490725">
                <text:p>23.490725</text:p>
              </table:table-cell>
              <table:table-cell office:value-type="float" office:value="59.697224">
                <text:p>59.69722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7295666">
                <text:p>6.7295666</text:p>
              </table:table-cell>
              <table:table-cell office:value-type="float" office:value="52.704556">
                <text:p>52.70455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.089411">
                <text:p>15.089411</text:p>
              </table:table-cell>
              <table:table-cell office:value-type="float" office:value="60.787777">
                <text:p>60.78777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.007027">
                <text:p>9.007027</text:p>
              </table:table-cell>
              <table:table-cell office:value-type="float" office:value="52.492554">
                <text:p>52.4925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1913927">
                <text:p>3.1913927</text:p>
              </table:table-cell>
              <table:table-cell office:value-type="float" office:value="54.244186">
                <text:p>54.2441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9.521603">
                <text:p>39.521603</text:p>
              </table:table-cell>
              <table:table-cell office:value-type="float" office:value="59.15728">
                <text:p>59.1572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5.90965">
                <text:p>65.90965</text:p>
              </table:table-cell>
              <table:table-cell office:value-type="float" office:value="46.970238">
                <text:p>46.9702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.8675046">
                <text:p>7.8675046</text:p>
              </table:table-cell>
              <table:table-cell office:value-type="float" office:value="51.988926">
                <text:p>51.9889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8.29005">
                <text:p>38.29005</text:p>
              </table:table-cell>
              <table:table-cell office:value-type="float" office:value="53.30943">
                <text:p>53.3094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4.387463">
                <text:p>34.387463</text:p>
              </table:table-cell>
              <table:table-cell office:value-type="float" office:value="59.468357">
                <text:p>59.46835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.2757">
                <text:p>67.2757</text:p>
              </table:table-cell>
              <table:table-cell office:value-type="float" office:value="49.191086">
                <text:p>49.1910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9.681877">
                <text:p>39.681877</text:p>
              </table:table-cell>
              <table:table-cell office:value-type="float" office:value="56.906548">
                <text:p>56.90654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.1896605">
                <text:p>7.1896605</text:p>
              </table:table-cell>
              <table:table-cell office:value-type="float" office:value="57.39611">
                <text:p>57.3961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.378889">
                <text:p>11.378889</text:p>
              </table:table-cell>
              <table:table-cell office:value-type="float" office:value="55.547928">
                <text:p>55.5479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.52564">
                <text:p>5.52564</text:p>
              </table:table-cell>
              <table:table-cell office:value-type="float" office:value="53.830147">
                <text:p>53.83014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0.803856">
                <text:p>20.803856</text:p>
              </table:table-cell>
              <table:table-cell office:value-type="float" office:value="52.442776">
                <text:p>52.4427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0.643173">
                <text:p>50.643173</text:p>
              </table:table-cell>
              <table:table-cell office:value-type="float" office:value="53.146816">
                <text:p>53.14681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.632666">
                <text:p>9.632666</text:p>
              </table:table-cell>
              <table:table-cell office:value-type="float" office:value="55.56545">
                <text:p>55.5654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.1872764">
                <text:p>7.1872764</text:p>
              </table:table-cell>
              <table:table-cell office:value-type="float" office:value="53.367294">
                <text:p>53.36729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.98635">
                <text:p>12.98635</text:p>
              </table:table-cell>
              <table:table-cell office:value-type="float" office:value="60.822784">
                <text:p>60.8227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71.937035">
                <text:p>71.937035</text:p>
              </table:table-cell>
              <table:table-cell office:value-type="float" office:value="48.411423">
                <text:p>48.4114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.318612">
                <text:p>14.318612</text:p>
              </table:table-cell>
              <table:table-cell office:value-type="float" office:value="58.66232">
                <text:p>58.6623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2.8999">
                <text:p>252.8999</text:p>
              </table:table-cell>
              <table:table-cell office:value-type="float" office:value="35.7642">
                <text:p>35.76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.230282">
                <text:p>19.230282</text:p>
              </table:table-cell>
              <table:table-cell office:value-type="float" office:value="53.626923">
                <text:p>53.62692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2960405">
                <text:p>4.2960405</text:p>
              </table:table-cell>
              <table:table-cell office:value-type="float" office:value="45.907757">
                <text:p>45.90775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5.91286">
                <text:p>55.91286</text:p>
              </table:table-cell>
              <table:table-cell office:value-type="float" office:value="55.96642">
                <text:p>55.9664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8.651209">
                <text:p>28.651209</text:p>
              </table:table-cell>
              <table:table-cell office:value-type="float" office:value="51.988384">
                <text:p>51.98838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9.657988">
                <text:p>29.657988</text:p>
              </table:table-cell>
              <table:table-cell office:value-type="float" office:value="62.26836">
                <text:p>62.2683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.42917">
                <text:p>9.42917</text:p>
              </table:table-cell>
              <table:table-cell office:value-type="float" office:value="55.18188">
                <text:p>55.1818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.970039">
                <text:p>5.970039</text:p>
              </table:table-cell>
              <table:table-cell office:value-type="float" office:value="57.45469">
                <text:p>57.454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3.2307">
                <text:p>193.2307</text:p>
              </table:table-cell>
              <table:table-cell office:value-type="float" office:value="35.92755">
                <text:p>35.927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2.536476">
                <text:p>42.536476</text:p>
              </table:table-cell>
              <table:table-cell office:value-type="float" office:value="56.51865">
                <text:p>56.518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.268018">
                <text:p>5.268018</text:p>
              </table:table-cell>
              <table:table-cell office:value-type="float" office:value="52.5251">
                <text:p>52.525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.7634597">
                <text:p>3.7634597</text:p>
              </table:table-cell>
              <table:table-cell office:value-type="float" office:value="54.542377">
                <text:p>54.54237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6.970196">
                <text:p>46.970196</text:p>
              </table:table-cell>
              <table:table-cell office:value-type="float" office:value="45.305813">
                <text:p>45.3058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5.41604">
                <text:p>85.41604</text:p>
              </table:table-cell>
              <table:table-cell office:value-type="float" office:value="52.913307">
                <text:p>52.91330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6.86203">
                <text:p>166.86203</text:p>
              </table:table-cell>
              <table:table-cell office:value-type="float" office:value="43.26856">
                <text:p>43.2685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.587798">
                <text:p>11.587798</text:p>
              </table:table-cell>
              <table:table-cell office:value-type="float" office:value="59.975506">
                <text:p>59.97550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67.00778">
                <text:p>267.00778</text:p>
              </table:table-cell>
              <table:table-cell office:value-type="float" office:value="53.97471">
                <text:p>53.974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14024194">
                <text:p>0.14024194</text:p>
              </table:table-cell>
              <table:table-cell office:value-type="float" office:value="57.079647">
                <text:p>57.07964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.7327867">
                <text:p>7.7327867</text:p>
              </table:table-cell>
              <table:table-cell office:value-type="float" office:value="47.47089">
                <text:p>47.4708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1.35741">
                <text:p>51.35741</text:p>
              </table:table-cell>
              <table:table-cell office:value-type="float" office:value="55.809086">
                <text:p>55.80908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.3094687">
                <text:p>3.3094687</text:p>
              </table:table-cell>
              <table:table-cell office:value-type="float" office:value="53.225693">
                <text:p>53.2256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0.615406">
                <text:p>50.615406</text:p>
              </table:table-cell>
              <table:table-cell office:value-type="float" office:value="50.653824">
                <text:p>50.65382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9.41512">
                <text:p>119.41512</text:p>
              </table:table-cell>
              <table:table-cell office:value-type="float" office:value="61.737286">
                <text:p>61.7372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3362123">
                <text:p>1.3362123</text:p>
              </table:table-cell>
              <table:table-cell office:value-type="float" office:value="61.215336">
                <text:p>61.2153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0396707">
                <text:p>2.0396707</text:p>
              </table:table-cell>
              <table:table-cell office:value-type="float" office:value="56.150795">
                <text:p>56.15079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69.6321">
                <text:p>569.6321</text:p>
              </table:table-cell>
              <table:table-cell office:value-type="float" office:value="47.98744">
                <text:p>47.9874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.4453516">
                <text:p>7.4453516</text:p>
              </table:table-cell>
              <table:table-cell office:value-type="float" office:value="47.004833">
                <text:p>47.0048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.5714345">
                <text:p>7.5714345</text:p>
              </table:table-cell>
              <table:table-cell office:value-type="float" office:value="42.88325">
                <text:p>42.883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.929467">
                <text:p>8.929467</text:p>
              </table:table-cell>
              <table:table-cell office:value-type="float" office:value="52.507618">
                <text:p>52.50761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8.969833">
                <text:p>28.969833</text:p>
              </table:table-cell>
              <table:table-cell office:value-type="float" office:value="54.973038">
                <text:p>54.97303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.925888">
                <text:p>6.925888</text:p>
              </table:table-cell>
              <table:table-cell office:value-type="float" office:value="51.484875">
                <text:p>51.48487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1.1577">
                <text:p>61.1577</text:p>
              </table:table-cell>
              <table:table-cell office:value-type="float" office:value="57.8002">
                <text:p>57.800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.982153">
                <text:p>9.982153</text:p>
              </table:table-cell>
              <table:table-cell office:value-type="float" office:value="67.22871">
                <text:p>67.2287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6.28475">
                <text:p>86.28475</text:p>
              </table:table-cell>
              <table:table-cell office:value-type="float" office:value="49.50141">
                <text:p>49.501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4.508152">
                <text:p>34.508152</text:p>
              </table:table-cell>
              <table:table-cell office:value-type="float" office:value="54.376373">
                <text:p>54.3763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.7107577">
                <text:p>6.7107577</text:p>
              </table:table-cell>
              <table:table-cell office:value-type="float" office:value="58.83062">
                <text:p>58.8306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5.539146">
                <text:p>45.539146</text:p>
              </table:table-cell>
              <table:table-cell office:value-type="float" office:value="41.00215">
                <text:p>41.0021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1.70782">
                <text:p>21.70782</text:p>
              </table:table-cell>
              <table:table-cell office:value-type="float" office:value="58.816864">
                <text:p>58.81686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11.40762">
                <text:p>511.40762</text:p>
              </table:table-cell>
              <table:table-cell office:value-type="float" office:value="45.932068">
                <text:p>45.9320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8351855">
                <text:p>7.8351855</text:p>
              </table:table-cell>
              <table:table-cell office:value-type="float" office:value="55.202618">
                <text:p>55.2026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.538929">
                <text:p>14.538929</text:p>
              </table:table-cell>
              <table:table-cell office:value-type="float" office:value="53.157997">
                <text:p>53.15799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976879">
                <text:p>0.6976879</text:p>
              </table:table-cell>
              <table:table-cell office:value-type="float" office:value="54.597538">
                <text:p>54.59753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.860512">
                <text:p>15.860512</text:p>
              </table:table-cell>
              <table:table-cell office:value-type="float" office:value="60.665943">
                <text:p>60.6659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.8246074">
                <text:p>5.8246074</text:p>
              </table:table-cell>
              <table:table-cell office:value-type="float" office:value="58.253407">
                <text:p>58.2534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7.735743">
                <text:p>17.735743</text:p>
              </table:table-cell>
              <table:table-cell office:value-type="float" office:value="59.953804">
                <text:p>59.95380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2.473076">
                <text:p>62.473076</text:p>
              </table:table-cell>
              <table:table-cell office:value-type="float" office:value="67.26634">
                <text:p>67.2663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001639">
                <text:p>2.001639</text:p>
              </table:table-cell>
              <table:table-cell office:value-type="float" office:value="54.308617">
                <text:p>54.30861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.284191">
                <text:p>16.284191</text:p>
              </table:table-cell>
              <table:table-cell office:value-type="float" office:value="51.949764">
                <text:p>51.9497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4.61348">
                <text:p>94.61348</text:p>
              </table:table-cell>
              <table:table-cell office:value-type="float" office:value="43.9972">
                <text:p>43.99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.451713">
                <text:p>10.451713</text:p>
              </table:table-cell>
              <table:table-cell office:value-type="float" office:value="60.314754">
                <text:p>60.31475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7393042">
                <text:p>1.7393042</text:p>
              </table:table-cell>
              <table:table-cell office:value-type="float" office:value="53.45645">
                <text:p>53.456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0.3717">
                <text:p>50.3717</text:p>
              </table:table-cell>
              <table:table-cell office:value-type="float" office:value="48.13776">
                <text:p>48.1377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5.06619">
                <text:p>75.06619</text:p>
              </table:table-cell>
              <table:table-cell office:value-type="float" office:value="53.586758">
                <text:p>53.58675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5.40665">
                <text:p>45.40665</text:p>
              </table:table-cell>
              <table:table-cell office:value-type="float" office:value="56.21507">
                <text:p>56.215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.514633">
                <text:p>23.514633</text:p>
              </table:table-cell>
              <table:table-cell office:value-type="float" office:value="55.49312">
                <text:p>55.493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.990313">
                <text:p>26.990313</text:p>
              </table:table-cell>
              <table:table-cell office:value-type="float" office:value="49.7718">
                <text:p>49.771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84.37312">
                <text:p>184.37312</text:p>
              </table:table-cell>
              <table:table-cell office:value-type="float" office:value="31.830444">
                <text:p>31.8304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42.9619">
                <text:p>1042.9619</text:p>
              </table:table-cell>
              <table:table-cell office:value-type="float" office:value="26.40649">
                <text:p>26.4064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.962912">
                <text:p>21.962912</text:p>
              </table:table-cell>
              <table:table-cell office:value-type="float" office:value="58.23654">
                <text:p>58.2365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1397169">
                <text:p>3.1397169</text:p>
              </table:table-cell>
              <table:table-cell office:value-type="float" office:value="50.676357">
                <text:p>50.67635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86.94836">
                <text:p>286.94836</text:p>
              </table:table-cell>
              <table:table-cell office:value-type="float" office:value="51.323605">
                <text:p>51.3236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.694113">
                <text:p>8.694113</text:p>
              </table:table-cell>
              <table:table-cell office:value-type="float" office:value="57.406597">
                <text:p>57.40659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.6320887">
                <text:p>5.6320887</text:p>
              </table:table-cell>
              <table:table-cell office:value-type="float" office:value="44.917267">
                <text:p>44.9172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5.982292">
                <text:p>35.982292</text:p>
              </table:table-cell>
              <table:table-cell office:value-type="float" office:value="57.033962">
                <text:p>57.03396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851515">
                <text:p>3.851515</text:p>
              </table:table-cell>
              <table:table-cell office:value-type="float" office:value="50.7326">
                <text:p>50.732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2.29296">
                <text:p>32.29296</text:p>
              </table:table-cell>
              <table:table-cell office:value-type="float" office:value="45.09069">
                <text:p>45.090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.145184">
                <text:p>16.145184</text:p>
              </table:table-cell>
              <table:table-cell office:value-type="float" office:value="58.505306">
                <text:p>58.5053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.619708">
                <text:p>15.619708</text:p>
              </table:table-cell>
              <table:table-cell office:value-type="float" office:value="36.63978">
                <text:p>36.639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3.81255">
                <text:p>93.81255</text:p>
              </table:table-cell>
              <table:table-cell office:value-type="float" office:value="60.0289">
                <text:p>60.028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578923">
                <text:p>4.578923</text:p>
              </table:table-cell>
              <table:table-cell office:value-type="float" office:value="56.636105">
                <text:p>56.63610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.181032">
                <text:p>8.181032</text:p>
              </table:table-cell>
              <table:table-cell office:value-type="float" office:value="49.04132">
                <text:p>49.041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7.087864">
                <text:p>47.087864</text:p>
              </table:table-cell>
              <table:table-cell office:value-type="float" office:value="56.439777">
                <text:p>56.4397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.68662">
                <text:p>21.68662</text:p>
              </table:table-cell>
              <table:table-cell office:value-type="float" office:value="45.92961">
                <text:p>45.9296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26425">
                <text:p>3.26425</text:p>
              </table:table-cell>
              <table:table-cell office:value-type="float" office:value="57.368675">
                <text:p>57.36867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9776473">
                <text:p>0.59776473</text:p>
              </table:table-cell>
              <table:table-cell office:value-type="float" office:value="37.990044">
                <text:p>37.99004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.964117">
                <text:p>6.964117</text:p>
              </table:table-cell>
              <table:table-cell office:value-type="float" office:value="57.679596">
                <text:p>57.6795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0.89123">
                <text:p>20.89123</text:p>
              </table:table-cell>
              <table:table-cell office:value-type="float" office:value="56.810535">
                <text:p>56.8105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2.9942">
                <text:p>262.9942</text:p>
              </table:table-cell>
              <table:table-cell office:value-type="float" office:value="48.507748">
                <text:p>48.50774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7.685234">
                <text:p>17.685234</text:p>
              </table:table-cell>
              <table:table-cell office:value-type="float" office:value="55.170345">
                <text:p>55.17034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9.302961">
                <text:p>19.302961</text:p>
              </table:table-cell>
              <table:table-cell office:value-type="float" office:value="57.875546">
                <text:p>57.8755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.7616158">
                <text:p>7.7616158</text:p>
              </table:table-cell>
              <table:table-cell office:value-type="float" office:value="54.639862">
                <text:p>54.63986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.33991">
                <text:p>9.33991</text:p>
              </table:table-cell>
              <table:table-cell office:value-type="float" office:value="46.23565">
                <text:p>46.235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.682497">
                <text:p>16.682497</text:p>
              </table:table-cell>
              <table:table-cell office:value-type="float" office:value="42.76861">
                <text:p>42.7686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2.877544">
                <text:p>22.877544</text:p>
              </table:table-cell>
              <table:table-cell office:value-type="float" office:value="51.535835">
                <text:p>51.53583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0349355">
                <text:p>4.0349355</text:p>
              </table:table-cell>
              <table:table-cell office:value-type="float" office:value="51.48748">
                <text:p>51.487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35.29333">
                <text:p>735.29333</text:p>
              </table:table-cell>
              <table:table-cell office:value-type="float" office:value="36.15274">
                <text:p>36.1527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.90694">
                <text:p>12.90694</text:p>
              </table:table-cell>
              <table:table-cell office:value-type="float" office:value="48.387413">
                <text:p>48.38741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.8963494">
                <text:p>7.8963494</text:p>
              </table:table-cell>
              <table:table-cell office:value-type="float" office:value="58.612144">
                <text:p>58.61214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2.37108">
                <text:p>32.37108</text:p>
              </table:table-cell>
              <table:table-cell office:value-type="float" office:value="59.266968">
                <text:p>59.26696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935793">
                <text:p>5.935793</text:p>
              </table:table-cell>
              <table:table-cell office:value-type="float" office:value="44.964027">
                <text:p>44.9640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513367">
                <text:p>5.513367</text:p>
              </table:table-cell>
              <table:table-cell office:value-type="float" office:value="57.30422">
                <text:p>57.3042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.75547">
                <text:p>11.75547</text:p>
              </table:table-cell>
              <table:table-cell office:value-type="float" office:value="54.636307">
                <text:p>54.63630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8.924828">
                <text:p>18.924828</text:p>
              </table:table-cell>
              <table:table-cell office:value-type="float" office:value="53.40461">
                <text:p>53.4046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5898736">
                <text:p>1.5898736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631202">
                <text:p>1.631202</text:p>
              </table:table-cell>
              <table:table-cell office:value-type="float" office:value="45.152576">
                <text:p>45.15257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49.53988">
                <text:p>49.539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4046063">
                <text:p>1.4046063</text:p>
              </table:table-cell>
              <table:table-cell office:value-type="float" office:value="39.230423">
                <text:p>39.23042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8792253">
                <text:p>0.8792253</text:p>
              </table:table-cell>
              <table:table-cell office:value-type="float" office:value="60.323326">
                <text:p>60.3233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2.560097">
                <text:p>22.560097</text:p>
              </table:table-cell>
              <table:table-cell office:value-type="float" office:value="53.321354">
                <text:p>53.32135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150598">
                <text:p>4.150598</text:p>
              </table:table-cell>
              <table:table-cell office:value-type="float" office:value="52.746525">
                <text:p>52.7465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.845347">
                <text:p>13.845347</text:p>
              </table:table-cell>
              <table:table-cell office:value-type="float" office:value="54.68491">
                <text:p>54.6849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95452">
                <text:p>3.595452</text:p>
              </table:table-cell>
              <table:table-cell office:value-type="float" office:value="40.568233">
                <text:p>40.56823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0086682">
                <text:p>2.0086682</text:p>
              </table:table-cell>
              <table:table-cell office:value-type="float" office:value="56.21162">
                <text:p>56.2116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.018192">
                <text:p>11.018192</text:p>
              </table:table-cell>
              <table:table-cell office:value-type="float" office:value="62.15106">
                <text:p>62.151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.946623">
                <text:p>27.946623</text:p>
              </table:table-cell>
              <table:table-cell office:value-type="float" office:value="61.361496">
                <text:p>61.36149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.958341">
                <text:p>13.958341</text:p>
              </table:table-cell>
              <table:table-cell office:value-type="float" office:value="58.180443">
                <text:p>58.1804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.771521">
                <text:p>14.771521</text:p>
              </table:table-cell>
              <table:table-cell office:value-type="float" office:value="54.38967">
                <text:p>54.3896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.121952">
                <text:p>11.121952</text:p>
              </table:table-cell>
              <table:table-cell office:value-type="float" office:value="62.279305">
                <text:p>62.27930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.25026">
                <text:p>21.25026</text:p>
              </table:table-cell>
              <table:table-cell office:value-type="float" office:value="38.401505">
                <text:p>38.40150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.6664734">
                <text:p>4.6664734</text:p>
              </table:table-cell>
              <table:table-cell office:value-type="float" office:value="53.68782">
                <text:p>53.6878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.068491">
                <text:p>27.068491</text:p>
              </table:table-cell>
              <table:table-cell office:value-type="float" office:value="45.975597">
                <text:p>45.97559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.4306555">
                <text:p>11.4306555</text:p>
              </table:table-cell>
              <table:table-cell office:value-type="float" office:value="54.70504">
                <text:p>54.7050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020578">
                <text:p>3.020578</text:p>
              </table:table-cell>
              <table:table-cell office:value-type="float" office:value="44.444443">
                <text:p>44.4444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5.30023">
                <text:p>85.30023</text:p>
              </table:table-cell>
              <table:table-cell office:value-type="float" office:value="48.354996">
                <text:p>48.35499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.936101">
                <text:p>9.936101</text:p>
              </table:table-cell>
              <table:table-cell office:value-type="float" office:value="60.789684">
                <text:p>60.78968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.7147875">
                <text:p>8.7147875</text:p>
              </table:table-cell>
              <table:table-cell office:value-type="float" office:value="52.21239">
                <text:p>52.212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.004827">
                <text:p>8.004827</text:p>
              </table:table-cell>
              <table:table-cell office:value-type="float" office:value="50.349392">
                <text:p>50.3493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942436">
                <text:p>7.942436</text:p>
              </table:table-cell>
              <table:table-cell office:value-type="float" office:value="62.071995">
                <text:p>62.0719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.1127043">
                <text:p>6.1127043</text:p>
              </table:table-cell>
              <table:table-cell office:value-type="float" office:value="52.92605">
                <text:p>52.926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.9056935">
                <text:p>5.9056935</text:p>
              </table:table-cell>
              <table:table-cell office:value-type="float" office:value="51.314716">
                <text:p>51.3147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56.6235">
                <text:p>1156.6235</text:p>
              </table:table-cell>
              <table:table-cell office:value-type="float" office:value="31.942518">
                <text:p>31.9425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6430995">
                <text:p>3.6430995</text:p>
              </table:table-cell>
              <table:table-cell office:value-type="float" office:value="51.31165">
                <text:p>51.3116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036175">
                <text:p>7.036175</text:p>
              </table:table-cell>
              <table:table-cell office:value-type="float" office:value="60.30615">
                <text:p>60.3061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.1408625">
                <text:p>6.1408625</text:p>
              </table:table-cell>
              <table:table-cell office:value-type="float" office:value="55.00464">
                <text:p>55.0046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8.078697">
                <text:p>48.078697</text:p>
              </table:table-cell>
              <table:table-cell office:value-type="float" office:value="45.746643">
                <text:p>45.7466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733235">
                <text:p>7.733235</text:p>
              </table:table-cell>
              <table:table-cell office:value-type="float" office:value="59.095688">
                <text:p>59.0956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842154">
                <text:p>3.5842154</text:p>
              </table:table-cell>
              <table:table-cell office:value-type="float" office:value="61.398132">
                <text:p>61.3981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6.53262">
                <text:p>136.53262</text:p>
              </table:table-cell>
              <table:table-cell office:value-type="float" office:value="57.572643">
                <text:p>57.57264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5.9748">
                <text:p>75.9748</text:p>
              </table:table-cell>
              <table:table-cell office:value-type="float" office:value="61.27847">
                <text:p>61.2784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.805708">
                <text:p>9.805708</text:p>
              </table:table-cell>
              <table:table-cell office:value-type="float" office:value="61.67696">
                <text:p>61.6769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.264671">
                <text:p>11.264671</text:p>
              </table:table-cell>
              <table:table-cell office:value-type="float" office:value="34.847874">
                <text:p>34.84787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1.873753">
                <text:p>41.873753</text:p>
              </table:table-cell>
              <table:table-cell office:value-type="float" office:value="56.179554">
                <text:p>56.17955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.647976">
                <text:p>32.647976</text:p>
              </table:table-cell>
              <table:table-cell office:value-type="float" office:value="53.216187">
                <text:p>53.21618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.5288196">
                <text:p>6.5288196</text:p>
              </table:table-cell>
              <table:table-cell office:value-type="float" office:value="50.217865">
                <text:p>50.2178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.015734">
                <text:p>5.015734</text:p>
              </table:table-cell>
              <table:table-cell office:value-type="float" office:value="44.968994">
                <text:p>44.9689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.811628">
                <text:p>9.811628</text:p>
              </table:table-cell>
              <table:table-cell office:value-type="float" office:value="58.23366">
                <text:p>58.2336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3350616">
                <text:p>2.3350616</text:p>
              </table:table-cell>
              <table:table-cell office:value-type="float" office:value="47.72475">
                <text:p>47.7247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.215936">
                <text:p>15.215936</text:p>
              </table:table-cell>
              <table:table-cell office:value-type="float" office:value="52.76518">
                <text:p>52.7651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.842405">
                <text:p>9.842405</text:p>
              </table:table-cell>
              <table:table-cell office:value-type="float" office:value="62.441597">
                <text:p>62.44159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.066963">
                <text:p>17.066963</text:p>
              </table:table-cell>
              <table:table-cell office:value-type="float" office:value="53.93211">
                <text:p>53.932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18.13676">
                <text:p>218.13676</text:p>
              </table:table-cell>
              <table:table-cell office:value-type="float" office:value="49.61748">
                <text:p>49.617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.8517475">
                <text:p>9.8517475</text:p>
              </table:table-cell>
              <table:table-cell office:value-type="float" office:value="50.229496">
                <text:p>50.22949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3753133">
                <text:p>3.3753133</text:p>
              </table:table-cell>
              <table:table-cell office:value-type="float" office:value="59.961807">
                <text:p>59.96180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0.909222">
                <text:p>30.909222</text:p>
              </table:table-cell>
              <table:table-cell office:value-type="float" office:value="43.386242">
                <text:p>43.3862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7.67495">
                <text:p>67.67495</text:p>
              </table:table-cell>
              <table:table-cell office:value-type="float" office:value="60.931164">
                <text:p>60.9311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.2819586">
                <text:p>5.2819586</text:p>
              </table:table-cell>
              <table:table-cell office:value-type="float" office:value="53.23468">
                <text:p>53.2346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5.631304">
                <text:p>25.631304</text:p>
              </table:table-cell>
              <table:table-cell office:value-type="float" office:value="40.927555">
                <text:p>40.9275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5.707226">
                <text:p>35.707226</text:p>
              </table:table-cell>
              <table:table-cell office:value-type="float" office:value="76.174355">
                <text:p>76.1743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9139714">
                <text:p>6.9139714</text:p>
              </table:table-cell>
              <table:table-cell office:value-type="float" office:value="57.71909">
                <text:p>57.719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.240427">
                <text:p>10.240427</text:p>
              </table:table-cell>
              <table:table-cell office:value-type="float" office:value="56.930946">
                <text:p>56.93094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.239363">
                <text:p>8.239363</text:p>
              </table:table-cell>
              <table:table-cell office:value-type="float" office:value="50.04931">
                <text:p>50.049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.522299">
                <text:p>14.522299</text:p>
              </table:table-cell>
              <table:table-cell office:value-type="float" office:value="30.783398">
                <text:p>30.7833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.816056">
                <text:p>9.816056</text:p>
              </table:table-cell>
              <table:table-cell office:value-type="float" office:value="63.77395">
                <text:p>63.773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.4372654">
                <text:p>6.4372654</text:p>
              </table:table-cell>
              <table:table-cell office:value-type="float" office:value="66.51523">
                <text:p>66.515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.32895">
                <text:p>13.32895</text:p>
              </table:table-cell>
              <table:table-cell office:value-type="float" office:value="47.9175">
                <text:p>47.91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.8663726">
                <text:p>7.8663726</text:p>
              </table:table-cell>
              <table:table-cell office:value-type="float" office:value="66.37841">
                <text:p>66.378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373703">
                <text:p>7.373703</text:p>
              </table:table-cell>
              <table:table-cell office:value-type="float" office:value="11.60084">
                <text:p>11.6008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.331637">
                <text:p>9.331637</text:p>
              </table:table-cell>
              <table:table-cell office:value-type="float" office:value="62.09564">
                <text:p>62.095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9.103704">
                <text:p>19.103704</text:p>
              </table:table-cell>
              <table:table-cell office:value-type="float" office:value="38.926525">
                <text:p>38.92652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7.309694">
                <text:p>17.309694</text:p>
              </table:table-cell>
              <table:table-cell office:value-type="float" office:value="24.7479">
                <text:p>24.747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.571097">
                <text:p>14.571097</text:p>
              </table:table-cell>
              <table:table-cell office:value-type="float" office:value="44.24313">
                <text:p>44.2431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.258446">
                <text:p>18.258446</text:p>
              </table:table-cell>
              <table:table-cell office:value-type="float" office:value="58.158997">
                <text:p>58.15899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5.671974">
                <text:p>125.671974</text:p>
              </table:table-cell>
              <table:table-cell office:value-type="float" office:value="66.898605">
                <text:p>66.8986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1.653122">
                <text:p>61.653122</text:p>
              </table:table-cell>
              <table:table-cell office:value-type="float" office:value="55.945">
                <text:p>55.94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.5368547">
                <text:p>5.5368547</text:p>
              </table:table-cell>
              <table:table-cell office:value-type="float" office:value="61.323963">
                <text:p>61.3239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.092554">
                <text:p>18.092554</text:p>
              </table:table-cell>
              <table:table-cell office:value-type="float" office:value="86.06904">
                <text:p>86.0690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.7263393">
                <text:p>7.7263393</text:p>
              </table:table-cell>
              <table:table-cell office:value-type="float" office:value="77.36204">
                <text:p>77.362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.820976">
                <text:p>18.820976</text:p>
              </table:table-cell>
              <table:table-cell office:value-type="float" office:value="53.113064">
                <text:p>53.1130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0.734568">
                <text:p>30.734568</text:p>
              </table:table-cell>
              <table:table-cell office:value-type="float" office:value="76.82519">
                <text:p>76.825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4.30963">
                <text:p>74.30963</text:p>
              </table:table-cell>
              <table:table-cell office:value-type="float" office:value="63.470634">
                <text:p>63.47063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8.10728">
                <text:p>108.10728</text:p>
              </table:table-cell>
              <table:table-cell office:value-type="float" office:value="27.278728">
                <text:p>27.2787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.66064">
                <text:p>9.66064</text:p>
              </table:table-cell>
              <table:table-cell office:value-type="float" office:value="15.723349">
                <text:p>15.72334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361665">
                <text:p>8.361665</text:p>
              </table:table-cell>
              <table:table-cell office:value-type="float" office:value="23.925694">
                <text:p>23.92569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2257212">
                <text:p>1.2257212</text:p>
              </table:table-cell>
              <table:table-cell office:value-type="float" office:value="38.668373">
                <text:p>38.66837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.736097">
                <text:p>16.736097</text:p>
              </table:table-cell>
              <table:table-cell office:value-type="float" office:value="81.2412">
                <text:p>81.241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1.69919">
                <text:p>51.69919</text:p>
              </table:table-cell>
              <table:table-cell office:value-type="float" office:value="68.28017">
                <text:p>68.2801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.684491">
                <text:p>9.684491</text:p>
              </table:table-cell>
              <table:table-cell office:value-type="float" office:value="45.134552">
                <text:p>45.13455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37.333538">
                <text:p>37.3335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.6574593">
                <text:p>5.6574593</text:p>
              </table:table-cell>
              <table:table-cell office:value-type="float" office:value="10.941863">
                <text:p>10.9418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7.44474">
                <text:p>37.44474</text:p>
              </table:table-cell>
              <table:table-cell office:value-type="float" office:value="69.28915">
                <text:p>69.2891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2443447">
                <text:p>5.2443447</text:p>
              </table:table-cell>
              <table:table-cell office:value-type="float" office:value="35.58075">
                <text:p>35.580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7.01919">
                <text:p>27.01919</text:p>
              </table:table-cell>
              <table:table-cell office:value-type="float" office:value="57.925312">
                <text:p>57.92531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.291317">
                <text:p>43.291317</text:p>
              </table:table-cell>
              <table:table-cell office:value-type="float" office:value="77.622284">
                <text:p>77.6222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3.30824">
                <text:p>43.30824</text:p>
              </table:table-cell>
              <table:table-cell office:value-type="float" office:value="57.809372">
                <text:p>57.8093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.427207">
                <text:p>11.427207</text:p>
              </table:table-cell>
              <table:table-cell office:value-type="float" office:value="63.43363">
                <text:p>63.4336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.718648">
                <text:p>15.718648</text:p>
              </table:table-cell>
              <table:table-cell office:value-type="float" office:value="54.339">
                <text:p>54.3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0.78284">
                <text:p>70.78284</text:p>
              </table:table-cell>
              <table:table-cell office:value-type="float" office:value="64.62831">
                <text:p>64.6283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.574911">
                <text:p>20.574911</text:p>
              </table:table-cell>
              <table:table-cell office:value-type="float" office:value="26.997747">
                <text:p>26.99774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2.896254">
                <text:p>22.896254</text:p>
              </table:table-cell>
              <table:table-cell office:value-type="float" office:value="65.66985">
                <text:p>65.669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4.75942">
                <text:p>44.75942</text:p>
              </table:table-cell>
              <table:table-cell office:value-type="float" office:value="50.74071">
                <text:p>50.7407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9.72132">
                <text:p>49.72132</text:p>
              </table:table-cell>
              <table:table-cell office:value-type="float" office:value="57.906925">
                <text:p>57.90692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9.047003">
                <text:p>19.047003</text:p>
              </table:table-cell>
              <table:table-cell office:value-type="float" office:value="64.99863">
                <text:p>64.9986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.188791">
                <text:p>20.188791</text:p>
              </table:table-cell>
              <table:table-cell office:value-type="float" office:value="40.21217">
                <text:p>40.2121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.454884">
                <text:p>18.454884</text:p>
              </table:table-cell>
              <table:table-cell office:value-type="float" office:value="58.02054">
                <text:p>58.0205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.340534">
                <text:p>10.340534</text:p>
              </table:table-cell>
              <table:table-cell office:value-type="float" office:value="53.111946">
                <text:p>53.1119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.021286">
                <text:p>20.021286</text:p>
              </table:table-cell>
              <table:table-cell office:value-type="float" office:value="71.94964">
                <text:p>71.949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.452868">
                <text:p>14.452868</text:p>
              </table:table-cell>
              <table:table-cell office:value-type="float" office:value="65.81644">
                <text:p>65.8164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.352484">
                <text:p>6.352484</text:p>
              </table:table-cell>
              <table:table-cell office:value-type="float" office:value="21.216974">
                <text:p>21.2169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.84541">
                <text:p>39.84541</text:p>
              </table:table-cell>
              <table:table-cell office:value-type="float" office:value="49.041756">
                <text:p>49.04175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9.008823">
                <text:p>19.008823</text:p>
              </table:table-cell>
              <table:table-cell office:value-type="float" office:value="45.660763">
                <text:p>45.66076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6.316584">
                <text:p>26.316584</text:p>
              </table:table-cell>
              <table:table-cell office:value-type="float" office:value="80.59443">
                <text:p>80.594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.2806993">
                <text:p>7.2806993</text:p>
              </table:table-cell>
              <table:table-cell office:value-type="float" office:value="73.01475">
                <text:p>73.014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7.9545">
                <text:p>37.9545</text:p>
              </table:table-cell>
              <table:table-cell office:value-type="float" office:value="46.18855">
                <text:p>46.1885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3.1222">
                <text:p>23.1222</text:p>
              </table:table-cell>
              <table:table-cell office:value-type="float" office:value="77.14966">
                <text:p>77.149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.280664">
                <text:p>23.280664</text:p>
              </table:table-cell>
              <table:table-cell office:value-type="float" office:value="71.522446">
                <text:p>71.52244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.7943187">
                <text:p>7.7943187</text:p>
              </table:table-cell>
              <table:table-cell office:value-type="float" office:value="28.231722">
                <text:p>28.2317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8.04643">
                <text:p>68.04643</text:p>
              </table:table-cell>
              <table:table-cell office:value-type="float" office:value="76.25241">
                <text:p>76.252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.934128">
                <text:p>17.934128</text:p>
              </table:table-cell>
              <table:table-cell office:value-type="float" office:value="54.541992">
                <text:p>54.54199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330557">
                <text:p>4.330557</text:p>
              </table:table-cell>
              <table:table-cell office:value-type="float" office:value="30.053429">
                <text:p>30.05342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.965837">
                <text:p>17.965837</text:p>
              </table:table-cell>
              <table:table-cell office:value-type="float" office:value="61.117973">
                <text:p>61.11797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.978649">
                <text:p>9.978649</text:p>
              </table:table-cell>
              <table:table-cell office:value-type="float" office:value="75.34878">
                <text:p>75.3487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.421679">
                <text:p>15.421679</text:p>
              </table:table-cell>
              <table:table-cell office:value-type="float" office:value="73.29562">
                <text:p>73.2956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.063854">
                <text:p>16.063854</text:p>
              </table:table-cell>
              <table:table-cell office:value-type="float" office:value="26.679516">
                <text:p>26.67951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.092943">
                <text:p>9.092943</text:p>
              </table:table-cell>
              <table:table-cell office:value-type="float" office:value="39.25293">
                <text:p>39.2529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7.227247">
                <text:p>27.227247</text:p>
              </table:table-cell>
              <table:table-cell office:value-type="float" office:value="59.316605">
                <text:p>59.31660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.660484">
                <text:p>18.660484</text:p>
              </table:table-cell>
              <table:table-cell office:value-type="float" office:value="74.61426">
                <text:p>74.6142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.995436">
                <text:p>16.995436</text:p>
              </table:table-cell>
              <table:table-cell office:value-type="float" office:value="78.9029">
                <text:p>78.90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.635524">
                <text:p>8.635524</text:p>
              </table:table-cell>
              <table:table-cell office:value-type="float" office:value="20.457764">
                <text:p>20.4577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5.147566">
                <text:p>25.147566</text:p>
              </table:table-cell>
              <table:table-cell office:value-type="float" office:value="75.771484">
                <text:p>75.7714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.742603">
                <text:p>14.742603</text:p>
              </table:table-cell>
              <table:table-cell office:value-type="float" office:value="54.230873">
                <text:p>54.23087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0.440943">
                <text:p>30.440943</text:p>
              </table:table-cell>
              <table:table-cell office:value-type="float" office:value="48.680595">
                <text:p>48.68059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5.900808">
                <text:p>25.900808</text:p>
              </table:table-cell>
              <table:table-cell office:value-type="float" office:value="28.549654">
                <text:p>28.5496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.858411">
                <text:p>9.858411</text:p>
              </table:table-cell>
              <table:table-cell office:value-type="float" office:value="59.63123">
                <text:p>59.6312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.401542">
                <text:p>9.401542</text:p>
              </table:table-cell>
              <table:table-cell office:value-type="float" office:value="77.216515">
                <text:p>77.21651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.5305767">
                <text:p>5.5305767</text:p>
              </table:table-cell>
              <table:table-cell office:value-type="float" office:value="30.249111">
                <text:p>30.24911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2.148293">
                <text:p>12.148293</text:p>
              </table:table-cell>
              <table:table-cell office:value-type="float" office:value="53.03998">
                <text:p>53.0399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.877195">
                <text:p>9.877195</text:p>
              </table:table-cell>
              <table:table-cell office:value-type="float" office:value="52.217773">
                <text:p>52.21777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.583479">
                <text:p>11.583479</text:p>
              </table:table-cell>
              <table:table-cell office:value-type="float" office:value="42.300556">
                <text:p>42.30055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.365776">
                <text:p>17.365776</text:p>
              </table:table-cell>
              <table:table-cell office:value-type="float" office:value="57.247112">
                <text:p>57.2471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.388296">
                <text:p>15.388296</text:p>
              </table:table-cell>
              <table:table-cell office:value-type="float" office:value="67.3205">
                <text:p>67.320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9916046">
                <text:p>3.9916046</text:p>
              </table:table-cell>
              <table:table-cell office:value-type="float" office:value="71.55756">
                <text:p>71.5575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.118486">
                <text:p>14.118486</text:p>
              </table:table-cell>
              <table:table-cell office:value-type="float" office:value="63.615795">
                <text:p>63.61579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7.356537">
                <text:p>17.356537</text:p>
              </table:table-cell>
              <table:table-cell office:value-type="float" office:value="72.83502">
                <text:p>72.8350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.014368">
                <text:p>8.014368</text:p>
              </table:table-cell>
              <table:table-cell office:value-type="float" office:value="78.186966">
                <text:p>78.18696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.7356534">
                <text:p>7.7356534</text:p>
              </table:table-cell>
              <table:table-cell office:value-type="float" office:value="66.253136">
                <text:p>66.25313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.810692">
                <text:p>9.810692</text:p>
              </table:table-cell>
              <table:table-cell office:value-type="float" office:value="67.47832">
                <text:p>67.4783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.672926">
                <text:p>7.672926</text:p>
              </table:table-cell>
              <table:table-cell office:value-type="float" office:value="77.143394">
                <text:p>77.14339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1.185486">
                <text:p>91.185486</text:p>
              </table:table-cell>
              <table:table-cell office:value-type="float" office:value="48.4188">
                <text:p>48.41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2.850075">
                <text:p>82.850075</text:p>
              </table:table-cell>
              <table:table-cell office:value-type="float" office:value="54.47539">
                <text:p>54.4753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3.646133">
                <text:p>23.646133</text:p>
              </table:table-cell>
              <table:table-cell office:value-type="float" office:value="73.734276">
                <text:p>73.73427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.449456">
                <text:p>8.449456</text:p>
              </table:table-cell>
              <table:table-cell office:value-type="float" office:value="67.475845">
                <text:p>67.47584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0.239594">
                <text:p>20.239594</text:p>
              </table:table-cell>
              <table:table-cell office:value-type="float" office:value="65.92185">
                <text:p>65.9218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.969917">
                <text:p>23.969917</text:p>
              </table:table-cell>
              <table:table-cell office:value-type="float" office:value="70.02831">
                <text:p>70.0283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9.991005">
                <text:p>49.991005</text:p>
              </table:table-cell>
              <table:table-cell office:value-type="float" office:value="72.2929">
                <text:p>72.292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.1117287">
                <text:p>5.1117287</text:p>
              </table:table-cell>
              <table:table-cell office:value-type="float" office:value="72.692856">
                <text:p>72.69285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776592">
                <text:p>4.776592</text:p>
              </table:table-cell>
              <table:table-cell office:value-type="float" office:value="72.40117">
                <text:p>72.4011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4.777077">
                <text:p>54.777077</text:p>
              </table:table-cell>
              <table:table-cell office:value-type="float" office:value="64.45909">
                <text:p>64.459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.831752">
                <text:p>10.831752</text:p>
              </table:table-cell>
              <table:table-cell office:value-type="float" office:value="74.01455">
                <text:p>74.014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9414597">
                <text:p>3.9414597</text:p>
              </table:table-cell>
              <table:table-cell office:value-type="float" office:value="64.20743">
                <text:p>64.2074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3.300583">
                <text:p>53.300583</text:p>
              </table:table-cell>
              <table:table-cell office:value-type="float" office:value="73.68407">
                <text:p>73.6840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.384315">
                <text:p>5.384315</text:p>
              </table:table-cell>
              <table:table-cell office:value-type="float" office:value="55.306904">
                <text:p>55.3069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10.21893">
                <text:p>210.21893</text:p>
              </table:table-cell>
              <table:table-cell office:value-type="float" office:value="54.295277">
                <text:p>54.29527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8.937262">
                <text:p>18.937262</text:p>
              </table:table-cell>
              <table:table-cell office:value-type="float" office:value="61.57055">
                <text:p>61.570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.659386">
                <text:p>73.659386</text:p>
              </table:table-cell>
              <table:table-cell office:value-type="float" office:value="67.10696">
                <text:p>67.1069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.926493">
                <text:p>11.926493</text:p>
              </table:table-cell>
              <table:table-cell office:value-type="float" office:value="66.390434">
                <text:p>66.39043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.784965">
                <text:p>12.784965</text:p>
              </table:table-cell>
              <table:table-cell office:value-type="float" office:value="68.556206">
                <text:p>68.55620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.0028963">
                <text:p>6.0028963</text:p>
              </table:table-cell>
              <table:table-cell office:value-type="float" office:value="75.508606">
                <text:p>75.50860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.916549">
                <text:p>11.916549</text:p>
              </table:table-cell>
              <table:table-cell office:value-type="float" office:value="70.17149">
                <text:p>70.1714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.734533">
                <text:p>5.734533</text:p>
              </table:table-cell>
              <table:table-cell office:value-type="float" office:value="66.99941">
                <text:p>66.9994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.680949">
                <text:p>11.680949</text:p>
              </table:table-cell>
              <table:table-cell office:value-type="float" office:value="71.90588">
                <text:p>71.9058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.023254">
                <text:p>8.023254</text:p>
              </table:table-cell>
              <table:table-cell office:value-type="float" office:value="75.49474">
                <text:p>75.494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.459039">
                <text:p>6.459039</text:p>
              </table:table-cell>
              <table:table-cell office:value-type="float" office:value="73.120476">
                <text:p>73.12047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2.525919">
                <text:p>22.525919</text:p>
              </table:table-cell>
              <table:table-cell office:value-type="float" office:value="65.32812">
                <text:p>65.3281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2.111675">
                <text:p>42.111675</text:p>
              </table:table-cell>
              <table:table-cell office:value-type="float" office:value="64.2401">
                <text:p>64.24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.185218">
                <text:p>11.185218</text:p>
              </table:table-cell>
              <table:table-cell office:value-type="float" office:value="69.98856">
                <text:p>69.9885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.285362">
                <text:p>5.285362</text:p>
              </table:table-cell>
              <table:table-cell office:value-type="float" office:value="67.94389">
                <text:p>67.943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6.83093">
                <text:p>156.83093</text:p>
              </table:table-cell>
              <table:table-cell office:value-type="float" office:value="62.470306">
                <text:p>62.47030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.054008">
                <text:p>9.054008</text:p>
              </table:table-cell>
              <table:table-cell office:value-type="float" office:value="71.42857">
                <text:p>71.4285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759799">
                <text:p>4.759799</text:p>
              </table:table-cell>
              <table:table-cell office:value-type="float" office:value="72.72727">
                <text:p>72.7272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.727392">
                <text:p>11.727392</text:p>
              </table:table-cell>
              <table:table-cell office:value-type="float" office:value="63.34791">
                <text:p>63.3479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.034041">
                <text:p>9.034041</text:p>
              </table:table-cell>
              <table:table-cell office:value-type="float" office:value="62.062172">
                <text:p>62.0621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0363727">
                <text:p>4.0363727</text:p>
              </table:table-cell>
              <table:table-cell office:value-type="float" office:value="75.79086">
                <text:p>75.7908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.309538">
                <text:p>8.309538</text:p>
              </table:table-cell>
              <table:table-cell office:value-type="float" office:value="63.62484">
                <text:p>63.6248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.874079">
                <text:p>16.874079</text:p>
              </table:table-cell>
              <table:table-cell office:value-type="float" office:value="72.43002">
                <text:p>72.4300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.405887">
                <text:p>7.405887</text:p>
              </table:table-cell>
              <table:table-cell office:value-type="float" office:value="57.434326">
                <text:p>57.43432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23.05328">
                <text:p>423.05328</text:p>
              </table:table-cell>
              <table:table-cell office:value-type="float" office:value="40.36246">
                <text:p>40.3624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0.92835">
                <text:p>70.92835</text:p>
              </table:table-cell>
              <table:table-cell office:value-type="float" office:value="70.991776">
                <text:p>70.99177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27.3765">
                <text:p>127.3765</text:p>
              </table:table-cell>
              <table:table-cell office:value-type="float" office:value="56.490795">
                <text:p>56.49079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.432434">
                <text:p>24.432434</text:p>
              </table:table-cell>
              <table:table-cell office:value-type="float" office:value="62.466316">
                <text:p>62.46631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.1436486">
                <text:p>3.1436486</text:p>
              </table:table-cell>
              <table:table-cell office:value-type="float" office:value="63.32107">
                <text:p>63.3210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72.76236">
                <text:p>72.7623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.184864">
                <text:p>20.184864</text:p>
              </table:table-cell>
              <table:table-cell office:value-type="float" office:value="63.43042">
                <text:p>63.4304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.30995">
                <text:p>24.30995</text:p>
              </table:table-cell>
              <table:table-cell office:value-type="float" office:value="73.98743">
                <text:p>73.9874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.7023973">
                <text:p>7.7023973</text:p>
              </table:table-cell>
              <table:table-cell office:value-type="float" office:value="63.981834">
                <text:p>63.98183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1.784653">
                <text:p>31.784653</text:p>
              </table:table-cell>
              <table:table-cell office:value-type="float" office:value="64.95037">
                <text:p>64.9503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.9222445">
                <text:p>7.9222445</text:p>
              </table:table-cell>
              <table:table-cell office:value-type="float" office:value="62.12234">
                <text:p>62.1223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.903439">
                <text:p>10.903439</text:p>
              </table:table-cell>
              <table:table-cell office:value-type="float" office:value="67.76049">
                <text:p>67.7604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.4076524">
                <text:p>7.4076524</text:p>
              </table:table-cell>
              <table:table-cell office:value-type="float" office:value="67.05664">
                <text:p>67.0566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.452525">
                <text:p>9.452525</text:p>
              </table:table-cell>
              <table:table-cell office:value-type="float" office:value="67.01973">
                <text:p>67.0197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.6977797">
                <text:p>6.6977797</text:p>
              </table:table-cell>
              <table:table-cell office:value-type="float" office:value="70.900536">
                <text:p>70.90053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5.013159">
                <text:p>25.013159</text:p>
              </table:table-cell>
              <table:table-cell office:value-type="float" office:value="66.270905">
                <text:p>66.27090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.503006">
                <text:p>16.503006</text:p>
              </table:table-cell>
              <table:table-cell office:value-type="float" office:value="74.783295">
                <text:p>74.78329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.2067695">
                <text:p>3.2067695</text:p>
              </table:table-cell>
              <table:table-cell office:value-type="float" office:value="78.047264">
                <text:p>78.04726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.905478">
                <text:p>15.905478</text:p>
              </table:table-cell>
              <table:table-cell office:value-type="float" office:value="75.33954">
                <text:p>75.3395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2.946571">
                <text:p>12.946571</text:p>
              </table:table-cell>
              <table:table-cell office:value-type="float" office:value="61.73501">
                <text:p>61.7350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4.394514">
                <text:p>14.394514</text:p>
              </table:table-cell>
              <table:table-cell office:value-type="float" office:value="74.520676">
                <text:p>74.5206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.073498">
                <text:p>5.073498</text:p>
              </table:table-cell>
              <table:table-cell office:value-type="float" office:value="64.71479">
                <text:p>64.7147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.757369">
                <text:p>8.757369</text:p>
              </table:table-cell>
              <table:table-cell office:value-type="float" office:value="66.78161">
                <text:p>66.781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.926248">
                <text:p>12.926248</text:p>
              </table:table-cell>
              <table:table-cell office:value-type="float" office:value="67.39948">
                <text:p>67.3994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.471223">
                <text:p>10.471223</text:p>
              </table:table-cell>
              <table:table-cell office:value-type="float" office:value="60.35503">
                <text:p>60.3550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5.779415">
                <text:p>35.779415</text:p>
              </table:table-cell>
              <table:table-cell office:value-type="float" office:value="73.88636">
                <text:p>73.886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.282719">
                <text:p>10.282719</text:p>
              </table:table-cell>
              <table:table-cell office:value-type="float" office:value="63.81061">
                <text:p>63.8106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.3259673">
                <text:p>5.3259673</text:p>
              </table:table-cell>
              <table:table-cell office:value-type="float" office:value="67.03833">
                <text:p>67.038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.741781">
                <text:p>8.741781</text:p>
              </table:table-cell>
              <table:table-cell office:value-type="float" office:value="78.35931">
                <text:p>78.359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.9784164">
                <text:p>4.9784164</text:p>
              </table:table-cell>
              <table:table-cell office:value-type="float" office:value="70.95139">
                <text:p>70.9513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.765447">
                <text:p>13.765447</text:p>
              </table:table-cell>
              <table:table-cell office:value-type="float" office:value="57.379925">
                <text:p>57.37992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.123397">
                <text:p>15.123397</text:p>
              </table:table-cell>
              <table:table-cell office:value-type="float" office:value="72.18897">
                <text:p>72.1889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3.788057">
                <text:p>23.788057</text:p>
              </table:table-cell>
              <table:table-cell office:value-type="float" office:value="64.747345">
                <text:p>64.74734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5.930714">
                <text:p>25.930714</text:p>
              </table:table-cell>
              <table:table-cell office:value-type="float" office:value="67.22627">
                <text:p>67.2262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.427576">
                <text:p>10.427576</text:p>
              </table:table-cell>
              <table:table-cell office:value-type="float" office:value="63.937405">
                <text:p>63.93740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1.13209">
                <text:p>81.13209</text:p>
              </table:table-cell>
              <table:table-cell office:value-type="float" office:value="57.196125">
                <text:p>57.19612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8.71379">
                <text:p>18.71379</text:p>
              </table:table-cell>
              <table:table-cell office:value-type="float" office:value="72.101">
                <text:p>72.10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7.008347">
                <text:p>37.008347</text:p>
              </table:table-cell>
              <table:table-cell office:value-type="float" office:value="68.407196">
                <text:p>68.40719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.6924732">
                <text:p>3.6924732</text:p>
              </table:table-cell>
              <table:table-cell office:value-type="float" office:value="74.02655">
                <text:p>74.0265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.127291">
                <text:p>8.127291</text:p>
              </table:table-cell>
              <table:table-cell office:value-type="float" office:value="65.049324">
                <text:p>65.0493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0.114498">
                <text:p>20.114498</text:p>
              </table:table-cell>
              <table:table-cell office:value-type="float" office:value="68.74613">
                <text:p>68.7461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.781085">
                <text:p>15.781085</text:p>
              </table:table-cell>
              <table:table-cell office:value-type="float" office:value="57.6522">
                <text:p>57.652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.1775162">
                <text:p>3.1775162</text:p>
              </table:table-cell>
              <table:table-cell office:value-type="float" office:value="62.524334">
                <text:p>62.52433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62865">
                <text:p>8.62865</text:p>
              </table:table-cell>
              <table:table-cell office:value-type="float" office:value="72.83518">
                <text:p>72.835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.807155">
                <text:p>11.807155</text:p>
              </table:table-cell>
              <table:table-cell office:value-type="float" office:value="57.380924">
                <text:p>57.38092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.567142">
                <text:p>5.567142</text:p>
              </table:table-cell>
              <table:table-cell office:value-type="float" office:value="62.747192">
                <text:p>62.74719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.255919">
                <text:p>4.255919</text:p>
              </table:table-cell>
              <table:table-cell office:value-type="float" office:value="65.96082">
                <text:p>65.9608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5.544964">
                <text:p>35.544964</text:p>
              </table:table-cell>
              <table:table-cell office:value-type="float" office:value="69.411766">
                <text:p>69.41176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.2464883">
                <text:p>3.2464883</text:p>
              </table:table-cell>
              <table:table-cell office:value-type="float" office:value="63.483147">
                <text:p>63.4831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.903959">
                <text:p>4.903959</text:p>
              </table:table-cell>
              <table:table-cell office:value-type="float" office:value="69.37222">
                <text:p>69.3722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35.9169">
                <text:p>235.9169</text:p>
              </table:table-cell>
              <table:table-cell office:value-type="float" office:value="60.665096">
                <text:p>60.66509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.4065304">
                <text:p>5.4065304</text:p>
              </table:table-cell>
              <table:table-cell office:value-type="float" office:value="67.403435">
                <text:p>67.40343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5.947224">
                <text:p>55.947224</text:p>
              </table:table-cell>
              <table:table-cell office:value-type="float" office:value="59.986416">
                <text:p>59.98641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6.239561">
                <text:p>16.23956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43.083443">
                <text:p>43.0834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3.757829">
                <text:p>13.757829</text:p>
              </table:table-cell>
              <table:table-cell office:value-type="float" office:value="51.537876">
                <text:p>51.53787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3.981183">
                <text:p>13.981183</text:p>
              </table:table-cell>
              <table:table-cell office:value-type="float" office:value="75.07313">
                <text:p>75.0731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4.335012">
                <text:p>24.335012</text:p>
              </table:table-cell>
              <table:table-cell office:value-type="float" office:value="75.031845">
                <text:p>75.03184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.9861636">
                <text:p>3.9861636</text:p>
              </table:table-cell>
              <table:table-cell office:value-type="float" office:value="63.939636">
                <text:p>63.93963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0.779043">
                <text:p>30.779043</text:p>
              </table:table-cell>
              <table:table-cell office:value-type="float" office:value="74.20543">
                <text:p>74.2054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.531253">
                <text:p>8.531253</text:p>
              </table:table-cell>
              <table:table-cell office:value-type="float" office:value="72.62847">
                <text:p>72.6284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.744812">
                <text:p>9.744812</text:p>
              </table:table-cell>
              <table:table-cell office:value-type="float" office:value="69.049904">
                <text:p>69.04990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8.699379">
                <text:p>28.699379</text:p>
              </table:table-cell>
              <table:table-cell office:value-type="float" office:value="63.678753">
                <text:p>63.67875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.764172">
                <text:p>12.764172</text:p>
              </table:table-cell>
              <table:table-cell office:value-type="float" office:value="59.548157">
                <text:p>59.54815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.7473097">
                <text:p>6.7473097</text:p>
              </table:table-cell>
              <table:table-cell office:value-type="float" office:value="67.66649">
                <text:p>67.6664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3.583431">
                <text:p>23.583431</text:p>
              </table:table-cell>
              <table:table-cell office:value-type="float" office:value="70.831955">
                <text:p>70.8319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.122077">
                <text:p>3.122077</text:p>
              </table:table-cell>
              <table:table-cell office:value-type="float" office:value="66.06965">
                <text:p>66.069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.65936">
                <text:p>10.65936</text:p>
              </table:table-cell>
              <table:table-cell office:value-type="float" office:value="74.91007">
                <text:p>74.910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6413786">
                <text:p>0.6413786</text:p>
              </table:table-cell>
              <table:table-cell office:value-type="float" office:value="70.70465">
                <text:p>70.7046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9950888">
                <text:p>0.9950888</text:p>
              </table:table-cell>
              <table:table-cell office:value-type="float" office:value="36.90078">
                <text:p>36.9007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5915862">
                <text:p>0.5915862</text:p>
              </table:table-cell>
              <table:table-cell office:value-type="float" office:value="42.24792">
                <text:p>42.2479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756313">
                <text:p>1.756313</text:p>
              </table:table-cell>
              <table:table-cell office:value-type="float" office:value="73.85778">
                <text:p>73.8577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8872569">
                <text:p>1.8872569</text:p>
              </table:table-cell>
              <table:table-cell office:value-type="float" office:value="62.29828">
                <text:p>62.298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335443">
                <text:p>0.1335443</text:p>
              </table:table-cell>
              <table:table-cell office:value-type="float" office:value="87.5969">
                <text:p>87.596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1.604278">
                <text:p>11.604278</text:p>
              </table:table-cell>
              <table:table-cell office:value-type="float" office:value="54.68352">
                <text:p>54.683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5615241">
                <text:p>0.5615241</text:p>
              </table:table-cell>
              <table:table-cell office:value-type="float" office:value="64.375">
                <text:p>64.37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192">
                <text:p>1.192</text:p>
              </table:table-cell>
              <table:table-cell office:value-type="float" office:value="64.76724">
                <text:p>64.7672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47376657">
                <text:p>0.47376657</text:p>
              </table:table-cell>
              <table:table-cell office:value-type="float" office:value="75.69516">
                <text:p>75.695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4483286">
                <text:p>1.4483286</text:p>
              </table:table-cell>
              <table:table-cell office:value-type="float" office:value="71.270325">
                <text:p>71.27032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.844253">
                <text:p>4.844253</text:p>
              </table:table-cell>
              <table:table-cell office:value-type="float" office:value="33.59155">
                <text:p>33.5915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68822765">
                <text:p>0.68822765</text:p>
              </table:table-cell>
              <table:table-cell office:value-type="float" office:value="82.63429">
                <text:p>82.6342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0290731">
                <text:p>1.0290731</text:p>
              </table:table-cell>
              <table:table-cell office:value-type="float" office:value="72.270485">
                <text:p>72.27048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6.6753216">
                <text:p>6.6753216</text:p>
              </table:table-cell>
              <table:table-cell office:value-type="float" office:value="67.1728">
                <text:p>67.17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3.14625">
                <text:p>13.14625</text:p>
              </table:table-cell>
              <table:table-cell office:value-type="float" office:value="52.760777">
                <text:p>52.76077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95012344">
                <text:p>0.095012344</text:p>
              </table:table-cell>
              <table:table-cell office:value-type="float" office:value="90.406975">
                <text:p>90.40697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7120967">
                <text:p>1.7120967</text:p>
              </table:table-cell>
              <table:table-cell office:value-type="float" office:value="33.317364">
                <text:p>33.3173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2908899">
                <text:p>0.2908899</text:p>
              </table:table-cell>
              <table:table-cell office:value-type="float" office:value="76.13883">
                <text:p>76.1388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68598294">
                <text:p>0.6859829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139848">
                <text:p>2.139848</text:p>
              </table:table-cell>
              <table:table-cell office:value-type="float" office:value="48.162952">
                <text:p>48.1629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6575654">
                <text:p>2.6575654</text:p>
              </table:table-cell>
              <table:table-cell office:value-type="float" office:value="64.17911">
                <text:p>64.1791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2716807">
                <text:p>0.42716807</text:p>
              </table:table-cell>
              <table:table-cell office:value-type="float" office:value="71.71717">
                <text:p>71.7171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6.717104">
                <text:p>6.717104</text:p>
              </table:table-cell>
              <table:table-cell office:value-type="float" office:value="55.348076">
                <text:p>55.34807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.0204806">
                <text:p>7.0204806</text:p>
              </table:table-cell>
              <table:table-cell office:value-type="float" office:value="51.856804">
                <text:p>51.8568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6283832">
                <text:p>0.6283832</text:p>
              </table:table-cell>
              <table:table-cell office:value-type="float" office:value="73.089005">
                <text:p>73.0890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0663555">
                <text:p>2.0663555</text:p>
              </table:table-cell>
              <table:table-cell office:value-type="float" office:value="70.38072">
                <text:p>70.3807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2492775">
                <text:p>0.82492775</text:p>
              </table:table-cell>
              <table:table-cell office:value-type="float" office:value="70.795456">
                <text:p>70.7954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25011015">
                <text:p>0.25011015</text:p>
              </table:table-cell>
              <table:table-cell office:value-type="float" office:value="77.05088">
                <text:p>77.0508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30501264">
                <text:p>0.30501264</text:p>
              </table:table-cell>
              <table:table-cell office:value-type="float" office:value="71.3525">
                <text:p>71.35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3332046">
                <text:p>1.3332046</text:p>
              </table:table-cell>
              <table:table-cell office:value-type="float" office:value="63.455498">
                <text:p>63.4554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.140633">
                <text:p>16.140633</text:p>
              </table:table-cell>
              <table:table-cell office:value-type="float" office:value="40.37978">
                <text:p>40.3797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93894434">
                <text:p>0.93894434</text:p>
              </table:table-cell>
              <table:table-cell office:value-type="float" office:value="78.80387">
                <text:p>78.8038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.1386547">
                <text:p>2.1386547</text:p>
              </table:table-cell>
              <table:table-cell office:value-type="float" office:value="55.433353">
                <text:p>55.43335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137087">
                <text:p>0.1137087</text:p>
              </table:table-cell>
              <table:table-cell office:value-type="float" office:value="83.04498">
                <text:p>83.0449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1609708">
                <text:p>0.31609708</text:p>
              </table:table-cell>
              <table:table-cell office:value-type="float" office:value="78.18434">
                <text:p>78.1843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.453298">
                <text:p>1.453298</text:p>
              </table:table-cell>
              <table:table-cell office:value-type="float" office:value="63.225807">
                <text:p>63.22580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20335338">
                <text:p>0.20335338</text:p>
              </table:table-cell>
              <table:table-cell office:value-type="float" office:value="83.05085">
                <text:p>83.0508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1636024">
                <text:p>1.1636024</text:p>
              </table:table-cell>
              <table:table-cell office:value-type="float" office:value="67.03952">
                <text:p>67.0395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2636039">
                <text:p>0.2636039</text:p>
              </table:table-cell>
              <table:table-cell office:value-type="float" office:value="75.62044">
                <text:p>75.6204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6.4902167">
                <text:p>6.4902167</text:p>
              </table:table-cell>
              <table:table-cell office:value-type="float" office:value="66.46787">
                <text:p>66.4678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.7906107">
                <text:p>1.7906107</text:p>
              </table:table-cell>
              <table:table-cell office:value-type="float" office:value="77.81257">
                <text:p>77.8125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.7037368">
                <text:p>1.7037368</text:p>
              </table:table-cell>
              <table:table-cell office:value-type="float" office:value="42.373837">
                <text:p>42.37383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7115278">
                <text:p>0.7115278</text:p>
              </table:table-cell>
              <table:table-cell office:value-type="float" office:value="57.927696">
                <text:p>57.92769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5772065">
                <text:p>1.5772065</text:p>
              </table:table-cell>
              <table:table-cell office:value-type="float" office:value="69.82592">
                <text:p>69.8259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7658673">
                <text:p>0.7658673</text:p>
              </table:table-cell>
              <table:table-cell office:value-type="float" office:value="64.53863">
                <text:p>64.5386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.383081">
                <text:p>18.383081</text:p>
              </table:table-cell>
              <table:table-cell office:value-type="float" office:value="33.263184">
                <text:p>33.2631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.9486928">
                <text:p>1.9486928</text:p>
              </table:table-cell>
              <table:table-cell office:value-type="float" office:value="72.807014">
                <text:p>72.80701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75126106">
                <text:p>0.75126106</text:p>
              </table:table-cell>
              <table:table-cell office:value-type="float" office:value="77.00535">
                <text:p>77.0053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0251155">
                <text:p>1.0251155</text:p>
              </table:table-cell>
              <table:table-cell office:value-type="float" office:value="66.087234">
                <text:p>66.08723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.0606896">
                <text:p>1.0606896</text:p>
              </table:table-cell>
              <table:table-cell office:value-type="float" office:value="71.21661">
                <text:p>71.2166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8290614">
                <text:p>0.28290614</text:p>
              </table:table-cell>
              <table:table-cell office:value-type="float" office:value="73.54988">
                <text:p>73.549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5626017">
                <text:p>0.5626017</text:p>
              </table:table-cell>
              <table:table-cell office:value-type="float" office:value="62.771957">
                <text:p>62.77195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5845609">
                <text:p>0.5845609</text:p>
              </table:table-cell>
              <table:table-cell office:value-type="float" office:value="71.72557">
                <text:p>71.7255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3772706">
                <text:p>0.43772706</text:p>
              </table:table-cell>
              <table:table-cell office:value-type="float" office:value="94.394615">
                <text:p>94.3946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1.63717">
                <text:p>21.63717</text:p>
              </table:table-cell>
              <table:table-cell office:value-type="float" office:value="60.604836">
                <text:p>60.60483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1.465637">
                <text:p>21.465637</text:p>
              </table:table-cell>
              <table:table-cell office:value-type="float" office:value="67.35645">
                <text:p>67.3564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9961166">
                <text:p>2.9961166</text:p>
              </table:table-cell>
              <table:table-cell office:value-type="float" office:value="81.90748">
                <text:p>81.9074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2500522">
                <text:p>0.2500522</text:p>
              </table:table-cell>
              <table:table-cell office:value-type="float" office:value="88.32685">
                <text:p>88.3268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6022398">
                <text:p>0.36022398</text:p>
              </table:table-cell>
              <table:table-cell office:value-type="float" office:value="86.04061">
                <text:p>86.0406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25902373">
                <text:p>0.25902373</text:p>
              </table:table-cell>
              <table:table-cell office:value-type="float" office:value="90.23569">
                <text:p>90.2356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.0927513">
                <text:p>3.0927513</text:p>
              </table:table-cell>
              <table:table-cell office:value-type="float" office:value="77.64449">
                <text:p>77.6444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.044402">
                <text:p>4.044402</text:p>
              </table:table-cell>
              <table:table-cell office:value-type="float" office:value="63.106796">
                <text:p>63.10679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4912754">
                <text:p>1.4912754</text:p>
              </table:table-cell>
              <table:table-cell office:value-type="float" office:value="82.080925">
                <text:p>82.08092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99504036">
                <text:p>0.99504036</text:p>
              </table:table-cell>
              <table:table-cell office:value-type="float" office:value="85.33859">
                <text:p>85.3385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8.273918">
                <text:p>18.273918</text:p>
              </table:table-cell>
              <table:table-cell office:value-type="float" office:value="71.75499">
                <text:p>71.7549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.3223057">
                <text:p>5.3223057</text:p>
              </table:table-cell>
              <table:table-cell office:value-type="float" office:value="61.165047">
                <text:p>61.16504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.551541">
                <text:p>5.551541</text:p>
              </table:table-cell>
              <table:table-cell office:value-type="float" office:value="72.63774">
                <text:p>72.6377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.234072">
                <text:p>17.234072</text:p>
              </table:table-cell>
              <table:table-cell office:value-type="float" office:value="63.42439">
                <text:p>63.4243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5695653">
                <text:p>4.5695653</text:p>
              </table:table-cell>
              <table:table-cell office:value-type="float" office:value="77.24121">
                <text:p>77.2412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7090825">
                <text:p>1.7090825</text:p>
              </table:table-cell>
              <table:table-cell office:value-type="float" office:value="86.19178">
                <text:p>86.1917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3674716">
                <text:p>0.3674716</text:p>
              </table:table-cell>
              <table:table-cell office:value-type="float" office:value="85.43268">
                <text:p>85.4326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.2224681">
                <text:p>3.2224681</text:p>
              </table:table-cell>
              <table:table-cell office:value-type="float" office:value="76.12339">
                <text:p>76.1233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.4031787">
                <text:p>4.4031787</text:p>
              </table:table-cell>
              <table:table-cell office:value-type="float" office:value="76.973915">
                <text:p>76.97391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.714293">
                <text:p>9.714293</text:p>
              </table:table-cell>
              <table:table-cell office:value-type="float" office:value="68.0759">
                <text:p>68.075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.1480894">
                <text:p>6.1480894</text:p>
              </table:table-cell>
              <table:table-cell office:value-type="float" office:value="73.79292">
                <text:p>73.7929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6341895">
                <text:p>1.6341895</text:p>
              </table:table-cell>
              <table:table-cell office:value-type="float" office:value="79.9511">
                <text:p>79.95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0.438442">
                <text:p>30.438442</text:p>
              </table:table-cell>
              <table:table-cell office:value-type="float" office:value="51.84555">
                <text:p>51.8455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5279906">
                <text:p>2.5279906</text:p>
              </table:table-cell>
              <table:table-cell office:value-type="float" office:value="68.84365">
                <text:p>68.8436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9.231971">
                <text:p>9.231971</text:p>
              </table:table-cell>
              <table:table-cell office:value-type="float" office:value="71.34316">
                <text:p>71.3431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.6993749">
                <text:p>1.6993749</text:p>
              </table:table-cell>
              <table:table-cell office:value-type="float" office:value="78.01636">
                <text:p>78.0163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7795134">
                <text:p>4.7795134</text:p>
              </table:table-cell>
              <table:table-cell office:value-type="float" office:value="66.7304">
                <text:p>66.730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6.037056">
                <text:p>26.037056</text:p>
              </table:table-cell>
              <table:table-cell office:value-type="float" office:value="61.5284">
                <text:p>61.528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88.9682">
                <text:p>588.9682</text:p>
              </table:table-cell>
              <table:table-cell office:value-type="float" office:value="52.18181">
                <text:p>52.1818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84137565">
                <text:p>0.84137565</text:p>
              </table:table-cell>
              <table:table-cell office:value-type="float" office:value="81.79938">
                <text:p>81.7993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.9399817">
                <text:p>3.9399817</text:p>
              </table:table-cell>
              <table:table-cell office:value-type="float" office:value="71.29429">
                <text:p>71.2942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.1711543">
                <text:p>2.1711543</text:p>
              </table:table-cell>
              <table:table-cell office:value-type="float" office:value="74.44668">
                <text:p>74.4466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.0846318">
                <text:p>1.0846318</text:p>
              </table:table-cell>
              <table:table-cell office:value-type="float" office:value="72.510826">
                <text:p>72.51082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.6545193">
                <text:p>2.6545193</text:p>
              </table:table-cell>
              <table:table-cell office:value-type="float" office:value="80.721794">
                <text:p>80.72179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.012167">
                <text:p>10.012167</text:p>
              </table:table-cell>
              <table:table-cell office:value-type="float" office:value="58.56531">
                <text:p>58.5653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4621627">
                <text:p>0.4621627</text:p>
              </table:table-cell>
              <table:table-cell office:value-type="float" office:value="77.4043">
                <text:p>77.404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3834764">
                <text:p>1.3834764</text:p>
              </table:table-cell>
              <table:table-cell office:value-type="float" office:value="83.828384">
                <text:p>83.82838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7095236">
                <text:p>1.7095236</text:p>
              </table:table-cell>
              <table:table-cell office:value-type="float" office:value="76.09148">
                <text:p>76.0914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027672">
                <text:p>0.3027672</text:p>
              </table:table-cell>
              <table:table-cell office:value-type="float" office:value="91.47727">
                <text:p>91.4772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7195408">
                <text:p>1.7195408</text:p>
              </table:table-cell>
              <table:table-cell office:value-type="float" office:value="70.68965">
                <text:p>70.6896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1.107986">
                <text:p>41.107986</text:p>
              </table:table-cell>
              <table:table-cell office:value-type="float" office:value="64.03549">
                <text:p>64.0354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.445859">
                <text:p>6.445859</text:p>
              </table:table-cell>
              <table:table-cell office:value-type="float" office:value="75.922">
                <text:p>75.9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305178">
                <text:p>2.305178</text:p>
              </table:table-cell>
              <table:table-cell office:value-type="float" office:value="80.051315">
                <text:p>80.05131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519857">
                <text:p>0.519857</text:p>
              </table:table-cell>
              <table:table-cell office:value-type="float" office:value="90.43977">
                <text:p>90.4397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.5589076">
                <text:p>1.5589076</text:p>
              </table:table-cell>
              <table:table-cell office:value-type="float" office:value="81.721695">
                <text:p>81.72169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6668818">
                <text:p>1.6668818</text:p>
              </table:table-cell>
              <table:table-cell office:value-type="float" office:value="81.466354">
                <text:p>81.46635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39251935">
                <text:p>0.39251935</text:p>
              </table:table-cell>
              <table:table-cell office:value-type="float" office:value="84.83291">
                <text:p>84.8329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.2002015">
                <text:p>4.2002015</text:p>
              </table:table-cell>
              <table:table-cell office:value-type="float" office:value="67.40371">
                <text:p>67.4037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.0448003">
                <text:p>5.0448003</text:p>
              </table:table-cell>
              <table:table-cell office:value-type="float" office:value="64.53158">
                <text:p>64.5315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.351151">
                <text:p>5.351151</text:p>
              </table:table-cell>
              <table:table-cell office:value-type="float" office:value="60.755093">
                <text:p>60.75509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.8614454">
                <text:p>4.8614454</text:p>
              </table:table-cell>
              <table:table-cell office:value-type="float" office:value="75.46744">
                <text:p>75.4674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9128103">
                <text:p>2.9128103</text:p>
              </table:table-cell>
              <table:table-cell office:value-type="float" office:value="76.74419">
                <text:p>76.7441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1104415">
                <text:p>0.41104415</text:p>
              </table:table-cell>
              <table:table-cell office:value-type="float" office:value="83.05085">
                <text:p>83.0508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5508976">
                <text:p>1.5508976</text:p>
              </table:table-cell>
              <table:table-cell office:value-type="float" office:value="75.75945">
                <text:p>75.7594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942505">
                <text:p>2.942505</text:p>
              </table:table-cell>
              <table:table-cell office:value-type="float" office:value="73.17569">
                <text:p>73.1756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0.43689">
                <text:p>130.43689</text:p>
              </table:table-cell>
              <table:table-cell office:value-type="float" office:value="50.498154">
                <text:p>50.49815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.4370685">
                <text:p>5.4370685</text:p>
              </table:table-cell>
              <table:table-cell office:value-type="float" office:value="70.79557">
                <text:p>70.7955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5186346">
                <text:p>0.5186346</text:p>
              </table:table-cell>
              <table:table-cell office:value-type="float" office:value="83.962265">
                <text:p>83.96226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273495">
                <text:p>0.4273495</text:p>
              </table:table-cell>
              <table:table-cell office:value-type="float" office:value="82.38636">
                <text:p>82.386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3.458223">
                <text:p>23.458223</text:p>
              </table:table-cell>
              <table:table-cell office:value-type="float" office:value="74.56577">
                <text:p>74.5657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24243623">
                <text:p>0.24243623</text:p>
              </table:table-cell>
              <table:table-cell office:value-type="float" office:value="85.2518">
                <text:p>85.251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.1230345">
                <text:p>6.1230345</text:p>
              </table:table-cell>
              <table:table-cell office:value-type="float" office:value="72.89582">
                <text:p>72.8958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.453013">
                <text:p>3.453013</text:p>
              </table:table-cell>
              <table:table-cell office:value-type="float" office:value="78.65275">
                <text:p>78.6527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.216369">
                <text:p>3.216369</text:p>
              </table:table-cell>
              <table:table-cell office:value-type="float" office:value="69.71429">
                <text:p>69.7142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.8017707">
                <text:p>6.8017707</text:p>
              </table:table-cell>
              <table:table-cell office:value-type="float" office:value="64.50456">
                <text:p>64.5045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.018434">
                <text:p>3.018434</text:p>
              </table:table-cell>
              <table:table-cell office:value-type="float" office:value="73.38028">
                <text:p>73.380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.842175">
                <text:p>9.842175</text:p>
              </table:table-cell>
              <table:table-cell office:value-type="float" office:value="62.4409">
                <text:p>62.440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4699838">
                <text:p>2.4699838</text:p>
              </table:table-cell>
              <table:table-cell office:value-type="float" office:value="69.37355">
                <text:p>69.3735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3006926">
                <text:p>1.3006926</text:p>
              </table:table-cell>
              <table:table-cell office:value-type="float" office:value="82.70073">
                <text:p>82.7007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.5665913">
                <text:p>6.5665913</text:p>
              </table:table-cell>
              <table:table-cell office:value-type="float" office:value="79.397224">
                <text:p>79.3972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.875631">
                <text:p>4.875631</text:p>
              </table:table-cell>
              <table:table-cell office:value-type="float" office:value="80.95096">
                <text:p>80.9509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.084038">
                <text:p>18.084038</text:p>
              </table:table-cell>
              <table:table-cell office:value-type="float" office:value="76.29806">
                <text:p>76.2980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.7155247">
                <text:p>4.7155247</text:p>
              </table:table-cell>
              <table:table-cell office:value-type="float" office:value="78.159966">
                <text:p>78.1599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.946403">
                <text:p>5.946403</text:p>
              </table:table-cell>
              <table:table-cell office:value-type="float" office:value="80.39625">
                <text:p>80.396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.804032">
                <text:p>5.804032</text:p>
              </table:table-cell>
              <table:table-cell office:value-type="float" office:value="67.10343">
                <text:p>67.1034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5795347">
                <text:p>0.5795347</text:p>
              </table:table-cell>
              <table:table-cell office:value-type="float" office:value="86.65803">
                <text:p>86.6580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.533237">
                <text:p>9.533237</text:p>
              </table:table-cell>
              <table:table-cell office:value-type="float" office:value="53.010525">
                <text:p>53.01052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49.6174">
                <text:p>249.6174</text:p>
              </table:table-cell>
              <table:table-cell office:value-type="float" office:value="62.001938">
                <text:p>62.00193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.683867">
                <text:p>10.683867</text:p>
              </table:table-cell>
              <table:table-cell office:value-type="float" office:value="67.223114">
                <text:p>67.22311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9.176752">
                <text:p>19.176752</text:p>
              </table:table-cell>
              <table:table-cell office:value-type="float" office:value="69.21439">
                <text:p>69.2143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.269357">
                <text:p>11.269357</text:p>
              </table:table-cell>
              <table:table-cell office:value-type="float" office:value="67.68368">
                <text:p>67.6836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85317636">
                <text:p>0.85317636</text:p>
              </table:table-cell>
              <table:table-cell office:value-type="float" office:value="83.78491">
                <text:p>83.7849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1296368">
                <text:p>2.1296368</text:p>
              </table:table-cell>
              <table:table-cell office:value-type="float" office:value="62.60218">
                <text:p>62.6021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24525987">
                <text:p>0.24525987</text:p>
              </table:table-cell>
              <table:table-cell office:value-type="float" office:value="86.04972">
                <text:p>86.0497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.49143">
                <text:p>5.49143</text:p>
              </table:table-cell>
              <table:table-cell office:value-type="float" office:value="76.21474">
                <text:p>76.2147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.506479">
                <text:p>3.506479</text:p>
              </table:table-cell>
              <table:table-cell office:value-type="float" office:value="71.90532">
                <text:p>71.905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509528">
                <text:p>0.3509528</text:p>
              </table:table-cell>
              <table:table-cell office:value-type="float" office:value="89.55224">
                <text:p>89.5522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.809438">
                <text:p>6.809438</text:p>
              </table:table-cell>
              <table:table-cell office:value-type="float" office:value="41.6498">
                <text:p>41.649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.920411">
                <text:p>2.920411</text:p>
              </table:table-cell>
              <table:table-cell office:value-type="float" office:value="76.883484">
                <text:p>76.88348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9.865643">
                <text:p>19.865643</text:p>
              </table:table-cell>
              <table:table-cell office:value-type="float" office:value="68.84538">
                <text:p>68.8453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.373972">
                <text:p>8.373972</text:p>
              </table:table-cell>
              <table:table-cell office:value-type="float" office:value="69.89066">
                <text:p>69.8906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5637183">
                <text:p>2.5637183</text:p>
              </table:table-cell>
              <table:table-cell office:value-type="float" office:value="74.0413">
                <text:p>74.041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55099994">
                <text:p>0.55099994</text:p>
              </table:table-cell>
              <table:table-cell office:value-type="float" office:value="78.76712">
                <text:p>78.767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.147806">
                <text:p>9.147806</text:p>
              </table:table-cell>
              <table:table-cell office:value-type="float" office:value="78.0733">
                <text:p>78.073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36.91376">
                <text:p>136.91376</text:p>
              </table:table-cell>
              <table:table-cell office:value-type="float" office:value="54.63763">
                <text:p>54.6376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.9066051">
                <text:p>1.9066051</text:p>
              </table:table-cell>
              <table:table-cell office:value-type="float" office:value="70.455">
                <text:p>70.45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93.24131">
                <text:p>93.24131</text:p>
              </table:table-cell>
              <table:table-cell office:value-type="float" office:value="42.623863">
                <text:p>42.62386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4.589685">
                <text:p>24.589685</text:p>
              </table:table-cell>
              <table:table-cell office:value-type="float" office:value="63.650597">
                <text:p>63.65059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.0988077">
                <text:p>1.0988077</text:p>
              </table:table-cell>
              <table:table-cell office:value-type="float" office:value="77.38839">
                <text:p>77.3883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836967">
                <text:p>0.0836967</text:p>
              </table:table-cell>
              <table:table-cell office:value-type="float" office:value="77.50611">
                <text:p>77.5061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18446076">
                <text:p>0.18446076</text:p>
              </table:table-cell>
              <table:table-cell office:value-type="float" office:value="86.1039">
                <text:p>86.103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6637056">
                <text:p>0.6637056</text:p>
              </table:table-cell>
              <table:table-cell office:value-type="float" office:value="68.685776">
                <text:p>68.68577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4052009">
                <text:p>0.4052009</text:p>
              </table:table-cell>
              <table:table-cell office:value-type="float" office:value="74.73983">
                <text:p>74.7398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9466634">
                <text:p>0.19466634</text:p>
              </table:table-cell>
              <table:table-cell office:value-type="float" office:value="80.8704">
                <text:p>80.870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9.980433">
                <text:p>9.980433</text:p>
              </table:table-cell>
              <table:table-cell office:value-type="float" office:value="64.688995">
                <text:p>64.6889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48361495">
                <text:p>0.48361495</text:p>
              </table:table-cell>
              <table:table-cell office:value-type="float" office:value="55.58415">
                <text:p>55.5841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9316716">
                <text:p>0.9316716</text:p>
              </table:table-cell>
              <table:table-cell office:value-type="float" office:value="62.572544">
                <text:p>62.57254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42981544">
                <text:p>0.42981544</text:p>
              </table:table-cell>
              <table:table-cell office:value-type="float" office:value="64.86937">
                <text:p>64.869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.844183">
                <text:p>5.844183</text:p>
              </table:table-cell>
              <table:table-cell office:value-type="float" office:value="58.9469">
                <text:p>58.94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4.891125">
                <text:p>24.891125</text:p>
              </table:table-cell>
              <table:table-cell office:value-type="float" office:value="48.181267">
                <text:p>48.18126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3674633">
                <text:p>0.43674633</text:p>
              </table:table-cell>
              <table:table-cell office:value-type="float" office:value="72.57255">
                <text:p>72.5725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9.466354">
                <text:p>49.466354</text:p>
              </table:table-cell>
              <table:table-cell office:value-type="float" office:value="52.51704">
                <text:p>52.5170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.618921">
                <text:p>18.618921</text:p>
              </table:table-cell>
              <table:table-cell office:value-type="float" office:value="50.40803">
                <text:p>50.4080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0.818783">
                <text:p>40.818783</text:p>
              </table:table-cell>
              <table:table-cell office:value-type="float" office:value="37.403618">
                <text:p>37.40361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.951736">
                <text:p>6.951736</text:p>
              </table:table-cell>
              <table:table-cell office:value-type="float" office:value="41.09376">
                <text:p>41.0937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9.66297">
                <text:p>19.66297</text:p>
              </table:table-cell>
              <table:table-cell office:value-type="float" office:value="37.90519">
                <text:p>37.905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.56158">
                <text:p>173.56158</text:p>
              </table:table-cell>
              <table:table-cell office:value-type="float" office:value="49.149307">
                <text:p>49.14930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9.13784">
                <text:p>59.13784</text:p>
              </table:table-cell>
              <table:table-cell office:value-type="float" office:value="43.56144">
                <text:p>43.5614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43.64117">
                <text:p>143.64117</text:p>
              </table:table-cell>
              <table:table-cell office:value-type="float" office:value="52.296833">
                <text:p>52.29683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23.882484">
                <text:p>123.882484</text:p>
              </table:table-cell>
              <table:table-cell office:value-type="float" office:value="42.638325">
                <text:p>42.63832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0.583208">
                <text:p>30.583208</text:p>
              </table:table-cell>
              <table:table-cell office:value-type="float" office:value="43.24236">
                <text:p>43.2423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58.0464">
                <text:p>158.0464</text:p>
              </table:table-cell>
              <table:table-cell office:value-type="float" office:value="41.328247">
                <text:p>41.32824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416.5166">
                <text:p>1416.5166</text:p>
              </table:table-cell>
              <table:table-cell office:value-type="float" office:value="44.522663">
                <text:p>44.5226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11.72871">
                <text:p>211.72871</text:p>
              </table:table-cell>
              <table:table-cell office:value-type="float" office:value="40.556545">
                <text:p>40.5565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69.74756">
                <text:p>869.74756</text:p>
              </table:table-cell>
              <table:table-cell office:value-type="float" office:value="31.48754">
                <text:p>31.4875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0.561993">
                <text:p>60.561993</text:p>
              </table:table-cell>
              <table:table-cell office:value-type="float" office:value="54.50463">
                <text:p>54.5046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23.848785">
                <text:p>123.848785</text:p>
              </table:table-cell>
              <table:table-cell office:value-type="float" office:value="38.34774">
                <text:p>38.3477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328.787">
                <text:p>2328.787</text:p>
              </table:table-cell>
              <table:table-cell office:value-type="float" office:value="22.03402">
                <text:p>22.0340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30.60083">
                <text:p>330.60083</text:p>
              </table:table-cell>
              <table:table-cell office:value-type="float" office:value="44.67488">
                <text:p>44.6748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954.3027">
                <text:p>3954.3027</text:p>
              </table:table-cell>
              <table:table-cell office:value-type="float" office:value="21.845905">
                <text:p>21.84590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13.14556">
                <text:p>113.14556</text:p>
              </table:table-cell>
              <table:table-cell office:value-type="float" office:value="59.521626">
                <text:p>59.52162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18.6621">
                <text:p>618.6621</text:p>
              </table:table-cell>
              <table:table-cell office:value-type="float" office:value="31.39573">
                <text:p>31.3957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69.1367">
                <text:p>969.1367</text:p>
              </table:table-cell>
              <table:table-cell office:value-type="float" office:value="36.339264">
                <text:p>36.33926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66.31512">
                <text:p>366.31512</text:p>
              </table:table-cell>
              <table:table-cell office:value-type="float" office:value="52.803303">
                <text:p>52.80330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95.47858">
                <text:p>395.47858</text:p>
              </table:table-cell>
              <table:table-cell office:value-type="float" office:value="55.854">
                <text:p>55.85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43.47365">
                <text:p>243.47365</text:p>
              </table:table-cell>
              <table:table-cell office:value-type="float" office:value="58.95259">
                <text:p>58.9525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83.10236">
                <text:p>983.10236</text:p>
              </table:table-cell>
              <table:table-cell office:value-type="float" office:value="36.254425">
                <text:p>36.25442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8.3142">
                <text:p>68.3142</text:p>
              </table:table-cell>
              <table:table-cell office:value-type="float" office:value="49.577957">
                <text:p>49.57795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10.25317">
                <text:p>410.25317</text:p>
              </table:table-cell>
              <table:table-cell office:value-type="float" office:value="47.371502">
                <text:p>47.37150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7.47327">
                <text:p>107.47327</text:p>
              </table:table-cell>
              <table:table-cell office:value-type="float" office:value="61.389618">
                <text:p>61.3896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976.3833">
                <text:p>1976.3833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15.587074">
                <text:p>115.587074</text:p>
              </table:table-cell>
              <table:table-cell office:value-type="float" office:value="58.018513">
                <text:p>58.0185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19.44902">
                <text:p>219.44902</text:p>
              </table:table-cell>
              <table:table-cell office:value-type="float" office:value="41.460476">
                <text:p>41.46047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20856984">
                <text:p>0.20856984</text:p>
              </table:table-cell>
              <table:table-cell office:value-type="float" office:value="72.57509">
                <text:p>72.5750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1805806">
                <text:p>4.1805806</text:p>
              </table:table-cell>
              <table:table-cell office:value-type="float" office:value="66.71526">
                <text:p>66.7152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3214583">
                <text:p>2.3214583</text:p>
              </table:table-cell>
              <table:table-cell office:value-type="float" office:value="37.67306">
                <text:p>37.6730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.4082277">
                <text:p>1.4082277</text:p>
              </table:table-cell>
              <table:table-cell office:value-type="float" office:value="48.971996">
                <text:p>48.97199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3.425825">
                <text:p>13.425825</text:p>
              </table:table-cell>
              <table:table-cell office:value-type="float" office:value="69.81535">
                <text:p>69.8153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67.124855">
                <text:p>67.1248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1.301605">
                <text:p>21.301605</text:p>
              </table:table-cell>
              <table:table-cell office:value-type="float" office:value="42.323494">
                <text:p>42.32349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959086">
                <text:p>4.959086</text:p>
              </table:table-cell>
              <table:table-cell office:value-type="float" office:value="67.249146">
                <text:p>67.2491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8620017">
                <text:p>2.8620017</text:p>
              </table:table-cell>
              <table:table-cell office:value-type="float" office:value="42.993088">
                <text:p>42.99308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5986366">
                <text:p>0.5986366</text:p>
              </table:table-cell>
              <table:table-cell office:value-type="float" office:value="27.177334">
                <text:p>27.17733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12531067">
                <text:p>0.12531067</text:p>
              </table:table-cell>
              <table:table-cell office:value-type="float" office:value="55.6314">
                <text:p>55.631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54419565">
                <text:p>0.54419565</text:p>
              </table:table-cell>
              <table:table-cell office:value-type="float" office:value="47.379566">
                <text:p>47.37956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.689427">
                <text:p>5.689427</text:p>
              </table:table-cell>
              <table:table-cell office:value-type="float" office:value="75.41697">
                <text:p>75.4169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.6386364">
                <text:p>1.6386364</text:p>
              </table:table-cell>
              <table:table-cell office:value-type="float" office:value="66.959755">
                <text:p>66.95975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3.869804">
                <text:p>63.869804</text:p>
              </table:table-cell>
              <table:table-cell office:value-type="float" office:value="48.02243">
                <text:p>48.0224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.2745109">
                <text:p>3.2745109</text:p>
              </table:table-cell>
              <table:table-cell office:value-type="float" office:value="50.5604">
                <text:p>50.56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.0828176">
                <text:p>5.0828176</text:p>
              </table:table-cell>
              <table:table-cell office:value-type="float" office:value="26.079006">
                <text:p>26.07900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9759416">
                <text:p>0.9759416</text:p>
              </table:table-cell>
              <table:table-cell office:value-type="float" office:value="23.240267">
                <text:p>23.24026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.748576">
                <text:p>3.748576</text:p>
              </table:table-cell>
              <table:table-cell office:value-type="float" office:value="64.5347">
                <text:p>64.534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.2167175">
                <text:p>1.2167175</text:p>
              </table:table-cell>
              <table:table-cell office:value-type="float" office:value="61.353466">
                <text:p>61.35346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.6412241">
                <text:p>2.6412241</text:p>
              </table:table-cell>
              <table:table-cell office:value-type="float" office:value="22.849207">
                <text:p>22.84920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.1514113">
                <text:p>3.1514113</text:p>
              </table:table-cell>
              <table:table-cell office:value-type="float" office:value="70.10954">
                <text:p>70.1095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.076328">
                <text:p>9.076328</text:p>
              </table:table-cell>
              <table:table-cell office:value-type="float" office:value="64.7199">
                <text:p>64.71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3943062">
                <text:p>2.3943062</text:p>
              </table:table-cell>
              <table:table-cell office:value-type="float" office:value="20.670593">
                <text:p>20.67059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3.762764">
                <text:p>13.762764</text:p>
              </table:table-cell>
              <table:table-cell office:value-type="float" office:value="47.343735">
                <text:p>47.34373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9.194452">
                <text:p>29.194452</text:p>
              </table:table-cell>
              <table:table-cell office:value-type="float" office:value="23.367226">
                <text:p>23.36722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0953233">
                <text:p>1.0953233</text:p>
              </table:table-cell>
              <table:table-cell office:value-type="float" office:value="59.86506">
                <text:p>59.8650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0376385">
                <text:p>1.0376385</text:p>
              </table:table-cell>
              <table:table-cell office:value-type="float" office:value="40.383175">
                <text:p>40.38317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7675433">
                <text:p>5.7675433</text:p>
              </table:table-cell>
              <table:table-cell office:value-type="float" office:value="18.606247">
                <text:p>18.60624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8902391">
                <text:p>1.8902391</text:p>
              </table:table-cell>
              <table:table-cell office:value-type="float" office:value="59.32603">
                <text:p>59.3260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5775935">
                <text:p>0.45775935</text:p>
              </table:table-cell>
              <table:table-cell office:value-type="float" office:value="72.326675">
                <text:p>72.32667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7.757057">
                <text:p>27.757057</text:p>
              </table:table-cell>
              <table:table-cell office:value-type="float" office:value="48.695786">
                <text:p>48.69578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20.13544">
                <text:p>220.13544</text:p>
              </table:table-cell>
              <table:table-cell office:value-type="float" office:value="34.192158">
                <text:p>34.19215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.278614">
                <text:p>18.278614</text:p>
              </table:table-cell>
              <table:table-cell office:value-type="float" office:value="62.939674">
                <text:p>62.93967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8.358914">
                <text:p>8.35891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7.75229">
                <text:p>17.752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8.199326">
                <text:p>108.199326</text:p>
              </table:table-cell>
              <table:table-cell office:value-type="float" office:value="47.6521">
                <text:p>47.652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3.652441">
                <text:p>23.652441</text:p>
              </table:table-cell>
              <table:table-cell office:value-type="float" office:value="56.84661">
                <text:p>56.8466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5.74886">
                <text:p>35.74886</text:p>
              </table:table-cell>
              <table:table-cell office:value-type="float" office:value="44.499744">
                <text:p>44.49974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4.70106">
                <text:p>34.70106</text:p>
              </table:table-cell>
              <table:table-cell office:value-type="float" office:value="54.179794">
                <text:p>54.17979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3.48739">
                <text:p>83.48739</text:p>
              </table:table-cell>
              <table:table-cell office:value-type="float" office:value="51.463863">
                <text:p>51.46386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1.647667">
                <text:p>21.647667</text:p>
              </table:table-cell>
              <table:table-cell office:value-type="float" office:value="51.716553">
                <text:p>51.71655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8.368149">
                <text:p>28.368149</text:p>
              </table:table-cell>
              <table:table-cell office:value-type="float" office:value="36.99452">
                <text:p>36.9945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7.54963">
                <text:p>37.54963</text:p>
              </table:table-cell>
              <table:table-cell office:value-type="float" office:value="44.00503">
                <text:p>44.0050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7.93646">
                <text:p>37.93646</text:p>
              </table:table-cell>
              <table:table-cell office:value-type="float" office:value="45.502277">
                <text:p>45.50227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2.5833">
                <text:p>12.5833</text:p>
              </table:table-cell>
              <table:table-cell office:value-type="float" office:value="54.880997">
                <text:p>54.88099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39.34262">
                <text:p>139.34262</text:p>
              </table:table-cell>
              <table:table-cell office:value-type="float" office:value="46.628937">
                <text:p>46.62893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89.10495">
                <text:p>289.10495</text:p>
              </table:table-cell>
              <table:table-cell office:value-type="float" office:value="42.035793">
                <text:p>42.03579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.9227514">
                <text:p>7.9227514</text:p>
              </table:table-cell>
              <table:table-cell office:value-type="float" office:value="42.367905">
                <text:p>42.36790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1.742101">
                <text:p>11.742101</text:p>
              </table:table-cell>
              <table:table-cell office:value-type="float" office:value="36.66597">
                <text:p>36.6659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0.182873">
                <text:p>40.182873</text:p>
              </table:table-cell>
              <table:table-cell office:value-type="float" office:value="55.344955">
                <text:p>55.3449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6.862663">
                <text:p>46.862663</text:p>
              </table:table-cell>
              <table:table-cell office:value-type="float" office:value="60.658787">
                <text:p>60.65878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8.846174">
                <text:p>28.846174</text:p>
              </table:table-cell>
              <table:table-cell office:value-type="float" office:value="55.67074">
                <text:p>55.6707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0325242">
                <text:p>1.0325242</text:p>
              </table:table-cell>
              <table:table-cell office:value-type="float" office:value="63.367855">
                <text:p>63.36785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7.075619">
                <text:p>17.075619</text:p>
              </table:table-cell>
              <table:table-cell office:value-type="float" office:value="54.28534">
                <text:p>54.2853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4.259773">
                <text:p>24.259773</text:p>
              </table:table-cell>
              <table:table-cell office:value-type="float" office:value="51.476727">
                <text:p>51.47672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111438">
                <text:p>8.111438</text:p>
              </table:table-cell>
              <table:table-cell office:value-type="float" office:value="54.3869">
                <text:p>54.386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9.424046">
                <text:p>39.424046</text:p>
              </table:table-cell>
              <table:table-cell office:value-type="float" office:value="54.81555">
                <text:p>54.8155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2.84684">
                <text:p>42.84684</text:p>
              </table:table-cell>
              <table:table-cell office:value-type="float" office:value="49.828125">
                <text:p>49.82812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150.129">
                <text:p>18150.129</text:p>
              </table:table-cell>
              <table:table-cell office:value-type="float" office:value="14.750256">
                <text:p>14.75025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10.47232">
                <text:p>210.47232</text:p>
              </table:table-cell>
              <table:table-cell office:value-type="float" office:value="41.142586">
                <text:p>41.14258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7.330475">
                <text:p>47.330475</text:p>
              </table:table-cell>
              <table:table-cell office:value-type="float" office:value="52.245045">
                <text:p>52.24504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42.9928">
                <text:p>1142.9928</text:p>
              </table:table-cell>
              <table:table-cell office:value-type="float" office:value="46.63035">
                <text:p>46.6303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3.33977">
                <text:p>73.33977</text:p>
              </table:table-cell>
              <table:table-cell office:value-type="float" office:value="49.71388">
                <text:p>49.713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4.75994">
                <text:p>74.75994</text:p>
              </table:table-cell>
              <table:table-cell office:value-type="float" office:value="52.689587">
                <text:p>52.68958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23.8305">
                <text:p>223.8305</text:p>
              </table:table-cell>
              <table:table-cell office:value-type="float" office:value="39.25519">
                <text:p>39.2551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3.044884">
                <text:p>63.044884</text:p>
              </table:table-cell>
              <table:table-cell office:value-type="float" office:value="50.82365">
                <text:p>50.8236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71.90565">
                <text:p>171.90565</text:p>
              </table:table-cell>
              <table:table-cell office:value-type="float" office:value="47.38719">
                <text:p>47.3871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0.255478">
                <text:p>20.255478</text:p>
              </table:table-cell>
              <table:table-cell office:value-type="float" office:value="59.879883">
                <text:p>59.87988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5.95164">
                <text:p>35.95164</text:p>
              </table:table-cell>
              <table:table-cell office:value-type="float" office:value="45.986183">
                <text:p>45.98618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3.954117">
                <text:p>23.954117</text:p>
              </table:table-cell>
              <table:table-cell office:value-type="float" office:value="48.958237">
                <text:p>48.95823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56.50949">
                <text:p>156.50949</text:p>
              </table:table-cell>
              <table:table-cell office:value-type="float" office:value="55.690422">
                <text:p>55.69042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837.961">
                <text:p>4837.961</text:p>
              </table:table-cell>
              <table:table-cell office:value-type="float" office:value="20.508862">
                <text:p>20.50886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2.586136">
                <text:p>92.586136</text:p>
              </table:table-cell>
              <table:table-cell office:value-type="float" office:value="43.968815">
                <text:p>43.96881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06.355">
                <text:p>606.355</text:p>
              </table:table-cell>
              <table:table-cell office:value-type="float" office:value="46.688187">
                <text:p>46.68818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41.549213">
                <text:p>41.54921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0.63725">
                <text:p>100.63725</text:p>
              </table:table-cell>
              <table:table-cell office:value-type="float" office:value="48.93057">
                <text:p>48.9305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84.85513">
                <text:p>284.85513</text:p>
              </table:table-cell>
              <table:table-cell office:value-type="float" office:value="42.14781">
                <text:p>42.1478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0.163662">
                <text:p>20.163662</text:p>
              </table:table-cell>
              <table:table-cell office:value-type="float" office:value="58.48348">
                <text:p>58.4834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0.702753">
                <text:p>20.702753</text:p>
              </table:table-cell>
              <table:table-cell office:value-type="float" office:value="54.029606">
                <text:p>54.02960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1.824963">
                <text:p>41.824963</text:p>
              </table:table-cell>
              <table:table-cell office:value-type="float" office:value="45.302155">
                <text:p>45.30215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49.587887">
                <text:p>49.5878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7.208101">
                <text:p>27.208101</text:p>
              </table:table-cell>
              <table:table-cell office:value-type="float" office:value="58.338806">
                <text:p>58.33880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43.14641">
                <text:p>243.14641</text:p>
              </table:table-cell>
              <table:table-cell office:value-type="float" office:value="48.550858">
                <text:p>48.5508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0.001339">
                <text:p>30.001339</text:p>
              </table:table-cell>
              <table:table-cell office:value-type="float" office:value="44.719">
                <text:p>44.71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7.72063">
                <text:p>37.72063</text:p>
              </table:table-cell>
              <table:table-cell office:value-type="float" office:value="57.71455">
                <text:p>57.7145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2.45551">
                <text:p>82.45551</text:p>
              </table:table-cell>
              <table:table-cell office:value-type="float" office:value="29.443851">
                <text:p>29.44385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0.68322">
                <text:p>60.68322</text:p>
              </table:table-cell>
              <table:table-cell office:value-type="float" office:value="38.777943">
                <text:p>38.77794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7.227245">
                <text:p>27.227245</text:p>
              </table:table-cell>
              <table:table-cell office:value-type="float" office:value="48.946774">
                <text:p>48.94677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8.899246">
                <text:p>28.899246</text:p>
              </table:table-cell>
              <table:table-cell office:value-type="float" office:value="49.179855">
                <text:p>49.17985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6.163162">
                <text:p>26.163162</text:p>
              </table:table-cell>
              <table:table-cell office:value-type="float" office:value="54.751728">
                <text:p>54.7517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33.81256">
                <text:p>733.81256</text:p>
              </table:table-cell>
              <table:table-cell office:value-type="float" office:value="38.738842">
                <text:p>38.73884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7.297941">
                <text:p>27.297941</text:p>
              </table:table-cell>
              <table:table-cell office:value-type="float" office:value="65.056854">
                <text:p>65.05685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6.048546">
                <text:p>26.048546</text:p>
              </table:table-cell>
              <table:table-cell office:value-type="float" office:value="51.50163">
                <text:p>51.5016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34.49846">
                <text:p>134.49846</text:p>
              </table:table-cell>
              <table:table-cell office:value-type="float" office:value="57.093548">
                <text:p>57.09354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54.659145">
                <text:p>54.659145</text:p>
              </table:table-cell>
              <table:table-cell office:value-type="float" office:value="72.669365">
                <text:p>72.66936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.25805">
                <text:p>18.25805</text:p>
              </table:table-cell>
              <table:table-cell office:value-type="float" office:value="68.21486">
                <text:p>68.214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9.351124">
                <text:p>19.351124</text:p>
              </table:table-cell>
              <table:table-cell office:value-type="float" office:value="37.435337">
                <text:p>37.43533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4.688837">
                <text:p>24.688837</text:p>
              </table:table-cell>
              <table:table-cell office:value-type="float" office:value="66.68562">
                <text:p>66.6856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7.747772">
                <text:p>27.747772</text:p>
              </table:table-cell>
              <table:table-cell office:value-type="float" office:value="75.412865">
                <text:p>75.41286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9.237873">
                <text:p>19.237873</text:p>
              </table:table-cell>
              <table:table-cell office:value-type="float" office:value="59.690353">
                <text:p>59.69035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1.083372">
                <text:p>11.083372</text:p>
              </table:table-cell>
              <table:table-cell office:value-type="float" office:value="33.996365">
                <text:p>33.9963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5.3283">
                <text:p>15.3283</text:p>
              </table:table-cell>
              <table:table-cell office:value-type="float" office:value="48.982986">
                <text:p>48.98298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9.73984">
                <text:p>39.73984</text:p>
              </table:table-cell>
              <table:table-cell office:value-type="float" office:value="61.19535">
                <text:p>61.195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39.7257">
                <text:p>139.7257</text:p>
              </table:table-cell>
              <table:table-cell office:value-type="float" office:value="43.71983">
                <text:p>43.7198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8.036446">
                <text:p>68.036446</text:p>
              </table:table-cell>
              <table:table-cell office:value-type="float" office:value="61.95427">
                <text:p>61.9542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8.88118">
                <text:p>188.88118</text:p>
              </table:table-cell>
              <table:table-cell office:value-type="float" office:value="60.21844">
                <text:p>60.2184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7.618385">
                <text:p>67.618385</text:p>
              </table:table-cell>
              <table:table-cell office:value-type="float" office:value="68.12249">
                <text:p>68.1224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2.624026">
                <text:p>12.624026</text:p>
              </table:table-cell>
              <table:table-cell office:value-type="float" office:value="67.288246">
                <text:p>67.2882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9.208942">
                <text:p>19.208942</text:p>
              </table:table-cell>
              <table:table-cell office:value-type="float" office:value="70.69407">
                <text:p>70.6940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1.396193">
                <text:p>21.396193</text:p>
              </table:table-cell>
              <table:table-cell office:value-type="float" office:value="51.351604">
                <text:p>51.35160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43.94336">
                <text:p>143.94336</text:p>
              </table:table-cell>
              <table:table-cell office:value-type="float" office:value="64.948784">
                <text:p>64.94878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4.74538">
                <text:p>34.74538</text:p>
              </table:table-cell>
              <table:table-cell office:value-type="float" office:value="47.5969">
                <text:p>47.596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1.313305">
                <text:p>21.313305</text:p>
              </table:table-cell>
              <table:table-cell office:value-type="float" office:value="73.37321">
                <text:p>73.373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4.463633">
                <text:p>24.463633</text:p>
              </table:table-cell>
              <table:table-cell office:value-type="float" office:value="52.473236">
                <text:p>52.47323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.482239">
                <text:p>18.482239</text:p>
              </table:table-cell>
              <table:table-cell office:value-type="float" office:value="71.52941">
                <text:p>71.529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0.6937">
                <text:p>80.6937</text:p>
              </table:table-cell>
              <table:table-cell office:value-type="float" office:value="60.321526">
                <text:p>60.32152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3.464813">
                <text:p>23.464813</text:p>
              </table:table-cell>
              <table:table-cell office:value-type="float" office:value="53.964592">
                <text:p>53.96459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1.841946">
                <text:p>51.841946</text:p>
              </table:table-cell>
              <table:table-cell office:value-type="float" office:value="58.955982">
                <text:p>58.95598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7.86922">
                <text:p>187.86922</text:p>
              </table:table-cell>
              <table:table-cell office:value-type="float" office:value="40.09442">
                <text:p>40.0944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7.361385">
                <text:p>17.361385</text:p>
              </table:table-cell>
              <table:table-cell office:value-type="float" office:value="67.850624">
                <text:p>67.85062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.408227">
                <text:p>8.408227</text:p>
              </table:table-cell>
              <table:table-cell office:value-type="float" office:value="58.191246">
                <text:p>58.1912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0.90937">
                <text:p>110.90937</text:p>
              </table:table-cell>
              <table:table-cell office:value-type="float" office:value="70.68876">
                <text:p>70.6887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9.767742">
                <text:p>59.767742</text:p>
              </table:table-cell>
              <table:table-cell office:value-type="float" office:value="72.04748">
                <text:p>72.047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7.69187">
                <text:p>27.69187</text:p>
              </table:table-cell>
              <table:table-cell office:value-type="float" office:value="55.94233">
                <text:p>55.942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47.76532">
                <text:p>347.76532</text:p>
              </table:table-cell>
              <table:table-cell office:value-type="float" office:value="23.384861">
                <text:p>23.38486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3.066765">
                <text:p>43.066765</text:p>
              </table:table-cell>
              <table:table-cell office:value-type="float" office:value="31.761583">
                <text:p>31.76158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28.49817">
                <text:p>328.49817</text:p>
              </table:table-cell>
              <table:table-cell office:value-type="float" office:value="46.36117">
                <text:p>46.3611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7.45157">
                <text:p>47.45157</text:p>
              </table:table-cell>
              <table:table-cell office:value-type="float" office:value="52.091953">
                <text:p>52.09195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18.71626">
                <text:p>218.71626</text:p>
              </table:table-cell>
              <table:table-cell office:value-type="float" office:value="62.913662">
                <text:p>62.91366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3.605079">
                <text:p>13.605079</text:p>
              </table:table-cell>
              <table:table-cell office:value-type="float" office:value="47.981808">
                <text:p>47.98180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.355494">
                <text:p>11.355494</text:p>
              </table:table-cell>
              <table:table-cell office:value-type="float" office:value="71.099014">
                <text:p>71.0990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3.182327">
                <text:p>43.182327</text:p>
              </table:table-cell>
              <table:table-cell office:value-type="float" office:value="47.685703">
                <text:p>47.68570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1.05655">
                <text:p>31.05655</text:p>
              </table:table-cell>
              <table:table-cell office:value-type="float" office:value="53.875397">
                <text:p>53.87539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87.32925">
                <text:p>287.32925</text:p>
              </table:table-cell>
              <table:table-cell office:value-type="float" office:value="41.67779">
                <text:p>41.6777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8.811354">
                <text:p>28.811354</text:p>
              </table:table-cell>
              <table:table-cell office:value-type="float" office:value="33.90717">
                <text:p>33.9071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4.38666">
                <text:p>74.38666</text:p>
              </table:table-cell>
              <table:table-cell office:value-type="float" office:value="59.79298">
                <text:p>59.7929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1.027008">
                <text:p>41.027008</text:p>
              </table:table-cell>
              <table:table-cell office:value-type="float" office:value="56.981133">
                <text:p>56.98113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10.13178">
                <text:p>110.13178</text:p>
              </table:table-cell>
              <table:table-cell office:value-type="float" office:value="63.956093">
                <text:p>63.95609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6.405096">
                <text:p>26.405096</text:p>
              </table:table-cell>
              <table:table-cell office:value-type="float" office:value="27.745932">
                <text:p>27.74593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.79125">
                <text:p>46.79125</text:p>
              </table:table-cell>
              <table:table-cell office:value-type="float" office:value="40.400337">
                <text:p>40.40033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5774876">
                <text:p>1.5774876</text:p>
              </table:table-cell>
              <table:table-cell office:value-type="float" office:value="50.555557">
                <text:p>50.55555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3.32663">
                <text:p>103.32663</text:p>
              </table:table-cell>
              <table:table-cell office:value-type="float" office:value="65.40794">
                <text:p>65.4079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1.522038">
                <text:p>31.522038</text:p>
              </table:table-cell>
              <table:table-cell office:value-type="float" office:value="50.528385">
                <text:p>50.5283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2.30087">
                <text:p>82.30087</text:p>
              </table:table-cell>
              <table:table-cell office:value-type="float" office:value="64.05432">
                <text:p>64.0543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.290993">
                <text:p>8.290993</text:p>
              </table:table-cell>
              <table:table-cell office:value-type="float" office:value="54.748062">
                <text:p>54.74806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6.310974">
                <text:p>86.310974</text:p>
              </table:table-cell>
              <table:table-cell office:value-type="float" office:value="55.13848">
                <text:p>55.138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7.048992">
                <text:p>57.048992</text:p>
              </table:table-cell>
              <table:table-cell office:value-type="float" office:value="50.761627">
                <text:p>50.7616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8.588104">
                <text:p>98.588104</text:p>
              </table:table-cell>
              <table:table-cell office:value-type="float" office:value="69.63831">
                <text:p>69.6383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5.24022">
                <text:p>25.24022</text:p>
              </table:table-cell>
              <table:table-cell office:value-type="float" office:value="65.521835">
                <text:p>65.52183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7.752157">
                <text:p>17.752157</text:p>
              </table:table-cell>
              <table:table-cell office:value-type="float" office:value="54.63687">
                <text:p>54.6368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0.511992">
                <text:p>20.511992</text:p>
              </table:table-cell>
              <table:table-cell office:value-type="float" office:value="47.79194">
                <text:p>47.7919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8.995453">
                <text:p>38.995453</text:p>
              </table:table-cell>
              <table:table-cell office:value-type="float" office:value="66.14049">
                <text:p>66.1404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1423.934">
                <text:p>11423.934</text:p>
              </table:table-cell>
              <table:table-cell office:value-type="float" office:value="38.642776">
                <text:p>38.64277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7.048021">
                <text:p>27.048021</text:p>
              </table:table-cell>
              <table:table-cell office:value-type="float" office:value="76.146545">
                <text:p>76.14654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1.369446">
                <text:p>21.369446</text:p>
              </table:table-cell>
              <table:table-cell office:value-type="float" office:value="57.672867">
                <text:p>57.67286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8.436134">
                <text:p>48.436134</text:p>
              </table:table-cell>
              <table:table-cell office:value-type="float" office:value="64.18273">
                <text:p>64.1827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8.15521">
                <text:p>68.15521</text:p>
              </table:table-cell>
              <table:table-cell office:value-type="float" office:value="49.536293">
                <text:p>49.53629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39.27032">
                <text:p>239.27032</text:p>
              </table:table-cell>
              <table:table-cell office:value-type="float" office:value="52.357433">
                <text:p>52.35743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.451794">
                <text:p>15.451794</text:p>
              </table:table-cell>
              <table:table-cell office:value-type="float" office:value="32.51591">
                <text:p>32.5159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6.23712">
                <text:p>76.23712</text:p>
              </table:table-cell>
              <table:table-cell office:value-type="float" office:value="63.6318">
                <text:p>63.631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29.21423">
                <text:p>129.21423</text:p>
              </table:table-cell>
              <table:table-cell office:value-type="float" office:value="28.606188">
                <text:p>28.60618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.955387">
                <text:p>8.955387</text:p>
              </table:table-cell>
              <table:table-cell office:value-type="float" office:value="60.5042">
                <text:p>60.504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54.393646">
                <text:p>54.393646</text:p>
              </table:table-cell>
              <table:table-cell office:value-type="float" office:value="41.987663">
                <text:p>41.98766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1.701176">
                <text:p>21.701176</text:p>
              </table:table-cell>
              <table:table-cell office:value-type="float" office:value="60.311462">
                <text:p>60.31146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.831362">
                <text:p>15.831362</text:p>
              </table:table-cell>
              <table:table-cell office:value-type="float" office:value="58.131382">
                <text:p>58.13138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7.70039">
                <text:p>37.70039</text:p>
              </table:table-cell>
              <table:table-cell office:value-type="float" office:value="55.524906">
                <text:p>55.52490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9.47406">
                <text:p>99.47406</text:p>
              </table:table-cell>
              <table:table-cell office:value-type="float" office:value="46.611137">
                <text:p>46.61113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3.031925">
                <text:p>33.031925</text:p>
              </table:table-cell>
              <table:table-cell office:value-type="float" office:value="60.857227">
                <text:p>60.85722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9.34981">
                <text:p>69.34981</text:p>
              </table:table-cell>
              <table:table-cell office:value-type="float" office:value="75.37256">
                <text:p>75.3725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7.52752">
                <text:p>37.52752</text:p>
              </table:table-cell>
              <table:table-cell office:value-type="float" office:value="48.65406">
                <text:p>48.654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54.597115">
                <text:p>54.597115</text:p>
              </table:table-cell>
              <table:table-cell office:value-type="float" office:value="41.639465">
                <text:p>41.63946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3.1979">
                <text:p>63.1979</text:p>
              </table:table-cell>
              <table:table-cell office:value-type="float" office:value="60.759094">
                <text:p>60.75909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1.936874">
                <text:p>101.936874</text:p>
              </table:table-cell>
              <table:table-cell office:value-type="float" office:value="63.158413">
                <text:p>63.15841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6.22516">
                <text:p>46.22516</text:p>
              </table:table-cell>
              <table:table-cell office:value-type="float" office:value="66.95519">
                <text:p>66.9551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5.917362">
                <text:p>25.917362</text:p>
              </table:table-cell>
              <table:table-cell office:value-type="float" office:value="55.534927">
                <text:p>55.53492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3.420254">
                <text:p>43.420254</text:p>
              </table:table-cell>
              <table:table-cell office:value-type="float" office:value="41.629578">
                <text:p>41.62957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7.899075">
                <text:p>57.899075</text:p>
              </table:table-cell>
              <table:table-cell office:value-type="float" office:value="70.38771">
                <text:p>70.3877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0.103817">
                <text:p>40.103817</text:p>
              </table:table-cell>
              <table:table-cell office:value-type="float" office:value="71.72564">
                <text:p>71.7256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52.903168">
                <text:p>52.903168</text:p>
              </table:table-cell>
              <table:table-cell office:value-type="float" office:value="68.68697">
                <text:p>68.6869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.986557">
                <text:p>9.986557</text:p>
              </table:table-cell>
              <table:table-cell office:value-type="float" office:value="53.199856">
                <text:p>53.19985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3.518936">
                <text:p>33.518936</text:p>
              </table:table-cell>
              <table:table-cell office:value-type="float" office:value="58.553684">
                <text:p>58.55368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8423553">
                <text:p>2.8423553</text:p>
              </table:table-cell>
              <table:table-cell office:value-type="float" office:value="52.6644">
                <text:p>52.664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21.98476">
                <text:p>121.98476</text:p>
              </table:table-cell>
              <table:table-cell office:value-type="float" office:value="65.37081">
                <text:p>65.3708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4.88805">
                <text:p>64.88805</text:p>
              </table:table-cell>
              <table:table-cell office:value-type="float" office:value="35.79161">
                <text:p>35.7916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08.53302">
                <text:p>408.53302</text:p>
              </table:table-cell>
              <table:table-cell office:value-type="float" office:value="44.805836">
                <text:p>44.80583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8.21289">
                <text:p>18.21289</text:p>
              </table:table-cell>
              <table:table-cell office:value-type="float" office:value="31.920788">
                <text:p>31.92078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.014698">
                <text:p>12.014698</text:p>
              </table:table-cell>
              <table:table-cell office:value-type="float" office:value="40.694054">
                <text:p>40.69405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2.951923">
                <text:p>62.951923</text:p>
              </table:table-cell>
              <table:table-cell office:value-type="float" office:value="51.36934">
                <text:p>51.369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5.15875">
                <text:p>85.15875</text:p>
              </table:table-cell>
              <table:table-cell office:value-type="float" office:value="54.322353">
                <text:p>54.32235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5.199814">
                <text:p>35.199814</text:p>
              </table:table-cell>
              <table:table-cell office:value-type="float" office:value="71.61655">
                <text:p>71.6165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4.00716">
                <text:p>84.00716</text:p>
              </table:table-cell>
              <table:table-cell office:value-type="float" office:value="46.324615">
                <text:p>46.32461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3.992733">
                <text:p>43.992733</text:p>
              </table:table-cell>
              <table:table-cell office:value-type="float" office:value="76.0896">
                <text:p>76.089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1.927643">
                <text:p>21.927643</text:p>
              </table:table-cell>
              <table:table-cell office:value-type="float" office:value="57.035748">
                <text:p>57.03574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9162606">
                <text:p>0.9162606</text:p>
              </table:table-cell>
              <table:table-cell office:value-type="float" office:value="73.63344">
                <text:p>73.6334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.8254614">
                <text:p>2.8254614</text:p>
              </table:table-cell>
              <table:table-cell office:value-type="float" office:value="55.278923">
                <text:p>55.27892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7950128">
                <text:p>1.7950128</text:p>
              </table:table-cell>
              <table:table-cell office:value-type="float" office:value="41.30538">
                <text:p>41.3053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2588525">
                <text:p>0.2588525</text:p>
              </table:table-cell>
              <table:table-cell office:value-type="float" office:value="84.135475">
                <text:p>84.13547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462322">
                <text:p>1.462322</text:p>
              </table:table-cell>
              <table:table-cell office:value-type="float" office:value="65.88442">
                <text:p>65.8844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0405238">
                <text:p>1.0405238</text:p>
              </table:table-cell>
              <table:table-cell office:value-type="float" office:value="75.606865">
                <text:p>75.60686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6716604">
                <text:p>0.6716604</text:p>
              </table:table-cell>
              <table:table-cell office:value-type="float" office:value="76.90763">
                <text:p>76.9076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8.912987">
                <text:p>18.912987</text:p>
              </table:table-cell>
              <table:table-cell office:value-type="float" office:value="66.45876">
                <text:p>66.4587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2.81497">
                <text:p>32.81497</text:p>
              </table:table-cell>
              <table:table-cell office:value-type="float" office:value="51.512096">
                <text:p>51.51209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.0202302">
                <text:p>1.0202302</text:p>
              </table:table-cell>
              <table:table-cell office:value-type="float" office:value="59.303482">
                <text:p>59.30348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.7885118">
                <text:p>1.7885118</text:p>
              </table:table-cell>
              <table:table-cell office:value-type="float" office:value="65.34694">
                <text:p>65.3469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6204468">
                <text:p>0.6204468</text:p>
              </table:table-cell>
              <table:table-cell office:value-type="float" office:value="65.678345">
                <text:p>65.6783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6568559">
                <text:p>0.6568559</text:p>
              </table:table-cell>
              <table:table-cell office:value-type="float" office:value="75.18873">
                <text:p>75.1887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3255248">
                <text:p>1.3255248</text:p>
              </table:table-cell>
              <table:table-cell office:value-type="float" office:value="56.591927">
                <text:p>56.59192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8804619">
                <text:p>0.8804619</text:p>
              </table:table-cell>
              <table:table-cell office:value-type="float" office:value="78.874794">
                <text:p>78.87479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9991379">
                <text:p>1.9991379</text:p>
              </table:table-cell>
              <table:table-cell office:value-type="float" office:value="62.990196">
                <text:p>62.99019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6492835">
                <text:p>0.6492835</text:p>
              </table:table-cell>
              <table:table-cell office:value-type="float" office:value="82.13097">
                <text:p>82.1309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.949728">
                <text:p>17.949728</text:p>
              </table:table-cell>
              <table:table-cell office:value-type="float" office:value="51.78301">
                <text:p>51.7830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5538921">
                <text:p>0.5538921</text:p>
              </table:table-cell>
              <table:table-cell office:value-type="float" office:value="75.35368">
                <text:p>75.3536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81615645">
                <text:p>0.81615645</text:p>
              </table:table-cell>
              <table:table-cell office:value-type="float" office:value="59.00383">
                <text:p>59.0038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8433642">
                <text:p>0.8433642</text:p>
              </table:table-cell>
              <table:table-cell office:value-type="float" office:value="76.12509">
                <text:p>76.1250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65823275">
                <text:p>0.65823275</text:p>
              </table:table-cell>
              <table:table-cell office:value-type="float" office:value="68.88361">
                <text:p>68.8836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386412">
                <text:p>1.386412</text:p>
              </table:table-cell>
              <table:table-cell office:value-type="float" office:value="65.08764">
                <text:p>65.0876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76380247">
                <text:p>0.76380247</text:p>
              </table:table-cell>
              <table:table-cell office:value-type="float" office:value="78.333336">
                <text:p>78.33333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08985">
                <text:p>1.08985</text:p>
              </table:table-cell>
              <table:table-cell office:value-type="float" office:value="64.11651">
                <text:p>64.1165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0865186">
                <text:p>1.0865186</text:p>
              </table:table-cell>
              <table:table-cell office:value-type="float" office:value="69.27224">
                <text:p>69.2722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8653223">
                <text:p>0.8653223</text:p>
              </table:table-cell>
              <table:table-cell office:value-type="float" office:value="72.57109">
                <text:p>72.5710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.4911703">
                <text:p>1.4911703</text:p>
              </table:table-cell>
              <table:table-cell office:value-type="float" office:value="65.34447">
                <text:p>65.3444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.9259737">
                <text:p>2.9259737</text:p>
              </table:table-cell>
              <table:table-cell office:value-type="float" office:value="72.95598">
                <text:p>72.9559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.4786806">
                <text:p>5.4786806</text:p>
              </table:table-cell>
              <table:table-cell office:value-type="float" office:value="65.99422">
                <text:p>65.9942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5376453">
                <text:p>1.5376453</text:p>
              </table:table-cell>
              <table:table-cell office:value-type="float" office:value="58.31598">
                <text:p>58.315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.1938938">
                <text:p>1.1938938</text:p>
              </table:table-cell>
              <table:table-cell office:value-type="float" office:value="52.948402">
                <text:p>52.9484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9697449">
                <text:p>0.9697449</text:p>
              </table:table-cell>
              <table:table-cell office:value-type="float" office:value="71.149895">
                <text:p>71.14989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5519905">
                <text:p>2.5519905</text:p>
              </table:table-cell>
              <table:table-cell office:value-type="float" office:value="60.325047">
                <text:p>60.32504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5561844">
                <text:p>1.5561844</text:p>
              </table:table-cell>
              <table:table-cell office:value-type="float" office:value="69.02738">
                <text:p>69.0273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.403397">
                <text:p>3.403397</text:p>
              </table:table-cell>
              <table:table-cell office:value-type="float" office:value="55.154533">
                <text:p>55.1545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.4265447">
                <text:p>2.4265447</text:p>
              </table:table-cell>
              <table:table-cell office:value-type="float" office:value="42.911877">
                <text:p>42.91187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0717366">
                <text:p>1.0717366</text:p>
              </table:table-cell>
              <table:table-cell office:value-type="float" office:value="68.10897">
                <text:p>68.1089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3635416">
                <text:p>4.3635416</text:p>
              </table:table-cell>
              <table:table-cell office:value-type="float" office:value="56.909363">
                <text:p>56.90936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.7561707">
                <text:p>5.7561707</text:p>
              </table:table-cell>
              <table:table-cell office:value-type="float" office:value="24.544022">
                <text:p>24.5440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.6962665">
                <text:p>1.6962665</text:p>
              </table:table-cell>
              <table:table-cell office:value-type="float" office:value="44.946125">
                <text:p>44.9461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50392854">
                <text:p>0.50392854</text:p>
              </table:table-cell>
              <table:table-cell office:value-type="float" office:value="79.82456">
                <text:p>79.8245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425292">
                <text:p>1.425292</text:p>
              </table:table-cell>
              <table:table-cell office:value-type="float" office:value="19.857525">
                <text:p>19.85752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23058438">
                <text:p>0.23058438</text:p>
              </table:table-cell>
              <table:table-cell office:value-type="float" office:value="80.42453">
                <text:p>80.4245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.0161104">
                <text:p>7.0161104</text:p>
              </table:table-cell>
              <table:table-cell office:value-type="float" office:value="75.20771">
                <text:p>75.2077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071906">
                <text:p>1.071906</text:p>
              </table:table-cell>
              <table:table-cell office:value-type="float" office:value="49.0099">
                <text:p>49.009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.5461583">
                <text:p>3.5461583</text:p>
              </table:table-cell>
              <table:table-cell office:value-type="float" office:value="61.30189">
                <text:p>61.3018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8307496">
                <text:p>0.8307496</text:p>
              </table:table-cell>
              <table:table-cell office:value-type="float" office:value="54.778763">
                <text:p>54.77876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.6315074">
                <text:p>3.6315074</text:p>
              </table:table-cell>
              <table:table-cell office:value-type="float" office:value="52.388577">
                <text:p>52.38857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.313198">
                <text:p>3.313198</text:p>
              </table:table-cell>
              <table:table-cell office:value-type="float" office:value="57.012383">
                <text:p>57.01238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.65837">
                <text:p>11.65837</text:p>
              </table:table-cell>
              <table:table-cell office:value-type="float" office:value="65.78819">
                <text:p>65.7881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2570003">
                <text:p>1.2570003</text:p>
              </table:table-cell>
              <table:table-cell office:value-type="float" office:value="71.04014">
                <text:p>71.0401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.055151">
                <text:p>4.055151</text:p>
              </table:table-cell>
              <table:table-cell office:value-type="float" office:value="75.594666">
                <text:p>75.59466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8.826103">
                <text:p>18.826103</text:p>
              </table:table-cell>
              <table:table-cell office:value-type="float" office:value="63.433826">
                <text:p>63.43382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0.78405">
                <text:p>100.78405</text:p>
              </table:table-cell>
              <table:table-cell office:value-type="float" office:value="63.064087">
                <text:p>63.06408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8.061127">
                <text:p>48.061127</text:p>
              </table:table-cell>
              <table:table-cell office:value-type="float" office:value="65.32092">
                <text:p>65.3209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8.637886">
                <text:p>28.637886</text:p>
              </table:table-cell>
              <table:table-cell office:value-type="float" office:value="43.79008">
                <text:p>43.7900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9.134342">
                <text:p>49.134342</text:p>
              </table:table-cell>
              <table:table-cell office:value-type="float" office:value="31.978256">
                <text:p>31.97825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.13474">
                <text:p>44.13474</text:p>
              </table:table-cell>
              <table:table-cell office:value-type="float" office:value="74.85854">
                <text:p>74.8585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0.210407">
                <text:p>50.210407</text:p>
              </table:table-cell>
              <table:table-cell office:value-type="float" office:value="54.28515">
                <text:p>54.2851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4.987877">
                <text:p>34.987877</text:p>
              </table:table-cell>
              <table:table-cell office:value-type="float" office:value="62.76756">
                <text:p>62.7675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02.99326">
                <text:p>302.99326</text:p>
              </table:table-cell>
              <table:table-cell office:value-type="float" office:value="63.294697">
                <text:p>63.29469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7.875801">
                <text:p>27.875801</text:p>
              </table:table-cell>
              <table:table-cell office:value-type="float" office:value="57.082638">
                <text:p>57.08263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5.92546">
                <text:p>35.92546</text:p>
              </table:table-cell>
              <table:table-cell office:value-type="float" office:value="60.2297">
                <text:p>60.229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32.411">
                <text:p>132.411</text:p>
              </table:table-cell>
              <table:table-cell office:value-type="float" office:value="50.8947">
                <text:p>50.894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66.72194">
                <text:p>166.72194</text:p>
              </table:table-cell>
              <table:table-cell office:value-type="float" office:value="68.06697">
                <text:p>68.0669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9.24126">
                <text:p>39.24126</text:p>
              </table:table-cell>
              <table:table-cell office:value-type="float" office:value="67.96341">
                <text:p>67.9634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7.83459">
                <text:p>77.83459</text:p>
              </table:table-cell>
              <table:table-cell office:value-type="float" office:value="56.149017">
                <text:p>56.14901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5.083725">
                <text:p>25.083725</text:p>
              </table:table-cell>
              <table:table-cell office:value-type="float" office:value="54.853825">
                <text:p>54.85382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1.920345">
                <text:p>41.920345</text:p>
              </table:table-cell>
              <table:table-cell office:value-type="float" office:value="61.59953">
                <text:p>61.5995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96.0181">
                <text:p>396.0181</text:p>
              </table:table-cell>
              <table:table-cell office:value-type="float" office:value="30.47018">
                <text:p>30.4701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4.101185">
                <text:p>34.101185</text:p>
              </table:table-cell>
              <table:table-cell office:value-type="float" office:value="72.85978">
                <text:p>72.8597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6.383133">
                <text:p>36.383133</text:p>
              </table:table-cell>
              <table:table-cell office:value-type="float" office:value="57.18644">
                <text:p>57.1864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48.37668">
                <text:p>148.37668</text:p>
              </table:table-cell>
              <table:table-cell office:value-type="float" office:value="62.011753">
                <text:p>62.01175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7.514004">
                <text:p>47.514004</text:p>
              </table:table-cell>
              <table:table-cell office:value-type="float" office:value="44.266956">
                <text:p>44.26695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1.03737">
                <text:p>111.03737</text:p>
              </table:table-cell>
              <table:table-cell office:value-type="float" office:value="58.194736">
                <text:p>58.19473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7.565987">
                <text:p>27.565987</text:p>
              </table:table-cell>
              <table:table-cell office:value-type="float" office:value="61.304718">
                <text:p>61.30471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28.9386">
                <text:p>828.9386</text:p>
              </table:table-cell>
              <table:table-cell office:value-type="float" office:value="38.96982">
                <text:p>38.9698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.48286">
                <text:p>40.48286</text:p>
              </table:table-cell>
              <table:table-cell office:value-type="float" office:value="56.722958">
                <text:p>56.72295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5.386011">
                <text:p>25.386011</text:p>
              </table:table-cell>
              <table:table-cell office:value-type="float" office:value="63.365486">
                <text:p>63.36548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8.36723">
                <text:p>88.36723</text:p>
              </table:table-cell>
              <table:table-cell office:value-type="float" office:value="60.940506">
                <text:p>60.94050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49.99234">
                <text:p>149.99234</text:p>
              </table:table-cell>
              <table:table-cell office:value-type="float" office:value="61.074383">
                <text:p>61.07438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9.285994">
                <text:p>29.285994</text:p>
              </table:table-cell>
              <table:table-cell office:value-type="float" office:value="54.941696">
                <text:p>54.94169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49.7188">
                <text:p>749.7188</text:p>
              </table:table-cell>
              <table:table-cell office:value-type="float" office:value="47.500385">
                <text:p>47.50038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4.02827">
                <text:p>54.02827</text:p>
              </table:table-cell>
              <table:table-cell office:value-type="float" office:value="64.42265">
                <text:p>64.4226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6.313148">
                <text:p>26.313148</text:p>
              </table:table-cell>
              <table:table-cell office:value-type="float" office:value="62.051758">
                <text:p>62.05175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4.894525">
                <text:p>14.894525</text:p>
              </table:table-cell>
              <table:table-cell office:value-type="float" office:value="57.619675">
                <text:p>57.61967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.908377">
                <text:p>25.908377</text:p>
              </table:table-cell>
              <table:table-cell office:value-type="float" office:value="59.534645">
                <text:p>59.53464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0.16925">
                <text:p>30.16925</text:p>
              </table:table-cell>
              <table:table-cell office:value-type="float" office:value="65.65104">
                <text:p>65.6510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6.75943">
                <text:p>26.75943</text:p>
              </table:table-cell>
              <table:table-cell office:value-type="float" office:value="50.575657">
                <text:p>50.57565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8.65404">
                <text:p>38.65404</text:p>
              </table:table-cell>
              <table:table-cell office:value-type="float" office:value="76.9293">
                <text:p>76.929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6.49528">
                <text:p>46.49528</text:p>
              </table:table-cell>
              <table:table-cell office:value-type="float" office:value="54.57138">
                <text:p>54.5713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0.439856">
                <text:p>30.439856</text:p>
              </table:table-cell>
              <table:table-cell office:value-type="float" office:value="60.645214">
                <text:p>60.64521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5.380905">
                <text:p>65.380905</text:p>
              </table:table-cell>
              <table:table-cell office:value-type="float" office:value="52.79119">
                <text:p>52.7911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4.44983">
                <text:p>44.44983</text:p>
              </table:table-cell>
              <table:table-cell office:value-type="float" office:value="62.430164">
                <text:p>62.43016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0.72967">
                <text:p>90.72967</text:p>
              </table:table-cell>
              <table:table-cell office:value-type="float" office:value="50.859222">
                <text:p>50.85922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2.73378">
                <text:p>52.73378</text:p>
              </table:table-cell>
              <table:table-cell office:value-type="float" office:value="57.889225">
                <text:p>57.88922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3.56635">
                <text:p>93.56635</text:p>
              </table:table-cell>
              <table:table-cell office:value-type="float" office:value="57.473507">
                <text:p>57.47350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7.872738">
                <text:p>37.872738</text:p>
              </table:table-cell>
              <table:table-cell office:value-type="float" office:value="66.24403">
                <text:p>66.2440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26.132">
                <text:p>126.132</text:p>
              </table:table-cell>
              <table:table-cell office:value-type="float" office:value="42.651993">
                <text:p>42.65199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86.04016">
                <text:p>286.04016</text:p>
              </table:table-cell>
              <table:table-cell office:value-type="float" office:value="34.510895">
                <text:p>34.51089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5.995327">
                <text:p>35.995327</text:p>
              </table:table-cell>
              <table:table-cell office:value-type="float" office:value="60.390186">
                <text:p>60.39018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17.52248">
                <text:p>217.52248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3.531963">
                <text:p>63.531963</text:p>
              </table:table-cell>
              <table:table-cell office:value-type="float" office:value="53.874996">
                <text:p>53.87499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57.52695">
                <text:p>157.52695</text:p>
              </table:table-cell>
              <table:table-cell office:value-type="float" office:value="56.656548">
                <text:p>56.65654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1.22132">
                <text:p>21.22132</text:p>
              </table:table-cell>
              <table:table-cell office:value-type="float" office:value="59.651295">
                <text:p>59.65129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3.31988">
                <text:p>33.31988</text:p>
              </table:table-cell>
              <table:table-cell office:value-type="float" office:value="77.858376">
                <text:p>77.85837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6.7521">
                <text:p>96.7521</text:p>
              </table:table-cell>
              <table:table-cell office:value-type="float" office:value="68.143616">
                <text:p>68.14361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2.342595">
                <text:p>12.342595</text:p>
              </table:table-cell>
              <table:table-cell office:value-type="float" office:value="54.070568">
                <text:p>54.07056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45.86392">
                <text:p>445.86392</text:p>
              </table:table-cell>
              <table:table-cell office:value-type="float" office:value="48.442066">
                <text:p>48.44206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3.767927">
                <text:p>13.767927</text:p>
              </table:table-cell>
              <table:table-cell office:value-type="float" office:value="53.08057">
                <text:p>53.0805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3.036877">
                <text:p>33.036877</text:p>
              </table:table-cell>
              <table:table-cell office:value-type="float" office:value="62.569614">
                <text:p>62.56961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9.429108">
                <text:p>49.429108</text:p>
              </table:table-cell>
              <table:table-cell office:value-type="float" office:value="53.554462">
                <text:p>53.55446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3.987385">
                <text:p>13.987385</text:p>
              </table:table-cell>
              <table:table-cell office:value-type="float" office:value="62.68817">
                <text:p>62.688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7.326132">
                <text:p>27.326132</text:p>
              </table:table-cell>
              <table:table-cell office:value-type="float" office:value="47.931465">
                <text:p>47.93146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8.050966">
                <text:p>18.050966</text:p>
              </table:table-cell>
              <table:table-cell office:value-type="float" office:value="60.43994">
                <text:p>60.4399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3.740467">
                <text:p>33.740467</text:p>
              </table:table-cell>
              <table:table-cell office:value-type="float" office:value="52.23267">
                <text:p>52.2326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2.5017">
                <text:p>42.5017</text:p>
              </table:table-cell>
              <table:table-cell office:value-type="float" office:value="59.49757">
                <text:p>59.4975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4.9662">
                <text:p>24.9662</text:p>
              </table:table-cell>
              <table:table-cell office:value-type="float" office:value="50.204082">
                <text:p>50.20408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22.89853">
                <text:p>122.89853</text:p>
              </table:table-cell>
              <table:table-cell office:value-type="float" office:value="47.507133">
                <text:p>47.50713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8.261272">
                <text:p>38.261272</text:p>
              </table:table-cell>
              <table:table-cell office:value-type="float" office:value="68.73536">
                <text:p>68.735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7.478666">
                <text:p>27.478666</text:p>
              </table:table-cell>
              <table:table-cell office:value-type="float" office:value="76.19235">
                <text:p>76.192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5.95642">
                <text:p>95.95642</text:p>
              </table:table-cell>
              <table:table-cell office:value-type="float" office:value="60.276794">
                <text:p>60.27679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43.5326">
                <text:p>43.5326</text:p>
              </table:table-cell>
              <table:table-cell office:value-type="float" office:value="51.206238">
                <text:p>51.20623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6.26284">
                <text:p>56.26284</text:p>
              </table:table-cell>
              <table:table-cell office:value-type="float" office:value="49.011845">
                <text:p>49.0118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.829117">
                <text:p>49.829117</text:p>
              </table:table-cell>
              <table:table-cell office:value-type="float" office:value="51.003223">
                <text:p>51.00322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9.625134">
                <text:p>39.625134</text:p>
              </table:table-cell>
              <table:table-cell office:value-type="float" office:value="54.300247">
                <text:p>54.30024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6.370777">
                <text:p>46.370777</text:p>
              </table:table-cell>
              <table:table-cell office:value-type="float" office:value="73.35822">
                <text:p>73.358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49.46716">
                <text:p>249.46716</text:p>
              </table:table-cell>
              <table:table-cell office:value-type="float" office:value="50.185837">
                <text:p>50.18583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97.7841">
                <text:p>497.7841</text:p>
              </table:table-cell>
              <table:table-cell office:value-type="float" office:value="42.486496">
                <text:p>42.48649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27.6703">
                <text:p>127.6703</text:p>
              </table:table-cell>
              <table:table-cell office:value-type="float" office:value="38.709778">
                <text:p>38.70977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2.593857">
                <text:p>62.593857</text:p>
              </table:table-cell>
              <table:table-cell office:value-type="float" office:value="55.013355">
                <text:p>55.01335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6.270412">
                <text:p>46.270412</text:p>
              </table:table-cell>
              <table:table-cell office:value-type="float" office:value="65.1084">
                <text:p>65.108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7.02056">
                <text:p>27.02056</text:p>
              </table:table-cell>
              <table:table-cell office:value-type="float" office:value="70.62743">
                <text:p>70.6274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2.490172">
                <text:p>12.490172</text:p>
              </table:table-cell>
              <table:table-cell office:value-type="float" office:value="54.015446">
                <text:p>54.01544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2.32039">
                <text:p>202.32039</text:p>
              </table:table-cell>
              <table:table-cell office:value-type="float" office:value="70.04966">
                <text:p>70.0496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7.232315">
                <text:p>37.232315</text:p>
              </table:table-cell>
              <table:table-cell office:value-type="float" office:value="59.888866">
                <text:p>59.88886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79.518295">
                <text:p>79.518295</text:p>
              </table:table-cell>
              <table:table-cell office:value-type="float" office:value="60.869743">
                <text:p>60.86974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4.271816">
                <text:p>34.271816</text:p>
              </table:table-cell>
              <table:table-cell office:value-type="float" office:value="58.333332">
                <text:p>58.33333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8.04859">
                <text:p>78.04859</text:p>
              </table:table-cell>
              <table:table-cell office:value-type="float" office:value="47.855362">
                <text:p>47.85536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.399332">
                <text:p>21.399332</text:p>
              </table:table-cell>
              <table:table-cell office:value-type="float" office:value="60.44329">
                <text:p>60.4432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.221927">
                <text:p>15.221927</text:p>
              </table:table-cell>
              <table:table-cell office:value-type="float" office:value="67.398026">
                <text:p>67.39802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.4730697">
                <text:p>2.4730697</text:p>
              </table:table-cell>
              <table:table-cell office:value-type="float" office:value="84.70006">
                <text:p>84.7000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.5438814">
                <text:p>5.5438814</text:p>
              </table:table-cell>
              <table:table-cell office:value-type="float" office:value="74.01047">
                <text:p>74.0104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1999323">
                <text:p>1.1999323</text:p>
              </table:table-cell>
              <table:table-cell office:value-type="float" office:value="89.434784">
                <text:p>89.43478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.408677">
                <text:p>9.408677</text:p>
              </table:table-cell>
              <table:table-cell office:value-type="float" office:value="79.548416">
                <text:p>79.54841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.0731926">
                <text:p>4.0731926</text:p>
              </table:table-cell>
              <table:table-cell office:value-type="float" office:value="74.02359">
                <text:p>74.0235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7.43069">
                <text:p>17.43069</text:p>
              </table:table-cell>
              <table:table-cell office:value-type="float" office:value="72.22703">
                <text:p>72.2270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.880349">
                <text:p>8.880349</text:p>
              </table:table-cell>
              <table:table-cell office:value-type="float" office:value="64.237885">
                <text:p>64.23788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9.625004">
                <text:p>49.625004</text:p>
              </table:table-cell>
              <table:table-cell office:value-type="float" office:value="77.175606">
                <text:p>77.17560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2.046711">
                <text:p>22.046711</text:p>
              </table:table-cell>
              <table:table-cell office:value-type="float" office:value="71.337616">
                <text:p>71.33761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3.46715">
                <text:p>23.46715</text:p>
              </table:table-cell>
              <table:table-cell office:value-type="float" office:value="57.04787">
                <text:p>57.0478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.3407607">
                <text:p>7.3407607</text:p>
              </table:table-cell>
              <table:table-cell office:value-type="float" office:value="70.50928">
                <text:p>70.5092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5180186">
                <text:p>0.5180186</text:p>
              </table:table-cell>
              <table:table-cell office:value-type="float" office:value="90.39265">
                <text:p>90.3926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77.78137">
                <text:p>177.78137</text:p>
              </table:table-cell>
              <table:table-cell office:value-type="float" office:value="62.97375">
                <text:p>62.9737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.380518">
                <text:p>4.380518</text:p>
              </table:table-cell>
              <table:table-cell office:value-type="float" office:value="72.50742">
                <text:p>72.5074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4.671734">
                <text:p>44.671734</text:p>
              </table:table-cell>
              <table:table-cell office:value-type="float" office:value="58.517265">
                <text:p>58.51726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.7245026">
                <text:p>3.7245026</text:p>
              </table:table-cell>
              <table:table-cell office:value-type="float" office:value="73.21647">
                <text:p>73.2164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.624885">
                <text:p>7.624885</text:p>
              </table:table-cell>
              <table:table-cell office:value-type="float" office:value="67.04417">
                <text:p>67.0441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7.919165">
                <text:p>27.919165</text:p>
              </table:table-cell>
              <table:table-cell office:value-type="float" office:value="72.7203">
                <text:p>72.720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.602396">
                <text:p>10.602396</text:p>
              </table:table-cell>
              <table:table-cell office:value-type="float" office:value="75.938774">
                <text:p>75.93877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0.254765">
                <text:p>20.254765</text:p>
              </table:table-cell>
              <table:table-cell office:value-type="float" office:value="70.65767">
                <text:p>70.6576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8504558">
                <text:p>1.8504558</text:p>
              </table:table-cell>
              <table:table-cell office:value-type="float" office:value="85.45894">
                <text:p>85.4589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3018411">
                <text:p>1.3018411</text:p>
              </table:table-cell>
              <table:table-cell office:value-type="float" office:value="87.451416">
                <text:p>87.45141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2.126204">
                <text:p>22.126204</text:p>
              </table:table-cell>
              <table:table-cell office:value-type="float" office:value="76.23066">
                <text:p>76.2306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3.057272">
                <text:p>13.057272</text:p>
              </table:table-cell>
              <table:table-cell office:value-type="float" office:value="73.03229">
                <text:p>73.0322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8.347015">
                <text:p>18.347015</text:p>
              </table:table-cell>
              <table:table-cell office:value-type="float" office:value="75.60976">
                <text:p>75.6097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7474583">
                <text:p>1.7474583</text:p>
              </table:table-cell>
              <table:table-cell office:value-type="float" office:value="80.98694">
                <text:p>80.9869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.724327">
                <text:p>3.724327</text:p>
              </table:table-cell>
              <table:table-cell office:value-type="float" office:value="73.36244">
                <text:p>73.3624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.0974157">
                <text:p>2.0974157</text:p>
              </table:table-cell>
              <table:table-cell office:value-type="float" office:value="71.39761">
                <text:p>71.3976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3678625">
                <text:p>1.3678625</text:p>
              </table:table-cell>
              <table:table-cell office:value-type="float" office:value="87.935844">
                <text:p>87.9358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.8894567">
                <text:p>7.8894567</text:p>
              </table:table-cell>
              <table:table-cell office:value-type="float" office:value="72.31386">
                <text:p>72.3138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.6452208">
                <text:p>6.6452208</text:p>
              </table:table-cell>
              <table:table-cell office:value-type="float" office:value="67.42748">
                <text:p>67.4274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2.716879">
                <text:p>12.716879</text:p>
              </table:table-cell>
              <table:table-cell office:value-type="float" office:value="75.32533">
                <text:p>75.3253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.2185156">
                <text:p>3.2185156</text:p>
              </table:table-cell>
              <table:table-cell office:value-type="float" office:value="73.05282">
                <text:p>73.0528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.4575295">
                <text:p>6.4575295</text:p>
              </table:table-cell>
              <table:table-cell office:value-type="float" office:value="69.984116">
                <text:p>69.98411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8.977022">
                <text:p>18.977022</text:p>
              </table:table-cell>
              <table:table-cell office:value-type="float" office:value="71.318695">
                <text:p>71.31869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.4235296">
                <text:p>6.4235296</text:p>
              </table:table-cell>
              <table:table-cell office:value-type="float" office:value="84.236084">
                <text:p>84.2360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.5303442">
                <text:p>3.5303442</text:p>
              </table:table-cell>
              <table:table-cell office:value-type="float" office:value="67.71261">
                <text:p>67.7126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.9054036">
                <text:p>5.9054036</text:p>
              </table:table-cell>
              <table:table-cell office:value-type="float" office:value="69.14753">
                <text:p>69.1475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70.57486">
                <text:p>70.5748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3.706627">
                <text:p>13.706627</text:p>
              </table:table-cell>
              <table:table-cell office:value-type="float" office:value="74.50613">
                <text:p>74.5061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.665539">
                <text:p>21.665539</text:p>
              </table:table-cell>
              <table:table-cell office:value-type="float" office:value="72.4077">
                <text:p>72.407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.8554907">
                <text:p>6.8554907</text:p>
              </table:table-cell>
              <table:table-cell office:value-type="float" office:value="70.20173">
                <text:p>70.2017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.0291688">
                <text:p>3.0291688</text:p>
              </table:table-cell>
              <table:table-cell office:value-type="float" office:value="85.823265">
                <text:p>85.82326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.355405">
                <text:p>14.355405</text:p>
              </table:table-cell>
              <table:table-cell office:value-type="float" office:value="72.84047">
                <text:p>72.8404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3.301603">
                <text:p>23.301603</text:p>
              </table:table-cell>
              <table:table-cell office:value-type="float" office:value="66.64361">
                <text:p>66.6436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3.121529">
                <text:p>23.121529</text:p>
              </table:table-cell>
              <table:table-cell office:value-type="float" office:value="77.683754">
                <text:p>77.68375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.7363753">
                <text:p>6.7363753</text:p>
              </table:table-cell>
              <table:table-cell office:value-type="float" office:value="75.77683">
                <text:p>75.7768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1.001742">
                <text:p>11.001742</text:p>
              </table:table-cell>
              <table:table-cell office:value-type="float" office:value="61.913284">
                <text:p>61.91328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2.273506">
                <text:p>12.273506</text:p>
              </table:table-cell>
              <table:table-cell office:value-type="float" office:value="70.073845">
                <text:p>70.07384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2.727104">
                <text:p>32.727104</text:p>
              </table:table-cell>
              <table:table-cell office:value-type="float" office:value="57.390186">
                <text:p>57.39018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.012683">
                <text:p>6.012683</text:p>
              </table:table-cell>
              <table:table-cell office:value-type="float" office:value="75.313446">
                <text:p>75.31344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.9897113">
                <text:p>6.9897113</text:p>
              </table:table-cell>
              <table:table-cell office:value-type="float" office:value="69.47988">
                <text:p>69.4798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.5059733">
                <text:p>7.5059733</text:p>
              </table:table-cell>
              <table:table-cell office:value-type="float" office:value="65.046104">
                <text:p>65.04610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87.8756">
                <text:p>387.8756</text:p>
              </table:table-cell>
              <table:table-cell office:value-type="float" office:value="58.331417">
                <text:p>58.33141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2.079323">
                <text:p>22.079323</text:p>
              </table:table-cell>
              <table:table-cell office:value-type="float" office:value="58.744667">
                <text:p>58.7446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.9452586">
                <text:p>7.9452586</text:p>
              </table:table-cell>
              <table:table-cell office:value-type="float" office:value="62.62491">
                <text:p>62.6249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5.356163">
                <text:p>25.356163</text:p>
              </table:table-cell>
              <table:table-cell office:value-type="float" office:value="64.82503">
                <text:p>64.8250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.756351">
                <text:p>10.756351</text:p>
              </table:table-cell>
              <table:table-cell office:value-type="float" office:value="69.98841">
                <text:p>69.9884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3.747326">
                <text:p>43.747326</text:p>
              </table:table-cell>
              <table:table-cell office:value-type="float" office:value="64.17381">
                <text:p>64.1738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2.82935">
                <text:p>12.82935</text:p>
              </table:table-cell>
              <table:table-cell office:value-type="float" office:value="69.14348">
                <text:p>69.1434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0.0166">
                <text:p>20.0166</text:p>
              </table:table-cell>
              <table:table-cell office:value-type="float" office:value="69.397125">
                <text:p>69.39712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69.336525">
                <text:p>69.33652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.1417265">
                <text:p>3.1417265</text:p>
              </table:table-cell>
              <table:table-cell office:value-type="float" office:value="74.745766">
                <text:p>74.74576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2273737">
                <text:p>1.2273737</text:p>
              </table:table-cell>
              <table:table-cell office:value-type="float" office:value="83.751495">
                <text:p>83.75149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7.267376">
                <text:p>47.267376</text:p>
              </table:table-cell>
              <table:table-cell office:value-type="float" office:value="75.06339">
                <text:p>75.063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5.330243">
                <text:p>15.330243</text:p>
              </table:table-cell>
              <table:table-cell office:value-type="float" office:value="65.13626">
                <text:p>65.1362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2.915028">
                <text:p>22.915028</text:p>
              </table:table-cell>
              <table:table-cell office:value-type="float" office:value="69.5409">
                <text:p>69.540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9.54041">
                <text:p>19.54041</text:p>
              </table:table-cell>
              <table:table-cell office:value-type="float" office:value="76.61759">
                <text:p>76.6175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85.17876">
                <text:p>85.1787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.5135734">
                <text:p>3.5135734</text:p>
              </table:table-cell>
              <table:table-cell office:value-type="float" office:value="66.678925">
                <text:p>66.67892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98.2134">
                <text:p>398.2134</text:p>
              </table:table-cell>
              <table:table-cell office:value-type="float" office:value="63.684345">
                <text:p>63.68434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72.84162">
                <text:p>72.8416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6.485245">
                <text:p>46.485245</text:p>
              </table:table-cell>
              <table:table-cell office:value-type="float" office:value="73.90443">
                <text:p>73.9044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.4457235">
                <text:p>4.4457235</text:p>
              </table:table-cell>
              <table:table-cell office:value-type="float" office:value="80.92029">
                <text:p>80.9202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.662309">
                <text:p>2.662309</text:p>
              </table:table-cell>
              <table:table-cell office:value-type="float" office:value="80.2651">
                <text:p>80.265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.186311">
                <text:p>6.186311</text:p>
              </table:table-cell>
              <table:table-cell office:value-type="float" office:value="84.01981">
                <text:p>84.0198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.0116572">
                <text:p>2.0116572</text:p>
              </table:table-cell>
              <table:table-cell office:value-type="float" office:value="70.65541">
                <text:p>70.6554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8.63352">
                <text:p>48.63352</text:p>
              </table:table-cell>
              <table:table-cell office:value-type="float" office:value="35.04133">
                <text:p>35.0413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7.458176">
                <text:p>77.458176</text:p>
              </table:table-cell>
              <table:table-cell office:value-type="float" office:value="48.20908">
                <text:p>48.2090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3.18868">
                <text:p>13.18868</text:p>
              </table:table-cell>
              <table:table-cell office:value-type="float" office:value="42.47772">
                <text:p>42.4777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7.685993">
                <text:p>27.685993</text:p>
              </table:table-cell>
              <table:table-cell office:value-type="float" office:value="47.336357">
                <text:p>47.33635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3.474238">
                <text:p>13.474238</text:p>
              </table:table-cell>
              <table:table-cell office:value-type="float" office:value="53.274624">
                <text:p>53.27462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.7016811">
                <text:p>2.7016811</text:p>
              </table:table-cell>
              <table:table-cell office:value-type="float" office:value="68.72081">
                <text:p>68.72081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.3381653">
                <text:p>4.3381653</text:p>
              </table:table-cell>
              <table:table-cell office:value-type="float" office:value="58.786198">
                <text:p>58.78619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9.960028">
                <text:p>19.960028</text:p>
              </table:table-cell>
              <table:table-cell office:value-type="float" office:value="53.757187">
                <text:p>53.75718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.097391">
                <text:p>8.097391</text:p>
              </table:table-cell>
              <table:table-cell office:value-type="float" office:value="64.23351">
                <text:p>64.2335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5903606">
                <text:p>0.5903606</text:p>
              </table:table-cell>
              <table:table-cell office:value-type="float" office:value="63.194443">
                <text:p>63.19444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6364846">
                <text:p>0.6364846</text:p>
              </table:table-cell>
              <table:table-cell office:value-type="float" office:value="77.349266">
                <text:p>77.34926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27974093">
                <text:p>0.27974093</text:p>
              </table:table-cell>
              <table:table-cell office:value-type="float" office:value="75.8168">
                <text:p>75.816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6.222797">
                <text:p>16.222797</text:p>
              </table:table-cell>
              <table:table-cell office:value-type="float" office:value="36.25893">
                <text:p>36.2589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8.034985">
                <text:p>28.034985</text:p>
              </table:table-cell>
              <table:table-cell office:value-type="float" office:value="52.593628">
                <text:p>52.59362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.6744018">
                <text:p>4.6744018</text:p>
              </table:table-cell>
              <table:table-cell office:value-type="float" office:value="58.561558">
                <text:p>58.56155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9.479582">
                <text:p>19.479582</text:p>
              </table:table-cell>
              <table:table-cell office:value-type="float" office:value="61.288734">
                <text:p>61.28873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.1736283">
                <text:p>4.1736283</text:p>
              </table:table-cell>
              <table:table-cell office:value-type="float" office:value="69.62006">
                <text:p>69.6200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3641131">
                <text:p>0.3641131</text:p>
              </table:table-cell>
              <table:table-cell office:value-type="float" office:value="78.45938">
                <text:p>78.4593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8.771643">
                <text:p>28.771643</text:p>
              </table:table-cell>
              <table:table-cell office:value-type="float" office:value="37.90576">
                <text:p>37.9057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4.8843355">
                <text:p>14.8843355</text:p>
              </table:table-cell>
              <table:table-cell office:value-type="float" office:value="39.374428">
                <text:p>39.37442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9.685314">
                <text:p>19.685314</text:p>
              </table:table-cell>
              <table:table-cell office:value-type="float" office:value="58.877518">
                <text:p>58.87751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2178354">
                <text:p>1.2178354</text:p>
              </table:table-cell>
              <table:table-cell office:value-type="float" office:value="71.424034">
                <text:p>71.42403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2.23106">
                <text:p>102.23106</text:p>
              </table:table-cell>
              <table:table-cell office:value-type="float" office:value="51.81694">
                <text:p>51.8169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.1149797">
                <text:p>2.1149797</text:p>
              </table:table-cell>
              <table:table-cell office:value-type="float" office:value="67.97738">
                <text:p>67.9773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11.03235">
                <text:p>611.03235</text:p>
              </table:table-cell>
              <table:table-cell office:value-type="float" office:value="21.608635">
                <text:p>21.60863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9.236595">
                <text:p>39.236595</text:p>
              </table:table-cell>
              <table:table-cell office:value-type="float" office:value="52.43829">
                <text:p>52.4382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8228483">
                <text:p>0.8228483</text:p>
              </table:table-cell>
              <table:table-cell office:value-type="float" office:value="68.10865">
                <text:p>68.1086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.610453">
                <text:p>8.610453</text:p>
              </table:table-cell>
              <table:table-cell office:value-type="float" office:value="47.571106">
                <text:p>47.57110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.086844">
                <text:p>9.086844</text:p>
              </table:table-cell>
              <table:table-cell office:value-type="float" office:value="64.475006">
                <text:p>64.47500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.8774986">
                <text:p>4.8774986</text:p>
              </table:table-cell>
              <table:table-cell office:value-type="float" office:value="65.864426">
                <text:p>65.86442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8601552">
                <text:p>0.8601552</text:p>
              </table:table-cell>
              <table:table-cell office:value-type="float" office:value="69.071144">
                <text:p>69.07114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.073015">
                <text:p>4.073015</text:p>
              </table:table-cell>
              <table:table-cell office:value-type="float" office:value="50.420826">
                <text:p>50.42082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82.72144">
                <text:p>282.72144</text:p>
              </table:table-cell>
              <table:table-cell office:value-type="float" office:value="41.02293">
                <text:p>41.0229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32644206">
                <text:p>0.32644206</text:p>
              </table:table-cell>
              <table:table-cell office:value-type="float" office:value="67.41293">
                <text:p>67.4129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3.456326">
                <text:p>53.456326</text:p>
              </table:table-cell>
              <table:table-cell office:value-type="float" office:value="53.452988">
                <text:p>53.45298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5.033264">
                <text:p>75.033264</text:p>
              </table:table-cell>
              <table:table-cell office:value-type="float" office:value="64.011795">
                <text:p>64.01179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34.77936">
                <text:p>634.77936</text:p>
              </table:table-cell>
              <table:table-cell office:value-type="float" office:value="42.686947">
                <text:p>42.68694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0.060425">
                <text:p>40.060425</text:p>
              </table:table-cell>
              <table:table-cell office:value-type="float" office:value="68.86661">
                <text:p>68.8666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48.4415">
                <text:p>148.4415</text:p>
              </table:table-cell>
              <table:table-cell office:value-type="float" office:value="53.34701">
                <text:p>53.3470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8.925093">
                <text:p>18.925093</text:p>
              </table:table-cell>
              <table:table-cell office:value-type="float" office:value="77.729645">
                <text:p>77.72964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83.90144">
                <text:p>183.90144</text:p>
              </table:table-cell>
              <table:table-cell office:value-type="float" office:value="50.299217">
                <text:p>50.29921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3.067474">
                <text:p>93.067474</text:p>
              </table:table-cell>
              <table:table-cell office:value-type="float" office:value="66.99847">
                <text:p>66.9984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0.822578">
                <text:p>20.822578</text:p>
              </table:table-cell>
              <table:table-cell office:value-type="float" office:value="62.514694">
                <text:p>62.51469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88.34802">
                <text:p>388.34802</text:p>
              </table:table-cell>
              <table:table-cell office:value-type="float" office:value="49.410095">
                <text:p>49.41009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9.37998">
                <text:p>89.37998</text:p>
              </table:table-cell>
              <table:table-cell office:value-type="float" office:value="67.67121">
                <text:p>67.6712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0.563866">
                <text:p>80.563866</text:p>
              </table:table-cell>
              <table:table-cell office:value-type="float" office:value="59.076706">
                <text:p>59.07670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.909981">
                <text:p>4.909981</text:p>
              </table:table-cell>
              <table:table-cell office:value-type="float" office:value="65.12107">
                <text:p>65.1210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5.07268">
                <text:p>65.07268</text:p>
              </table:table-cell>
              <table:table-cell office:value-type="float" office:value="53.51579">
                <text:p>53.5157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3.653614">
                <text:p>53.653614</text:p>
              </table:table-cell>
              <table:table-cell office:value-type="float" office:value="50.014843">
                <text:p>50.01484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4.23708">
                <text:p>254.23708</text:p>
              </table:table-cell>
              <table:table-cell office:value-type="float" office:value="50.213432">
                <text:p>50.21343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5.328682">
                <text:p>25.328682</text:p>
              </table:table-cell>
              <table:table-cell office:value-type="float" office:value="68.37356">
                <text:p>68.3735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7.333624">
                <text:p>27.333624</text:p>
              </table:table-cell>
              <table:table-cell office:value-type="float" office:value="64.66747">
                <text:p>64.6674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6.759327">
                <text:p>16.759327</text:p>
              </table:table-cell>
              <table:table-cell office:value-type="float" office:value="55.777885">
                <text:p>55.77788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.238758">
                <text:p>53.238758</text:p>
              </table:table-cell>
              <table:table-cell office:value-type="float" office:value="56.328293">
                <text:p>56.32829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3.083153">
                <text:p>33.083153</text:p>
              </table:table-cell>
              <table:table-cell office:value-type="float" office:value="59.95203">
                <text:p>59.9520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65.8985">
                <text:p>165.8985</text:p>
              </table:table-cell>
              <table:table-cell office:value-type="float" office:value="59.405804">
                <text:p>59.40580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85.66257">
                <text:p>185.66257</text:p>
              </table:table-cell>
              <table:table-cell office:value-type="float" office:value="46.955315">
                <text:p>46.95531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30.9923">
                <text:p>1130.9923</text:p>
              </table:table-cell>
              <table:table-cell office:value-type="float" office:value="38.97806">
                <text:p>38.9780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4.788826">
                <text:p>14.788826</text:p>
              </table:table-cell>
              <table:table-cell office:value-type="float" office:value="57.984154">
                <text:p>57.98415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9.64658">
                <text:p>69.64658</text:p>
              </table:table-cell>
              <table:table-cell office:value-type="float" office:value="41.44447">
                <text:p>41.4444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6.04282">
                <text:p>66.04282</text:p>
              </table:table-cell>
              <table:table-cell office:value-type="float" office:value="54.198296">
                <text:p>54.19829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.8916097">
                <text:p>6.8916097</text:p>
              </table:table-cell>
              <table:table-cell office:value-type="float" office:value="60.703297">
                <text:p>60.70329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84788">
                <text:p>74.84788</text:p>
              </table:table-cell>
              <table:table-cell office:value-type="float" office:value="69.49114">
                <text:p>69.4911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3.099265">
                <text:p>13.099265</text:p>
              </table:table-cell>
              <table:table-cell office:value-type="float" office:value="78.657234">
                <text:p>78.65723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5.932302">
                <text:p>25.932302</text:p>
              </table:table-cell>
              <table:table-cell office:value-type="float" office:value="58.93424">
                <text:p>58.9342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0.005219">
                <text:p>20.005219</text:p>
              </table:table-cell>
              <table:table-cell office:value-type="float" office:value="68.949005">
                <text:p>68.94900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1.4458">
                <text:p>41.4458</text:p>
              </table:table-cell>
              <table:table-cell office:value-type="float" office:value="59.530766">
                <text:p>59.53076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6.576403">
                <text:p>26.576403</text:p>
              </table:table-cell>
              <table:table-cell office:value-type="float" office:value="73.042854">
                <text:p>73.04285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4.103947">
                <text:p>24.103947</text:p>
              </table:table-cell>
              <table:table-cell office:value-type="float" office:value="72.92068">
                <text:p>72.9206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78.04126">
                <text:p>178.04126</text:p>
              </table:table-cell>
              <table:table-cell office:value-type="float" office:value="36.16239">
                <text:p>36.1623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04.16171">
                <text:p>204.16171</text:p>
              </table:table-cell>
              <table:table-cell office:value-type="float" office:value="59.760155">
                <text:p>59.76015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6.76486">
                <text:p>96.76486</text:p>
              </table:table-cell>
              <table:table-cell office:value-type="float" office:value="54.54854">
                <text:p>54.5485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42.23663">
                <text:p>142.23663</text:p>
              </table:table-cell>
              <table:table-cell office:value-type="float" office:value="64.18798">
                <text:p>64.1879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87.44193">
                <text:p>387.44193</text:p>
              </table:table-cell>
              <table:table-cell office:value-type="float" office:value="46.17873">
                <text:p>46.1787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36.58862">
                <text:p>136.58862</text:p>
              </table:table-cell>
              <table:table-cell office:value-type="float" office:value="47.537785">
                <text:p>47.53778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6.058033">
                <text:p>36.058033</text:p>
              </table:table-cell>
              <table:table-cell office:value-type="float" office:value="66.87283">
                <text:p>66.8728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7.02381">
                <text:p>17.02381</text:p>
              </table:table-cell>
              <table:table-cell office:value-type="float" office:value="64.34865">
                <text:p>64.3486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5.96581">
                <text:p>65.96581</text:p>
              </table:table-cell>
              <table:table-cell office:value-type="float" office:value="51.28941">
                <text:p>51.2894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3.434166">
                <text:p>43.434166</text:p>
              </table:table-cell>
              <table:table-cell office:value-type="float" office:value="73.63175">
                <text:p>73.6317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6.41151">
                <text:p>106.41151</text:p>
              </table:table-cell>
              <table:table-cell office:value-type="float" office:value="42.88326">
                <text:p>42.8832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34.63617">
                <text:p>634.63617</text:p>
              </table:table-cell>
              <table:table-cell office:value-type="float" office:value="42.746765">
                <text:p>42.7467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53.545353">
                <text:p>53.545353</text:p>
              </table:table-cell>
              <table:table-cell office:value-type="float" office:value="60.506393">
                <text:p>60.50639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05.38736">
                <text:p>305.38736</text:p>
              </table:table-cell>
              <table:table-cell office:value-type="float" office:value="47.677376">
                <text:p>47.67737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6.406136">
                <text:p>76.406136</text:p>
              </table:table-cell>
              <table:table-cell office:value-type="float" office:value="59.90682">
                <text:p>59.9068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1.949259">
                <text:p>31.949259</text:p>
              </table:table-cell>
              <table:table-cell office:value-type="float" office:value="69.73413">
                <text:p>69.7341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4125.823">
                <text:p>4125.823</text:p>
              </table:table-cell>
              <table:table-cell office:value-type="float" office:value="14.153968">
                <text:p>14.15396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9.031727">
                <text:p>39.031727</text:p>
              </table:table-cell>
              <table:table-cell office:value-type="float" office:value="55.556526">
                <text:p>55.55652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6.24264">
                <text:p>6.24264</text:p>
              </table:table-cell>
              <table:table-cell office:value-type="float" office:value="73.31829">
                <text:p>73.3182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3.574295">
                <text:p>73.574295</text:p>
              </table:table-cell>
              <table:table-cell office:value-type="float" office:value="56.803688">
                <text:p>56.80368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6.33342">
                <text:p>46.33342</text:p>
              </table:table-cell>
              <table:table-cell office:value-type="float" office:value="68.26518">
                <text:p>68.2651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7.748638">
                <text:p>27.748638</text:p>
              </table:table-cell>
              <table:table-cell office:value-type="float" office:value="71.758354">
                <text:p>71.75835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.4934134">
                <text:p>5.4934134</text:p>
              </table:table-cell>
              <table:table-cell office:value-type="float" office:value="64.392105">
                <text:p>64.39210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0.094482">
                <text:p>20.094482</text:p>
              </table:table-cell>
              <table:table-cell office:value-type="float" office:value="60.904346">
                <text:p>60.904346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4.272876">
                <text:p>14.272876</text:p>
              </table:table-cell>
              <table:table-cell office:value-type="float" office:value="67.71658">
                <text:p>67.716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54.585342">
                <text:p>54.585342</text:p>
              </table:table-cell>
              <table:table-cell office:value-type="float" office:value="61.930176">
                <text:p>61.93017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1.054373">
                <text:p>31.054373</text:p>
              </table:table-cell>
              <table:table-cell office:value-type="float" office:value="63.38187">
                <text:p>63.3818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7.95762">
                <text:p>17.95762</text:p>
              </table:table-cell>
              <table:table-cell office:value-type="float" office:value="58.178337">
                <text:p>58.17833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3.23089">
                <text:p>93.23089</text:p>
              </table:table-cell>
              <table:table-cell office:value-type="float" office:value="56.717777">
                <text:p>56.71777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7.142311">
                <text:p>27.142311</text:p>
              </table:table-cell>
              <table:table-cell office:value-type="float" office:value="60.627026">
                <text:p>60.62702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36.06187">
                <text:p>136.06187</text:p>
              </table:table-cell>
              <table:table-cell office:value-type="float" office:value="62.004448">
                <text:p>62.00444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7.086258">
                <text:p>27.086258</text:p>
              </table:table-cell>
              <table:table-cell office:value-type="float" office:value="56.258522">
                <text:p>56.25852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84.87335">
                <text:p>184.87335</text:p>
              </table:table-cell>
              <table:table-cell office:value-type="float" office:value="60.7375">
                <text:p>60.737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27.8269">
                <text:p>427.8269</text:p>
              </table:table-cell>
              <table:table-cell office:value-type="float" office:value="38.147274">
                <text:p>38.14727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41.06168">
                <text:p>341.06168</text:p>
              </table:table-cell>
              <table:table-cell office:value-type="float" office:value="40.64051">
                <text:p>40.6405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1.87071">
                <text:p>101.87071</text:p>
              </table:table-cell>
              <table:table-cell office:value-type="float" office:value="41.01129">
                <text:p>41.0112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555.0635">
                <text:p>555.0635</text:p>
              </table:table-cell>
              <table:table-cell office:value-type="float" office:value="32.272125">
                <text:p>32.27212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7.06295">
                <text:p>87.06295</text:p>
              </table:table-cell>
              <table:table-cell office:value-type="float" office:value="41.40675">
                <text:p>41.4067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9.157013">
                <text:p>19.157013</text:p>
              </table:table-cell>
              <table:table-cell office:value-type="float" office:value="56.788113">
                <text:p>56.78811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57.334023">
                <text:p>57.334023</text:p>
              </table:table-cell>
              <table:table-cell office:value-type="float" office:value="63.211487">
                <text:p>63.21148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.676861">
                <text:p>9.676861</text:p>
              </table:table-cell>
              <table:table-cell office:value-type="float" office:value="21.13975">
                <text:p>21.1397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5.521774">
                <text:p>95.521774</text:p>
              </table:table-cell>
              <table:table-cell office:value-type="float" office:value="68.4852">
                <text:p>68.485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.619055">
                <text:p>15.619055</text:p>
              </table:table-cell>
              <table:table-cell office:value-type="float" office:value="32.253315">
                <text:p>32.2533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5.673531">
                <text:p>15.673531</text:p>
              </table:table-cell>
              <table:table-cell office:value-type="float" office:value="47.32134">
                <text:p>47.3213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8.18781">
                <text:p>68.18781</text:p>
              </table:table-cell>
              <table:table-cell office:value-type="float" office:value="58.848732">
                <text:p>58.84873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56.20648">
                <text:p>56.20648</text:p>
              </table:table-cell>
              <table:table-cell office:value-type="float" office:value="59.603687">
                <text:p>59.60368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4.913196">
                <text:p>14.913196</text:p>
              </table:table-cell>
              <table:table-cell office:value-type="float" office:value="47.81879">
                <text:p>47.8187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9.89071">
                <text:p>99.89071</text:p>
              </table:table-cell>
              <table:table-cell office:value-type="float" office:value="48.80619">
                <text:p>48.8061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53.894806">
                <text:p>53.894806</text:p>
              </table:table-cell>
              <table:table-cell office:value-type="float" office:value="64.828255">
                <text:p>64.82825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1.822678">
                <text:p>21.822678</text:p>
              </table:table-cell>
              <table:table-cell office:value-type="float" office:value="44.698414">
                <text:p>44.69841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.355122">
                <text:p>22.355122</text:p>
              </table:table-cell>
              <table:table-cell office:value-type="float" office:value="51.661594">
                <text:p>51.66159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9.381662">
                <text:p>19.381662</text:p>
              </table:table-cell>
              <table:table-cell office:value-type="float" office:value="43.45084">
                <text:p>43.4508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3.260377">
                <text:p>13.260377</text:p>
              </table:table-cell>
              <table:table-cell office:value-type="float" office:value="49.908333">
                <text:p>49.90833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6.739468">
                <text:p>46.739468</text:p>
              </table:table-cell>
              <table:table-cell office:value-type="float" office:value="48.288208">
                <text:p>48.28820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0.48215">
                <text:p>30.48215</text:p>
              </table:table-cell>
              <table:table-cell office:value-type="float" office:value="41.809162">
                <text:p>41.80916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2.08369">
                <text:p>92.08369</text:p>
              </table:table-cell>
              <table:table-cell office:value-type="float" office:value="58.126713">
                <text:p>58.12671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0.515963">
                <text:p>20.515963</text:p>
              </table:table-cell>
              <table:table-cell office:value-type="float" office:value="56.735798">
                <text:p>56.73579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2.984996">
                <text:p>12.984996</text:p>
              </table:table-cell>
              <table:table-cell office:value-type="float" office:value="34.04038">
                <text:p>34.0403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5.82321">
                <text:p>65.82321</text:p>
              </table:table-cell>
              <table:table-cell office:value-type="float" office:value="50.276455">
                <text:p>50.27645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2.43496">
                <text:p>22.43496</text:p>
              </table:table-cell>
              <table:table-cell office:value-type="float" office:value="53.851936">
                <text:p>53.85193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20.13312">
                <text:p>220.13312</text:p>
              </table:table-cell>
              <table:table-cell office:value-type="float" office:value="64.14004">
                <text:p>64.1400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58.14298">
                <text:p>58.14298</text:p>
              </table:table-cell>
              <table:table-cell office:value-type="float" office:value="57.819267">
                <text:p>57.81926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4.446941">
                <text:p>14.446941</text:p>
              </table:table-cell>
              <table:table-cell office:value-type="float" office:value="36.277946">
                <text:p>36.27794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83.26392">
                <text:p>83.26392</text:p>
              </table:table-cell>
              <table:table-cell office:value-type="float" office:value="64.54059">
                <text:p>64.5405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3.765646">
                <text:p>13.765646</text:p>
              </table:table-cell>
              <table:table-cell office:value-type="float" office:value="42.12813">
                <text:p>42.1281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2.27553">
                <text:p>32.27553</text:p>
              </table:table-cell>
              <table:table-cell office:value-type="float" office:value="59.421757">
                <text:p>59.42175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53.540894">
                <text:p>53.540894</text:p>
              </table:table-cell>
              <table:table-cell office:value-type="float" office:value="59.087006">
                <text:p>59.08700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5.47607">
                <text:p>35.47607</text:p>
              </table:table-cell>
              <table:table-cell office:value-type="float" office:value="58.849857">
                <text:p>58.84985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8.03595">
                <text:p>18.03595</text:p>
              </table:table-cell>
              <table:table-cell office:value-type="float" office:value="32.144073">
                <text:p>32.14407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34.19852">
                <text:p>134.19852</text:p>
              </table:table-cell>
              <table:table-cell office:value-type="float" office:value="69.19628">
                <text:p>69.1962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5.779745">
                <text:p>25.779745</text:p>
              </table:table-cell>
              <table:table-cell office:value-type="float" office:value="34.950794">
                <text:p>34.95079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2.997358">
                <text:p>22.997358</text:p>
              </table:table-cell>
              <table:table-cell office:value-type="float" office:value="34.676582">
                <text:p>34.67658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.030816">
                <text:p>10.030816</text:p>
              </table:table-cell>
              <table:table-cell office:value-type="float" office:value="48.263683">
                <text:p>48.26368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2.430923">
                <text:p>22.430923</text:p>
              </table:table-cell>
              <table:table-cell office:value-type="float" office:value="57.22267">
                <text:p>57.2226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2.62247">
                <text:p>42.62247</text:p>
              </table:table-cell>
              <table:table-cell office:value-type="float" office:value="71.64729">
                <text:p>71.6472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1.606638">
                <text:p>31.606638</text:p>
              </table:table-cell>
              <table:table-cell office:value-type="float" office:value="28.076141">
                <text:p>28.07614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89.87583">
                <text:p>89.87583</text:p>
              </table:table-cell>
              <table:table-cell office:value-type="float" office:value="75.01067">
                <text:p>75.0106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92.89255">
                <text:p>192.89255</text:p>
              </table:table-cell>
              <table:table-cell office:value-type="float" office:value="33.12068">
                <text:p>33.1206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6.652536">
                <text:p>16.652536</text:p>
              </table:table-cell>
              <table:table-cell office:value-type="float" office:value="60.695694">
                <text:p>60.69569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34.25984">
                <text:p>134.25984</text:p>
              </table:table-cell>
              <table:table-cell office:value-type="float" office:value="61.710846">
                <text:p>61.7108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0.890347">
                <text:p>60.890347</text:p>
              </table:table-cell>
              <table:table-cell office:value-type="float" office:value="41.152596">
                <text:p>41.15259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1.623219">
                <text:p>21.623219</text:p>
              </table:table-cell>
              <table:table-cell office:value-type="float" office:value="53.321423">
                <text:p>53.32142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4.156392">
                <text:p>14.156392</text:p>
              </table:table-cell>
              <table:table-cell office:value-type="float" office:value="29.863049">
                <text:p>29.86304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25.90425">
                <text:p>125.90425</text:p>
              </table:table-cell>
              <table:table-cell office:value-type="float" office:value="60.41407">
                <text:p>60.4140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.46643">
                <text:p>1.46643</text:p>
              </table:table-cell>
              <table:table-cell office:value-type="float" office:value="59.117645">
                <text:p>59.11764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5.316001">
                <text:p>5.316001</text:p>
              </table:table-cell>
              <table:table-cell office:value-type="float" office:value="59.485306">
                <text:p>59.48530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.1164869">
                <text:p>1.1164869</text:p>
              </table:table-cell>
              <table:table-cell office:value-type="float" office:value="53.321976">
                <text:p>53.32197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.6983514">
                <text:p>4.6983514</text:p>
              </table:table-cell>
              <table:table-cell office:value-type="float" office:value="61.06106">
                <text:p>61.0610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5.370223">
                <text:p>15.370223</text:p>
              </table:table-cell>
              <table:table-cell office:value-type="float" office:value="51.631382">
                <text:p>51.63138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8.172161">
                <text:p>8.172161</text:p>
              </table:table-cell>
              <table:table-cell office:value-type="float" office:value="53.439526">
                <text:p>53.43952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.4051518">
                <text:p>2.4051518</text:p>
              </table:table-cell>
              <table:table-cell office:value-type="float" office:value="64.528625">
                <text:p>64.52862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.5372733">
                <text:p>1.5372733</text:p>
              </table:table-cell>
              <table:table-cell office:value-type="float" office:value="26.018808">
                <text:p>26.01880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.7279179">
                <text:p>1.7279179</text:p>
              </table:table-cell>
              <table:table-cell office:value-type="float" office:value="75.41789">
                <text:p>75.4178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7376504">
                <text:p>0.7376504</text:p>
              </table:table-cell>
              <table:table-cell office:value-type="float" office:value="80.104034">
                <text:p>80.10403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0706873">
                <text:p>3.0706873</text:p>
              </table:table-cell>
              <table:table-cell office:value-type="float" office:value="60.064674">
                <text:p>60.06467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.4726127">
                <text:p>1.4726127</text:p>
              </table:table-cell>
              <table:table-cell office:value-type="float" office:value="59.94382">
                <text:p>59.9438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2.839518">
                <text:p>12.839518</text:p>
              </table:table-cell>
              <table:table-cell office:value-type="float" office:value="42.070183">
                <text:p>42.07018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4.669189">
                <text:p>14.669189</text:p>
              </table:table-cell>
              <table:table-cell office:value-type="float" office:value="59.34066">
                <text:p>59.3406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6216718">
                <text:p>0.6216718</text:p>
              </table:table-cell>
              <table:table-cell office:value-type="float" office:value="44.320137">
                <text:p>44.32013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.0441868">
                <text:p>2.0441868</text:p>
              </table:table-cell>
              <table:table-cell office:value-type="float" office:value="69.63839">
                <text:p>69.6383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7.257088">
                <text:p>17.257088</text:p>
              </table:table-cell>
              <table:table-cell office:value-type="float" office:value="60.97999">
                <text:p>60.9799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.0250015">
                <text:p>2.0250015</text:p>
              </table:table-cell>
              <table:table-cell office:value-type="float" office:value="46.85836">
                <text:p>46.858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.640284">
                <text:p>2.640284</text:p>
              </table:table-cell>
              <table:table-cell office:value-type="float" office:value="55.5293">
                <text:p>55.529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84213203">
                <text:p>0.84213203</text:p>
              </table:table-cell>
              <table:table-cell office:value-type="float" office:value="35.454544">
                <text:p>35.45454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.6591227">
                <text:p>2.6591227</text:p>
              </table:table-cell>
              <table:table-cell office:value-type="float" office:value="80.07203">
                <text:p>80.0720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.3679624">
                <text:p>1.3679624</text:p>
              </table:table-cell>
              <table:table-cell office:value-type="float" office:value="67.02015">
                <text:p>67.0201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.5704578">
                <text:p>1.5704578</text:p>
              </table:table-cell>
              <table:table-cell office:value-type="float" office:value="66.48983">
                <text:p>66.4898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9092207">
                <text:p>0.9092207</text:p>
              </table:table-cell>
              <table:table-cell office:value-type="float" office:value="69.79927">
                <text:p>69.7992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.127589">
                <text:p>4.127589</text:p>
              </table:table-cell>
              <table:table-cell office:value-type="float" office:value="57.669407">
                <text:p>57.66940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.564942">
                <text:p>1.564942</text:p>
              </table:table-cell>
              <table:table-cell office:value-type="float" office:value="71.55746">
                <text:p>71.5574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40681264">
                <text:p>0.40681264</text:p>
              </table:table-cell>
              <table:table-cell office:value-type="float" office:value="87.19852">
                <text:p>87.1985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.252147">
                <text:p>4.252147</text:p>
              </table:table-cell>
              <table:table-cell office:value-type="float" office:value="66.18943">
                <text:p>66.1894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9207464">
                <text:p>0.9207464</text:p>
              </table:table-cell>
              <table:table-cell office:value-type="float" office:value="68.35443">
                <text:p>68.3544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.9550984">
                <text:p>2.9550984</text:p>
              </table:table-cell>
              <table:table-cell office:value-type="float" office:value="68.16087">
                <text:p>68.1608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17978692">
                <text:p>0.17978692</text:p>
              </table:table-cell>
              <table:table-cell office:value-type="float" office:value="88.611115">
                <text:p>88.61111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8.242798">
                <text:p>8.242798</text:p>
              </table:table-cell>
              <table:table-cell office:value-type="float" office:value="65.196754">
                <text:p>65.196754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.4844058">
                <text:p>3.4844058</text:p>
              </table:table-cell>
              <table:table-cell office:value-type="float" office:value="72.643745">
                <text:p>72.64374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631925">
                <text:p>0.63192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6289895">
                <text:p>0.6289895</text:p>
              </table:table-cell>
              <table:table-cell office:value-type="float" office:value="60.809566">
                <text:p>60.80956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.5125352">
                <text:p>1.5125352</text:p>
              </table:table-cell>
              <table:table-cell office:value-type="float" office:value="54.343433">
                <text:p>54.34343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4031828">
                <text:p>0.4031828</text:p>
              </table:table-cell>
              <table:table-cell office:value-type="float" office:value="81.9398">
                <text:p>81.939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.3009722">
                <text:p>2.3009722</text:p>
              </table:table-cell>
              <table:table-cell office:value-type="float" office:value="57.058594">
                <text:p>57.05859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.570288">
                <text:p>7.570288</text:p>
              </table:table-cell>
              <table:table-cell office:value-type="float" office:value="55.656845">
                <text:p>55.65684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.67428">
                <text:p>11.67428</text:p>
              </table:table-cell>
              <table:table-cell office:value-type="float" office:value="63.87525">
                <text:p>63.8752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0.151978">
                <text:p>30.151978</text:p>
              </table:table-cell>
              <table:table-cell office:value-type="float" office:value="63.034317">
                <text:p>63.03431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8511437">
                <text:p>0.8511437</text:p>
              </table:table-cell>
              <table:table-cell office:value-type="float" office:value="60.6632">
                <text:p>60.663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.0767481">
                <text:p>2.0767481</text:p>
              </table:table-cell>
              <table:table-cell office:value-type="float" office:value="45.589745">
                <text:p>45.58974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.7619865">
                <text:p>3.7619865</text:p>
              </table:table-cell>
              <table:table-cell office:value-type="float" office:value="64.64844">
                <text:p>64.6484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8228132">
                <text:p>0.8228132</text:p>
              </table:table-cell>
              <table:table-cell office:value-type="float" office:value="77.20033">
                <text:p>77.2003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.8206968">
                <text:p>2.8206968</text:p>
              </table:table-cell>
              <table:table-cell office:value-type="float" office:value="72.08238">
                <text:p>72.0823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6030267">
                <text:p>0.6030267</text:p>
              </table:table-cell>
              <table:table-cell office:value-type="float" office:value="50.396824">
                <text:p>50.39682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.609209">
                <text:p>1.609209</text:p>
              </table:table-cell>
              <table:table-cell office:value-type="float" office:value="57.04036">
                <text:p>57.0403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0.6076">
                <text:p>80.6076</text:p>
              </table:table-cell>
              <table:table-cell office:value-type="float" office:value="53.77477">
                <text:p>53.7747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.8110847">
                <text:p>4.8110847</text:p>
              </table:table-cell>
              <table:table-cell office:value-type="float" office:value="51.788124">
                <text:p>51.78812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4.058612">
                <text:p>14.058612</text:p>
              </table:table-cell>
              <table:table-cell office:value-type="float" office:value="65.1173">
                <text:p>65.117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39852262">
                <text:p>0.39852262</text:p>
              </table:table-cell>
              <table:table-cell office:value-type="float" office:value="79.068245">
                <text:p>79.06824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.0061014">
                <text:p>1.0061014</text:p>
              </table:table-cell>
              <table:table-cell office:value-type="float" office:value="75.2193">
                <text:p>75.219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.466075">
                <text:p>3.466075</text:p>
              </table:table-cell>
              <table:table-cell office:value-type="float" office:value="44.994026">
                <text:p>44.99402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.597921">
                <text:p>1.597921</text:p>
              </table:table-cell>
              <table:table-cell office:value-type="float" office:value="63.881153">
                <text:p>63.88115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.514359">
                <text:p>2.514359</text:p>
              </table:table-cell>
              <table:table-cell office:value-type="float" office:value="6.0450163">
                <text:p>6.045016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.6392721">
                <text:p>1.6392721</text:p>
              </table:table-cell>
              <table:table-cell office:value-type="float" office:value="56.22896">
                <text:p>56.2289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75947845">
                <text:p>0.75947845</text:p>
              </table:table-cell>
              <table:table-cell office:value-type="float" office:value="70.96128">
                <text:p>70.9612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49507678">
                <text:p>0.49507678</text:p>
              </table:table-cell>
              <table:table-cell office:value-type="float" office:value="76.66248">
                <text:p>76.6624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20.129345">
                <text:p>20.12934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.3478953">
                <text:p>1.3478953</text:p>
              </table:table-cell>
              <table:table-cell office:value-type="float" office:value="72.10447">
                <text:p>72.1044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.2252073">
                <text:p>5.2252073</text:p>
              </table:table-cell>
              <table:table-cell office:value-type="float" office:value="65.80223">
                <text:p>65.8022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.987356">
                <text:p>11.987356</text:p>
              </table:table-cell>
              <table:table-cell office:value-type="float" office:value="62.807487">
                <text:p>62.80748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.830378">
                <text:p>2.830378</text:p>
              </table:table-cell>
              <table:table-cell office:value-type="float" office:value="72.06495">
                <text:p>72.0649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6.281485">
                <text:p>16.281485</text:p>
              </table:table-cell>
              <table:table-cell office:value-type="float" office:value="56.488472">
                <text:p>56.48847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5531976">
                <text:p>0.5531976</text:p>
              </table:table-cell>
              <table:table-cell office:value-type="float" office:value="41.699867">
                <text:p>41.69986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84.06619">
                <text:p>84.06619</text:p>
              </table:table-cell>
              <table:table-cell office:value-type="float" office:value="65.19464">
                <text:p>65.1946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6.706528">
                <text:p>36.706528</text:p>
              </table:table-cell>
              <table:table-cell office:value-type="float" office:value="70.44193">
                <text:p>70.4419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4.595724">
                <text:p>14.595724</text:p>
              </table:table-cell>
              <table:table-cell office:value-type="float" office:value="63.063065">
                <text:p>63.06306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2.19969">
                <text:p>12.19969</text:p>
              </table:table-cell>
              <table:table-cell office:value-type="float" office:value="70.45931">
                <text:p>70.4593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83.86656">
                <text:p>83.86656</text:p>
              </table:table-cell>
              <table:table-cell office:value-type="float" office:value="73.26341">
                <text:p>73.2634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15.28522">
                <text:p>115.28522</text:p>
              </table:table-cell>
              <table:table-cell office:value-type="float" office:value="77.335556">
                <text:p>77.33555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1.535553">
                <text:p>31.535553</text:p>
              </table:table-cell>
              <table:table-cell office:value-type="float" office:value="72.109985">
                <text:p>72.10998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0.032316">
                <text:p>20.032316</text:p>
              </table:table-cell>
              <table:table-cell office:value-type="float" office:value="67.95399">
                <text:p>67.9539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8.346287">
                <text:p>18.346287</text:p>
              </table:table-cell>
              <table:table-cell office:value-type="float" office:value="67.50514">
                <text:p>67.5051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63.620316">
                <text:p>63.620316</text:p>
              </table:table-cell>
              <table:table-cell office:value-type="float" office:value="76.402725">
                <text:p>76.40272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9.18338">
                <text:p>49.18338</text:p>
              </table:table-cell>
              <table:table-cell office:value-type="float" office:value="68.797745">
                <text:p>68.79774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2.921644">
                <text:p>22.921644</text:p>
              </table:table-cell>
              <table:table-cell office:value-type="float" office:value="74.22942">
                <text:p>74.2294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8.170607">
                <text:p>28.170607</text:p>
              </table:table-cell>
              <table:table-cell office:value-type="float" office:value="75.791046">
                <text:p>75.79104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1.732139">
                <text:p>11.732139</text:p>
              </table:table-cell>
              <table:table-cell office:value-type="float" office:value="62.75144">
                <text:p>62.7514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1.045053">
                <text:p>31.045053</text:p>
              </table:table-cell>
              <table:table-cell office:value-type="float" office:value="75.104324">
                <text:p>75.10432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6.963898">
                <text:p>46.963898</text:p>
              </table:table-cell>
              <table:table-cell office:value-type="float" office:value="68.93209">
                <text:p>68.9320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1.254559">
                <text:p>21.254559</text:p>
              </table:table-cell>
              <table:table-cell office:value-type="float" office:value="69.38177">
                <text:p>69.3817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1.687994">
                <text:p>31.687994</text:p>
              </table:table-cell>
              <table:table-cell office:value-type="float" office:value="74.87054">
                <text:p>74.8705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61.01257">
                <text:p>461.01257</text:p>
              </table:table-cell>
              <table:table-cell office:value-type="float" office:value="40.479424">
                <text:p>40.47942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3.147618">
                <text:p>13.147618</text:p>
              </table:table-cell>
              <table:table-cell office:value-type="float" office:value="68.81437">
                <text:p>68.8143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1.991394">
                <text:p>21.991394</text:p>
              </table:table-cell>
              <table:table-cell office:value-type="float" office:value="65.59822">
                <text:p>65.5982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9.105625">
                <text:p>39.105625</text:p>
              </table:table-cell>
              <table:table-cell office:value-type="float" office:value="64.44191">
                <text:p>64.4419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8.139948">
                <text:p>28.139948</text:p>
              </table:table-cell>
              <table:table-cell office:value-type="float" office:value="72.53253">
                <text:p>72.5325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1.030537">
                <text:p>21.030537</text:p>
              </table:table-cell>
              <table:table-cell office:value-type="float" office:value="65.48929">
                <text:p>65.4892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3.895036">
                <text:p>13.895036</text:p>
              </table:table-cell>
              <table:table-cell office:value-type="float" office:value="77.07016">
                <text:p>77.0701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7.476263">
                <text:p>27.476263</text:p>
              </table:table-cell>
              <table:table-cell office:value-type="float" office:value="64.697716">
                <text:p>64.69771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1.770964">
                <text:p>31.770964</text:p>
              </table:table-cell>
              <table:table-cell office:value-type="float" office:value="66.24672">
                <text:p>66.2467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8.577768">
                <text:p>18.577768</text:p>
              </table:table-cell>
              <table:table-cell office:value-type="float" office:value="64.78029">
                <text:p>64.7802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9.05099">
                <text:p>29.05099</text:p>
              </table:table-cell>
              <table:table-cell office:value-type="float" office:value="76.62884">
                <text:p>76.6288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2.45582">
                <text:p>42.45582</text:p>
              </table:table-cell>
              <table:table-cell office:value-type="float" office:value="73.49254">
                <text:p>73.4925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4.662257">
                <text:p>14.662257</text:p>
              </table:table-cell>
              <table:table-cell office:value-type="float" office:value="60.449383">
                <text:p>60.44938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37.39314">
                <text:p>137.39314</text:p>
              </table:table-cell>
              <table:table-cell office:value-type="float" office:value="73.51601">
                <text:p>73.5160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26.10237">
                <text:p>226.10237</text:p>
              </table:table-cell>
              <table:table-cell office:value-type="float" office:value="57.601807">
                <text:p>57.60180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.7830105">
                <text:p>11.7830105</text:p>
              </table:table-cell>
              <table:table-cell office:value-type="float" office:value="76.27373">
                <text:p>76.2737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5.660189">
                <text:p>15.660189</text:p>
              </table:table-cell>
              <table:table-cell office:value-type="float" office:value="47.026974">
                <text:p>47.02697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6.86152">
                <text:p>16.86152</text:p>
              </table:table-cell>
              <table:table-cell office:value-type="float" office:value="76.17116">
                <text:p>76.1711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3.91294">
                <text:p>43.91294</text:p>
              </table:table-cell>
              <table:table-cell office:value-type="float" office:value="73.86702">
                <text:p>73.8670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3.570695">
                <text:p>13.570695</text:p>
              </table:table-cell>
              <table:table-cell office:value-type="float" office:value="39.325096">
                <text:p>39.32509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.365788">
                <text:p>20.365788</text:p>
              </table:table-cell>
              <table:table-cell office:value-type="float" office:value="74.672844">
                <text:p>74.67284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1.056566">
                <text:p>21.056566</text:p>
              </table:table-cell>
              <table:table-cell office:value-type="float" office:value="65.37049">
                <text:p>65.3704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5.535416">
                <text:p>15.535416</text:p>
              </table:table-cell>
              <table:table-cell office:value-type="float" office:value="63.847496">
                <text:p>63.8474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5.750475">
                <text:p>15.750475</text:p>
              </table:table-cell>
              <table:table-cell office:value-type="float" office:value="53.004364">
                <text:p>53.00436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2.889722">
                <text:p>12.889722</text:p>
              </table:table-cell>
              <table:table-cell office:value-type="float" office:value="56.869152">
                <text:p>56.86915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4.056532">
                <text:p>14.056532</text:p>
              </table:table-cell>
              <table:table-cell office:value-type="float" office:value="57.823128">
                <text:p>57.82312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3.248203">
                <text:p>63.248203</text:p>
              </table:table-cell>
              <table:table-cell office:value-type="float" office:value="75.5024">
                <text:p>75.502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3.28209">
                <text:p>23.28209</text:p>
              </table:table-cell>
              <table:table-cell office:value-type="float" office:value="75.66459">
                <text:p>75.6645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17.9177">
                <text:p>317.9177</text:p>
              </table:table-cell>
              <table:table-cell office:value-type="float" office:value="64.882774">
                <text:p>64.88277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5.577431">
                <text:p>15.577431</text:p>
              </table:table-cell>
              <table:table-cell office:value-type="float" office:value="56.81485">
                <text:p>56.8148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1.16175">
                <text:p>21.16175</text:p>
              </table:table-cell>
              <table:table-cell office:value-type="float" office:value="53.512638">
                <text:p>53.51263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6.250572">
                <text:p>26.250572</text:p>
              </table:table-cell>
              <table:table-cell office:value-type="float" office:value="71.76651">
                <text:p>71.7665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6.653051">
                <text:p>16.653051</text:p>
              </table:table-cell>
              <table:table-cell office:value-type="float" office:value="68.31835">
                <text:p>68.3183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2.606924">
                <text:p>22.606924</text:p>
              </table:table-cell>
              <table:table-cell office:value-type="float" office:value="74.88909">
                <text:p>74.8890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76.75797">
                <text:p>76.7579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8.03957">
                <text:p>28.03957</text:p>
              </table:table-cell>
              <table:table-cell office:value-type="float" office:value="77.21333">
                <text:p>77.2133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7.909775">
                <text:p>67.909775</text:p>
              </table:table-cell>
              <table:table-cell office:value-type="float" office:value="54.497013">
                <text:p>54.49701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1.33365">
                <text:p>21.33365</text:p>
              </table:table-cell>
              <table:table-cell office:value-type="float" office:value="61.330723">
                <text:p>61.33072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1.487862">
                <text:p>31.487862</text:p>
              </table:table-cell>
              <table:table-cell office:value-type="float" office:value="64.70365">
                <text:p>64.7036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0.873974">
                <text:p>50.873974</text:p>
              </table:table-cell>
              <table:table-cell office:value-type="float" office:value="63.65286">
                <text:p>63.6528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6.6844">
                <text:p>46.6844</text:p>
              </table:table-cell>
              <table:table-cell office:value-type="float" office:value="73.788506">
                <text:p>73.78850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.9596">
                <text:p>17.9596</text:p>
              </table:table-cell>
              <table:table-cell office:value-type="float" office:value="72.61991">
                <text:p>72.6199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0.947376">
                <text:p>20.947376</text:p>
              </table:table-cell>
              <table:table-cell office:value-type="float" office:value="70.11051">
                <text:p>70.1105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6.361376">
                <text:p>26.361376</text:p>
              </table:table-cell>
              <table:table-cell office:value-type="float" office:value="72.84426">
                <text:p>72.8442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23.00193">
                <text:p>123.00193</text:p>
              </table:table-cell>
              <table:table-cell office:value-type="float" office:value="55.329494">
                <text:p>55.32949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8.889305">
                <text:p>18.889305</text:p>
              </table:table-cell>
              <table:table-cell office:value-type="float" office:value="74.437996">
                <text:p>74.43799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6.254013">
                <text:p>16.254013</text:p>
              </table:table-cell>
              <table:table-cell office:value-type="float" office:value="73.05164">
                <text:p>73.0516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2.139307">
                <text:p>22.139307</text:p>
              </table:table-cell>
              <table:table-cell office:value-type="float" office:value="72.63886">
                <text:p>72.6388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9.619314">
                <text:p>19.619314</text:p>
              </table:table-cell>
              <table:table-cell office:value-type="float" office:value="63.005016">
                <text:p>63.00501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7.2428384">
                <text:p>7.2428384</text:p>
              </table:table-cell>
              <table:table-cell office:value-type="float" office:value="61.40078">
                <text:p>61.4007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.1947565">
                <text:p>11.1947565</text:p>
              </table:table-cell>
              <table:table-cell office:value-type="float" office:value="70.595535">
                <text:p>70.59553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4.703329">
                <text:p>14.703329</text:p>
              </table:table-cell>
              <table:table-cell office:value-type="float" office:value="68.879944">
                <text:p>68.87994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9.524254">
                <text:p>69.524254</text:p>
              </table:table-cell>
              <table:table-cell office:value-type="float" office:value="68.87158">
                <text:p>68.8715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6.59467">
                <text:p>36.59467</text:p>
              </table:table-cell>
              <table:table-cell office:value-type="float" office:value="74.80322">
                <text:p>74.8032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52.881336">
                <text:p>52.881336</text:p>
              </table:table-cell>
              <table:table-cell office:value-type="float" office:value="70.9931">
                <text:p>70.993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53.819565">
                <text:p>53.819565</text:p>
              </table:table-cell>
              <table:table-cell office:value-type="float" office:value="68.033165">
                <text:p>68.03316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63.20798">
                <text:p>163.20798</text:p>
              </table:table-cell>
              <table:table-cell office:value-type="float" office:value="62.56261">
                <text:p>62.5626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6.10111">
                <text:p>16.10111</text:p>
              </table:table-cell>
              <table:table-cell office:value-type="float" office:value="77.89618">
                <text:p>77.8961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.505508">
                <text:p>20.505508</text:p>
              </table:table-cell>
              <table:table-cell office:value-type="float" office:value="70.41161">
                <text:p>70.4116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0.94677">
                <text:p>80.94677</text:p>
              </table:table-cell>
              <table:table-cell office:value-type="float" office:value="77.79541">
                <text:p>77.7954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57.4769">
                <text:p>457.4769</text:p>
              </table:table-cell>
              <table:table-cell office:value-type="float" office:value="36.856777">
                <text:p>36.85677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2.750326">
                <text:p>22.750326</text:p>
              </table:table-cell>
              <table:table-cell office:value-type="float" office:value="64.54951">
                <text:p>64.5495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.44982">
                <text:p>10.44982</text:p>
              </table:table-cell>
              <table:table-cell office:value-type="float" office:value="58.88315">
                <text:p>58.8831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40.842">
                <text:p>140.842</text:p>
              </table:table-cell>
              <table:table-cell office:value-type="float" office:value="73.988205">
                <text:p>73.98820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14.70434">
                <text:p>114.70434</text:p>
              </table:table-cell>
              <table:table-cell office:value-type="float" office:value="71.23006">
                <text:p>71.2300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9.71126">
                <text:p>49.71126</text:p>
              </table:table-cell>
              <table:table-cell office:value-type="float" office:value="70.01922">
                <text:p>70.0192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5.971146">
                <text:p>25.971146</text:p>
              </table:table-cell>
              <table:table-cell office:value-type="float" office:value="56.5309">
                <text:p>56.530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7.9335">
                <text:p>37.9335</text:p>
              </table:table-cell>
              <table:table-cell office:value-type="float" office:value="72.480896">
                <text:p>72.48089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9.837725">
                <text:p>29.837725</text:p>
              </table:table-cell>
              <table:table-cell office:value-type="float" office:value="74.37413">
                <text:p>74.3741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.785224">
                <text:p>7.785224</text:p>
              </table:table-cell>
              <table:table-cell office:value-type="float" office:value="61.26605">
                <text:p>61.2660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5.458233">
                <text:p>35.458233</text:p>
              </table:table-cell>
              <table:table-cell office:value-type="float" office:value="62.775383">
                <text:p>62.77538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44.32967">
                <text:p>144.32967</text:p>
              </table:table-cell>
              <table:table-cell office:value-type="float" office:value="69.60407">
                <text:p>69.60407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8.918645">
                <text:p>8.918645</text:p>
              </table:table-cell>
              <table:table-cell office:value-type="float" office:value="78.518654">
                <text:p>78.51865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3.22451">
                <text:p>23.22451</text:p>
              </table:table-cell>
              <table:table-cell office:value-type="float" office:value="70.80178">
                <text:p>70.8017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6.346634">
                <text:p>26.346634</text:p>
              </table:table-cell>
              <table:table-cell office:value-type="float" office:value="68.914856">
                <text:p>68.91485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21.701515">
                <text:p>121.701515</text:p>
              </table:table-cell>
              <table:table-cell office:value-type="float" office:value="73.676125">
                <text:p>73.67612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75.86874">
                <text:p>75.86874</text:p>
              </table:table-cell>
              <table:table-cell office:value-type="float" office:value="71.09272">
                <text:p>71.0927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0.92079">
                <text:p>20.92079</text:p>
              </table:table-cell>
              <table:table-cell office:value-type="float" office:value="76.32088">
                <text:p>76.3208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.8175497">
                <text:p>3.8175497</text:p>
              </table:table-cell>
              <table:table-cell office:value-type="float" office:value="82.07675">
                <text:p>82.0767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8.872086">
                <text:p>38.872086</text:p>
              </table:table-cell>
              <table:table-cell office:value-type="float" office:value="72.15824">
                <text:p>72.1582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6.929262">
                <text:p>16.929262</text:p>
              </table:table-cell>
              <table:table-cell office:value-type="float" office:value="71.64289">
                <text:p>71.6428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.7818">
                <text:p>3.7818</text:p>
              </table:table-cell>
              <table:table-cell office:value-type="float" office:value="87.26964">
                <text:p>87.2696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80304176">
                <text:p>0.80304176</text:p>
              </table:table-cell>
              <table:table-cell office:value-type="float" office:value="89.41685">
                <text:p>89.4168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4.058367">
                <text:p>14.058367</text:p>
              </table:table-cell>
              <table:table-cell office:value-type="float" office:value="59.233643">
                <text:p>59.23364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6.730093">
                <text:p>16.730093</text:p>
              </table:table-cell>
              <table:table-cell office:value-type="float" office:value="80.437805">
                <text:p>80.43780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.357268">
                <text:p>3.357268</text:p>
              </table:table-cell>
              <table:table-cell office:value-type="float" office:value="74.13985">
                <text:p>74.1398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.944792">
                <text:p>9.944792</text:p>
              </table:table-cell>
              <table:table-cell office:value-type="float" office:value="79.97199">
                <text:p>79.9719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2.0607">
                <text:p>32.0607</text:p>
              </table:table-cell>
              <table:table-cell office:value-type="float" office:value="58.70849">
                <text:p>58.7084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.5984029">
                <text:p>1.5984029</text:p>
              </table:table-cell>
              <table:table-cell office:value-type="float" office:value="82.92839">
                <text:p>82.9283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3.984358">
                <text:p>13.984358</text:p>
              </table:table-cell>
              <table:table-cell office:value-type="float" office:value="55.78475">
                <text:p>55.7847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11.025314">
                <text:p>111.025314</text:p>
              </table:table-cell>
              <table:table-cell office:value-type="float" office:value="58.29791">
                <text:p>58.2979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29.41174">
                <text:p>529.41174</text:p>
              </table:table-cell>
              <table:table-cell office:value-type="float" office:value="47.685123">
                <text:p>47.68512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.699474">
                <text:p>5.699474</text:p>
              </table:table-cell>
              <table:table-cell office:value-type="float" office:value="74.881615">
                <text:p>74.88161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2753002">
                <text:p>0.2753002</text:p>
              </table:table-cell>
              <table:table-cell office:value-type="float" office:value="91.01124">
                <text:p>91.0112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.029908">
                <text:p>7.029908</text:p>
              </table:table-cell>
              <table:table-cell office:value-type="float" office:value="81.12999">
                <text:p>81.1299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8.770847">
                <text:p>38.770847</text:p>
              </table:table-cell>
              <table:table-cell office:value-type="float" office:value="70.9228">
                <text:p>70.922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76.068405">
                <text:p>76.068405</text:p>
              </table:table-cell>
              <table:table-cell office:value-type="float" office:value="67.31104">
                <text:p>67.31104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28.03867">
                <text:p>128.03867</text:p>
              </table:table-cell>
              <table:table-cell office:value-type="float" office:value="68.053925">
                <text:p>68.05392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5789974">
                <text:p>0.5789974</text:p>
              </table:table-cell>
              <table:table-cell office:value-type="float" office:value="52.807487">
                <text:p>52.80748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6977234">
                <text:p>0.6977234</text:p>
              </table:table-cell>
              <table:table-cell office:value-type="float" office:value="83.11688">
                <text:p>83.1168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.9489372">
                <text:p>2.9489372</text:p>
              </table:table-cell>
              <table:table-cell office:value-type="float" office:value="21.186794">
                <text:p>21.186794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5.385989">
                <text:p>15.385989</text:p>
              </table:table-cell>
              <table:table-cell office:value-type="float" office:value="86.2009">
                <text:p>86.200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9.801756">
                <text:p>9.801756</text:p>
              </table:table-cell>
              <table:table-cell office:value-type="float" office:value="73.259094">
                <text:p>73.25909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6.184904">
                <text:p>16.184904</text:p>
              </table:table-cell>
              <table:table-cell office:value-type="float" office:value="77.74545">
                <text:p>77.7454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6.91139">
                <text:p>26.91139</text:p>
              </table:table-cell>
              <table:table-cell office:value-type="float" office:value="55.696438">
                <text:p>55.69643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7.9902945">
                <text:p>7.9902945</text:p>
              </table:table-cell>
              <table:table-cell office:value-type="float" office:value="62.283997">
                <text:p>62.28399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.798817">
                <text:p>5.798817</text:p>
              </table:table-cell>
              <table:table-cell office:value-type="float" office:value="85.35206">
                <text:p>85.3520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23.434074">
                <text:p>123.434074</text:p>
              </table:table-cell>
              <table:table-cell office:value-type="float" office:value="33.6711">
                <text:p>33.671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3.60739">
                <text:p>23.60739</text:p>
              </table:table-cell>
              <table:table-cell office:value-type="float" office:value="66.836975">
                <text:p>66.83697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.5790286">
                <text:p>2.5790286</text:p>
              </table:table-cell>
              <table:table-cell office:value-type="float" office:value="89.35084">
                <text:p>89.3508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2.256732">
                <text:p>12.256732</text:p>
              </table:table-cell>
              <table:table-cell office:value-type="float" office:value="74.96572">
                <text:p>74.9657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3.4903805">
                <text:p>3.49038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5.636694">
                <text:p>15.636694</text:p>
              </table:table-cell>
              <table:table-cell office:value-type="float" office:value="80.881645">
                <text:p>80.88164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8.507092">
                <text:p>18.507092</text:p>
              </table:table-cell>
              <table:table-cell office:value-type="float" office:value="75.748795">
                <text:p>75.74879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.8172202">
                <text:p>3.8172202</text:p>
              </table:table-cell>
              <table:table-cell office:value-type="float" office:value="83.8791">
                <text:p>83.879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3.7177904">
                <text:p>3.7177904</text:p>
              </table:table-cell>
              <table:table-cell office:value-type="float" office:value="85.217735">
                <text:p>85.21773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.5663294">
                <text:p>1.5663294</text:p>
              </table:table-cell>
              <table:table-cell office:value-type="float" office:value="71.68142">
                <text:p>71.6814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.383394">
                <text:p>1.383394</text:p>
              </table:table-cell>
              <table:table-cell office:value-type="float" office:value="87.16846">
                <text:p>87.16846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.6810138">
                <text:p>2.6810138</text:p>
              </table:table-cell>
              <table:table-cell office:value-type="float" office:value="87.20998">
                <text:p>87.2099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43.6183">
                <text:p>343.6183</text:p>
              </table:table-cell>
              <table:table-cell office:value-type="float" office:value="66.040306">
                <text:p>66.04030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.2843462">
                <text:p>1.2843462</text:p>
              </table:table-cell>
              <table:table-cell office:value-type="float" office:value="84.46005">
                <text:p>84.4600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8.282168">
                <text:p>8.282168</text:p>
              </table:table-cell>
              <table:table-cell office:value-type="float" office:value="74.82274">
                <text:p>74.8227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73.478935">
                <text:p>73.478935</text:p>
              </table:table-cell>
              <table:table-cell office:value-type="float" office:value="77.45427">
                <text:p>77.4542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.693785">
                <text:p>5.693785</text:p>
              </table:table-cell>
              <table:table-cell office:value-type="float" office:value="81.5735">
                <text:p>81.573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.5867478">
                <text:p>1.5867478</text:p>
              </table:table-cell>
              <table:table-cell office:value-type="float" office:value="80.344475">
                <text:p>80.34447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6.508335">
                <text:p>16.508335</text:p>
              </table:table-cell>
              <table:table-cell office:value-type="float" office:value="84.15954">
                <text:p>84.15954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7.645569">
                <text:p>27.645569</text:p>
              </table:table-cell>
              <table:table-cell office:value-type="float" office:value="68.52577">
                <text:p>68.5257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64293283">
                <text:p>0.64293283</text:p>
              </table:table-cell>
              <table:table-cell office:value-type="float" office:value="75.44338">
                <text:p>75.4433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.15107">
                <text:p>2.15107</text:p>
              </table:table-cell>
              <table:table-cell office:value-type="float" office:value="78.17461">
                <text:p>78.1746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51141">
                <text:p>0.51141</text:p>
              </table:table-cell>
              <table:table-cell office:value-type="float" office:value="66.59708">
                <text:p>66.5970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.594418">
                <text:p>2.594418</text:p>
              </table:table-cell>
              <table:table-cell office:value-type="float" office:value="63.91869">
                <text:p>63.9186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24292134">
                <text:p>0.24292134</text:p>
              </table:table-cell>
              <table:table-cell office:value-type="float" office:value="34.186047">
                <text:p>34.18604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.7309178">
                <text:p>1.7309178</text:p>
              </table:table-cell>
              <table:table-cell office:value-type="float" office:value="83.14457">
                <text:p>83.1445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42.198597">
                <text:p>42.198597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.933645">
                <text:p>5.933645</text:p>
              </table:table-cell>
              <table:table-cell office:value-type="float" office:value="71.81264">
                <text:p>71.8126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77.75581">
                <text:p>77.7558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.0201015">
                <text:p>5.0201015</text:p>
              </table:table-cell>
              <table:table-cell office:value-type="float" office:value="71.05817">
                <text:p>71.0581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7.299831">
                <text:p>7.299831</text:p>
              </table:table-cell>
              <table:table-cell office:value-type="float" office:value="77.04752">
                <text:p>77.0475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68.87622">
                <text:p>268.87622</text:p>
              </table:table-cell>
              <table:table-cell office:value-type="float" office:value="66.14002">
                <text:p>66.1400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.0452489">
                <text:p>1.0452489</text:p>
              </table:table-cell>
              <table:table-cell office:value-type="float" office:value="78.59267">
                <text:p>78.5926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.906475">
                <text:p>2.906475</text:p>
              </table:table-cell>
              <table:table-cell office:value-type="float" office:value="26.248709">
                <text:p>26.24870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.5237172">
                <text:p>1.5237172</text:p>
              </table:table-cell>
              <table:table-cell office:value-type="float" office:value="85.05291">
                <text:p>85.0529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.5234227">
                <text:p>2.5234227</text:p>
              </table:table-cell>
              <table:table-cell office:value-type="float" office:value="22.714617">
                <text:p>22.71461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.705887">
                <text:p>7.705887</text:p>
              </table:table-cell>
              <table:table-cell office:value-type="float" office:value="84.87447">
                <text:p>84.8744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8.71192">
                <text:p>58.71192</text:p>
              </table:table-cell>
              <table:table-cell office:value-type="float" office:value="74.72761">
                <text:p>74.7276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36279032">
                <text:p>0.36279032</text:p>
              </table:table-cell>
              <table:table-cell office:value-type="float" office:value="73.42497">
                <text:p>73.4249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05.83667">
                <text:p>305.83667</text:p>
              </table:table-cell>
              <table:table-cell office:value-type="float" office:value="33.48362">
                <text:p>33.4836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1.021572">
                <text:p>61.021572</text:p>
              </table:table-cell>
              <table:table-cell office:value-type="float" office:value="74.033035">
                <text:p>74.03303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3.442732">
                <text:p>13.442732</text:p>
              </table:table-cell>
              <table:table-cell office:value-type="float" office:value="84.01139">
                <text:p>84.0113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8.919758">
                <text:p>8.919758</text:p>
              </table:table-cell>
              <table:table-cell office:value-type="float" office:value="62.275005">
                <text:p>62.27500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.570524">
                <text:p>14.570524</text:p>
              </table:table-cell>
              <table:table-cell office:value-type="float" office:value="76.64">
                <text:p>76.64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9.868529">
                <text:p>9.868529</text:p>
              </table:table-cell>
              <table:table-cell office:value-type="float" office:value="77.79806">
                <text:p>77.7980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.6925142">
                <text:p>1.6925142</text:p>
              </table:table-cell>
              <table:table-cell office:value-type="float" office:value="68.11955">
                <text:p>68.1195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.497416">
                <text:p>2.497416</text:p>
              </table:table-cell>
              <table:table-cell office:value-type="float" office:value="73.43298">
                <text:p>73.43298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730213">
                <text:p>0.730213</text:p>
              </table:table-cell>
              <table:table-cell office:value-type="float" office:value="71.19341">
                <text:p>71.1934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.49048">
                <text:p>257.49048</text:p>
              </table:table-cell>
              <table:table-cell office:value-type="float" office:value="53.451637">
                <text:p>53.45163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3.889207">
                <text:p>13.889207</text:p>
              </table:table-cell>
              <table:table-cell office:value-type="float" office:value="82.12583">
                <text:p>82.1258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.582549">
                <text:p>8.582549</text:p>
              </table:table-cell>
              <table:table-cell office:value-type="float" office:value="75.33369">
                <text:p>75.3336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.8616705">
                <text:p>5.8616705</text:p>
              </table:table-cell>
              <table:table-cell office:value-type="float" office:value="39.618805">
                <text:p>39.61880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.5266175">
                <text:p>4.5266175</text:p>
              </table:table-cell>
              <table:table-cell office:value-type="float" office:value="86.68823">
                <text:p>86.688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29.45435">
                <text:p>129.45435</text:p>
              </table:table-cell>
              <table:table-cell office:value-type="float" office:value="63.65678">
                <text:p>63.6567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.7824347">
                <text:p>2.7824347</text:p>
              </table:table-cell>
              <table:table-cell office:value-type="float" office:value="82.05462">
                <text:p>82.0546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.062665">
                <text:p>9.062665</text:p>
              </table:table-cell>
              <table:table-cell office:value-type="float" office:value="83.37379">
                <text:p>83.3737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5266588">
                <text:p>0.5266588</text:p>
              </table:table-cell>
              <table:table-cell office:value-type="float" office:value="92.2807">
                <text:p>92.280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.2506297">
                <text:p>3.2506297</text:p>
              </table:table-cell>
              <table:table-cell office:value-type="float" office:value="67.05642">
                <text:p>67.0564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7.162736">
                <text:p>7.162736</text:p>
              </table:table-cell>
              <table:table-cell office:value-type="float" office:value="70.38089">
                <text:p>70.3808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9.332534">
                <text:p>9.332534</text:p>
              </table:table-cell>
              <table:table-cell office:value-type="float" office:value="87.89826">
                <text:p>87.8982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47.757565">
                <text:p>47.757565</text:p>
              </table:table-cell>
              <table:table-cell office:value-type="float" office:value="74.34571">
                <text:p>74.34571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0.53685">
                <text:p>170.53685</text:p>
              </table:table-cell>
              <table:table-cell office:value-type="float" office:value="69.912926">
                <text:p>69.912926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2.844524">
                <text:p>12.844524</text:p>
              </table:table-cell>
              <table:table-cell office:value-type="float" office:value="72.41745">
                <text:p>72.4174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1.6014">
                <text:p>71.6014</text:p>
              </table:table-cell>
              <table:table-cell office:value-type="float" office:value="67.79874">
                <text:p>67.7987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3.974592">
                <text:p>13.974592</text:p>
              </table:table-cell>
              <table:table-cell office:value-type="float" office:value="74.227875">
                <text:p>74.22787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.4380597">
                <text:p>1.4380597</text:p>
              </table:table-cell>
              <table:table-cell office:value-type="float" office:value="75.84321">
                <text:p>75.8432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3.9279892">
                <text:p>3.9279892</text:p>
              </table:table-cell>
              <table:table-cell office:value-type="float" office:value="83.15759">
                <text:p>83.1575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.353964">
                <text:p>2.353964</text:p>
              </table:table-cell>
              <table:table-cell office:value-type="float" office:value="91.87661">
                <text:p>91.8766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.304426">
                <text:p>2.304426</text:p>
              </table:table-cell>
              <table:table-cell office:value-type="float" office:value="79.566986">
                <text:p>79.56698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3.584944">
                <text:p>23.584944</text:p>
              </table:table-cell>
              <table:table-cell office:value-type="float" office:value="84.086815">
                <text:p>84.08681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892.3699">
                <text:p>892.3699</text:p>
              </table:table-cell>
              <table:table-cell office:value-type="float" office:value="49.975006">
                <text:p>49.97500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7.742811">
                <text:p>27.742811</text:p>
              </table:table-cell>
              <table:table-cell office:value-type="float" office:value="67.45039">
                <text:p>67.4503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.6003578">
                <text:p>1.6003578</text:p>
              </table:table-cell>
              <table:table-cell office:value-type="float" office:value="90.28146">
                <text:p>90.2814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.5003297">
                <text:p>2.5003297</text:p>
              </table:table-cell>
              <table:table-cell office:value-type="float" office:value="72.07298">
                <text:p>72.0729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89.88856">
                <text:p>89.88856</text:p>
              </table:table-cell>
              <table:table-cell office:value-type="float" office:value="55.37396">
                <text:p>55.3739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.6096056">
                <text:p>1.6096056</text:p>
              </table:table-cell>
              <table:table-cell office:value-type="float" office:value="87.1141">
                <text:p>87.114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32.020035">
                <text:p>32.020035</text:p>
              </table:table-cell>
              <table:table-cell office:value-type="float" office:value="77.674385">
                <text:p>77.67438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90.25348">
                <text:p>190.25348</text:p>
              </table:table-cell>
              <table:table-cell office:value-type="float" office:value="28.900593">
                <text:p>28.90059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3.753225">
                <text:p>13.753225</text:p>
              </table:table-cell>
              <table:table-cell office:value-type="float" office:value="76.88032">
                <text:p>76.8803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9.711595">
                <text:p>9.711595</text:p>
              </table:table-cell>
              <table:table-cell office:value-type="float" office:value="78.903915">
                <text:p>78.90391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5.37186">
                <text:p>45.37186</text:p>
              </table:table-cell>
              <table:table-cell office:value-type="float" office:value="82.72891">
                <text:p>82.7289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7.1628">
                <text:p>17.1628</text:p>
              </table:table-cell>
              <table:table-cell office:value-type="float" office:value="77.99191">
                <text:p>77.9919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7.403673">
                <text:p>7.403673</text:p>
              </table:table-cell>
              <table:table-cell office:value-type="float" office:value="72.31855">
                <text:p>72.3185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4.95377">
                <text:p>14.95377</text:p>
              </table:table-cell>
              <table:table-cell office:value-type="float" office:value="79.463936">
                <text:p>79.46393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29405242">
                <text:p>0.29405242</text:p>
              </table:table-cell>
              <table:table-cell office:value-type="float" office:value="55.411766">
                <text:p>55.41176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7.804306">
                <text:p>37.804306</text:p>
              </table:table-cell>
              <table:table-cell office:value-type="float" office:value="75.906494">
                <text:p>75.90649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9.548156">
                <text:p>9.548156</text:p>
              </table:table-cell>
              <table:table-cell office:value-type="float" office:value="86.70749">
                <text:p>86.7074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59053075">
                <text:p>0.59053075</text:p>
              </table:table-cell>
              <table:table-cell office:value-type="float" office:value="85.64103">
                <text:p>85.6410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3.790516">
                <text:p>3.790516</text:p>
              </table:table-cell>
              <table:table-cell office:value-type="float" office:value="89.49011">
                <text:p>89.4901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.3407254">
                <text:p>6.3407254</text:p>
              </table:table-cell>
              <table:table-cell office:value-type="float" office:value="78.51539">
                <text:p>78.51539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4.25911">
                <text:p>14.25911</text:p>
              </table:table-cell>
              <table:table-cell office:value-type="float" office:value="74.47096">
                <text:p>74.4709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39990976">
                <text:p>0.39990976</text:p>
              </table:table-cell>
              <table:table-cell office:value-type="float" office:value="61.970615">
                <text:p>61.97061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87.70774">
                <text:p>87.70774</text:p>
              </table:table-cell>
              <table:table-cell office:value-type="float" office:value="49.196266">
                <text:p>49.196266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.8013569">
                <text:p>1.8013569</text:p>
              </table:table-cell>
              <table:table-cell office:value-type="float" office:value="21.484612">
                <text:p>21.48461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8.204628">
                <text:p>18.204628</text:p>
              </table:table-cell>
              <table:table-cell office:value-type="float" office:value="41.444935">
                <text:p>41.44493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79.60332">
                <text:p>79.60332</text:p>
              </table:table-cell>
              <table:table-cell office:value-type="float" office:value="78.205444">
                <text:p>78.20544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8.335604">
                <text:p>8.335604</text:p>
              </table:table-cell>
              <table:table-cell office:value-type="float" office:value="77.65822">
                <text:p>77.6582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7.603755">
                <text:p>7.603755</text:p>
              </table:table-cell>
              <table:table-cell office:value-type="float" office:value="68.0733">
                <text:p>68.073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49.729187">
                <text:p>49.729187</text:p>
              </table:table-cell>
              <table:table-cell office:value-type="float" office:value="72.40987">
                <text:p>72.40987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9.620163">
                <text:p>19.620163</text:p>
              </table:table-cell>
              <table:table-cell office:value-type="float" office:value="82.65913">
                <text:p>82.659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8313299">
                <text:p>0.08313299</text:p>
              </table:table-cell>
              <table:table-cell office:value-type="float" office:value="50.303032">
                <text:p>50.30303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34762022">
                <text:p>0.3476202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7.306993">
                <text:p>17.306993</text:p>
              </table:table-cell>
              <table:table-cell office:value-type="float" office:value="79.9304">
                <text:p>79.930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.418177">
                <text:p>1.418177</text:p>
              </table:table-cell>
              <table:table-cell office:value-type="float" office:value="88.48196">
                <text:p>88.4819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121370554">
                <text:p>0.121370554</text:p>
              </table:table-cell>
              <table:table-cell office:value-type="float" office:value="96.52778">
                <text:p>96.52778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.0185742">
                <text:p>1.0185742</text:p>
              </table:table-cell>
              <table:table-cell office:value-type="float" office:value="62.767475">
                <text:p>62.76747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1.377262">
                <text:p>11.377262</text:p>
              </table:table-cell>
              <table:table-cell office:value-type="float" office:value="46.049046">
                <text:p>46.04904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.6875598">
                <text:p>1.6875598</text:p>
              </table:table-cell>
              <table:table-cell office:value-type="float" office:value="77.747986">
                <text:p>77.74798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.7829443">
                <text:p>1.7829443</text:p>
              </table:table-cell>
              <table:table-cell office:value-type="float" office:value="40.942474">
                <text:p>40.942474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82.62933">
                <text:p>82.6293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0.661852">
                <text:p>20.661852</text:p>
              </table:table-cell>
              <table:table-cell office:value-type="float" office:value="75.43416">
                <text:p>75.43416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.3284373">
                <text:p>5.3284373</text:p>
              </table:table-cell>
              <table:table-cell office:value-type="float" office:value="75.38234">
                <text:p>75.3823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0.666478">
                <text:p>10.666478</text:p>
              </table:table-cell>
              <table:table-cell office:value-type="float" office:value="79.30398">
                <text:p>79.30398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0.124524">
                <text:p>10.124524</text:p>
              </table:table-cell>
              <table:table-cell office:value-type="float" office:value="73.4268">
                <text:p>73.426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.0010285">
                <text:p>6.0010285</text:p>
              </table:table-cell>
              <table:table-cell office:value-type="float" office:value="84.56278">
                <text:p>84.5627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4.921648">
                <text:p>24.921648</text:p>
              </table:table-cell>
              <table:table-cell office:value-type="float" office:value="76.90667">
                <text:p>76.9066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.702627">
                <text:p>9.702627</text:p>
              </table:table-cell>
              <table:table-cell office:value-type="float" office:value="70.54429">
                <text:p>70.5442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.3608859">
                <text:p>1.3608859</text:p>
              </table:table-cell>
              <table:table-cell office:value-type="float" office:value="89.767845">
                <text:p>89.76784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4.1319013">
                <text:p>4.1319013</text:p>
              </table:table-cell>
              <table:table-cell office:value-type="float" office:value="77.50738">
                <text:p>77.5073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7.730437">
                <text:p>7.730437</text:p>
              </table:table-cell>
              <table:table-cell office:value-type="float" office:value="80.614204">
                <text:p>80.614204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4733601">
                <text:p>0.04733601</text:p>
              </table:table-cell>
              <table:table-cell office:value-type="float" office:value="85.71429">
                <text:p>85.7142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20.082054">
                <text:p>120.082054</text:p>
              </table:table-cell>
              <table:table-cell office:value-type="float" office:value="70.76025">
                <text:p>70.7602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.5509548">
                <text:p>2.5509548</text:p>
              </table:table-cell>
              <table:table-cell office:value-type="float" office:value="74.7963">
                <text:p>74.796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1.242771">
                <text:p>11.242771</text:p>
              </table:table-cell>
              <table:table-cell office:value-type="float" office:value="75.8517">
                <text:p>75.8517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.668182">
                <text:p>9.668182</text:p>
              </table:table-cell>
              <table:table-cell office:value-type="float" office:value="64.73797">
                <text:p>64.7379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.0325158">
                <text:p>2.0325158</text:p>
              </table:table-cell>
              <table:table-cell office:value-type="float" office:value="84.416405">
                <text:p>84.41640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.6624764">
                <text:p>1.6624764</text:p>
              </table:table-cell>
              <table:table-cell office:value-type="float" office:value="80.43254">
                <text:p>80.4325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8.80538">
                <text:p>8.80538</text:p>
              </table:table-cell>
              <table:table-cell office:value-type="float" office:value="66.894485">
                <text:p>66.894485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.302057">
                <text:p>16.302057</text:p>
              </table:table-cell>
              <table:table-cell office:value-type="float" office:value="20.729494">
                <text:p>20.72949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.9668334">
                <text:p>2.9668334</text:p>
              </table:table-cell>
              <table:table-cell office:value-type="float" office:value="81.83356">
                <text:p>81.8335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85.94743">
                <text:p>85.94743</text:p>
              </table:table-cell>
              <table:table-cell office:value-type="float" office:value="65.085014">
                <text:p>65.0850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24017379">
                <text:p>0.24017379</text:p>
              </table:table-cell>
              <table:table-cell office:value-type="float" office:value="86.679924">
                <text:p>86.67992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3.337443">
                <text:p>13.337443</text:p>
              </table:table-cell>
              <table:table-cell office:value-type="float" office:value="69.82758">
                <text:p>69.8275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9605468">
                <text:p>0.9605468</text:p>
              </table:table-cell>
              <table:table-cell office:value-type="float" office:value="79.591835">
                <text:p>79.59183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58.645576">
                <text:p>58.645576</text:p>
              </table:table-cell>
              <table:table-cell office:value-type="float" office:value="81.172295">
                <text:p>81.17229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.342387">
                <text:p>9.342387</text:p>
              </table:table-cell>
              <table:table-cell office:value-type="float" office:value="67.54624">
                <text:p>67.5462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.5467298">
                <text:p>2.5467298</text:p>
              </table:table-cell>
              <table:table-cell office:value-type="float" office:value="87.08931">
                <text:p>87.0893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.9668202">
                <text:p>3.9668202</text:p>
              </table:table-cell>
              <table:table-cell office:value-type="float" office:value="76.59389">
                <text:p>76.5938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8.102383">
                <text:p>8.102383</text:p>
              </table:table-cell>
              <table:table-cell office:value-type="float" office:value="85.421295">
                <text:p>85.42129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64.65984">
                <text:p>164.65984</text:p>
              </table:table-cell>
              <table:table-cell office:value-type="float" office:value="80.75161">
                <text:p>80.7516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.325852">
                <text:p>9.325852</text:p>
              </table:table-cell>
              <table:table-cell office:value-type="float" office:value="80.46653">
                <text:p>80.4665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9.29169">
                <text:p>19.29169</text:p>
              </table:table-cell>
              <table:table-cell office:value-type="float" office:value="63.478947">
                <text:p>63.47894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47268265">
                <text:p>0.47268265</text:p>
              </table:table-cell>
              <table:table-cell office:value-type="float" office:value="90.72513">
                <text:p>90.7251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5.445353">
                <text:p>25.445353</text:p>
              </table:table-cell>
              <table:table-cell office:value-type="float" office:value="68.35045">
                <text:p>68.3504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6.989918">
                <text:p>16.989918</text:p>
              </table:table-cell>
              <table:table-cell office:value-type="float" office:value="71.36836">
                <text:p>71.3683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5.925436">
                <text:p>5.925436</text:p>
              </table:table-cell>
              <table:table-cell office:value-type="float" office:value="71.87908">
                <text:p>71.87908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.442076">
                <text:p>6.442076</text:p>
              </table:table-cell>
              <table:table-cell office:value-type="float" office:value="72.93568">
                <text:p>72.93568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12.70905">
                <text:p>112.70905</text:p>
              </table:table-cell>
              <table:table-cell office:value-type="float" office:value="51.64805">
                <text:p>51.6480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.2921267">
                <text:p>4.2921267</text:p>
              </table:table-cell>
              <table:table-cell office:value-type="float" office:value="91.48435">
                <text:p>91.4843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5273214">
                <text:p>0.5273214</text:p>
              </table:table-cell>
              <table:table-cell office:value-type="float" office:value="91.71529">
                <text:p>91.71529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83.29442">
                <text:p>83.29442</text:p>
              </table:table-cell>
              <table:table-cell office:value-type="float" office:value="77.462036">
                <text:p>77.46203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1.005478">
                <text:p>11.005478</text:p>
              </table:table-cell>
              <table:table-cell office:value-type="float" office:value="80.33036">
                <text:p>80.33036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1.204957">
                <text:p>11.204957</text:p>
              </table:table-cell>
              <table:table-cell office:value-type="float" office:value="78.22104">
                <text:p>78.2210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9.777905">
                <text:p>49.777905</text:p>
              </table:table-cell>
              <table:table-cell office:value-type="float" office:value="83.319084">
                <text:p>83.31908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4.494491">
                <text:p>4.494491</text:p>
              </table:table-cell>
              <table:table-cell office:value-type="float" office:value="79.15515">
                <text:p>79.1551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.2599167">
                <text:p>1.2599167</text:p>
              </table:table-cell>
              <table:table-cell office:value-type="float" office:value="61.223495">
                <text:p>61.22349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5.820102">
                <text:p>15.820102</text:p>
              </table:table-cell>
              <table:table-cell office:value-type="float" office:value="74.35163">
                <text:p>74.3516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0.85828">
                <text:p>50.85828</text:p>
              </table:table-cell>
              <table:table-cell office:value-type="float" office:value="72.65844">
                <text:p>72.658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7895268">
                <text:p>0.7895268</text:p>
              </table:table-cell>
              <table:table-cell office:value-type="float" office:value="28.362408">
                <text:p>28.36240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6.305735">
                <text:p>16.305735</text:p>
              </table:table-cell>
              <table:table-cell office:value-type="float" office:value="81.23911">
                <text:p>81.23911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50.768246">
                <text:p>50.768246</text:p>
              </table:table-cell>
              <table:table-cell office:value-type="float" office:value="84.56019">
                <text:p>84.5601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.0992092">
                <text:p>1.0992092</text:p>
              </table:table-cell>
              <table:table-cell office:value-type="float" office:value="81.05515">
                <text:p>81.0551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.830676">
                <text:p>1.830676</text:p>
              </table:table-cell>
              <table:table-cell office:value-type="float" office:value="81.692">
                <text:p>81.69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.693805">
                <text:p>4.693805</text:p>
              </table:table-cell>
              <table:table-cell office:value-type="float" office:value="70.54263">
                <text:p>70.5426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.01761">
                <text:p>2.01761</text:p>
              </table:table-cell>
              <table:table-cell office:value-type="float" office:value="41.81369">
                <text:p>41.8136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3.4706767">
                <text:p>3.4706767</text:p>
              </table:table-cell>
              <table:table-cell office:value-type="float" office:value="62.43884">
                <text:p>62.4388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38610214">
                <text:p>0.38610214</text:p>
              </table:table-cell>
              <table:table-cell office:value-type="float" office:value="94.226326">
                <text:p>94.22632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7.4037094">
                <text:p>7.4037094</text:p>
              </table:table-cell>
              <table:table-cell office:value-type="float" office:value="61.265263">
                <text:p>61.26526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04.7637">
                <text:p>204.7637</text:p>
              </table:table-cell>
              <table:table-cell office:value-type="float" office:value="76.96109">
                <text:p>76.9610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3.8460448">
                <text:p>3.8460448</text:p>
              </table:table-cell>
              <table:table-cell office:value-type="float" office:value="85.71823">
                <text:p>85.7182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1.95478">
                <text:p>21.95478</text:p>
              </table:table-cell>
              <table:table-cell office:value-type="float" office:value="75.77687">
                <text:p>75.7768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.2696943">
                <text:p>7.2696943</text:p>
              </table:table-cell>
              <table:table-cell office:value-type="float" office:value="82.215355">
                <text:p>82.21535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.7693577">
                <text:p>5.7693577</text:p>
              </table:table-cell>
              <table:table-cell office:value-type="float" office:value="67.42217">
                <text:p>67.4221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6.271624">
                <text:p>16.271624</text:p>
              </table:table-cell>
              <table:table-cell office:value-type="float" office:value="74.67157">
                <text:p>74.6715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35.290394">
                <text:p>35.290394</text:p>
              </table:table-cell>
              <table:table-cell office:value-type="float" office:value="60.429264">
                <text:p>60.4292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.0831873">
                <text:p>2.0831873</text:p>
              </table:table-cell>
              <table:table-cell office:value-type="float" office:value="85.50269">
                <text:p>85.5026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.0322564">
                <text:p>1.0322564</text:p>
              </table:table-cell>
              <table:table-cell office:value-type="float" office:value="78.02198">
                <text:p>78.0219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7.207524">
                <text:p>7.207524</text:p>
              </table:table-cell>
              <table:table-cell office:value-type="float" office:value="83.118195">
                <text:p>83.11819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.4217495">
                <text:p>1.4217495</text:p>
              </table:table-cell>
              <table:table-cell office:value-type="float" office:value="90.2891">
                <text:p>90.289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1.771723">
                <text:p>11.771723</text:p>
              </table:table-cell>
              <table:table-cell office:value-type="float" office:value="74.77144">
                <text:p>74.7714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.2687409">
                <text:p>1.2687409</text:p>
              </table:table-cell>
              <table:table-cell office:value-type="float" office:value="88.24101">
                <text:p>88.2410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5.63779">
                <text:p>85.63779</text:p>
              </table:table-cell>
              <table:table-cell office:value-type="float" office:value="73.67644">
                <text:p>73.6764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7.105131">
                <text:p>17.105131</text:p>
              </table:table-cell>
              <table:table-cell office:value-type="float" office:value="82.43438">
                <text:p>82.4343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9.23725">
                <text:p>19.23725</text:p>
              </table:table-cell>
              <table:table-cell office:value-type="float" office:value="13.064133">
                <text:p>13.06413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4.0249367">
                <text:p>4.0249367</text:p>
              </table:table-cell>
              <table:table-cell office:value-type="float" office:value="85.8883">
                <text:p>85.888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4768759">
                <text:p>0.4768759</text:p>
              </table:table-cell>
              <table:table-cell office:value-type="float" office:value="93.67347">
                <text:p>93.6734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63035375">
                <text:p>0.63035375</text:p>
              </table:table-cell>
              <table:table-cell office:value-type="float" office:value="76.01199">
                <text:p>76.0119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.0828917">
                <text:p>1.0828917</text:p>
              </table:table-cell>
              <table:table-cell office:value-type="float" office:value="75.05071">
                <text:p>75.0507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.3853574">
                <text:p>3.3853574</text:p>
              </table:table-cell>
              <table:table-cell office:value-type="float" office:value="74.070755">
                <text:p>74.07075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782.03973">
                <text:p>782.03973</text:p>
              </table:table-cell>
              <table:table-cell office:value-type="float" office:value="57.97182">
                <text:p>57.9718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5.41889">
                <text:p>55.41889</text:p>
              </table:table-cell>
              <table:table-cell office:value-type="float" office:value="77.15957">
                <text:p>77.1595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16456008">
                <text:p>0.16456008</text:p>
              </table:table-cell>
              <table:table-cell office:value-type="float" office:value="66.05166">
                <text:p>66.0516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.4912305">
                <text:p>5.4912305</text:p>
              </table:table-cell>
              <table:table-cell office:value-type="float" office:value="71.07348">
                <text:p>71.0734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68865436">
                <text:p>0.68865436</text:p>
              </table:table-cell>
              <table:table-cell office:value-type="float" office:value="86.52657">
                <text:p>86.5265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9.423521">
                <text:p>29.423521</text:p>
              </table:table-cell>
              <table:table-cell office:value-type="float" office:value="69.67816">
                <text:p>69.678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.72494">
                <text:p>27.72494</text:p>
              </table:table-cell>
              <table:table-cell office:value-type="float" office:value="74.3131">
                <text:p>74.313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389.3466">
                <text:p>389.3466</text:p>
              </table:table-cell>
              <table:table-cell office:value-type="float" office:value="37.59753">
                <text:p>37.59753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7.9053607">
                <text:p>7.9053607</text:p>
              </table:table-cell>
              <table:table-cell office:value-type="float" office:value="73.76036">
                <text:p>73.7603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8.971101">
                <text:p>8.971101</text:p>
              </table:table-cell>
              <table:table-cell office:value-type="float" office:value="78.02067">
                <text:p>78.0206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5.644867">
                <text:p>25.644867</text:p>
              </table:table-cell>
              <table:table-cell office:value-type="float" office:value="80.18254">
                <text:p>80.1825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.0457711">
                <text:p>1.0457711</text:p>
              </table:table-cell>
              <table:table-cell office:value-type="float" office:value="74.1433">
                <text:p>74.143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6.5550685">
                <text:p>6.5550685</text:p>
              </table:table-cell>
              <table:table-cell office:value-type="float" office:value="54.203594">
                <text:p>54.20359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.8585505">
                <text:p>5.8585505</text:p>
              </table:table-cell>
              <table:table-cell office:value-type="float" office:value="47.243034">
                <text:p>47.243034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3.669994">
                <text:p>23.669994</text:p>
              </table:table-cell>
              <table:table-cell office:value-type="float" office:value="83.6645">
                <text:p>83.664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7.718143">
                <text:p>37.718143</text:p>
              </table:table-cell>
              <table:table-cell office:value-type="float" office:value="69.11759">
                <text:p>69.1175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2.82013">
                <text:p>32.82013</text:p>
              </table:table-cell>
              <table:table-cell office:value-type="float" office:value="64.42903">
                <text:p>64.4290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2.3968">
                <text:p>32.3968</text:p>
              </table:table-cell>
              <table:table-cell office:value-type="float" office:value="58.859825">
                <text:p>58.85982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.904329">
                <text:p>4.904329</text:p>
              </table:table-cell>
              <table:table-cell office:value-type="float" office:value="73.875">
                <text:p>73.87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0.985058">
                <text:p>20.985058</text:p>
              </table:table-cell>
              <table:table-cell office:value-type="float" office:value="76.25808">
                <text:p>76.2580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8.766327">
                <text:p>28.766327</text:p>
              </table:table-cell>
              <table:table-cell office:value-type="float" office:value="22.755106">
                <text:p>22.75510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4.598473">
                <text:p>14.598473</text:p>
              </table:table-cell>
              <table:table-cell office:value-type="float" office:value="69.71755">
                <text:p>69.7175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.2803235">
                <text:p>2.2803235</text:p>
              </table:table-cell>
              <table:table-cell office:value-type="float" office:value="89.00474">
                <text:p>89.0047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80.30803">
                <text:p>80.30803</text:p>
              </table:table-cell>
              <table:table-cell office:value-type="float" office:value="73.935295">
                <text:p>73.93529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.333579">
                <text:p>5.333579</text:p>
              </table:table-cell>
              <table:table-cell office:value-type="float" office:value="75.27374">
                <text:p>75.2737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0.920191">
                <text:p>10.920191</text:p>
              </table:table-cell>
              <table:table-cell office:value-type="float" office:value="28.243513">
                <text:p>28.24351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45.19516">
                <text:p>145.19516</text:p>
              </table:table-cell>
              <table:table-cell office:value-type="float" office:value="61.05644">
                <text:p>61.0564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0.583204">
                <text:p>20.583204</text:p>
              </table:table-cell>
              <table:table-cell office:value-type="float" office:value="71.6929">
                <text:p>71.692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.2545521">
                <text:p>3.2545521</text:p>
              </table:table-cell>
              <table:table-cell office:value-type="float" office:value="76.98091">
                <text:p>76.9809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4.730616">
                <text:p>24.730616</text:p>
              </table:table-cell>
              <table:table-cell office:value-type="float" office:value="84.21827">
                <text:p>84.2182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3.31591">
                <text:p>23.31591</text:p>
              </table:table-cell>
              <table:table-cell office:value-type="float" office:value="82.42847">
                <text:p>82.4284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.793936">
                <text:p>3.793936</text:p>
              </table:table-cell>
              <table:table-cell office:value-type="float" office:value="80.58852">
                <text:p>80.5885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7.6992335">
                <text:p>7.6992335</text:p>
              </table:table-cell>
              <table:table-cell office:value-type="float" office:value="86.25468">
                <text:p>86.25468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.138662">
                <text:p>5.138662</text:p>
              </table:table-cell>
              <table:table-cell office:value-type="float" office:value="28.290598">
                <text:p>28.29059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.4772918">
                <text:p>3.4772918</text:p>
              </table:table-cell>
              <table:table-cell office:value-type="float" office:value="15.873894">
                <text:p>15.87389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9905785">
                <text:p>0.9905785</text:p>
              </table:table-cell>
              <table:table-cell office:value-type="float" office:value="86.32719">
                <text:p>86.32719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.885415">
                <text:p>2.885415</text:p>
              </table:table-cell>
              <table:table-cell office:value-type="float" office:value="89.71852">
                <text:p>89.7185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7.301483">
                <text:p>37.301483</text:p>
              </table:table-cell>
              <table:table-cell office:value-type="float" office:value="85.01048">
                <text:p>85.0104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.575211">
                <text:p>5.575211</text:p>
              </table:table-cell>
              <table:table-cell office:value-type="float" office:value="68.68429">
                <text:p>68.6842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5692737">
                <text:p>0.5692737</text:p>
              </table:table-cell>
              <table:table-cell office:value-type="float" office:value="81.42857">
                <text:p>81.4285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87.45198">
                <text:p>187.45198</text:p>
              </table:table-cell>
              <table:table-cell office:value-type="float" office:value="81.51421">
                <text:p>81.5142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.2103636">
                <text:p>2.2103636</text:p>
              </table:table-cell>
              <table:table-cell office:value-type="float" office:value="90.77371">
                <text:p>90.7737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9509778">
                <text:p>0.9509778</text:p>
              </table:table-cell>
              <table:table-cell office:value-type="float" office:value="86.80427">
                <text:p>86.80427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38447115">
                <text:p>0.38447115</text:p>
              </table:table-cell>
              <table:table-cell office:value-type="float" office:value="85.545586">
                <text:p>85.545586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9723629">
                <text:p>0.9723629</text:p>
              </table:table-cell>
              <table:table-cell office:value-type="float" office:value="53.324062">
                <text:p>53.32406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.412797">
                <text:p>5.412797</text:p>
              </table:table-cell>
              <table:table-cell office:value-type="float" office:value="86.658394">
                <text:p>86.65839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.1639744">
                <text:p>1.1639744</text:p>
              </table:table-cell>
              <table:table-cell office:value-type="float" office:value="88.633995">
                <text:p>88.63399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6722952">
                <text:p>0.6722952</text:p>
              </table:table-cell>
              <table:table-cell office:value-type="float" office:value="77.42848">
                <text:p>77.42848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709098">
                <text:p>0.709098</text:p>
              </table:table-cell>
              <table:table-cell office:value-type="float" office:value="91.24871">
                <text:p>91.2487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6.0183907">
                <text:p>6.0183907</text:p>
              </table:table-cell>
              <table:table-cell office:value-type="float" office:value="91.0149">
                <text:p>91.014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7873258">
                <text:p>0.7873258</text:p>
              </table:table-cell>
              <table:table-cell office:value-type="float" office:value="90.38961">
                <text:p>90.3896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8042017">
                <text:p>0.8042017</text:p>
              </table:table-cell>
              <table:table-cell office:value-type="float" office:value="91.616165">
                <text:p>91.61616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93.72476">
                <text:p>493.72476</text:p>
              </table:table-cell>
              <table:table-cell office:value-type="float" office:value="59.965">
                <text:p>59.96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72158706">
                <text:p>0.72158706</text:p>
              </table:table-cell>
              <table:table-cell office:value-type="float" office:value="59.31334">
                <text:p>59.3133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6.7178884">
                <text:p>6.7178884</text:p>
              </table:table-cell>
              <table:table-cell office:value-type="float" office:value="89.72967">
                <text:p>89.72967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.1937776">
                <text:p>4.1937776</text:p>
              </table:table-cell>
              <table:table-cell office:value-type="float" office:value="90.85095">
                <text:p>90.8509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7.4949365">
                <text:p>7.4949365</text:p>
              </table:table-cell>
              <table:table-cell office:value-type="float" office:value="52.506203">
                <text:p>52.50620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.1003153">
                <text:p>3.1003153</text:p>
              </table:table-cell>
              <table:table-cell office:value-type="float" office:value="76.33778">
                <text:p>76.337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.7835572">
                <text:p>2.7835572</text:p>
              </table:table-cell>
              <table:table-cell office:value-type="float" office:value="91.22503">
                <text:p>91.2250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93.746">
                <text:p>93.746</text:p>
              </table:table-cell>
              <table:table-cell office:value-type="float" office:value="90.01379">
                <text:p>90.0137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.56939">
                <text:p>7.56939</text:p>
              </table:table-cell>
              <table:table-cell office:value-type="float" office:value="76.567215">
                <text:p>76.56721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2.008776">
                <text:p>22.008776</text:p>
              </table:table-cell>
              <table:table-cell office:value-type="float" office:value="84.115746">
                <text:p>84.115746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43385607">
                <text:p>0.43385607</text:p>
              </table:table-cell>
              <table:table-cell office:value-type="float" office:value="83.61539">
                <text:p>83.6153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36.05325">
                <text:p>136.05325</text:p>
              </table:table-cell>
              <table:table-cell office:value-type="float" office:value="73.58323">
                <text:p>73.5832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7.583416">
                <text:p>17.583416</text:p>
              </table:table-cell>
              <table:table-cell office:value-type="float" office:value="29.787477">
                <text:p>29.78747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1.12685">
                <text:p>21.12685</text:p>
              </table:table-cell>
              <table:table-cell office:value-type="float" office:value="33.056267">
                <text:p>33.05626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8.312275">
                <text:p>18.312275</text:p>
              </table:table-cell>
              <table:table-cell office:value-type="float" office:value="38.31325">
                <text:p>38.313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97.621574">
                <text:p>97.621574</text:p>
              </table:table-cell>
              <table:table-cell office:value-type="float" office:value="28.686388">
                <text:p>28.68638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.611831">
                <text:p>3.611831</text:p>
              </table:table-cell>
              <table:table-cell office:value-type="float" office:value="43.16839">
                <text:p>43.1683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6.660578">
                <text:p>26.660578</text:p>
              </table:table-cell>
              <table:table-cell office:value-type="float" office:value="38.048504">
                <text:p>38.04850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3.788796">
                <text:p>13.788796</text:p>
              </table:table-cell>
              <table:table-cell office:value-type="float" office:value="36.756622">
                <text:p>36.75662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0.408495">
                <text:p>20.408495</text:p>
              </table:table-cell>
              <table:table-cell office:value-type="float" office:value="28.593363">
                <text:p>28.593363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6.154917">
                <text:p>16.154917</text:p>
              </table:table-cell>
              <table:table-cell office:value-type="float" office:value="33.579742">
                <text:p>33.57974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4.580311">
                <text:p>14.580311</text:p>
              </table:table-cell>
              <table:table-cell office:value-type="float" office:value="37.699177">
                <text:p>37.69917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5.151796">
                <text:p>25.151796</text:p>
              </table:table-cell>
              <table:table-cell office:value-type="float" office:value="38.802334">
                <text:p>38.80233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3.10812">
                <text:p>33.10812</text:p>
              </table:table-cell>
              <table:table-cell office:value-type="float" office:value="28.451883">
                <text:p>28.45188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1.52447">
                <text:p>21.52447</text:p>
              </table:table-cell>
              <table:table-cell office:value-type="float" office:value="24.943989">
                <text:p>24.943989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2.407772">
                <text:p>22.407772</text:p>
              </table:table-cell>
              <table:table-cell office:value-type="float" office:value="30.628412">
                <text:p>30.62841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9.794616">
                <text:p>9.794616</text:p>
              </table:table-cell>
              <table:table-cell office:value-type="float" office:value="51.761738">
                <text:p>51.76173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52.74283">
                <text:p>52.74283</text:p>
              </table:table-cell>
              <table:table-cell office:value-type="float" office:value="43.913166">
                <text:p>43.913166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532.4338">
                <text:p>3532.4338</text:p>
              </table:table-cell>
              <table:table-cell office:value-type="float" office:value="27.815636">
                <text:p>27.81563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3.944393">
                <text:p>13.944393</text:p>
              </table:table-cell>
              <table:table-cell office:value-type="float" office:value="51.371822">
                <text:p>51.37182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3.709315">
                <text:p>13.709315</text:p>
              </table:table-cell>
              <table:table-cell office:value-type="float" office:value="63.47622">
                <text:p>63.4762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6.089703">
                <text:p>26.089703</text:p>
              </table:table-cell>
              <table:table-cell office:value-type="float" office:value="60.04877">
                <text:p>60.04877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7.369972">
                <text:p>17.369972</text:p>
              </table:table-cell>
              <table:table-cell office:value-type="float" office:value="68.52303">
                <text:p>68.5230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3107.9888">
                <text:p>3107.9888</text:p>
              </table:table-cell>
              <table:table-cell office:value-type="float" office:value="29.783499">
                <text:p>29.78349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9.28253">
                <text:p>29.28253</text:p>
              </table:table-cell>
              <table:table-cell office:value-type="float" office:value="71.423386">
                <text:p>71.42338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.409246">
                <text:p>3.409246</text:p>
              </table:table-cell>
              <table:table-cell office:value-type="float" office:value="58.763836">
                <text:p>58.76383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4.515724">
                <text:p>34.515724</text:p>
              </table:table-cell>
              <table:table-cell office:value-type="float" office:value="72.82744">
                <text:p>72.82744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55.48692">
                <text:p>55.4869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7.3348656">
                <text:p>7.3348656</text:p>
              </table:table-cell>
              <table:table-cell office:value-type="float" office:value="74.4703">
                <text:p>74.4703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3.589918">
                <text:p>23.589918</text:p>
              </table:table-cell>
              <table:table-cell office:value-type="float" office:value="69.592636">
                <text:p>69.59263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21.38416">
                <text:p>521.38416</text:p>
              </table:table-cell>
              <table:table-cell office:value-type="float" office:value="65.75795">
                <text:p>65.7579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.832776">
                <text:p>11.832776</text:p>
              </table:table-cell>
              <table:table-cell office:value-type="float" office:value="37.258106">
                <text:p>37.25810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8.394241">
                <text:p>18.394241</text:p>
              </table:table-cell>
              <table:table-cell office:value-type="float" office:value="67.5341">
                <text:p>67.534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1.321256">
                <text:p>11.321256</text:p>
              </table:table-cell>
              <table:table-cell office:value-type="float" office:value="48.78349">
                <text:p>48.7834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62.98832">
                <text:p>62.9883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1.823166">
                <text:p>41.823166</text:p>
              </table:table-cell>
              <table:table-cell office:value-type="float" office:value="69.96993">
                <text:p>69.9699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0.508543">
                <text:p>20.508543</text:p>
              </table:table-cell>
              <table:table-cell office:value-type="float" office:value="45.86006">
                <text:p>45.86006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4.356878">
                <text:p>24.356878</text:p>
              </table:table-cell>
              <table:table-cell office:value-type="float" office:value="70.46663">
                <text:p>70.4666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3.770978">
                <text:p>13.770978</text:p>
              </table:table-cell>
              <table:table-cell office:value-type="float" office:value="33.493282">
                <text:p>33.49328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0.182736">
                <text:p>10.182736</text:p>
              </table:table-cell>
              <table:table-cell office:value-type="float" office:value="56.95854">
                <text:p>56.9585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632.8373">
                <text:p>1632.8373</text:p>
              </table:table-cell>
              <table:table-cell office:value-type="float" office:value="22.788115">
                <text:p>22.78811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45.42851">
                <text:p>245.42851</text:p>
              </table:table-cell>
              <table:table-cell office:value-type="float" office:value="49.469883">
                <text:p>49.4698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0.21915">
                <text:p>280.21915</text:p>
              </table:table-cell>
              <table:table-cell office:value-type="float" office:value="53.591415">
                <text:p>53.59141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30.523762">
                <text:p>30.523762</text:p>
              </table:table-cell>
              <table:table-cell office:value-type="float" office:value="57.02337">
                <text:p>57.02337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60.46326">
                <text:p>860.46326</text:p>
              </table:table-cell>
              <table:table-cell office:value-type="float" office:value="70.028305">
                <text:p>70.02830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42.50218">
                <text:p>42.502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6.0574884">
                <text:p>6.0574884</text:p>
              </table:table-cell>
              <table:table-cell office:value-type="float" office:value="67.916504">
                <text:p>67.916504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7.34502">
                <text:p>47.34502</text:p>
              </table:table-cell>
              <table:table-cell office:value-type="float" office:value="58.292953">
                <text:p>58.292953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2.933135">
                <text:p>12.933135</text:p>
              </table:table-cell>
              <table:table-cell office:value-type="float" office:value="51.169353">
                <text:p>51.16935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377.21918">
                <text:p>377.21918</text:p>
              </table:table-cell>
              <table:table-cell office:value-type="float" office:value="38.83631">
                <text:p>38.8363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8.491035">
                <text:p>18.491035</text:p>
              </table:table-cell>
              <table:table-cell office:value-type="float" office:value="63.356064">
                <text:p>63.35606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1.317104">
                <text:p>21.317104</text:p>
              </table:table-cell>
              <table:table-cell office:value-type="float" office:value="51.303623">
                <text:p>51.30362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327.63528">
                <text:p>327.63528</text:p>
              </table:table-cell>
              <table:table-cell office:value-type="float" office:value="33.07204">
                <text:p>33.0720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5.0903845">
                <text:p>15.0903845</text:p>
              </table:table-cell>
              <table:table-cell office:value-type="float" office:value="46.373196">
                <text:p>46.37319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030.1757">
                <text:p>1030.1757</text:p>
              </table:table-cell>
              <table:table-cell office:value-type="float" office:value="39.98564">
                <text:p>39.9856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41.77926">
                <text:p>41.7792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412.3665">
                <text:p>2412.3665</text:p>
              </table:table-cell>
              <table:table-cell office:value-type="float" office:value="29.956625">
                <text:p>29.95662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8.778652">
                <text:p>38.778652</text:p>
              </table:table-cell>
              <table:table-cell office:value-type="float" office:value="60.13603">
                <text:p>60.13603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5.534278">
                <text:p>15.534278</text:p>
              </table:table-cell>
              <table:table-cell office:value-type="float" office:value="63.096043">
                <text:p>63.09604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34.299187">
                <text:p>34.299187</text:p>
              </table:table-cell>
              <table:table-cell office:value-type="float" office:value="53.156094">
                <text:p>53.15609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30.489597">
                <text:p>30.489597</text:p>
              </table:table-cell>
              <table:table-cell office:value-type="float" office:value="64.753365">
                <text:p>64.75336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34.5816">
                <text:p>34.5816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72.869354">
                <text:p>72.869354</text:p>
              </table:table-cell>
              <table:table-cell office:value-type="float" office:value="64.30743">
                <text:p>64.30743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898.40454">
                <text:p>898.40454</text:p>
              </table:table-cell>
              <table:table-cell office:value-type="float" office:value="36.300144">
                <text:p>36.300144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59.677418">
                <text:p>59.67741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8.542555">
                <text:p>18.542555</text:p>
              </table:table-cell>
              <table:table-cell office:value-type="float" office:value="63.058186">
                <text:p>63.05818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9.49615">
                <text:p>49.49615</text:p>
              </table:table-cell>
              <table:table-cell office:value-type="float" office:value="64.21353">
                <text:p>64.2135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.977633">
                <text:p>28.977633</text:p>
              </table:table-cell>
              <table:table-cell office:value-type="float" office:value="64.37062">
                <text:p>64.3706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3.404498">
                <text:p>13.404498</text:p>
              </table:table-cell>
              <table:table-cell office:value-type="float" office:value="69.630165">
                <text:p>69.63016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5.382988">
                <text:p>45.382988</text:p>
              </table:table-cell>
              <table:table-cell office:value-type="float" office:value="62.85908">
                <text:p>62.85908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5.902988">
                <text:p>15.902988</text:p>
              </table:table-cell>
              <table:table-cell office:value-type="float" office:value="36.033463">
                <text:p>36.03346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6.842426">
                <text:p>16.842426</text:p>
              </table:table-cell>
              <table:table-cell office:value-type="float" office:value="52.852543">
                <text:p>52.852543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27.060598">
                <text:p>27.06059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1.424385">
                <text:p>81.424385</text:p>
              </table:table-cell>
              <table:table-cell office:value-type="float" office:value="68.58753">
                <text:p>68.5875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075.9307">
                <text:p>1075.9307</text:p>
              </table:table-cell>
              <table:table-cell office:value-type="float" office:value="43.144474">
                <text:p>43.14447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84.45734">
                <text:p>484.45734</text:p>
              </table:table-cell>
              <table:table-cell office:value-type="float" office:value="44.075657">
                <text:p>44.07565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54.418285">
                <text:p>54.418285</text:p>
              </table:table-cell>
              <table:table-cell office:value-type="float" office:value="57.549812">
                <text:p>57.54981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.144909">
                <text:p>2.144909</text:p>
              </table:table-cell>
              <table:table-cell office:value-type="float" office:value="66.81128">
                <text:p>66.81128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41.918114">
                <text:p>41.91811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7.545513">
                <text:p>37.545513</text:p>
              </table:table-cell>
              <table:table-cell office:value-type="float" office:value="57.403534">
                <text:p>57.40353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44.41936">
                <text:p>144.41936</text:p>
              </table:table-cell>
              <table:table-cell office:value-type="float" office:value="56.115425">
                <text:p>56.11542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8.259744">
                <text:p>8.259744</text:p>
              </table:table-cell>
              <table:table-cell office:value-type="float" office:value="51.663895">
                <text:p>51.66389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8.607796">
                <text:p>48.607796</text:p>
              </table:table-cell>
              <table:table-cell office:value-type="float" office:value="59.599243">
                <text:p>59.59924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1.586622">
                <text:p>21.586622</text:p>
              </table:table-cell>
              <table:table-cell office:value-type="float" office:value="62.079582">
                <text:p>62.07958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9.025976">
                <text:p>19.025976</text:p>
              </table:table-cell>
              <table:table-cell office:value-type="float" office:value="54.38851">
                <text:p>54.3885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2.545008">
                <text:p>22.545008</text:p>
              </table:table-cell>
              <table:table-cell office:value-type="float" office:value="72.525955">
                <text:p>72.52595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43.574146">
                <text:p>43.574146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33.66592">
                <text:p>233.66592</text:p>
              </table:table-cell>
              <table:table-cell office:value-type="float" office:value="47.732525">
                <text:p>47.73252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5.13895">
                <text:p>25.13895</text:p>
              </table:table-cell>
              <table:table-cell office:value-type="float" office:value="56.988117">
                <text:p>56.98811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.548208">
                <text:p>11.548208</text:p>
              </table:table-cell>
              <table:table-cell office:value-type="float" office:value="52.520786">
                <text:p>52.520786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55.39445">
                <text:p>55.3944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5.944101">
                <text:p>15.944101</text:p>
              </table:table-cell>
              <table:table-cell office:value-type="float" office:value="59.437008">
                <text:p>59.43700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476.9952">
                <text:p>1476.9952</text:p>
              </table:table-cell>
              <table:table-cell office:value-type="float" office:value="43.25681">
                <text:p>43.25681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228.736">
                <text:p>2228.736</text:p>
              </table:table-cell>
              <table:table-cell office:value-type="float" office:value="37.11972">
                <text:p>37.1197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37.489864">
                <text:p>37.48986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3.749527">
                <text:p>13.749527</text:p>
              </table:table-cell>
              <table:table-cell office:value-type="float" office:value="65.87347">
                <text:p>65.8734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8.600002">
                <text:p>18.600002</text:p>
              </table:table-cell>
              <table:table-cell office:value-type="float" office:value="53.650707">
                <text:p>53.650707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0.086462">
                <text:p>20.086462</text:p>
              </table:table-cell>
              <table:table-cell office:value-type="float" office:value="60.427452">
                <text:p>60.42745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94.047714">
                <text:p>94.047714</text:p>
              </table:table-cell>
              <table:table-cell office:value-type="float" office:value="50.129044">
                <text:p>50.12904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2.231457">
                <text:p>12.231457</text:p>
              </table:table-cell>
              <table:table-cell office:value-type="float" office:value="48.601357">
                <text:p>48.60135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.1469">
                <text:p>32.1469</text:p>
              </table:table-cell>
              <table:table-cell office:value-type="float" office:value="67.08638">
                <text:p>67.0863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85.53314">
                <text:p>585.53314</text:p>
              </table:table-cell>
              <table:table-cell office:value-type="float" office:value="34.807068">
                <text:p>34.80706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73.93567">
                <text:p>973.93567</text:p>
              </table:table-cell>
              <table:table-cell office:value-type="float" office:value="27.740847">
                <text:p>27.74084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.0193086">
                <text:p>6.0193086</text:p>
              </table:table-cell>
              <table:table-cell office:value-type="float" office:value="41.72774">
                <text:p>41.7277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6.677994">
                <text:p>16.677994</text:p>
              </table:table-cell>
              <table:table-cell office:value-type="float" office:value="57.48599">
                <text:p>57.4859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05.04597">
                <text:p>205.04597</text:p>
              </table:table-cell>
              <table:table-cell office:value-type="float" office:value="61.25941">
                <text:p>61.25941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9.358868">
                <text:p>19.358868</text:p>
              </table:table-cell>
              <table:table-cell office:value-type="float" office:value="50.481266">
                <text:p>50.48126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7.776096">
                <text:p>37.776096</text:p>
              </table:table-cell>
              <table:table-cell office:value-type="float" office:value="57.366264">
                <text:p>57.366264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9.562637">
                <text:p>29.562637</text:p>
              </table:table-cell>
              <table:table-cell office:value-type="float" office:value="63.01152">
                <text:p>63.0115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4.68936">
                <text:p>14.68936</text:p>
              </table:table-cell>
              <table:table-cell office:value-type="float" office:value="69.934074">
                <text:p>69.934074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41.75793">
                <text:p>541.75793</text:p>
              </table:table-cell>
              <table:table-cell office:value-type="float" office:value="9.595674">
                <text:p>9.59567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5.054794">
                <text:p>25.054794</text:p>
              </table:table-cell>
              <table:table-cell office:value-type="float" office:value="63.972786">
                <text:p>63.97278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9.786736">
                <text:p>59.786736</text:p>
              </table:table-cell>
              <table:table-cell office:value-type="float" office:value="75.983406">
                <text:p>75.983406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792.3131">
                <text:p>792.3131</text:p>
              </table:table-cell>
              <table:table-cell office:value-type="float" office:value="29.967875">
                <text:p>29.96787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1.40725">
                <text:p>41.40725</text:p>
              </table:table-cell>
              <table:table-cell office:value-type="float" office:value="73.351685">
                <text:p>73.35168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5.514372">
                <text:p>25.514372</text:p>
              </table:table-cell>
              <table:table-cell office:value-type="float" office:value="43.505062">
                <text:p>43.50506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8.867935">
                <text:p>48.867935</text:p>
              </table:table-cell>
              <table:table-cell office:value-type="float" office:value="54.932144">
                <text:p>54.93214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50.89078">
                <text:p>450.89078</text:p>
              </table:table-cell>
              <table:table-cell office:value-type="float" office:value="41.8916">
                <text:p>41.8916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0.711548">
                <text:p>40.711548</text:p>
              </table:table-cell>
              <table:table-cell office:value-type="float" office:value="62.77809">
                <text:p>62.7780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622.60864">
                <text:p>622.60864</text:p>
              </table:table-cell>
              <table:table-cell office:value-type="float" office:value="47.98172">
                <text:p>47.9817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0.862919">
                <text:p>10.862919</text:p>
              </table:table-cell>
              <table:table-cell office:value-type="float" office:value="53.92707">
                <text:p>53.92707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6.563066">
                <text:p>16.563066</text:p>
              </table:table-cell>
              <table:table-cell office:value-type="float" office:value="57.846813">
                <text:p>57.84681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21.738699">
                <text:p>21.73869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42.03482">
                <text:p>142.03482</text:p>
              </table:table-cell>
              <table:table-cell office:value-type="float" office:value="62.99284">
                <text:p>62.99284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38.89241">
                <text:p>38.8924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4.317902">
                <text:p>14.317902</text:p>
              </table:table-cell>
              <table:table-cell office:value-type="float" office:value="59.068604">
                <text:p>59.06860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4.570404">
                <text:p>34.570404</text:p>
              </table:table-cell>
              <table:table-cell office:value-type="float" office:value="70.61521">
                <text:p>70.61521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3.36768">
                <text:p>23.36768</text:p>
              </table:table-cell>
              <table:table-cell office:value-type="float" office:value="68.75473">
                <text:p>68.7547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57.59015">
                <text:p>657.59015</text:p>
              </table:table-cell>
              <table:table-cell office:value-type="float" office:value="60.514736">
                <text:p>60.514736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6.598095">
                <text:p>16.598095</text:p>
              </table:table-cell>
              <table:table-cell office:value-type="float" office:value="75.64572">
                <text:p>75.6457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1.661884">
                <text:p>31.661884</text:p>
              </table:table-cell>
              <table:table-cell office:value-type="float" office:value="65.96798">
                <text:p>65.9679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7.500381">
                <text:p>27.500381</text:p>
              </table:table-cell>
              <table:table-cell office:value-type="float" office:value="66.76764">
                <text:p>66.7676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1.913368">
                <text:p>11.913368</text:p>
              </table:table-cell>
              <table:table-cell office:value-type="float" office:value="51.61396">
                <text:p>51.61396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15.16997">
                <text:p>115.16997</text:p>
              </table:table-cell>
              <table:table-cell office:value-type="float" office:value="55.85241">
                <text:p>55.8524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78.94733">
                <text:p>178.94733</text:p>
              </table:table-cell>
              <table:table-cell office:value-type="float" office:value="54.44853">
                <text:p>54.4485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47.93471">
                <text:p>47.9347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76.367424">
                <text:p>76.367424</text:p>
              </table:table-cell>
              <table:table-cell office:value-type="float" office:value="42.356808">
                <text:p>42.35680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.771567">
                <text:p>9.771567</text:p>
              </table:table-cell>
              <table:table-cell office:value-type="float" office:value="39.363956">
                <text:p>39.36395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.4897785">
                <text:p>9.4897785</text:p>
              </table:table-cell>
              <table:table-cell office:value-type="float" office:value="37.628002">
                <text:p>37.62800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3.457237">
                <text:p>33.457237</text:p>
              </table:table-cell>
              <table:table-cell office:value-type="float" office:value="79.08478">
                <text:p>79.08478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40.93295">
                <text:p>340.93295</text:p>
              </table:table-cell>
              <table:table-cell office:value-type="float" office:value="51.27904">
                <text:p>51.2790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7.12994">
                <text:p>67.12994</text:p>
              </table:table-cell>
              <table:table-cell office:value-type="float" office:value="60.469536">
                <text:p>60.469536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7.451225">
                <text:p>37.451225</text:p>
              </table:table-cell>
              <table:table-cell office:value-type="float" office:value="71.93957">
                <text:p>71.9395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55.52464">
                <text:p>55.5246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6.637995">
                <text:p>26.637995</text:p>
              </table:table-cell>
              <table:table-cell office:value-type="float" office:value="49.764236">
                <text:p>49.76423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27.305">
                <text:p>627.305</text:p>
              </table:table-cell>
              <table:table-cell office:value-type="float" office:value="35.334476">
                <text:p>35.334476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090.0121">
                <text:p>1090.0121</text:p>
              </table:table-cell>
              <table:table-cell office:value-type="float" office:value="49.272327">
                <text:p>49.27232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9.540672">
                <text:p>39.540672</text:p>
              </table:table-cell>
              <table:table-cell office:value-type="float" office:value="74.6417">
                <text:p>74.641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4.359459">
                <text:p>24.359459</text:p>
              </table:table-cell>
              <table:table-cell office:value-type="float" office:value="68.75929">
                <text:p>68.7592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17.00861">
                <text:p>117.00861</text:p>
              </table:table-cell>
              <table:table-cell office:value-type="float" office:value="60.521187">
                <text:p>60.52118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.7645962">
                <text:p>3.7645962</text:p>
              </table:table-cell>
              <table:table-cell office:value-type="float" office:value="67.23579">
                <text:p>67.2357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3.07266">
                <text:p>13.07266</text:p>
              </table:table-cell>
              <table:table-cell office:value-type="float" office:value="58.57884">
                <text:p>58.5788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38.713764">
                <text:p>38.713764</text:p>
              </table:table-cell>
              <table:table-cell office:value-type="float" office:value="63.813335">
                <text:p>63.81333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9.3822565">
                <text:p>9.3822565</text:p>
              </table:table-cell>
              <table:table-cell office:value-type="float" office:value="58.4988">
                <text:p>58.498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0.341319">
                <text:p>10.341319</text:p>
              </table:table-cell>
              <table:table-cell office:value-type="float" office:value="49.849957">
                <text:p>49.84995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51.32777">
                <text:p>251.32777</text:p>
              </table:table-cell>
              <table:table-cell office:value-type="float" office:value="49.966297">
                <text:p>49.96629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.817419">
                <text:p>1.817419</text:p>
              </table:table-cell>
              <table:table-cell office:value-type="float" office:value="70.90408">
                <text:p>70.9040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33.930965">
                <text:p>33.930965</text:p>
              </table:table-cell>
              <table:table-cell office:value-type="float" office:value="47.762722">
                <text:p>47.76272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.057611">
                <text:p>8.057611</text:p>
              </table:table-cell>
              <table:table-cell office:value-type="float" office:value="64.79001">
                <text:p>64.7900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.2925955">
                <text:p>1.2925955</text:p>
              </table:table-cell>
              <table:table-cell office:value-type="float" office:value="60.64158">
                <text:p>60.6415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4.17793">
                <text:p>24.17793</text:p>
              </table:table-cell>
              <table:table-cell office:value-type="float" office:value="61.899815">
                <text:p>61.89981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.222836">
                <text:p>1.222836</text:p>
              </table:table-cell>
              <table:table-cell office:value-type="float" office:value="73.13553">
                <text:p>73.1355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2.409082">
                <text:p>12.409082</text:p>
              </table:table-cell>
              <table:table-cell office:value-type="float" office:value="66.677986">
                <text:p>66.67798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2.650748">
                <text:p>12.650748</text:p>
              </table:table-cell>
              <table:table-cell office:value-type="float" office:value="42.80299">
                <text:p>42.8029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8.756237">
                <text:p>58.756237</text:p>
              </table:table-cell>
              <table:table-cell office:value-type="float" office:value="47.732513">
                <text:p>47.73251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5.2880435">
                <text:p>5.2880435</text:p>
              </table:table-cell>
              <table:table-cell office:value-type="float" office:value="33.777214">
                <text:p>33.77721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24.2048">
                <text:p>324.2048</text:p>
              </table:table-cell>
              <table:table-cell office:value-type="float" office:value="29.584778">
                <text:p>29.584778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71.7254">
                <text:p>171.7254</text:p>
              </table:table-cell>
              <table:table-cell office:value-type="float" office:value="44.19332">
                <text:p>44.1933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6.79179">
                <text:p>6.79179</text:p>
              </table:table-cell>
              <table:table-cell office:value-type="float" office:value="56.437912">
                <text:p>56.43791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4.1368084">
                <text:p>4.1368084</text:p>
              </table:table-cell>
              <table:table-cell office:value-type="float" office:value="54.02166">
                <text:p>54.0216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1.965363">
                <text:p>11.965363</text:p>
              </table:table-cell>
              <table:table-cell office:value-type="float" office:value="62.015083">
                <text:p>62.015083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.7432348">
                <text:p>1.7432348</text:p>
              </table:table-cell>
              <table:table-cell office:value-type="float" office:value="70.93249">
                <text:p>70.9324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2.32192">
                <text:p>22.32192</text:p>
              </table:table-cell>
              <table:table-cell office:value-type="float" office:value="46.45102">
                <text:p>46.4510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.9969954">
                <text:p>2.9969954</text:p>
              </table:table-cell>
              <table:table-cell office:value-type="float" office:value="57.622887">
                <text:p>57.622887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.593388">
                <text:p>6.593388</text:p>
              </table:table-cell>
              <table:table-cell office:value-type="float" office:value="44.099136">
                <text:p>44.099136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.5142066">
                <text:p>3.5142066</text:p>
              </table:table-cell>
              <table:table-cell office:value-type="float" office:value="61.18268">
                <text:p>61.1826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70.04123">
                <text:p>170.04123</text:p>
              </table:table-cell>
              <table:table-cell office:value-type="float" office:value="44.388706">
                <text:p>44.388706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.798042">
                <text:p>9.798042</text:p>
              </table:table-cell>
              <table:table-cell office:value-type="float" office:value="30.597761">
                <text:p>30.59776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3.547405">
                <text:p>23.547405</text:p>
              </table:table-cell>
              <table:table-cell office:value-type="float" office:value="46.868988">
                <text:p>46.86898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.5442848">
                <text:p>2.5442848</text:p>
              </table:table-cell>
              <table:table-cell office:value-type="float" office:value="50.675938">
                <text:p>50.67593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25.77471">
                <text:p>125.77471</text:p>
              </table:table-cell>
              <table:table-cell office:value-type="float" office:value="41.643177">
                <text:p>41.643177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2.341576">
                <text:p>102.341576</text:p>
              </table:table-cell>
              <table:table-cell office:value-type="float" office:value="53.14063">
                <text:p>53.1406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6.6103845">
                <text:p>6.6103845</text:p>
              </table:table-cell>
              <table:table-cell office:value-type="float" office:value="64.12302">
                <text:p>64.1230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26.20901">
                <text:p>126.20901</text:p>
              </table:table-cell>
              <table:table-cell office:value-type="float" office:value="40.248844">
                <text:p>40.24884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.3516183">
                <text:p>5.3516183</text:p>
              </table:table-cell>
              <table:table-cell office:value-type="float" office:value="50.543972">
                <text:p>50.54397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7.5137">
                <text:p>17.5137</text:p>
              </table:table-cell>
              <table:table-cell office:value-type="float" office:value="60.953693">
                <text:p>60.95369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1.0877">
                <text:p>31.0877</text:p>
              </table:table-cell>
              <table:table-cell office:value-type="float" office:value="43.797665">
                <text:p>43.797665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7.9436355">
                <text:p>7.9436355</text:p>
              </table:table-cell>
              <table:table-cell office:value-type="float" office:value="51.913708">
                <text:p>51.91370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1.886406">
                <text:p>21.886406</text:p>
              </table:table-cell>
              <table:table-cell office:value-type="float" office:value="57.184963">
                <text:p>57.184963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8.674736">
                <text:p>18.674736</text:p>
              </table:table-cell>
              <table:table-cell office:value-type="float" office:value="68.3558">
                <text:p>68.3558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25.49999">
                <text:p>125.49999</text:p>
              </table:table-cell>
              <table:table-cell office:value-type="float" office:value="60.857033">
                <text:p>60.85703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8.890604">
                <text:p>18.890604</text:p>
              </table:table-cell>
              <table:table-cell office:value-type="float" office:value="66.09694">
                <text:p>66.0969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0.876707">
                <text:p>10.876707</text:p>
              </table:table-cell>
              <table:table-cell office:value-type="float" office:value="57.558266">
                <text:p>57.558266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00.74748">
                <text:p>100.74748</text:p>
              </table:table-cell>
              <table:table-cell office:value-type="float" office:value="55.723495">
                <text:p>55.72349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9.22223">
                <text:p>129.22223</text:p>
              </table:table-cell>
              <table:table-cell office:value-type="float" office:value="57.058956">
                <text:p>57.058956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0.522314">
                <text:p>10.522314</text:p>
              </table:table-cell>
              <table:table-cell office:value-type="float" office:value="61.656296">
                <text:p>61.65629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.528018">
                <text:p>10.528018</text:p>
              </table:table-cell>
              <table:table-cell office:value-type="float" office:value="67.97499">
                <text:p>67.9749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.879389">
                <text:p>9.879389</text:p>
              </table:table-cell>
              <table:table-cell office:value-type="float" office:value="78.68607">
                <text:p>78.6860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6.592497">
                <text:p>26.592497</text:p>
              </table:table-cell>
              <table:table-cell office:value-type="float" office:value="60.737274">
                <text:p>60.73727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.900114">
                <text:p>9.900114</text:p>
              </table:table-cell>
              <table:table-cell office:value-type="float" office:value="65.560165">
                <text:p>65.56016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.596247">
                <text:p>9.596247</text:p>
              </table:table-cell>
              <table:table-cell office:value-type="float" office:value="84.11319">
                <text:p>84.11319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3.396312">
                <text:p>13.396312</text:p>
              </table:table-cell>
              <table:table-cell office:value-type="float" office:value="62.71308">
                <text:p>62.7130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4.344443">
                <text:p>14.344443</text:p>
              </table:table-cell>
              <table:table-cell office:value-type="float" office:value="70.61988">
                <text:p>70.6198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34.48203">
                <text:p>134.48203</text:p>
              </table:table-cell>
              <table:table-cell office:value-type="float" office:value="61.031544">
                <text:p>61.0315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.301492">
                <text:p>9.301492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64.0837">
                <text:p>64.0837</text:p>
              </table:table-cell>
              <table:table-cell office:value-type="float" office:value="61.99095">
                <text:p>61.9909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4.210926">
                <text:p>24.210926</text:p>
              </table:table-cell>
              <table:table-cell office:value-type="float" office:value="65.8083">
                <text:p>65.808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7.6966">
                <text:p>97.6966</text:p>
              </table:table-cell>
              <table:table-cell office:value-type="float" office:value="52.05351">
                <text:p>52.05351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81.793045">
                <text:p>81.793045</text:p>
              </table:table-cell>
              <table:table-cell office:value-type="float" office:value="56.040806">
                <text:p>56.040806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6.2153">
                <text:p>16.2153</text:p>
              </table:table-cell>
              <table:table-cell office:value-type="float" office:value="71.67106">
                <text:p>71.6710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9.093147">
                <text:p>19.093147</text:p>
              </table:table-cell>
              <table:table-cell office:value-type="float" office:value="66.2997">
                <text:p>66.2997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1.09731">
                <text:p>31.09731</text:p>
              </table:table-cell>
              <table:table-cell office:value-type="float" office:value="70.284195">
                <text:p>70.284195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70.12037">
                <text:p>70.12037</text:p>
              </table:table-cell>
              <table:table-cell office:value-type="float" office:value="57.363785">
                <text:p>57.36378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0.92188">
                <text:p>40.92188</text:p>
              </table:table-cell>
              <table:table-cell office:value-type="float" office:value="64.64646">
                <text:p>64.6464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3.703203">
                <text:p>23.703203</text:p>
              </table:table-cell>
              <table:table-cell office:value-type="float" office:value="60.419315">
                <text:p>60.41931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5.9232855">
                <text:p>15.9232855</text:p>
              </table:table-cell>
              <table:table-cell office:value-type="float" office:value="65.33156">
                <text:p>65.33156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7.115604">
                <text:p>57.115604</text:p>
              </table:table-cell>
              <table:table-cell office:value-type="float" office:value="73.98905">
                <text:p>73.9890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33.122635">
                <text:p>33.122635</text:p>
              </table:table-cell>
              <table:table-cell office:value-type="float" office:value="73.04951">
                <text:p>73.0495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4.397287">
                <text:p>24.397287</text:p>
              </table:table-cell>
              <table:table-cell office:value-type="float" office:value="71.796364">
                <text:p>71.796364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02.10398">
                <text:p>102.10398</text:p>
              </table:table-cell>
              <table:table-cell office:value-type="float" office:value="54.957806">
                <text:p>54.95780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0.990879">
                <text:p>10.990879</text:p>
              </table:table-cell>
              <table:table-cell office:value-type="float" office:value="71.249">
                <text:p>71.24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.537657">
                <text:p>29.537657</text:p>
              </table:table-cell>
              <table:table-cell office:value-type="float" office:value="65.62818">
                <text:p>65.6281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5.497219">
                <text:p>15.497219</text:p>
              </table:table-cell>
              <table:table-cell office:value-type="float" office:value="68.84606">
                <text:p>68.8460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57.55095">
                <text:p>157.55095</text:p>
              </table:table-cell>
              <table:table-cell office:value-type="float" office:value="61.494186">
                <text:p>61.494186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4.25874">
                <text:p>4.25874</text:p>
              </table:table-cell>
              <table:table-cell office:value-type="float" office:value="66.169945">
                <text:p>66.16994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1.681782">
                <text:p>21.681782</text:p>
              </table:table-cell>
              <table:table-cell office:value-type="float" office:value="65.708046">
                <text:p>65.70804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.57083">
                <text:p>3.57083</text:p>
              </table:table-cell>
              <table:table-cell office:value-type="float" office:value="62.539684">
                <text:p>62.539684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9.890488">
                <text:p>19.890488</text:p>
              </table:table-cell>
              <table:table-cell office:value-type="float" office:value="72.89207">
                <text:p>72.8920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61.353844">
                <text:p>61.353844</text:p>
              </table:table-cell>
              <table:table-cell office:value-type="float" office:value="68.87217">
                <text:p>68.8721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0.019566">
                <text:p>50.019566</text:p>
              </table:table-cell>
              <table:table-cell office:value-type="float" office:value="72.70035">
                <text:p>72.7003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0.909614">
                <text:p>10.909614</text:p>
              </table:table-cell>
              <table:table-cell office:value-type="float" office:value="64.90765">
                <text:p>64.90765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8.877798">
                <text:p>8.877798</text:p>
              </table:table-cell>
              <table:table-cell office:value-type="float" office:value="79.129005">
                <text:p>79.129005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1.912527">
                <text:p>11.912527</text:p>
              </table:table-cell>
              <table:table-cell office:value-type="float" office:value="60.66109">
                <text:p>60.66109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4.619423">
                <text:p>14.619423</text:p>
              </table:table-cell>
              <table:table-cell office:value-type="float" office:value="64.80349">
                <text:p>64.8034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7.070194">
                <text:p>37.070194</text:p>
              </table:table-cell>
              <table:table-cell office:value-type="float" office:value="66.44097">
                <text:p>66.44097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.532555">
                <text:p>6.532555</text:p>
              </table:table-cell>
              <table:table-cell office:value-type="float" office:value="71.14625">
                <text:p>71.1462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3.599377">
                <text:p>13.599377</text:p>
              </table:table-cell>
              <table:table-cell office:value-type="float" office:value="72.248505">
                <text:p>72.248505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26.38111">
                <text:p>26.38111</text:p>
              </table:table-cell>
              <table:table-cell office:value-type="float" office:value="73.28263">
                <text:p>73.2826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1.981625">
                <text:p>31.981625</text:p>
              </table:table-cell>
              <table:table-cell office:value-type="float" office:value="63.828377">
                <text:p>63.828377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6.9219365">
                <text:p>6.9219365</text:p>
              </table:table-cell>
              <table:table-cell office:value-type="float" office:value="64.52588">
                <text:p>64.52588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7.709362">
                <text:p>17.709362</text:p>
              </table:table-cell>
              <table:table-cell office:value-type="float" office:value="61.119972">
                <text:p>61.11997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.415963">
                <text:p>9.415963</text:p>
              </table:table-cell>
              <table:table-cell office:value-type="float" office:value="67.87589">
                <text:p>67.87589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89.12611">
                <text:p>89.12611</text:p>
              </table:table-cell>
              <table:table-cell office:value-type="float" office:value="66.51133">
                <text:p>66.51133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8.257555">
                <text:p>18.257555</text:p>
              </table:table-cell>
              <table:table-cell office:value-type="float" office:value="78.50123">
                <text:p>78.50123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1.688976">
                <text:p>11.688976</text:p>
              </table:table-cell>
              <table:table-cell office:value-type="float" office:value="45.609035">
                <text:p>45.609035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2.7240906">
                <text:p>2.7240906</text:p>
              </table:table-cell>
              <table:table-cell office:value-type="float" office:value="34.328903">
                <text:p>34.328903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9.884262">
                <text:p>19.884262</text:p>
              </table:table-cell>
              <table:table-cell office:value-type="float" office:value="51.188553">
                <text:p>51.18855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2.8415">
                <text:p>2.8415</text:p>
              </table:table-cell>
              <table:table-cell office:value-type="float" office:value="37.38308">
                <text:p>37.38308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56.21944">
                <text:p>156.21944</text:p>
              </table:table-cell>
              <table:table-cell office:value-type="float" office:value="50.90626">
                <text:p>50.90626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7.3843393">
                <text:p>7.3843393</text:p>
              </table:table-cell>
              <table:table-cell office:value-type="float" office:value="48.43231">
                <text:p>48.43231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6.7774096">
                <text:p>6.7774096</text:p>
              </table:table-cell>
              <table:table-cell office:value-type="float" office:value="53.285614">
                <text:p>53.28561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7.67341">
                <text:p>47.67341</text:p>
              </table:table-cell>
              <table:table-cell office:value-type="float" office:value="55.8509">
                <text:p>55.850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3.189127">
                <text:p>23.189127</text:p>
              </table:table-cell>
              <table:table-cell office:value-type="float" office:value="50.261593">
                <text:p>50.26159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0.9948845">
                <text:p>10.9948845</text:p>
              </table:table-cell>
              <table:table-cell office:value-type="float" office:value="54.49989">
                <text:p>54.49989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7.604362">
                <text:p>27.604362</text:p>
              </table:table-cell>
              <table:table-cell office:value-type="float" office:value="43.132706">
                <text:p>43.13270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.724487">
                <text:p>10.724487</text:p>
              </table:table-cell>
              <table:table-cell office:value-type="float" office:value="39.86469">
                <text:p>39.86469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52.5665">
                <text:p>152.5665</text:p>
              </table:table-cell>
              <table:table-cell office:value-type="float" office:value="27.926907">
                <text:p>27.926907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7.77969">
                <text:p>37.77969</text:p>
              </table:table-cell>
              <table:table-cell office:value-type="float" office:value="57.334698">
                <text:p>57.33469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.5203276">
                <text:p>4.5203276</text:p>
              </table:table-cell>
              <table:table-cell office:value-type="float" office:value="46.477905">
                <text:p>46.477905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1.525411">
                <text:p>11.525411</text:p>
              </table:table-cell>
              <table:table-cell office:value-type="float" office:value="34.13293">
                <text:p>34.13293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9.624624">
                <text:p>19.624624</text:p>
              </table:table-cell>
              <table:table-cell office:value-type="float" office:value="47.459675">
                <text:p>47.45967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59.18856">
                <text:p>59.18856</text:p>
              </table:table-cell>
              <table:table-cell office:value-type="float" office:value="43.127274">
                <text:p>43.12727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.4267538">
                <text:p>3.4267538</text:p>
              </table:table-cell>
              <table:table-cell office:value-type="float" office:value="63.314064">
                <text:p>63.314064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51.244728">
                <text:p>51.244728</text:p>
              </table:table-cell>
              <table:table-cell office:value-type="float" office:value="57.56667">
                <text:p>57.5666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.4335778">
                <text:p>3.4335778</text:p>
              </table:table-cell>
              <table:table-cell office:value-type="float" office:value="47.289352">
                <text:p>47.28935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6.715319">
                <text:p>16.715319</text:p>
              </table:table-cell>
              <table:table-cell office:value-type="float" office:value="43.035797">
                <text:p>43.035797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24.335655">
                <text:p>24.335655</text:p>
              </table:table-cell>
              <table:table-cell office:value-type="float" office:value="41.20983">
                <text:p>41.2098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9.353878">
                <text:p>19.353878</text:p>
              </table:table-cell>
              <table:table-cell office:value-type="float" office:value="60.392937">
                <text:p>60.392937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1.914871">
                <text:p>11.914871</text:p>
              </table:table-cell>
              <table:table-cell office:value-type="float" office:value="34.69075">
                <text:p>34.69075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.481725">
                <text:p>2.481725</text:p>
              </table:table-cell>
              <table:table-cell office:value-type="float" office:value="50.070007">
                <text:p>50.07000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.9004216">
                <text:p>7.9004216</text:p>
              </table:table-cell>
              <table:table-cell office:value-type="float" office:value="42.405132">
                <text:p>42.40513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5.431816">
                <text:p>55.431816</text:p>
              </table:table-cell>
              <table:table-cell office:value-type="float" office:value="53.84298">
                <text:p>53.84298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2.809082">
                <text:p>12.809082</text:p>
              </table:table-cell>
              <table:table-cell office:value-type="float" office:value="46.403713">
                <text:p>46.40371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85.353676">
                <text:p>85.353676</text:p>
              </table:table-cell>
              <table:table-cell office:value-type="float" office:value="43.797943">
                <text:p>43.79794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7.3274">
                <text:p>7.3274</text:p>
              </table:table-cell>
              <table:table-cell office:value-type="float" office:value="52.73011">
                <text:p>52.7301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92.39987">
                <text:p>92.39987</text:p>
              </table:table-cell>
              <table:table-cell office:value-type="float" office:value="41.2412">
                <text:p>41.241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0.222891">
                <text:p>10.222891</text:p>
              </table:table-cell>
              <table:table-cell office:value-type="float" office:value="42.219955">
                <text:p>42.219955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8.675559">
                <text:p>8.675559</text:p>
              </table:table-cell>
              <table:table-cell office:value-type="float" office:value="55.978416">
                <text:p>55.978416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2.247568">
                <text:p>12.247568</text:p>
              </table:table-cell>
              <table:table-cell office:value-type="float" office:value="49.669712">
                <text:p>49.66971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21.019567">
                <text:p>21.019567</text:p>
              </table:table-cell>
              <table:table-cell office:value-type="float" office:value="51.42864">
                <text:p>51.4286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2.852734">
                <text:p>32.852734</text:p>
              </table:table-cell>
              <table:table-cell office:value-type="float" office:value="53.07556">
                <text:p>53.07556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0.395116">
                <text:p>10.395116</text:p>
              </table:table-cell>
              <table:table-cell office:value-type="float" office:value="51.809345">
                <text:p>51.80934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2.818758">
                <text:p>12.818758</text:p>
              </table:table-cell>
              <table:table-cell office:value-type="float" office:value="47.750954">
                <text:p>47.750954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4.508404">
                <text:p>4.508404</text:p>
              </table:table-cell>
              <table:table-cell office:value-type="float" office:value="13.065694">
                <text:p>13.06569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7.78604">
                <text:p>307.78604</text:p>
              </table:table-cell>
              <table:table-cell office:value-type="float" office:value="32.563923">
                <text:p>32.56392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9.032965">
                <text:p>19.032965</text:p>
              </table:table-cell>
              <table:table-cell office:value-type="float" office:value="50.34479">
                <text:p>50.3447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2.659042">
                <text:p>12.659042</text:p>
              </table:table-cell>
              <table:table-cell office:value-type="float" office:value="54.82283">
                <text:p>54.8228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1.227575">
                <text:p>11.227575</text:p>
              </table:table-cell>
              <table:table-cell office:value-type="float" office:value="51.09164">
                <text:p>51.0916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06.09716">
                <text:p>106.09716</text:p>
              </table:table-cell>
              <table:table-cell office:value-type="float" office:value="50.93098">
                <text:p>50.9309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9.868256">
                <text:p>29.868256</text:p>
              </table:table-cell>
              <table:table-cell office:value-type="float" office:value="65.35975">
                <text:p>65.3597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1.57066">
                <text:p>11.57066</text:p>
              </table:table-cell>
              <table:table-cell office:value-type="float" office:value="48.882225">
                <text:p>48.8822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6.767576">
                <text:p>26.767576</text:p>
              </table:table-cell>
              <table:table-cell office:value-type="float" office:value="50.4127">
                <text:p>50.4127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7.84228">
                <text:p>17.84228</text:p>
              </table:table-cell>
              <table:table-cell office:value-type="float" office:value="54.566406">
                <text:p>54.56640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2.85762">
                <text:p>32.85762</text:p>
              </table:table-cell>
              <table:table-cell office:value-type="float" office:value="42.94585">
                <text:p>42.9458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4.2649484">
                <text:p>4.2649484</text:p>
              </table:table-cell>
              <table:table-cell office:value-type="float" office:value="49.98067">
                <text:p>49.98067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95.30776">
                <text:p>95.30776</text:p>
              </table:table-cell>
              <table:table-cell office:value-type="float" office:value="48.18048">
                <text:p>48.1804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1.795453">
                <text:p>11.795453</text:p>
              </table:table-cell>
              <table:table-cell office:value-type="float" office:value="41.86673">
                <text:p>41.86673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85.244545">
                <text:p>85.244545</text:p>
              </table:table-cell>
              <table:table-cell office:value-type="float" office:value="38.282486">
                <text:p>38.28248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6.104229">
                <text:p>6.104229</text:p>
              </table:table-cell>
              <table:table-cell office:value-type="float" office:value="51.996037">
                <text:p>51.99603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28.251024">
                <text:p>28.251024</text:p>
              </table:table-cell>
              <table:table-cell office:value-type="float" office:value="40.666306">
                <text:p>40.666306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.7399044">
                <text:p>4.7399044</text:p>
              </table:table-cell>
              <table:table-cell office:value-type="float" office:value="49.742096">
                <text:p>49.742096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7.823986">
                <text:p>17.823986</text:p>
              </table:table-cell>
              <table:table-cell office:value-type="float" office:value="55.065727">
                <text:p>55.065727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5.07545">
                <text:p>35.07545</text:p>
              </table:table-cell>
              <table:table-cell office:value-type="float" office:value="54.730354">
                <text:p>54.730354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44.278996">
                <text:p>44.278996</text:p>
              </table:table-cell>
              <table:table-cell office:value-type="float" office:value="56.175438">
                <text:p>56.175438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.110107">
                <text:p>8.110107</text:p>
              </table:table-cell>
              <table:table-cell office:value-type="float" office:value="59.809788">
                <text:p>59.80978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5.018958">
                <text:p>15.018958</text:p>
              </table:table-cell>
              <table:table-cell office:value-type="float" office:value="42.866806">
                <text:p>42.866806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4.096987">
                <text:p>14.096987</text:p>
              </table:table-cell>
              <table:table-cell office:value-type="float" office:value="42.496063">
                <text:p>42.49606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8.138108">
                <text:p>8.138108</text:p>
              </table:table-cell>
              <table:table-cell office:value-type="float" office:value="56.600323">
                <text:p>56.600323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68.615585">
                <text:p>68.615585</text:p>
              </table:table-cell>
              <table:table-cell office:value-type="float" office:value="56.2653">
                <text:p>56.2653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.206486">
                <text:p>7.206486</text:p>
              </table:table-cell>
              <table:table-cell office:value-type="float" office:value="51.40791">
                <text:p>51.4079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16.88357">
                <text:p>116.88357</text:p>
              </table:table-cell>
              <table:table-cell office:value-type="float" office:value="70.2794">
                <text:p>70.279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259.6264">
                <text:p>259.6264</text:p>
              </table:table-cell>
              <table:table-cell office:value-type="float" office:value="67.54925">
                <text:p>67.5492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26.455818">
                <text:p>26.455818</text:p>
              </table:table-cell>
              <table:table-cell office:value-type="float" office:value="54.742897">
                <text:p>54.742897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4.847658">
                <text:p>14.847658</text:p>
              </table:table-cell>
              <table:table-cell office:value-type="float" office:value="55.16487">
                <text:p>55.1648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11.42415">
                <text:p>111.42415</text:p>
              </table:table-cell>
              <table:table-cell office:value-type="float" office:value="48.092773">
                <text:p>48.09277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5.70228">
                <text:p>35.70228</text:p>
              </table:table-cell>
              <table:table-cell office:value-type="float" office:value="51.489628">
                <text:p>51.489628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.2655156">
                <text:p>3.2655156</text:p>
              </table:table-cell>
              <table:table-cell office:value-type="float" office:value="51.327145">
                <text:p>51.32714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.429519">
                <text:p>1.429519</text:p>
              </table:table-cell>
              <table:table-cell office:value-type="float" office:value="83.10298">
                <text:p>83.1029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.7169368">
                <text:p>3.7169368</text:p>
              </table:table-cell>
              <table:table-cell office:value-type="float" office:value="87.36196">
                <text:p>87.36196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7676471">
                <text:p>0.7676471</text:p>
              </table:table-cell>
              <table:table-cell office:value-type="float" office:value="66.315285">
                <text:p>66.31528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.2520031">
                <text:p>1.2520031</text:p>
              </table:table-cell>
              <table:table-cell office:value-type="float" office:value="82.24071">
                <text:p>82.2407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9568501">
                <text:p>0.9568501</text:p>
              </table:table-cell>
              <table:table-cell office:value-type="float" office:value="87.94908">
                <text:p>87.94908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.6781235">
                <text:p>1.6781235</text:p>
              </table:table-cell>
              <table:table-cell office:value-type="float" office:value="67.491615">
                <text:p>67.49161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.3219755">
                <text:p>2.3219755</text:p>
              </table:table-cell>
              <table:table-cell office:value-type="float" office:value="74.13059">
                <text:p>74.1305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9256057">
                <text:p>0.9256057</text:p>
              </table:table-cell>
              <table:table-cell office:value-type="float" office:value="78.3616">
                <text:p>78.361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7931971">
                <text:p>0.7931971</text:p>
              </table:table-cell>
              <table:table-cell office:value-type="float" office:value="81.78059">
                <text:p>81.78059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3.233479">
                <text:p>13.233479</text:p>
              </table:table-cell>
              <table:table-cell office:value-type="float" office:value="62.738167">
                <text:p>62.738167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.7090852">
                <text:p>1.7090852</text:p>
              </table:table-cell>
              <table:table-cell office:value-type="float" office:value="84.73491">
                <text:p>84.7349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5.4205127">
                <text:p>5.4205127</text:p>
              </table:table-cell>
              <table:table-cell office:value-type="float" office:value="71.17952">
                <text:p>71.1795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36582735">
                <text:p>0.36582735</text:p>
              </table:table-cell>
              <table:table-cell office:value-type="float" office:value="83.633385">
                <text:p>83.633385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.5661819">
                <text:p>1.5661819</text:p>
              </table:table-cell>
              <table:table-cell office:value-type="float" office:value="79.33056">
                <text:p>79.33056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.5903164">
                <text:p>1.5903164</text:p>
              </table:table-cell>
              <table:table-cell office:value-type="float" office:value="71.94311">
                <text:p>71.9431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4.453391">
                <text:p>4.453391</text:p>
              </table:table-cell>
              <table:table-cell office:value-type="float" office:value="73.94311">
                <text:p>73.9431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8007552">
                <text:p>0.8007552</text:p>
              </table:table-cell>
              <table:table-cell office:value-type="float" office:value="81.90611">
                <text:p>81.90611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.6054652">
                <text:p>1.6054652</text:p>
              </table:table-cell>
              <table:table-cell office:value-type="float" office:value="70.53704">
                <text:p>70.53704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.9490752">
                <text:p>1.9490752</text:p>
              </table:table-cell>
              <table:table-cell office:value-type="float" office:value="43.888336">
                <text:p>43.88833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.9048464">
                <text:p>3.9048464</text:p>
              </table:table-cell>
              <table:table-cell office:value-type="float" office:value="80.24512">
                <text:p>80.2451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.4721113">
                <text:p>1.4721113</text:p>
              </table:table-cell>
              <table:table-cell office:value-type="float" office:value="79.143684">
                <text:p>79.14368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.1547673">
                <text:p>1.1547673</text:p>
              </table:table-cell>
              <table:table-cell office:value-type="float" office:value="86.98736">
                <text:p>86.98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